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145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9.911cm"/>
    </style:style>
    <style:style style:name="co8" style:family="table-column">
      <style:table-column-properties fo:break-before="auto" style:column-width="3.399cm"/>
    </style:style>
    <style:style style:name="co9" style:family="table-column">
      <style:table-column-properties fo:break-before="auto" style:column-width="0.379cm"/>
    </style:style>
    <style:style style:name="co10" style:family="table-column">
      <style:table-column-properties fo:break-before="auto" style:column-width="10.4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iabetes (limpio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.06850273" calcext:value-type="float">
            <text:p>1.06850273</text:p>
          </table:table-cell>
          <table:table-cell office:value-type="float" office:value="1.23489499" calcext:value-type="float">
            <text:p>1.23489499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396476711" calcext:value-type="float">
            <text:p>-0.396476711</text:p>
          </table:table-cell>
          <table:table-cell office:value-type="float" office:value="1.59587594" calcext:value-type="float">
            <text:p>1.59587594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2.35933421" calcext:value-type="float">
            <text:p>2.35933421</text:p>
          </table:table-cell>
          <table:table-cell office:value-type="float" office:value="-2.18481921" calcext:value-type="float">
            <text:p>-2.18481921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930175625" calcext:value-type="float">
            <text:p>-0.930175625</text:p>
          </table:table-cell>
          <table:table-cell office:value-type="float" office:value="-1.10793965" calcext:value-type="float">
            <text:p>-1.10793965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3.29792496" calcext:value-type="float">
            <text:p>3.29792496</text:p>
          </table:table-cell>
          <table:table-cell office:value-type="float" office:value="-0.242154631" calcext:value-type="float">
            <text:p>-0.242154631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1.83985025" calcext:value-type="float">
            <text:p>-1.83985025</text:p>
          </table:table-cell>
          <table:table-cell office:value-type="float" office:value="3.20666064" calcext:value-type="float">
            <text:p>3.20666064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447940689" calcext:value-type="float">
            <text:p>0.447940689</text:p>
          </table:table-cell>
          <table:table-cell office:value-type="float" office:value="1.92893021" calcext:value-type="float">
            <text:p>1.92893021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3.78710653" calcext:value-type="float">
            <text:p>3.78710653</text:p>
          </table:table-cell>
          <table:table-cell office:value-type="float" office:value="-0.525323102" calcext:value-type="float">
            <text:p>-0.525323102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1.00815137" calcext:value-type="float">
            <text:p>1.00815137</text:p>
          </table:table-cell>
          <table:table-cell office:value-type="float" office:value="1.27621089" calcext:value-type="float">
            <text:p>1.27621089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2.41617363" calcext:value-type="float">
            <text:p>-2.41617363</text:p>
          </table:table-cell>
          <table:table-cell office:value-type="float" office:value="0.342493523" calcext:value-type="float">
            <text:p>0.342493523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2.21131106" calcext:value-type="float">
            <text:p>2.21131106</text:p>
          </table:table-cell>
          <table:table-cell office:value-type="float" office:value="-1.75473191" calcext:value-type="float">
            <text:p>-1.75473191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1.18058684" calcext:value-type="float">
            <text:p>-1.18058684</text:p>
          </table:table-cell>
          <table:table-cell office:value-type="float" office:value="1.12123694" calcext:value-type="float">
            <text:p>1.12123694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333247439" calcext:value-type="float">
            <text:p>0.333247439</text:p>
          </table:table-cell>
          <table:table-cell office:value-type="float" office:value="-0.877617587" calcext:value-type="float">
            <text:p>-0.877617587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1.12667783" calcext:value-type="float">
            <text:p>1.12667783</text:p>
          </table:table-cell>
          <table:table-cell office:value-type="float" office:value="2.08281251" calcext:value-type="float">
            <text:p>2.08281251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059855971" calcext:value-type="float">
            <text:p>0.059855971</text:p>
          </table:table-cell>
          <table:table-cell office:value-type="float" office:value="0.766243412" calcext:value-type="float">
            <text:p>0.766243412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1.98753035" calcext:value-type="float">
            <text:p>1.98753035</text:p>
          </table:table-cell>
          <table:table-cell office:value-type="float" office:value="2.17408978" calcext:value-type="float">
            <text:p>2.17408978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447031103" calcext:value-type="float">
            <text:p>0.447031103</text:p>
          </table:table-cell>
          <table:table-cell office:value-type="float" office:value="1.44531562" calcext:value-type="float">
            <text:p>1.44531562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115506808" calcext:value-type="float">
            <text:p>0.115506808</text:p>
          </table:table-cell>
          <table:table-cell office:value-type="float" office:value="1.86508824" calcext:value-type="float">
            <text:p>1.86508824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1.80223357" calcext:value-type="float">
            <text:p>1.80223357</text:p>
          </table:table-cell>
          <table:table-cell office:value-type="float" office:value="-0.974579208" calcext:value-type="float">
            <text:p>-0.974579208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67014393" calcext:value-type="float">
            <text:p>0.67014393</text:p>
          </table:table-cell>
          <table:table-cell office:value-type="float" office:value="1.29347684" calcext:value-type="float">
            <text:p>1.29347684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096056655" calcext:value-type="float">
            <text:p>0.096056655</text:p>
          </table:table-cell>
          <table:table-cell office:value-type="float" office:value="-1.19787066" calcext:value-type="float">
            <text:p>-1.19787066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2.57544743" calcext:value-type="float">
            <text:p>2.57544743</text:p>
          </table:table-cell>
          <table:table-cell office:value-type="float" office:value="-0.029235844" calcext:value-type="float">
            <text:p>-0.029235844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3.59724534" calcext:value-type="float">
            <text:p>3.59724534</text:p>
          </table:table-cell>
          <table:table-cell office:value-type="float" office:value="1.9822482" calcext:value-type="float">
            <text:p>1.9822482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2.32728476" calcext:value-type="float">
            <text:p>2.32728476</text:p>
          </table:table-cell>
          <table:table-cell office:value-type="float" office:value="-1.68362998" calcext:value-type="float">
            <text:p>-1.68362998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12264707" calcext:value-type="float">
            <text:p>0.12264707</text:p>
          </table:table-cell>
          <table:table-cell office:value-type="float" office:value="0.202132477" calcext:value-type="float">
            <text:p>0.202132477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2.93961839" calcext:value-type="float">
            <text:p>2.93961839</text:p>
          </table:table-cell>
          <table:table-cell office:value-type="float" office:value="1.75890397" calcext:value-type="float">
            <text:p>1.75890397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2.54932629" calcext:value-type="float">
            <text:p>2.54932629</text:p>
          </table:table-cell>
          <table:table-cell office:value-type="float" office:value="0.450098775" calcext:value-type="float">
            <text:p>0.450098775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522645978" calcext:value-type="float">
            <text:p>-0.522645978</text:p>
          </table:table-cell>
          <table:table-cell office:value-type="float" office:value="1.79442167" calcext:value-type="float">
            <text:p>1.79442167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871193152" calcext:value-type="float">
            <text:p>-0.871193152</text:p>
          </table:table-cell>
          <table:table-cell office:value-type="float" office:value="1.62167948" calcext:value-type="float">
            <text:p>1.62167948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44075234" calcext:value-type="float">
            <text:p>0.44075234</text:p>
          </table:table-cell>
          <table:table-cell office:value-type="float" office:value="-0.482917014" calcext:value-type="float">
            <text:p>-0.482917014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074820851" calcext:value-type="float">
            <text:p>-0.074820851</text:p>
          </table:table-cell>
          <table:table-cell office:value-type="float" office:value="-0.913751705" calcext:value-type="float">
            <text:p>-0.913751705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825579293" calcext:value-type="float">
            <text:p>0.825579293</text:p>
          </table:table-cell>
          <table:table-cell office:value-type="float" office:value="2.71756795" calcext:value-type="float">
            <text:p>2.71756795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1.82062359" calcext:value-type="float">
            <text:p>-1.82062359</text:p>
          </table:table-cell>
          <table:table-cell office:value-type="float" office:value="-1.13007723" calcext:value-type="float">
            <text:p>-1.13007723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925333601" calcext:value-type="float">
            <text:p>0.925333601</text:p>
          </table:table-cell>
          <table:table-cell office:value-type="float" office:value="1.33595476" calcext:value-type="float">
            <text:p>1.33595476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1.25506793" calcext:value-type="float">
            <text:p>1.25506793</text:p>
          </table:table-cell>
          <table:table-cell office:value-type="float" office:value="2.32074401" calcext:value-type="float">
            <text:p>2.32074401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82531601" calcext:value-type="float">
            <text:p>-0.82531601</text:p>
          </table:table-cell>
          <table:table-cell office:value-type="float" office:value="2.31744894" calcext:value-type="float">
            <text:p>2.31744894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2.52191215" calcext:value-type="float">
            <text:p>2.52191215</text:p>
          </table:table-cell>
          <table:table-cell office:value-type="float" office:value="-1.52774504" calcext:value-type="float">
            <text:p>-1.52774504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606292233" calcext:value-type="float">
            <text:p>0.606292233</text:p>
          </table:table-cell>
          <table:table-cell office:value-type="float" office:value="-0.022479057" calcext:value-type="float">
            <text:p>-0.022479057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241015659" calcext:value-type="float">
            <text:p>-0.241015659</text:p>
          </table:table-cell>
          <table:table-cell office:value-type="float" office:value="-1.13986559" calcext:value-type="float">
            <text:p>-1.13986559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886697139" calcext:value-type="float">
            <text:p>0.886697139</text:p>
          </table:table-cell>
          <table:table-cell office:value-type="float" office:value="-0.632437288" calcext:value-type="float">
            <text:p>-0.632437288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2.5531331" calcext:value-type="float">
            <text:p>2.5531331</text:p>
          </table:table-cell>
          <table:table-cell office:value-type="float" office:value="0.454792915" calcext:value-type="float">
            <text:p>0.454792915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1.102488" calcext:value-type="float">
            <text:p>1.102488</text:p>
          </table:table-cell>
          <table:table-cell office:value-type="float" office:value="0.460124547" calcext:value-type="float">
            <text:p>0.460124547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349979921" calcext:value-type="float">
            <text:p>0.349979921</text:p>
          </table:table-cell>
          <table:table-cell office:value-type="float" office:value="2.43433755" calcext:value-type="float">
            <text:p>2.43433755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705182224" calcext:value-type="float">
            <text:p>-0.705182224</text:p>
          </table:table-cell>
          <table:table-cell office:value-type="float" office:value="1.18694587" calcext:value-type="float">
            <text:p>1.18694587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2.8543413" calcext:value-type="float">
            <text:p>2.8543413</text:p>
          </table:table-cell>
          <table:table-cell office:value-type="float" office:value="-1.98380196" calcext:value-type="float">
            <text:p>-1.98380196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1.23948076" calcext:value-type="float">
            <text:p>-1.23948076</text:p>
          </table:table-cell>
          <table:table-cell office:value-type="float" office:value="-0.540105732" calcext:value-type="float">
            <text:p>-0.540105732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641111238" calcext:value-type="float">
            <text:p>0.641111238</text:p>
          </table:table-cell>
          <table:table-cell office:value-type="float" office:value="-2.22742476" calcext:value-type="float">
            <text:p>-2.22742476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738491443" calcext:value-type="float">
            <text:p>0.738491443</text:p>
          </table:table-cell>
          <table:table-cell office:value-type="float" office:value="-0.207189616" calcext:value-type="float">
            <text:p>-0.207189616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463215854" calcext:value-type="float">
            <text:p>-0.463215854</text:p>
          </table:table-cell>
          <table:table-cell office:value-type="float" office:value="1.45025397" calcext:value-type="float">
            <text:p>1.45025397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590222611" calcext:value-type="float">
            <text:p>0.590222611</text:p>
          </table:table-cell>
          <table:table-cell office:value-type="float" office:value="0.321212853" calcext:value-type="float">
            <text:p>0.321212853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305984" calcext:value-type="float">
            <text:p>-0.305984</text:p>
          </table:table-cell>
          <table:table-cell office:value-type="float" office:value="1.12563063" calcext:value-type="float">
            <text:p>1.12563063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1.47406019" calcext:value-type="float">
            <text:p>1.47406019</text:p>
          </table:table-cell>
          <table:table-cell office:value-type="float" office:value="-0.749637702" calcext:value-type="float">
            <text:p>-0.749637702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842089363" calcext:value-type="float">
            <text:p>-0.842089363</text:p>
          </table:table-cell>
          <table:table-cell office:value-type="float" office:value="2.11796745" calcext:value-type="float">
            <text:p>2.11796745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2.29891968" calcext:value-type="float">
            <text:p>2.29891968</text:p>
          </table:table-cell>
          <table:table-cell office:value-type="float" office:value="1.11022397" calcext:value-type="float">
            <text:p>1.11022397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1.08475336" calcext:value-type="float">
            <text:p>1.08475336</text:p>
          </table:table-cell>
          <table:table-cell office:value-type="float" office:value="2.21907022" calcext:value-type="float">
            <text:p>2.21907022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2.16973589" calcext:value-type="float">
            <text:p>2.16973589</text:p>
          </table:table-cell>
          <table:table-cell office:value-type="float" office:value="0.555217034" calcext:value-type="float">
            <text:p>0.555217034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2.79218742" calcext:value-type="float">
            <text:p>2.79218742</text:p>
          </table:table-cell>
          <table:table-cell office:value-type="float" office:value="2.5610968" calcext:value-type="float">
            <text:p>2.5610968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360532742" calcext:value-type="float">
            <text:p>-0.360532742</text:p>
          </table:table-cell>
          <table:table-cell office:value-type="float" office:value="-0.002389543" calcext:value-type="float">
            <text:p>-0.002389543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398421857" calcext:value-type="float">
            <text:p>0.398421857</text:p>
          </table:table-cell>
          <table:table-cell office:value-type="float" office:value="0.565714435" calcext:value-type="float">
            <text:p>0.565714435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1.03874624" calcext:value-type="float">
            <text:p>-1.03874624</text:p>
          </table:table-cell>
          <table:table-cell office:value-type="float" office:value="1.26965082" calcext:value-type="float">
            <text:p>1.26965082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698958578" calcext:value-type="float">
            <text:p>0.698958578</text:p>
          </table:table-cell>
          <table:table-cell office:value-type="float" office:value="0.005812985" calcext:value-type="float">
            <text:p>0.005812985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1.99799867" calcext:value-type="float">
            <text:p>1.99799867</text:p>
          </table:table-cell>
          <table:table-cell office:value-type="float" office:value="0.565921004" calcext:value-type="float">
            <text:p>0.565921004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3.37312558" calcext:value-type="float">
            <text:p>3.37312558</text:p>
          </table:table-cell>
          <table:table-cell office:value-type="float" office:value="-1.6604934" calcext:value-type="float">
            <text:p>-1.6604934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394726235" calcext:value-type="float">
            <text:p>0.394726235</text:p>
          </table:table-cell>
          <table:table-cell office:value-type="float" office:value="0.906189558" calcext:value-type="float">
            <text:p>0.906189558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1.48170075" calcext:value-type="float">
            <text:p>1.48170075</text:p>
          </table:table-cell>
          <table:table-cell office:value-type="float" office:value="1.22129707" calcext:value-type="float">
            <text:p>1.22129707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3.33159106" calcext:value-type="float">
            <text:p>3.33159106</text:p>
          </table:table-cell>
          <table:table-cell office:value-type="float" office:value="1.20790291" calcext:value-type="float">
            <text:p>1.20790291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1.68923914" calcext:value-type="float">
            <text:p>1.68923914</text:p>
          </table:table-cell>
          <table:table-cell office:value-type="float" office:value="-0.89279558" calcext:value-type="float">
            <text:p>-0.89279558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643932382" calcext:value-type="float">
            <text:p>0.643932382</text:p>
          </table:table-cell>
          <table:table-cell office:value-type="float" office:value="0.146603921" calcext:value-type="float">
            <text:p>0.146603921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919539752" calcext:value-type="float">
            <text:p>0.919539752</text:p>
          </table:table-cell>
          <table:table-cell office:value-type="float" office:value="-0.459225787" calcext:value-type="float">
            <text:p>-0.459225787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454189218" calcext:value-type="float">
            <text:p>-0.454189218</text:p>
          </table:table-cell>
          <table:table-cell office:value-type="float" office:value="1.5346203" calcext:value-type="float">
            <text:p>1.5346203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342280017" calcext:value-type="float">
            <text:p>-0.342280017</text:p>
          </table:table-cell>
          <table:table-cell office:value-type="float" office:value="1.34049803" calcext:value-type="float">
            <text:p>1.34049803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2.12472484" calcext:value-type="float">
            <text:p>2.12472484</text:p>
          </table:table-cell>
          <table:table-cell office:value-type="float" office:value="-0.452793239" calcext:value-type="float">
            <text:p>-0.452793239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1.18909551" calcext:value-type="float">
            <text:p>-1.18909551</text:p>
          </table:table-cell>
          <table:table-cell office:value-type="float" office:value="-0.566305841" calcext:value-type="float">
            <text:p>-0.566305841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877438509" calcext:value-type="float">
            <text:p>0.877438509</text:p>
          </table:table-cell>
          <table:table-cell office:value-type="float" office:value="-1.19440368" calcext:value-type="float">
            <text:p>-1.19440368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850792114" calcext:value-type="float">
            <text:p>0.850792114</text:p>
          </table:table-cell>
          <table:table-cell office:value-type="float" office:value="-0.656159024" calcext:value-type="float">
            <text:p>-0.656159024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3.02551771" calcext:value-type="float">
            <text:p>3.02551771</text:p>
          </table:table-cell>
          <table:table-cell office:value-type="float" office:value="1.7300366" calcext:value-type="float">
            <text:p>1.7300366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712382766" calcext:value-type="float">
            <text:p>0.712382766</text:p>
          </table:table-cell>
          <table:table-cell office:value-type="float" office:value="2.39641103" calcext:value-type="float">
            <text:p>2.39641103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1.45272225" calcext:value-type="float">
            <text:p>1.45272225</text:p>
          </table:table-cell>
          <table:table-cell office:value-type="float" office:value="1.36372614" calcext:value-type="float">
            <text:p>1.36372614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771669996" calcext:value-type="float">
            <text:p>0.771669996</text:p>
          </table:table-cell>
          <table:table-cell office:value-type="float" office:value="-1.44487863" calcext:value-type="float">
            <text:p>-1.44487863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1.00298752" calcext:value-type="float">
            <text:p>1.00298752</text:p>
          </table:table-cell>
          <table:table-cell office:value-type="float" office:value="0.732643759" calcext:value-type="float">
            <text:p>0.732643759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2.82076206" calcext:value-type="float">
            <text:p>2.82076206</text:p>
          </table:table-cell>
          <table:table-cell office:value-type="float" office:value="0.814883564" calcext:value-type="float">
            <text:p>0.814883564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629860944" calcext:value-type="float">
            <text:p>0.629860944</text:p>
          </table:table-cell>
          <table:table-cell office:value-type="float" office:value="-0.961408402" calcext:value-type="float">
            <text:p>-0.961408402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145359795" calcext:value-type="float">
            <text:p>-0.145359795</text:p>
          </table:table-cell>
          <table:table-cell office:value-type="float" office:value="-0.106485708" calcext:value-type="float">
            <text:p>-0.106485708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699675505" calcext:value-type="float">
            <text:p>-0.699675505</text:p>
          </table:table-cell>
          <table:table-cell office:value-type="float" office:value="1.14013812" calcext:value-type="float">
            <text:p>1.14013812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2.54551076" calcext:value-type="float">
            <text:p>2.54551076</text:p>
          </table:table-cell>
          <table:table-cell office:value-type="float" office:value="-2.40334705" calcext:value-type="float">
            <text:p>-2.40334705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708694101" calcext:value-type="float">
            <text:p>0.708694101</text:p>
          </table:table-cell>
          <table:table-cell office:value-type="float" office:value="2.28884694" calcext:value-type="float">
            <text:p>2.28884694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625693702" calcext:value-type="float">
            <text:p>0.625693702</text:p>
          </table:table-cell>
          <table:table-cell office:value-type="float" office:value="-0.898725228" calcext:value-type="float">
            <text:p>-0.898725228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352805274" calcext:value-type="float">
            <text:p>0.352805274</text:p>
          </table:table-cell>
          <table:table-cell office:value-type="float" office:value="0.093041229" calcext:value-type="float">
            <text:p>0.093041229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2.83535164" calcext:value-type="float">
            <text:p>2.83535164</text:p>
          </table:table-cell>
          <table:table-cell office:value-type="float" office:value="0.158111388" calcext:value-type="float">
            <text:p>0.158111388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357801669" calcext:value-type="float">
            <text:p>0.357801669</text:p>
          </table:table-cell>
          <table:table-cell office:value-type="float" office:value="0.395439202" calcext:value-type="float">
            <text:p>0.395439202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2.19021455" calcext:value-type="float">
            <text:p>2.19021455</text:p>
          </table:table-cell>
          <table:table-cell office:value-type="float" office:value="1.61694591" calcext:value-type="float">
            <text:p>1.61694591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1.53088373" calcext:value-type="float">
            <text:p>1.53088373</text:p>
          </table:table-cell>
          <table:table-cell office:value-type="float" office:value="-0.898572473" calcext:value-type="float">
            <text:p>-0.898572473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919668447" calcext:value-type="float">
            <text:p>0.919668447</text:p>
          </table:table-cell>
          <table:table-cell office:value-type="float" office:value="1.26684603" calcext:value-type="float">
            <text:p>1.26684603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1.57182794" calcext:value-type="float">
            <text:p>-1.57182794</text:p>
          </table:table-cell>
          <table:table-cell office:value-type="float" office:value="-0.078492962" calcext:value-type="float">
            <text:p>-0.078492962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513881027" calcext:value-type="float">
            <text:p>0.513881027</text:p>
          </table:table-cell>
          <table:table-cell office:value-type="float" office:value="-0.313874468" calcext:value-type="float">
            <text:p>-0.313874468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1.57154802" calcext:value-type="float">
            <text:p>1.57154802</text:p>
          </table:table-cell>
          <table:table-cell office:value-type="float" office:value="2.27732436" calcext:value-type="float">
            <text:p>2.27732436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423444239" calcext:value-type="float">
            <text:p>0.423444239</text:p>
          </table:table-cell>
          <table:table-cell office:value-type="float" office:value="1.56391146" calcext:value-type="float">
            <text:p>1.56391146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258962782" calcext:value-type="float">
            <text:p>-0.258962782</text:p>
          </table:table-cell>
          <table:table-cell office:value-type="float" office:value="-1.41382566" calcext:value-type="float">
            <text:p>-1.41382566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2.38621844" calcext:value-type="float">
            <text:p>2.38621844</text:p>
          </table:table-cell>
          <table:table-cell office:value-type="float" office:value="1.80085916" calcext:value-type="float">
            <text:p>1.80085916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1.92219909" calcext:value-type="float">
            <text:p>-1.92219909</text:p>
          </table:table-cell>
          <table:table-cell office:value-type="float" office:value="-0.505675275" calcext:value-type="float">
            <text:p>-0.505675275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1.13932599" calcext:value-type="float">
            <text:p>-1.13932599</text:p>
          </table:table-cell>
          <table:table-cell office:value-type="float" office:value="0.756085164" calcext:value-type="float">
            <text:p>0.756085164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1.60528535" calcext:value-type="float">
            <text:p>-1.60528535</text:p>
          </table:table-cell>
          <table:table-cell office:value-type="float" office:value="-1.3007641" calcext:value-type="float">
            <text:p>-1.3007641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2.45117995" calcext:value-type="float">
            <text:p>-2.45117995</text:p>
          </table:table-cell>
          <table:table-cell office:value-type="float" office:value="-0.377864487" calcext:value-type="float">
            <text:p>-0.377864487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1.86070834" calcext:value-type="float">
            <text:p>1.86070834</text:p>
          </table:table-cell>
          <table:table-cell office:value-type="float" office:value="0.800622158" calcext:value-type="float">
            <text:p>0.800622158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968493796" calcext:value-type="float">
            <text:p>-0.968493796</text:p>
          </table:table-cell>
          <table:table-cell office:value-type="float" office:value="0.40155981" calcext:value-type="float">
            <text:p>0.40155981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551298503" calcext:value-type="float">
            <text:p>-0.551298503</text:p>
          </table:table-cell>
          <table:table-cell office:value-type="float" office:value="-0.23297424" calcext:value-type="float">
            <text:p>-0.23297424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050178275" calcext:value-type="float">
            <text:p>-0.050178275</text:p>
          </table:table-cell>
          <table:table-cell office:value-type="float" office:value="2.39686747" calcext:value-type="float">
            <text:p>2.39686747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1.03852316" calcext:value-type="float">
            <text:p>-1.03852316</text:p>
          </table:table-cell>
          <table:table-cell office:value-type="float" office:value="1.44241858" calcext:value-type="float">
            <text:p>1.44241858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2.20535789" calcext:value-type="float">
            <text:p>2.20535789</text:p>
          </table:table-cell>
          <table:table-cell office:value-type="float" office:value="-1.56336639" calcext:value-type="float">
            <text:p>-1.56336639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14780949" calcext:value-type="float">
            <text:p>0.14780949</text:p>
          </table:table-cell>
          <table:table-cell office:value-type="float" office:value="-1.6049883" calcext:value-type="float">
            <text:p>-1.6049883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2.24837218" calcext:value-type="float">
            <text:p>2.24837218</text:p>
          </table:table-cell>
          <table:table-cell office:value-type="float" office:value="-1.30795772" calcext:value-type="float">
            <text:p>-1.30795772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1.14002128" calcext:value-type="float">
            <text:p>1.14002128</text:p>
          </table:table-cell>
          <table:table-cell office:value-type="float" office:value="-2.07071468" calcext:value-type="float">
            <text:p>-2.07071468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1.38463615" calcext:value-type="float">
            <text:p>1.38463615</text:p>
          </table:table-cell>
          <table:table-cell office:value-type="float" office:value="-1.27694746" calcext:value-type="float">
            <text:p>-1.27694746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1.2428716" calcext:value-type="float">
            <text:p>1.2428716</text:p>
          </table:table-cell>
          <table:table-cell office:value-type="float" office:value="2.07835191" calcext:value-type="float">
            <text:p>2.07835191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1.47053286" calcext:value-type="float">
            <text:p>-1.47053286</text:p>
          </table:table-cell>
          <table:table-cell office:value-type="float" office:value="-0.792880616" calcext:value-type="float">
            <text:p>-0.792880616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357425508" calcext:value-type="float">
            <text:p>0.357425508</text:p>
          </table:table-cell>
          <table:table-cell office:value-type="float" office:value="-1.09654959" calcext:value-type="float">
            <text:p>-1.09654959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537386476" calcext:value-type="float">
            <text:p>0.537386476</text:p>
          </table:table-cell>
          <table:table-cell office:value-type="float" office:value="0.59992044" calcext:value-type="float">
            <text:p>0.59992044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712911891" calcext:value-type="float">
            <text:p>0.712911891</text:p>
          </table:table-cell>
          <table:table-cell office:value-type="float" office:value="1.99180876" calcext:value-type="float">
            <text:p>1.99180876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78299524" calcext:value-type="float">
            <text:p>0.78299524</text:p>
          </table:table-cell>
          <table:table-cell office:value-type="float" office:value="-1.59089368" calcext:value-type="float">
            <text:p>-1.59089368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952998673" calcext:value-type="float">
            <text:p>0.952998673</text:p>
          </table:table-cell>
          <table:table-cell office:value-type="float" office:value="-1.07836122" calcext:value-type="float">
            <text:p>-1.07836122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04232153" calcext:value-type="float">
            <text:p>-0.04232153</text:p>
          </table:table-cell>
          <table:table-cell office:value-type="float" office:value="-0.300806156" calcext:value-type="float">
            <text:p>-0.300806156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1.08800363" calcext:value-type="float">
            <text:p>1.08800363</text:p>
          </table:table-cell>
          <table:table-cell office:value-type="float" office:value="0.774725729" calcext:value-type="float">
            <text:p>0.774725729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318172732" calcext:value-type="float">
            <text:p>-0.318172732</text:p>
          </table:table-cell>
          <table:table-cell office:value-type="float" office:value="0.673705372" calcext:value-type="float">
            <text:p>0.673705372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054241204" calcext:value-type="float">
            <text:p>-0.054241204</text:p>
          </table:table-cell>
          <table:table-cell office:value-type="float" office:value="3.05955728" calcext:value-type="float">
            <text:p>3.05955728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476918267" calcext:value-type="float">
            <text:p>-0.476918267</text:p>
          </table:table-cell>
          <table:table-cell office:value-type="float" office:value="-0.503014778" calcext:value-type="float">
            <text:p>-0.503014778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803029419" calcext:value-type="float">
            <text:p>-0.803029419</text:p>
          </table:table-cell>
          <table:table-cell office:value-type="float" office:value="-0.182797395" calcext:value-type="float">
            <text:p>-0.182797395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1.35105976" calcext:value-type="float">
            <text:p>1.35105976</text:p>
          </table:table-cell>
          <table:table-cell office:value-type="float" office:value="2.31980581" calcext:value-type="float">
            <text:p>2.31980581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717708981" calcext:value-type="float">
            <text:p>0.717708981</text:p>
          </table:table-cell>
          <table:table-cell office:value-type="float" office:value="-1.24093745" calcext:value-type="float">
            <text:p>-1.24093745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910460244" calcext:value-type="float">
            <text:p>0.910460244</text:p>
          </table:table-cell>
          <table:table-cell office:value-type="float" office:value="-1.26388924" calcext:value-type="float">
            <text:p>-1.26388924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911379278" calcext:value-type="float">
            <text:p>-0.911379278</text:p>
          </table:table-cell>
          <table:table-cell office:value-type="float" office:value="0.099503228" calcext:value-type="float">
            <text:p>0.099503228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737665638" calcext:value-type="float">
            <text:p>-0.737665638</text:p>
          </table:table-cell>
          <table:table-cell office:value-type="float" office:value="1.46429981" calcext:value-type="float">
            <text:p>1.46429981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1.92749457" calcext:value-type="float">
            <text:p>1.92749457</text:p>
          </table:table-cell>
          <table:table-cell office:value-type="float" office:value="0.487766952" calcext:value-type="float">
            <text:p>0.487766952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701229929" calcext:value-type="float">
            <text:p>0.701229929</text:p>
          </table:table-cell>
          <table:table-cell office:value-type="float" office:value="1.97069081" calcext:value-type="float">
            <text:p>1.97069081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74850102" calcext:value-type="float">
            <text:p>-0.74850102</text:p>
          </table:table-cell>
          <table:table-cell office:value-type="float" office:value="-0.286698895" calcext:value-type="float">
            <text:p>-0.286698895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258200413" calcext:value-type="float">
            <text:p>0.258200413</text:p>
          </table:table-cell>
          <table:table-cell office:value-type="float" office:value="2.84543865" calcext:value-type="float">
            <text:p>2.84543865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840040051" calcext:value-type="float">
            <text:p>0.840040051</text:p>
          </table:table-cell>
          <table:table-cell office:value-type="float" office:value="-1.73031701" calcext:value-type="float">
            <text:p>-1.73031701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163355873" calcext:value-type="float">
            <text:p>-0.163355873</text:p>
          </table:table-cell>
          <table:table-cell office:value-type="float" office:value="1.40920732" calcext:value-type="float">
            <text:p>1.40920732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2.52608106" calcext:value-type="float">
            <text:p>2.52608106</text:p>
          </table:table-cell>
          <table:table-cell office:value-type="float" office:value="-1.14781764" calcext:value-type="float">
            <text:p>-1.14781764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2.03084092" calcext:value-type="float">
            <text:p>2.03084092</text:p>
          </table:table-cell>
          <table:table-cell office:value-type="float" office:value="-0.522145121" calcext:value-type="float">
            <text:p>-0.522145121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593719543" calcext:value-type="float">
            <text:p>0.593719543</text:p>
          </table:table-cell>
          <table:table-cell office:value-type="float" office:value="2.53153345" calcext:value-type="float">
            <text:p>2.53153345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1.10205906" calcext:value-type="float">
            <text:p>-1.10205906</text:p>
          </table:table-cell>
          <table:table-cell office:value-type="float" office:value="0.89647222" calcext:value-type="float">
            <text:p>0.89647222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1.13597486" calcext:value-type="float">
            <text:p>1.13597486</text:p>
          </table:table-cell>
          <table:table-cell office:value-type="float" office:value="0.288754648" calcext:value-type="float">
            <text:p>0.288754648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4.65103166" calcext:value-type="float">
            <text:p>4.65103166</text:p>
          </table:table-cell>
          <table:table-cell office:value-type="float" office:value="-2.28442032" calcext:value-type="float">
            <text:p>-2.28442032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3.20847324" calcext:value-type="float">
            <text:p>3.20847324</text:p>
          </table:table-cell>
          <table:table-cell office:value-type="float" office:value="1.85729581" calcext:value-type="float">
            <text:p>1.85729581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402826378" calcext:value-type="float">
            <text:p>0.402826378</text:p>
          </table:table-cell>
          <table:table-cell office:value-type="float" office:value="0.687710494" calcext:value-type="float">
            <text:p>0.687710494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208030756" calcext:value-type="float">
            <text:p>0.208030756</text:p>
          </table:table-cell>
          <table:table-cell office:value-type="float" office:value="0.240648479" calcext:value-type="float">
            <text:p>0.240648479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1.31952764" calcext:value-type="float">
            <text:p>1.31952764</text:p>
          </table:table-cell>
          <table:table-cell office:value-type="float" office:value="1.35345208" calcext:value-type="float">
            <text:p>1.35345208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1.89548695" calcext:value-type="float">
            <text:p>1.89548695</text:p>
          </table:table-cell>
          <table:table-cell office:value-type="float" office:value="1.2061187" calcext:value-type="float">
            <text:p>1.2061187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432579243" calcext:value-type="float">
            <text:p>0.432579243</text:p>
          </table:table-cell>
          <table:table-cell office:value-type="float" office:value="0.659707603" calcext:value-type="float">
            <text:p>0.659707603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044833012" calcext:value-type="float">
            <text:p>0.044833012</text:p>
          </table:table-cell>
          <table:table-cell office:value-type="float" office:value="0.663356743" calcext:value-type="float">
            <text:p>0.663356743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127084995" calcext:value-type="float">
            <text:p>-0.127084995</text:p>
          </table:table-cell>
          <table:table-cell office:value-type="float" office:value="-1.40546432" calcext:value-type="float">
            <text:p>-1.40546432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697965541" calcext:value-type="float">
            <text:p>0.697965541</text:p>
          </table:table-cell>
          <table:table-cell office:value-type="float" office:value="-0.179196377" calcext:value-type="float">
            <text:p>-0.179196377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1.56709131" calcext:value-type="float">
            <text:p>-1.56709131</text:p>
          </table:table-cell>
          <table:table-cell office:value-type="float" office:value="0.435338754" calcext:value-type="float">
            <text:p>0.435338754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1.15287432" calcext:value-type="float">
            <text:p>1.15287432</text:p>
          </table:table-cell>
          <table:table-cell office:value-type="float" office:value="0.106428599" calcext:value-type="float">
            <text:p>0.106428599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432007241" calcext:value-type="float">
            <text:p>-0.432007241</text:p>
          </table:table-cell>
          <table:table-cell office:value-type="float" office:value="1.53537371" calcext:value-type="float">
            <text:p>1.53537371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921509536" calcext:value-type="float">
            <text:p>-0.921509536</text:p>
          </table:table-cell>
          <table:table-cell office:value-type="float" office:value="1.37285281" calcext:value-type="float">
            <text:p>1.37285281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653121125" calcext:value-type="float">
            <text:p>0.653121125</text:p>
          </table:table-cell>
          <table:table-cell office:value-type="float" office:value="1.91217621" calcext:value-type="float">
            <text:p>1.91217621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3.86728511" calcext:value-type="float">
            <text:p>3.86728511</text:p>
          </table:table-cell>
          <table:table-cell office:value-type="float" office:value="-2.40850066" calcext:value-type="float">
            <text:p>-2.40850066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616822415" calcext:value-type="float">
            <text:p>0.616822415</text:p>
          </table:table-cell>
          <table:table-cell office:value-type="float" office:value="-1.86516128" calcext:value-type="float">
            <text:p>-1.86516128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2.56732225" calcext:value-type="float">
            <text:p>2.56732225</text:p>
          </table:table-cell>
          <table:table-cell office:value-type="float" office:value="-1.40374993" calcext:value-type="float">
            <text:p>-1.40374993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1.0487156" calcext:value-type="float">
            <text:p>1.0487156</text:p>
          </table:table-cell>
          <table:table-cell office:value-type="float" office:value="0.295645034" calcext:value-type="float">
            <text:p>0.295645034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276835795" calcext:value-type="float">
            <text:p>-0.276835795</text:p>
          </table:table-cell>
          <table:table-cell office:value-type="float" office:value="-0.518145717" calcext:value-type="float">
            <text:p>-0.518145717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2.21065517" calcext:value-type="float">
            <text:p>2.21065517</text:p>
          </table:table-cell>
          <table:table-cell office:value-type="float" office:value="0.448630028" calcext:value-type="float">
            <text:p>0.448630028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2.28164958" calcext:value-type="float">
            <text:p>2.28164958</text:p>
          </table:table-cell>
          <table:table-cell office:value-type="float" office:value="-0.464145627" calcext:value-type="float">
            <text:p>-0.464145627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1.25897254" calcext:value-type="float">
            <text:p>1.25897254</text:p>
          </table:table-cell>
          <table:table-cell office:value-type="float" office:value="-0.360757421" calcext:value-type="float">
            <text:p>-0.360757421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456257582" calcext:value-type="float">
            <text:p>0.456257582</text:p>
          </table:table-cell>
          <table:table-cell office:value-type="float" office:value="-0.266412921" calcext:value-type="float">
            <text:p>-0.266412921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1.74606209" calcext:value-type="float">
            <text:p>-1.74606209</text:p>
          </table:table-cell>
          <table:table-cell office:value-type="float" office:value="-0.882983567" calcext:value-type="float">
            <text:p>-0.882983567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1.395316" calcext:value-type="float">
            <text:p>1.395316</text:p>
          </table:table-cell>
          <table:table-cell office:value-type="float" office:value="0.499225788" calcext:value-type="float">
            <text:p>0.499225788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546354008" calcext:value-type="float">
            <text:p>-0.546354008</text:p>
          </table:table-cell>
          <table:table-cell office:value-type="float" office:value="1.10063472" calcext:value-type="float">
            <text:p>1.10063472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972383875" calcext:value-type="float">
            <text:p>-0.972383875</text:p>
          </table:table-cell>
          <table:table-cell office:value-type="float" office:value="0.182198077" calcext:value-type="float">
            <text:p>0.182198077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4.69441724" calcext:value-type="float">
            <text:p>4.69441724</text:p>
          </table:table-cell>
          <table:table-cell office:value-type="float" office:value="-2.51704285" calcext:value-type="float">
            <text:p>-2.51704285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121019574" calcext:value-type="float">
            <text:p>-0.121019574</text:p>
          </table:table-cell>
          <table:table-cell office:value-type="float" office:value="-1.75521676" calcext:value-type="float">
            <text:p>-1.75521676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1.05314171" calcext:value-type="float">
            <text:p>-1.05314171</text:p>
          </table:table-cell>
          <table:table-cell office:value-type="float" office:value="-0.171045274" calcext:value-type="float">
            <text:p>-0.171045274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840360074" calcext:value-type="float">
            <text:p>0.840360074</text:p>
          </table:table-cell>
          <table:table-cell office:value-type="float" office:value="2.3210203" calcext:value-type="float">
            <text:p>2.3210203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3.25022907" calcext:value-type="float">
            <text:p>3.25022907</text:p>
          </table:table-cell>
          <table:table-cell office:value-type="float" office:value="1.13120923" calcext:value-type="float">
            <text:p>1.13120923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2.27688916" calcext:value-type="float">
            <text:p>-2.27688916</text:p>
          </table:table-cell>
          <table:table-cell office:value-type="float" office:value="1.0555547" calcext:value-type="float">
            <text:p>1.0555547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1.25373085" calcext:value-type="float">
            <text:p>1.25373085</text:p>
          </table:table-cell>
          <table:table-cell office:value-type="float" office:value="-1.3938751" calcext:value-type="float">
            <text:p>-1.3938751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1.76583618" calcext:value-type="float">
            <text:p>1.76583618</text:p>
          </table:table-cell>
          <table:table-cell office:value-type="float" office:value="-0.580841898" calcext:value-type="float">
            <text:p>-0.580841898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1.21256175" calcext:value-type="float">
            <text:p>-1.21256175</text:p>
          </table:table-cell>
          <table:table-cell office:value-type="float" office:value="-0.935334604" calcext:value-type="float">
            <text:p>-0.935334604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1.58954737" calcext:value-type="float">
            <text:p>1.58954737</text:p>
          </table:table-cell>
          <table:table-cell office:value-type="float" office:value="-2.00989278" calcext:value-type="float">
            <text:p>-2.00989278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732548608" calcext:value-type="float">
            <text:p>0.732548608</text:p>
          </table:table-cell>
          <table:table-cell office:value-type="float" office:value="0.431888278" calcext:value-type="float">
            <text:p>0.431888278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1.35762973" calcext:value-type="float">
            <text:p>1.35762973</text:p>
          </table:table-cell>
          <table:table-cell office:value-type="float" office:value="1.91811421" calcext:value-type="float">
            <text:p>1.91811421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4213312" calcext:value-type="float">
            <text:p>-0.4213312</text:p>
          </table:table-cell>
          <table:table-cell office:value-type="float" office:value="-0.315473111" calcext:value-type="float">
            <text:p>-0.315473111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1.31778467" calcext:value-type="float">
            <text:p>1.31778467</text:p>
          </table:table-cell>
          <table:table-cell office:value-type="float" office:value="-0.20009701" calcext:value-type="float">
            <text:p>-0.20009701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16117047" calcext:value-type="float">
            <text:p>-0.16117047</text:p>
          </table:table-cell>
          <table:table-cell office:value-type="float" office:value="1.98802717" calcext:value-type="float">
            <text:p>1.98802717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250175972" calcext:value-type="float">
            <text:p>0.250175972</text:p>
          </table:table-cell>
          <table:table-cell office:value-type="float" office:value="-0.109781939" calcext:value-type="float">
            <text:p>-0.109781939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2.01840893" calcext:value-type="float">
            <text:p>2.01840893</text:p>
          </table:table-cell>
          <table:table-cell office:value-type="float" office:value="1.7088139" calcext:value-type="float">
            <text:p>1.7088139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070769098" calcext:value-type="float">
            <text:p>-0.070769098</text:p>
          </table:table-cell>
          <table:table-cell office:value-type="float" office:value="2.09474251" calcext:value-type="float">
            <text:p>2.09474251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2.27096579" calcext:value-type="float">
            <text:p>-2.27096579</text:p>
          </table:table-cell>
          <table:table-cell office:value-type="float" office:value="-0.457521842" calcext:value-type="float">
            <text:p>-0.457521842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2.20030023" calcext:value-type="float">
            <text:p>2.20030023</text:p>
          </table:table-cell>
          <table:table-cell office:value-type="float" office:value="-0.948574203" calcext:value-type="float">
            <text:p>-0.948574203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1.78408339" calcext:value-type="float">
            <text:p>1.78408339</text:p>
          </table:table-cell>
          <table:table-cell office:value-type="float" office:value="0.31637302" calcext:value-type="float">
            <text:p>0.31637302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629704268" calcext:value-type="float">
            <text:p>0.629704268</text:p>
          </table:table-cell>
          <table:table-cell office:value-type="float" office:value="-0.778902332" calcext:value-type="float">
            <text:p>-0.778902332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1.00419239" calcext:value-type="float">
            <text:p>1.00419239</text:p>
          </table:table-cell>
          <table:table-cell office:value-type="float" office:value="2.03756222" calcext:value-type="float">
            <text:p>2.03756222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2.46301934" calcext:value-type="float">
            <text:p>2.46301934</text:p>
          </table:table-cell>
          <table:table-cell office:value-type="float" office:value="0.85293551" calcext:value-type="float">
            <text:p>0.85293551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3.10256592" calcext:value-type="float">
            <text:p>3.10256592</text:p>
          </table:table-cell>
          <table:table-cell office:value-type="float" office:value="0.905080532" calcext:value-type="float">
            <text:p>0.905080532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440304921" calcext:value-type="float">
            <text:p>-0.440304921</text:p>
          </table:table-cell>
          <table:table-cell office:value-type="float" office:value="2.27167269" calcext:value-type="float">
            <text:p>2.27167269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2.26414103" calcext:value-type="float">
            <text:p>2.26414103</text:p>
          </table:table-cell>
          <table:table-cell office:value-type="float" office:value="-1.35626961" calcext:value-type="float">
            <text:p>-1.35626961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288317906" calcext:value-type="float">
            <text:p>0.288317906</text:p>
          </table:table-cell>
          <table:table-cell office:value-type="float" office:value="-1.03271481" calcext:value-type="float">
            <text:p>-1.03271481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171115788" calcext:value-type="float">
            <text:p>-0.171115788</text:p>
          </table:table-cell>
          <table:table-cell office:value-type="float" office:value="-0.503792467" calcext:value-type="float">
            <text:p>-0.503792467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3.47004618" calcext:value-type="float">
            <text:p>3.47004618</text:p>
          </table:table-cell>
          <table:table-cell office:value-type="float" office:value="0.083449971" calcext:value-type="float">
            <text:p>0.083449971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1.3047525" calcext:value-type="float">
            <text:p>1.3047525</text:p>
          </table:table-cell>
          <table:table-cell office:value-type="float" office:value="-1.41057763" calcext:value-type="float">
            <text:p>-1.41057763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2.68853281" calcext:value-type="float">
            <text:p>2.68853281</text:p>
          </table:table-cell>
          <table:table-cell office:value-type="float" office:value="0.563704435" calcext:value-type="float">
            <text:p>0.563704435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47810713" calcext:value-type="float">
            <text:p>-0.47810713</text:p>
          </table:table-cell>
          <table:table-cell office:value-type="float" office:value="1.92380992" calcext:value-type="float">
            <text:p>1.92380992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2.3748467" calcext:value-type="float">
            <text:p>2.3748467</text:p>
          </table:table-cell>
          <table:table-cell office:value-type="float" office:value="0.733557196" calcext:value-type="float">
            <text:p>0.733557196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2.08175134" calcext:value-type="float">
            <text:p>2.08175134</text:p>
          </table:table-cell>
          <table:table-cell office:value-type="float" office:value="1.38198129" calcext:value-type="float">
            <text:p>1.38198129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298588622" calcext:value-type="float">
            <text:p>-0.298588622</text:p>
          </table:table-cell>
          <table:table-cell office:value-type="float" office:value="1.17949543" calcext:value-type="float">
            <text:p>1.17949543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1.11867582" calcext:value-type="float">
            <text:p>1.11867582</text:p>
          </table:table-cell>
          <table:table-cell office:value-type="float" office:value="-0.954023493" calcext:value-type="float">
            <text:p>-0.954023493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202199214" calcext:value-type="float">
            <text:p>-0.202199214</text:p>
          </table:table-cell>
          <table:table-cell office:value-type="float" office:value="0.761277045" calcext:value-type="float">
            <text:p>0.761277045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1.76561556" calcext:value-type="float">
            <text:p>1.76561556</text:p>
          </table:table-cell>
          <table:table-cell office:value-type="float" office:value="1.49649191" calcext:value-type="float">
            <text:p>1.49649191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1.75617481" calcext:value-type="float">
            <text:p>-1.75617481</text:p>
          </table:table-cell>
          <table:table-cell office:value-type="float" office:value="0.597555224" calcext:value-type="float">
            <text:p>0.597555224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3.10633501" calcext:value-type="float">
            <text:p>3.10633501</text:p>
          </table:table-cell>
          <table:table-cell office:value-type="float" office:value="-1.9869321" calcext:value-type="float">
            <text:p>-1.9869321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1.08368296" calcext:value-type="float">
            <text:p>1.08368296</text:p>
          </table:table-cell>
          <table:table-cell office:value-type="float" office:value="-0.155080481" calcext:value-type="float">
            <text:p>-0.155080481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3.28222963" calcext:value-type="float">
            <text:p>3.28222963</text:p>
          </table:table-cell>
          <table:table-cell office:value-type="float" office:value="0.181552346" calcext:value-type="float">
            <text:p>0.181552346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1.55521793" calcext:value-type="float">
            <text:p>1.55521793</text:p>
          </table:table-cell>
          <table:table-cell office:value-type="float" office:value="1.94873794" calcext:value-type="float">
            <text:p>1.94873794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848241683" calcext:value-type="float">
            <text:p>0.848241683</text:p>
          </table:table-cell>
          <table:table-cell office:value-type="float" office:value="1.71966738" calcext:value-type="float">
            <text:p>1.71966738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2.72686882" calcext:value-type="float">
            <text:p>-2.72686882</text:p>
          </table:table-cell>
          <table:table-cell office:value-type="float" office:value="-1.11509964" calcext:value-type="float">
            <text:p>-1.11509964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965567439" calcext:value-type="float">
            <text:p>-0.965567439</text:p>
          </table:table-cell>
          <table:table-cell office:value-type="float" office:value="1.07467799" calcext:value-type="float">
            <text:p>1.07467799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643706778" calcext:value-type="float">
            <text:p>-0.643706778</text:p>
          </table:table-cell>
          <table:table-cell office:value-type="float" office:value="2.41523188" calcext:value-type="float">
            <text:p>2.41523188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1.12948289" calcext:value-type="float">
            <text:p>1.12948289</text:p>
          </table:table-cell>
          <table:table-cell office:value-type="float" office:value="-0.098177762" calcext:value-type="float">
            <text:p>-0.098177762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362669714" calcext:value-type="float">
            <text:p>-0.362669714</text:p>
          </table:table-cell>
          <table:table-cell office:value-type="float" office:value="2.25239278" calcext:value-type="float">
            <text:p>2.25239278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177464365" calcext:value-type="float">
            <text:p>0.177464365</text:p>
          </table:table-cell>
          <table:table-cell office:value-type="float" office:value="-0.163631957" calcext:value-type="float">
            <text:p>-0.163631957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1.06831389" calcext:value-type="float">
            <text:p>1.06831389</text:p>
          </table:table-cell>
          <table:table-cell office:value-type="float" office:value="-1.69939681" calcext:value-type="float">
            <text:p>-1.69939681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1.08721074" calcext:value-type="float">
            <text:p>1.08721074</text:p>
          </table:table-cell>
          <table:table-cell office:value-type="float" office:value="1.66299016" calcext:value-type="float">
            <text:p>1.66299016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2.00386048" calcext:value-type="float">
            <text:p>2.00386048</text:p>
          </table:table-cell>
          <table:table-cell office:value-type="float" office:value="-1.8745072" calcext:value-type="float">
            <text:p>-1.8745072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648051775" calcext:value-type="float">
            <text:p>0.648051775</text:p>
          </table:table-cell>
          <table:table-cell office:value-type="float" office:value="-1.10589352" calcext:value-type="float">
            <text:p>-1.10589352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2.48889318" calcext:value-type="float">
            <text:p>2.48889318</text:p>
          </table:table-cell>
          <table:table-cell office:value-type="float" office:value="-1.37801901" calcext:value-type="float">
            <text:p>-1.37801901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2.92125829" calcext:value-type="float">
            <text:p>2.92125829</text:p>
          </table:table-cell>
          <table:table-cell office:value-type="float" office:value="1.03165408" calcext:value-type="float">
            <text:p>1.03165408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2.17576042" calcext:value-type="float">
            <text:p>2.17576042</text:p>
          </table:table-cell>
          <table:table-cell office:value-type="float" office:value="0.724647744" calcext:value-type="float">
            <text:p>0.724647744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074584941" calcext:value-type="float">
            <text:p>0.074584941</text:p>
          </table:table-cell>
          <table:table-cell office:value-type="float" office:value="0.469283911" calcext:value-type="float">
            <text:p>0.469283911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62593461" calcext:value-type="float">
            <text:p>0.62593461</text:p>
          </table:table-cell>
          <table:table-cell office:value-type="float" office:value="2.52965512" calcext:value-type="float">
            <text:p>2.52965512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407652351" calcext:value-type="float">
            <text:p>-0.407652351</text:p>
          </table:table-cell>
          <table:table-cell office:value-type="float" office:value="1.61557207" calcext:value-type="float">
            <text:p>1.61557207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075517597" calcext:value-type="float">
            <text:p>-0.075517597</text:p>
          </table:table-cell>
          <table:table-cell office:value-type="float" office:value="1.34223829" calcext:value-type="float">
            <text:p>1.34223829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202405147" calcext:value-type="float">
            <text:p>-0.202405147</text:p>
          </table:table-cell>
          <table:table-cell office:value-type="float" office:value="3.08692413" calcext:value-type="float">
            <text:p>3.08692413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1.40815115" calcext:value-type="float">
            <text:p>-1.40815115</text:p>
          </table:table-cell>
          <table:table-cell office:value-type="float" office:value="-0.069012779" calcext:value-type="float">
            <text:p>-0.069012779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1.41235454" calcext:value-type="float">
            <text:p>1.41235454</text:p>
          </table:table-cell>
          <table:table-cell office:value-type="float" office:value="-1.10502474" calcext:value-type="float">
            <text:p>-1.10502474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643950443" calcext:value-type="float">
            <text:p>-0.643950443</text:p>
          </table:table-cell>
          <table:table-cell office:value-type="float" office:value="0.397535412" calcext:value-type="float">
            <text:p>0.397535412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2.4090572" calcext:value-type="float">
            <text:p>2.4090572</text:p>
          </table:table-cell>
          <table:table-cell office:value-type="float" office:value="-0.458245947" calcext:value-type="float">
            <text:p>-0.458245947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1.37009714" calcext:value-type="float">
            <text:p>1.37009714</text:p>
          </table:table-cell>
          <table:table-cell office:value-type="float" office:value="3.3599111" calcext:value-type="float">
            <text:p>3.3599111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1.6663321" calcext:value-type="float">
            <text:p>1.6663321</text:p>
          </table:table-cell>
          <table:table-cell office:value-type="float" office:value="0.342888665" calcext:value-type="float">
            <text:p>0.342888665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2.16812563" calcext:value-type="float">
            <text:p>2.16812563</text:p>
          </table:table-cell>
          <table:table-cell office:value-type="float" office:value="0.588863817" calcext:value-type="float">
            <text:p>0.588863817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454607454" calcext:value-type="float">
            <text:p>0.454607454</text:p>
          </table:table-cell>
          <table:table-cell office:value-type="float" office:value="0.076748118" calcext:value-type="float">
            <text:p>0.076748118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375177771" calcext:value-type="float">
            <text:p>0.375177771</text:p>
          </table:table-cell>
          <table:table-cell office:value-type="float" office:value="1.29689295" calcext:value-type="float">
            <text:p>1.29689295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1.59730199" calcext:value-type="float">
            <text:p>1.59730199</text:p>
          </table:table-cell>
          <table:table-cell office:value-type="float" office:value="0.72438647" calcext:value-type="float">
            <text:p>0.72438647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4.05397222" calcext:value-type="float">
            <text:p>-4.05397222</text:p>
          </table:table-cell>
          <table:table-cell office:value-type="float" office:value="1.31421124" calcext:value-type="float">
            <text:p>1.31421124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004189302" calcext:value-type="float">
            <text:p>0.004189302</text:p>
          </table:table-cell>
          <table:table-cell office:value-type="float" office:value="2.55972714" calcext:value-type="float">
            <text:p>2.55972714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447875038" calcext:value-type="float">
            <text:p>0.447875038</text:p>
          </table:table-cell>
          <table:table-cell office:value-type="float" office:value="-1.63142009" calcext:value-type="float">
            <text:p>-1.63142009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910520463" calcext:value-type="float">
            <text:p>0.910520463</text:p>
          </table:table-cell>
          <table:table-cell office:value-type="float" office:value="1.05838869" calcext:value-type="float">
            <text:p>1.05838869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2.51275518" calcext:value-type="float">
            <text:p>2.51275518</text:p>
          </table:table-cell>
          <table:table-cell office:value-type="float" office:value="-0.319517331" calcext:value-type="float">
            <text:p>-0.319517331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2.15411973" calcext:value-type="float">
            <text:p>2.15411973</text:p>
          </table:table-cell>
          <table:table-cell office:value-type="float" office:value="-0.719334335" calcext:value-type="float">
            <text:p>-0.719334335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201590011" calcext:value-type="float">
            <text:p>0.201590011</text:p>
          </table:table-cell>
          <table:table-cell office:value-type="float" office:value="1.15717734" calcext:value-type="float">
            <text:p>1.15717734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521190023" calcext:value-type="float">
            <text:p>0.521190023</text:p>
          </table:table-cell>
          <table:table-cell office:value-type="float" office:value="-0.095808498" calcext:value-type="float">
            <text:p>-0.095808498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004677998" calcext:value-type="float">
            <text:p>-0.004677998</text:p>
          </table:table-cell>
          <table:table-cell office:value-type="float" office:value="0.076586127" calcext:value-type="float">
            <text:p>0.076586127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975572986" calcext:value-type="float">
            <text:p>-0.975572986</text:p>
          </table:table-cell>
          <table:table-cell office:value-type="float" office:value="1.02075188" calcext:value-type="float">
            <text:p>1.02075188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2.24469955" calcext:value-type="float">
            <text:p>2.24469955</text:p>
          </table:table-cell>
          <table:table-cell office:value-type="float" office:value="-0.99926082" calcext:value-type="float">
            <text:p>-0.99926082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685853952" calcext:value-type="float">
            <text:p>-0.685853952</text:p>
          </table:table-cell>
          <table:table-cell office:value-type="float" office:value="0.475612442" calcext:value-type="float">
            <text:p>0.475612442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2.27986215" calcext:value-type="float">
            <text:p>2.27986215</text:p>
          </table:table-cell>
          <table:table-cell office:value-type="float" office:value="1.39650643" calcext:value-type="float">
            <text:p>1.39650643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479903093" calcext:value-type="float">
            <text:p>0.479903093</text:p>
          </table:table-cell>
          <table:table-cell office:value-type="float" office:value="2.36636224" calcext:value-type="float">
            <text:p>2.36636224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1.73364759" calcext:value-type="float">
            <text:p>1.73364759</text:p>
          </table:table-cell>
          <table:table-cell office:value-type="float" office:value="-0.884524086" calcext:value-type="float">
            <text:p>-0.884524086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1.53917692" calcext:value-type="float">
            <text:p>1.53917692</text:p>
          </table:table-cell>
          <table:table-cell office:value-type="float" office:value="0.040096668" calcext:value-type="float">
            <text:p>0.040096668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811410408" calcext:value-type="float">
            <text:p>-0.811410408</text:p>
          </table:table-cell>
          <table:table-cell office:value-type="float" office:value="2.22960092" calcext:value-type="float">
            <text:p>2.22960092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314120148" calcext:value-type="float">
            <text:p>-0.314120148</text:p>
          </table:table-cell>
          <table:table-cell office:value-type="float" office:value="-0.125703426" calcext:value-type="float">
            <text:p>-0.125703426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3.53914435" calcext:value-type="float">
            <text:p>3.53914435</text:p>
          </table:table-cell>
          <table:table-cell office:value-type="float" office:value="-2.03149703" calcext:value-type="float">
            <text:p>-2.03149703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0.944037204" calcext:value-type="float">
            <text:p>0.944037204</text:p>
          </table:table-cell>
          <table:table-cell office:value-type="float" office:value="1.55894312" calcext:value-type="float">
            <text:p>1.55894312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1.75412356" calcext:value-type="float">
            <text:p>1.75412356</text:p>
          </table:table-cell>
          <table:table-cell office:value-type="float" office:value="-0.808563758" calcext:value-type="float">
            <text:p>-0.808563758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0.546527159" calcext:value-type="float">
            <text:p>-0.546527159</text:p>
          </table:table-cell>
          <table:table-cell office:value-type="float" office:value="0.976595246" calcext:value-type="float">
            <text:p>0.976595246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1.08515081" calcext:value-type="float">
            <text:p>1.08515081</text:p>
          </table:table-cell>
          <table:table-cell office:value-type="float" office:value="3.33180183" calcext:value-type="float">
            <text:p>3.33180183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1.67596652" calcext:value-type="float">
            <text:p>1.67596652</text:p>
          </table:table-cell>
          <table:table-cell office:value-type="float" office:value="1.56571788" calcext:value-type="float">
            <text:p>1.56571788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1.06032431" calcext:value-type="float">
            <text:p>-1.06032431</text:p>
          </table:table-cell>
          <table:table-cell office:value-type="float" office:value="0.837062344" calcext:value-type="float">
            <text:p>0.837062344</text:p>
          </table:table-cell>
          <table:table-cell office:value-type="string" calcext:value-type="string">
            <text:p>sired</text:p>
          </table:table-cell>
        </table:table-row>
        <table:table-row table:style-name="ro1">
          <table:table-cell office:value-type="float" office:value="-1.12168331" calcext:value-type="float">
            <text:p>-1.12168331</text:p>
          </table:table-cell>
          <table:table-cell office:value-type="float" office:value="-0.73385167" calcext:value-type="float">
            <text:p>-0.7338516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11578081" calcext:value-type="float">
            <text:p>-1.11578081</text:p>
          </table:table-cell>
          <table:table-cell office:value-type="float" office:value="-1.27124099" calcext:value-type="float">
            <text:p>-1.27124099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4357513" calcext:value-type="float">
            <text:p>-1.4357513</text:p>
          </table:table-cell>
          <table:table-cell office:value-type="float" office:value="0.83557712" calcext:value-type="float">
            <text:p>0.8355771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2.14980639" calcext:value-type="float">
            <text:p>-2.14980639</text:p>
          </table:table-cell>
          <table:table-cell office:value-type="float" office:value="0.85590188" calcext:value-type="float">
            <text:p>0.8559018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53255379" calcext:value-type="float">
            <text:p>-0.53255379</text:p>
          </table:table-cell>
          <table:table-cell office:value-type="float" office:value="0.6476072" calcext:value-type="float">
            <text:p>0.647607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70397806" calcext:value-type="float">
            <text:p>0.70397806</text:p>
          </table:table-cell>
          <table:table-cell office:value-type="float" office:value="2.84892093" calcext:value-type="float">
            <text:p>2.8489209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15412031" calcext:value-type="float">
            <text:p>-0.15412031</text:p>
          </table:table-cell>
          <table:table-cell office:value-type="float" office:value="-1.39264766" calcext:value-type="float">
            <text:p>-1.3926476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2.0367504" calcext:value-type="float">
            <text:p>2.0367504</text:p>
          </table:table-cell>
          <table:table-cell office:value-type="float" office:value="-1.21440866" calcext:value-type="float">
            <text:p>-1.2144086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29240491" calcext:value-type="float">
            <text:p>-0.29240491</text:p>
          </table:table-cell>
          <table:table-cell office:value-type="float" office:value="2.22863124" calcext:value-type="float">
            <text:p>2.22863124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06700672" calcext:value-type="float">
            <text:p>-1.06700672</text:p>
          </table:table-cell>
          <table:table-cell office:value-type="float" office:value="-1.16362532" calcext:value-type="float">
            <text:p>-1.1636253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61060416" calcext:value-type="float">
            <text:p>0.61060416</text:p>
          </table:table-cell>
          <table:table-cell office:value-type="float" office:value="3.29815284" calcext:value-type="float">
            <text:p>3.29815284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3549373" calcext:value-type="float">
            <text:p>-0.3549373</text:p>
          </table:table-cell>
          <table:table-cell office:value-type="float" office:value="1.27552716" calcext:value-type="float">
            <text:p>1.2755271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59806198" calcext:value-type="float">
            <text:p>0.59806198</text:p>
          </table:table-cell>
          <table:table-cell office:value-type="float" office:value="1.58922844" calcext:value-type="float">
            <text:p>1.58922844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77356772" calcext:value-type="float">
            <text:p>-1.77356772</text:p>
          </table:table-cell>
          <table:table-cell office:value-type="float" office:value="-0.60486682" calcext:value-type="float">
            <text:p>-0.6048668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7291404" calcext:value-type="float">
            <text:p>-1.7291404</text:p>
          </table:table-cell>
          <table:table-cell office:value-type="float" office:value="1.02453736" calcext:value-type="float">
            <text:p>1.0245373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38011631" calcext:value-type="float">
            <text:p>0.38011631</text:p>
          </table:table-cell>
          <table:table-cell office:value-type="float" office:value="1.79421221" calcext:value-type="float">
            <text:p>1.79421221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32529733" calcext:value-type="float">
            <text:p>0.32529733</text:p>
          </table:table-cell>
          <table:table-cell office:value-type="float" office:value="-0.7530283" calcext:value-type="float">
            <text:p>-0.753028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19986768" calcext:value-type="float">
            <text:p>-0.19986768</text:p>
          </table:table-cell>
          <table:table-cell office:value-type="float" office:value="2.1183239" calcext:value-type="float">
            <text:p>2.1183239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51498501" calcext:value-type="float">
            <text:p>0.51498501</text:p>
          </table:table-cell>
          <table:table-cell office:value-type="float" office:value="-0.28125038" calcext:value-type="float">
            <text:p>-0.2812503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39573964" calcext:value-type="float">
            <text:p>0.39573964</text:p>
          </table:table-cell>
          <table:table-cell office:value-type="float" office:value="1.3759692" calcext:value-type="float">
            <text:p>1.375969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48614565" calcext:value-type="float">
            <text:p>-0.48614565</text:p>
          </table:table-cell>
          <table:table-cell office:value-type="float" office:value="1.9051847" calcext:value-type="float">
            <text:p>1.905184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66883111" calcext:value-type="float">
            <text:p>-0.66883111</text:p>
          </table:table-cell>
          <table:table-cell office:value-type="float" office:value="1.79807684" calcext:value-type="float">
            <text:p>1.79807684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0392457" calcext:value-type="float">
            <text:p>-1.0392457</text:p>
          </table:table-cell>
          <table:table-cell office:value-type="float" office:value="-0.11665035" calcext:value-type="float">
            <text:p>-0.1166503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11579225" calcext:value-type="float">
            <text:p>-1.11579225</text:p>
          </table:table-cell>
          <table:table-cell office:value-type="float" office:value="-1.13391084" calcext:value-type="float">
            <text:p>-1.13391084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4.35655374" calcext:value-type="float">
            <text:p>-4.35655374</text:p>
          </table:table-cell>
          <table:table-cell office:value-type="float" office:value="0.39769361" calcext:value-type="float">
            <text:p>0.39769361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27677303" calcext:value-type="float">
            <text:p>-1.27677303</text:p>
          </table:table-cell>
          <table:table-cell office:value-type="float" office:value="-0.74104328" calcext:value-type="float">
            <text:p>-0.7410432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55178368" calcext:value-type="float">
            <text:p>-1.55178368</text:p>
          </table:table-cell>
          <table:table-cell office:value-type="float" office:value="-0.88346081" calcext:value-type="float">
            <text:p>-0.88346081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21645041" calcext:value-type="float">
            <text:p>-1.21645041</text:p>
          </table:table-cell>
          <table:table-cell office:value-type="float" office:value="0.08303549" calcext:value-type="float">
            <text:p>0.08303549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2.50720792" calcext:value-type="float">
            <text:p>2.50720792</text:p>
          </table:table-cell>
          <table:table-cell office:value-type="float" office:value="0.00453075" calcext:value-type="float">
            <text:p>0.0045307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2.5504627" calcext:value-type="float">
            <text:p>-2.5504627</text:p>
          </table:table-cell>
          <table:table-cell office:value-type="float" office:value="-0.99961572" calcext:value-type="float">
            <text:p>-0.9996157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2.3629622" calcext:value-type="float">
            <text:p>2.3629622</text:p>
          </table:table-cell>
          <table:table-cell office:value-type="float" office:value="-1.98848326" calcext:value-type="float">
            <text:p>-1.9884832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1.27337061" calcext:value-type="float">
            <text:p>1.27337061</text:p>
          </table:table-cell>
          <table:table-cell office:value-type="float" office:value="0.15920826" calcext:value-type="float">
            <text:p>0.1592082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47398998" calcext:value-type="float">
            <text:p>0.47398998</text:p>
          </table:table-cell>
          <table:table-cell office:value-type="float" office:value="-1.97989894" calcext:value-type="float">
            <text:p>-1.97989894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4.8569698" calcext:value-type="float">
            <text:p>-4.8569698</text:p>
          </table:table-cell>
          <table:table-cell office:value-type="float" office:value="-0.75640244" calcext:value-type="float">
            <text:p>-0.75640244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2.16270568" calcext:value-type="float">
            <text:p>-2.16270568</text:p>
          </table:table-cell>
          <table:table-cell office:value-type="float" office:value="0.51155056" calcext:value-type="float">
            <text:p>0.5115505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17557091" calcext:value-type="float">
            <text:p>0.17557091</text:p>
          </table:table-cell>
          <table:table-cell office:value-type="float" office:value="-1.19394933" calcext:value-type="float">
            <text:p>-1.1939493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66962161" calcext:value-type="float">
            <text:p>-0.66962161</text:p>
          </table:table-cell>
          <table:table-cell office:value-type="float" office:value="0.24205397" calcext:value-type="float">
            <text:p>0.2420539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6102926" calcext:value-type="float">
            <text:p>0.6102926</text:p>
          </table:table-cell>
          <table:table-cell office:value-type="float" office:value="1.25034365" calcext:value-type="float">
            <text:p>1.2503436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81306416" calcext:value-type="float">
            <text:p>-1.81306416</text:p>
          </table:table-cell>
          <table:table-cell office:value-type="float" office:value="-0.64981753" calcext:value-type="float">
            <text:p>-0.6498175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35147636" calcext:value-type="float">
            <text:p>0.35147636</text:p>
          </table:table-cell>
          <table:table-cell office:value-type="float" office:value="-0.04904517" calcext:value-type="float">
            <text:p>-0.0490451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43184626" calcext:value-type="float">
            <text:p>0.43184626</text:p>
          </table:table-cell>
          <table:table-cell office:value-type="float" office:value="-0.494972" calcext:value-type="float">
            <text:p>-0.49497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93252036" calcext:value-type="float">
            <text:p>0.93252036</text:p>
          </table:table-cell>
          <table:table-cell office:value-type="float" office:value="-0.66268895" calcext:value-type="float">
            <text:p>-0.6626889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80553152" calcext:value-type="float">
            <text:p>-0.80553152</text:p>
          </table:table-cell>
          <table:table-cell office:value-type="float" office:value="-1.26281803" calcext:value-type="float">
            <text:p>-1.2628180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3.18376888" calcext:value-type="float">
            <text:p>-3.18376888</text:p>
          </table:table-cell>
          <table:table-cell office:value-type="float" office:value="-1.55363081" calcext:value-type="float">
            <text:p>-1.55363081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20720372" calcext:value-type="float">
            <text:p>-1.20720372</text:p>
          </table:table-cell>
          <table:table-cell office:value-type="float" office:value="1.35326336" calcext:value-type="float">
            <text:p>1.3532633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03924816" calcext:value-type="float">
            <text:p>-0.03924816</text:p>
          </table:table-cell>
          <table:table-cell office:value-type="float" office:value="-0.36075602" calcext:value-type="float">
            <text:p>-0.3607560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19018887" calcext:value-type="float">
            <text:p>-1.19018887</text:p>
          </table:table-cell>
          <table:table-cell office:value-type="float" office:value="-0.59760207" calcext:value-type="float">
            <text:p>-0.5976020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2.11682058" calcext:value-type="float">
            <text:p>-2.11682058</text:p>
          </table:table-cell>
          <table:table-cell office:value-type="float" office:value="-0.44828537" calcext:value-type="float">
            <text:p>-0.4482853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5.12823404" calcext:value-type="float">
            <text:p>-5.12823404</text:p>
          </table:table-cell>
          <table:table-cell office:value-type="float" office:value="-0.68359419" calcext:value-type="float">
            <text:p>-0.68359419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07041589" calcext:value-type="float">
            <text:p>0.07041589</text:p>
          </table:table-cell>
          <table:table-cell office:value-type="float" office:value="0.41127291" calcext:value-type="float">
            <text:p>0.41127291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36872317" calcext:value-type="float">
            <text:p>-1.36872317</text:p>
          </table:table-cell>
          <table:table-cell office:value-type="float" office:value="-1.2193089" calcext:value-type="float">
            <text:p>-1.2193089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39395253" calcext:value-type="float">
            <text:p>0.39395253</text:p>
          </table:table-cell>
          <table:table-cell office:value-type="float" office:value="-1.0309493" calcext:value-type="float">
            <text:p>-1.030949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1.06385451" calcext:value-type="float">
            <text:p>1.06385451</text:p>
          </table:table-cell>
          <table:table-cell office:value-type="float" office:value="1.70789725" calcext:value-type="float">
            <text:p>1.7078972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1276854" calcext:value-type="float">
            <text:p>-0.1276854</text:p>
          </table:table-cell>
          <table:table-cell office:value-type="float" office:value="-0.93466517" calcext:value-type="float">
            <text:p>-0.9346651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36539952" calcext:value-type="float">
            <text:p>-1.36539952</text:p>
          </table:table-cell>
          <table:table-cell office:value-type="float" office:value="-0.68655586" calcext:value-type="float">
            <text:p>-0.6865558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2.8627142" calcext:value-type="float">
            <text:p>-2.8627142</text:p>
          </table:table-cell>
          <table:table-cell office:value-type="float" office:value="-0.65943301" calcext:value-type="float">
            <text:p>-0.65943301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43482002" calcext:value-type="float">
            <text:p>0.43482002</text:p>
          </table:table-cell>
          <table:table-cell office:value-type="float" office:value="0.09880918" calcext:value-type="float">
            <text:p>0.0988091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1.03080411" calcext:value-type="float">
            <text:p>1.03080411</text:p>
          </table:table-cell>
          <table:table-cell office:value-type="float" office:value="0.43934395" calcext:value-type="float">
            <text:p>0.4393439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08866027" calcext:value-type="float">
            <text:p>-0.08866027</text:p>
          </table:table-cell>
          <table:table-cell office:value-type="float" office:value="-0.66010326" calcext:value-type="float">
            <text:p>-0.6601032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1.20448368" calcext:value-type="float">
            <text:p>1.20448368</text:p>
          </table:table-cell>
          <table:table-cell office:value-type="float" office:value="0.48847917" calcext:value-type="float">
            <text:p>0.4884791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11122744" calcext:value-type="float">
            <text:p>-1.11122744</text:p>
          </table:table-cell>
          <table:table-cell office:value-type="float" office:value="-0.88882018" calcext:value-type="float">
            <text:p>-0.8888201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2.17549223" calcext:value-type="float">
            <text:p>-2.17549223</text:p>
          </table:table-cell>
          <table:table-cell office:value-type="float" office:value="-1.30313084" calcext:value-type="float">
            <text:p>-1.30313084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87126471" calcext:value-type="float">
            <text:p>-0.87126471</text:p>
          </table:table-cell>
          <table:table-cell office:value-type="float" office:value="-0.57208724" calcext:value-type="float">
            <text:p>-0.57208724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54238481" calcext:value-type="float">
            <text:p>-1.54238481</text:p>
          </table:table-cell>
          <table:table-cell office:value-type="float" office:value="-0.23295677" calcext:value-type="float">
            <text:p>-0.2329567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38589031" calcext:value-type="float">
            <text:p>-1.38589031</text:p>
          </table:table-cell>
          <table:table-cell office:value-type="float" office:value="-0.24593221" calcext:value-type="float">
            <text:p>-0.24593221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3851386" calcext:value-type="float">
            <text:p>-1.3851386</text:p>
          </table:table-cell>
          <table:table-cell office:value-type="float" office:value="-0.90120087" calcext:value-type="float">
            <text:p>-0.9012008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75075868" calcext:value-type="float">
            <text:p>-0.75075868</text:p>
          </table:table-cell>
          <table:table-cell office:value-type="float" office:value="-0.55439365" calcext:value-type="float">
            <text:p>-0.5543936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09048263" calcext:value-type="float">
            <text:p>0.09048263</text:p>
          </table:table-cell>
          <table:table-cell office:value-type="float" office:value="-1.65744146" calcext:value-type="float">
            <text:p>-1.6574414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1702126" calcext:value-type="float">
            <text:p>-1.1702126</text:p>
          </table:table-cell>
          <table:table-cell office:value-type="float" office:value="0.35801217" calcext:value-type="float">
            <text:p>0.3580121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28605279" calcext:value-type="float">
            <text:p>0.28605279</text:p>
          </table:table-cell>
          <table:table-cell office:value-type="float" office:value="0.0596817" calcext:value-type="float">
            <text:p>0.059681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76741361" calcext:value-type="float">
            <text:p>-0.76741361</text:p>
          </table:table-cell>
          <table:table-cell office:value-type="float" office:value="-0.95893535" calcext:value-type="float">
            <text:p>-0.9589353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60954286" calcext:value-type="float">
            <text:p>-0.60954286</text:p>
          </table:table-cell>
          <table:table-cell office:value-type="float" office:value="-1.22444427" calcext:value-type="float">
            <text:p>-1.2244442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63646272" calcext:value-type="float">
            <text:p>-1.63646272</text:p>
          </table:table-cell>
          <table:table-cell office:value-type="float" office:value="-0.11440736" calcext:value-type="float">
            <text:p>-0.1144073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63654024" calcext:value-type="float">
            <text:p>-1.63654024</text:p>
          </table:table-cell>
          <table:table-cell office:value-type="float" office:value="-0.15338916" calcext:value-type="float">
            <text:p>-0.1533891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12152016" calcext:value-type="float">
            <text:p>-1.12152016</text:p>
          </table:table-cell>
          <table:table-cell office:value-type="float" office:value="-0.60124779" calcext:value-type="float">
            <text:p>-0.60124779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31065845" calcext:value-type="float">
            <text:p>-1.31065845</text:p>
          </table:table-cell>
          <table:table-cell office:value-type="float" office:value="-0.29034007" calcext:value-type="float">
            <text:p>-0.2903400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12883486" calcext:value-type="float">
            <text:p>-0.12883486</text:p>
          </table:table-cell>
          <table:table-cell office:value-type="float" office:value="-0.37128388" calcext:value-type="float">
            <text:p>-0.3712838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05135602" calcext:value-type="float">
            <text:p>0.05135602</text:p>
          </table:table-cell>
          <table:table-cell office:value-type="float" office:value="-1.13188257" calcext:value-type="float">
            <text:p>-1.1318825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41353519" calcext:value-type="float">
            <text:p>-0.41353519</text:p>
          </table:table-cell>
          <table:table-cell office:value-type="float" office:value="3.02929209" calcext:value-type="float">
            <text:p>3.02929209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99781213" calcext:value-type="float">
            <text:p>0.99781213</text:p>
          </table:table-cell>
          <table:table-cell office:value-type="float" office:value="-0.76621427" calcext:value-type="float">
            <text:p>-0.7662142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14044586" calcext:value-type="float">
            <text:p>-0.14044586</text:p>
          </table:table-cell>
          <table:table-cell office:value-type="float" office:value="-1.4557265" calcext:value-type="float">
            <text:p>-1.455726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22960536" calcext:value-type="float">
            <text:p>0.22960536</text:p>
          </table:table-cell>
          <table:table-cell office:value-type="float" office:value="0.76288725" calcext:value-type="float">
            <text:p>0.7628872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32515098" calcext:value-type="float">
            <text:p>-1.32515098</text:p>
          </table:table-cell>
          <table:table-cell office:value-type="float" office:value="-0.554783" calcext:value-type="float">
            <text:p>-0.55478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22455238" calcext:value-type="float">
            <text:p>-0.22455238</text:p>
          </table:table-cell>
          <table:table-cell office:value-type="float" office:value="-0.50943303" calcext:value-type="float">
            <text:p>-0.5094330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52128024" calcext:value-type="float">
            <text:p>-0.52128024</text:p>
          </table:table-cell>
          <table:table-cell office:value-type="float" office:value="-1.50941801" calcext:value-type="float">
            <text:p>-1.50941801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81918285" calcext:value-type="float">
            <text:p>-0.81918285</text:p>
          </table:table-cell>
          <table:table-cell office:value-type="float" office:value="-1.60956764" calcext:value-type="float">
            <text:p>-1.60956764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64021227" calcext:value-type="float">
            <text:p>-0.64021227</text:p>
          </table:table-cell>
          <table:table-cell office:value-type="float" office:value="-0.22787866" calcext:value-type="float">
            <text:p>-0.2278786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99955227" calcext:value-type="float">
            <text:p>0.99955227</text:p>
          </table:table-cell>
          <table:table-cell office:value-type="float" office:value="-0.78984177" calcext:value-type="float">
            <text:p>-0.7898417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07207831" calcext:value-type="float">
            <text:p>-1.07207831</text:p>
          </table:table-cell>
          <table:table-cell office:value-type="float" office:value="1.93936827" calcext:value-type="float">
            <text:p>1.9393682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41936626" calcext:value-type="float">
            <text:p>0.41936626</text:p>
          </table:table-cell>
          <table:table-cell office:value-type="float" office:value="0.44544768" calcext:value-type="float">
            <text:p>0.4454476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74613938" calcext:value-type="float">
            <text:p>-0.74613938</text:p>
          </table:table-cell>
          <table:table-cell office:value-type="float" office:value="-1.17872817" calcext:value-type="float">
            <text:p>-1.1787281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1.02274775" calcext:value-type="float">
            <text:p>1.02274775</text:p>
          </table:table-cell>
          <table:table-cell office:value-type="float" office:value="-0.98697139" calcext:value-type="float">
            <text:p>-0.98697139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2.46237284" calcext:value-type="float">
            <text:p>-2.46237284</text:p>
          </table:table-cell>
          <table:table-cell office:value-type="float" office:value="-0.87576503" calcext:value-type="float">
            <text:p>-0.8757650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36403303" calcext:value-type="float">
            <text:p>-0.36403303</text:p>
          </table:table-cell>
          <table:table-cell office:value-type="float" office:value="1.03343459" calcext:value-type="float">
            <text:p>1.03343459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88419532" calcext:value-type="float">
            <text:p>0.88419532</text:p>
          </table:table-cell>
          <table:table-cell office:value-type="float" office:value="-1.12450387" calcext:value-type="float">
            <text:p>-1.1245038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08831616" calcext:value-type="float">
            <text:p>0.08831616</text:p>
          </table:table-cell>
          <table:table-cell office:value-type="float" office:value="2.78054772" calcext:value-type="float">
            <text:p>2.7805477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60754926" calcext:value-type="float">
            <text:p>-1.60754926</text:p>
          </table:table-cell>
          <table:table-cell office:value-type="float" office:value="-0.62852004" calcext:value-type="float">
            <text:p>-0.62852004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1.54534031" calcext:value-type="float">
            <text:p>1.54534031</text:p>
          </table:table-cell>
          <table:table-cell office:value-type="float" office:value="-1.78724113" calcext:value-type="float">
            <text:p>-1.7872411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57149105" calcext:value-type="float">
            <text:p>-1.57149105</text:p>
          </table:table-cell>
          <table:table-cell office:value-type="float" office:value="0.89466926" calcext:value-type="float">
            <text:p>0.8946692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3.14615286" calcext:value-type="float">
            <text:p>3.14615286</text:p>
          </table:table-cell>
          <table:table-cell office:value-type="float" office:value="-2.26386843" calcext:value-type="float">
            <text:p>-2.2638684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25252952" calcext:value-type="float">
            <text:p>-1.25252952</text:p>
          </table:table-cell>
          <table:table-cell office:value-type="float" office:value="-1.13537079" calcext:value-type="float">
            <text:p>-1.13537079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54449391" calcext:value-type="float">
            <text:p>-0.54449391</text:p>
          </table:table-cell>
          <table:table-cell office:value-type="float" office:value="-1.4077681" calcext:value-type="float">
            <text:p>-1.4077681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08713361" calcext:value-type="float">
            <text:p>-1.08713361</text:p>
          </table:table-cell>
          <table:table-cell office:value-type="float" office:value="-0.83331175" calcext:value-type="float">
            <text:p>-0.8333117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71514808" calcext:value-type="float">
            <text:p>0.71514808</text:p>
          </table:table-cell>
          <table:table-cell office:value-type="float" office:value="0.44069331" calcext:value-type="float">
            <text:p>0.44069331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88905742" calcext:value-type="float">
            <text:p>0.88905742</text:p>
          </table:table-cell>
          <table:table-cell office:value-type="float" office:value="0.69273555" calcext:value-type="float">
            <text:p>0.6927355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1.46373608" calcext:value-type="float">
            <text:p>1.46373608</text:p>
          </table:table-cell>
          <table:table-cell office:value-type="float" office:value="-1.71275176" calcext:value-type="float">
            <text:p>-1.7127517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07855333" calcext:value-type="float">
            <text:p>-1.07855333</text:p>
          </table:table-cell>
          <table:table-cell office:value-type="float" office:value="-0.94392506" calcext:value-type="float">
            <text:p>-0.9439250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27157599" calcext:value-type="float">
            <text:p>-0.27157599</text:p>
          </table:table-cell>
          <table:table-cell office:value-type="float" office:value="-0.47057036" calcext:value-type="float">
            <text:p>-0.4705703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82433334" calcext:value-type="float">
            <text:p>-0.82433334</text:p>
          </table:table-cell>
          <table:table-cell office:value-type="float" office:value="0.59667048" calcext:value-type="float">
            <text:p>0.5966704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1314122" calcext:value-type="float">
            <text:p>-1.1314122</text:p>
          </table:table-cell>
          <table:table-cell office:value-type="float" office:value="0.31743848" calcext:value-type="float">
            <text:p>0.3174384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2660233" calcext:value-type="float">
            <text:p>-0.2660233</text:p>
          </table:table-cell>
          <table:table-cell office:value-type="float" office:value="-0.00901382" calcext:value-type="float">
            <text:p>-0.0090138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2.0771003" calcext:value-type="float">
            <text:p>-2.0771003</text:p>
          </table:table-cell>
          <table:table-cell office:value-type="float" office:value="-1.55100615" calcext:value-type="float">
            <text:p>-1.5510061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33464315" calcext:value-type="float">
            <text:p>0.33464315</text:p>
          </table:table-cell>
          <table:table-cell office:value-type="float" office:value="-1.95833938" calcext:value-type="float">
            <text:p>-1.9583393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94694158" calcext:value-type="float">
            <text:p>-0.94694158</text:p>
          </table:table-cell>
          <table:table-cell office:value-type="float" office:value="-0.58776027" calcext:value-type="float">
            <text:p>-0.5877602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03319932" calcext:value-type="float">
            <text:p>-1.03319932</text:p>
          </table:table-cell>
          <table:table-cell office:value-type="float" office:value="1.37626268" calcext:value-type="float">
            <text:p>1.3762626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3610973" calcext:value-type="float">
            <text:p>0.3610973</text:p>
          </table:table-cell>
          <table:table-cell office:value-type="float" office:value="1.67380784" calcext:value-type="float">
            <text:p>1.67380784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8422982" calcext:value-type="float">
            <text:p>-1.8422982</text:p>
          </table:table-cell>
          <table:table-cell office:value-type="float" office:value="1.09049615" calcext:value-type="float">
            <text:p>1.0904961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0877846" calcext:value-type="float">
            <text:p>-0.0877846</text:p>
          </table:table-cell>
          <table:table-cell office:value-type="float" office:value="-1.38195632" calcext:value-type="float">
            <text:p>-1.3819563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2.32781904" calcext:value-type="float">
            <text:p>-2.32781904</text:p>
          </table:table-cell>
          <table:table-cell office:value-type="float" office:value="-1.50639959" calcext:value-type="float">
            <text:p>-1.50639959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2.15227073" calcext:value-type="float">
            <text:p>-2.15227073</text:p>
          </table:table-cell>
          <table:table-cell office:value-type="float" office:value="0.2697871" calcext:value-type="float">
            <text:p>0.2697871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84797239" calcext:value-type="float">
            <text:p>-0.84797239</text:p>
          </table:table-cell>
          <table:table-cell office:value-type="float" office:value="1.28197283" calcext:value-type="float">
            <text:p>1.2819728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2.16882578" calcext:value-type="float">
            <text:p>-2.16882578</text:p>
          </table:table-cell>
          <table:table-cell office:value-type="float" office:value="-0.0734546" calcext:value-type="float">
            <text:p>-0.073454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1.03756168" calcext:value-type="float">
            <text:p>1.03756168</text:p>
          </table:table-cell>
          <table:table-cell office:value-type="float" office:value="0.78825578" calcext:value-type="float">
            <text:p>0.7882557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42429217" calcext:value-type="float">
            <text:p>-1.42429217</text:p>
          </table:table-cell>
          <table:table-cell office:value-type="float" office:value="1.27162876" calcext:value-type="float">
            <text:p>1.2716287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2.25907567" calcext:value-type="float">
            <text:p>-2.25907567</text:p>
          </table:table-cell>
          <table:table-cell office:value-type="float" office:value="-0.53520365" calcext:value-type="float">
            <text:p>-0.5352036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40213567" calcext:value-type="float">
            <text:p>-0.40213567</text:p>
          </table:table-cell>
          <table:table-cell office:value-type="float" office:value="-1.13111563" calcext:value-type="float">
            <text:p>-1.1311156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34214266" calcext:value-type="float">
            <text:p>-0.34214266</text:p>
          </table:table-cell>
          <table:table-cell office:value-type="float" office:value="0.02180773" calcext:value-type="float">
            <text:p>0.0218077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67461506" calcext:value-type="float">
            <text:p>-0.67461506</text:p>
          </table:table-cell>
          <table:table-cell office:value-type="float" office:value="-0.6953907" calcext:value-type="float">
            <text:p>-0.695390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54716087" calcext:value-type="float">
            <text:p>-1.54716087</text:p>
          </table:table-cell>
          <table:table-cell office:value-type="float" office:value="-0.35734943" calcext:value-type="float">
            <text:p>-0.3573494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1.22160216" calcext:value-type="float">
            <text:p>1.22160216</text:p>
          </table:table-cell>
          <table:table-cell office:value-type="float" office:value="0.96173284" calcext:value-type="float">
            <text:p>0.96173284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74168641" calcext:value-type="float">
            <text:p>-0.74168641</text:p>
          </table:table-cell>
          <table:table-cell office:value-type="float" office:value="-0.00630339" calcext:value-type="float">
            <text:p>-0.00630339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59072637" calcext:value-type="float">
            <text:p>-0.59072637</text:p>
          </table:table-cell>
          <table:table-cell office:value-type="float" office:value="-1.43050689" calcext:value-type="float">
            <text:p>-1.43050689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52540196" calcext:value-type="float">
            <text:p>-1.52540196</text:p>
          </table:table-cell>
          <table:table-cell office:value-type="float" office:value="-0.79901327" calcext:value-type="float">
            <text:p>-0.7990132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1.47717121" calcext:value-type="float">
            <text:p>1.47717121</text:p>
          </table:table-cell>
          <table:table-cell office:value-type="float" office:value="-1.49851727" calcext:value-type="float">
            <text:p>-1.4985172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1.63023197" calcext:value-type="float">
            <text:p>1.63023197</text:p>
          </table:table-cell>
          <table:table-cell office:value-type="float" office:value="2.57307269" calcext:value-type="float">
            <text:p>2.57307269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38342408" calcext:value-type="float">
            <text:p>0.38342408</text:p>
          </table:table-cell>
          <table:table-cell office:value-type="float" office:value="0.07015347" calcext:value-type="float">
            <text:p>0.0701534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2.59826024" calcext:value-type="float">
            <text:p>-2.59826024</text:p>
          </table:table-cell>
          <table:table-cell office:value-type="float" office:value="0.87288985" calcext:value-type="float">
            <text:p>0.8728898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1.43105348" calcext:value-type="float">
            <text:p>1.43105348</text:p>
          </table:table-cell>
          <table:table-cell office:value-type="float" office:value="1.5126246" calcext:value-type="float">
            <text:p>1.512624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11075612" calcext:value-type="float">
            <text:p>-1.11075612</text:p>
          </table:table-cell>
          <table:table-cell office:value-type="float" office:value="-0.82427321" calcext:value-type="float">
            <text:p>-0.82427321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7051345" calcext:value-type="float">
            <text:p>-0.7051345</text:p>
          </table:table-cell>
          <table:table-cell office:value-type="float" office:value="-1.12249444" calcext:value-type="float">
            <text:p>-1.12249444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26427823" calcext:value-type="float">
            <text:p>-1.26427823</text:p>
          </table:table-cell>
          <table:table-cell office:value-type="float" office:value="-0.44831159" calcext:value-type="float">
            <text:p>-0.44831159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5.72715511" calcext:value-type="float">
            <text:p>5.72715511</text:p>
          </table:table-cell>
          <table:table-cell office:value-type="float" office:value="-2.24373405" calcext:value-type="float">
            <text:p>-2.2437340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4846079" calcext:value-type="float">
            <text:p>0.4846079</text:p>
          </table:table-cell>
          <table:table-cell office:value-type="float" office:value="-1.27123143" calcext:value-type="float">
            <text:p>-1.2712314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93640714" calcext:value-type="float">
            <text:p>-0.93640714</text:p>
          </table:table-cell>
          <table:table-cell office:value-type="float" office:value="-1.17610327" calcext:value-type="float">
            <text:p>-1.1761032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8316755" calcext:value-type="float">
            <text:p>-0.8316755</text:p>
          </table:table-cell>
          <table:table-cell office:value-type="float" office:value="0.3904759" calcext:value-type="float">
            <text:p>0.3904759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00550143" calcext:value-type="float">
            <text:p>-1.00550143</text:p>
          </table:table-cell>
          <table:table-cell office:value-type="float" office:value="-0.94002209" calcext:value-type="float">
            <text:p>-0.94002209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88901539" calcext:value-type="float">
            <text:p>-1.88901539</text:p>
          </table:table-cell>
          <table:table-cell office:value-type="float" office:value="-0.29905609" calcext:value-type="float">
            <text:p>-0.29905609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37234636" calcext:value-type="float">
            <text:p>-1.37234636</text:p>
          </table:table-cell>
          <table:table-cell office:value-type="float" office:value="-1.11881106" calcext:value-type="float">
            <text:p>-1.1188110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14499982" calcext:value-type="float">
            <text:p>-0.14499982</text:p>
          </table:table-cell>
          <table:table-cell office:value-type="float" office:value="-0.98178512" calcext:value-type="float">
            <text:p>-0.9817851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1.36504081" calcext:value-type="float">
            <text:p>1.36504081</text:p>
          </table:table-cell>
          <table:table-cell office:value-type="float" office:value="-0.92372089" calcext:value-type="float">
            <text:p>-0.92372089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72975729" calcext:value-type="float">
            <text:p>-0.72975729</text:p>
          </table:table-cell>
          <table:table-cell office:value-type="float" office:value="2.18096693" calcext:value-type="float">
            <text:p>2.1809669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4.351419" calcext:value-type="float">
            <text:p>4.351419</text:p>
          </table:table-cell>
          <table:table-cell office:value-type="float" office:value="-2.59005928" calcext:value-type="float">
            <text:p>-2.5900592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1.86542627" calcext:value-type="float">
            <text:p>1.86542627</text:p>
          </table:table-cell>
          <table:table-cell office:value-type="float" office:value="0.03970804" calcext:value-type="float">
            <text:p>0.03970804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80951984" calcext:value-type="float">
            <text:p>-0.80951984</text:p>
          </table:table-cell>
          <table:table-cell office:value-type="float" office:value="-0.58447027" calcext:value-type="float">
            <text:p>-0.5844702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14595863" calcext:value-type="float">
            <text:p>-1.14595863</text:p>
          </table:table-cell>
          <table:table-cell office:value-type="float" office:value="1.77320536" calcext:value-type="float">
            <text:p>1.7732053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0491782" calcext:value-type="float">
            <text:p>-1.0491782</text:p>
          </table:table-cell>
          <table:table-cell office:value-type="float" office:value="0.25268227" calcext:value-type="float">
            <text:p>0.2526822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29506429" calcext:value-type="float">
            <text:p>-1.29506429</text:p>
          </table:table-cell>
          <table:table-cell office:value-type="float" office:value="-0.50843607" calcext:value-type="float">
            <text:p>-0.5084360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69326842" calcext:value-type="float">
            <text:p>-0.69326842</text:p>
          </table:table-cell>
          <table:table-cell office:value-type="float" office:value="-1.34125097" calcext:value-type="float">
            <text:p>-1.3412509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28349193" calcext:value-type="float">
            <text:p>-0.28349193</text:p>
          </table:table-cell>
          <table:table-cell office:value-type="float" office:value="-0.71647139" calcext:value-type="float">
            <text:p>-0.71647139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07499453" calcext:value-type="float">
            <text:p>-1.07499453</text:p>
          </table:table-cell>
          <table:table-cell office:value-type="float" office:value="-0.48303907" calcext:value-type="float">
            <text:p>-0.4830390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1.05736493" calcext:value-type="float">
            <text:p>1.05736493</text:p>
          </table:table-cell>
          <table:table-cell office:value-type="float" office:value="-1.31632025" calcext:value-type="float">
            <text:p>-1.3163202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65536534" calcext:value-type="float">
            <text:p>0.65536534</text:p>
          </table:table-cell>
          <table:table-cell office:value-type="float" office:value="0.34611058" calcext:value-type="float">
            <text:p>0.3461105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31618406" calcext:value-type="float">
            <text:p>-0.31618406</text:p>
          </table:table-cell>
          <table:table-cell office:value-type="float" office:value="-0.71115349" calcext:value-type="float">
            <text:p>-0.71115349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27860836" calcext:value-type="float">
            <text:p>0.27860836</text:p>
          </table:table-cell>
          <table:table-cell office:value-type="float" office:value="2.024991" calcext:value-type="float">
            <text:p>2.024991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39636758" calcext:value-type="float">
            <text:p>0.39636758</text:p>
          </table:table-cell>
          <table:table-cell office:value-type="float" office:value="0.4964209" calcext:value-type="float">
            <text:p>0.4964209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1.03053282" calcext:value-type="float">
            <text:p>1.03053282</text:p>
          </table:table-cell>
          <table:table-cell office:value-type="float" office:value="-1.43086516" calcext:value-type="float">
            <text:p>-1.4308651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2.48898607" calcext:value-type="float">
            <text:p>-2.48898607</text:p>
          </table:table-cell>
          <table:table-cell office:value-type="float" office:value="-0.75498554" calcext:value-type="float">
            <text:p>-0.75498554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01179221" calcext:value-type="float">
            <text:p>-1.01179221</text:p>
          </table:table-cell>
          <table:table-cell office:value-type="float" office:value="-1.08257704" calcext:value-type="float">
            <text:p>-1.08257704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30109546" calcext:value-type="float">
            <text:p>-1.30109546</text:p>
          </table:table-cell>
          <table:table-cell office:value-type="float" office:value="1.0954365" calcext:value-type="float">
            <text:p>1.095436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05312041" calcext:value-type="float">
            <text:p>-0.05312041</text:p>
          </table:table-cell>
          <table:table-cell office:value-type="float" office:value="-1.87009533" calcext:value-type="float">
            <text:p>-1.8700953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42324667" calcext:value-type="float">
            <text:p>-0.42324667</text:p>
          </table:table-cell>
          <table:table-cell office:value-type="float" office:value="3.1868269" calcext:value-type="float">
            <text:p>3.1868269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98793678" calcext:value-type="float">
            <text:p>0.98793678</text:p>
          </table:table-cell>
          <table:table-cell office:value-type="float" office:value="-1.65597208" calcext:value-type="float">
            <text:p>-1.6559720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67245743" calcext:value-type="float">
            <text:p>-0.67245743</text:p>
          </table:table-cell>
          <table:table-cell office:value-type="float" office:value="-1.42914817" calcext:value-type="float">
            <text:p>-1.4291481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60178442" calcext:value-type="float">
            <text:p>-0.60178442</text:p>
          </table:table-cell>
          <table:table-cell office:value-type="float" office:value="2.05919063" calcext:value-type="float">
            <text:p>2.0591906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14220313" calcext:value-type="float">
            <text:p>-0.14220313</text:p>
          </table:table-cell>
          <table:table-cell office:value-type="float" office:value="-1.33394545" calcext:value-type="float">
            <text:p>-1.3339454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99245296" calcext:value-type="float">
            <text:p>0.99245296</text:p>
          </table:table-cell>
          <table:table-cell office:value-type="float" office:value="1.27248864" calcext:value-type="float">
            <text:p>1.27248864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66739692" calcext:value-type="float">
            <text:p>0.66739692</text:p>
          </table:table-cell>
          <table:table-cell office:value-type="float" office:value="1.02407675" calcext:value-type="float">
            <text:p>1.0240767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85512572" calcext:value-type="float">
            <text:p>0.85512572</text:p>
          </table:table-cell>
          <table:table-cell office:value-type="float" office:value="1.40114797" calcext:value-type="float">
            <text:p>1.4011479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3.66314363" calcext:value-type="float">
            <text:p>3.66314363</text:p>
          </table:table-cell>
          <table:table-cell office:value-type="float" office:value="-1.07065661" calcext:value-type="float">
            <text:p>-1.07065661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62996209" calcext:value-type="float">
            <text:p>-1.62996209</text:p>
          </table:table-cell>
          <table:table-cell office:value-type="float" office:value="-0.28246626" calcext:value-type="float">
            <text:p>-0.2824662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60174549" calcext:value-type="float">
            <text:p>0.60174549</text:p>
          </table:table-cell>
          <table:table-cell office:value-type="float" office:value="-0.28472259" calcext:value-type="float">
            <text:p>-0.28472259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19525335" calcext:value-type="float">
            <text:p>-0.19525335</text:p>
          </table:table-cell>
          <table:table-cell office:value-type="float" office:value="-1.51688833" calcext:value-type="float">
            <text:p>-1.5168883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0986946" calcext:value-type="float">
            <text:p>-1.0986946</text:p>
          </table:table-cell>
          <table:table-cell office:value-type="float" office:value="1.84686764" calcext:value-type="float">
            <text:p>1.84686764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1.05362799" calcext:value-type="float">
            <text:p>1.05362799</text:p>
          </table:table-cell>
          <table:table-cell office:value-type="float" office:value="-0.23184761" calcext:value-type="float">
            <text:p>-0.23184761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74704262" calcext:value-type="float">
            <text:p>0.74704262</text:p>
          </table:table-cell>
          <table:table-cell office:value-type="float" office:value="-1.468388" calcext:value-type="float">
            <text:p>-1.46838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52845135" calcext:value-type="float">
            <text:p>-0.52845135</text:p>
          </table:table-cell>
          <table:table-cell office:value-type="float" office:value="2.59235793" calcext:value-type="float">
            <text:p>2.5923579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15569891" calcext:value-type="float">
            <text:p>0.15569891</text:p>
          </table:table-cell>
          <table:table-cell office:value-type="float" office:value="-0.09609475" calcext:value-type="float">
            <text:p>-0.0960947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19753321" calcext:value-type="float">
            <text:p>-1.19753321</text:p>
          </table:table-cell>
          <table:table-cell office:value-type="float" office:value="1.11346925" calcext:value-type="float">
            <text:p>1.1134692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75704982" calcext:value-type="float">
            <text:p>0.75704982</text:p>
          </table:table-cell>
          <table:table-cell office:value-type="float" office:value="-0.89037495" calcext:value-type="float">
            <text:p>-0.8903749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77941809" calcext:value-type="float">
            <text:p>-0.77941809</text:p>
          </table:table-cell>
          <table:table-cell office:value-type="float" office:value="-1.0461646" calcext:value-type="float">
            <text:p>-1.046164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85040948" calcext:value-type="float">
            <text:p>-0.85040948</text:p>
          </table:table-cell>
          <table:table-cell office:value-type="float" office:value="0.64694363" calcext:value-type="float">
            <text:p>0.6469436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74287499" calcext:value-type="float">
            <text:p>0.74287499</text:p>
          </table:table-cell>
          <table:table-cell office:value-type="float" office:value="-1.97953586" calcext:value-type="float">
            <text:p>-1.9795358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91184836" calcext:value-type="float">
            <text:p>-0.91184836</text:p>
          </table:table-cell>
          <table:table-cell office:value-type="float" office:value="-0.62559618" calcext:value-type="float">
            <text:p>-0.6255961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23568717" calcext:value-type="float">
            <text:p>-0.23568717</text:p>
          </table:table-cell>
          <table:table-cell office:value-type="float" office:value="-0.79721939" calcext:value-type="float">
            <text:p>-0.79721939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35780884" calcext:value-type="float">
            <text:p>-1.35780884</text:p>
          </table:table-cell>
          <table:table-cell office:value-type="float" office:value="0.12906478" calcext:value-type="float">
            <text:p>0.1290647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5731996" calcext:value-type="float">
            <text:p>0.5731996</text:p>
          </table:table-cell>
          <table:table-cell office:value-type="float" office:value="-0.9625408" calcext:value-type="float">
            <text:p>-0.962540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02137263" calcext:value-type="float">
            <text:p>0.02137263</text:p>
          </table:table-cell>
          <table:table-cell office:value-type="float" office:value="-0.24765875" calcext:value-type="float">
            <text:p>-0.2476587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31353747" calcext:value-type="float">
            <text:p>-0.31353747</text:p>
          </table:table-cell>
          <table:table-cell office:value-type="float" office:value="-0.95717933" calcext:value-type="float">
            <text:p>-0.9571793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072023" calcext:value-type="float">
            <text:p>-0.072023</text:p>
          </table:table-cell>
          <table:table-cell office:value-type="float" office:value="-0.75664983" calcext:value-type="float">
            <text:p>-0.7566498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11760335" calcext:value-type="float">
            <text:p>0.11760335</text:p>
          </table:table-cell>
          <table:table-cell office:value-type="float" office:value="2.27062842" calcext:value-type="float">
            <text:p>2.2706284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11601366" calcext:value-type="float">
            <text:p>-0.11601366</text:p>
          </table:table-cell>
          <table:table-cell office:value-type="float" office:value="0.43167217" calcext:value-type="float">
            <text:p>0.4316721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35847303" calcext:value-type="float">
            <text:p>0.35847303</text:p>
          </table:table-cell>
          <table:table-cell office:value-type="float" office:value="1.36767378" calcext:value-type="float">
            <text:p>1.3676737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27246975" calcext:value-type="float">
            <text:p>-1.27246975</text:p>
          </table:table-cell>
          <table:table-cell office:value-type="float" office:value="-0.79199076" calcext:value-type="float">
            <text:p>-0.7919907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11125722" calcext:value-type="float">
            <text:p>-1.11125722</text:p>
          </table:table-cell>
          <table:table-cell office:value-type="float" office:value="2.86097784" calcext:value-type="float">
            <text:p>2.86097784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57561917" calcext:value-type="float">
            <text:p>-1.57561917</text:p>
          </table:table-cell>
          <table:table-cell office:value-type="float" office:value="-1.04075768" calcext:value-type="float">
            <text:p>-1.0407576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2.42226872" calcext:value-type="float">
            <text:p>2.42226872</text:p>
          </table:table-cell>
          <table:table-cell office:value-type="float" office:value="-1.72922073" calcext:value-type="float">
            <text:p>-1.7292207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68770848" calcext:value-type="float">
            <text:p>-1.68770848</text:p>
          </table:table-cell>
          <table:table-cell office:value-type="float" office:value="-0.37945477" calcext:value-type="float">
            <text:p>-0.3794547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63135419" calcext:value-type="float">
            <text:p>-0.63135419</text:p>
          </table:table-cell>
          <table:table-cell office:value-type="float" office:value="-0.85706723" calcext:value-type="float">
            <text:p>-0.8570672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48748165" calcext:value-type="float">
            <text:p>-0.48748165</text:p>
          </table:table-cell>
          <table:table-cell office:value-type="float" office:value="-0.44141808" calcext:value-type="float">
            <text:p>-0.4414180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77547174" calcext:value-type="float">
            <text:p>-1.77547174</text:p>
          </table:table-cell>
          <table:table-cell office:value-type="float" office:value="-1.86118519" calcext:value-type="float">
            <text:p>-1.86118519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4933379" calcext:value-type="float">
            <text:p>-0.4933379</text:p>
          </table:table-cell>
          <table:table-cell office:value-type="float" office:value="0.99133588" calcext:value-type="float">
            <text:p>0.9913358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28742241" calcext:value-type="float">
            <text:p>-0.28742241</text:p>
          </table:table-cell>
          <table:table-cell office:value-type="float" office:value="2.40869496" calcext:value-type="float">
            <text:p>2.4086949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1.64445945" calcext:value-type="float">
            <text:p>1.64445945</text:p>
          </table:table-cell>
          <table:table-cell office:value-type="float" office:value="1.35074963" calcext:value-type="float">
            <text:p>1.3507496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57551623" calcext:value-type="float">
            <text:p>-0.57551623</text:p>
          </table:table-cell>
          <table:table-cell office:value-type="float" office:value="-1.2162223" calcext:value-type="float">
            <text:p>-1.216222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3.13911516" calcext:value-type="float">
            <text:p>-3.13911516</text:p>
          </table:table-cell>
          <table:table-cell office:value-type="float" office:value="-0.55815673" calcext:value-type="float">
            <text:p>-0.5581567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3624102" calcext:value-type="float">
            <text:p>-1.3624102</text:p>
          </table:table-cell>
          <table:table-cell office:value-type="float" office:value="-0.4718301" calcext:value-type="float">
            <text:p>-0.4718301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69273083" calcext:value-type="float">
            <text:p>-0.69273083</text:p>
          </table:table-cell>
          <table:table-cell office:value-type="float" office:value="0.3067803" calcext:value-type="float">
            <text:p>0.306780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66653096" calcext:value-type="float">
            <text:p>-0.66653096</text:p>
          </table:table-cell>
          <table:table-cell office:value-type="float" office:value="0.77813082" calcext:value-type="float">
            <text:p>0.7781308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45858057" calcext:value-type="float">
            <text:p>-0.45858057</text:p>
          </table:table-cell>
          <table:table-cell office:value-type="float" office:value="0.39296667" calcext:value-type="float">
            <text:p>0.3929666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33758688" calcext:value-type="float">
            <text:p>-1.33758688</text:p>
          </table:table-cell>
          <table:table-cell office:value-type="float" office:value="-0.94602179" calcext:value-type="float">
            <text:p>-0.94602179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63565191" calcext:value-type="float">
            <text:p>-0.63565191</text:p>
          </table:table-cell>
          <table:table-cell office:value-type="float" office:value="-0.4470132" calcext:value-type="float">
            <text:p>-0.447013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79865427" calcext:value-type="float">
            <text:p>0.79865427</text:p>
          </table:table-cell>
          <table:table-cell office:value-type="float" office:value="1.72782036" calcext:value-type="float">
            <text:p>1.7278203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19164208" calcext:value-type="float">
            <text:p>-0.19164208</text:p>
          </table:table-cell>
          <table:table-cell office:value-type="float" office:value="2.71282593" calcext:value-type="float">
            <text:p>2.7128259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1.5127405" calcext:value-type="float">
            <text:p>1.5127405</text:p>
          </table:table-cell>
          <table:table-cell office:value-type="float" office:value="1.9530806" calcext:value-type="float">
            <text:p>1.953080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1.38778786" calcext:value-type="float">
            <text:p>1.38778786</text:p>
          </table:table-cell>
          <table:table-cell office:value-type="float" office:value="-0.51751188" calcext:value-type="float">
            <text:p>-0.5175118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20572857" calcext:value-type="float">
            <text:p>-0.20572857</text:p>
          </table:table-cell>
          <table:table-cell office:value-type="float" office:value="-0.42844057" calcext:value-type="float">
            <text:p>-0.4284405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90190376" calcext:value-type="float">
            <text:p>-1.90190376</text:p>
          </table:table-cell>
          <table:table-cell office:value-type="float" office:value="-1.0119617" calcext:value-type="float">
            <text:p>-1.011961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96854708" calcext:value-type="float">
            <text:p>-0.96854708</text:p>
          </table:table-cell>
          <table:table-cell office:value-type="float" office:value="-0.55602528" calcext:value-type="float">
            <text:p>-0.5560252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18685511" calcext:value-type="float">
            <text:p>-1.18685511</text:p>
          </table:table-cell>
          <table:table-cell office:value-type="float" office:value="-1.51427238" calcext:value-type="float">
            <text:p>-1.5142723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63540491" calcext:value-type="float">
            <text:p>-0.63540491</text:p>
          </table:table-cell>
          <table:table-cell office:value-type="float" office:value="-1.65004882" calcext:value-type="float">
            <text:p>-1.6500488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05582584" calcext:value-type="float">
            <text:p>-0.05582584</text:p>
          </table:table-cell>
          <table:table-cell office:value-type="float" office:value="-1.33511332" calcext:value-type="float">
            <text:p>-1.3351133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9742895" calcext:value-type="float">
            <text:p>0.9742895</text:p>
          </table:table-cell>
          <table:table-cell office:value-type="float" office:value="-1.57751691" calcext:value-type="float">
            <text:p>-1.57751691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04551954" calcext:value-type="float">
            <text:p>-1.04551954</text:p>
          </table:table-cell>
          <table:table-cell office:value-type="float" office:value="-1.01678282" calcext:value-type="float">
            <text:p>-1.0167828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11923593" calcext:value-type="float">
            <text:p>-0.11923593</text:p>
          </table:table-cell>
          <table:table-cell office:value-type="float" office:value="-1.7792153" calcext:value-type="float">
            <text:p>-1.779215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1.69786283" calcext:value-type="float">
            <text:p>1.69786283</text:p>
          </table:table-cell>
          <table:table-cell office:value-type="float" office:value="-1.15945473" calcext:value-type="float">
            <text:p>-1.1594547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10504891" calcext:value-type="float">
            <text:p>0.10504891</text:p>
          </table:table-cell>
          <table:table-cell office:value-type="float" office:value="-1.35308502" calcext:value-type="float">
            <text:p>-1.3530850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69388922" calcext:value-type="float">
            <text:p>-1.69388922</text:p>
          </table:table-cell>
          <table:table-cell office:value-type="float" office:value="-0.9847489" calcext:value-type="float">
            <text:p>-0.9847489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58023492" calcext:value-type="float">
            <text:p>-0.58023492</text:p>
          </table:table-cell>
          <table:table-cell office:value-type="float" office:value="-1.35157689" calcext:value-type="float">
            <text:p>-1.35157689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65293306" calcext:value-type="float">
            <text:p>-0.65293306</text:p>
          </table:table-cell>
          <table:table-cell office:value-type="float" office:value="-1.27972986" calcext:value-type="float">
            <text:p>-1.2797298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616861" calcext:value-type="float">
            <text:p>-0.616861</text:p>
          </table:table-cell>
          <table:table-cell office:value-type="float" office:value="-0.85279697" calcext:value-type="float">
            <text:p>-0.8527969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6632224" calcext:value-type="float">
            <text:p>-1.6632224</text:p>
          </table:table-cell>
          <table:table-cell office:value-type="float" office:value="-0.69915462" calcext:value-type="float">
            <text:p>-0.6991546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041763" calcext:value-type="float">
            <text:p>0.041763</text:p>
          </table:table-cell>
          <table:table-cell office:value-type="float" office:value="-0.77484918" calcext:value-type="float">
            <text:p>-0.7748491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37429804" calcext:value-type="float">
            <text:p>0.37429804</text:p>
          </table:table-cell>
          <table:table-cell office:value-type="float" office:value="-0.60157414" calcext:value-type="float">
            <text:p>-0.60157414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25695257" calcext:value-type="float">
            <text:p>0.25695257</text:p>
          </table:table-cell>
          <table:table-cell office:value-type="float" office:value="-1.59852704" calcext:value-type="float">
            <text:p>-1.59852704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72010355" calcext:value-type="float">
            <text:p>-0.72010355</text:p>
          </table:table-cell>
          <table:table-cell office:value-type="float" office:value="0.51879332" calcext:value-type="float">
            <text:p>0.5187933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1.16785165" calcext:value-type="float">
            <text:p>1.16785165</text:p>
          </table:table-cell>
          <table:table-cell office:value-type="float" office:value="-1.69089223" calcext:value-type="float">
            <text:p>-1.6908922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01339633" calcext:value-type="float">
            <text:p>-0.01339633</text:p>
          </table:table-cell>
          <table:table-cell office:value-type="float" office:value="-0.54270402" calcext:value-type="float">
            <text:p>-0.5427040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2.19347722" calcext:value-type="float">
            <text:p>-2.19347722</text:p>
          </table:table-cell>
          <table:table-cell office:value-type="float" office:value="-0.01597312" calcext:value-type="float">
            <text:p>-0.0159731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08113493" calcext:value-type="float">
            <text:p>-1.08113493</text:p>
          </table:table-cell>
          <table:table-cell office:value-type="float" office:value="2.35918648" calcext:value-type="float">
            <text:p>2.3591864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51679396" calcext:value-type="float">
            <text:p>-0.51679396</text:p>
          </table:table-cell>
          <table:table-cell office:value-type="float" office:value="1.13513176" calcext:value-type="float">
            <text:p>1.1351317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69791549" calcext:value-type="float">
            <text:p>0.69791549</text:p>
          </table:table-cell>
          <table:table-cell office:value-type="float" office:value="-1.46836692" calcext:value-type="float">
            <text:p>-1.4683669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2.22047075" calcext:value-type="float">
            <text:p>-2.22047075</text:p>
          </table:table-cell>
          <table:table-cell office:value-type="float" office:value="-0.50825721" calcext:value-type="float">
            <text:p>-0.50825721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73613048" calcext:value-type="float">
            <text:p>0.73613048</text:p>
          </table:table-cell>
          <table:table-cell office:value-type="float" office:value="-0.13375555" calcext:value-type="float">
            <text:p>-0.1337555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50550892" calcext:value-type="float">
            <text:p>0.50550892</text:p>
          </table:table-cell>
          <table:table-cell office:value-type="float" office:value="-1.41584426" calcext:value-type="float">
            <text:p>-1.4158442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2.27944933" calcext:value-type="float">
            <text:p>2.27944933</text:p>
          </table:table-cell>
          <table:table-cell office:value-type="float" office:value="-1.7418892" calcext:value-type="float">
            <text:p>-1.741889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49104874" calcext:value-type="float">
            <text:p>-0.49104874</text:p>
          </table:table-cell>
          <table:table-cell office:value-type="float" office:value="-0.81685308" calcext:value-type="float">
            <text:p>-0.8168530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66672266" calcext:value-type="float">
            <text:p>-0.66672266</text:p>
          </table:table-cell>
          <table:table-cell office:value-type="float" office:value="-1.24010414" calcext:value-type="float">
            <text:p>-1.24010414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2.23526188" calcext:value-type="float">
            <text:p>-2.23526188</text:p>
          </table:table-cell>
          <table:table-cell office:value-type="float" office:value="-0.32607603" calcext:value-type="float">
            <text:p>-0.3260760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1.79513691" calcext:value-type="float">
            <text:p>1.79513691</text:p>
          </table:table-cell>
          <table:table-cell office:value-type="float" office:value="-1.52072638" calcext:value-type="float">
            <text:p>-1.5207263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98329243" calcext:value-type="float">
            <text:p>-0.98329243</text:p>
          </table:table-cell>
          <table:table-cell office:value-type="float" office:value="-1.02369134" calcext:value-type="float">
            <text:p>-1.02369134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52879043" calcext:value-type="float">
            <text:p>0.52879043</text:p>
          </table:table-cell>
          <table:table-cell office:value-type="float" office:value="-2.12134634" calcext:value-type="float">
            <text:p>-2.12134634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81519539" calcext:value-type="float">
            <text:p>-0.81519539</text:p>
          </table:table-cell>
          <table:table-cell office:value-type="float" office:value="-0.87503656" calcext:value-type="float">
            <text:p>-0.8750365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4.7820569" calcext:value-type="float">
            <text:p>-4.7820569</text:p>
          </table:table-cell>
          <table:table-cell office:value-type="float" office:value="-0.82569151" calcext:value-type="float">
            <text:p>-0.82569151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1.65717168" calcext:value-type="float">
            <text:p>1.65717168</text:p>
          </table:table-cell>
          <table:table-cell office:value-type="float" office:value="-1.46011786" calcext:value-type="float">
            <text:p>-1.4601178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3.52552843" calcext:value-type="float">
            <text:p>-3.52552843</text:p>
          </table:table-cell>
          <table:table-cell office:value-type="float" office:value="-0.78130141" calcext:value-type="float">
            <text:p>-0.78130141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38552334" calcext:value-type="float">
            <text:p>-0.38552334</text:p>
          </table:table-cell>
          <table:table-cell office:value-type="float" office:value="0.04948283" calcext:value-type="float">
            <text:p>0.0494828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11705702" calcext:value-type="float">
            <text:p>-1.11705702</text:p>
          </table:table-cell>
          <table:table-cell office:value-type="float" office:value="-1.02454862" calcext:value-type="float">
            <text:p>-1.0245486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29324288" calcext:value-type="float">
            <text:p>-1.29324288</text:p>
          </table:table-cell>
          <table:table-cell office:value-type="float" office:value="0.40108265" calcext:value-type="float">
            <text:p>0.4010826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99533407" calcext:value-type="float">
            <text:p>-0.99533407</text:p>
          </table:table-cell>
          <table:table-cell office:value-type="float" office:value="-0.24951701" calcext:value-type="float">
            <text:p>-0.24951701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1.13899594" calcext:value-type="float">
            <text:p>1.13899594</text:p>
          </table:table-cell>
          <table:table-cell office:value-type="float" office:value="2.03182981" calcext:value-type="float">
            <text:p>2.03182981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63239194" calcext:value-type="float">
            <text:p>-0.63239194</text:p>
          </table:table-cell>
          <table:table-cell office:value-type="float" office:value="0.76732243" calcext:value-type="float">
            <text:p>0.7673224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2.10290629" calcext:value-type="float">
            <text:p>-2.10290629</text:p>
          </table:table-cell>
          <table:table-cell office:value-type="float" office:value="-0.68413768" calcext:value-type="float">
            <text:p>-0.6841376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15860313" calcext:value-type="float">
            <text:p>-0.15860313</text:p>
          </table:table-cell>
          <table:table-cell office:value-type="float" office:value="0.81136126" calcext:value-type="float">
            <text:p>0.8113612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79592773" calcext:value-type="float">
            <text:p>-0.79592773</text:p>
          </table:table-cell>
          <table:table-cell office:value-type="float" office:value="-1.15316654" calcext:value-type="float">
            <text:p>-1.15316654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09097661" calcext:value-type="float">
            <text:p>-0.09097661</text:p>
          </table:table-cell>
          <table:table-cell office:value-type="float" office:value="-0.67881771" calcext:value-type="float">
            <text:p>-0.67881771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90430091" calcext:value-type="float">
            <text:p>-0.90430091</text:p>
          </table:table-cell>
          <table:table-cell office:value-type="float" office:value="-0.64847191" calcext:value-type="float">
            <text:p>-0.64847191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4791517" calcext:value-type="float">
            <text:p>0.4791517</text:p>
          </table:table-cell>
          <table:table-cell office:value-type="float" office:value="-1.63926848" calcext:value-type="float">
            <text:p>-1.6392684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56034812" calcext:value-type="float">
            <text:p>-0.56034812</text:p>
          </table:table-cell>
          <table:table-cell office:value-type="float" office:value="-0.84128839" calcext:value-type="float">
            <text:p>-0.84128839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67063586" calcext:value-type="float">
            <text:p>-1.67063586</text:p>
          </table:table-cell>
          <table:table-cell office:value-type="float" office:value="-1.01972759" calcext:value-type="float">
            <text:p>-1.01972759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51352072" calcext:value-type="float">
            <text:p>0.51352072</text:p>
          </table:table-cell>
          <table:table-cell office:value-type="float" office:value="-1.87654926" calcext:value-type="float">
            <text:p>-1.8765492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2.01127332" calcext:value-type="float">
            <text:p>-2.01127332</text:p>
          </table:table-cell>
          <table:table-cell office:value-type="float" office:value="1.68145438" calcext:value-type="float">
            <text:p>1.6814543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10869313" calcext:value-type="float">
            <text:p>-0.10869313</text:p>
          </table:table-cell>
          <table:table-cell office:value-type="float" office:value="-1.36505297" calcext:value-type="float">
            <text:p>-1.3650529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72730982" calcext:value-type="float">
            <text:p>-0.72730982</text:p>
          </table:table-cell>
          <table:table-cell office:value-type="float" office:value="1.54006695" calcext:value-type="float">
            <text:p>1.5400669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57982707" calcext:value-type="float">
            <text:p>-0.57982707</text:p>
          </table:table-cell>
          <table:table-cell office:value-type="float" office:value="-0.55838638" calcext:value-type="float">
            <text:p>-0.5583863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1.16355305" calcext:value-type="float">
            <text:p>1.16355305</text:p>
          </table:table-cell>
          <table:table-cell office:value-type="float" office:value="3.41482769" calcext:value-type="float">
            <text:p>3.41482769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01004702" calcext:value-type="float">
            <text:p>0.01004702</text:p>
          </table:table-cell>
          <table:table-cell office:value-type="float" office:value="1.77948762" calcext:value-type="float">
            <text:p>1.7794876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2.47490562" calcext:value-type="float">
            <text:p>-2.47490562</text:p>
          </table:table-cell>
          <table:table-cell office:value-type="float" office:value="-0.4707283" calcext:value-type="float">
            <text:p>-0.470728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49613236" calcext:value-type="float">
            <text:p>0.49613236</text:p>
          </table:table-cell>
          <table:table-cell office:value-type="float" office:value="0.32329706" calcext:value-type="float">
            <text:p>0.3232970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59883968" calcext:value-type="float">
            <text:p>-0.59883968</text:p>
          </table:table-cell>
          <table:table-cell office:value-type="float" office:value="0.41938302" calcext:value-type="float">
            <text:p>0.4193830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16407332" calcext:value-type="float">
            <text:p>-0.16407332</text:p>
          </table:table-cell>
          <table:table-cell office:value-type="float" office:value="1.86901393" calcext:value-type="float">
            <text:p>1.8690139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27223842" calcext:value-type="float">
            <text:p>-1.27223842</text:p>
          </table:table-cell>
          <table:table-cell office:value-type="float" office:value="-1.19207155" calcext:value-type="float">
            <text:p>-1.1920715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2.09375459" calcext:value-type="float">
            <text:p>-2.09375459</text:p>
          </table:table-cell>
          <table:table-cell office:value-type="float" office:value="-1.24632357" calcext:value-type="float">
            <text:p>-1.2463235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20891318" calcext:value-type="float">
            <text:p>0.20891318</text:p>
          </table:table-cell>
          <table:table-cell office:value-type="float" office:value="-1.7666799" calcext:value-type="float">
            <text:p>-1.7666799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2.23203142" calcext:value-type="float">
            <text:p>2.23203142</text:p>
          </table:table-cell>
          <table:table-cell office:value-type="float" office:value="-0.45920634" calcext:value-type="float">
            <text:p>-0.45920634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1.20728692" calcext:value-type="float">
            <text:p>1.20728692</text:p>
          </table:table-cell>
          <table:table-cell office:value-type="float" office:value="-0.9306047" calcext:value-type="float">
            <text:p>-0.930604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11834947" calcext:value-type="float">
            <text:p>-0.11834947</text:p>
          </table:table-cell>
          <table:table-cell office:value-type="float" office:value="-1.26942998" calcext:value-type="float">
            <text:p>-1.2694299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32376576" calcext:value-type="float">
            <text:p>-0.32376576</text:p>
          </table:table-cell>
          <table:table-cell office:value-type="float" office:value="-1.28100522" calcext:value-type="float">
            <text:p>-1.2810052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22464548" calcext:value-type="float">
            <text:p>-0.22464548</text:p>
          </table:table-cell>
          <table:table-cell office:value-type="float" office:value="2.44695986" calcext:value-type="float">
            <text:p>2.4469598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6577151" calcext:value-type="float">
            <text:p>-1.6577151</text:p>
          </table:table-cell>
          <table:table-cell office:value-type="float" office:value="0.22181882" calcext:value-type="float">
            <text:p>0.2218188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17359431" calcext:value-type="float">
            <text:p>0.17359431</text:p>
          </table:table-cell>
          <table:table-cell office:value-type="float" office:value="1.09960282" calcext:value-type="float">
            <text:p>1.0996028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33215282" calcext:value-type="float">
            <text:p>-0.33215282</text:p>
          </table:table-cell>
          <table:table-cell office:value-type="float" office:value="0.58101415" calcext:value-type="float">
            <text:p>0.5810141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2703645" calcext:value-type="float">
            <text:p>0.2703645</text:p>
          </table:table-cell>
          <table:table-cell office:value-type="float" office:value="0.95021322" calcext:value-type="float">
            <text:p>0.9502132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67342169" calcext:value-type="float">
            <text:p>0.67342169</text:p>
          </table:table-cell>
          <table:table-cell office:value-type="float" office:value="1.8463668" calcext:value-type="float">
            <text:p>1.846366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27156636" calcext:value-type="float">
            <text:p>0.27156636</text:p>
          </table:table-cell>
          <table:table-cell office:value-type="float" office:value="-0.81968651" calcext:value-type="float">
            <text:p>-0.81968651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18268655" calcext:value-type="float">
            <text:p>-1.18268655</text:p>
          </table:table-cell>
          <table:table-cell office:value-type="float" office:value="-0.39903579" calcext:value-type="float">
            <text:p>-0.39903579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08713533" calcext:value-type="float">
            <text:p>0.08713533</text:p>
          </table:table-cell>
          <table:table-cell office:value-type="float" office:value="-1.60493223" calcext:value-type="float">
            <text:p>-1.6049322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2.4038451" calcext:value-type="float">
            <text:p>2.4038451</text:p>
          </table:table-cell>
          <table:table-cell office:value-type="float" office:value="-2.54976831" calcext:value-type="float">
            <text:p>-2.54976831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3.48663701" calcext:value-type="float">
            <text:p>3.48663701</text:p>
          </table:table-cell>
          <table:table-cell office:value-type="float" office:value="-0.08346417" calcext:value-type="float">
            <text:p>-0.0834641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20892807" calcext:value-type="float">
            <text:p>-1.20892807</text:p>
          </table:table-cell>
          <table:table-cell office:value-type="float" office:value="0.05374176" calcext:value-type="float">
            <text:p>0.0537417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68808666" calcext:value-type="float">
            <text:p>0.68808666</text:p>
          </table:table-cell>
          <table:table-cell office:value-type="float" office:value="3.66478425" calcext:value-type="float">
            <text:p>3.6647842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21071945" calcext:value-type="float">
            <text:p>-0.21071945</text:p>
          </table:table-cell>
          <table:table-cell office:value-type="float" office:value="-1.3036289" calcext:value-type="float">
            <text:p>-1.3036289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02716131" calcext:value-type="float">
            <text:p>-0.02716131</text:p>
          </table:table-cell>
          <table:table-cell office:value-type="float" office:value="0.18579468" calcext:value-type="float">
            <text:p>0.1857946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3285313" calcext:value-type="float">
            <text:p>-0.3285313</text:p>
          </table:table-cell>
          <table:table-cell office:value-type="float" office:value="-0.1948856" calcext:value-type="float">
            <text:p>-0.194885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4.95743577" calcext:value-type="float">
            <text:p>-4.95743577</text:p>
          </table:table-cell>
          <table:table-cell office:value-type="float" office:value="-0.50112376" calcext:value-type="float">
            <text:p>-0.5011237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03436496" calcext:value-type="float">
            <text:p>-0.03436496</text:p>
          </table:table-cell>
          <table:table-cell office:value-type="float" office:value="3.13441766" calcext:value-type="float">
            <text:p>3.1344176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52391704" calcext:value-type="float">
            <text:p>-1.52391704</text:p>
          </table:table-cell>
          <table:table-cell office:value-type="float" office:value="0.70718278" calcext:value-type="float">
            <text:p>0.7071827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86041278" calcext:value-type="float">
            <text:p>-0.86041278</text:p>
          </table:table-cell>
          <table:table-cell office:value-type="float" office:value="-0.83015658" calcext:value-type="float">
            <text:p>-0.8301565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1.56705634" calcext:value-type="float">
            <text:p>1.56705634</text:p>
          </table:table-cell>
          <table:table-cell office:value-type="float" office:value="0.32489351" calcext:value-type="float">
            <text:p>0.32489351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53075921" calcext:value-type="float">
            <text:p>-0.53075921</text:p>
          </table:table-cell>
          <table:table-cell office:value-type="float" office:value="-0.59752613" calcext:value-type="float">
            <text:p>-0.5975261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37445357" calcext:value-type="float">
            <text:p>-0.37445357</text:p>
          </table:table-cell>
          <table:table-cell office:value-type="float" office:value="-0.65533055" calcext:value-type="float">
            <text:p>-0.6553305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23779983" calcext:value-type="float">
            <text:p>0.23779983</text:p>
          </table:table-cell>
          <table:table-cell office:value-type="float" office:value="0.56495255" calcext:value-type="float">
            <text:p>0.5649525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26219907" calcext:value-type="float">
            <text:p>0.26219907</text:p>
          </table:table-cell>
          <table:table-cell office:value-type="float" office:value="-0.03563149" calcext:value-type="float">
            <text:p>-0.03563149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97341629" calcext:value-type="float">
            <text:p>-0.97341629</text:p>
          </table:table-cell>
          <table:table-cell office:value-type="float" office:value="1.87090577" calcext:value-type="float">
            <text:p>1.8709057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02177322" calcext:value-type="float">
            <text:p>0.02177322</text:p>
          </table:table-cell>
          <table:table-cell office:value-type="float" office:value="-1.47041601" calcext:value-type="float">
            <text:p>-1.47041601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71835663" calcext:value-type="float">
            <text:p>-0.71835663</text:p>
          </table:table-cell>
          <table:table-cell office:value-type="float" office:value="-1.55982395" calcext:value-type="float">
            <text:p>-1.5598239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48920946" calcext:value-type="float">
            <text:p>-0.48920946</text:p>
          </table:table-cell>
          <table:table-cell office:value-type="float" office:value="3.15075304" calcext:value-type="float">
            <text:p>3.15075304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65208786" calcext:value-type="float">
            <text:p>-0.65208786</text:p>
          </table:table-cell>
          <table:table-cell office:value-type="float" office:value="-1.27878552" calcext:value-type="float">
            <text:p>-1.2787855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31174854" calcext:value-type="float">
            <text:p>-1.31174854</text:p>
          </table:table-cell>
          <table:table-cell office:value-type="float" office:value="2.84454231" calcext:value-type="float">
            <text:p>2.84454231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85355339" calcext:value-type="float">
            <text:p>-1.85355339</text:p>
          </table:table-cell>
          <table:table-cell office:value-type="float" office:value="-0.50733932" calcext:value-type="float">
            <text:p>-0.5073393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38386435" calcext:value-type="float">
            <text:p>-1.38386435</text:p>
          </table:table-cell>
          <table:table-cell office:value-type="float" office:value="-0.68223294" calcext:value-type="float">
            <text:p>-0.68223294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10092952" calcext:value-type="float">
            <text:p>0.10092952</text:p>
          </table:table-cell>
          <table:table-cell office:value-type="float" office:value="2.26850425" calcext:value-type="float">
            <text:p>2.2685042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30210812" calcext:value-type="float">
            <text:p>-1.30210812</text:p>
          </table:table-cell>
          <table:table-cell office:value-type="float" office:value="2.39162542" calcext:value-type="float">
            <text:p>2.3916254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95733466" calcext:value-type="float">
            <text:p>0.95733466</text:p>
          </table:table-cell>
          <table:table-cell office:value-type="float" office:value="1.89975117" calcext:value-type="float">
            <text:p>1.8997511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21307709" calcext:value-type="float">
            <text:p>-1.21307709</text:p>
          </table:table-cell>
          <table:table-cell office:value-type="float" office:value="-1.05413261" calcext:value-type="float">
            <text:p>-1.05413261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55308517" calcext:value-type="float">
            <text:p>0.55308517</text:p>
          </table:table-cell>
          <table:table-cell office:value-type="float" office:value="-0.73367406" calcext:value-type="float">
            <text:p>-0.7336740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4.34507748" calcext:value-type="float">
            <text:p>-4.34507748</text:p>
          </table:table-cell>
          <table:table-cell office:value-type="float" office:value="0.41875252" calcext:value-type="float">
            <text:p>0.4187525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49689298" calcext:value-type="float">
            <text:p>-1.49689298</text:p>
          </table:table-cell>
          <table:table-cell office:value-type="float" office:value="0.00454258" calcext:value-type="float">
            <text:p>0.0045425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80376718" calcext:value-type="float">
            <text:p>-1.80376718</text:p>
          </table:table-cell>
          <table:table-cell office:value-type="float" office:value="-0.69909589" calcext:value-type="float">
            <text:p>-0.69909589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67025305" calcext:value-type="float">
            <text:p>-1.67025305</text:p>
          </table:table-cell>
          <table:table-cell office:value-type="float" office:value="-1.05906492" calcext:value-type="float">
            <text:p>-1.0590649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83934659" calcext:value-type="float">
            <text:p>-0.83934659</text:p>
          </table:table-cell>
          <table:table-cell office:value-type="float" office:value="-0.3492253" calcext:value-type="float">
            <text:p>-0.349225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20447954" calcext:value-type="float">
            <text:p>0.20447954</text:p>
          </table:table-cell>
          <table:table-cell office:value-type="float" office:value="-1.7683209" calcext:value-type="float">
            <text:p>-1.7683209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52084464" calcext:value-type="float">
            <text:p>-1.52084464</text:p>
          </table:table-cell>
          <table:table-cell office:value-type="float" office:value="-0.26248762" calcext:value-type="float">
            <text:p>-0.2624876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31208492" calcext:value-type="float">
            <text:p>-0.31208492</text:p>
          </table:table-cell>
          <table:table-cell office:value-type="float" office:value="-1.06596493" calcext:value-type="float">
            <text:p>-1.0659649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27467491" calcext:value-type="float">
            <text:p>-0.27467491</text:p>
          </table:table-cell>
          <table:table-cell office:value-type="float" office:value="-0.82416028" calcext:value-type="float">
            <text:p>-0.8241602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1.04277031" calcext:value-type="float">
            <text:p>1.04277031</text:p>
          </table:table-cell>
          <table:table-cell office:value-type="float" office:value="-1.85151857" calcext:value-type="float">
            <text:p>-1.8515185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2.57946287" calcext:value-type="float">
            <text:p>-2.57946287</text:p>
          </table:table-cell>
          <table:table-cell office:value-type="float" office:value="0.06063052" calcext:value-type="float">
            <text:p>0.0606305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16518267" calcext:value-type="float">
            <text:p>-0.16518267</text:p>
          </table:table-cell>
          <table:table-cell office:value-type="float" office:value="-1.80253655" calcext:value-type="float">
            <text:p>-1.8025365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96823026" calcext:value-type="float">
            <text:p>-0.96823026</text:p>
          </table:table-cell>
          <table:table-cell office:value-type="float" office:value="0.84119231" calcext:value-type="float">
            <text:p>0.84119231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77668865" calcext:value-type="float">
            <text:p>-1.77668865</text:p>
          </table:table-cell>
          <table:table-cell office:value-type="float" office:value="1.30633278" calcext:value-type="float">
            <text:p>1.3063327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1.4232016" calcext:value-type="float">
            <text:p>1.4232016</text:p>
          </table:table-cell>
          <table:table-cell office:value-type="float" office:value="-1.88593111" calcext:value-type="float">
            <text:p>-1.88593111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04497255" calcext:value-type="float">
            <text:p>-0.04497255</text:p>
          </table:table-cell>
          <table:table-cell office:value-type="float" office:value="-0.39047147" calcext:value-type="float">
            <text:p>-0.3904714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28687968" calcext:value-type="float">
            <text:p>-0.28687968</text:p>
          </table:table-cell>
          <table:table-cell office:value-type="float" office:value="-0.94888505" calcext:value-type="float">
            <text:p>-0.9488850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16837422" calcext:value-type="float">
            <text:p>0.16837422</text:p>
          </table:table-cell>
          <table:table-cell office:value-type="float" office:value="-0.3014562" calcext:value-type="float">
            <text:p>-0.301456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1.45491672" calcext:value-type="float">
            <text:p>1.45491672</text:p>
          </table:table-cell>
          <table:table-cell office:value-type="float" office:value="0.33864382" calcext:value-type="float">
            <text:p>0.3386438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1.62522625" calcext:value-type="float">
            <text:p>1.62522625</text:p>
          </table:table-cell>
          <table:table-cell office:value-type="float" office:value="0.90944263" calcext:value-type="float">
            <text:p>0.9094426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93620281" calcext:value-type="float">
            <text:p>-0.93620281</text:p>
          </table:table-cell>
          <table:table-cell office:value-type="float" office:value="-0.99025828" calcext:value-type="float">
            <text:p>-0.9902582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19344414" calcext:value-type="float">
            <text:p>-0.19344414</text:p>
          </table:table-cell>
          <table:table-cell office:value-type="float" office:value="-1.0924737" calcext:value-type="float">
            <text:p>-1.092473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39128207" calcext:value-type="float">
            <text:p>-0.39128207</text:p>
          </table:table-cell>
          <table:table-cell office:value-type="float" office:value="2.98992635" calcext:value-type="float">
            <text:p>2.9899263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01844999" calcext:value-type="float">
            <text:p>-1.01844999</text:p>
          </table:table-cell>
          <table:table-cell office:value-type="float" office:value="-1.23812788" calcext:value-type="float">
            <text:p>-1.2381278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26402331" calcext:value-type="float">
            <text:p>-0.26402331</text:p>
          </table:table-cell>
          <table:table-cell office:value-type="float" office:value="-1.21841834" calcext:value-type="float">
            <text:p>-1.21841834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46658734" calcext:value-type="float">
            <text:p>0.46658734</text:p>
          </table:table-cell>
          <table:table-cell office:value-type="float" office:value="0.42411038" calcext:value-type="float">
            <text:p>0.4241103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06203422" calcext:value-type="float">
            <text:p>-0.06203422</text:p>
          </table:table-cell>
          <table:table-cell office:value-type="float" office:value="-1.0106544" calcext:value-type="float">
            <text:p>-1.0106544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73051758" calcext:value-type="float">
            <text:p>-0.73051758</text:p>
          </table:table-cell>
          <table:table-cell office:value-type="float" office:value="2.78797793" calcext:value-type="float">
            <text:p>2.7879779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94758052" calcext:value-type="float">
            <text:p>0.94758052</text:p>
          </table:table-cell>
          <table:table-cell office:value-type="float" office:value="1.33013593" calcext:value-type="float">
            <text:p>1.3301359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16500514" calcext:value-type="float">
            <text:p>-1.16500514</text:p>
          </table:table-cell>
          <table:table-cell office:value-type="float" office:value="1.89460192" calcext:value-type="float">
            <text:p>1.8946019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07718145" calcext:value-type="float">
            <text:p>-0.07718145</text:p>
          </table:table-cell>
          <table:table-cell office:value-type="float" office:value="-1.50474618" calcext:value-type="float">
            <text:p>-1.5047461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78895742" calcext:value-type="float">
            <text:p>-0.78895742</text:p>
          </table:table-cell>
          <table:table-cell office:value-type="float" office:value="0.25281815" calcext:value-type="float">
            <text:p>0.2528181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15593175" calcext:value-type="float">
            <text:p>-1.15593175</text:p>
          </table:table-cell>
          <table:table-cell office:value-type="float" office:value="-0.51823181" calcext:value-type="float">
            <text:p>-0.51823181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12116168" calcext:value-type="float">
            <text:p>-1.12116168</text:p>
          </table:table-cell>
          <table:table-cell office:value-type="float" office:value="-1.11159276" calcext:value-type="float">
            <text:p>-1.1115927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17252394" calcext:value-type="float">
            <text:p>-0.17252394</text:p>
          </table:table-cell>
          <table:table-cell office:value-type="float" office:value="-1.36487507" calcext:value-type="float">
            <text:p>-1.3648750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01551246" calcext:value-type="float">
            <text:p>-0.01551246</text:p>
          </table:table-cell>
          <table:table-cell office:value-type="float" office:value="0.6320208" calcext:value-type="float">
            <text:p>0.632020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78927158" calcext:value-type="float">
            <text:p>0.78927158</text:p>
          </table:table-cell>
          <table:table-cell office:value-type="float" office:value="0.21503812" calcext:value-type="float">
            <text:p>0.2150381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45014271" calcext:value-type="float">
            <text:p>-1.45014271</text:p>
          </table:table-cell>
          <table:table-cell office:value-type="float" office:value="0.59929743" calcext:value-type="float">
            <text:p>0.5992974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23745876" calcext:value-type="float">
            <text:p>-1.23745876</text:p>
          </table:table-cell>
          <table:table-cell office:value-type="float" office:value="0.13047646" calcext:value-type="float">
            <text:p>0.1304764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5737911" calcext:value-type="float">
            <text:p>-0.5737911</text:p>
          </table:table-cell>
          <table:table-cell office:value-type="float" office:value="-0.99460713" calcext:value-type="float">
            <text:p>-0.9946071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72515229" calcext:value-type="float">
            <text:p>-0.72515229</text:p>
          </table:table-cell>
          <table:table-cell office:value-type="float" office:value="-1.07779649" calcext:value-type="float">
            <text:p>-1.07779649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1.74628473" calcext:value-type="float">
            <text:p>1.74628473</text:p>
          </table:table-cell>
          <table:table-cell office:value-type="float" office:value="-1.63394303" calcext:value-type="float">
            <text:p>-1.6339430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02689561" calcext:value-type="float">
            <text:p>-0.02689561</text:p>
          </table:table-cell>
          <table:table-cell office:value-type="float" office:value="-1.67451732" calcext:value-type="float">
            <text:p>-1.6745173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51888929" calcext:value-type="float">
            <text:p>-0.51888929</text:p>
          </table:table-cell>
          <table:table-cell office:value-type="float" office:value="0.04249062" calcext:value-type="float">
            <text:p>0.0424906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93021654" calcext:value-type="float">
            <text:p>-0.93021654</text:p>
          </table:table-cell>
          <table:table-cell office:value-type="float" office:value="2.03546759" calcext:value-type="float">
            <text:p>2.03546759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08025328" calcext:value-type="float">
            <text:p>-1.08025328</text:p>
          </table:table-cell>
          <table:table-cell office:value-type="float" office:value="0.12588585" calcext:value-type="float">
            <text:p>0.1258858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07442045" calcext:value-type="float">
            <text:p>0.07442045</text:p>
          </table:table-cell>
          <table:table-cell office:value-type="float" office:value="3.4380072" calcext:value-type="float">
            <text:p>3.438007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53632358" calcext:value-type="float">
            <text:p>-0.53632358</text:p>
          </table:table-cell>
          <table:table-cell office:value-type="float" office:value="1.76629743" calcext:value-type="float">
            <text:p>1.7662974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2.03886843" calcext:value-type="float">
            <text:p>-2.03886843</text:p>
          </table:table-cell>
          <table:table-cell office:value-type="float" office:value="-0.85755883" calcext:value-type="float">
            <text:p>-0.8575588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75862095" calcext:value-type="float">
            <text:p>-1.75862095</text:p>
          </table:table-cell>
          <table:table-cell office:value-type="float" office:value="0.81120873" calcext:value-type="float">
            <text:p>0.8112087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3.75982341" calcext:value-type="float">
            <text:p>-3.75982341</text:p>
          </table:table-cell>
          <table:table-cell office:value-type="float" office:value="-1.24214534" calcext:value-type="float">
            <text:p>-1.24214534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1.05257227" calcext:value-type="float">
            <text:p>1.05257227</text:p>
          </table:table-cell>
          <table:table-cell office:value-type="float" office:value="-1.50728478" calcext:value-type="float">
            <text:p>-1.5072847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03016853" calcext:value-type="float">
            <text:p>-0.03016853</text:p>
          </table:table-cell>
          <table:table-cell office:value-type="float" office:value="-1.64973127" calcext:value-type="float">
            <text:p>-1.6497312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1.72264959" calcext:value-type="float">
            <text:p>1.72264959</text:p>
          </table:table-cell>
          <table:table-cell office:value-type="float" office:value="-0.49428212" calcext:value-type="float">
            <text:p>-0.4942821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79817757" calcext:value-type="float">
            <text:p>-0.79817757</text:p>
          </table:table-cell>
          <table:table-cell office:value-type="float" office:value="0.30105597" calcext:value-type="float">
            <text:p>0.3010559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96528134" calcext:value-type="float">
            <text:p>-1.96528134</text:p>
          </table:table-cell>
          <table:table-cell office:value-type="float" office:value="-1.5776565" calcext:value-type="float">
            <text:p>-1.577656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43699282" calcext:value-type="float">
            <text:p>-1.43699282</text:p>
          </table:table-cell>
          <table:table-cell office:value-type="float" office:value="-1.1413847" calcext:value-type="float">
            <text:p>-1.141384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75439414" calcext:value-type="float">
            <text:p>-0.75439414</text:p>
          </table:table-cell>
          <table:table-cell office:value-type="float" office:value="-0.58529715" calcext:value-type="float">
            <text:p>-0.5852971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3.17257009" calcext:value-type="float">
            <text:p>-3.17257009</text:p>
          </table:table-cell>
          <table:table-cell office:value-type="float" office:value="0.12226811" calcext:value-type="float">
            <text:p>0.12226811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45302987" calcext:value-type="float">
            <text:p>-0.45302987</text:p>
          </table:table-cell>
          <table:table-cell office:value-type="float" office:value="-0.56679069" calcext:value-type="float">
            <text:p>-0.56679069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17835903" calcext:value-type="float">
            <text:p>-0.17835903</text:p>
          </table:table-cell>
          <table:table-cell office:value-type="float" office:value="-1.34696852" calcext:value-type="float">
            <text:p>-1.3469685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46679156" calcext:value-type="float">
            <text:p>-1.46679156</text:p>
          </table:table-cell>
          <table:table-cell office:value-type="float" office:value="-1.01388035" calcext:value-type="float">
            <text:p>-1.0138803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1.98659794" calcext:value-type="float">
            <text:p>1.98659794</text:p>
          </table:table-cell>
          <table:table-cell office:value-type="float" office:value="-1.56595216" calcext:value-type="float">
            <text:p>-1.5659521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08824407" calcext:value-type="float">
            <text:p>-1.08824407</text:p>
          </table:table-cell>
          <table:table-cell office:value-type="float" office:value="-1.00399128" calcext:value-type="float">
            <text:p>-1.0039912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55381176" calcext:value-type="float">
            <text:p>-0.55381176</text:p>
          </table:table-cell>
          <table:table-cell office:value-type="float" office:value="-0.96132246" calcext:value-type="float">
            <text:p>-0.9613224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23291507" calcext:value-type="float">
            <text:p>0.23291507</text:p>
          </table:table-cell>
          <table:table-cell office:value-type="float" office:value="-0.12323702" calcext:value-type="float">
            <text:p>-0.1232370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70645098" calcext:value-type="float">
            <text:p>-1.70645098</text:p>
          </table:table-cell>
          <table:table-cell office:value-type="float" office:value="0.24624024" calcext:value-type="float">
            <text:p>0.24624024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83400385" calcext:value-type="float">
            <text:p>-0.83400385</text:p>
          </table:table-cell>
          <table:table-cell office:value-type="float" office:value="1.20300651" calcext:value-type="float">
            <text:p>1.20300651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2.3363606" calcext:value-type="float">
            <text:p>-2.3363606</text:p>
          </table:table-cell>
          <table:table-cell office:value-type="float" office:value="-0.692115" calcext:value-type="float">
            <text:p>-0.69211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1.12435946" calcext:value-type="float">
            <text:p>1.12435946</text:p>
          </table:table-cell>
          <table:table-cell office:value-type="float" office:value="-1.11033549" calcext:value-type="float">
            <text:p>-1.11033549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14695623" calcext:value-type="float">
            <text:p>-0.14695623</text:p>
          </table:table-cell>
          <table:table-cell office:value-type="float" office:value="-0.86116033" calcext:value-type="float">
            <text:p>-0.8611603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1.95326261" calcext:value-type="float">
            <text:p>1.95326261</text:p>
          </table:table-cell>
          <table:table-cell office:value-type="float" office:value="1.69975397" calcext:value-type="float">
            <text:p>1.6997539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20217158" calcext:value-type="float">
            <text:p>0.20217158</text:p>
          </table:table-cell>
          <table:table-cell office:value-type="float" office:value="-1.7750279" calcext:value-type="float">
            <text:p>-1.7750279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72322134" calcext:value-type="float">
            <text:p>-1.72322134</text:p>
          </table:table-cell>
          <table:table-cell office:value-type="float" office:value="-0.35808659" calcext:value-type="float">
            <text:p>-0.35808659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77626636" calcext:value-type="float">
            <text:p>0.77626636</text:p>
          </table:table-cell>
          <table:table-cell office:value-type="float" office:value="-0.71277131" calcext:value-type="float">
            <text:p>-0.71277131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82658289" calcext:value-type="float">
            <text:p>-1.82658289</text:p>
          </table:table-cell>
          <table:table-cell office:value-type="float" office:value="-0.51966789" calcext:value-type="float">
            <text:p>-0.51966789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95984958" calcext:value-type="float">
            <text:p>-0.95984958</text:p>
          </table:table-cell>
          <table:table-cell office:value-type="float" office:value="-0.5540793" calcext:value-type="float">
            <text:p>-0.554079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45405422" calcext:value-type="float">
            <text:p>-0.45405422</text:p>
          </table:table-cell>
          <table:table-cell office:value-type="float" office:value="1.65573468" calcext:value-type="float">
            <text:p>1.6557346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55166702" calcext:value-type="float">
            <text:p>-1.55166702</text:p>
          </table:table-cell>
          <table:table-cell office:value-type="float" office:value="-0.4484309" calcext:value-type="float">
            <text:p>-0.4484309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1589353" calcext:value-type="float">
            <text:p>0.1589353</text:p>
          </table:table-cell>
          <table:table-cell office:value-type="float" office:value="-1.55774758" calcext:value-type="float">
            <text:p>-1.5577475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83971989" calcext:value-type="float">
            <text:p>-1.83971989</text:p>
          </table:table-cell>
          <table:table-cell office:value-type="float" office:value="-0.28342443" calcext:value-type="float">
            <text:p>-0.2834244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22762973" calcext:value-type="float">
            <text:p>-0.22762973</text:p>
          </table:table-cell>
          <table:table-cell office:value-type="float" office:value="-0.89590774" calcext:value-type="float">
            <text:p>-0.89590774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75737353" calcext:value-type="float">
            <text:p>-1.75737353</text:p>
          </table:table-cell>
          <table:table-cell office:value-type="float" office:value="1.53394401" calcext:value-type="float">
            <text:p>1.53394401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13576263" calcext:value-type="float">
            <text:p>-1.13576263</text:p>
          </table:table-cell>
          <table:table-cell office:value-type="float" office:value="1.69739031" calcext:value-type="float">
            <text:p>1.69739031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44533852" calcext:value-type="float">
            <text:p>-0.44533852</text:p>
          </table:table-cell>
          <table:table-cell office:value-type="float" office:value="-0.92445215" calcext:value-type="float">
            <text:p>-0.9244521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70641629" calcext:value-type="float">
            <text:p>-1.70641629</text:p>
          </table:table-cell>
          <table:table-cell office:value-type="float" office:value="-0.31522906" calcext:value-type="float">
            <text:p>-0.3152290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14429615" calcext:value-type="float">
            <text:p>-0.14429615</text:p>
          </table:table-cell>
          <table:table-cell office:value-type="float" office:value="-0.97884827" calcext:value-type="float">
            <text:p>-0.9788482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91941146" calcext:value-type="float">
            <text:p>-0.91941146</text:p>
          </table:table-cell>
          <table:table-cell office:value-type="float" office:value="0.22066471" calcext:value-type="float">
            <text:p>0.22066471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2.68221001" calcext:value-type="float">
            <text:p>-2.68221001</text:p>
          </table:table-cell>
          <table:table-cell office:value-type="float" office:value="-0.31460456" calcext:value-type="float">
            <text:p>-0.3146045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18915411" calcext:value-type="float">
            <text:p>0.18915411</text:p>
          </table:table-cell>
          <table:table-cell office:value-type="float" office:value="-0.94166218" calcext:value-type="float">
            <text:p>-0.9416621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2.31866915" calcext:value-type="float">
            <text:p>2.31866915</text:p>
          </table:table-cell>
          <table:table-cell office:value-type="float" office:value="-1.30917094" calcext:value-type="float">
            <text:p>-1.30917094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4356328" calcext:value-type="float">
            <text:p>-1.4356328</text:p>
          </table:table-cell>
          <table:table-cell office:value-type="float" office:value="-1.10361194" calcext:value-type="float">
            <text:p>-1.10361194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31455675" calcext:value-type="float">
            <text:p>-1.31455675</text:p>
          </table:table-cell>
          <table:table-cell office:value-type="float" office:value="-1.31107315" calcext:value-type="float">
            <text:p>-1.3110731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16523848" calcext:value-type="float">
            <text:p>-0.16523848</text:p>
          </table:table-cell>
          <table:table-cell office:value-type="float" office:value="-1.06834835" calcext:value-type="float">
            <text:p>-1.0683483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55422534" calcext:value-type="float">
            <text:p>0.55422534</text:p>
          </table:table-cell>
          <table:table-cell office:value-type="float" office:value="-0.36650108" calcext:value-type="float">
            <text:p>-0.3665010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64731662" calcext:value-type="float">
            <text:p>-1.64731662</text:p>
          </table:table-cell>
          <table:table-cell office:value-type="float" office:value="-0.12920629" calcext:value-type="float">
            <text:p>-0.12920629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19306593" calcext:value-type="float">
            <text:p>-0.19306593</text:p>
          </table:table-cell>
          <table:table-cell office:value-type="float" office:value="-1.35015956" calcext:value-type="float">
            <text:p>-1.3501595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1172663" calcext:value-type="float">
            <text:p>-1.1172663</text:p>
          </table:table-cell>
          <table:table-cell office:value-type="float" office:value="-1.20881908" calcext:value-type="float">
            <text:p>-1.2088190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2.38595091" calcext:value-type="float">
            <text:p>2.38595091</text:p>
          </table:table-cell>
          <table:table-cell office:value-type="float" office:value="-1.16982316" calcext:value-type="float">
            <text:p>-1.1698231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63745516" calcext:value-type="float">
            <text:p>0.63745516</text:p>
          </table:table-cell>
          <table:table-cell office:value-type="float" office:value="3.19895984" calcext:value-type="float">
            <text:p>3.19895984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01629086" calcext:value-type="float">
            <text:p>0.01629086</text:p>
          </table:table-cell>
          <table:table-cell office:value-type="float" office:value="3.31026513" calcext:value-type="float">
            <text:p>3.3102651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65395943" calcext:value-type="float">
            <text:p>0.65395943</text:p>
          </table:table-cell>
          <table:table-cell office:value-type="float" office:value="-1.49960851" calcext:value-type="float">
            <text:p>-1.49960851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59932431" calcext:value-type="float">
            <text:p>0.59932431</text:p>
          </table:table-cell>
          <table:table-cell office:value-type="float" office:value="0.15525971" calcext:value-type="float">
            <text:p>0.15525971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99066645" calcext:value-type="float">
            <text:p>0.99066645</text:p>
          </table:table-cell>
          <table:table-cell office:value-type="float" office:value="1.68125166" calcext:value-type="float">
            <text:p>1.6812516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1.57589732" calcext:value-type="float">
            <text:p>1.57589732</text:p>
          </table:table-cell>
          <table:table-cell office:value-type="float" office:value="1.05677195" calcext:value-type="float">
            <text:p>1.0567719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69641112" calcext:value-type="float">
            <text:p>-1.69641112</text:p>
          </table:table-cell>
          <table:table-cell office:value-type="float" office:value="-0.92440715" calcext:value-type="float">
            <text:p>-0.9244071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50259984" calcext:value-type="float">
            <text:p>0.50259984</text:p>
          </table:table-cell>
          <table:table-cell office:value-type="float" office:value="1.9142431" calcext:value-type="float">
            <text:p>1.9142431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3.16860332" calcext:value-type="float">
            <text:p>3.16860332</text:p>
          </table:table-cell>
          <table:table-cell office:value-type="float" office:value="-1.56216754" calcext:value-type="float">
            <text:p>-1.56216754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04935822" calcext:value-type="float">
            <text:p>0.04935822</text:p>
          </table:table-cell>
          <table:table-cell office:value-type="float" office:value="3.04059877" calcext:value-type="float">
            <text:p>3.0405987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64714891" calcext:value-type="float">
            <text:p>-1.64714891</text:p>
          </table:table-cell>
          <table:table-cell office:value-type="float" office:value="-0.71563547" calcext:value-type="float">
            <text:p>-0.7156354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42320421" calcext:value-type="float">
            <text:p>-0.42320421</text:p>
          </table:table-cell>
          <table:table-cell office:value-type="float" office:value="-1.3622236" calcext:value-type="float">
            <text:p>-1.362223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78887598" calcext:value-type="float">
            <text:p>-1.78887598</text:p>
          </table:table-cell>
          <table:table-cell office:value-type="float" office:value="-1.32518404" calcext:value-type="float">
            <text:p>-1.32518404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49157904" calcext:value-type="float">
            <text:p>0.49157904</text:p>
          </table:table-cell>
          <table:table-cell office:value-type="float" office:value="-2.0230248" calcext:value-type="float">
            <text:p>-2.023024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49330803" calcext:value-type="float">
            <text:p>-1.49330803</text:p>
          </table:table-cell>
          <table:table-cell office:value-type="float" office:value="3.24612748" calcext:value-type="float">
            <text:p>3.2461274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77185227" calcext:value-type="float">
            <text:p>0.77185227</text:p>
          </table:table-cell>
          <table:table-cell office:value-type="float" office:value="-1.11560652" calcext:value-type="float">
            <text:p>-1.1156065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71175661" calcext:value-type="float">
            <text:p>-1.71175661</text:p>
          </table:table-cell>
          <table:table-cell office:value-type="float" office:value="0.03203227" calcext:value-type="float">
            <text:p>0.0320322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49983042" calcext:value-type="float">
            <text:p>-1.49983042</text:p>
          </table:table-cell>
          <table:table-cell office:value-type="float" office:value="-0.62261929" calcext:value-type="float">
            <text:p>-0.62261929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41262525" calcext:value-type="float">
            <text:p>0.41262525</text:p>
          </table:table-cell>
          <table:table-cell office:value-type="float" office:value="-1.25396762" calcext:value-type="float">
            <text:p>-1.2539676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77502835" calcext:value-type="float">
            <text:p>-0.77502835</text:p>
          </table:table-cell>
          <table:table-cell office:value-type="float" office:value="1.35515935" calcext:value-type="float">
            <text:p>1.3551593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89484461" calcext:value-type="float">
            <text:p>0.89484461</text:p>
          </table:table-cell>
          <table:table-cell office:value-type="float" office:value="-1.37258785" calcext:value-type="float">
            <text:p>-1.3725878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2.34346864" calcext:value-type="float">
            <text:p>-2.34346864</text:p>
          </table:table-cell>
          <table:table-cell office:value-type="float" office:value="-0.20156048" calcext:value-type="float">
            <text:p>-0.2015604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3.33954461" calcext:value-type="float">
            <text:p>-3.33954461</text:p>
          </table:table-cell>
          <table:table-cell office:value-type="float" office:value="-1.27610944" calcext:value-type="float">
            <text:p>-1.27610944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61222" calcext:value-type="float">
            <text:p>0.61222</text:p>
          </table:table-cell>
          <table:table-cell office:value-type="float" office:value="-0.08033213" calcext:value-type="float">
            <text:p>-0.0803321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06752129" calcext:value-type="float">
            <text:p>0.06752129</text:p>
          </table:table-cell>
          <table:table-cell office:value-type="float" office:value="-0.08045901" calcext:value-type="float">
            <text:p>-0.08045901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815117" calcext:value-type="float">
            <text:p>0.815117</text:p>
          </table:table-cell>
          <table:table-cell office:value-type="float" office:value="-1.08663224" calcext:value-type="float">
            <text:p>-1.08663224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75800785" calcext:value-type="float">
            <text:p>-1.75800785</text:p>
          </table:table-cell>
          <table:table-cell office:value-type="float" office:value="0.0514558" calcext:value-type="float">
            <text:p>0.051455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53874269" calcext:value-type="float">
            <text:p>-0.53874269</text:p>
          </table:table-cell>
          <table:table-cell office:value-type="float" office:value="-0.15233777" calcext:value-type="float">
            <text:p>-0.1523377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02558602" calcext:value-type="float">
            <text:p>0.02558602</text:p>
          </table:table-cell>
          <table:table-cell office:value-type="float" office:value="-0.15548936" calcext:value-type="float">
            <text:p>-0.1554893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25834352" calcext:value-type="float">
            <text:p>0.25834352</text:p>
          </table:table-cell>
          <table:table-cell office:value-type="float" office:value="-1.5924432" calcext:value-type="float">
            <text:p>-1.592443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9359683" calcext:value-type="float">
            <text:p>0.9359683</text:p>
          </table:table-cell>
          <table:table-cell office:value-type="float" office:value="-0.92004111" calcext:value-type="float">
            <text:p>-0.92004111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18217901" calcext:value-type="float">
            <text:p>0.18217901</text:p>
          </table:table-cell>
          <table:table-cell office:value-type="float" office:value="0.70697781" calcext:value-type="float">
            <text:p>0.70697781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03416312" calcext:value-type="float">
            <text:p>-0.03416312</text:p>
          </table:table-cell>
          <table:table-cell office:value-type="float" office:value="-1.69144961" calcext:value-type="float">
            <text:p>-1.69144961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49224315" calcext:value-type="float">
            <text:p>-1.49224315</text:p>
          </table:table-cell>
          <table:table-cell office:value-type="float" office:value="0.49178398" calcext:value-type="float">
            <text:p>0.4917839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43961864" calcext:value-type="float">
            <text:p>-0.43961864</text:p>
          </table:table-cell>
          <table:table-cell office:value-type="float" office:value="2.46328439" calcext:value-type="float">
            <text:p>2.46328439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63584122" calcext:value-type="float">
            <text:p>0.63584122</text:p>
          </table:table-cell>
          <table:table-cell office:value-type="float" office:value="-1.91448477" calcext:value-type="float">
            <text:p>-1.9144847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75790099" calcext:value-type="float">
            <text:p>-0.75790099</text:p>
          </table:table-cell>
          <table:table-cell office:value-type="float" office:value="0.31898097" calcext:value-type="float">
            <text:p>0.3189809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62414041" calcext:value-type="float">
            <text:p>0.62414041</text:p>
          </table:table-cell>
          <table:table-cell office:value-type="float" office:value="-1.80971161" calcext:value-type="float">
            <text:p>-1.80971161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1.04160262" calcext:value-type="float">
            <text:p>1.04160262</text:p>
          </table:table-cell>
          <table:table-cell office:value-type="float" office:value="0.54399617" calcext:value-type="float">
            <text:p>0.5439961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55955332" calcext:value-type="float">
            <text:p>-0.55955332</text:p>
          </table:table-cell>
          <table:table-cell office:value-type="float" office:value="0.96935616" calcext:value-type="float">
            <text:p>0.9693561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60988841" calcext:value-type="float">
            <text:p>0.60988841</text:p>
          </table:table-cell>
          <table:table-cell office:value-type="float" office:value="0.07524476" calcext:value-type="float">
            <text:p>0.0752447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72526531" calcext:value-type="float">
            <text:p>0.72526531</text:p>
          </table:table-cell>
          <table:table-cell office:value-type="float" office:value="-1.3348896" calcext:value-type="float">
            <text:p>-1.334889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02940288" calcext:value-type="float">
            <text:p>0.02940288</text:p>
          </table:table-cell>
          <table:table-cell office:value-type="float" office:value="-0.95137308" calcext:value-type="float">
            <text:p>-0.9513730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7512832" calcext:value-type="float">
            <text:p>-0.7512832</text:p>
          </table:table-cell>
          <table:table-cell office:value-type="float" office:value="0.32709753" calcext:value-type="float">
            <text:p>0.3270975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2.18059113" calcext:value-type="float">
            <text:p>-2.18059113</text:p>
          </table:table-cell>
          <table:table-cell office:value-type="float" office:value="-0.4912727" calcext:value-type="float">
            <text:p>-0.491272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39592031" calcext:value-type="float">
            <text:p>-0.39592031</text:p>
          </table:table-cell>
          <table:table-cell office:value-type="float" office:value="-1.3894908" calcext:value-type="float">
            <text:p>-1.389490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11786852" calcext:value-type="float">
            <text:p>-1.11786852</text:p>
          </table:table-cell>
          <table:table-cell office:value-type="float" office:value="1.36779251" calcext:value-type="float">
            <text:p>1.36779251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51367782" calcext:value-type="float">
            <text:p>-0.51367782</text:p>
          </table:table-cell>
          <table:table-cell office:value-type="float" office:value="-0.51636753" calcext:value-type="float">
            <text:p>-0.5163675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12632075" calcext:value-type="float">
            <text:p>0.12632075</text:p>
          </table:table-cell>
          <table:table-cell office:value-type="float" office:value="-1.31514904" calcext:value-type="float">
            <text:p>-1.31514904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45602522" calcext:value-type="float">
            <text:p>-0.45602522</text:p>
          </table:table-cell>
          <table:table-cell office:value-type="float" office:value="0.99339755" calcext:value-type="float">
            <text:p>0.9933975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26121796" calcext:value-type="float">
            <text:p>-0.26121796</text:p>
          </table:table-cell>
          <table:table-cell office:value-type="float" office:value="-1.33060973" calcext:value-type="float">
            <text:p>-1.3306097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9422407" calcext:value-type="float">
            <text:p>-0.9422407</text:p>
          </table:table-cell>
          <table:table-cell office:value-type="float" office:value="-0.8509183" calcext:value-type="float">
            <text:p>-0.850918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99117828" calcext:value-type="float">
            <text:p>-0.99117828</text:p>
          </table:table-cell>
          <table:table-cell office:value-type="float" office:value="-1.15364207" calcext:value-type="float">
            <text:p>-1.1536420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2.94200009" calcext:value-type="float">
            <text:p>2.94200009</text:p>
          </table:table-cell>
          <table:table-cell office:value-type="float" office:value="1.42987628" calcext:value-type="float">
            <text:p>1.4298762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88410524" calcext:value-type="float">
            <text:p>0.88410524</text:p>
          </table:table-cell>
          <table:table-cell office:value-type="float" office:value="1.84471072" calcext:value-type="float">
            <text:p>1.8447107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1.28009042" calcext:value-type="float">
            <text:p>1.28009042</text:p>
          </table:table-cell>
          <table:table-cell office:value-type="float" office:value="-1.52786408" calcext:value-type="float">
            <text:p>-1.52786408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0.68711066" calcext:value-type="float">
            <text:p>0.68711066</text:p>
          </table:table-cell>
          <table:table-cell office:value-type="float" office:value="-1.07718696" calcext:value-type="float">
            <text:p>-1.07718696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21496662" calcext:value-type="float">
            <text:p>-1.21496662</text:p>
          </table:table-cell>
          <table:table-cell office:value-type="float" office:value="-0.45176993" calcext:value-type="float">
            <text:p>-0.4517699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1.00185625" calcext:value-type="float">
            <text:p>1.00185625</text:p>
          </table:table-cell>
          <table:table-cell office:value-type="float" office:value="0.92415507" calcext:value-type="float">
            <text:p>0.9241550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1.06219557" calcext:value-type="float">
            <text:p>-1.06219557</text:p>
          </table:table-cell>
          <table:table-cell office:value-type="float" office:value="-0.26744012" calcext:value-type="float">
            <text:p>-0.26744012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92708655" calcext:value-type="float">
            <text:p>-0.92708655</text:p>
          </table:table-cell>
          <table:table-cell office:value-type="float" office:value="-1.24090145" calcext:value-type="float">
            <text:p>-1.2409014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2.01417744" calcext:value-type="float">
            <text:p>-2.01417744</text:p>
          </table:table-cell>
          <table:table-cell office:value-type="float" office:value="1.49966195" calcext:value-type="float">
            <text:p>1.49966195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1.5620847" calcext:value-type="float">
            <text:p>1.5620847</text:p>
          </table:table-cell>
          <table:table-cell office:value-type="float" office:value="1.92315037" calcext:value-type="float">
            <text:p>1.92315037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10040546" calcext:value-type="float">
            <text:p>-0.10040546</text:p>
          </table:table-cell>
          <table:table-cell office:value-type="float" office:value="-0.614181" calcext:value-type="float">
            <text:p>-0.614181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28347525" calcext:value-type="float">
            <text:p>-0.28347525</text:p>
          </table:table-cell>
          <table:table-cell office:value-type="float" office:value="0.09706503" calcext:value-type="float">
            <text:p>0.09706503</text:p>
          </table:table-cell>
          <table:table-cell office:value-type="string" calcext:value-type="string">
            <text:p>nogreen</text:p>
          </table:table-cell>
        </table:table-row>
        <table:table-row table:style-name="ro1">
          <table:table-cell office:value-type="float" office:value="-0.83989172" calcext:value-type="float">
            <text:p>-0.83989172</text:p>
          </table:table-cell>
          <table:table-cell office:value-type="float" office:value="-1.15175485" calcext:value-type="float">
            <text:p>-1.15175485</text:p>
          </table:table-cell>
          <table:table-cell office:value-type="string" calcext:value-type="string">
            <text:p>nogreen</text:p>
          </table:table-cell>
        </table:table-row>
      </table:table>
      <table:table table:name="si" table:style-name="ta1">
        <table:table-column table:style-name="co4" table:number-columns-repeated="4" table:default-cell-style-name="Default"/>
        <table:table-row table:style-name="ro1">
          <table:table-cell office:value-type="float" office:value="1.06850273" calcext:value-type="float">
            <text:p>1.06850273</text:p>
          </table:table-cell>
          <table:table-cell office:value-type="float" office:value="1.23489499" calcext:value-type="float">
            <text:p>1.23489499</text:p>
          </table:table-cell>
          <table:table-cell table:formula="of:=[.A1]*20" office:value-type="float" office:value="21.3700546" calcext:value-type="float">
            <text:p>21.3700546</text:p>
          </table:table-cell>
          <table:table-cell table:formula="of:=[.B1]*20" office:value-type="float" office:value="24.6978998" calcext:value-type="float">
            <text:p>24.6978998</text:p>
          </table:table-cell>
        </table:table-row>
        <table:table-row table:style-name="ro1">
          <table:table-cell office:value-type="float" office:value="-0.396476711" calcext:value-type="float">
            <text:p>-0.396476711</text:p>
          </table:table-cell>
          <table:table-cell office:value-type="float" office:value="1.59587594" calcext:value-type="float">
            <text:p>1.59587594</text:p>
          </table:table-cell>
          <table:table-cell table:formula="of:=[.A2]*20" office:value-type="float" office:value="-7.92953422" calcext:value-type="float">
            <text:p>-7.92953422</text:p>
          </table:table-cell>
          <table:table-cell table:formula="of:=[.B2]*20" office:value-type="float" office:value="31.9175188" calcext:value-type="float">
            <text:p>31.9175188</text:p>
          </table:table-cell>
        </table:table-row>
        <table:table-row table:style-name="ro1">
          <table:table-cell office:value-type="float" office:value="2.35933421" calcext:value-type="float">
            <text:p>2.35933421</text:p>
          </table:table-cell>
          <table:table-cell office:value-type="float" office:value="-2.18481921" calcext:value-type="float">
            <text:p>-2.18481921</text:p>
          </table:table-cell>
          <table:table-cell table:formula="of:=[.A3]*20" office:value-type="float" office:value="47.1866842" calcext:value-type="float">
            <text:p>47.1866842</text:p>
          </table:table-cell>
          <table:table-cell table:formula="of:=[.B3]*20" office:value-type="float" office:value="-43.6963842" calcext:value-type="float">
            <text:p>-43.6963842</text:p>
          </table:table-cell>
        </table:table-row>
        <table:table-row table:style-name="ro1">
          <table:table-cell office:value-type="float" office:value="-0.930175625" calcext:value-type="float">
            <text:p>-0.930175625</text:p>
          </table:table-cell>
          <table:table-cell office:value-type="float" office:value="-1.10793965" calcext:value-type="float">
            <text:p>-1.10793965</text:p>
          </table:table-cell>
          <table:table-cell table:formula="of:=[.A4]*20" office:value-type="float" office:value="-18.6035125" calcext:value-type="float">
            <text:p>-18.6035125</text:p>
          </table:table-cell>
          <table:table-cell table:formula="of:=[.B4]*20" office:value-type="float" office:value="-22.158793" calcext:value-type="float">
            <text:p>-22.158793</text:p>
          </table:table-cell>
        </table:table-row>
        <table:table-row table:style-name="ro1">
          <table:table-cell office:value-type="float" office:value="3.29792496" calcext:value-type="float">
            <text:p>3.29792496</text:p>
          </table:table-cell>
          <table:table-cell office:value-type="float" office:value="-0.242154631" calcext:value-type="float">
            <text:p>-0.242154631</text:p>
          </table:table-cell>
          <table:table-cell table:formula="of:=[.A5]*20" office:value-type="float" office:value="65.9584992" calcext:value-type="float">
            <text:p>65.9584992</text:p>
          </table:table-cell>
          <table:table-cell table:formula="of:=[.B5]*20" office:value-type="float" office:value="-4.84309262" calcext:value-type="float">
            <text:p>-4.84309262</text:p>
          </table:table-cell>
        </table:table-row>
        <table:table-row table:style-name="ro1">
          <table:table-cell office:value-type="float" office:value="-1.83985025" calcext:value-type="float">
            <text:p>-1.83985025</text:p>
          </table:table-cell>
          <table:table-cell office:value-type="float" office:value="3.20666064" calcext:value-type="float">
            <text:p>3.20666064</text:p>
          </table:table-cell>
          <table:table-cell table:formula="of:=[.A6]*20" office:value-type="float" office:value="-36.797005" calcext:value-type="float">
            <text:p>-36.797005</text:p>
          </table:table-cell>
          <table:table-cell table:formula="of:=[.B6]*20" office:value-type="float" office:value="64.1332128" calcext:value-type="float">
            <text:p>64.1332128</text:p>
          </table:table-cell>
        </table:table-row>
        <table:table-row table:style-name="ro1">
          <table:table-cell office:value-type="float" office:value="0.447940689" calcext:value-type="float">
            <text:p>0.447940689</text:p>
          </table:table-cell>
          <table:table-cell office:value-type="float" office:value="1.92893021" calcext:value-type="float">
            <text:p>1.92893021</text:p>
          </table:table-cell>
          <table:table-cell table:formula="of:=[.A7]*20" office:value-type="float" office:value="8.95881378" calcext:value-type="float">
            <text:p>8.95881378</text:p>
          </table:table-cell>
          <table:table-cell table:formula="of:=[.B7]*20" office:value-type="float" office:value="38.5786042" calcext:value-type="float">
            <text:p>38.5786042</text:p>
          </table:table-cell>
        </table:table-row>
        <table:table-row table:style-name="ro1">
          <table:table-cell office:value-type="float" office:value="3.78710653" calcext:value-type="float">
            <text:p>3.78710653</text:p>
          </table:table-cell>
          <table:table-cell office:value-type="float" office:value="-0.525323102" calcext:value-type="float">
            <text:p>-0.525323102</text:p>
          </table:table-cell>
          <table:table-cell table:formula="of:=[.A8]*20" office:value-type="float" office:value="75.7421306" calcext:value-type="float">
            <text:p>75.7421306</text:p>
          </table:table-cell>
          <table:table-cell table:formula="of:=[.B8]*20" office:value-type="float" office:value="-10.50646204" calcext:value-type="float">
            <text:p>-10.50646204</text:p>
          </table:table-cell>
        </table:table-row>
        <table:table-row table:style-name="ro1">
          <table:table-cell office:value-type="float" office:value="1.00815137" calcext:value-type="float">
            <text:p>1.00815137</text:p>
          </table:table-cell>
          <table:table-cell office:value-type="float" office:value="1.27621089" calcext:value-type="float">
            <text:p>1.27621089</text:p>
          </table:table-cell>
          <table:table-cell table:formula="of:=[.A9]*20" office:value-type="float" office:value="20.1630274" calcext:value-type="float">
            <text:p>20.1630274</text:p>
          </table:table-cell>
          <table:table-cell table:formula="of:=[.B9]*20" office:value-type="float" office:value="25.5242178" calcext:value-type="float">
            <text:p>25.5242178</text:p>
          </table:table-cell>
        </table:table-row>
        <table:table-row table:style-name="ro1">
          <table:table-cell office:value-type="float" office:value="-2.41617363" calcext:value-type="float">
            <text:p>-2.41617363</text:p>
          </table:table-cell>
          <table:table-cell office:value-type="float" office:value="0.342493523" calcext:value-type="float">
            <text:p>0.342493523</text:p>
          </table:table-cell>
          <table:table-cell table:formula="of:=[.A10]*20" office:value-type="float" office:value="-48.3234726" calcext:value-type="float">
            <text:p>-48.3234726</text:p>
          </table:table-cell>
          <table:table-cell table:formula="of:=[.B10]*20" office:value-type="float" office:value="6.84987046" calcext:value-type="float">
            <text:p>6.84987046</text:p>
          </table:table-cell>
        </table:table-row>
        <table:table-row table:style-name="ro1">
          <table:table-cell office:value-type="float" office:value="2.21131106" calcext:value-type="float">
            <text:p>2.21131106</text:p>
          </table:table-cell>
          <table:table-cell office:value-type="float" office:value="-1.75473191" calcext:value-type="float">
            <text:p>-1.75473191</text:p>
          </table:table-cell>
          <table:table-cell table:formula="of:=[.A11]*20" office:value-type="float" office:value="44.2262212" calcext:value-type="float">
            <text:p>44.2262212</text:p>
          </table:table-cell>
          <table:table-cell table:formula="of:=[.B11]*20" office:value-type="float" office:value="-35.0946382" calcext:value-type="float">
            <text:p>-35.0946382</text:p>
          </table:table-cell>
        </table:table-row>
        <table:table-row table:style-name="ro1">
          <table:table-cell office:value-type="float" office:value="-1.18058684" calcext:value-type="float">
            <text:p>-1.18058684</text:p>
          </table:table-cell>
          <table:table-cell office:value-type="float" office:value="1.12123694" calcext:value-type="float">
            <text:p>1.12123694</text:p>
          </table:table-cell>
          <table:table-cell table:formula="of:=[.A12]*20" office:value-type="float" office:value="-23.6117368" calcext:value-type="float">
            <text:p>-23.6117368</text:p>
          </table:table-cell>
          <table:table-cell table:formula="of:=[.B12]*20" office:value-type="float" office:value="22.4247388" calcext:value-type="float">
            <text:p>22.4247388</text:p>
          </table:table-cell>
        </table:table-row>
        <table:table-row table:style-name="ro1">
          <table:table-cell office:value-type="float" office:value="0.333247439" calcext:value-type="float">
            <text:p>0.333247439</text:p>
          </table:table-cell>
          <table:table-cell office:value-type="float" office:value="-0.877617587" calcext:value-type="float">
            <text:p>-0.877617587</text:p>
          </table:table-cell>
          <table:table-cell table:formula="of:=[.A13]*20" office:value-type="float" office:value="6.66494878" calcext:value-type="float">
            <text:p>6.66494878</text:p>
          </table:table-cell>
          <table:table-cell table:formula="of:=[.B13]*20" office:value-type="float" office:value="-17.55235174" calcext:value-type="float">
            <text:p>-17.55235174</text:p>
          </table:table-cell>
        </table:table-row>
        <table:table-row table:style-name="ro1">
          <table:table-cell office:value-type="float" office:value="1.12667783" calcext:value-type="float">
            <text:p>1.12667783</text:p>
          </table:table-cell>
          <table:table-cell office:value-type="float" office:value="2.08281251" calcext:value-type="float">
            <text:p>2.08281251</text:p>
          </table:table-cell>
          <table:table-cell table:formula="of:=[.A14]*20" office:value-type="float" office:value="22.5335566" calcext:value-type="float">
            <text:p>22.5335566</text:p>
          </table:table-cell>
          <table:table-cell table:formula="of:=[.B14]*20" office:value-type="float" office:value="41.6562502" calcext:value-type="float">
            <text:p>41.6562502</text:p>
          </table:table-cell>
        </table:table-row>
        <table:table-row table:style-name="ro1">
          <table:table-cell office:value-type="float" office:value="0.059855971" calcext:value-type="float">
            <text:p>0.059855971</text:p>
          </table:table-cell>
          <table:table-cell office:value-type="float" office:value="0.766243412" calcext:value-type="float">
            <text:p>0.766243412</text:p>
          </table:table-cell>
          <table:table-cell table:formula="of:=[.A15]*20" office:value-type="float" office:value="1.19711942" calcext:value-type="float">
            <text:p>1.19711942</text:p>
          </table:table-cell>
          <table:table-cell table:formula="of:=[.B15]*20" office:value-type="float" office:value="15.32486824" calcext:value-type="float">
            <text:p>15.32486824</text:p>
          </table:table-cell>
        </table:table-row>
        <table:table-row table:style-name="ro1">
          <table:table-cell office:value-type="float" office:value="1.98753035" calcext:value-type="float">
            <text:p>1.98753035</text:p>
          </table:table-cell>
          <table:table-cell office:value-type="float" office:value="2.17408978" calcext:value-type="float">
            <text:p>2.17408978</text:p>
          </table:table-cell>
          <table:table-cell table:formula="of:=[.A16]*20" office:value-type="float" office:value="39.750607" calcext:value-type="float">
            <text:p>39.750607</text:p>
          </table:table-cell>
          <table:table-cell table:formula="of:=[.B16]*20" office:value-type="float" office:value="43.4817956" calcext:value-type="float">
            <text:p>43.4817956</text:p>
          </table:table-cell>
        </table:table-row>
        <table:table-row table:style-name="ro1">
          <table:table-cell office:value-type="float" office:value="0.447031103" calcext:value-type="float">
            <text:p>0.447031103</text:p>
          </table:table-cell>
          <table:table-cell office:value-type="float" office:value="1.44531562" calcext:value-type="float">
            <text:p>1.44531562</text:p>
          </table:table-cell>
          <table:table-cell table:formula="of:=[.A17]*20" office:value-type="float" office:value="8.94062206" calcext:value-type="float">
            <text:p>8.94062206</text:p>
          </table:table-cell>
          <table:table-cell table:formula="of:=[.B17]*20" office:value-type="float" office:value="28.9063124" calcext:value-type="float">
            <text:p>28.9063124</text:p>
          </table:table-cell>
        </table:table-row>
        <table:table-row table:style-name="ro1">
          <table:table-cell office:value-type="float" office:value="0.115506808" calcext:value-type="float">
            <text:p>0.115506808</text:p>
          </table:table-cell>
          <table:table-cell office:value-type="float" office:value="1.86508824" calcext:value-type="float">
            <text:p>1.86508824</text:p>
          </table:table-cell>
          <table:table-cell table:formula="of:=[.A18]*20" office:value-type="float" office:value="2.31013616" calcext:value-type="float">
            <text:p>2.31013616</text:p>
          </table:table-cell>
          <table:table-cell table:formula="of:=[.B18]*20" office:value-type="float" office:value="37.3017648" calcext:value-type="float">
            <text:p>37.3017648</text:p>
          </table:table-cell>
        </table:table-row>
        <table:table-row table:style-name="ro1">
          <table:table-cell office:value-type="float" office:value="1.80223357" calcext:value-type="float">
            <text:p>1.80223357</text:p>
          </table:table-cell>
          <table:table-cell office:value-type="float" office:value="-0.974579208" calcext:value-type="float">
            <text:p>-0.974579208</text:p>
          </table:table-cell>
          <table:table-cell table:formula="of:=[.A19]*20" office:value-type="float" office:value="36.0446714" calcext:value-type="float">
            <text:p>36.0446714</text:p>
          </table:table-cell>
          <table:table-cell table:formula="of:=[.B19]*20" office:value-type="float" office:value="-19.49158416" calcext:value-type="float">
            <text:p>-19.49158416</text:p>
          </table:table-cell>
        </table:table-row>
        <table:table-row table:style-name="ro1">
          <table:table-cell office:value-type="float" office:value="0.67014393" calcext:value-type="float">
            <text:p>0.67014393</text:p>
          </table:table-cell>
          <table:table-cell office:value-type="float" office:value="1.29347684" calcext:value-type="float">
            <text:p>1.29347684</text:p>
          </table:table-cell>
          <table:table-cell table:formula="of:=[.A20]*20" office:value-type="float" office:value="13.4028786" calcext:value-type="float">
            <text:p>13.4028786</text:p>
          </table:table-cell>
          <table:table-cell table:formula="of:=[.B20]*20" office:value-type="float" office:value="25.8695368" calcext:value-type="float">
            <text:p>25.8695368</text:p>
          </table:table-cell>
        </table:table-row>
        <table:table-row table:style-name="ro1">
          <table:table-cell office:value-type="float" office:value="0.096056655" calcext:value-type="float">
            <text:p>0.096056655</text:p>
          </table:table-cell>
          <table:table-cell office:value-type="float" office:value="-1.19787066" calcext:value-type="float">
            <text:p>-1.19787066</text:p>
          </table:table-cell>
          <table:table-cell table:formula="of:=[.A21]*20" office:value-type="float" office:value="1.9211331" calcext:value-type="float">
            <text:p>1.9211331</text:p>
          </table:table-cell>
          <table:table-cell table:formula="of:=[.B21]*20" office:value-type="float" office:value="-23.9574132" calcext:value-type="float">
            <text:p>-23.9574132</text:p>
          </table:table-cell>
        </table:table-row>
        <table:table-row table:style-name="ro1">
          <table:table-cell office:value-type="float" office:value="2.57544743" calcext:value-type="float">
            <text:p>2.57544743</text:p>
          </table:table-cell>
          <table:table-cell office:value-type="float" office:value="-0.029235844" calcext:value-type="float">
            <text:p>-0.029235844</text:p>
          </table:table-cell>
          <table:table-cell table:formula="of:=[.A22]*20" office:value-type="float" office:value="51.5089486" calcext:value-type="float">
            <text:p>51.5089486</text:p>
          </table:table-cell>
          <table:table-cell table:formula="of:=[.B22]*20" office:value-type="float" office:value="-0.58471688" calcext:value-type="float">
            <text:p>-0.58471688</text:p>
          </table:table-cell>
        </table:table-row>
        <table:table-row table:style-name="ro1">
          <table:table-cell office:value-type="float" office:value="3.59724534" calcext:value-type="float">
            <text:p>3.59724534</text:p>
          </table:table-cell>
          <table:table-cell office:value-type="float" office:value="1.9822482" calcext:value-type="float">
            <text:p>1.9822482</text:p>
          </table:table-cell>
          <table:table-cell table:formula="of:=[.A23]*20" office:value-type="float" office:value="71.9449068" calcext:value-type="float">
            <text:p>71.9449068</text:p>
          </table:table-cell>
          <table:table-cell table:formula="of:=[.B23]*20" office:value-type="float" office:value="39.644964" calcext:value-type="float">
            <text:p>39.644964</text:p>
          </table:table-cell>
        </table:table-row>
        <table:table-row table:style-name="ro1">
          <table:table-cell office:value-type="float" office:value="2.32728476" calcext:value-type="float">
            <text:p>2.32728476</text:p>
          </table:table-cell>
          <table:table-cell office:value-type="float" office:value="-1.68362998" calcext:value-type="float">
            <text:p>-1.68362998</text:p>
          </table:table-cell>
          <table:table-cell table:formula="of:=[.A24]*20" office:value-type="float" office:value="46.5456952" calcext:value-type="float">
            <text:p>46.5456952</text:p>
          </table:table-cell>
          <table:table-cell table:formula="of:=[.B24]*20" office:value-type="float" office:value="-33.6725996" calcext:value-type="float">
            <text:p>-33.6725996</text:p>
          </table:table-cell>
        </table:table-row>
        <table:table-row table:style-name="ro1">
          <table:table-cell office:value-type="float" office:value="0.12264707" calcext:value-type="float">
            <text:p>0.12264707</text:p>
          </table:table-cell>
          <table:table-cell office:value-type="float" office:value="0.202132477" calcext:value-type="float">
            <text:p>0.202132477</text:p>
          </table:table-cell>
          <table:table-cell table:formula="of:=[.A25]*20" office:value-type="float" office:value="2.4529414" calcext:value-type="float">
            <text:p>2.4529414</text:p>
          </table:table-cell>
          <table:table-cell table:formula="of:=[.B25]*20" office:value-type="float" office:value="4.04264954" calcext:value-type="float">
            <text:p>4.04264954</text:p>
          </table:table-cell>
        </table:table-row>
        <table:table-row table:style-name="ro1">
          <table:table-cell office:value-type="float" office:value="2.93961839" calcext:value-type="float">
            <text:p>2.93961839</text:p>
          </table:table-cell>
          <table:table-cell office:value-type="float" office:value="1.75890397" calcext:value-type="float">
            <text:p>1.75890397</text:p>
          </table:table-cell>
          <table:table-cell table:formula="of:=[.A26]*20" office:value-type="float" office:value="58.7923678" calcext:value-type="float">
            <text:p>58.7923678</text:p>
          </table:table-cell>
          <table:table-cell table:formula="of:=[.B26]*20" office:value-type="float" office:value="35.1780794" calcext:value-type="float">
            <text:p>35.1780794</text:p>
          </table:table-cell>
        </table:table-row>
        <table:table-row table:style-name="ro1">
          <table:table-cell office:value-type="float" office:value="2.54932629" calcext:value-type="float">
            <text:p>2.54932629</text:p>
          </table:table-cell>
          <table:table-cell office:value-type="float" office:value="0.450098775" calcext:value-type="float">
            <text:p>0.450098775</text:p>
          </table:table-cell>
          <table:table-cell table:formula="of:=[.A27]*20" office:value-type="float" office:value="50.9865258" calcext:value-type="float">
            <text:p>50.9865258</text:p>
          </table:table-cell>
          <table:table-cell table:formula="of:=[.B27]*20" office:value-type="float" office:value="9.0019755" calcext:value-type="float">
            <text:p>9.0019755</text:p>
          </table:table-cell>
        </table:table-row>
        <table:table-row table:style-name="ro1">
          <table:table-cell office:value-type="float" office:value="-0.522645978" calcext:value-type="float">
            <text:p>-0.522645978</text:p>
          </table:table-cell>
          <table:table-cell office:value-type="float" office:value="1.79442167" calcext:value-type="float">
            <text:p>1.79442167</text:p>
          </table:table-cell>
          <table:table-cell table:formula="of:=[.A28]*20" office:value-type="float" office:value="-10.45291956" calcext:value-type="float">
            <text:p>-10.45291956</text:p>
          </table:table-cell>
          <table:table-cell table:formula="of:=[.B28]*20" office:value-type="float" office:value="35.8884334" calcext:value-type="float">
            <text:p>35.8884334</text:p>
          </table:table-cell>
        </table:table-row>
        <table:table-row table:style-name="ro1">
          <table:table-cell office:value-type="float" office:value="-0.871193152" calcext:value-type="float">
            <text:p>-0.871193152</text:p>
          </table:table-cell>
          <table:table-cell office:value-type="float" office:value="1.62167948" calcext:value-type="float">
            <text:p>1.62167948</text:p>
          </table:table-cell>
          <table:table-cell table:formula="of:=[.A29]*20" office:value-type="float" office:value="-17.42386304" calcext:value-type="float">
            <text:p>-17.42386304</text:p>
          </table:table-cell>
          <table:table-cell table:formula="of:=[.B29]*20" office:value-type="float" office:value="32.4335896" calcext:value-type="float">
            <text:p>32.4335896</text:p>
          </table:table-cell>
        </table:table-row>
        <table:table-row table:style-name="ro1">
          <table:table-cell office:value-type="float" office:value="0.44075234" calcext:value-type="float">
            <text:p>0.44075234</text:p>
          </table:table-cell>
          <table:table-cell office:value-type="float" office:value="-0.482917014" calcext:value-type="float">
            <text:p>-0.482917014</text:p>
          </table:table-cell>
          <table:table-cell table:formula="of:=[.A30]*20" office:value-type="float" office:value="8.8150468" calcext:value-type="float">
            <text:p>8.8150468</text:p>
          </table:table-cell>
          <table:table-cell table:formula="of:=[.B30]*20" office:value-type="float" office:value="-9.65834028" calcext:value-type="float">
            <text:p>-9.65834028</text:p>
          </table:table-cell>
        </table:table-row>
        <table:table-row table:style-name="ro1">
          <table:table-cell office:value-type="float" office:value="-0.074820851" calcext:value-type="float">
            <text:p>-0.074820851</text:p>
          </table:table-cell>
          <table:table-cell office:value-type="float" office:value="-0.913751705" calcext:value-type="float">
            <text:p>-0.913751705</text:p>
          </table:table-cell>
          <table:table-cell table:formula="of:=[.A31]*20" office:value-type="float" office:value="-1.49641702" calcext:value-type="float">
            <text:p>-1.49641702</text:p>
          </table:table-cell>
          <table:table-cell table:formula="of:=[.B31]*20" office:value-type="float" office:value="-18.2750341" calcext:value-type="float">
            <text:p>-18.2750341</text:p>
          </table:table-cell>
        </table:table-row>
        <table:table-row table:style-name="ro1">
          <table:table-cell office:value-type="float" office:value="0.825579293" calcext:value-type="float">
            <text:p>0.825579293</text:p>
          </table:table-cell>
          <table:table-cell office:value-type="float" office:value="2.71756795" calcext:value-type="float">
            <text:p>2.71756795</text:p>
          </table:table-cell>
          <table:table-cell table:formula="of:=[.A32]*20" office:value-type="float" office:value="16.51158586" calcext:value-type="float">
            <text:p>16.51158586</text:p>
          </table:table-cell>
          <table:table-cell table:formula="of:=[.B32]*20" office:value-type="float" office:value="54.351359" calcext:value-type="float">
            <text:p>54.351359</text:p>
          </table:table-cell>
        </table:table-row>
        <table:table-row table:style-name="ro1">
          <table:table-cell office:value-type="float" office:value="-1.82062359" calcext:value-type="float">
            <text:p>-1.82062359</text:p>
          </table:table-cell>
          <table:table-cell office:value-type="float" office:value="-1.13007723" calcext:value-type="float">
            <text:p>-1.13007723</text:p>
          </table:table-cell>
          <table:table-cell table:formula="of:=[.A33]*20" office:value-type="float" office:value="-36.4124718" calcext:value-type="float">
            <text:p>-36.4124718</text:p>
          </table:table-cell>
          <table:table-cell table:formula="of:=[.B33]*20" office:value-type="float" office:value="-22.6015446" calcext:value-type="float">
            <text:p>-22.6015446</text:p>
          </table:table-cell>
        </table:table-row>
        <table:table-row table:style-name="ro1">
          <table:table-cell office:value-type="float" office:value="0.925333601" calcext:value-type="float">
            <text:p>0.925333601</text:p>
          </table:table-cell>
          <table:table-cell office:value-type="float" office:value="1.33595476" calcext:value-type="float">
            <text:p>1.33595476</text:p>
          </table:table-cell>
          <table:table-cell table:formula="of:=[.A34]*20" office:value-type="float" office:value="18.50667202" calcext:value-type="float">
            <text:p>18.50667202</text:p>
          </table:table-cell>
          <table:table-cell table:formula="of:=[.B34]*20" office:value-type="float" office:value="26.7190952" calcext:value-type="float">
            <text:p>26.7190952</text:p>
          </table:table-cell>
        </table:table-row>
        <table:table-row table:style-name="ro1">
          <table:table-cell office:value-type="float" office:value="1.25506793" calcext:value-type="float">
            <text:p>1.25506793</text:p>
          </table:table-cell>
          <table:table-cell office:value-type="float" office:value="2.32074401" calcext:value-type="float">
            <text:p>2.32074401</text:p>
          </table:table-cell>
          <table:table-cell table:formula="of:=[.A35]*20" office:value-type="float" office:value="25.1013586" calcext:value-type="float">
            <text:p>25.1013586</text:p>
          </table:table-cell>
          <table:table-cell table:formula="of:=[.B35]*20" office:value-type="float" office:value="46.4148802" calcext:value-type="float">
            <text:p>46.4148802</text:p>
          </table:table-cell>
        </table:table-row>
        <table:table-row table:style-name="ro1">
          <table:table-cell office:value-type="float" office:value="-0.82531601" calcext:value-type="float">
            <text:p>-0.82531601</text:p>
          </table:table-cell>
          <table:table-cell office:value-type="float" office:value="2.31744894" calcext:value-type="float">
            <text:p>2.31744894</text:p>
          </table:table-cell>
          <table:table-cell table:formula="of:=[.A36]*20" office:value-type="float" office:value="-16.5063202" calcext:value-type="float">
            <text:p>-16.5063202</text:p>
          </table:table-cell>
          <table:table-cell table:formula="of:=[.B36]*20" office:value-type="float" office:value="46.3489788" calcext:value-type="float">
            <text:p>46.3489788</text:p>
          </table:table-cell>
        </table:table-row>
        <table:table-row table:style-name="ro1">
          <table:table-cell office:value-type="float" office:value="2.52191215" calcext:value-type="float">
            <text:p>2.52191215</text:p>
          </table:table-cell>
          <table:table-cell office:value-type="float" office:value="-1.52774504" calcext:value-type="float">
            <text:p>-1.52774504</text:p>
          </table:table-cell>
          <table:table-cell table:formula="of:=[.A37]*20" office:value-type="float" office:value="50.438243" calcext:value-type="float">
            <text:p>50.438243</text:p>
          </table:table-cell>
          <table:table-cell table:formula="of:=[.B37]*20" office:value-type="float" office:value="-30.5549008" calcext:value-type="float">
            <text:p>-30.5549008</text:p>
          </table:table-cell>
        </table:table-row>
        <table:table-row table:style-name="ro1">
          <table:table-cell office:value-type="float" office:value="0.606292233" calcext:value-type="float">
            <text:p>0.606292233</text:p>
          </table:table-cell>
          <table:table-cell office:value-type="float" office:value="-0.022479057" calcext:value-type="float">
            <text:p>-0.022479057</text:p>
          </table:table-cell>
          <table:table-cell table:formula="of:=[.A38]*20" office:value-type="float" office:value="12.12584466" calcext:value-type="float">
            <text:p>12.12584466</text:p>
          </table:table-cell>
          <table:table-cell table:formula="of:=[.B38]*20" office:value-type="float" office:value="-0.44958114" calcext:value-type="float">
            <text:p>-0.44958114</text:p>
          </table:table-cell>
        </table:table-row>
        <table:table-row table:style-name="ro1">
          <table:table-cell office:value-type="float" office:value="-0.241015659" calcext:value-type="float">
            <text:p>-0.241015659</text:p>
          </table:table-cell>
          <table:table-cell office:value-type="float" office:value="-1.13986559" calcext:value-type="float">
            <text:p>-1.13986559</text:p>
          </table:table-cell>
          <table:table-cell table:formula="of:=[.A39]*20" office:value-type="float" office:value="-4.82031318" calcext:value-type="float">
            <text:p>-4.82031318</text:p>
          </table:table-cell>
          <table:table-cell table:formula="of:=[.B39]*20" office:value-type="float" office:value="-22.7973118" calcext:value-type="float">
            <text:p>-22.7973118</text:p>
          </table:table-cell>
        </table:table-row>
        <table:table-row table:style-name="ro1">
          <table:table-cell office:value-type="float" office:value="0.886697139" calcext:value-type="float">
            <text:p>0.886697139</text:p>
          </table:table-cell>
          <table:table-cell office:value-type="float" office:value="-0.632437288" calcext:value-type="float">
            <text:p>-0.632437288</text:p>
          </table:table-cell>
          <table:table-cell table:formula="of:=[.A40]*20" office:value-type="float" office:value="17.73394278" calcext:value-type="float">
            <text:p>17.73394278</text:p>
          </table:table-cell>
          <table:table-cell table:formula="of:=[.B40]*20" office:value-type="float" office:value="-12.64874576" calcext:value-type="float">
            <text:p>-12.64874576</text:p>
          </table:table-cell>
        </table:table-row>
        <table:table-row table:style-name="ro1">
          <table:table-cell office:value-type="float" office:value="2.5531331" calcext:value-type="float">
            <text:p>2.5531331</text:p>
          </table:table-cell>
          <table:table-cell office:value-type="float" office:value="0.454792915" calcext:value-type="float">
            <text:p>0.454792915</text:p>
          </table:table-cell>
          <table:table-cell table:formula="of:=[.A41]*20" office:value-type="float" office:value="51.062662" calcext:value-type="float">
            <text:p>51.062662</text:p>
          </table:table-cell>
          <table:table-cell table:formula="of:=[.B41]*20" office:value-type="float" office:value="9.0958583" calcext:value-type="float">
            <text:p>9.0958583</text:p>
          </table:table-cell>
        </table:table-row>
        <table:table-row table:style-name="ro1">
          <table:table-cell office:value-type="float" office:value="1.102488" calcext:value-type="float">
            <text:p>1.102488</text:p>
          </table:table-cell>
          <table:table-cell office:value-type="float" office:value="0.460124547" calcext:value-type="float">
            <text:p>0.460124547</text:p>
          </table:table-cell>
          <table:table-cell table:formula="of:=[.A42]*20" office:value-type="float" office:value="22.04976" calcext:value-type="float">
            <text:p>22.04976</text:p>
          </table:table-cell>
          <table:table-cell table:formula="of:=[.B42]*20" office:value-type="float" office:value="9.20249094" calcext:value-type="float">
            <text:p>9.20249094</text:p>
          </table:table-cell>
        </table:table-row>
        <table:table-row table:style-name="ro1">
          <table:table-cell office:value-type="float" office:value="0.349979921" calcext:value-type="float">
            <text:p>0.349979921</text:p>
          </table:table-cell>
          <table:table-cell office:value-type="float" office:value="2.43433755" calcext:value-type="float">
            <text:p>2.43433755</text:p>
          </table:table-cell>
          <table:table-cell table:formula="of:=[.A43]*20" office:value-type="float" office:value="6.99959842" calcext:value-type="float">
            <text:p>6.99959842</text:p>
          </table:table-cell>
          <table:table-cell table:formula="of:=[.B43]*20" office:value-type="float" office:value="48.686751" calcext:value-type="float">
            <text:p>48.686751</text:p>
          </table:table-cell>
        </table:table-row>
        <table:table-row table:style-name="ro1">
          <table:table-cell office:value-type="float" office:value="-0.705182224" calcext:value-type="float">
            <text:p>-0.705182224</text:p>
          </table:table-cell>
          <table:table-cell office:value-type="float" office:value="1.18694587" calcext:value-type="float">
            <text:p>1.18694587</text:p>
          </table:table-cell>
          <table:table-cell table:formula="of:=[.A44]*20" office:value-type="float" office:value="-14.10364448" calcext:value-type="float">
            <text:p>-14.10364448</text:p>
          </table:table-cell>
          <table:table-cell table:formula="of:=[.B44]*20" office:value-type="float" office:value="23.7389174" calcext:value-type="float">
            <text:p>23.7389174</text:p>
          </table:table-cell>
        </table:table-row>
        <table:table-row table:style-name="ro1">
          <table:table-cell office:value-type="float" office:value="2.8543413" calcext:value-type="float">
            <text:p>2.8543413</text:p>
          </table:table-cell>
          <table:table-cell office:value-type="float" office:value="-1.98380196" calcext:value-type="float">
            <text:p>-1.98380196</text:p>
          </table:table-cell>
          <table:table-cell table:formula="of:=[.A45]*20" office:value-type="float" office:value="57.086826" calcext:value-type="float">
            <text:p>57.086826</text:p>
          </table:table-cell>
          <table:table-cell table:formula="of:=[.B45]*20" office:value-type="float" office:value="-39.6760392" calcext:value-type="float">
            <text:p>-39.6760392</text:p>
          </table:table-cell>
        </table:table-row>
        <table:table-row table:style-name="ro1">
          <table:table-cell office:value-type="float" office:value="-1.23948076" calcext:value-type="float">
            <text:p>-1.23948076</text:p>
          </table:table-cell>
          <table:table-cell office:value-type="float" office:value="-0.540105732" calcext:value-type="float">
            <text:p>-0.540105732</text:p>
          </table:table-cell>
          <table:table-cell table:formula="of:=[.A46]*20" office:value-type="float" office:value="-24.7896152" calcext:value-type="float">
            <text:p>-24.7896152</text:p>
          </table:table-cell>
          <table:table-cell table:formula="of:=[.B46]*20" office:value-type="float" office:value="-10.80211464" calcext:value-type="float">
            <text:p>-10.80211464</text:p>
          </table:table-cell>
        </table:table-row>
        <table:table-row table:style-name="ro1">
          <table:table-cell office:value-type="float" office:value="0.641111238" calcext:value-type="float">
            <text:p>0.641111238</text:p>
          </table:table-cell>
          <table:table-cell office:value-type="float" office:value="-2.22742476" calcext:value-type="float">
            <text:p>-2.22742476</text:p>
          </table:table-cell>
          <table:table-cell table:formula="of:=[.A47]*20" office:value-type="float" office:value="12.82222476" calcext:value-type="float">
            <text:p>12.82222476</text:p>
          </table:table-cell>
          <table:table-cell table:formula="of:=[.B47]*20" office:value-type="float" office:value="-44.5484952" calcext:value-type="float">
            <text:p>-44.5484952</text:p>
          </table:table-cell>
        </table:table-row>
        <table:table-row table:style-name="ro1">
          <table:table-cell office:value-type="float" office:value="0.738491443" calcext:value-type="float">
            <text:p>0.738491443</text:p>
          </table:table-cell>
          <table:table-cell office:value-type="float" office:value="-0.207189616" calcext:value-type="float">
            <text:p>-0.207189616</text:p>
          </table:table-cell>
          <table:table-cell table:formula="of:=[.A48]*20" office:value-type="float" office:value="14.76982886" calcext:value-type="float">
            <text:p>14.76982886</text:p>
          </table:table-cell>
          <table:table-cell table:formula="of:=[.B48]*20" office:value-type="float" office:value="-4.14379232" calcext:value-type="float">
            <text:p>-4.14379232</text:p>
          </table:table-cell>
        </table:table-row>
        <table:table-row table:style-name="ro1">
          <table:table-cell office:value-type="float" office:value="-0.463215854" calcext:value-type="float">
            <text:p>-0.463215854</text:p>
          </table:table-cell>
          <table:table-cell office:value-type="float" office:value="1.45025397" calcext:value-type="float">
            <text:p>1.45025397</text:p>
          </table:table-cell>
          <table:table-cell table:formula="of:=[.A49]*20" office:value-type="float" office:value="-9.26431708" calcext:value-type="float">
            <text:p>-9.26431708</text:p>
          </table:table-cell>
          <table:table-cell table:formula="of:=[.B49]*20" office:value-type="float" office:value="29.0050794" calcext:value-type="float">
            <text:p>29.0050794</text:p>
          </table:table-cell>
        </table:table-row>
        <table:table-row table:style-name="ro1">
          <table:table-cell office:value-type="float" office:value="0.590222611" calcext:value-type="float">
            <text:p>0.590222611</text:p>
          </table:table-cell>
          <table:table-cell office:value-type="float" office:value="0.321212853" calcext:value-type="float">
            <text:p>0.321212853</text:p>
          </table:table-cell>
          <table:table-cell table:formula="of:=[.A50]*20" office:value-type="float" office:value="11.80445222" calcext:value-type="float">
            <text:p>11.80445222</text:p>
          </table:table-cell>
          <table:table-cell table:formula="of:=[.B50]*20" office:value-type="float" office:value="6.42425706" calcext:value-type="float">
            <text:p>6.42425706</text:p>
          </table:table-cell>
        </table:table-row>
        <table:table-row table:style-name="ro1">
          <table:table-cell office:value-type="float" office:value="-0.305984" calcext:value-type="float">
            <text:p>-0.305984</text:p>
          </table:table-cell>
          <table:table-cell office:value-type="float" office:value="1.12563063" calcext:value-type="float">
            <text:p>1.12563063</text:p>
          </table:table-cell>
          <table:table-cell table:formula="of:=[.A51]*20" office:value-type="float" office:value="-6.11968" calcext:value-type="float">
            <text:p>-6.11968</text:p>
          </table:table-cell>
          <table:table-cell table:formula="of:=[.B51]*20" office:value-type="float" office:value="22.5126126" calcext:value-type="float">
            <text:p>22.5126126</text:p>
          </table:table-cell>
        </table:table-row>
        <table:table-row table:style-name="ro1">
          <table:table-cell office:value-type="float" office:value="1.47406019" calcext:value-type="float">
            <text:p>1.47406019</text:p>
          </table:table-cell>
          <table:table-cell office:value-type="float" office:value="-0.749637702" calcext:value-type="float">
            <text:p>-0.749637702</text:p>
          </table:table-cell>
          <table:table-cell table:formula="of:=[.A52]*20" office:value-type="float" office:value="29.4812038" calcext:value-type="float">
            <text:p>29.4812038</text:p>
          </table:table-cell>
          <table:table-cell table:formula="of:=[.B52]*20" office:value-type="float" office:value="-14.99275404" calcext:value-type="float">
            <text:p>-14.99275404</text:p>
          </table:table-cell>
        </table:table-row>
        <table:table-row table:style-name="ro1">
          <table:table-cell office:value-type="float" office:value="-0.842089363" calcext:value-type="float">
            <text:p>-0.842089363</text:p>
          </table:table-cell>
          <table:table-cell office:value-type="float" office:value="2.11796745" calcext:value-type="float">
            <text:p>2.11796745</text:p>
          </table:table-cell>
          <table:table-cell table:formula="of:=[.A53]*20" office:value-type="float" office:value="-16.84178726" calcext:value-type="float">
            <text:p>-16.84178726</text:p>
          </table:table-cell>
          <table:table-cell table:formula="of:=[.B53]*20" office:value-type="float" office:value="42.359349" calcext:value-type="float">
            <text:p>42.359349</text:p>
          </table:table-cell>
        </table:table-row>
        <table:table-row table:style-name="ro1">
          <table:table-cell office:value-type="float" office:value="2.29891968" calcext:value-type="float">
            <text:p>2.29891968</text:p>
          </table:table-cell>
          <table:table-cell office:value-type="float" office:value="1.11022397" calcext:value-type="float">
            <text:p>1.11022397</text:p>
          </table:table-cell>
          <table:table-cell table:formula="of:=[.A54]*20" office:value-type="float" office:value="45.9783936" calcext:value-type="float">
            <text:p>45.9783936</text:p>
          </table:table-cell>
          <table:table-cell table:formula="of:=[.B54]*20" office:value-type="float" office:value="22.2044794" calcext:value-type="float">
            <text:p>22.2044794</text:p>
          </table:table-cell>
        </table:table-row>
        <table:table-row table:style-name="ro1">
          <table:table-cell office:value-type="float" office:value="1.08475336" calcext:value-type="float">
            <text:p>1.08475336</text:p>
          </table:table-cell>
          <table:table-cell office:value-type="float" office:value="2.21907022" calcext:value-type="float">
            <text:p>2.21907022</text:p>
          </table:table-cell>
          <table:table-cell table:formula="of:=[.A55]*20" office:value-type="float" office:value="21.6950672" calcext:value-type="float">
            <text:p>21.6950672</text:p>
          </table:table-cell>
          <table:table-cell table:formula="of:=[.B55]*20" office:value-type="float" office:value="44.3814044" calcext:value-type="float">
            <text:p>44.3814044</text:p>
          </table:table-cell>
        </table:table-row>
        <table:table-row table:style-name="ro1">
          <table:table-cell office:value-type="float" office:value="2.16973589" calcext:value-type="float">
            <text:p>2.16973589</text:p>
          </table:table-cell>
          <table:table-cell office:value-type="float" office:value="0.555217034" calcext:value-type="float">
            <text:p>0.555217034</text:p>
          </table:table-cell>
          <table:table-cell table:formula="of:=[.A56]*20" office:value-type="float" office:value="43.3947178" calcext:value-type="float">
            <text:p>43.3947178</text:p>
          </table:table-cell>
          <table:table-cell table:formula="of:=[.B56]*20" office:value-type="float" office:value="11.10434068" calcext:value-type="float">
            <text:p>11.10434068</text:p>
          </table:table-cell>
        </table:table-row>
        <table:table-row table:style-name="ro1">
          <table:table-cell office:value-type="float" office:value="2.79218742" calcext:value-type="float">
            <text:p>2.79218742</text:p>
          </table:table-cell>
          <table:table-cell office:value-type="float" office:value="2.5610968" calcext:value-type="float">
            <text:p>2.5610968</text:p>
          </table:table-cell>
          <table:table-cell table:formula="of:=[.A57]*20" office:value-type="float" office:value="55.8437484" calcext:value-type="float">
            <text:p>55.8437484</text:p>
          </table:table-cell>
          <table:table-cell table:formula="of:=[.B57]*20" office:value-type="float" office:value="51.221936" calcext:value-type="float">
            <text:p>51.221936</text:p>
          </table:table-cell>
        </table:table-row>
        <table:table-row table:style-name="ro1">
          <table:table-cell office:value-type="float" office:value="-0.360532742" calcext:value-type="float">
            <text:p>-0.360532742</text:p>
          </table:table-cell>
          <table:table-cell office:value-type="float" office:value="-0.002389543" calcext:value-type="float">
            <text:p>-0.002389543</text:p>
          </table:table-cell>
          <table:table-cell table:formula="of:=[.A58]*20" office:value-type="float" office:value="-7.21065484" calcext:value-type="float">
            <text:p>-7.21065484</text:p>
          </table:table-cell>
          <table:table-cell table:formula="of:=[.B58]*20" office:value-type="float" office:value="-0.04779086" calcext:value-type="float">
            <text:p>-0.04779086</text:p>
          </table:table-cell>
        </table:table-row>
        <table:table-row table:style-name="ro1">
          <table:table-cell office:value-type="float" office:value="0.398421857" calcext:value-type="float">
            <text:p>0.398421857</text:p>
          </table:table-cell>
          <table:table-cell office:value-type="float" office:value="0.565714435" calcext:value-type="float">
            <text:p>0.565714435</text:p>
          </table:table-cell>
          <table:table-cell table:formula="of:=[.A59]*20" office:value-type="float" office:value="7.96843714" calcext:value-type="float">
            <text:p>7.96843714</text:p>
          </table:table-cell>
          <table:table-cell table:formula="of:=[.B59]*20" office:value-type="float" office:value="11.3142887" calcext:value-type="float">
            <text:p>11.3142887</text:p>
          </table:table-cell>
        </table:table-row>
        <table:table-row table:style-name="ro1">
          <table:table-cell office:value-type="float" office:value="-1.03874624" calcext:value-type="float">
            <text:p>-1.03874624</text:p>
          </table:table-cell>
          <table:table-cell office:value-type="float" office:value="1.26965082" calcext:value-type="float">
            <text:p>1.26965082</text:p>
          </table:table-cell>
          <table:table-cell table:formula="of:=[.A60]*20" office:value-type="float" office:value="-20.7749248" calcext:value-type="float">
            <text:p>-20.7749248</text:p>
          </table:table-cell>
          <table:table-cell table:formula="of:=[.B60]*20" office:value-type="float" office:value="25.3930164" calcext:value-type="float">
            <text:p>25.3930164</text:p>
          </table:table-cell>
        </table:table-row>
        <table:table-row table:style-name="ro1">
          <table:table-cell office:value-type="float" office:value="0.698958578" calcext:value-type="float">
            <text:p>0.698958578</text:p>
          </table:table-cell>
          <table:table-cell office:value-type="float" office:value="0.005812985" calcext:value-type="float">
            <text:p>0.005812985</text:p>
          </table:table-cell>
          <table:table-cell table:formula="of:=[.A61]*20" office:value-type="float" office:value="13.97917156" calcext:value-type="float">
            <text:p>13.97917156</text:p>
          </table:table-cell>
          <table:table-cell table:formula="of:=[.B61]*20" office:value-type="float" office:value="0.1162597" calcext:value-type="float">
            <text:p>0.1162597</text:p>
          </table:table-cell>
        </table:table-row>
        <table:table-row table:style-name="ro1">
          <table:table-cell office:value-type="float" office:value="1.99799867" calcext:value-type="float">
            <text:p>1.99799867</text:p>
          </table:table-cell>
          <table:table-cell office:value-type="float" office:value="0.565921004" calcext:value-type="float">
            <text:p>0.565921004</text:p>
          </table:table-cell>
          <table:table-cell table:formula="of:=[.A62]*20" office:value-type="float" office:value="39.9599734" calcext:value-type="float">
            <text:p>39.9599734</text:p>
          </table:table-cell>
          <table:table-cell table:formula="of:=[.B62]*20" office:value-type="float" office:value="11.31842008" calcext:value-type="float">
            <text:p>11.31842008</text:p>
          </table:table-cell>
        </table:table-row>
        <table:table-row table:style-name="ro1">
          <table:table-cell office:value-type="float" office:value="3.37312558" calcext:value-type="float">
            <text:p>3.37312558</text:p>
          </table:table-cell>
          <table:table-cell office:value-type="float" office:value="-1.6604934" calcext:value-type="float">
            <text:p>-1.6604934</text:p>
          </table:table-cell>
          <table:table-cell table:formula="of:=[.A63]*20" office:value-type="float" office:value="67.4625116" calcext:value-type="float">
            <text:p>67.4625116</text:p>
          </table:table-cell>
          <table:table-cell table:formula="of:=[.B63]*20" office:value-type="float" office:value="-33.209868" calcext:value-type="float">
            <text:p>-33.209868</text:p>
          </table:table-cell>
        </table:table-row>
        <table:table-row table:style-name="ro1">
          <table:table-cell office:value-type="float" office:value="0.394726235" calcext:value-type="float">
            <text:p>0.394726235</text:p>
          </table:table-cell>
          <table:table-cell office:value-type="float" office:value="0.906189558" calcext:value-type="float">
            <text:p>0.906189558</text:p>
          </table:table-cell>
          <table:table-cell table:formula="of:=[.A64]*20" office:value-type="float" office:value="7.8945247" calcext:value-type="float">
            <text:p>7.8945247</text:p>
          </table:table-cell>
          <table:table-cell table:formula="of:=[.B64]*20" office:value-type="float" office:value="18.12379116" calcext:value-type="float">
            <text:p>18.12379116</text:p>
          </table:table-cell>
        </table:table-row>
        <table:table-row table:style-name="ro1">
          <table:table-cell office:value-type="float" office:value="1.48170075" calcext:value-type="float">
            <text:p>1.48170075</text:p>
          </table:table-cell>
          <table:table-cell office:value-type="float" office:value="1.22129707" calcext:value-type="float">
            <text:p>1.22129707</text:p>
          </table:table-cell>
          <table:table-cell table:formula="of:=[.A65]*20" office:value-type="float" office:value="29.634015" calcext:value-type="float">
            <text:p>29.634015</text:p>
          </table:table-cell>
          <table:table-cell table:formula="of:=[.B65]*20" office:value-type="float" office:value="24.4259414" calcext:value-type="float">
            <text:p>24.4259414</text:p>
          </table:table-cell>
        </table:table-row>
        <table:table-row table:style-name="ro1">
          <table:table-cell office:value-type="float" office:value="3.33159106" calcext:value-type="float">
            <text:p>3.33159106</text:p>
          </table:table-cell>
          <table:table-cell office:value-type="float" office:value="1.20790291" calcext:value-type="float">
            <text:p>1.20790291</text:p>
          </table:table-cell>
          <table:table-cell table:formula="of:=[.A66]*20" office:value-type="float" office:value="66.6318212" calcext:value-type="float">
            <text:p>66.6318212</text:p>
          </table:table-cell>
          <table:table-cell table:formula="of:=[.B66]*20" office:value-type="float" office:value="24.1580582" calcext:value-type="float">
            <text:p>24.1580582</text:p>
          </table:table-cell>
        </table:table-row>
        <table:table-row table:style-name="ro1">
          <table:table-cell office:value-type="float" office:value="1.68923914" calcext:value-type="float">
            <text:p>1.68923914</text:p>
          </table:table-cell>
          <table:table-cell office:value-type="float" office:value="-0.89279558" calcext:value-type="float">
            <text:p>-0.89279558</text:p>
          </table:table-cell>
          <table:table-cell table:formula="of:=[.A67]*20" office:value-type="float" office:value="33.7847828" calcext:value-type="float">
            <text:p>33.7847828</text:p>
          </table:table-cell>
          <table:table-cell table:formula="of:=[.B67]*20" office:value-type="float" office:value="-17.8559116" calcext:value-type="float">
            <text:p>-17.8559116</text:p>
          </table:table-cell>
        </table:table-row>
        <table:table-row table:style-name="ro1">
          <table:table-cell office:value-type="float" office:value="0.643932382" calcext:value-type="float">
            <text:p>0.643932382</text:p>
          </table:table-cell>
          <table:table-cell office:value-type="float" office:value="0.146603921" calcext:value-type="float">
            <text:p>0.146603921</text:p>
          </table:table-cell>
          <table:table-cell table:formula="of:=[.A68]*20" office:value-type="float" office:value="12.87864764" calcext:value-type="float">
            <text:p>12.87864764</text:p>
          </table:table-cell>
          <table:table-cell table:formula="of:=[.B68]*20" office:value-type="float" office:value="2.93207842" calcext:value-type="float">
            <text:p>2.93207842</text:p>
          </table:table-cell>
        </table:table-row>
        <table:table-row table:style-name="ro1">
          <table:table-cell office:value-type="float" office:value="0.919539752" calcext:value-type="float">
            <text:p>0.919539752</text:p>
          </table:table-cell>
          <table:table-cell office:value-type="float" office:value="-0.459225787" calcext:value-type="float">
            <text:p>-0.459225787</text:p>
          </table:table-cell>
          <table:table-cell table:formula="of:=[.A69]*20" office:value-type="float" office:value="18.39079504" calcext:value-type="float">
            <text:p>18.39079504</text:p>
          </table:table-cell>
          <table:table-cell table:formula="of:=[.B69]*20" office:value-type="float" office:value="-9.18451574" calcext:value-type="float">
            <text:p>-9.18451574</text:p>
          </table:table-cell>
        </table:table-row>
        <table:table-row table:style-name="ro1">
          <table:table-cell office:value-type="float" office:value="-0.454189218" calcext:value-type="float">
            <text:p>-0.454189218</text:p>
          </table:table-cell>
          <table:table-cell office:value-type="float" office:value="1.5346203" calcext:value-type="float">
            <text:p>1.5346203</text:p>
          </table:table-cell>
          <table:table-cell table:formula="of:=[.A70]*20" office:value-type="float" office:value="-9.08378436" calcext:value-type="float">
            <text:p>-9.08378436</text:p>
          </table:table-cell>
          <table:table-cell table:formula="of:=[.B70]*20" office:value-type="float" office:value="30.692406" calcext:value-type="float">
            <text:p>30.692406</text:p>
          </table:table-cell>
        </table:table-row>
        <table:table-row table:style-name="ro1">
          <table:table-cell office:value-type="float" office:value="-0.342280017" calcext:value-type="float">
            <text:p>-0.342280017</text:p>
          </table:table-cell>
          <table:table-cell office:value-type="float" office:value="1.34049803" calcext:value-type="float">
            <text:p>1.34049803</text:p>
          </table:table-cell>
          <table:table-cell table:formula="of:=[.A71]*20" office:value-type="float" office:value="-6.84560034" calcext:value-type="float">
            <text:p>-6.84560034</text:p>
          </table:table-cell>
          <table:table-cell table:formula="of:=[.B71]*20" office:value-type="float" office:value="26.8099606" calcext:value-type="float">
            <text:p>26.8099606</text:p>
          </table:table-cell>
        </table:table-row>
        <table:table-row table:style-name="ro1">
          <table:table-cell office:value-type="float" office:value="2.12472484" calcext:value-type="float">
            <text:p>2.12472484</text:p>
          </table:table-cell>
          <table:table-cell office:value-type="float" office:value="-0.452793239" calcext:value-type="float">
            <text:p>-0.452793239</text:p>
          </table:table-cell>
          <table:table-cell table:formula="of:=[.A72]*20" office:value-type="float" office:value="42.4944968" calcext:value-type="float">
            <text:p>42.4944968</text:p>
          </table:table-cell>
          <table:table-cell table:formula="of:=[.B72]*20" office:value-type="float" office:value="-9.05586478" calcext:value-type="float">
            <text:p>-9.05586478</text:p>
          </table:table-cell>
        </table:table-row>
        <table:table-row table:style-name="ro1">
          <table:table-cell office:value-type="float" office:value="-1.18909551" calcext:value-type="float">
            <text:p>-1.18909551</text:p>
          </table:table-cell>
          <table:table-cell office:value-type="float" office:value="-0.566305841" calcext:value-type="float">
            <text:p>-0.566305841</text:p>
          </table:table-cell>
          <table:table-cell table:formula="of:=[.A73]*20" office:value-type="float" office:value="-23.7819102" calcext:value-type="float">
            <text:p>-23.7819102</text:p>
          </table:table-cell>
          <table:table-cell table:formula="of:=[.B73]*20" office:value-type="float" office:value="-11.32611682" calcext:value-type="float">
            <text:p>-11.32611682</text:p>
          </table:table-cell>
        </table:table-row>
        <table:table-row table:style-name="ro1">
          <table:table-cell office:value-type="float" office:value="0.877438509" calcext:value-type="float">
            <text:p>0.877438509</text:p>
          </table:table-cell>
          <table:table-cell office:value-type="float" office:value="-1.19440368" calcext:value-type="float">
            <text:p>-1.19440368</text:p>
          </table:table-cell>
          <table:table-cell table:formula="of:=[.A74]*20" office:value-type="float" office:value="17.54877018" calcext:value-type="float">
            <text:p>17.54877018</text:p>
          </table:table-cell>
          <table:table-cell table:formula="of:=[.B74]*20" office:value-type="float" office:value="-23.8880736" calcext:value-type="float">
            <text:p>-23.8880736</text:p>
          </table:table-cell>
        </table:table-row>
        <table:table-row table:style-name="ro1">
          <table:table-cell office:value-type="float" office:value="0.850792114" calcext:value-type="float">
            <text:p>0.850792114</text:p>
          </table:table-cell>
          <table:table-cell office:value-type="float" office:value="-0.656159024" calcext:value-type="float">
            <text:p>-0.656159024</text:p>
          </table:table-cell>
          <table:table-cell table:formula="of:=[.A75]*20" office:value-type="float" office:value="17.01584228" calcext:value-type="float">
            <text:p>17.01584228</text:p>
          </table:table-cell>
          <table:table-cell table:formula="of:=[.B75]*20" office:value-type="float" office:value="-13.12318048" calcext:value-type="float">
            <text:p>-13.12318048</text:p>
          </table:table-cell>
        </table:table-row>
        <table:table-row table:style-name="ro1">
          <table:table-cell office:value-type="float" office:value="3.02551771" calcext:value-type="float">
            <text:p>3.02551771</text:p>
          </table:table-cell>
          <table:table-cell office:value-type="float" office:value="1.7300366" calcext:value-type="float">
            <text:p>1.7300366</text:p>
          </table:table-cell>
          <table:table-cell table:formula="of:=[.A76]*20" office:value-type="float" office:value="60.5103542" calcext:value-type="float">
            <text:p>60.5103542</text:p>
          </table:table-cell>
          <table:table-cell table:formula="of:=[.B76]*20" office:value-type="float" office:value="34.600732" calcext:value-type="float">
            <text:p>34.600732</text:p>
          </table:table-cell>
        </table:table-row>
        <table:table-row table:style-name="ro1">
          <table:table-cell office:value-type="float" office:value="0.712382766" calcext:value-type="float">
            <text:p>0.712382766</text:p>
          </table:table-cell>
          <table:table-cell office:value-type="float" office:value="2.39641103" calcext:value-type="float">
            <text:p>2.39641103</text:p>
          </table:table-cell>
          <table:table-cell table:formula="of:=[.A77]*20" office:value-type="float" office:value="14.24765532" calcext:value-type="float">
            <text:p>14.24765532</text:p>
          </table:table-cell>
          <table:table-cell table:formula="of:=[.B77]*20" office:value-type="float" office:value="47.9282206" calcext:value-type="float">
            <text:p>47.9282206</text:p>
          </table:table-cell>
        </table:table-row>
        <table:table-row table:style-name="ro1">
          <table:table-cell office:value-type="float" office:value="1.45272225" calcext:value-type="float">
            <text:p>1.45272225</text:p>
          </table:table-cell>
          <table:table-cell office:value-type="float" office:value="1.36372614" calcext:value-type="float">
            <text:p>1.36372614</text:p>
          </table:table-cell>
          <table:table-cell table:formula="of:=[.A78]*20" office:value-type="float" office:value="29.054445" calcext:value-type="float">
            <text:p>29.054445</text:p>
          </table:table-cell>
          <table:table-cell table:formula="of:=[.B78]*20" office:value-type="float" office:value="27.2745228" calcext:value-type="float">
            <text:p>27.2745228</text:p>
          </table:table-cell>
        </table:table-row>
        <table:table-row table:style-name="ro1">
          <table:table-cell office:value-type="float" office:value="0.771669996" calcext:value-type="float">
            <text:p>0.771669996</text:p>
          </table:table-cell>
          <table:table-cell office:value-type="float" office:value="-1.44487863" calcext:value-type="float">
            <text:p>-1.44487863</text:p>
          </table:table-cell>
          <table:table-cell table:formula="of:=[.A79]*20" office:value-type="float" office:value="15.43339992" calcext:value-type="float">
            <text:p>15.43339992</text:p>
          </table:table-cell>
          <table:table-cell table:formula="of:=[.B79]*20" office:value-type="float" office:value="-28.8975726" calcext:value-type="float">
            <text:p>-28.8975726</text:p>
          </table:table-cell>
        </table:table-row>
        <table:table-row table:style-name="ro1">
          <table:table-cell office:value-type="float" office:value="1.00298752" calcext:value-type="float">
            <text:p>1.00298752</text:p>
          </table:table-cell>
          <table:table-cell office:value-type="float" office:value="0.732643759" calcext:value-type="float">
            <text:p>0.732643759</text:p>
          </table:table-cell>
          <table:table-cell table:formula="of:=[.A80]*20" office:value-type="float" office:value="20.0597504" calcext:value-type="float">
            <text:p>20.0597504</text:p>
          </table:table-cell>
          <table:table-cell table:formula="of:=[.B80]*20" office:value-type="float" office:value="14.65287518" calcext:value-type="float">
            <text:p>14.65287518</text:p>
          </table:table-cell>
        </table:table-row>
        <table:table-row table:style-name="ro1">
          <table:table-cell office:value-type="float" office:value="2.82076206" calcext:value-type="float">
            <text:p>2.82076206</text:p>
          </table:table-cell>
          <table:table-cell office:value-type="float" office:value="0.814883564" calcext:value-type="float">
            <text:p>0.814883564</text:p>
          </table:table-cell>
          <table:table-cell table:formula="of:=[.A81]*20" office:value-type="float" office:value="56.4152412" calcext:value-type="float">
            <text:p>56.4152412</text:p>
          </table:table-cell>
          <table:table-cell table:formula="of:=[.B81]*20" office:value-type="float" office:value="16.29767128" calcext:value-type="float">
            <text:p>16.29767128</text:p>
          </table:table-cell>
        </table:table-row>
        <table:table-row table:style-name="ro1">
          <table:table-cell office:value-type="float" office:value="0.629860944" calcext:value-type="float">
            <text:p>0.629860944</text:p>
          </table:table-cell>
          <table:table-cell office:value-type="float" office:value="-0.961408402" calcext:value-type="float">
            <text:p>-0.961408402</text:p>
          </table:table-cell>
          <table:table-cell table:formula="of:=[.A82]*20" office:value-type="float" office:value="12.59721888" calcext:value-type="float">
            <text:p>12.59721888</text:p>
          </table:table-cell>
          <table:table-cell table:formula="of:=[.B82]*20" office:value-type="float" office:value="-19.22816804" calcext:value-type="float">
            <text:p>-19.22816804</text:p>
          </table:table-cell>
        </table:table-row>
        <table:table-row table:style-name="ro1">
          <table:table-cell office:value-type="float" office:value="-0.145359795" calcext:value-type="float">
            <text:p>-0.145359795</text:p>
          </table:table-cell>
          <table:table-cell office:value-type="float" office:value="-0.106485708" calcext:value-type="float">
            <text:p>-0.106485708</text:p>
          </table:table-cell>
          <table:table-cell table:formula="of:=[.A83]*20" office:value-type="float" office:value="-2.9071959" calcext:value-type="float">
            <text:p>-2.9071959</text:p>
          </table:table-cell>
          <table:table-cell table:formula="of:=[.B83]*20" office:value-type="float" office:value="-2.12971416" calcext:value-type="float">
            <text:p>-2.12971416</text:p>
          </table:table-cell>
        </table:table-row>
        <table:table-row table:style-name="ro1">
          <table:table-cell office:value-type="float" office:value="-0.699675505" calcext:value-type="float">
            <text:p>-0.699675505</text:p>
          </table:table-cell>
          <table:table-cell office:value-type="float" office:value="1.14013812" calcext:value-type="float">
            <text:p>1.14013812</text:p>
          </table:table-cell>
          <table:table-cell table:formula="of:=[.A84]*20" office:value-type="float" office:value="-13.9935101" calcext:value-type="float">
            <text:p>-13.9935101</text:p>
          </table:table-cell>
          <table:table-cell table:formula="of:=[.B84]*20" office:value-type="float" office:value="22.8027624" calcext:value-type="float">
            <text:p>22.8027624</text:p>
          </table:table-cell>
        </table:table-row>
        <table:table-row table:style-name="ro1">
          <table:table-cell office:value-type="float" office:value="2.54551076" calcext:value-type="float">
            <text:p>2.54551076</text:p>
          </table:table-cell>
          <table:table-cell office:value-type="float" office:value="-2.40334705" calcext:value-type="float">
            <text:p>-2.40334705</text:p>
          </table:table-cell>
          <table:table-cell table:formula="of:=[.A85]*20" office:value-type="float" office:value="50.9102152" calcext:value-type="float">
            <text:p>50.9102152</text:p>
          </table:table-cell>
          <table:table-cell table:formula="of:=[.B85]*20" office:value-type="float" office:value="-48.066941" calcext:value-type="float">
            <text:p>-48.066941</text:p>
          </table:table-cell>
        </table:table-row>
        <table:table-row table:style-name="ro1">
          <table:table-cell office:value-type="float" office:value="0.708694101" calcext:value-type="float">
            <text:p>0.708694101</text:p>
          </table:table-cell>
          <table:table-cell office:value-type="float" office:value="2.28884694" calcext:value-type="float">
            <text:p>2.28884694</text:p>
          </table:table-cell>
          <table:table-cell table:formula="of:=[.A86]*20" office:value-type="float" office:value="14.17388202" calcext:value-type="float">
            <text:p>14.17388202</text:p>
          </table:table-cell>
          <table:table-cell table:formula="of:=[.B86]*20" office:value-type="float" office:value="45.7769388" calcext:value-type="float">
            <text:p>45.7769388</text:p>
          </table:table-cell>
        </table:table-row>
        <table:table-row table:style-name="ro1">
          <table:table-cell office:value-type="float" office:value="0.625693702" calcext:value-type="float">
            <text:p>0.625693702</text:p>
          </table:table-cell>
          <table:table-cell office:value-type="float" office:value="-0.898725228" calcext:value-type="float">
            <text:p>-0.898725228</text:p>
          </table:table-cell>
          <table:table-cell table:formula="of:=[.A87]*20" office:value-type="float" office:value="12.51387404" calcext:value-type="float">
            <text:p>12.51387404</text:p>
          </table:table-cell>
          <table:table-cell table:formula="of:=[.B87]*20" office:value-type="float" office:value="-17.97450456" calcext:value-type="float">
            <text:p>-17.97450456</text:p>
          </table:table-cell>
        </table:table-row>
        <table:table-row table:style-name="ro1">
          <table:table-cell office:value-type="float" office:value="0.352805274" calcext:value-type="float">
            <text:p>0.352805274</text:p>
          </table:table-cell>
          <table:table-cell office:value-type="float" office:value="0.093041229" calcext:value-type="float">
            <text:p>0.093041229</text:p>
          </table:table-cell>
          <table:table-cell table:formula="of:=[.A88]*20" office:value-type="float" office:value="7.05610548" calcext:value-type="float">
            <text:p>7.05610548</text:p>
          </table:table-cell>
          <table:table-cell table:formula="of:=[.B88]*20" office:value-type="float" office:value="1.86082458" calcext:value-type="float">
            <text:p>1.86082458</text:p>
          </table:table-cell>
        </table:table-row>
        <table:table-row table:style-name="ro1">
          <table:table-cell office:value-type="float" office:value="2.83535164" calcext:value-type="float">
            <text:p>2.83535164</text:p>
          </table:table-cell>
          <table:table-cell office:value-type="float" office:value="0.158111388" calcext:value-type="float">
            <text:p>0.158111388</text:p>
          </table:table-cell>
          <table:table-cell table:formula="of:=[.A89]*20" office:value-type="float" office:value="56.7070328" calcext:value-type="float">
            <text:p>56.7070328</text:p>
          </table:table-cell>
          <table:table-cell table:formula="of:=[.B89]*20" office:value-type="float" office:value="3.16222776" calcext:value-type="float">
            <text:p>3.16222776</text:p>
          </table:table-cell>
        </table:table-row>
        <table:table-row table:style-name="ro1">
          <table:table-cell office:value-type="float" office:value="0.357801669" calcext:value-type="float">
            <text:p>0.357801669</text:p>
          </table:table-cell>
          <table:table-cell office:value-type="float" office:value="0.395439202" calcext:value-type="float">
            <text:p>0.395439202</text:p>
          </table:table-cell>
          <table:table-cell table:formula="of:=[.A90]*20" office:value-type="float" office:value="7.15603338" calcext:value-type="float">
            <text:p>7.15603338</text:p>
          </table:table-cell>
          <table:table-cell table:formula="of:=[.B90]*20" office:value-type="float" office:value="7.90878404" calcext:value-type="float">
            <text:p>7.90878404</text:p>
          </table:table-cell>
        </table:table-row>
        <table:table-row table:style-name="ro1">
          <table:table-cell office:value-type="float" office:value="2.19021455" calcext:value-type="float">
            <text:p>2.19021455</text:p>
          </table:table-cell>
          <table:table-cell office:value-type="float" office:value="1.61694591" calcext:value-type="float">
            <text:p>1.61694591</text:p>
          </table:table-cell>
          <table:table-cell table:formula="of:=[.A91]*20" office:value-type="float" office:value="43.804291" calcext:value-type="float">
            <text:p>43.804291</text:p>
          </table:table-cell>
          <table:table-cell table:formula="of:=[.B91]*20" office:value-type="float" office:value="32.3389182" calcext:value-type="float">
            <text:p>32.3389182</text:p>
          </table:table-cell>
        </table:table-row>
        <table:table-row table:style-name="ro1">
          <table:table-cell office:value-type="float" office:value="1.53088373" calcext:value-type="float">
            <text:p>1.53088373</text:p>
          </table:table-cell>
          <table:table-cell office:value-type="float" office:value="-0.898572473" calcext:value-type="float">
            <text:p>-0.898572473</text:p>
          </table:table-cell>
          <table:table-cell table:formula="of:=[.A92]*20" office:value-type="float" office:value="30.6176746" calcext:value-type="float">
            <text:p>30.6176746</text:p>
          </table:table-cell>
          <table:table-cell table:formula="of:=[.B92]*20" office:value-type="float" office:value="-17.97144946" calcext:value-type="float">
            <text:p>-17.97144946</text:p>
          </table:table-cell>
        </table:table-row>
        <table:table-row table:style-name="ro1">
          <table:table-cell office:value-type="float" office:value="0.919668447" calcext:value-type="float">
            <text:p>0.919668447</text:p>
          </table:table-cell>
          <table:table-cell office:value-type="float" office:value="1.26684603" calcext:value-type="float">
            <text:p>1.26684603</text:p>
          </table:table-cell>
          <table:table-cell table:formula="of:=[.A93]*20" office:value-type="float" office:value="18.39336894" calcext:value-type="float">
            <text:p>18.39336894</text:p>
          </table:table-cell>
          <table:table-cell table:formula="of:=[.B93]*20" office:value-type="float" office:value="25.3369206" calcext:value-type="float">
            <text:p>25.3369206</text:p>
          </table:table-cell>
        </table:table-row>
        <table:table-row table:style-name="ro1">
          <table:table-cell office:value-type="float" office:value="-1.57182794" calcext:value-type="float">
            <text:p>-1.57182794</text:p>
          </table:table-cell>
          <table:table-cell office:value-type="float" office:value="-0.078492962" calcext:value-type="float">
            <text:p>-0.078492962</text:p>
          </table:table-cell>
          <table:table-cell table:formula="of:=[.A94]*20" office:value-type="float" office:value="-31.4365588" calcext:value-type="float">
            <text:p>-31.4365588</text:p>
          </table:table-cell>
          <table:table-cell table:formula="of:=[.B94]*20" office:value-type="float" office:value="-1.56985924" calcext:value-type="float">
            <text:p>-1.56985924</text:p>
          </table:table-cell>
        </table:table-row>
        <table:table-row table:style-name="ro1">
          <table:table-cell office:value-type="float" office:value="0.513881027" calcext:value-type="float">
            <text:p>0.513881027</text:p>
          </table:table-cell>
          <table:table-cell office:value-type="float" office:value="-0.313874468" calcext:value-type="float">
            <text:p>-0.313874468</text:p>
          </table:table-cell>
          <table:table-cell table:formula="of:=[.A95]*20" office:value-type="float" office:value="10.27762054" calcext:value-type="float">
            <text:p>10.27762054</text:p>
          </table:table-cell>
          <table:table-cell table:formula="of:=[.B95]*20" office:value-type="float" office:value="-6.27748936" calcext:value-type="float">
            <text:p>-6.27748936</text:p>
          </table:table-cell>
        </table:table-row>
        <table:table-row table:style-name="ro1">
          <table:table-cell office:value-type="float" office:value="1.57154802" calcext:value-type="float">
            <text:p>1.57154802</text:p>
          </table:table-cell>
          <table:table-cell office:value-type="float" office:value="2.27732436" calcext:value-type="float">
            <text:p>2.27732436</text:p>
          </table:table-cell>
          <table:table-cell table:formula="of:=[.A96]*20" office:value-type="float" office:value="31.4309604" calcext:value-type="float">
            <text:p>31.4309604</text:p>
          </table:table-cell>
          <table:table-cell table:formula="of:=[.B96]*20" office:value-type="float" office:value="45.5464872" calcext:value-type="float">
            <text:p>45.5464872</text:p>
          </table:table-cell>
        </table:table-row>
        <table:table-row table:style-name="ro1">
          <table:table-cell office:value-type="float" office:value="0.423444239" calcext:value-type="float">
            <text:p>0.423444239</text:p>
          </table:table-cell>
          <table:table-cell office:value-type="float" office:value="1.56391146" calcext:value-type="float">
            <text:p>1.56391146</text:p>
          </table:table-cell>
          <table:table-cell table:formula="of:=[.A97]*20" office:value-type="float" office:value="8.46888478" calcext:value-type="float">
            <text:p>8.46888478</text:p>
          </table:table-cell>
          <table:table-cell table:formula="of:=[.B97]*20" office:value-type="float" office:value="31.2782292" calcext:value-type="float">
            <text:p>31.2782292</text:p>
          </table:table-cell>
        </table:table-row>
        <table:table-row table:style-name="ro1">
          <table:table-cell office:value-type="float" office:value="-0.258962782" calcext:value-type="float">
            <text:p>-0.258962782</text:p>
          </table:table-cell>
          <table:table-cell office:value-type="float" office:value="-1.41382566" calcext:value-type="float">
            <text:p>-1.41382566</text:p>
          </table:table-cell>
          <table:table-cell table:formula="of:=[.A98]*20" office:value-type="float" office:value="-5.17925564" calcext:value-type="float">
            <text:p>-5.17925564</text:p>
          </table:table-cell>
          <table:table-cell table:formula="of:=[.B98]*20" office:value-type="float" office:value="-28.2765132" calcext:value-type="float">
            <text:p>-28.2765132</text:p>
          </table:table-cell>
        </table:table-row>
        <table:table-row table:style-name="ro1">
          <table:table-cell office:value-type="float" office:value="2.38621844" calcext:value-type="float">
            <text:p>2.38621844</text:p>
          </table:table-cell>
          <table:table-cell office:value-type="float" office:value="1.80085916" calcext:value-type="float">
            <text:p>1.80085916</text:p>
          </table:table-cell>
          <table:table-cell table:formula="of:=[.A99]*20" office:value-type="float" office:value="47.7243688" calcext:value-type="float">
            <text:p>47.7243688</text:p>
          </table:table-cell>
          <table:table-cell table:formula="of:=[.B99]*20" office:value-type="float" office:value="36.0171832" calcext:value-type="float">
            <text:p>36.0171832</text:p>
          </table:table-cell>
        </table:table-row>
        <table:table-row table:style-name="ro1">
          <table:table-cell office:value-type="float" office:value="-1.92219909" calcext:value-type="float">
            <text:p>-1.92219909</text:p>
          </table:table-cell>
          <table:table-cell office:value-type="float" office:value="-0.505675275" calcext:value-type="float">
            <text:p>-0.505675275</text:p>
          </table:table-cell>
          <table:table-cell table:formula="of:=[.A100]*20" office:value-type="float" office:value="-38.4439818" calcext:value-type="float">
            <text:p>-38.4439818</text:p>
          </table:table-cell>
          <table:table-cell table:formula="of:=[.B100]*20" office:value-type="float" office:value="-10.1135055" calcext:value-type="float">
            <text:p>-10.1135055</text:p>
          </table:table-cell>
        </table:table-row>
        <table:table-row table:style-name="ro1">
          <table:table-cell office:value-type="float" office:value="-1.13932599" calcext:value-type="float">
            <text:p>-1.13932599</text:p>
          </table:table-cell>
          <table:table-cell office:value-type="float" office:value="0.756085164" calcext:value-type="float">
            <text:p>0.756085164</text:p>
          </table:table-cell>
          <table:table-cell table:formula="of:=[.A101]*20" office:value-type="float" office:value="-22.7865198" calcext:value-type="float">
            <text:p>-22.7865198</text:p>
          </table:table-cell>
          <table:table-cell table:formula="of:=[.B101]*20" office:value-type="float" office:value="15.12170328" calcext:value-type="float">
            <text:p>15.12170328</text:p>
          </table:table-cell>
        </table:table-row>
        <table:table-row table:style-name="ro1">
          <table:table-cell office:value-type="float" office:value="-1.60528535" calcext:value-type="float">
            <text:p>-1.60528535</text:p>
          </table:table-cell>
          <table:table-cell office:value-type="float" office:value="-1.3007641" calcext:value-type="float">
            <text:p>-1.3007641</text:p>
          </table:table-cell>
          <table:table-cell table:formula="of:=[.A102]*20" office:value-type="float" office:value="-32.105707" calcext:value-type="float">
            <text:p>-32.105707</text:p>
          </table:table-cell>
          <table:table-cell table:formula="of:=[.B102]*20" office:value-type="float" office:value="-26.015282" calcext:value-type="float">
            <text:p>-26.015282</text:p>
          </table:table-cell>
        </table:table-row>
        <table:table-row table:style-name="ro1">
          <table:table-cell office:value-type="float" office:value="-2.45117995" calcext:value-type="float">
            <text:p>-2.45117995</text:p>
          </table:table-cell>
          <table:table-cell office:value-type="float" office:value="-0.377864487" calcext:value-type="float">
            <text:p>-0.377864487</text:p>
          </table:table-cell>
          <table:table-cell table:formula="of:=[.A103]*20" office:value-type="float" office:value="-49.023599" calcext:value-type="float">
            <text:p>-49.023599</text:p>
          </table:table-cell>
          <table:table-cell table:formula="of:=[.B103]*20" office:value-type="float" office:value="-7.55728974" calcext:value-type="float">
            <text:p>-7.55728974</text:p>
          </table:table-cell>
        </table:table-row>
        <table:table-row table:style-name="ro1">
          <table:table-cell office:value-type="float" office:value="1.86070834" calcext:value-type="float">
            <text:p>1.86070834</text:p>
          </table:table-cell>
          <table:table-cell office:value-type="float" office:value="0.800622158" calcext:value-type="float">
            <text:p>0.800622158</text:p>
          </table:table-cell>
          <table:table-cell table:formula="of:=[.A104]*20" office:value-type="float" office:value="37.2141668" calcext:value-type="float">
            <text:p>37.2141668</text:p>
          </table:table-cell>
          <table:table-cell table:formula="of:=[.B104]*20" office:value-type="float" office:value="16.01244316" calcext:value-type="float">
            <text:p>16.01244316</text:p>
          </table:table-cell>
        </table:table-row>
        <table:table-row table:style-name="ro1">
          <table:table-cell office:value-type="float" office:value="-0.968493796" calcext:value-type="float">
            <text:p>-0.968493796</text:p>
          </table:table-cell>
          <table:table-cell office:value-type="float" office:value="0.40155981" calcext:value-type="float">
            <text:p>0.40155981</text:p>
          </table:table-cell>
          <table:table-cell table:formula="of:=[.A105]*20" office:value-type="float" office:value="-19.36987592" calcext:value-type="float">
            <text:p>-19.36987592</text:p>
          </table:table-cell>
          <table:table-cell table:formula="of:=[.B105]*20" office:value-type="float" office:value="8.0311962" calcext:value-type="float">
            <text:p>8.0311962</text:p>
          </table:table-cell>
        </table:table-row>
        <table:table-row table:style-name="ro1">
          <table:table-cell office:value-type="float" office:value="-0.551298503" calcext:value-type="float">
            <text:p>-0.551298503</text:p>
          </table:table-cell>
          <table:table-cell office:value-type="float" office:value="-0.23297424" calcext:value-type="float">
            <text:p>-0.23297424</text:p>
          </table:table-cell>
          <table:table-cell table:formula="of:=[.A106]*20" office:value-type="float" office:value="-11.02597006" calcext:value-type="float">
            <text:p>-11.02597006</text:p>
          </table:table-cell>
          <table:table-cell table:formula="of:=[.B106]*20" office:value-type="float" office:value="-4.6594848" calcext:value-type="float">
            <text:p>-4.6594848</text:p>
          </table:table-cell>
        </table:table-row>
        <table:table-row table:style-name="ro1">
          <table:table-cell office:value-type="float" office:value="-0.050178275" calcext:value-type="float">
            <text:p>-0.050178275</text:p>
          </table:table-cell>
          <table:table-cell office:value-type="float" office:value="2.39686747" calcext:value-type="float">
            <text:p>2.39686747</text:p>
          </table:table-cell>
          <table:table-cell table:formula="of:=[.A107]*20" office:value-type="float" office:value="-1.0035655" calcext:value-type="float">
            <text:p>-1.0035655</text:p>
          </table:table-cell>
          <table:table-cell table:formula="of:=[.B107]*20" office:value-type="float" office:value="47.9373494" calcext:value-type="float">
            <text:p>47.9373494</text:p>
          </table:table-cell>
        </table:table-row>
        <table:table-row table:style-name="ro1">
          <table:table-cell office:value-type="float" office:value="-1.03852316" calcext:value-type="float">
            <text:p>-1.03852316</text:p>
          </table:table-cell>
          <table:table-cell office:value-type="float" office:value="1.44241858" calcext:value-type="float">
            <text:p>1.44241858</text:p>
          </table:table-cell>
          <table:table-cell table:formula="of:=[.A108]*20" office:value-type="float" office:value="-20.7704632" calcext:value-type="float">
            <text:p>-20.7704632</text:p>
          </table:table-cell>
          <table:table-cell table:formula="of:=[.B108]*20" office:value-type="float" office:value="28.8483716" calcext:value-type="float">
            <text:p>28.8483716</text:p>
          </table:table-cell>
        </table:table-row>
        <table:table-row table:style-name="ro1">
          <table:table-cell office:value-type="float" office:value="2.20535789" calcext:value-type="float">
            <text:p>2.20535789</text:p>
          </table:table-cell>
          <table:table-cell office:value-type="float" office:value="-1.56336639" calcext:value-type="float">
            <text:p>-1.56336639</text:p>
          </table:table-cell>
          <table:table-cell table:formula="of:=[.A109]*20" office:value-type="float" office:value="44.1071578" calcext:value-type="float">
            <text:p>44.1071578</text:p>
          </table:table-cell>
          <table:table-cell table:formula="of:=[.B109]*20" office:value-type="float" office:value="-31.2673278" calcext:value-type="float">
            <text:p>-31.2673278</text:p>
          </table:table-cell>
        </table:table-row>
        <table:table-row table:style-name="ro1">
          <table:table-cell office:value-type="float" office:value="0.14780949" calcext:value-type="float">
            <text:p>0.14780949</text:p>
          </table:table-cell>
          <table:table-cell office:value-type="float" office:value="-1.6049883" calcext:value-type="float">
            <text:p>-1.6049883</text:p>
          </table:table-cell>
          <table:table-cell table:formula="of:=[.A110]*20" office:value-type="float" office:value="2.9561898" calcext:value-type="float">
            <text:p>2.9561898</text:p>
          </table:table-cell>
          <table:table-cell table:formula="of:=[.B110]*20" office:value-type="float" office:value="-32.099766" calcext:value-type="float">
            <text:p>-32.099766</text:p>
          </table:table-cell>
        </table:table-row>
        <table:table-row table:style-name="ro1">
          <table:table-cell office:value-type="float" office:value="2.24837218" calcext:value-type="float">
            <text:p>2.24837218</text:p>
          </table:table-cell>
          <table:table-cell office:value-type="float" office:value="-1.30795772" calcext:value-type="float">
            <text:p>-1.30795772</text:p>
          </table:table-cell>
          <table:table-cell table:formula="of:=[.A111]*20" office:value-type="float" office:value="44.9674436" calcext:value-type="float">
            <text:p>44.9674436</text:p>
          </table:table-cell>
          <table:table-cell table:formula="of:=[.B111]*20" office:value-type="float" office:value="-26.1591544" calcext:value-type="float">
            <text:p>-26.1591544</text:p>
          </table:table-cell>
        </table:table-row>
        <table:table-row table:style-name="ro1">
          <table:table-cell office:value-type="float" office:value="1.14002128" calcext:value-type="float">
            <text:p>1.14002128</text:p>
          </table:table-cell>
          <table:table-cell office:value-type="float" office:value="-2.07071468" calcext:value-type="float">
            <text:p>-2.07071468</text:p>
          </table:table-cell>
          <table:table-cell table:formula="of:=[.A112]*20" office:value-type="float" office:value="22.8004256" calcext:value-type="float">
            <text:p>22.8004256</text:p>
          </table:table-cell>
          <table:table-cell table:formula="of:=[.B112]*20" office:value-type="float" office:value="-41.4142936" calcext:value-type="float">
            <text:p>-41.4142936</text:p>
          </table:table-cell>
        </table:table-row>
        <table:table-row table:style-name="ro1">
          <table:table-cell office:value-type="float" office:value="1.38463615" calcext:value-type="float">
            <text:p>1.38463615</text:p>
          </table:table-cell>
          <table:table-cell office:value-type="float" office:value="-1.27694746" calcext:value-type="float">
            <text:p>-1.27694746</text:p>
          </table:table-cell>
          <table:table-cell table:formula="of:=[.A113]*20" office:value-type="float" office:value="27.692723" calcext:value-type="float">
            <text:p>27.692723</text:p>
          </table:table-cell>
          <table:table-cell table:formula="of:=[.B113]*20" office:value-type="float" office:value="-25.5389492" calcext:value-type="float">
            <text:p>-25.5389492</text:p>
          </table:table-cell>
        </table:table-row>
        <table:table-row table:style-name="ro1">
          <table:table-cell office:value-type="float" office:value="1.2428716" calcext:value-type="float">
            <text:p>1.2428716</text:p>
          </table:table-cell>
          <table:table-cell office:value-type="float" office:value="2.07835191" calcext:value-type="float">
            <text:p>2.07835191</text:p>
          </table:table-cell>
          <table:table-cell table:formula="of:=[.A114]*20" office:value-type="float" office:value="24.857432" calcext:value-type="float">
            <text:p>24.857432</text:p>
          </table:table-cell>
          <table:table-cell table:formula="of:=[.B114]*20" office:value-type="float" office:value="41.5670382" calcext:value-type="float">
            <text:p>41.5670382</text:p>
          </table:table-cell>
        </table:table-row>
        <table:table-row table:style-name="ro1">
          <table:table-cell office:value-type="float" office:value="-1.47053286" calcext:value-type="float">
            <text:p>-1.47053286</text:p>
          </table:table-cell>
          <table:table-cell office:value-type="float" office:value="-0.792880616" calcext:value-type="float">
            <text:p>-0.792880616</text:p>
          </table:table-cell>
          <table:table-cell table:formula="of:=[.A115]*20" office:value-type="float" office:value="-29.4106572" calcext:value-type="float">
            <text:p>-29.4106572</text:p>
          </table:table-cell>
          <table:table-cell table:formula="of:=[.B115]*20" office:value-type="float" office:value="-15.85761232" calcext:value-type="float">
            <text:p>-15.85761232</text:p>
          </table:table-cell>
        </table:table-row>
        <table:table-row table:style-name="ro1">
          <table:table-cell office:value-type="float" office:value="0.357425508" calcext:value-type="float">
            <text:p>0.357425508</text:p>
          </table:table-cell>
          <table:table-cell office:value-type="float" office:value="-1.09654959" calcext:value-type="float">
            <text:p>-1.09654959</text:p>
          </table:table-cell>
          <table:table-cell table:formula="of:=[.A116]*20" office:value-type="float" office:value="7.14851016" calcext:value-type="float">
            <text:p>7.14851016</text:p>
          </table:table-cell>
          <table:table-cell table:formula="of:=[.B116]*20" office:value-type="float" office:value="-21.9309918" calcext:value-type="float">
            <text:p>-21.9309918</text:p>
          </table:table-cell>
        </table:table-row>
        <table:table-row table:style-name="ro1">
          <table:table-cell office:value-type="float" office:value="0.537386476" calcext:value-type="float">
            <text:p>0.537386476</text:p>
          </table:table-cell>
          <table:table-cell office:value-type="float" office:value="0.59992044" calcext:value-type="float">
            <text:p>0.59992044</text:p>
          </table:table-cell>
          <table:table-cell table:formula="of:=[.A117]*20" office:value-type="float" office:value="10.74772952" calcext:value-type="float">
            <text:p>10.74772952</text:p>
          </table:table-cell>
          <table:table-cell table:formula="of:=[.B117]*20" office:value-type="float" office:value="11.9984088" calcext:value-type="float">
            <text:p>11.9984088</text:p>
          </table:table-cell>
        </table:table-row>
        <table:table-row table:style-name="ro1">
          <table:table-cell office:value-type="float" office:value="0.712911891" calcext:value-type="float">
            <text:p>0.712911891</text:p>
          </table:table-cell>
          <table:table-cell office:value-type="float" office:value="1.99180876" calcext:value-type="float">
            <text:p>1.99180876</text:p>
          </table:table-cell>
          <table:table-cell table:formula="of:=[.A118]*20" office:value-type="float" office:value="14.25823782" calcext:value-type="float">
            <text:p>14.25823782</text:p>
          </table:table-cell>
          <table:table-cell table:formula="of:=[.B118]*20" office:value-type="float" office:value="39.8361752" calcext:value-type="float">
            <text:p>39.8361752</text:p>
          </table:table-cell>
        </table:table-row>
        <table:table-row table:style-name="ro1">
          <table:table-cell office:value-type="float" office:value="0.78299524" calcext:value-type="float">
            <text:p>0.78299524</text:p>
          </table:table-cell>
          <table:table-cell office:value-type="float" office:value="-1.59089368" calcext:value-type="float">
            <text:p>-1.59089368</text:p>
          </table:table-cell>
          <table:table-cell table:formula="of:=[.A119]*20" office:value-type="float" office:value="15.6599048" calcext:value-type="float">
            <text:p>15.6599048</text:p>
          </table:table-cell>
          <table:table-cell table:formula="of:=[.B119]*20" office:value-type="float" office:value="-31.8178736" calcext:value-type="float">
            <text:p>-31.8178736</text:p>
          </table:table-cell>
        </table:table-row>
        <table:table-row table:style-name="ro1">
          <table:table-cell office:value-type="float" office:value="0.952998673" calcext:value-type="float">
            <text:p>0.952998673</text:p>
          </table:table-cell>
          <table:table-cell office:value-type="float" office:value="-1.07836122" calcext:value-type="float">
            <text:p>-1.07836122</text:p>
          </table:table-cell>
          <table:table-cell table:formula="of:=[.A120]*20" office:value-type="float" office:value="19.05997346" calcext:value-type="float">
            <text:p>19.05997346</text:p>
          </table:table-cell>
          <table:table-cell table:formula="of:=[.B120]*20" office:value-type="float" office:value="-21.5672244" calcext:value-type="float">
            <text:p>-21.5672244</text:p>
          </table:table-cell>
        </table:table-row>
        <table:table-row table:style-name="ro1">
          <table:table-cell office:value-type="float" office:value="-0.04232153" calcext:value-type="float">
            <text:p>-0.04232153</text:p>
          </table:table-cell>
          <table:table-cell office:value-type="float" office:value="-0.300806156" calcext:value-type="float">
            <text:p>-0.300806156</text:p>
          </table:table-cell>
          <table:table-cell table:formula="of:=[.A121]*20" office:value-type="float" office:value="-0.8464306" calcext:value-type="float">
            <text:p>-0.8464306</text:p>
          </table:table-cell>
          <table:table-cell table:formula="of:=[.B121]*20" office:value-type="float" office:value="-6.01612312" calcext:value-type="float">
            <text:p>-6.01612312</text:p>
          </table:table-cell>
        </table:table-row>
        <table:table-row table:style-name="ro1">
          <table:table-cell office:value-type="float" office:value="1.08800363" calcext:value-type="float">
            <text:p>1.08800363</text:p>
          </table:table-cell>
          <table:table-cell office:value-type="float" office:value="0.774725729" calcext:value-type="float">
            <text:p>0.774725729</text:p>
          </table:table-cell>
          <table:table-cell table:formula="of:=[.A122]*20" office:value-type="float" office:value="21.7600726" calcext:value-type="float">
            <text:p>21.7600726</text:p>
          </table:table-cell>
          <table:table-cell table:formula="of:=[.B122]*20" office:value-type="float" office:value="15.49451458" calcext:value-type="float">
            <text:p>15.49451458</text:p>
          </table:table-cell>
        </table:table-row>
        <table:table-row table:style-name="ro1">
          <table:table-cell office:value-type="float" office:value="-0.318172732" calcext:value-type="float">
            <text:p>-0.318172732</text:p>
          </table:table-cell>
          <table:table-cell office:value-type="float" office:value="0.673705372" calcext:value-type="float">
            <text:p>0.673705372</text:p>
          </table:table-cell>
          <table:table-cell table:formula="of:=[.A123]*20" office:value-type="float" office:value="-6.36345464" calcext:value-type="float">
            <text:p>-6.36345464</text:p>
          </table:table-cell>
          <table:table-cell table:formula="of:=[.B123]*20" office:value-type="float" office:value="13.47410744" calcext:value-type="float">
            <text:p>13.47410744</text:p>
          </table:table-cell>
        </table:table-row>
        <table:table-row table:style-name="ro1">
          <table:table-cell office:value-type="float" office:value="-0.054241204" calcext:value-type="float">
            <text:p>-0.054241204</text:p>
          </table:table-cell>
          <table:table-cell office:value-type="float" office:value="3.05955728" calcext:value-type="float">
            <text:p>3.05955728</text:p>
          </table:table-cell>
          <table:table-cell table:formula="of:=[.A124]*20" office:value-type="float" office:value="-1.08482408" calcext:value-type="float">
            <text:p>-1.08482408</text:p>
          </table:table-cell>
          <table:table-cell table:formula="of:=[.B124]*20" office:value-type="float" office:value="61.1911456" calcext:value-type="float">
            <text:p>61.1911456</text:p>
          </table:table-cell>
        </table:table-row>
        <table:table-row table:style-name="ro1">
          <table:table-cell office:value-type="float" office:value="-0.476918267" calcext:value-type="float">
            <text:p>-0.476918267</text:p>
          </table:table-cell>
          <table:table-cell office:value-type="float" office:value="-0.503014778" calcext:value-type="float">
            <text:p>-0.503014778</text:p>
          </table:table-cell>
          <table:table-cell table:formula="of:=[.A125]*20" office:value-type="float" office:value="-9.53836534" calcext:value-type="float">
            <text:p>-9.53836534</text:p>
          </table:table-cell>
          <table:table-cell table:formula="of:=[.B125]*20" office:value-type="float" office:value="-10.06029556" calcext:value-type="float">
            <text:p>-10.06029556</text:p>
          </table:table-cell>
        </table:table-row>
        <table:table-row table:style-name="ro1">
          <table:table-cell office:value-type="float" office:value="-0.803029419" calcext:value-type="float">
            <text:p>-0.803029419</text:p>
          </table:table-cell>
          <table:table-cell office:value-type="float" office:value="-0.182797395" calcext:value-type="float">
            <text:p>-0.182797395</text:p>
          </table:table-cell>
          <table:table-cell table:formula="of:=[.A126]*20" office:value-type="float" office:value="-16.06058838" calcext:value-type="float">
            <text:p>-16.06058838</text:p>
          </table:table-cell>
          <table:table-cell table:formula="of:=[.B126]*20" office:value-type="float" office:value="-3.6559479" calcext:value-type="float">
            <text:p>-3.6559479</text:p>
          </table:table-cell>
        </table:table-row>
        <table:table-row table:style-name="ro1">
          <table:table-cell office:value-type="float" office:value="1.35105976" calcext:value-type="float">
            <text:p>1.35105976</text:p>
          </table:table-cell>
          <table:table-cell office:value-type="float" office:value="2.31980581" calcext:value-type="float">
            <text:p>2.31980581</text:p>
          </table:table-cell>
          <table:table-cell table:formula="of:=[.A127]*20" office:value-type="float" office:value="27.0211952" calcext:value-type="float">
            <text:p>27.0211952</text:p>
          </table:table-cell>
          <table:table-cell table:formula="of:=[.B127]*20" office:value-type="float" office:value="46.3961162" calcext:value-type="float">
            <text:p>46.3961162</text:p>
          </table:table-cell>
        </table:table-row>
        <table:table-row table:style-name="ro1">
          <table:table-cell office:value-type="float" office:value="0.717708981" calcext:value-type="float">
            <text:p>0.717708981</text:p>
          </table:table-cell>
          <table:table-cell office:value-type="float" office:value="-1.24093745" calcext:value-type="float">
            <text:p>-1.24093745</text:p>
          </table:table-cell>
          <table:table-cell table:formula="of:=[.A128]*20" office:value-type="float" office:value="14.35417962" calcext:value-type="float">
            <text:p>14.35417962</text:p>
          </table:table-cell>
          <table:table-cell table:formula="of:=[.B128]*20" office:value-type="float" office:value="-24.818749" calcext:value-type="float">
            <text:p>-24.818749</text:p>
          </table:table-cell>
        </table:table-row>
        <table:table-row table:style-name="ro1">
          <table:table-cell office:value-type="float" office:value="0.910460244" calcext:value-type="float">
            <text:p>0.910460244</text:p>
          </table:table-cell>
          <table:table-cell office:value-type="float" office:value="-1.26388924" calcext:value-type="float">
            <text:p>-1.26388924</text:p>
          </table:table-cell>
          <table:table-cell table:formula="of:=[.A129]*20" office:value-type="float" office:value="18.20920488" calcext:value-type="float">
            <text:p>18.20920488</text:p>
          </table:table-cell>
          <table:table-cell table:formula="of:=[.B129]*20" office:value-type="float" office:value="-25.2777848" calcext:value-type="float">
            <text:p>-25.2777848</text:p>
          </table:table-cell>
        </table:table-row>
        <table:table-row table:style-name="ro1">
          <table:table-cell office:value-type="float" office:value="-0.911379278" calcext:value-type="float">
            <text:p>-0.911379278</text:p>
          </table:table-cell>
          <table:table-cell office:value-type="float" office:value="0.099503228" calcext:value-type="float">
            <text:p>0.099503228</text:p>
          </table:table-cell>
          <table:table-cell table:formula="of:=[.A130]*20" office:value-type="float" office:value="-18.22758556" calcext:value-type="float">
            <text:p>-18.22758556</text:p>
          </table:table-cell>
          <table:table-cell table:formula="of:=[.B130]*20" office:value-type="float" office:value="1.99006456" calcext:value-type="float">
            <text:p>1.99006456</text:p>
          </table:table-cell>
        </table:table-row>
        <table:table-row table:style-name="ro1">
          <table:table-cell office:value-type="float" office:value="-0.737665638" calcext:value-type="float">
            <text:p>-0.737665638</text:p>
          </table:table-cell>
          <table:table-cell office:value-type="float" office:value="1.46429981" calcext:value-type="float">
            <text:p>1.46429981</text:p>
          </table:table-cell>
          <table:table-cell table:formula="of:=[.A131]*20" office:value-type="float" office:value="-14.75331276" calcext:value-type="float">
            <text:p>-14.75331276</text:p>
          </table:table-cell>
          <table:table-cell table:formula="of:=[.B131]*20" office:value-type="float" office:value="29.2859962" calcext:value-type="float">
            <text:p>29.2859962</text:p>
          </table:table-cell>
        </table:table-row>
        <table:table-row table:style-name="ro1">
          <table:table-cell office:value-type="float" office:value="1.92749457" calcext:value-type="float">
            <text:p>1.92749457</text:p>
          </table:table-cell>
          <table:table-cell office:value-type="float" office:value="0.487766952" calcext:value-type="float">
            <text:p>0.487766952</text:p>
          </table:table-cell>
          <table:table-cell table:formula="of:=[.A132]*20" office:value-type="float" office:value="38.5498914" calcext:value-type="float">
            <text:p>38.5498914</text:p>
          </table:table-cell>
          <table:table-cell table:formula="of:=[.B132]*20" office:value-type="float" office:value="9.75533904" calcext:value-type="float">
            <text:p>9.75533904</text:p>
          </table:table-cell>
        </table:table-row>
        <table:table-row table:style-name="ro1">
          <table:table-cell office:value-type="float" office:value="0.701229929" calcext:value-type="float">
            <text:p>0.701229929</text:p>
          </table:table-cell>
          <table:table-cell office:value-type="float" office:value="1.97069081" calcext:value-type="float">
            <text:p>1.97069081</text:p>
          </table:table-cell>
          <table:table-cell table:formula="of:=[.A133]*20" office:value-type="float" office:value="14.02459858" calcext:value-type="float">
            <text:p>14.02459858</text:p>
          </table:table-cell>
          <table:table-cell table:formula="of:=[.B133]*20" office:value-type="float" office:value="39.4138162" calcext:value-type="float">
            <text:p>39.4138162</text:p>
          </table:table-cell>
        </table:table-row>
        <table:table-row table:style-name="ro1">
          <table:table-cell office:value-type="float" office:value="-0.74850102" calcext:value-type="float">
            <text:p>-0.74850102</text:p>
          </table:table-cell>
          <table:table-cell office:value-type="float" office:value="-0.286698895" calcext:value-type="float">
            <text:p>-0.286698895</text:p>
          </table:table-cell>
          <table:table-cell table:formula="of:=[.A134]*20" office:value-type="float" office:value="-14.9700204" calcext:value-type="float">
            <text:p>-14.9700204</text:p>
          </table:table-cell>
          <table:table-cell table:formula="of:=[.B134]*20" office:value-type="float" office:value="-5.7339779" calcext:value-type="float">
            <text:p>-5.7339779</text:p>
          </table:table-cell>
        </table:table-row>
        <table:table-row table:style-name="ro1">
          <table:table-cell office:value-type="float" office:value="0.258200413" calcext:value-type="float">
            <text:p>0.258200413</text:p>
          </table:table-cell>
          <table:table-cell office:value-type="float" office:value="2.84543865" calcext:value-type="float">
            <text:p>2.84543865</text:p>
          </table:table-cell>
          <table:table-cell table:formula="of:=[.A135]*20" office:value-type="float" office:value="5.16400826" calcext:value-type="float">
            <text:p>5.16400826</text:p>
          </table:table-cell>
          <table:table-cell table:formula="of:=[.B135]*20" office:value-type="float" office:value="56.908773" calcext:value-type="float">
            <text:p>56.908773</text:p>
          </table:table-cell>
        </table:table-row>
        <table:table-row table:style-name="ro1">
          <table:table-cell office:value-type="float" office:value="0.840040051" calcext:value-type="float">
            <text:p>0.840040051</text:p>
          </table:table-cell>
          <table:table-cell office:value-type="float" office:value="-1.73031701" calcext:value-type="float">
            <text:p>-1.73031701</text:p>
          </table:table-cell>
          <table:table-cell table:formula="of:=[.A136]*20" office:value-type="float" office:value="16.80080102" calcext:value-type="float">
            <text:p>16.80080102</text:p>
          </table:table-cell>
          <table:table-cell table:formula="of:=[.B136]*20" office:value-type="float" office:value="-34.6063402" calcext:value-type="float">
            <text:p>-34.6063402</text:p>
          </table:table-cell>
        </table:table-row>
        <table:table-row table:style-name="ro1">
          <table:table-cell office:value-type="float" office:value="-0.163355873" calcext:value-type="float">
            <text:p>-0.163355873</text:p>
          </table:table-cell>
          <table:table-cell office:value-type="float" office:value="1.40920732" calcext:value-type="float">
            <text:p>1.40920732</text:p>
          </table:table-cell>
          <table:table-cell table:formula="of:=[.A137]*20" office:value-type="float" office:value="-3.26711746" calcext:value-type="float">
            <text:p>-3.26711746</text:p>
          </table:table-cell>
          <table:table-cell table:formula="of:=[.B137]*20" office:value-type="float" office:value="28.1841464" calcext:value-type="float">
            <text:p>28.1841464</text:p>
          </table:table-cell>
        </table:table-row>
        <table:table-row table:style-name="ro1">
          <table:table-cell office:value-type="float" office:value="2.52608106" calcext:value-type="float">
            <text:p>2.52608106</text:p>
          </table:table-cell>
          <table:table-cell office:value-type="float" office:value="-1.14781764" calcext:value-type="float">
            <text:p>-1.14781764</text:p>
          </table:table-cell>
          <table:table-cell table:formula="of:=[.A138]*20" office:value-type="float" office:value="50.5216212" calcext:value-type="float">
            <text:p>50.5216212</text:p>
          </table:table-cell>
          <table:table-cell table:formula="of:=[.B138]*20" office:value-type="float" office:value="-22.9563528" calcext:value-type="float">
            <text:p>-22.9563528</text:p>
          </table:table-cell>
        </table:table-row>
        <table:table-row table:style-name="ro1">
          <table:table-cell office:value-type="float" office:value="2.03084092" calcext:value-type="float">
            <text:p>2.03084092</text:p>
          </table:table-cell>
          <table:table-cell office:value-type="float" office:value="-0.522145121" calcext:value-type="float">
            <text:p>-0.522145121</text:p>
          </table:table-cell>
          <table:table-cell table:formula="of:=[.A139]*20" office:value-type="float" office:value="40.6168184" calcext:value-type="float">
            <text:p>40.6168184</text:p>
          </table:table-cell>
          <table:table-cell table:formula="of:=[.B139]*20" office:value-type="float" office:value="-10.44290242" calcext:value-type="float">
            <text:p>-10.44290242</text:p>
          </table:table-cell>
        </table:table-row>
        <table:table-row table:style-name="ro1">
          <table:table-cell office:value-type="float" office:value="0.593719543" calcext:value-type="float">
            <text:p>0.593719543</text:p>
          </table:table-cell>
          <table:table-cell office:value-type="float" office:value="2.53153345" calcext:value-type="float">
            <text:p>2.53153345</text:p>
          </table:table-cell>
          <table:table-cell table:formula="of:=[.A140]*20" office:value-type="float" office:value="11.87439086" calcext:value-type="float">
            <text:p>11.87439086</text:p>
          </table:table-cell>
          <table:table-cell table:formula="of:=[.B140]*20" office:value-type="float" office:value="50.630669" calcext:value-type="float">
            <text:p>50.630669</text:p>
          </table:table-cell>
        </table:table-row>
        <table:table-row table:style-name="ro1">
          <table:table-cell office:value-type="float" office:value="-1.10205906" calcext:value-type="float">
            <text:p>-1.10205906</text:p>
          </table:table-cell>
          <table:table-cell office:value-type="float" office:value="0.89647222" calcext:value-type="float">
            <text:p>0.89647222</text:p>
          </table:table-cell>
          <table:table-cell table:formula="of:=[.A141]*20" office:value-type="float" office:value="-22.0411812" calcext:value-type="float">
            <text:p>-22.0411812</text:p>
          </table:table-cell>
          <table:table-cell table:formula="of:=[.B141]*20" office:value-type="float" office:value="17.9294444" calcext:value-type="float">
            <text:p>17.9294444</text:p>
          </table:table-cell>
        </table:table-row>
        <table:table-row table:style-name="ro1">
          <table:table-cell office:value-type="float" office:value="1.13597486" calcext:value-type="float">
            <text:p>1.13597486</text:p>
          </table:table-cell>
          <table:table-cell office:value-type="float" office:value="0.288754648" calcext:value-type="float">
            <text:p>0.288754648</text:p>
          </table:table-cell>
          <table:table-cell table:formula="of:=[.A142]*20" office:value-type="float" office:value="22.7194972" calcext:value-type="float">
            <text:p>22.7194972</text:p>
          </table:table-cell>
          <table:table-cell table:formula="of:=[.B142]*20" office:value-type="float" office:value="5.77509296" calcext:value-type="float">
            <text:p>5.77509296</text:p>
          </table:table-cell>
        </table:table-row>
        <table:table-row table:style-name="ro1">
          <table:table-cell office:value-type="float" office:value="4.65103166" calcext:value-type="float">
            <text:p>4.65103166</text:p>
          </table:table-cell>
          <table:table-cell office:value-type="float" office:value="-2.28442032" calcext:value-type="float">
            <text:p>-2.28442032</text:p>
          </table:table-cell>
          <table:table-cell table:formula="of:=[.A143]*20" office:value-type="float" office:value="93.0206332" calcext:value-type="float">
            <text:p>93.0206332</text:p>
          </table:table-cell>
          <table:table-cell table:formula="of:=[.B143]*20" office:value-type="float" office:value="-45.6884064" calcext:value-type="float">
            <text:p>-45.6884064</text:p>
          </table:table-cell>
        </table:table-row>
        <table:table-row table:style-name="ro1">
          <table:table-cell office:value-type="float" office:value="3.20847324" calcext:value-type="float">
            <text:p>3.20847324</text:p>
          </table:table-cell>
          <table:table-cell office:value-type="float" office:value="1.85729581" calcext:value-type="float">
            <text:p>1.85729581</text:p>
          </table:table-cell>
          <table:table-cell table:formula="of:=[.A144]*20" office:value-type="float" office:value="64.1694648" calcext:value-type="float">
            <text:p>64.1694648</text:p>
          </table:table-cell>
          <table:table-cell table:formula="of:=[.B144]*20" office:value-type="float" office:value="37.1459162" calcext:value-type="float">
            <text:p>37.1459162</text:p>
          </table:table-cell>
        </table:table-row>
        <table:table-row table:style-name="ro1">
          <table:table-cell office:value-type="float" office:value="0.402826378" calcext:value-type="float">
            <text:p>0.402826378</text:p>
          </table:table-cell>
          <table:table-cell office:value-type="float" office:value="0.687710494" calcext:value-type="float">
            <text:p>0.687710494</text:p>
          </table:table-cell>
          <table:table-cell table:formula="of:=[.A145]*20" office:value-type="float" office:value="8.05652756" calcext:value-type="float">
            <text:p>8.05652756</text:p>
          </table:table-cell>
          <table:table-cell table:formula="of:=[.B145]*20" office:value-type="float" office:value="13.75420988" calcext:value-type="float">
            <text:p>13.75420988</text:p>
          </table:table-cell>
        </table:table-row>
        <table:table-row table:style-name="ro1">
          <table:table-cell office:value-type="float" office:value="0.208030756" calcext:value-type="float">
            <text:p>0.208030756</text:p>
          </table:table-cell>
          <table:table-cell office:value-type="float" office:value="0.240648479" calcext:value-type="float">
            <text:p>0.240648479</text:p>
          </table:table-cell>
          <table:table-cell table:formula="of:=[.A146]*20" office:value-type="float" office:value="4.16061512" calcext:value-type="float">
            <text:p>4.16061512</text:p>
          </table:table-cell>
          <table:table-cell table:formula="of:=[.B146]*20" office:value-type="float" office:value="4.81296958" calcext:value-type="float">
            <text:p>4.81296958</text:p>
          </table:table-cell>
        </table:table-row>
        <table:table-row table:style-name="ro1">
          <table:table-cell office:value-type="float" office:value="1.31952764" calcext:value-type="float">
            <text:p>1.31952764</text:p>
          </table:table-cell>
          <table:table-cell office:value-type="float" office:value="1.35345208" calcext:value-type="float">
            <text:p>1.35345208</text:p>
          </table:table-cell>
          <table:table-cell table:formula="of:=[.A147]*20" office:value-type="float" office:value="26.3905528" calcext:value-type="float">
            <text:p>26.3905528</text:p>
          </table:table-cell>
          <table:table-cell table:formula="of:=[.B147]*20" office:value-type="float" office:value="27.0690416" calcext:value-type="float">
            <text:p>27.0690416</text:p>
          </table:table-cell>
        </table:table-row>
        <table:table-row table:style-name="ro1">
          <table:table-cell office:value-type="float" office:value="1.89548695" calcext:value-type="float">
            <text:p>1.89548695</text:p>
          </table:table-cell>
          <table:table-cell office:value-type="float" office:value="1.2061187" calcext:value-type="float">
            <text:p>1.2061187</text:p>
          </table:table-cell>
          <table:table-cell table:formula="of:=[.A148]*20" office:value-type="float" office:value="37.909739" calcext:value-type="float">
            <text:p>37.909739</text:p>
          </table:table-cell>
          <table:table-cell table:formula="of:=[.B148]*20" office:value-type="float" office:value="24.122374" calcext:value-type="float">
            <text:p>24.122374</text:p>
          </table:table-cell>
        </table:table-row>
        <table:table-row table:style-name="ro1">
          <table:table-cell office:value-type="float" office:value="0.432579243" calcext:value-type="float">
            <text:p>0.432579243</text:p>
          </table:table-cell>
          <table:table-cell office:value-type="float" office:value="0.659707603" calcext:value-type="float">
            <text:p>0.659707603</text:p>
          </table:table-cell>
          <table:table-cell table:formula="of:=[.A149]*20" office:value-type="float" office:value="8.65158486" calcext:value-type="float">
            <text:p>8.65158486</text:p>
          </table:table-cell>
          <table:table-cell table:formula="of:=[.B149]*20" office:value-type="float" office:value="13.19415206" calcext:value-type="float">
            <text:p>13.19415206</text:p>
          </table:table-cell>
        </table:table-row>
        <table:table-row table:style-name="ro1">
          <table:table-cell office:value-type="float" office:value="0.044833012" calcext:value-type="float">
            <text:p>0.044833012</text:p>
          </table:table-cell>
          <table:table-cell office:value-type="float" office:value="0.663356743" calcext:value-type="float">
            <text:p>0.663356743</text:p>
          </table:table-cell>
          <table:table-cell table:formula="of:=[.A150]*20" office:value-type="float" office:value="0.89666024" calcext:value-type="float">
            <text:p>0.89666024</text:p>
          </table:table-cell>
          <table:table-cell table:formula="of:=[.B150]*20" office:value-type="float" office:value="13.26713486" calcext:value-type="float">
            <text:p>13.26713486</text:p>
          </table:table-cell>
        </table:table-row>
        <table:table-row table:style-name="ro1">
          <table:table-cell office:value-type="float" office:value="-0.127084995" calcext:value-type="float">
            <text:p>-0.127084995</text:p>
          </table:table-cell>
          <table:table-cell office:value-type="float" office:value="-1.40546432" calcext:value-type="float">
            <text:p>-1.40546432</text:p>
          </table:table-cell>
          <table:table-cell table:formula="of:=[.A151]*20" office:value-type="float" office:value="-2.5416999" calcext:value-type="float">
            <text:p>-2.5416999</text:p>
          </table:table-cell>
          <table:table-cell table:formula="of:=[.B151]*20" office:value-type="float" office:value="-28.1092864" calcext:value-type="float">
            <text:p>-28.1092864</text:p>
          </table:table-cell>
        </table:table-row>
        <table:table-row table:style-name="ro1">
          <table:table-cell office:value-type="float" office:value="0.697965541" calcext:value-type="float">
            <text:p>0.697965541</text:p>
          </table:table-cell>
          <table:table-cell office:value-type="float" office:value="-0.179196377" calcext:value-type="float">
            <text:p>-0.179196377</text:p>
          </table:table-cell>
          <table:table-cell table:formula="of:=[.A152]*20" office:value-type="float" office:value="13.95931082" calcext:value-type="float">
            <text:p>13.95931082</text:p>
          </table:table-cell>
          <table:table-cell table:formula="of:=[.B152]*20" office:value-type="float" office:value="-3.58392754" calcext:value-type="float">
            <text:p>-3.58392754</text:p>
          </table:table-cell>
        </table:table-row>
        <table:table-row table:style-name="ro1">
          <table:table-cell office:value-type="float" office:value="-1.56709131" calcext:value-type="float">
            <text:p>-1.56709131</text:p>
          </table:table-cell>
          <table:table-cell office:value-type="float" office:value="0.435338754" calcext:value-type="float">
            <text:p>0.435338754</text:p>
          </table:table-cell>
          <table:table-cell table:formula="of:=[.A153]*20" office:value-type="float" office:value="-31.3418262" calcext:value-type="float">
            <text:p>-31.3418262</text:p>
          </table:table-cell>
          <table:table-cell table:formula="of:=[.B153]*20" office:value-type="float" office:value="8.70677508" calcext:value-type="float">
            <text:p>8.70677508</text:p>
          </table:table-cell>
        </table:table-row>
        <table:table-row table:style-name="ro1">
          <table:table-cell office:value-type="float" office:value="1.15287432" calcext:value-type="float">
            <text:p>1.15287432</text:p>
          </table:table-cell>
          <table:table-cell office:value-type="float" office:value="0.106428599" calcext:value-type="float">
            <text:p>0.106428599</text:p>
          </table:table-cell>
          <table:table-cell table:formula="of:=[.A154]*20" office:value-type="float" office:value="23.0574864" calcext:value-type="float">
            <text:p>23.0574864</text:p>
          </table:table-cell>
          <table:table-cell table:formula="of:=[.B154]*20" office:value-type="float" office:value="2.12857198" calcext:value-type="float">
            <text:p>2.12857198</text:p>
          </table:table-cell>
        </table:table-row>
        <table:table-row table:style-name="ro1">
          <table:table-cell office:value-type="float" office:value="-0.432007241" calcext:value-type="float">
            <text:p>-0.432007241</text:p>
          </table:table-cell>
          <table:table-cell office:value-type="float" office:value="1.53537371" calcext:value-type="float">
            <text:p>1.53537371</text:p>
          </table:table-cell>
          <table:table-cell table:formula="of:=[.A155]*20" office:value-type="float" office:value="-8.64014482" calcext:value-type="float">
            <text:p>-8.64014482</text:p>
          </table:table-cell>
          <table:table-cell table:formula="of:=[.B155]*20" office:value-type="float" office:value="30.7074742" calcext:value-type="float">
            <text:p>30.7074742</text:p>
          </table:table-cell>
        </table:table-row>
        <table:table-row table:style-name="ro1">
          <table:table-cell office:value-type="float" office:value="-0.921509536" calcext:value-type="float">
            <text:p>-0.921509536</text:p>
          </table:table-cell>
          <table:table-cell office:value-type="float" office:value="1.37285281" calcext:value-type="float">
            <text:p>1.37285281</text:p>
          </table:table-cell>
          <table:table-cell table:formula="of:=[.A156]*20" office:value-type="float" office:value="-18.43019072" calcext:value-type="float">
            <text:p>-18.43019072</text:p>
          </table:table-cell>
          <table:table-cell table:formula="of:=[.B156]*20" office:value-type="float" office:value="27.4570562" calcext:value-type="float">
            <text:p>27.4570562</text:p>
          </table:table-cell>
        </table:table-row>
        <table:table-row table:style-name="ro1">
          <table:table-cell office:value-type="float" office:value="0.653121125" calcext:value-type="float">
            <text:p>0.653121125</text:p>
          </table:table-cell>
          <table:table-cell office:value-type="float" office:value="1.91217621" calcext:value-type="float">
            <text:p>1.91217621</text:p>
          </table:table-cell>
          <table:table-cell table:formula="of:=[.A157]*20" office:value-type="float" office:value="13.0624225" calcext:value-type="float">
            <text:p>13.0624225</text:p>
          </table:table-cell>
          <table:table-cell table:formula="of:=[.B157]*20" office:value-type="float" office:value="38.2435242" calcext:value-type="float">
            <text:p>38.2435242</text:p>
          </table:table-cell>
        </table:table-row>
        <table:table-row table:style-name="ro1">
          <table:table-cell office:value-type="float" office:value="3.86728511" calcext:value-type="float">
            <text:p>3.86728511</text:p>
          </table:table-cell>
          <table:table-cell office:value-type="float" office:value="-2.40850066" calcext:value-type="float">
            <text:p>-2.40850066</text:p>
          </table:table-cell>
          <table:table-cell table:formula="of:=[.A158]*20" office:value-type="float" office:value="77.3457022" calcext:value-type="float">
            <text:p>77.3457022</text:p>
          </table:table-cell>
          <table:table-cell table:formula="of:=[.B158]*20" office:value-type="float" office:value="-48.1700132" calcext:value-type="float">
            <text:p>-48.1700132</text:p>
          </table:table-cell>
        </table:table-row>
        <table:table-row table:style-name="ro1">
          <table:table-cell office:value-type="float" office:value="0.616822415" calcext:value-type="float">
            <text:p>0.616822415</text:p>
          </table:table-cell>
          <table:table-cell office:value-type="float" office:value="-1.86516128" calcext:value-type="float">
            <text:p>-1.86516128</text:p>
          </table:table-cell>
          <table:table-cell table:formula="of:=[.A159]*20" office:value-type="float" office:value="12.3364483" calcext:value-type="float">
            <text:p>12.3364483</text:p>
          </table:table-cell>
          <table:table-cell table:formula="of:=[.B159]*20" office:value-type="float" office:value="-37.3032256" calcext:value-type="float">
            <text:p>-37.3032256</text:p>
          </table:table-cell>
        </table:table-row>
        <table:table-row table:style-name="ro1">
          <table:table-cell office:value-type="float" office:value="2.56732225" calcext:value-type="float">
            <text:p>2.56732225</text:p>
          </table:table-cell>
          <table:table-cell office:value-type="float" office:value="-1.40374993" calcext:value-type="float">
            <text:p>-1.40374993</text:p>
          </table:table-cell>
          <table:table-cell table:formula="of:=[.A160]*20" office:value-type="float" office:value="51.346445" calcext:value-type="float">
            <text:p>51.346445</text:p>
          </table:table-cell>
          <table:table-cell table:formula="of:=[.B160]*20" office:value-type="float" office:value="-28.0749986" calcext:value-type="float">
            <text:p>-28.0749986</text:p>
          </table:table-cell>
        </table:table-row>
        <table:table-row table:style-name="ro1">
          <table:table-cell office:value-type="float" office:value="1.0487156" calcext:value-type="float">
            <text:p>1.0487156</text:p>
          </table:table-cell>
          <table:table-cell office:value-type="float" office:value="0.295645034" calcext:value-type="float">
            <text:p>0.295645034</text:p>
          </table:table-cell>
          <table:table-cell table:formula="of:=[.A161]*20" office:value-type="float" office:value="20.974312" calcext:value-type="float">
            <text:p>20.974312</text:p>
          </table:table-cell>
          <table:table-cell table:formula="of:=[.B161]*20" office:value-type="float" office:value="5.91290068" calcext:value-type="float">
            <text:p>5.91290068</text:p>
          </table:table-cell>
        </table:table-row>
        <table:table-row table:style-name="ro1">
          <table:table-cell office:value-type="float" office:value="-0.276835795" calcext:value-type="float">
            <text:p>-0.276835795</text:p>
          </table:table-cell>
          <table:table-cell office:value-type="float" office:value="-0.518145717" calcext:value-type="float">
            <text:p>-0.518145717</text:p>
          </table:table-cell>
          <table:table-cell table:formula="of:=[.A162]*20" office:value-type="float" office:value="-5.5367159" calcext:value-type="float">
            <text:p>-5.5367159</text:p>
          </table:table-cell>
          <table:table-cell table:formula="of:=[.B162]*20" office:value-type="float" office:value="-10.36291434" calcext:value-type="float">
            <text:p>-10.36291434</text:p>
          </table:table-cell>
        </table:table-row>
        <table:table-row table:style-name="ro1">
          <table:table-cell office:value-type="float" office:value="2.21065517" calcext:value-type="float">
            <text:p>2.21065517</text:p>
          </table:table-cell>
          <table:table-cell office:value-type="float" office:value="0.448630028" calcext:value-type="float">
            <text:p>0.448630028</text:p>
          </table:table-cell>
          <table:table-cell table:formula="of:=[.A163]*20" office:value-type="float" office:value="44.2131034" calcext:value-type="float">
            <text:p>44.2131034</text:p>
          </table:table-cell>
          <table:table-cell table:formula="of:=[.B163]*20" office:value-type="float" office:value="8.97260056" calcext:value-type="float">
            <text:p>8.97260056</text:p>
          </table:table-cell>
        </table:table-row>
        <table:table-row table:style-name="ro1">
          <table:table-cell office:value-type="float" office:value="2.28164958" calcext:value-type="float">
            <text:p>2.28164958</text:p>
          </table:table-cell>
          <table:table-cell office:value-type="float" office:value="-0.464145627" calcext:value-type="float">
            <text:p>-0.464145627</text:p>
          </table:table-cell>
          <table:table-cell table:formula="of:=[.A164]*20" office:value-type="float" office:value="45.6329916" calcext:value-type="float">
            <text:p>45.6329916</text:p>
          </table:table-cell>
          <table:table-cell table:formula="of:=[.B164]*20" office:value-type="float" office:value="-9.28291254" calcext:value-type="float">
            <text:p>-9.28291254</text:p>
          </table:table-cell>
        </table:table-row>
        <table:table-row table:style-name="ro1">
          <table:table-cell office:value-type="float" office:value="1.25897254" calcext:value-type="float">
            <text:p>1.25897254</text:p>
          </table:table-cell>
          <table:table-cell office:value-type="float" office:value="-0.360757421" calcext:value-type="float">
            <text:p>-0.360757421</text:p>
          </table:table-cell>
          <table:table-cell table:formula="of:=[.A165]*20" office:value-type="float" office:value="25.1794508" calcext:value-type="float">
            <text:p>25.1794508</text:p>
          </table:table-cell>
          <table:table-cell table:formula="of:=[.B165]*20" office:value-type="float" office:value="-7.21514842" calcext:value-type="float">
            <text:p>-7.21514842</text:p>
          </table:table-cell>
        </table:table-row>
        <table:table-row table:style-name="ro1">
          <table:table-cell office:value-type="float" office:value="0.456257582" calcext:value-type="float">
            <text:p>0.456257582</text:p>
          </table:table-cell>
          <table:table-cell office:value-type="float" office:value="-0.266412921" calcext:value-type="float">
            <text:p>-0.266412921</text:p>
          </table:table-cell>
          <table:table-cell table:formula="of:=[.A166]*20" office:value-type="float" office:value="9.12515164" calcext:value-type="float">
            <text:p>9.12515164</text:p>
          </table:table-cell>
          <table:table-cell table:formula="of:=[.B166]*20" office:value-type="float" office:value="-5.32825842" calcext:value-type="float">
            <text:p>-5.32825842</text:p>
          </table:table-cell>
        </table:table-row>
        <table:table-row table:style-name="ro1">
          <table:table-cell office:value-type="float" office:value="-1.74606209" calcext:value-type="float">
            <text:p>-1.74606209</text:p>
          </table:table-cell>
          <table:table-cell office:value-type="float" office:value="-0.882983567" calcext:value-type="float">
            <text:p>-0.882983567</text:p>
          </table:table-cell>
          <table:table-cell table:formula="of:=[.A167]*20" office:value-type="float" office:value="-34.9212418" calcext:value-type="float">
            <text:p>-34.9212418</text:p>
          </table:table-cell>
          <table:table-cell table:formula="of:=[.B167]*20" office:value-type="float" office:value="-17.65967134" calcext:value-type="float">
            <text:p>-17.65967134</text:p>
          </table:table-cell>
        </table:table-row>
        <table:table-row table:style-name="ro1">
          <table:table-cell office:value-type="float" office:value="1.395316" calcext:value-type="float">
            <text:p>1.395316</text:p>
          </table:table-cell>
          <table:table-cell office:value-type="float" office:value="0.499225788" calcext:value-type="float">
            <text:p>0.499225788</text:p>
          </table:table-cell>
          <table:table-cell table:formula="of:=[.A168]*20" office:value-type="float" office:value="27.90632" calcext:value-type="float">
            <text:p>27.90632</text:p>
          </table:table-cell>
          <table:table-cell table:formula="of:=[.B168]*20" office:value-type="float" office:value="9.98451576" calcext:value-type="float">
            <text:p>9.98451576</text:p>
          </table:table-cell>
        </table:table-row>
        <table:table-row table:style-name="ro1">
          <table:table-cell office:value-type="float" office:value="-0.546354008" calcext:value-type="float">
            <text:p>-0.546354008</text:p>
          </table:table-cell>
          <table:table-cell office:value-type="float" office:value="1.10063472" calcext:value-type="float">
            <text:p>1.10063472</text:p>
          </table:table-cell>
          <table:table-cell table:formula="of:=[.A169]*20" office:value-type="float" office:value="-10.92708016" calcext:value-type="float">
            <text:p>-10.92708016</text:p>
          </table:table-cell>
          <table:table-cell table:formula="of:=[.B169]*20" office:value-type="float" office:value="22.0126944" calcext:value-type="float">
            <text:p>22.0126944</text:p>
          </table:table-cell>
        </table:table-row>
        <table:table-row table:style-name="ro1">
          <table:table-cell office:value-type="float" office:value="-0.972383875" calcext:value-type="float">
            <text:p>-0.972383875</text:p>
          </table:table-cell>
          <table:table-cell office:value-type="float" office:value="0.182198077" calcext:value-type="float">
            <text:p>0.182198077</text:p>
          </table:table-cell>
          <table:table-cell table:formula="of:=[.A170]*20" office:value-type="float" office:value="-19.4476775" calcext:value-type="float">
            <text:p>-19.4476775</text:p>
          </table:table-cell>
          <table:table-cell table:formula="of:=[.B170]*20" office:value-type="float" office:value="3.64396154" calcext:value-type="float">
            <text:p>3.64396154</text:p>
          </table:table-cell>
        </table:table-row>
        <table:table-row table:style-name="ro1">
          <table:table-cell office:value-type="float" office:value="4.69441724" calcext:value-type="float">
            <text:p>4.69441724</text:p>
          </table:table-cell>
          <table:table-cell office:value-type="float" office:value="-2.51704285" calcext:value-type="float">
            <text:p>-2.51704285</text:p>
          </table:table-cell>
          <table:table-cell table:formula="of:=[.A171]*20" office:value-type="float" office:value="93.8883448" calcext:value-type="float">
            <text:p>93.8883448</text:p>
          </table:table-cell>
          <table:table-cell table:formula="of:=[.B171]*20" office:value-type="float" office:value="-50.340857" calcext:value-type="float">
            <text:p>-50.340857</text:p>
          </table:table-cell>
        </table:table-row>
        <table:table-row table:style-name="ro1">
          <table:table-cell office:value-type="float" office:value="-0.121019574" calcext:value-type="float">
            <text:p>-0.121019574</text:p>
          </table:table-cell>
          <table:table-cell office:value-type="float" office:value="-1.75521676" calcext:value-type="float">
            <text:p>-1.75521676</text:p>
          </table:table-cell>
          <table:table-cell table:formula="of:=[.A172]*20" office:value-type="float" office:value="-2.42039148" calcext:value-type="float">
            <text:p>-2.42039148</text:p>
          </table:table-cell>
          <table:table-cell table:formula="of:=[.B172]*20" office:value-type="float" office:value="-35.1043352" calcext:value-type="float">
            <text:p>-35.1043352</text:p>
          </table:table-cell>
        </table:table-row>
        <table:table-row table:style-name="ro1">
          <table:table-cell office:value-type="float" office:value="-1.05314171" calcext:value-type="float">
            <text:p>-1.05314171</text:p>
          </table:table-cell>
          <table:table-cell office:value-type="float" office:value="-0.171045274" calcext:value-type="float">
            <text:p>-0.171045274</text:p>
          </table:table-cell>
          <table:table-cell table:formula="of:=[.A173]*20" office:value-type="float" office:value="-21.0628342" calcext:value-type="float">
            <text:p>-21.0628342</text:p>
          </table:table-cell>
          <table:table-cell table:formula="of:=[.B173]*20" office:value-type="float" office:value="-3.42090548" calcext:value-type="float">
            <text:p>-3.42090548</text:p>
          </table:table-cell>
        </table:table-row>
        <table:table-row table:style-name="ro1">
          <table:table-cell office:value-type="float" office:value="0.840360074" calcext:value-type="float">
            <text:p>0.840360074</text:p>
          </table:table-cell>
          <table:table-cell office:value-type="float" office:value="2.3210203" calcext:value-type="float">
            <text:p>2.3210203</text:p>
          </table:table-cell>
          <table:table-cell table:formula="of:=[.A174]*20" office:value-type="float" office:value="16.80720148" calcext:value-type="float">
            <text:p>16.80720148</text:p>
          </table:table-cell>
          <table:table-cell table:formula="of:=[.B174]*20" office:value-type="float" office:value="46.420406" calcext:value-type="float">
            <text:p>46.420406</text:p>
          </table:table-cell>
        </table:table-row>
        <table:table-row table:style-name="ro1">
          <table:table-cell office:value-type="float" office:value="3.25022907" calcext:value-type="float">
            <text:p>3.25022907</text:p>
          </table:table-cell>
          <table:table-cell office:value-type="float" office:value="1.13120923" calcext:value-type="float">
            <text:p>1.13120923</text:p>
          </table:table-cell>
          <table:table-cell table:formula="of:=[.A175]*20" office:value-type="float" office:value="65.0045814" calcext:value-type="float">
            <text:p>65.0045814</text:p>
          </table:table-cell>
          <table:table-cell table:formula="of:=[.B175]*20" office:value-type="float" office:value="22.6241846" calcext:value-type="float">
            <text:p>22.6241846</text:p>
          </table:table-cell>
        </table:table-row>
        <table:table-row table:style-name="ro1">
          <table:table-cell office:value-type="float" office:value="-2.27688916" calcext:value-type="float">
            <text:p>-2.27688916</text:p>
          </table:table-cell>
          <table:table-cell office:value-type="float" office:value="1.0555547" calcext:value-type="float">
            <text:p>1.0555547</text:p>
          </table:table-cell>
          <table:table-cell table:formula="of:=[.A176]*20" office:value-type="float" office:value="-45.5377832" calcext:value-type="float">
            <text:p>-45.5377832</text:p>
          </table:table-cell>
          <table:table-cell table:formula="of:=[.B176]*20" office:value-type="float" office:value="21.111094" calcext:value-type="float">
            <text:p>21.111094</text:p>
          </table:table-cell>
        </table:table-row>
        <table:table-row table:style-name="ro1">
          <table:table-cell office:value-type="float" office:value="1.25373085" calcext:value-type="float">
            <text:p>1.25373085</text:p>
          </table:table-cell>
          <table:table-cell office:value-type="float" office:value="-1.3938751" calcext:value-type="float">
            <text:p>-1.3938751</text:p>
          </table:table-cell>
          <table:table-cell table:formula="of:=[.A177]*20" office:value-type="float" office:value="25.074617" calcext:value-type="float">
            <text:p>25.074617</text:p>
          </table:table-cell>
          <table:table-cell table:formula="of:=[.B177]*20" office:value-type="float" office:value="-27.877502" calcext:value-type="float">
            <text:p>-27.877502</text:p>
          </table:table-cell>
        </table:table-row>
        <table:table-row table:style-name="ro1">
          <table:table-cell office:value-type="float" office:value="1.76583618" calcext:value-type="float">
            <text:p>1.76583618</text:p>
          </table:table-cell>
          <table:table-cell office:value-type="float" office:value="-0.580841898" calcext:value-type="float">
            <text:p>-0.580841898</text:p>
          </table:table-cell>
          <table:table-cell table:formula="of:=[.A178]*20" office:value-type="float" office:value="35.3167236" calcext:value-type="float">
            <text:p>35.3167236</text:p>
          </table:table-cell>
          <table:table-cell table:formula="of:=[.B178]*20" office:value-type="float" office:value="-11.61683796" calcext:value-type="float">
            <text:p>-11.61683796</text:p>
          </table:table-cell>
        </table:table-row>
        <table:table-row table:style-name="ro1">
          <table:table-cell office:value-type="float" office:value="-1.21256175" calcext:value-type="float">
            <text:p>-1.21256175</text:p>
          </table:table-cell>
          <table:table-cell office:value-type="float" office:value="-0.935334604" calcext:value-type="float">
            <text:p>-0.935334604</text:p>
          </table:table-cell>
          <table:table-cell table:formula="of:=[.A179]*20" office:value-type="float" office:value="-24.251235" calcext:value-type="float">
            <text:p>-24.251235</text:p>
          </table:table-cell>
          <table:table-cell table:formula="of:=[.B179]*20" office:value-type="float" office:value="-18.70669208" calcext:value-type="float">
            <text:p>-18.70669208</text:p>
          </table:table-cell>
        </table:table-row>
        <table:table-row table:style-name="ro1">
          <table:table-cell office:value-type="float" office:value="1.58954737" calcext:value-type="float">
            <text:p>1.58954737</text:p>
          </table:table-cell>
          <table:table-cell office:value-type="float" office:value="-2.00989278" calcext:value-type="float">
            <text:p>-2.00989278</text:p>
          </table:table-cell>
          <table:table-cell table:formula="of:=[.A180]*20" office:value-type="float" office:value="31.7909474" calcext:value-type="float">
            <text:p>31.7909474</text:p>
          </table:table-cell>
          <table:table-cell table:formula="of:=[.B180]*20" office:value-type="float" office:value="-40.1978556" calcext:value-type="float">
            <text:p>-40.1978556</text:p>
          </table:table-cell>
        </table:table-row>
        <table:table-row table:style-name="ro1">
          <table:table-cell office:value-type="float" office:value="0.732548608" calcext:value-type="float">
            <text:p>0.732548608</text:p>
          </table:table-cell>
          <table:table-cell office:value-type="float" office:value="0.431888278" calcext:value-type="float">
            <text:p>0.431888278</text:p>
          </table:table-cell>
          <table:table-cell table:formula="of:=[.A181]*20" office:value-type="float" office:value="14.65097216" calcext:value-type="float">
            <text:p>14.65097216</text:p>
          </table:table-cell>
          <table:table-cell table:formula="of:=[.B181]*20" office:value-type="float" office:value="8.63776556" calcext:value-type="float">
            <text:p>8.63776556</text:p>
          </table:table-cell>
        </table:table-row>
        <table:table-row table:style-name="ro1">
          <table:table-cell office:value-type="float" office:value="1.35762973" calcext:value-type="float">
            <text:p>1.35762973</text:p>
          </table:table-cell>
          <table:table-cell office:value-type="float" office:value="1.91811421" calcext:value-type="float">
            <text:p>1.91811421</text:p>
          </table:table-cell>
          <table:table-cell table:formula="of:=[.A182]*20" office:value-type="float" office:value="27.1525946" calcext:value-type="float">
            <text:p>27.1525946</text:p>
          </table:table-cell>
          <table:table-cell table:formula="of:=[.B182]*20" office:value-type="float" office:value="38.3622842" calcext:value-type="float">
            <text:p>38.3622842</text:p>
          </table:table-cell>
        </table:table-row>
        <table:table-row table:style-name="ro1">
          <table:table-cell office:value-type="float" office:value="-0.4213312" calcext:value-type="float">
            <text:p>-0.4213312</text:p>
          </table:table-cell>
          <table:table-cell office:value-type="float" office:value="-0.315473111" calcext:value-type="float">
            <text:p>-0.315473111</text:p>
          </table:table-cell>
          <table:table-cell table:formula="of:=[.A183]*20" office:value-type="float" office:value="-8.426624" calcext:value-type="float">
            <text:p>-8.426624</text:p>
          </table:table-cell>
          <table:table-cell table:formula="of:=[.B183]*20" office:value-type="float" office:value="-6.30946222" calcext:value-type="float">
            <text:p>-6.30946222</text:p>
          </table:table-cell>
        </table:table-row>
        <table:table-row table:style-name="ro1">
          <table:table-cell office:value-type="float" office:value="1.31778467" calcext:value-type="float">
            <text:p>1.31778467</text:p>
          </table:table-cell>
          <table:table-cell office:value-type="float" office:value="-0.20009701" calcext:value-type="float">
            <text:p>-0.20009701</text:p>
          </table:table-cell>
          <table:table-cell table:formula="of:=[.A184]*20" office:value-type="float" office:value="26.3556934" calcext:value-type="float">
            <text:p>26.3556934</text:p>
          </table:table-cell>
          <table:table-cell table:formula="of:=[.B184]*20" office:value-type="float" office:value="-4.0019402" calcext:value-type="float">
            <text:p>-4.0019402</text:p>
          </table:table-cell>
        </table:table-row>
        <table:table-row table:style-name="ro1">
          <table:table-cell office:value-type="float" office:value="-0.16117047" calcext:value-type="float">
            <text:p>-0.16117047</text:p>
          </table:table-cell>
          <table:table-cell office:value-type="float" office:value="1.98802717" calcext:value-type="float">
            <text:p>1.98802717</text:p>
          </table:table-cell>
          <table:table-cell table:formula="of:=[.A185]*20" office:value-type="float" office:value="-3.2234094" calcext:value-type="float">
            <text:p>-3.2234094</text:p>
          </table:table-cell>
          <table:table-cell table:formula="of:=[.B185]*20" office:value-type="float" office:value="39.7605434" calcext:value-type="float">
            <text:p>39.7605434</text:p>
          </table:table-cell>
        </table:table-row>
        <table:table-row table:style-name="ro1">
          <table:table-cell office:value-type="float" office:value="0.250175972" calcext:value-type="float">
            <text:p>0.250175972</text:p>
          </table:table-cell>
          <table:table-cell office:value-type="float" office:value="-0.109781939" calcext:value-type="float">
            <text:p>-0.109781939</text:p>
          </table:table-cell>
          <table:table-cell table:formula="of:=[.A186]*20" office:value-type="float" office:value="5.00351944" calcext:value-type="float">
            <text:p>5.00351944</text:p>
          </table:table-cell>
          <table:table-cell table:formula="of:=[.B186]*20" office:value-type="float" office:value="-2.19563878" calcext:value-type="float">
            <text:p>-2.19563878</text:p>
          </table:table-cell>
        </table:table-row>
        <table:table-row table:style-name="ro1">
          <table:table-cell office:value-type="float" office:value="2.01840893" calcext:value-type="float">
            <text:p>2.01840893</text:p>
          </table:table-cell>
          <table:table-cell office:value-type="float" office:value="1.7088139" calcext:value-type="float">
            <text:p>1.7088139</text:p>
          </table:table-cell>
          <table:table-cell table:formula="of:=[.A187]*20" office:value-type="float" office:value="40.3681786" calcext:value-type="float">
            <text:p>40.3681786</text:p>
          </table:table-cell>
          <table:table-cell table:formula="of:=[.B187]*20" office:value-type="float" office:value="34.176278" calcext:value-type="float">
            <text:p>34.176278</text:p>
          </table:table-cell>
        </table:table-row>
        <table:table-row table:style-name="ro1">
          <table:table-cell office:value-type="float" office:value="-0.070769098" calcext:value-type="float">
            <text:p>-0.070769098</text:p>
          </table:table-cell>
          <table:table-cell office:value-type="float" office:value="2.09474251" calcext:value-type="float">
            <text:p>2.09474251</text:p>
          </table:table-cell>
          <table:table-cell table:formula="of:=[.A188]*20" office:value-type="float" office:value="-1.41538196" calcext:value-type="float">
            <text:p>-1.41538196</text:p>
          </table:table-cell>
          <table:table-cell table:formula="of:=[.B188]*20" office:value-type="float" office:value="41.8948502" calcext:value-type="float">
            <text:p>41.8948502</text:p>
          </table:table-cell>
        </table:table-row>
        <table:table-row table:style-name="ro1">
          <table:table-cell office:value-type="float" office:value="-2.27096579" calcext:value-type="float">
            <text:p>-2.27096579</text:p>
          </table:table-cell>
          <table:table-cell office:value-type="float" office:value="-0.457521842" calcext:value-type="float">
            <text:p>-0.457521842</text:p>
          </table:table-cell>
          <table:table-cell table:formula="of:=[.A189]*20" office:value-type="float" office:value="-45.4193158" calcext:value-type="float">
            <text:p>-45.4193158</text:p>
          </table:table-cell>
          <table:table-cell table:formula="of:=[.B189]*20" office:value-type="float" office:value="-9.15043684" calcext:value-type="float">
            <text:p>-9.15043684</text:p>
          </table:table-cell>
        </table:table-row>
        <table:table-row table:style-name="ro1">
          <table:table-cell office:value-type="float" office:value="2.20030023" calcext:value-type="float">
            <text:p>2.20030023</text:p>
          </table:table-cell>
          <table:table-cell office:value-type="float" office:value="-0.948574203" calcext:value-type="float">
            <text:p>-0.948574203</text:p>
          </table:table-cell>
          <table:table-cell table:formula="of:=[.A190]*20" office:value-type="float" office:value="44.0060046" calcext:value-type="float">
            <text:p>44.0060046</text:p>
          </table:table-cell>
          <table:table-cell table:formula="of:=[.B190]*20" office:value-type="float" office:value="-18.97148406" calcext:value-type="float">
            <text:p>-18.97148406</text:p>
          </table:table-cell>
        </table:table-row>
        <table:table-row table:style-name="ro1">
          <table:table-cell office:value-type="float" office:value="1.78408339" calcext:value-type="float">
            <text:p>1.78408339</text:p>
          </table:table-cell>
          <table:table-cell office:value-type="float" office:value="0.31637302" calcext:value-type="float">
            <text:p>0.31637302</text:p>
          </table:table-cell>
          <table:table-cell table:formula="of:=[.A191]*20" office:value-type="float" office:value="35.6816678" calcext:value-type="float">
            <text:p>35.6816678</text:p>
          </table:table-cell>
          <table:table-cell table:formula="of:=[.B191]*20" office:value-type="float" office:value="6.3274604" calcext:value-type="float">
            <text:p>6.3274604</text:p>
          </table:table-cell>
        </table:table-row>
        <table:table-row table:style-name="ro1">
          <table:table-cell office:value-type="float" office:value="0.629704268" calcext:value-type="float">
            <text:p>0.629704268</text:p>
          </table:table-cell>
          <table:table-cell office:value-type="float" office:value="-0.778902332" calcext:value-type="float">
            <text:p>-0.778902332</text:p>
          </table:table-cell>
          <table:table-cell table:formula="of:=[.A192]*20" office:value-type="float" office:value="12.59408536" calcext:value-type="float">
            <text:p>12.59408536</text:p>
          </table:table-cell>
          <table:table-cell table:formula="of:=[.B192]*20" office:value-type="float" office:value="-15.57804664" calcext:value-type="float">
            <text:p>-15.57804664</text:p>
          </table:table-cell>
        </table:table-row>
        <table:table-row table:style-name="ro1">
          <table:table-cell office:value-type="float" office:value="1.00419239" calcext:value-type="float">
            <text:p>1.00419239</text:p>
          </table:table-cell>
          <table:table-cell office:value-type="float" office:value="2.03756222" calcext:value-type="float">
            <text:p>2.03756222</text:p>
          </table:table-cell>
          <table:table-cell table:formula="of:=[.A193]*20" office:value-type="float" office:value="20.0838478" calcext:value-type="float">
            <text:p>20.0838478</text:p>
          </table:table-cell>
          <table:table-cell table:formula="of:=[.B193]*20" office:value-type="float" office:value="40.7512444" calcext:value-type="float">
            <text:p>40.7512444</text:p>
          </table:table-cell>
        </table:table-row>
        <table:table-row table:style-name="ro1">
          <table:table-cell office:value-type="float" office:value="2.46301934" calcext:value-type="float">
            <text:p>2.46301934</text:p>
          </table:table-cell>
          <table:table-cell office:value-type="float" office:value="0.85293551" calcext:value-type="float">
            <text:p>0.85293551</text:p>
          </table:table-cell>
          <table:table-cell table:formula="of:=[.A194]*20" office:value-type="float" office:value="49.2603868" calcext:value-type="float">
            <text:p>49.2603868</text:p>
          </table:table-cell>
          <table:table-cell table:formula="of:=[.B194]*20" office:value-type="float" office:value="17.0587102" calcext:value-type="float">
            <text:p>17.0587102</text:p>
          </table:table-cell>
        </table:table-row>
        <table:table-row table:style-name="ro1">
          <table:table-cell office:value-type="float" office:value="3.10256592" calcext:value-type="float">
            <text:p>3.10256592</text:p>
          </table:table-cell>
          <table:table-cell office:value-type="float" office:value="0.905080532" calcext:value-type="float">
            <text:p>0.905080532</text:p>
          </table:table-cell>
          <table:table-cell table:formula="of:=[.A195]*20" office:value-type="float" office:value="62.0513184" calcext:value-type="float">
            <text:p>62.0513184</text:p>
          </table:table-cell>
          <table:table-cell table:formula="of:=[.B195]*20" office:value-type="float" office:value="18.10161064" calcext:value-type="float">
            <text:p>18.10161064</text:p>
          </table:table-cell>
        </table:table-row>
        <table:table-row table:style-name="ro1">
          <table:table-cell office:value-type="float" office:value="-0.440304921" calcext:value-type="float">
            <text:p>-0.440304921</text:p>
          </table:table-cell>
          <table:table-cell office:value-type="float" office:value="2.27167269" calcext:value-type="float">
            <text:p>2.27167269</text:p>
          </table:table-cell>
          <table:table-cell table:formula="of:=[.A196]*20" office:value-type="float" office:value="-8.80609842" calcext:value-type="float">
            <text:p>-8.80609842</text:p>
          </table:table-cell>
          <table:table-cell table:formula="of:=[.B196]*20" office:value-type="float" office:value="45.4334538" calcext:value-type="float">
            <text:p>45.4334538</text:p>
          </table:table-cell>
        </table:table-row>
        <table:table-row table:style-name="ro1">
          <table:table-cell office:value-type="float" office:value="2.26414103" calcext:value-type="float">
            <text:p>2.26414103</text:p>
          </table:table-cell>
          <table:table-cell office:value-type="float" office:value="-1.35626961" calcext:value-type="float">
            <text:p>-1.35626961</text:p>
          </table:table-cell>
          <table:table-cell table:formula="of:=[.A197]*20" office:value-type="float" office:value="45.2828206" calcext:value-type="float">
            <text:p>45.2828206</text:p>
          </table:table-cell>
          <table:table-cell table:formula="of:=[.B197]*20" office:value-type="float" office:value="-27.1253922" calcext:value-type="float">
            <text:p>-27.1253922</text:p>
          </table:table-cell>
        </table:table-row>
        <table:table-row table:style-name="ro1">
          <table:table-cell office:value-type="float" office:value="0.288317906" calcext:value-type="float">
            <text:p>0.288317906</text:p>
          </table:table-cell>
          <table:table-cell office:value-type="float" office:value="-1.03271481" calcext:value-type="float">
            <text:p>-1.03271481</text:p>
          </table:table-cell>
          <table:table-cell table:formula="of:=[.A198]*20" office:value-type="float" office:value="5.76635812" calcext:value-type="float">
            <text:p>5.76635812</text:p>
          </table:table-cell>
          <table:table-cell table:formula="of:=[.B198]*20" office:value-type="float" office:value="-20.6542962" calcext:value-type="float">
            <text:p>-20.6542962</text:p>
          </table:table-cell>
        </table:table-row>
        <table:table-row table:style-name="ro1">
          <table:table-cell office:value-type="float" office:value="-0.171115788" calcext:value-type="float">
            <text:p>-0.171115788</text:p>
          </table:table-cell>
          <table:table-cell office:value-type="float" office:value="-0.503792467" calcext:value-type="float">
            <text:p>-0.503792467</text:p>
          </table:table-cell>
          <table:table-cell table:formula="of:=[.A199]*20" office:value-type="float" office:value="-3.42231576" calcext:value-type="float">
            <text:p>-3.42231576</text:p>
          </table:table-cell>
          <table:table-cell table:formula="of:=[.B199]*20" office:value-type="float" office:value="-10.07584934" calcext:value-type="float">
            <text:p>-10.07584934</text:p>
          </table:table-cell>
        </table:table-row>
        <table:table-row table:style-name="ro1">
          <table:table-cell office:value-type="float" office:value="3.47004618" calcext:value-type="float">
            <text:p>3.47004618</text:p>
          </table:table-cell>
          <table:table-cell office:value-type="float" office:value="0.083449971" calcext:value-type="float">
            <text:p>0.083449971</text:p>
          </table:table-cell>
          <table:table-cell table:formula="of:=[.A200]*20" office:value-type="float" office:value="69.4009236" calcext:value-type="float">
            <text:p>69.4009236</text:p>
          </table:table-cell>
          <table:table-cell table:formula="of:=[.B200]*20" office:value-type="float" office:value="1.66899942" calcext:value-type="float">
            <text:p>1.66899942</text:p>
          </table:table-cell>
        </table:table-row>
        <table:table-row table:style-name="ro1">
          <table:table-cell office:value-type="float" office:value="1.3047525" calcext:value-type="float">
            <text:p>1.3047525</text:p>
          </table:table-cell>
          <table:table-cell office:value-type="float" office:value="-1.41057763" calcext:value-type="float">
            <text:p>-1.41057763</text:p>
          </table:table-cell>
          <table:table-cell table:formula="of:=[.A201]*20" office:value-type="float" office:value="26.09505" calcext:value-type="float">
            <text:p>26.09505</text:p>
          </table:table-cell>
          <table:table-cell table:formula="of:=[.B201]*20" office:value-type="float" office:value="-28.2115526" calcext:value-type="float">
            <text:p>-28.2115526</text:p>
          </table:table-cell>
        </table:table-row>
        <table:table-row table:style-name="ro1">
          <table:table-cell office:value-type="float" office:value="2.68853281" calcext:value-type="float">
            <text:p>2.68853281</text:p>
          </table:table-cell>
          <table:table-cell office:value-type="float" office:value="0.563704435" calcext:value-type="float">
            <text:p>0.563704435</text:p>
          </table:table-cell>
          <table:table-cell table:formula="of:=[.A202]*20" office:value-type="float" office:value="53.7706562" calcext:value-type="float">
            <text:p>53.7706562</text:p>
          </table:table-cell>
          <table:table-cell table:formula="of:=[.B202]*20" office:value-type="float" office:value="11.2740887" calcext:value-type="float">
            <text:p>11.2740887</text:p>
          </table:table-cell>
        </table:table-row>
        <table:table-row table:style-name="ro1">
          <table:table-cell office:value-type="float" office:value="-0.47810713" calcext:value-type="float">
            <text:p>-0.47810713</text:p>
          </table:table-cell>
          <table:table-cell office:value-type="float" office:value="1.92380992" calcext:value-type="float">
            <text:p>1.92380992</text:p>
          </table:table-cell>
          <table:table-cell table:formula="of:=[.A203]*20" office:value-type="float" office:value="-9.5621426" calcext:value-type="float">
            <text:p>-9.5621426</text:p>
          </table:table-cell>
          <table:table-cell table:formula="of:=[.B203]*20" office:value-type="float" office:value="38.4761984" calcext:value-type="float">
            <text:p>38.4761984</text:p>
          </table:table-cell>
        </table:table-row>
        <table:table-row table:style-name="ro1">
          <table:table-cell office:value-type="float" office:value="2.3748467" calcext:value-type="float">
            <text:p>2.3748467</text:p>
          </table:table-cell>
          <table:table-cell office:value-type="float" office:value="0.733557196" calcext:value-type="float">
            <text:p>0.733557196</text:p>
          </table:table-cell>
          <table:table-cell table:formula="of:=[.A204]*20" office:value-type="float" office:value="47.496934" calcext:value-type="float">
            <text:p>47.496934</text:p>
          </table:table-cell>
          <table:table-cell table:formula="of:=[.B204]*20" office:value-type="float" office:value="14.67114392" calcext:value-type="float">
            <text:p>14.67114392</text:p>
          </table:table-cell>
        </table:table-row>
        <table:table-row table:style-name="ro1">
          <table:table-cell office:value-type="float" office:value="2.08175134" calcext:value-type="float">
            <text:p>2.08175134</text:p>
          </table:table-cell>
          <table:table-cell office:value-type="float" office:value="1.38198129" calcext:value-type="float">
            <text:p>1.38198129</text:p>
          </table:table-cell>
          <table:table-cell table:formula="of:=[.A205]*20" office:value-type="float" office:value="41.6350268" calcext:value-type="float">
            <text:p>41.6350268</text:p>
          </table:table-cell>
          <table:table-cell table:formula="of:=[.B205]*20" office:value-type="float" office:value="27.6396258" calcext:value-type="float">
            <text:p>27.6396258</text:p>
          </table:table-cell>
        </table:table-row>
        <table:table-row table:style-name="ro1">
          <table:table-cell office:value-type="float" office:value="-0.298588622" calcext:value-type="float">
            <text:p>-0.298588622</text:p>
          </table:table-cell>
          <table:table-cell office:value-type="float" office:value="1.17949543" calcext:value-type="float">
            <text:p>1.17949543</text:p>
          </table:table-cell>
          <table:table-cell table:formula="of:=[.A206]*20" office:value-type="float" office:value="-5.97177244" calcext:value-type="float">
            <text:p>-5.97177244</text:p>
          </table:table-cell>
          <table:table-cell table:formula="of:=[.B206]*20" office:value-type="float" office:value="23.5899086" calcext:value-type="float">
            <text:p>23.5899086</text:p>
          </table:table-cell>
        </table:table-row>
        <table:table-row table:style-name="ro1">
          <table:table-cell office:value-type="float" office:value="1.11867582" calcext:value-type="float">
            <text:p>1.11867582</text:p>
          </table:table-cell>
          <table:table-cell office:value-type="float" office:value="-0.954023493" calcext:value-type="float">
            <text:p>-0.954023493</text:p>
          </table:table-cell>
          <table:table-cell table:formula="of:=[.A207]*20" office:value-type="float" office:value="22.3735164" calcext:value-type="float">
            <text:p>22.3735164</text:p>
          </table:table-cell>
          <table:table-cell table:formula="of:=[.B207]*20" office:value-type="float" office:value="-19.08046986" calcext:value-type="float">
            <text:p>-19.08046986</text:p>
          </table:table-cell>
        </table:table-row>
        <table:table-row table:style-name="ro1">
          <table:table-cell office:value-type="float" office:value="-0.202199214" calcext:value-type="float">
            <text:p>-0.202199214</text:p>
          </table:table-cell>
          <table:table-cell office:value-type="float" office:value="0.761277045" calcext:value-type="float">
            <text:p>0.761277045</text:p>
          </table:table-cell>
          <table:table-cell table:formula="of:=[.A208]*20" office:value-type="float" office:value="-4.04398428" calcext:value-type="float">
            <text:p>-4.04398428</text:p>
          </table:table-cell>
          <table:table-cell table:formula="of:=[.B208]*20" office:value-type="float" office:value="15.2255409" calcext:value-type="float">
            <text:p>15.2255409</text:p>
          </table:table-cell>
        </table:table-row>
        <table:table-row table:style-name="ro1">
          <table:table-cell office:value-type="float" office:value="1.76561556" calcext:value-type="float">
            <text:p>1.76561556</text:p>
          </table:table-cell>
          <table:table-cell office:value-type="float" office:value="1.49649191" calcext:value-type="float">
            <text:p>1.49649191</text:p>
          </table:table-cell>
          <table:table-cell table:formula="of:=[.A209]*20" office:value-type="float" office:value="35.3123112" calcext:value-type="float">
            <text:p>35.3123112</text:p>
          </table:table-cell>
          <table:table-cell table:formula="of:=[.B209]*20" office:value-type="float" office:value="29.9298382" calcext:value-type="float">
            <text:p>29.9298382</text:p>
          </table:table-cell>
        </table:table-row>
        <table:table-row table:style-name="ro1">
          <table:table-cell office:value-type="float" office:value="-1.75617481" calcext:value-type="float">
            <text:p>-1.75617481</text:p>
          </table:table-cell>
          <table:table-cell office:value-type="float" office:value="0.597555224" calcext:value-type="float">
            <text:p>0.597555224</text:p>
          </table:table-cell>
          <table:table-cell table:formula="of:=[.A210]*20" office:value-type="float" office:value="-35.1234962" calcext:value-type="float">
            <text:p>-35.1234962</text:p>
          </table:table-cell>
          <table:table-cell table:formula="of:=[.B210]*20" office:value-type="float" office:value="11.95110448" calcext:value-type="float">
            <text:p>11.95110448</text:p>
          </table:table-cell>
        </table:table-row>
        <table:table-row table:style-name="ro1">
          <table:table-cell office:value-type="float" office:value="3.10633501" calcext:value-type="float">
            <text:p>3.10633501</text:p>
          </table:table-cell>
          <table:table-cell office:value-type="float" office:value="-1.9869321" calcext:value-type="float">
            <text:p>-1.9869321</text:p>
          </table:table-cell>
          <table:table-cell table:formula="of:=[.A211]*20" office:value-type="float" office:value="62.1267002" calcext:value-type="float">
            <text:p>62.1267002</text:p>
          </table:table-cell>
          <table:table-cell table:formula="of:=[.B211]*20" office:value-type="float" office:value="-39.738642" calcext:value-type="float">
            <text:p>-39.738642</text:p>
          </table:table-cell>
        </table:table-row>
        <table:table-row table:style-name="ro1">
          <table:table-cell office:value-type="float" office:value="1.08368296" calcext:value-type="float">
            <text:p>1.08368296</text:p>
          </table:table-cell>
          <table:table-cell office:value-type="float" office:value="-0.155080481" calcext:value-type="float">
            <text:p>-0.155080481</text:p>
          </table:table-cell>
          <table:table-cell table:formula="of:=[.A212]*20" office:value-type="float" office:value="21.6736592" calcext:value-type="float">
            <text:p>21.6736592</text:p>
          </table:table-cell>
          <table:table-cell table:formula="of:=[.B212]*20" office:value-type="float" office:value="-3.10160962" calcext:value-type="float">
            <text:p>-3.10160962</text:p>
          </table:table-cell>
        </table:table-row>
        <table:table-row table:style-name="ro1">
          <table:table-cell office:value-type="float" office:value="3.28222963" calcext:value-type="float">
            <text:p>3.28222963</text:p>
          </table:table-cell>
          <table:table-cell office:value-type="float" office:value="0.181552346" calcext:value-type="float">
            <text:p>0.181552346</text:p>
          </table:table-cell>
          <table:table-cell table:formula="of:=[.A213]*20" office:value-type="float" office:value="65.6445926" calcext:value-type="float">
            <text:p>65.6445926</text:p>
          </table:table-cell>
          <table:table-cell table:formula="of:=[.B213]*20" office:value-type="float" office:value="3.63104692" calcext:value-type="float">
            <text:p>3.63104692</text:p>
          </table:table-cell>
        </table:table-row>
        <table:table-row table:style-name="ro1">
          <table:table-cell office:value-type="float" office:value="1.55521793" calcext:value-type="float">
            <text:p>1.55521793</text:p>
          </table:table-cell>
          <table:table-cell office:value-type="float" office:value="1.94873794" calcext:value-type="float">
            <text:p>1.94873794</text:p>
          </table:table-cell>
          <table:table-cell table:formula="of:=[.A214]*20" office:value-type="float" office:value="31.1043586" calcext:value-type="float">
            <text:p>31.1043586</text:p>
          </table:table-cell>
          <table:table-cell table:formula="of:=[.B214]*20" office:value-type="float" office:value="38.9747588" calcext:value-type="float">
            <text:p>38.9747588</text:p>
          </table:table-cell>
        </table:table-row>
        <table:table-row table:style-name="ro1">
          <table:table-cell office:value-type="float" office:value="0.848241683" calcext:value-type="float">
            <text:p>0.848241683</text:p>
          </table:table-cell>
          <table:table-cell office:value-type="float" office:value="1.71966738" calcext:value-type="float">
            <text:p>1.71966738</text:p>
          </table:table-cell>
          <table:table-cell table:formula="of:=[.A215]*20" office:value-type="float" office:value="16.96483366" calcext:value-type="float">
            <text:p>16.96483366</text:p>
          </table:table-cell>
          <table:table-cell table:formula="of:=[.B215]*20" office:value-type="float" office:value="34.3933476" calcext:value-type="float">
            <text:p>34.3933476</text:p>
          </table:table-cell>
        </table:table-row>
        <table:table-row table:style-name="ro1">
          <table:table-cell office:value-type="float" office:value="-2.72686882" calcext:value-type="float">
            <text:p>-2.72686882</text:p>
          </table:table-cell>
          <table:table-cell office:value-type="float" office:value="-1.11509964" calcext:value-type="float">
            <text:p>-1.11509964</text:p>
          </table:table-cell>
          <table:table-cell table:formula="of:=[.A216]*20" office:value-type="float" office:value="-54.5373764" calcext:value-type="float">
            <text:p>-54.5373764</text:p>
          </table:table-cell>
          <table:table-cell table:formula="of:=[.B216]*20" office:value-type="float" office:value="-22.3019928" calcext:value-type="float">
            <text:p>-22.3019928</text:p>
          </table:table-cell>
        </table:table-row>
        <table:table-row table:style-name="ro1">
          <table:table-cell office:value-type="float" office:value="-0.965567439" calcext:value-type="float">
            <text:p>-0.965567439</text:p>
          </table:table-cell>
          <table:table-cell office:value-type="float" office:value="1.07467799" calcext:value-type="float">
            <text:p>1.07467799</text:p>
          </table:table-cell>
          <table:table-cell table:formula="of:=[.A217]*20" office:value-type="float" office:value="-19.31134878" calcext:value-type="float">
            <text:p>-19.31134878</text:p>
          </table:table-cell>
          <table:table-cell table:formula="of:=[.B217]*20" office:value-type="float" office:value="21.4935598" calcext:value-type="float">
            <text:p>21.4935598</text:p>
          </table:table-cell>
        </table:table-row>
        <table:table-row table:style-name="ro1">
          <table:table-cell office:value-type="float" office:value="-0.643706778" calcext:value-type="float">
            <text:p>-0.643706778</text:p>
          </table:table-cell>
          <table:table-cell office:value-type="float" office:value="2.41523188" calcext:value-type="float">
            <text:p>2.41523188</text:p>
          </table:table-cell>
          <table:table-cell table:formula="of:=[.A218]*20" office:value-type="float" office:value="-12.87413556" calcext:value-type="float">
            <text:p>-12.87413556</text:p>
          </table:table-cell>
          <table:table-cell table:formula="of:=[.B218]*20" office:value-type="float" office:value="48.3046376" calcext:value-type="float">
            <text:p>48.3046376</text:p>
          </table:table-cell>
        </table:table-row>
        <table:table-row table:style-name="ro1">
          <table:table-cell office:value-type="float" office:value="1.12948289" calcext:value-type="float">
            <text:p>1.12948289</text:p>
          </table:table-cell>
          <table:table-cell office:value-type="float" office:value="-0.098177762" calcext:value-type="float">
            <text:p>-0.098177762</text:p>
          </table:table-cell>
          <table:table-cell table:formula="of:=[.A219]*20" office:value-type="float" office:value="22.5896578" calcext:value-type="float">
            <text:p>22.5896578</text:p>
          </table:table-cell>
          <table:table-cell table:formula="of:=[.B219]*20" office:value-type="float" office:value="-1.96355524" calcext:value-type="float">
            <text:p>-1.96355524</text:p>
          </table:table-cell>
        </table:table-row>
        <table:table-row table:style-name="ro1">
          <table:table-cell office:value-type="float" office:value="-0.362669714" calcext:value-type="float">
            <text:p>-0.362669714</text:p>
          </table:table-cell>
          <table:table-cell office:value-type="float" office:value="2.25239278" calcext:value-type="float">
            <text:p>2.25239278</text:p>
          </table:table-cell>
          <table:table-cell table:formula="of:=[.A220]*20" office:value-type="float" office:value="-7.25339428" calcext:value-type="float">
            <text:p>-7.25339428</text:p>
          </table:table-cell>
          <table:table-cell table:formula="of:=[.B220]*20" office:value-type="float" office:value="45.0478556" calcext:value-type="float">
            <text:p>45.0478556</text:p>
          </table:table-cell>
        </table:table-row>
        <table:table-row table:style-name="ro1">
          <table:table-cell office:value-type="float" office:value="0.177464365" calcext:value-type="float">
            <text:p>0.177464365</text:p>
          </table:table-cell>
          <table:table-cell office:value-type="float" office:value="-0.163631957" calcext:value-type="float">
            <text:p>-0.163631957</text:p>
          </table:table-cell>
          <table:table-cell table:formula="of:=[.A221]*20" office:value-type="float" office:value="3.5492873" calcext:value-type="float">
            <text:p>3.5492873</text:p>
          </table:table-cell>
          <table:table-cell table:formula="of:=[.B221]*20" office:value-type="float" office:value="-3.27263914" calcext:value-type="float">
            <text:p>-3.27263914</text:p>
          </table:table-cell>
        </table:table-row>
        <table:table-row table:style-name="ro1">
          <table:table-cell office:value-type="float" office:value="1.06831389" calcext:value-type="float">
            <text:p>1.06831389</text:p>
          </table:table-cell>
          <table:table-cell office:value-type="float" office:value="-1.69939681" calcext:value-type="float">
            <text:p>-1.69939681</text:p>
          </table:table-cell>
          <table:table-cell table:formula="of:=[.A222]*20" office:value-type="float" office:value="21.3662778" calcext:value-type="float">
            <text:p>21.3662778</text:p>
          </table:table-cell>
          <table:table-cell table:formula="of:=[.B222]*20" office:value-type="float" office:value="-33.9879362" calcext:value-type="float">
            <text:p>-33.9879362</text:p>
          </table:table-cell>
        </table:table-row>
        <table:table-row table:style-name="ro1">
          <table:table-cell office:value-type="float" office:value="1.08721074" calcext:value-type="float">
            <text:p>1.08721074</text:p>
          </table:table-cell>
          <table:table-cell office:value-type="float" office:value="1.66299016" calcext:value-type="float">
            <text:p>1.66299016</text:p>
          </table:table-cell>
          <table:table-cell table:formula="of:=[.A223]*20" office:value-type="float" office:value="21.7442148" calcext:value-type="float">
            <text:p>21.7442148</text:p>
          </table:table-cell>
          <table:table-cell table:formula="of:=[.B223]*20" office:value-type="float" office:value="33.2598032" calcext:value-type="float">
            <text:p>33.2598032</text:p>
          </table:table-cell>
        </table:table-row>
        <table:table-row table:style-name="ro1">
          <table:table-cell office:value-type="float" office:value="2.00386048" calcext:value-type="float">
            <text:p>2.00386048</text:p>
          </table:table-cell>
          <table:table-cell office:value-type="float" office:value="-1.8745072" calcext:value-type="float">
            <text:p>-1.8745072</text:p>
          </table:table-cell>
          <table:table-cell table:formula="of:=[.A224]*20" office:value-type="float" office:value="40.0772096" calcext:value-type="float">
            <text:p>40.0772096</text:p>
          </table:table-cell>
          <table:table-cell table:formula="of:=[.B224]*20" office:value-type="float" office:value="-37.490144" calcext:value-type="float">
            <text:p>-37.490144</text:p>
          </table:table-cell>
        </table:table-row>
        <table:table-row table:style-name="ro1">
          <table:table-cell office:value-type="float" office:value="0.648051775" calcext:value-type="float">
            <text:p>0.648051775</text:p>
          </table:table-cell>
          <table:table-cell office:value-type="float" office:value="-1.10589352" calcext:value-type="float">
            <text:p>-1.10589352</text:p>
          </table:table-cell>
          <table:table-cell table:formula="of:=[.A225]*20" office:value-type="float" office:value="12.9610355" calcext:value-type="float">
            <text:p>12.9610355</text:p>
          </table:table-cell>
          <table:table-cell table:formula="of:=[.B225]*20" office:value-type="float" office:value="-22.1178704" calcext:value-type="float">
            <text:p>-22.1178704</text:p>
          </table:table-cell>
        </table:table-row>
        <table:table-row table:style-name="ro1">
          <table:table-cell office:value-type="float" office:value="2.48889318" calcext:value-type="float">
            <text:p>2.48889318</text:p>
          </table:table-cell>
          <table:table-cell office:value-type="float" office:value="-1.37801901" calcext:value-type="float">
            <text:p>-1.37801901</text:p>
          </table:table-cell>
          <table:table-cell table:formula="of:=[.A226]*20" office:value-type="float" office:value="49.7778636" calcext:value-type="float">
            <text:p>49.7778636</text:p>
          </table:table-cell>
          <table:table-cell table:formula="of:=[.B226]*20" office:value-type="float" office:value="-27.5603802" calcext:value-type="float">
            <text:p>-27.5603802</text:p>
          </table:table-cell>
        </table:table-row>
        <table:table-row table:style-name="ro1">
          <table:table-cell office:value-type="float" office:value="2.92125829" calcext:value-type="float">
            <text:p>2.92125829</text:p>
          </table:table-cell>
          <table:table-cell office:value-type="float" office:value="1.03165408" calcext:value-type="float">
            <text:p>1.03165408</text:p>
          </table:table-cell>
          <table:table-cell table:formula="of:=[.A227]*20" office:value-type="float" office:value="58.4251658" calcext:value-type="float">
            <text:p>58.4251658</text:p>
          </table:table-cell>
          <table:table-cell table:formula="of:=[.B227]*20" office:value-type="float" office:value="20.6330816" calcext:value-type="float">
            <text:p>20.6330816</text:p>
          </table:table-cell>
        </table:table-row>
        <table:table-row table:style-name="ro1">
          <table:table-cell office:value-type="float" office:value="2.17576042" calcext:value-type="float">
            <text:p>2.17576042</text:p>
          </table:table-cell>
          <table:table-cell office:value-type="float" office:value="0.724647744" calcext:value-type="float">
            <text:p>0.724647744</text:p>
          </table:table-cell>
          <table:table-cell table:formula="of:=[.A228]*20" office:value-type="float" office:value="43.5152084" calcext:value-type="float">
            <text:p>43.5152084</text:p>
          </table:table-cell>
          <table:table-cell table:formula="of:=[.B228]*20" office:value-type="float" office:value="14.49295488" calcext:value-type="float">
            <text:p>14.49295488</text:p>
          </table:table-cell>
        </table:table-row>
        <table:table-row table:style-name="ro1">
          <table:table-cell office:value-type="float" office:value="0.074584941" calcext:value-type="float">
            <text:p>0.074584941</text:p>
          </table:table-cell>
          <table:table-cell office:value-type="float" office:value="0.469283911" calcext:value-type="float">
            <text:p>0.469283911</text:p>
          </table:table-cell>
          <table:table-cell table:formula="of:=[.A229]*20" office:value-type="float" office:value="1.49169882" calcext:value-type="float">
            <text:p>1.49169882</text:p>
          </table:table-cell>
          <table:table-cell table:formula="of:=[.B229]*20" office:value-type="float" office:value="9.38567822" calcext:value-type="float">
            <text:p>9.38567822</text:p>
          </table:table-cell>
        </table:table-row>
        <table:table-row table:style-name="ro1">
          <table:table-cell office:value-type="float" office:value="0.62593461" calcext:value-type="float">
            <text:p>0.62593461</text:p>
          </table:table-cell>
          <table:table-cell office:value-type="float" office:value="2.52965512" calcext:value-type="float">
            <text:p>2.52965512</text:p>
          </table:table-cell>
          <table:table-cell table:formula="of:=[.A230]*20" office:value-type="float" office:value="12.5186922" calcext:value-type="float">
            <text:p>12.5186922</text:p>
          </table:table-cell>
          <table:table-cell table:formula="of:=[.B230]*20" office:value-type="float" office:value="50.5931024" calcext:value-type="float">
            <text:p>50.5931024</text:p>
          </table:table-cell>
        </table:table-row>
        <table:table-row table:style-name="ro1">
          <table:table-cell office:value-type="float" office:value="-0.407652351" calcext:value-type="float">
            <text:p>-0.407652351</text:p>
          </table:table-cell>
          <table:table-cell office:value-type="float" office:value="1.61557207" calcext:value-type="float">
            <text:p>1.61557207</text:p>
          </table:table-cell>
          <table:table-cell table:formula="of:=[.A231]*20" office:value-type="float" office:value="-8.15304702" calcext:value-type="float">
            <text:p>-8.15304702</text:p>
          </table:table-cell>
          <table:table-cell table:formula="of:=[.B231]*20" office:value-type="float" office:value="32.3114414" calcext:value-type="float">
            <text:p>32.3114414</text:p>
          </table:table-cell>
        </table:table-row>
        <table:table-row table:style-name="ro1">
          <table:table-cell office:value-type="float" office:value="-0.075517597" calcext:value-type="float">
            <text:p>-0.075517597</text:p>
          </table:table-cell>
          <table:table-cell office:value-type="float" office:value="1.34223829" calcext:value-type="float">
            <text:p>1.34223829</text:p>
          </table:table-cell>
          <table:table-cell table:formula="of:=[.A232]*20" office:value-type="float" office:value="-1.51035194" calcext:value-type="float">
            <text:p>-1.51035194</text:p>
          </table:table-cell>
          <table:table-cell table:formula="of:=[.B232]*20" office:value-type="float" office:value="26.8447658" calcext:value-type="float">
            <text:p>26.8447658</text:p>
          </table:table-cell>
        </table:table-row>
        <table:table-row table:style-name="ro1">
          <table:table-cell office:value-type="float" office:value="-0.202405147" calcext:value-type="float">
            <text:p>-0.202405147</text:p>
          </table:table-cell>
          <table:table-cell office:value-type="float" office:value="3.08692413" calcext:value-type="float">
            <text:p>3.08692413</text:p>
          </table:table-cell>
          <table:table-cell table:formula="of:=[.A233]*20" office:value-type="float" office:value="-4.04810294" calcext:value-type="float">
            <text:p>-4.04810294</text:p>
          </table:table-cell>
          <table:table-cell table:formula="of:=[.B233]*20" office:value-type="float" office:value="61.7384826" calcext:value-type="float">
            <text:p>61.7384826</text:p>
          </table:table-cell>
        </table:table-row>
        <table:table-row table:style-name="ro1">
          <table:table-cell office:value-type="float" office:value="-1.40815115" calcext:value-type="float">
            <text:p>-1.40815115</text:p>
          </table:table-cell>
          <table:table-cell office:value-type="float" office:value="-0.069012779" calcext:value-type="float">
            <text:p>-0.069012779</text:p>
          </table:table-cell>
          <table:table-cell table:formula="of:=[.A234]*20" office:value-type="float" office:value="-28.163023" calcext:value-type="float">
            <text:p>-28.163023</text:p>
          </table:table-cell>
          <table:table-cell table:formula="of:=[.B234]*20" office:value-type="float" office:value="-1.38025558" calcext:value-type="float">
            <text:p>-1.38025558</text:p>
          </table:table-cell>
        </table:table-row>
        <table:table-row table:style-name="ro1">
          <table:table-cell office:value-type="float" office:value="1.41235454" calcext:value-type="float">
            <text:p>1.41235454</text:p>
          </table:table-cell>
          <table:table-cell office:value-type="float" office:value="-1.10502474" calcext:value-type="float">
            <text:p>-1.10502474</text:p>
          </table:table-cell>
          <table:table-cell table:formula="of:=[.A235]*20" office:value-type="float" office:value="28.2470908" calcext:value-type="float">
            <text:p>28.2470908</text:p>
          </table:table-cell>
          <table:table-cell table:formula="of:=[.B235]*20" office:value-type="float" office:value="-22.1004948" calcext:value-type="float">
            <text:p>-22.1004948</text:p>
          </table:table-cell>
        </table:table-row>
        <table:table-row table:style-name="ro1">
          <table:table-cell office:value-type="float" office:value="-0.643950443" calcext:value-type="float">
            <text:p>-0.643950443</text:p>
          </table:table-cell>
          <table:table-cell office:value-type="float" office:value="0.397535412" calcext:value-type="float">
            <text:p>0.397535412</text:p>
          </table:table-cell>
          <table:table-cell table:formula="of:=[.A236]*20" office:value-type="float" office:value="-12.87900886" calcext:value-type="float">
            <text:p>-12.87900886</text:p>
          </table:table-cell>
          <table:table-cell table:formula="of:=[.B236]*20" office:value-type="float" office:value="7.95070824" calcext:value-type="float">
            <text:p>7.95070824</text:p>
          </table:table-cell>
        </table:table-row>
        <table:table-row table:style-name="ro1">
          <table:table-cell office:value-type="float" office:value="2.4090572" calcext:value-type="float">
            <text:p>2.4090572</text:p>
          </table:table-cell>
          <table:table-cell office:value-type="float" office:value="-0.458245947" calcext:value-type="float">
            <text:p>-0.458245947</text:p>
          </table:table-cell>
          <table:table-cell table:formula="of:=[.A237]*20" office:value-type="float" office:value="48.181144" calcext:value-type="float">
            <text:p>48.181144</text:p>
          </table:table-cell>
          <table:table-cell table:formula="of:=[.B237]*20" office:value-type="float" office:value="-9.16491894" calcext:value-type="float">
            <text:p>-9.16491894</text:p>
          </table:table-cell>
        </table:table-row>
        <table:table-row table:style-name="ro1">
          <table:table-cell office:value-type="float" office:value="1.37009714" calcext:value-type="float">
            <text:p>1.37009714</text:p>
          </table:table-cell>
          <table:table-cell office:value-type="float" office:value="3.3599111" calcext:value-type="float">
            <text:p>3.3599111</text:p>
          </table:table-cell>
          <table:table-cell table:formula="of:=[.A238]*20" office:value-type="float" office:value="27.4019428" calcext:value-type="float">
            <text:p>27.4019428</text:p>
          </table:table-cell>
          <table:table-cell table:formula="of:=[.B238]*20" office:value-type="float" office:value="67.198222" calcext:value-type="float">
            <text:p>67.198222</text:p>
          </table:table-cell>
        </table:table-row>
        <table:table-row table:style-name="ro1">
          <table:table-cell office:value-type="float" office:value="1.6663321" calcext:value-type="float">
            <text:p>1.6663321</text:p>
          </table:table-cell>
          <table:table-cell office:value-type="float" office:value="0.342888665" calcext:value-type="float">
            <text:p>0.342888665</text:p>
          </table:table-cell>
          <table:table-cell table:formula="of:=[.A239]*20" office:value-type="float" office:value="33.326642" calcext:value-type="float">
            <text:p>33.326642</text:p>
          </table:table-cell>
          <table:table-cell table:formula="of:=[.B239]*20" office:value-type="float" office:value="6.8577733" calcext:value-type="float">
            <text:p>6.8577733</text:p>
          </table:table-cell>
        </table:table-row>
        <table:table-row table:style-name="ro1">
          <table:table-cell office:value-type="float" office:value="2.16812563" calcext:value-type="float">
            <text:p>2.16812563</text:p>
          </table:table-cell>
          <table:table-cell office:value-type="float" office:value="0.588863817" calcext:value-type="float">
            <text:p>0.588863817</text:p>
          </table:table-cell>
          <table:table-cell table:formula="of:=[.A240]*20" office:value-type="float" office:value="43.3625126" calcext:value-type="float">
            <text:p>43.3625126</text:p>
          </table:table-cell>
          <table:table-cell table:formula="of:=[.B240]*20" office:value-type="float" office:value="11.77727634" calcext:value-type="float">
            <text:p>11.77727634</text:p>
          </table:table-cell>
        </table:table-row>
        <table:table-row table:style-name="ro1">
          <table:table-cell office:value-type="float" office:value="0.454607454" calcext:value-type="float">
            <text:p>0.454607454</text:p>
          </table:table-cell>
          <table:table-cell office:value-type="float" office:value="0.076748118" calcext:value-type="float">
            <text:p>0.076748118</text:p>
          </table:table-cell>
          <table:table-cell table:formula="of:=[.A241]*20" office:value-type="float" office:value="9.09214908" calcext:value-type="float">
            <text:p>9.09214908</text:p>
          </table:table-cell>
          <table:table-cell table:formula="of:=[.B241]*20" office:value-type="float" office:value="1.53496236" calcext:value-type="float">
            <text:p>1.53496236</text:p>
          </table:table-cell>
        </table:table-row>
        <table:table-row table:style-name="ro1">
          <table:table-cell office:value-type="float" office:value="0.375177771" calcext:value-type="float">
            <text:p>0.375177771</text:p>
          </table:table-cell>
          <table:table-cell office:value-type="float" office:value="1.29689295" calcext:value-type="float">
            <text:p>1.29689295</text:p>
          </table:table-cell>
          <table:table-cell table:formula="of:=[.A242]*20" office:value-type="float" office:value="7.50355542" calcext:value-type="float">
            <text:p>7.50355542</text:p>
          </table:table-cell>
          <table:table-cell table:formula="of:=[.B242]*20" office:value-type="float" office:value="25.937859" calcext:value-type="float">
            <text:p>25.937859</text:p>
          </table:table-cell>
        </table:table-row>
        <table:table-row table:style-name="ro1">
          <table:table-cell office:value-type="float" office:value="1.59730199" calcext:value-type="float">
            <text:p>1.59730199</text:p>
          </table:table-cell>
          <table:table-cell office:value-type="float" office:value="0.72438647" calcext:value-type="float">
            <text:p>0.72438647</text:p>
          </table:table-cell>
          <table:table-cell table:formula="of:=[.A243]*20" office:value-type="float" office:value="31.9460398" calcext:value-type="float">
            <text:p>31.9460398</text:p>
          </table:table-cell>
          <table:table-cell table:formula="of:=[.B243]*20" office:value-type="float" office:value="14.4877294" calcext:value-type="float">
            <text:p>14.4877294</text:p>
          </table:table-cell>
        </table:table-row>
        <table:table-row table:style-name="ro1">
          <table:table-cell office:value-type="float" office:value="-4.05397222" calcext:value-type="float">
            <text:p>-4.05397222</text:p>
          </table:table-cell>
          <table:table-cell office:value-type="float" office:value="1.31421124" calcext:value-type="float">
            <text:p>1.31421124</text:p>
          </table:table-cell>
          <table:table-cell table:formula="of:=[.A244]*20" office:value-type="float" office:value="-81.0794444" calcext:value-type="float">
            <text:p>-81.0794444</text:p>
          </table:table-cell>
          <table:table-cell table:formula="of:=[.B244]*20" office:value-type="float" office:value="26.2842248" calcext:value-type="float">
            <text:p>26.2842248</text:p>
          </table:table-cell>
        </table:table-row>
        <table:table-row table:style-name="ro1">
          <table:table-cell office:value-type="float" office:value="0.004189302" calcext:value-type="float">
            <text:p>0.004189302</text:p>
          </table:table-cell>
          <table:table-cell office:value-type="float" office:value="2.55972714" calcext:value-type="float">
            <text:p>2.55972714</text:p>
          </table:table-cell>
          <table:table-cell table:formula="of:=[.A245]*20" office:value-type="float" office:value="0.08378604" calcext:value-type="float">
            <text:p>0.08378604</text:p>
          </table:table-cell>
          <table:table-cell table:formula="of:=[.B245]*20" office:value-type="float" office:value="51.1945428" calcext:value-type="float">
            <text:p>51.1945428</text:p>
          </table:table-cell>
        </table:table-row>
        <table:table-row table:style-name="ro1">
          <table:table-cell office:value-type="float" office:value="0.447875038" calcext:value-type="float">
            <text:p>0.447875038</text:p>
          </table:table-cell>
          <table:table-cell office:value-type="float" office:value="-1.63142009" calcext:value-type="float">
            <text:p>-1.63142009</text:p>
          </table:table-cell>
          <table:table-cell table:formula="of:=[.A246]*20" office:value-type="float" office:value="8.95750076" calcext:value-type="float">
            <text:p>8.95750076</text:p>
          </table:table-cell>
          <table:table-cell table:formula="of:=[.B246]*20" office:value-type="float" office:value="-32.6284018" calcext:value-type="float">
            <text:p>-32.6284018</text:p>
          </table:table-cell>
        </table:table-row>
        <table:table-row table:style-name="ro1">
          <table:table-cell office:value-type="float" office:value="0.910520463" calcext:value-type="float">
            <text:p>0.910520463</text:p>
          </table:table-cell>
          <table:table-cell office:value-type="float" office:value="1.05838869" calcext:value-type="float">
            <text:p>1.05838869</text:p>
          </table:table-cell>
          <table:table-cell table:formula="of:=[.A247]*20" office:value-type="float" office:value="18.21040926" calcext:value-type="float">
            <text:p>18.21040926</text:p>
          </table:table-cell>
          <table:table-cell table:formula="of:=[.B247]*20" office:value-type="float" office:value="21.1677738" calcext:value-type="float">
            <text:p>21.1677738</text:p>
          </table:table-cell>
        </table:table-row>
        <table:table-row table:style-name="ro1">
          <table:table-cell office:value-type="float" office:value="2.51275518" calcext:value-type="float">
            <text:p>2.51275518</text:p>
          </table:table-cell>
          <table:table-cell office:value-type="float" office:value="-0.319517331" calcext:value-type="float">
            <text:p>-0.319517331</text:p>
          </table:table-cell>
          <table:table-cell table:formula="of:=[.A248]*20" office:value-type="float" office:value="50.2551036" calcext:value-type="float">
            <text:p>50.2551036</text:p>
          </table:table-cell>
          <table:table-cell table:formula="of:=[.B248]*20" office:value-type="float" office:value="-6.39034662" calcext:value-type="float">
            <text:p>-6.39034662</text:p>
          </table:table-cell>
        </table:table-row>
        <table:table-row table:style-name="ro1">
          <table:table-cell office:value-type="float" office:value="2.15411973" calcext:value-type="float">
            <text:p>2.15411973</text:p>
          </table:table-cell>
          <table:table-cell office:value-type="float" office:value="-0.719334335" calcext:value-type="float">
            <text:p>-0.719334335</text:p>
          </table:table-cell>
          <table:table-cell table:formula="of:=[.A249]*20" office:value-type="float" office:value="43.0823946" calcext:value-type="float">
            <text:p>43.0823946</text:p>
          </table:table-cell>
          <table:table-cell table:formula="of:=[.B249]*20" office:value-type="float" office:value="-14.3866867" calcext:value-type="float">
            <text:p>-14.3866867</text:p>
          </table:table-cell>
        </table:table-row>
        <table:table-row table:style-name="ro1">
          <table:table-cell office:value-type="float" office:value="0.201590011" calcext:value-type="float">
            <text:p>0.201590011</text:p>
          </table:table-cell>
          <table:table-cell office:value-type="float" office:value="1.15717734" calcext:value-type="float">
            <text:p>1.15717734</text:p>
          </table:table-cell>
          <table:table-cell table:formula="of:=[.A250]*20" office:value-type="float" office:value="4.03180022" calcext:value-type="float">
            <text:p>4.03180022</text:p>
          </table:table-cell>
          <table:table-cell table:formula="of:=[.B250]*20" office:value-type="float" office:value="23.1435468" calcext:value-type="float">
            <text:p>23.1435468</text:p>
          </table:table-cell>
        </table:table-row>
        <table:table-row table:style-name="ro1">
          <table:table-cell office:value-type="float" office:value="0.521190023" calcext:value-type="float">
            <text:p>0.521190023</text:p>
          </table:table-cell>
          <table:table-cell office:value-type="float" office:value="-0.095808498" calcext:value-type="float">
            <text:p>-0.095808498</text:p>
          </table:table-cell>
          <table:table-cell table:formula="of:=[.A251]*20" office:value-type="float" office:value="10.42380046" calcext:value-type="float">
            <text:p>10.42380046</text:p>
          </table:table-cell>
          <table:table-cell table:formula="of:=[.B251]*20" office:value-type="float" office:value="-1.91616996" calcext:value-type="float">
            <text:p>-1.91616996</text:p>
          </table:table-cell>
        </table:table-row>
        <table:table-row table:style-name="ro1">
          <table:table-cell office:value-type="float" office:value="-0.004677998" calcext:value-type="float">
            <text:p>-0.004677998</text:p>
          </table:table-cell>
          <table:table-cell office:value-type="float" office:value="0.076586127" calcext:value-type="float">
            <text:p>0.076586127</text:p>
          </table:table-cell>
          <table:table-cell table:formula="of:=[.A252]*20" office:value-type="float" office:value="-0.09355996" calcext:value-type="float">
            <text:p>-0.09355996</text:p>
          </table:table-cell>
          <table:table-cell table:formula="of:=[.B252]*20" office:value-type="float" office:value="1.53172254" calcext:value-type="float">
            <text:p>1.53172254</text:p>
          </table:table-cell>
        </table:table-row>
        <table:table-row table:style-name="ro1">
          <table:table-cell office:value-type="float" office:value="-0.975572986" calcext:value-type="float">
            <text:p>-0.975572986</text:p>
          </table:table-cell>
          <table:table-cell office:value-type="float" office:value="1.02075188" calcext:value-type="float">
            <text:p>1.02075188</text:p>
          </table:table-cell>
          <table:table-cell table:formula="of:=[.A253]*20" office:value-type="float" office:value="-19.51145972" calcext:value-type="float">
            <text:p>-19.51145972</text:p>
          </table:table-cell>
          <table:table-cell table:formula="of:=[.B253]*20" office:value-type="float" office:value="20.4150376" calcext:value-type="float">
            <text:p>20.4150376</text:p>
          </table:table-cell>
        </table:table-row>
        <table:table-row table:style-name="ro1">
          <table:table-cell office:value-type="float" office:value="2.24469955" calcext:value-type="float">
            <text:p>2.24469955</text:p>
          </table:table-cell>
          <table:table-cell office:value-type="float" office:value="-0.99926082" calcext:value-type="float">
            <text:p>-0.99926082</text:p>
          </table:table-cell>
          <table:table-cell table:formula="of:=[.A254]*20" office:value-type="float" office:value="44.893991" calcext:value-type="float">
            <text:p>44.893991</text:p>
          </table:table-cell>
          <table:table-cell table:formula="of:=[.B254]*20" office:value-type="float" office:value="-19.9852164" calcext:value-type="float">
            <text:p>-19.9852164</text:p>
          </table:table-cell>
        </table:table-row>
        <table:table-row table:style-name="ro1">
          <table:table-cell office:value-type="float" office:value="-0.685853952" calcext:value-type="float">
            <text:p>-0.685853952</text:p>
          </table:table-cell>
          <table:table-cell office:value-type="float" office:value="0.475612442" calcext:value-type="float">
            <text:p>0.475612442</text:p>
          </table:table-cell>
          <table:table-cell table:formula="of:=[.A255]*20" office:value-type="float" office:value="-13.71707904" calcext:value-type="float">
            <text:p>-13.71707904</text:p>
          </table:table-cell>
          <table:table-cell table:formula="of:=[.B255]*20" office:value-type="float" office:value="9.51224884" calcext:value-type="float">
            <text:p>9.51224884</text:p>
          </table:table-cell>
        </table:table-row>
        <table:table-row table:style-name="ro1">
          <table:table-cell office:value-type="float" office:value="2.27986215" calcext:value-type="float">
            <text:p>2.27986215</text:p>
          </table:table-cell>
          <table:table-cell office:value-type="float" office:value="1.39650643" calcext:value-type="float">
            <text:p>1.39650643</text:p>
          </table:table-cell>
          <table:table-cell table:formula="of:=[.A256]*20" office:value-type="float" office:value="45.597243" calcext:value-type="float">
            <text:p>45.597243</text:p>
          </table:table-cell>
          <table:table-cell table:formula="of:=[.B256]*20" office:value-type="float" office:value="27.9301286" calcext:value-type="float">
            <text:p>27.9301286</text:p>
          </table:table-cell>
        </table:table-row>
        <table:table-row table:style-name="ro1">
          <table:table-cell office:value-type="float" office:value="0.479903093" calcext:value-type="float">
            <text:p>0.479903093</text:p>
          </table:table-cell>
          <table:table-cell office:value-type="float" office:value="2.36636224" calcext:value-type="float">
            <text:p>2.36636224</text:p>
          </table:table-cell>
          <table:table-cell table:formula="of:=[.A257]*20" office:value-type="float" office:value="9.59806186" calcext:value-type="float">
            <text:p>9.59806186</text:p>
          </table:table-cell>
          <table:table-cell table:formula="of:=[.B257]*20" office:value-type="float" office:value="47.3272448" calcext:value-type="float">
            <text:p>47.3272448</text:p>
          </table:table-cell>
        </table:table-row>
        <table:table-row table:style-name="ro1">
          <table:table-cell office:value-type="float" office:value="1.73364759" calcext:value-type="float">
            <text:p>1.73364759</text:p>
          </table:table-cell>
          <table:table-cell office:value-type="float" office:value="-0.884524086" calcext:value-type="float">
            <text:p>-0.884524086</text:p>
          </table:table-cell>
          <table:table-cell table:formula="of:=[.A258]*20" office:value-type="float" office:value="34.6729518" calcext:value-type="float">
            <text:p>34.6729518</text:p>
          </table:table-cell>
          <table:table-cell table:formula="of:=[.B258]*20" office:value-type="float" office:value="-17.69048172" calcext:value-type="float">
            <text:p>-17.69048172</text:p>
          </table:table-cell>
        </table:table-row>
        <table:table-row table:style-name="ro1">
          <table:table-cell office:value-type="float" office:value="1.53917692" calcext:value-type="float">
            <text:p>1.53917692</text:p>
          </table:table-cell>
          <table:table-cell office:value-type="float" office:value="0.040096668" calcext:value-type="float">
            <text:p>0.040096668</text:p>
          </table:table-cell>
          <table:table-cell table:formula="of:=[.A259]*20" office:value-type="float" office:value="30.7835384" calcext:value-type="float">
            <text:p>30.7835384</text:p>
          </table:table-cell>
          <table:table-cell table:formula="of:=[.B259]*20" office:value-type="float" office:value="0.80193336" calcext:value-type="float">
            <text:p>0.80193336</text:p>
          </table:table-cell>
        </table:table-row>
        <table:table-row table:style-name="ro1">
          <table:table-cell office:value-type="float" office:value="-0.811410408" calcext:value-type="float">
            <text:p>-0.811410408</text:p>
          </table:table-cell>
          <table:table-cell office:value-type="float" office:value="2.22960092" calcext:value-type="float">
            <text:p>2.22960092</text:p>
          </table:table-cell>
          <table:table-cell table:formula="of:=[.A260]*20" office:value-type="float" office:value="-16.22820816" calcext:value-type="float">
            <text:p>-16.22820816</text:p>
          </table:table-cell>
          <table:table-cell table:formula="of:=[.B260]*20" office:value-type="float" office:value="44.5920184" calcext:value-type="float">
            <text:p>44.5920184</text:p>
          </table:table-cell>
        </table:table-row>
        <table:table-row table:style-name="ro1">
          <table:table-cell office:value-type="float" office:value="-0.314120148" calcext:value-type="float">
            <text:p>-0.314120148</text:p>
          </table:table-cell>
          <table:table-cell office:value-type="float" office:value="-0.125703426" calcext:value-type="float">
            <text:p>-0.125703426</text:p>
          </table:table-cell>
          <table:table-cell table:formula="of:=[.A261]*20" office:value-type="float" office:value="-6.28240296" calcext:value-type="float">
            <text:p>-6.28240296</text:p>
          </table:table-cell>
          <table:table-cell table:formula="of:=[.B261]*20" office:value-type="float" office:value="-2.51406852" calcext:value-type="float">
            <text:p>-2.51406852</text:p>
          </table:table-cell>
        </table:table-row>
        <table:table-row table:style-name="ro1">
          <table:table-cell office:value-type="float" office:value="3.53914435" calcext:value-type="float">
            <text:p>3.53914435</text:p>
          </table:table-cell>
          <table:table-cell office:value-type="float" office:value="-2.03149703" calcext:value-type="float">
            <text:p>-2.03149703</text:p>
          </table:table-cell>
          <table:table-cell table:formula="of:=[.A262]*20" office:value-type="float" office:value="70.782887" calcext:value-type="float">
            <text:p>70.782887</text:p>
          </table:table-cell>
          <table:table-cell table:formula="of:=[.B262]*20" office:value-type="float" office:value="-40.6299406" calcext:value-type="float">
            <text:p>-40.6299406</text:p>
          </table:table-cell>
        </table:table-row>
        <table:table-row table:style-name="ro1">
          <table:table-cell office:value-type="float" office:value="0.944037204" calcext:value-type="float">
            <text:p>0.944037204</text:p>
          </table:table-cell>
          <table:table-cell office:value-type="float" office:value="1.55894312" calcext:value-type="float">
            <text:p>1.55894312</text:p>
          </table:table-cell>
          <table:table-cell table:formula="of:=[.A263]*20" office:value-type="float" office:value="18.88074408" calcext:value-type="float">
            <text:p>18.88074408</text:p>
          </table:table-cell>
          <table:table-cell table:formula="of:=[.B263]*20" office:value-type="float" office:value="31.1788624" calcext:value-type="float">
            <text:p>31.1788624</text:p>
          </table:table-cell>
        </table:table-row>
        <table:table-row table:style-name="ro1">
          <table:table-cell office:value-type="float" office:value="1.75412356" calcext:value-type="float">
            <text:p>1.75412356</text:p>
          </table:table-cell>
          <table:table-cell office:value-type="float" office:value="-0.808563758" calcext:value-type="float">
            <text:p>-0.808563758</text:p>
          </table:table-cell>
          <table:table-cell table:formula="of:=[.A264]*20" office:value-type="float" office:value="35.0824712" calcext:value-type="float">
            <text:p>35.0824712</text:p>
          </table:table-cell>
          <table:table-cell table:formula="of:=[.B264]*20" office:value-type="float" office:value="-16.17127516" calcext:value-type="float">
            <text:p>-16.17127516</text:p>
          </table:table-cell>
        </table:table-row>
        <table:table-row table:style-name="ro1">
          <table:table-cell office:value-type="float" office:value="-0.546527159" calcext:value-type="float">
            <text:p>-0.546527159</text:p>
          </table:table-cell>
          <table:table-cell office:value-type="float" office:value="0.976595246" calcext:value-type="float">
            <text:p>0.976595246</text:p>
          </table:table-cell>
          <table:table-cell table:formula="of:=[.A265]*20" office:value-type="float" office:value="-10.93054318" calcext:value-type="float">
            <text:p>-10.93054318</text:p>
          </table:table-cell>
          <table:table-cell table:formula="of:=[.B265]*20" office:value-type="float" office:value="19.53190492" calcext:value-type="float">
            <text:p>19.53190492</text:p>
          </table:table-cell>
        </table:table-row>
        <table:table-row table:style-name="ro1">
          <table:table-cell office:value-type="float" office:value="1.08515081" calcext:value-type="float">
            <text:p>1.08515081</text:p>
          </table:table-cell>
          <table:table-cell office:value-type="float" office:value="3.33180183" calcext:value-type="float">
            <text:p>3.33180183</text:p>
          </table:table-cell>
          <table:table-cell table:formula="of:=[.A266]*20" office:value-type="float" office:value="21.7030162" calcext:value-type="float">
            <text:p>21.7030162</text:p>
          </table:table-cell>
          <table:table-cell table:formula="of:=[.B266]*20" office:value-type="float" office:value="66.6360366" calcext:value-type="float">
            <text:p>66.6360366</text:p>
          </table:table-cell>
        </table:table-row>
        <table:table-row table:style-name="ro1">
          <table:table-cell office:value-type="float" office:value="1.67596652" calcext:value-type="float">
            <text:p>1.67596652</text:p>
          </table:table-cell>
          <table:table-cell office:value-type="float" office:value="1.56571788" calcext:value-type="float">
            <text:p>1.56571788</text:p>
          </table:table-cell>
          <table:table-cell table:formula="of:=[.A267]*20" office:value-type="float" office:value="33.5193304" calcext:value-type="float">
            <text:p>33.5193304</text:p>
          </table:table-cell>
          <table:table-cell table:formula="of:=[.B267]*20" office:value-type="float" office:value="31.3143576" calcext:value-type="float">
            <text:p>31.3143576</text:p>
          </table:table-cell>
        </table:table-row>
        <table:table-row table:style-name="ro1">
          <table:table-cell office:value-type="float" office:value="-1.06032431" calcext:value-type="float">
            <text:p>-1.06032431</text:p>
          </table:table-cell>
          <table:table-cell office:value-type="float" office:value="0.837062344" calcext:value-type="float">
            <text:p>0.837062344</text:p>
          </table:table-cell>
          <table:table-cell table:formula="of:=[.A268]*20" office:value-type="float" office:value="-21.2064862" calcext:value-type="float">
            <text:p>-21.2064862</text:p>
          </table:table-cell>
          <table:table-cell table:formula="of:=[.B268]*20" office:value-type="float" office:value="16.74124688" calcext:value-type="float">
            <text:p>16.74124688</text:p>
          </table:table-cell>
        </table:table-row>
      </table:table>
      <table:table table:name="no" table:style-name="ta1">
        <table:table-column table:style-name="co4" table:number-columns-repeated="4" table:default-cell-style-name="Default"/>
        <table:table-row table:style-name="ro1">
          <table:table-cell office:value-type="float" office:value="-1.12168331" calcext:value-type="float">
            <text:p>-1.12168331</text:p>
          </table:table-cell>
          <table:table-cell office:value-type="float" office:value="-0.73385167" calcext:value-type="float">
            <text:p>-0.73385167</text:p>
          </table:table-cell>
          <table:table-cell table:formula="of:=[.A1]*40" office:value-type="float" office:value="-44.8673324" calcext:value-type="float">
            <text:p>-44.8673324</text:p>
          </table:table-cell>
          <table:table-cell table:formula="of:=[.B1]*40" office:value-type="float" office:value="-29.3540668" calcext:value-type="float">
            <text:p>-29.3540668</text:p>
          </table:table-cell>
        </table:table-row>
        <table:table-row table:style-name="ro1">
          <table:table-cell office:value-type="float" office:value="-1.11578081" calcext:value-type="float">
            <text:p>-1.11578081</text:p>
          </table:table-cell>
          <table:table-cell office:value-type="float" office:value="-1.27124099" calcext:value-type="float">
            <text:p>-1.27124099</text:p>
          </table:table-cell>
          <table:table-cell table:formula="of:=[.A2]*40" office:value-type="float" office:value="-44.6312324" calcext:value-type="float">
            <text:p>-44.6312324</text:p>
          </table:table-cell>
          <table:table-cell table:formula="of:=[.B2]*40" office:value-type="float" office:value="-50.8496396" calcext:value-type="float">
            <text:p>-50.8496396</text:p>
          </table:table-cell>
        </table:table-row>
        <table:table-row table:style-name="ro1">
          <table:table-cell office:value-type="float" office:value="-1.4357513" calcext:value-type="float">
            <text:p>-1.4357513</text:p>
          </table:table-cell>
          <table:table-cell office:value-type="float" office:value="0.83557712" calcext:value-type="float">
            <text:p>0.83557712</text:p>
          </table:table-cell>
          <table:table-cell table:formula="of:=[.A3]*40" office:value-type="float" office:value="-57.430052" calcext:value-type="float">
            <text:p>-57.430052</text:p>
          </table:table-cell>
          <table:table-cell table:formula="of:=[.B3]*40" office:value-type="float" office:value="33.4230848" calcext:value-type="float">
            <text:p>33.4230848</text:p>
          </table:table-cell>
        </table:table-row>
        <table:table-row table:style-name="ro1">
          <table:table-cell office:value-type="float" office:value="-2.14980639" calcext:value-type="float">
            <text:p>-2.14980639</text:p>
          </table:table-cell>
          <table:table-cell office:value-type="float" office:value="0.85590188" calcext:value-type="float">
            <text:p>0.85590188</text:p>
          </table:table-cell>
          <table:table-cell table:formula="of:=[.A4]*40" office:value-type="float" office:value="-85.9922556" calcext:value-type="float">
            <text:p>-85.9922556</text:p>
          </table:table-cell>
          <table:table-cell table:formula="of:=[.B4]*40" office:value-type="float" office:value="34.2360752" calcext:value-type="float">
            <text:p>34.2360752</text:p>
          </table:table-cell>
        </table:table-row>
        <table:table-row table:style-name="ro1">
          <table:table-cell office:value-type="float" office:value="-0.53255379" calcext:value-type="float">
            <text:p>-0.53255379</text:p>
          </table:table-cell>
          <table:table-cell office:value-type="float" office:value="0.6476072" calcext:value-type="float">
            <text:p>0.6476072</text:p>
          </table:table-cell>
          <table:table-cell table:formula="of:=[.A5]*40" office:value-type="float" office:value="-21.3021516" calcext:value-type="float">
            <text:p>-21.3021516</text:p>
          </table:table-cell>
          <table:table-cell table:formula="of:=[.B5]*40" office:value-type="float" office:value="25.904288" calcext:value-type="float">
            <text:p>25.904288</text:p>
          </table:table-cell>
        </table:table-row>
        <table:table-row table:style-name="ro1">
          <table:table-cell office:value-type="float" office:value="0.70397806" calcext:value-type="float">
            <text:p>0.70397806</text:p>
          </table:table-cell>
          <table:table-cell office:value-type="float" office:value="2.84892093" calcext:value-type="float">
            <text:p>2.84892093</text:p>
          </table:table-cell>
          <table:table-cell table:formula="of:=[.A6]*40" office:value-type="float" office:value="28.1591224" calcext:value-type="float">
            <text:p>28.1591224</text:p>
          </table:table-cell>
          <table:table-cell table:formula="of:=[.B6]*40" office:value-type="float" office:value="113.9568372" calcext:value-type="float">
            <text:p>113.9568372</text:p>
          </table:table-cell>
        </table:table-row>
        <table:table-row table:style-name="ro1">
          <table:table-cell office:value-type="float" office:value="-0.15412031" calcext:value-type="float">
            <text:p>-0.15412031</text:p>
          </table:table-cell>
          <table:table-cell office:value-type="float" office:value="-1.39264766" calcext:value-type="float">
            <text:p>-1.39264766</text:p>
          </table:table-cell>
          <table:table-cell table:formula="of:=[.A7]*40" office:value-type="float" office:value="-6.1648124" calcext:value-type="float">
            <text:p>-6.1648124</text:p>
          </table:table-cell>
          <table:table-cell table:formula="of:=[.B7]*40" office:value-type="float" office:value="-55.7059064" calcext:value-type="float">
            <text:p>-55.7059064</text:p>
          </table:table-cell>
        </table:table-row>
        <table:table-row table:style-name="ro1">
          <table:table-cell office:value-type="float" office:value="2.0367504" calcext:value-type="float">
            <text:p>2.0367504</text:p>
          </table:table-cell>
          <table:table-cell office:value-type="float" office:value="-1.21440866" calcext:value-type="float">
            <text:p>-1.21440866</text:p>
          </table:table-cell>
          <table:table-cell table:formula="of:=[.A8]*40" office:value-type="float" office:value="81.470016" calcext:value-type="float">
            <text:p>81.470016</text:p>
          </table:table-cell>
          <table:table-cell table:formula="of:=[.B8]*40" office:value-type="float" office:value="-48.5763464" calcext:value-type="float">
            <text:p>-48.5763464</text:p>
          </table:table-cell>
        </table:table-row>
        <table:table-row table:style-name="ro1">
          <table:table-cell office:value-type="float" office:value="-0.29240491" calcext:value-type="float">
            <text:p>-0.29240491</text:p>
          </table:table-cell>
          <table:table-cell office:value-type="float" office:value="2.22863124" calcext:value-type="float">
            <text:p>2.22863124</text:p>
          </table:table-cell>
          <table:table-cell table:formula="of:=[.A9]*40" office:value-type="float" office:value="-11.6961964" calcext:value-type="float">
            <text:p>-11.6961964</text:p>
          </table:table-cell>
          <table:table-cell table:formula="of:=[.B9]*40" office:value-type="float" office:value="89.1452496" calcext:value-type="float">
            <text:p>89.1452496</text:p>
          </table:table-cell>
        </table:table-row>
        <table:table-row table:style-name="ro1">
          <table:table-cell office:value-type="float" office:value="-1.06700672" calcext:value-type="float">
            <text:p>-1.06700672</text:p>
          </table:table-cell>
          <table:table-cell office:value-type="float" office:value="-1.16362532" calcext:value-type="float">
            <text:p>-1.16362532</text:p>
          </table:table-cell>
          <table:table-cell table:formula="of:=[.A10]*40" office:value-type="float" office:value="-42.6802688" calcext:value-type="float">
            <text:p>-42.6802688</text:p>
          </table:table-cell>
          <table:table-cell table:formula="of:=[.B10]*40" office:value-type="float" office:value="-46.5450128" calcext:value-type="float">
            <text:p>-46.5450128</text:p>
          </table:table-cell>
        </table:table-row>
        <table:table-row table:style-name="ro1">
          <table:table-cell office:value-type="float" office:value="0.61060416" calcext:value-type="float">
            <text:p>0.61060416</text:p>
          </table:table-cell>
          <table:table-cell office:value-type="float" office:value="3.29815284" calcext:value-type="float">
            <text:p>3.29815284</text:p>
          </table:table-cell>
          <table:table-cell table:formula="of:=[.A11]*40" office:value-type="float" office:value="24.4241664" calcext:value-type="float">
            <text:p>24.4241664</text:p>
          </table:table-cell>
          <table:table-cell table:formula="of:=[.B11]*40" office:value-type="float" office:value="131.9261136" calcext:value-type="float">
            <text:p>131.9261136</text:p>
          </table:table-cell>
        </table:table-row>
        <table:table-row table:style-name="ro1">
          <table:table-cell office:value-type="float" office:value="-0.3549373" calcext:value-type="float">
            <text:p>-0.3549373</text:p>
          </table:table-cell>
          <table:table-cell office:value-type="float" office:value="1.27552716" calcext:value-type="float">
            <text:p>1.27552716</text:p>
          </table:table-cell>
          <table:table-cell table:formula="of:=[.A12]*40" office:value-type="float" office:value="-14.197492" calcext:value-type="float">
            <text:p>-14.197492</text:p>
          </table:table-cell>
          <table:table-cell table:formula="of:=[.B12]*40" office:value-type="float" office:value="51.0210864" calcext:value-type="float">
            <text:p>51.0210864</text:p>
          </table:table-cell>
        </table:table-row>
        <table:table-row table:style-name="ro1">
          <table:table-cell office:value-type="float" office:value="0.59806198" calcext:value-type="float">
            <text:p>0.59806198</text:p>
          </table:table-cell>
          <table:table-cell office:value-type="float" office:value="1.58922844" calcext:value-type="float">
            <text:p>1.58922844</text:p>
          </table:table-cell>
          <table:table-cell table:formula="of:=[.A13]*40" office:value-type="float" office:value="23.9224792" calcext:value-type="float">
            <text:p>23.9224792</text:p>
          </table:table-cell>
          <table:table-cell table:formula="of:=[.B13]*40" office:value-type="float" office:value="63.5691376" calcext:value-type="float">
            <text:p>63.5691376</text:p>
          </table:table-cell>
        </table:table-row>
        <table:table-row table:style-name="ro1">
          <table:table-cell office:value-type="float" office:value="-1.77356772" calcext:value-type="float">
            <text:p>-1.77356772</text:p>
          </table:table-cell>
          <table:table-cell office:value-type="float" office:value="-0.60486682" calcext:value-type="float">
            <text:p>-0.60486682</text:p>
          </table:table-cell>
          <table:table-cell table:formula="of:=[.A14]*40" office:value-type="float" office:value="-70.9427088" calcext:value-type="float">
            <text:p>-70.9427088</text:p>
          </table:table-cell>
          <table:table-cell table:formula="of:=[.B14]*40" office:value-type="float" office:value="-24.1946728" calcext:value-type="float">
            <text:p>-24.1946728</text:p>
          </table:table-cell>
        </table:table-row>
        <table:table-row table:style-name="ro1">
          <table:table-cell office:value-type="float" office:value="-1.7291404" calcext:value-type="float">
            <text:p>-1.7291404</text:p>
          </table:table-cell>
          <table:table-cell office:value-type="float" office:value="1.02453736" calcext:value-type="float">
            <text:p>1.02453736</text:p>
          </table:table-cell>
          <table:table-cell table:formula="of:=[.A15]*40" office:value-type="float" office:value="-69.165616" calcext:value-type="float">
            <text:p>-69.165616</text:p>
          </table:table-cell>
          <table:table-cell table:formula="of:=[.B15]*40" office:value-type="float" office:value="40.9814944" calcext:value-type="float">
            <text:p>40.9814944</text:p>
          </table:table-cell>
        </table:table-row>
        <table:table-row table:style-name="ro1">
          <table:table-cell office:value-type="float" office:value="0.38011631" calcext:value-type="float">
            <text:p>0.38011631</text:p>
          </table:table-cell>
          <table:table-cell office:value-type="float" office:value="1.79421221" calcext:value-type="float">
            <text:p>1.79421221</text:p>
          </table:table-cell>
          <table:table-cell table:formula="of:=[.A16]*40" office:value-type="float" office:value="15.2046524" calcext:value-type="float">
            <text:p>15.2046524</text:p>
          </table:table-cell>
          <table:table-cell table:formula="of:=[.B16]*40" office:value-type="float" office:value="71.7684884" calcext:value-type="float">
            <text:p>71.7684884</text:p>
          </table:table-cell>
        </table:table-row>
        <table:table-row table:style-name="ro1">
          <table:table-cell office:value-type="float" office:value="0.32529733" calcext:value-type="float">
            <text:p>0.32529733</text:p>
          </table:table-cell>
          <table:table-cell office:value-type="float" office:value="-0.7530283" calcext:value-type="float">
            <text:p>-0.7530283</text:p>
          </table:table-cell>
          <table:table-cell table:formula="of:=[.A17]*40" office:value-type="float" office:value="13.0118932" calcext:value-type="float">
            <text:p>13.0118932</text:p>
          </table:table-cell>
          <table:table-cell table:formula="of:=[.B17]*40" office:value-type="float" office:value="-30.121132" calcext:value-type="float">
            <text:p>-30.121132</text:p>
          </table:table-cell>
        </table:table-row>
        <table:table-row table:style-name="ro1">
          <table:table-cell office:value-type="float" office:value="-0.19986768" calcext:value-type="float">
            <text:p>-0.19986768</text:p>
          </table:table-cell>
          <table:table-cell office:value-type="float" office:value="2.1183239" calcext:value-type="float">
            <text:p>2.1183239</text:p>
          </table:table-cell>
          <table:table-cell table:formula="of:=[.A18]*40" office:value-type="float" office:value="-7.9947072" calcext:value-type="float">
            <text:p>-7.9947072</text:p>
          </table:table-cell>
          <table:table-cell table:formula="of:=[.B18]*40" office:value-type="float" office:value="84.732956" calcext:value-type="float">
            <text:p>84.732956</text:p>
          </table:table-cell>
        </table:table-row>
        <table:table-row table:style-name="ro1">
          <table:table-cell office:value-type="float" office:value="0.51498501" calcext:value-type="float">
            <text:p>0.51498501</text:p>
          </table:table-cell>
          <table:table-cell office:value-type="float" office:value="-0.28125038" calcext:value-type="float">
            <text:p>-0.28125038</text:p>
          </table:table-cell>
          <table:table-cell table:formula="of:=[.A19]*40" office:value-type="float" office:value="20.5994004" calcext:value-type="float">
            <text:p>20.5994004</text:p>
          </table:table-cell>
          <table:table-cell table:formula="of:=[.B19]*40" office:value-type="float" office:value="-11.2500152" calcext:value-type="float">
            <text:p>-11.2500152</text:p>
          </table:table-cell>
        </table:table-row>
        <table:table-row table:style-name="ro1">
          <table:table-cell office:value-type="float" office:value="0.39573964" calcext:value-type="float">
            <text:p>0.39573964</text:p>
          </table:table-cell>
          <table:table-cell office:value-type="float" office:value="1.3759692" calcext:value-type="float">
            <text:p>1.3759692</text:p>
          </table:table-cell>
          <table:table-cell table:formula="of:=[.A20]*40" office:value-type="float" office:value="15.8295856" calcext:value-type="float">
            <text:p>15.8295856</text:p>
          </table:table-cell>
          <table:table-cell table:formula="of:=[.B20]*40" office:value-type="float" office:value="55.038768" calcext:value-type="float">
            <text:p>55.038768</text:p>
          </table:table-cell>
        </table:table-row>
        <table:table-row table:style-name="ro1">
          <table:table-cell office:value-type="float" office:value="-0.48614565" calcext:value-type="float">
            <text:p>-0.48614565</text:p>
          </table:table-cell>
          <table:table-cell office:value-type="float" office:value="1.9051847" calcext:value-type="float">
            <text:p>1.9051847</text:p>
          </table:table-cell>
          <table:table-cell table:formula="of:=[.A21]*40" office:value-type="float" office:value="-19.445826" calcext:value-type="float">
            <text:p>-19.445826</text:p>
          </table:table-cell>
          <table:table-cell table:formula="of:=[.B21]*40" office:value-type="float" office:value="76.207388" calcext:value-type="float">
            <text:p>76.207388</text:p>
          </table:table-cell>
        </table:table-row>
        <table:table-row table:style-name="ro1">
          <table:table-cell office:value-type="float" office:value="-0.66883111" calcext:value-type="float">
            <text:p>-0.66883111</text:p>
          </table:table-cell>
          <table:table-cell office:value-type="float" office:value="1.79807684" calcext:value-type="float">
            <text:p>1.79807684</text:p>
          </table:table-cell>
          <table:table-cell table:formula="of:=[.A22]*40" office:value-type="float" office:value="-26.7532444" calcext:value-type="float">
            <text:p>-26.7532444</text:p>
          </table:table-cell>
          <table:table-cell table:formula="of:=[.B22]*40" office:value-type="float" office:value="71.9230736" calcext:value-type="float">
            <text:p>71.9230736</text:p>
          </table:table-cell>
        </table:table-row>
        <table:table-row table:style-name="ro1">
          <table:table-cell office:value-type="float" office:value="-1.0392457" calcext:value-type="float">
            <text:p>-1.0392457</text:p>
          </table:table-cell>
          <table:table-cell office:value-type="float" office:value="-0.11665035" calcext:value-type="float">
            <text:p>-0.11665035</text:p>
          </table:table-cell>
          <table:table-cell table:formula="of:=[.A23]*40" office:value-type="float" office:value="-41.569828" calcext:value-type="float">
            <text:p>-41.569828</text:p>
          </table:table-cell>
          <table:table-cell table:formula="of:=[.B23]*40" office:value-type="float" office:value="-4.666014" calcext:value-type="float">
            <text:p>-4.666014</text:p>
          </table:table-cell>
        </table:table-row>
        <table:table-row table:style-name="ro1">
          <table:table-cell office:value-type="float" office:value="-1.11579225" calcext:value-type="float">
            <text:p>-1.11579225</text:p>
          </table:table-cell>
          <table:table-cell office:value-type="float" office:value="-1.13391084" calcext:value-type="float">
            <text:p>-1.13391084</text:p>
          </table:table-cell>
          <table:table-cell table:formula="of:=[.A24]*40" office:value-type="float" office:value="-44.63169" calcext:value-type="float">
            <text:p>-44.63169</text:p>
          </table:table-cell>
          <table:table-cell table:formula="of:=[.B24]*40" office:value-type="float" office:value="-45.3564336" calcext:value-type="float">
            <text:p>-45.3564336</text:p>
          </table:table-cell>
        </table:table-row>
        <table:table-row table:style-name="ro1">
          <table:table-cell office:value-type="float" office:value="-4.35655374" calcext:value-type="float">
            <text:p>-4.35655374</text:p>
          </table:table-cell>
          <table:table-cell office:value-type="float" office:value="0.39769361" calcext:value-type="float">
            <text:p>0.39769361</text:p>
          </table:table-cell>
          <table:table-cell table:formula="of:=[.A25]*40" office:value-type="float" office:value="-174.2621496" calcext:value-type="float">
            <text:p>-174.2621496</text:p>
          </table:table-cell>
          <table:table-cell table:formula="of:=[.B25]*40" office:value-type="float" office:value="15.9077444" calcext:value-type="float">
            <text:p>15.9077444</text:p>
          </table:table-cell>
        </table:table-row>
        <table:table-row table:style-name="ro1">
          <table:table-cell office:value-type="float" office:value="-1.27677303" calcext:value-type="float">
            <text:p>-1.27677303</text:p>
          </table:table-cell>
          <table:table-cell office:value-type="float" office:value="-0.74104328" calcext:value-type="float">
            <text:p>-0.74104328</text:p>
          </table:table-cell>
          <table:table-cell table:formula="of:=[.A26]*40" office:value-type="float" office:value="-51.0709212" calcext:value-type="float">
            <text:p>-51.0709212</text:p>
          </table:table-cell>
          <table:table-cell table:formula="of:=[.B26]*40" office:value-type="float" office:value="-29.6417312" calcext:value-type="float">
            <text:p>-29.6417312</text:p>
          </table:table-cell>
        </table:table-row>
        <table:table-row table:style-name="ro1">
          <table:table-cell office:value-type="float" office:value="-1.55178368" calcext:value-type="float">
            <text:p>-1.55178368</text:p>
          </table:table-cell>
          <table:table-cell office:value-type="float" office:value="-0.88346081" calcext:value-type="float">
            <text:p>-0.88346081</text:p>
          </table:table-cell>
          <table:table-cell table:formula="of:=[.A27]*40" office:value-type="float" office:value="-62.0713472" calcext:value-type="float">
            <text:p>-62.0713472</text:p>
          </table:table-cell>
          <table:table-cell table:formula="of:=[.B27]*40" office:value-type="float" office:value="-35.3384324" calcext:value-type="float">
            <text:p>-35.3384324</text:p>
          </table:table-cell>
        </table:table-row>
        <table:table-row table:style-name="ro1">
          <table:table-cell office:value-type="float" office:value="-1.21645041" calcext:value-type="float">
            <text:p>-1.21645041</text:p>
          </table:table-cell>
          <table:table-cell office:value-type="float" office:value="0.08303549" calcext:value-type="float">
            <text:p>0.08303549</text:p>
          </table:table-cell>
          <table:table-cell table:formula="of:=[.A28]*40" office:value-type="float" office:value="-48.6580164" calcext:value-type="float">
            <text:p>-48.6580164</text:p>
          </table:table-cell>
          <table:table-cell table:formula="of:=[.B28]*40" office:value-type="float" office:value="3.3214196" calcext:value-type="float">
            <text:p>3.3214196</text:p>
          </table:table-cell>
        </table:table-row>
        <table:table-row table:style-name="ro1">
          <table:table-cell office:value-type="float" office:value="2.50720792" calcext:value-type="float">
            <text:p>2.50720792</text:p>
          </table:table-cell>
          <table:table-cell office:value-type="float" office:value="0.00453075" calcext:value-type="float">
            <text:p>0.00453075</text:p>
          </table:table-cell>
          <table:table-cell table:formula="of:=[.A29]*40" office:value-type="float" office:value="100.2883168" calcext:value-type="float">
            <text:p>100.2883168</text:p>
          </table:table-cell>
          <table:table-cell table:formula="of:=[.B29]*40" office:value-type="float" office:value="0.18123" calcext:value-type="float">
            <text:p>0.18123</text:p>
          </table:table-cell>
        </table:table-row>
        <table:table-row table:style-name="ro1">
          <table:table-cell office:value-type="float" office:value="-2.5504627" calcext:value-type="float">
            <text:p>-2.5504627</text:p>
          </table:table-cell>
          <table:table-cell office:value-type="float" office:value="-0.99961572" calcext:value-type="float">
            <text:p>-0.99961572</text:p>
          </table:table-cell>
          <table:table-cell table:formula="of:=[.A30]*40" office:value-type="float" office:value="-102.018508" calcext:value-type="float">
            <text:p>-102.018508</text:p>
          </table:table-cell>
          <table:table-cell table:formula="of:=[.B30]*40" office:value-type="float" office:value="-39.9846288" calcext:value-type="float">
            <text:p>-39.9846288</text:p>
          </table:table-cell>
        </table:table-row>
        <table:table-row table:style-name="ro1">
          <table:table-cell office:value-type="float" office:value="2.3629622" calcext:value-type="float">
            <text:p>2.3629622</text:p>
          </table:table-cell>
          <table:table-cell office:value-type="float" office:value="-1.98848326" calcext:value-type="float">
            <text:p>-1.98848326</text:p>
          </table:table-cell>
          <table:table-cell table:formula="of:=[.A31]*40" office:value-type="float" office:value="94.518488" calcext:value-type="float">
            <text:p>94.518488</text:p>
          </table:table-cell>
          <table:table-cell table:formula="of:=[.B31]*40" office:value-type="float" office:value="-79.5393304" calcext:value-type="float">
            <text:p>-79.5393304</text:p>
          </table:table-cell>
        </table:table-row>
        <table:table-row table:style-name="ro1">
          <table:table-cell office:value-type="float" office:value="1.27337061" calcext:value-type="float">
            <text:p>1.27337061</text:p>
          </table:table-cell>
          <table:table-cell office:value-type="float" office:value="0.15920826" calcext:value-type="float">
            <text:p>0.15920826</text:p>
          </table:table-cell>
          <table:table-cell table:formula="of:=[.A32]*40" office:value-type="float" office:value="50.9348244" calcext:value-type="float">
            <text:p>50.9348244</text:p>
          </table:table-cell>
          <table:table-cell table:formula="of:=[.B32]*40" office:value-type="float" office:value="6.3683304" calcext:value-type="float">
            <text:p>6.3683304</text:p>
          </table:table-cell>
        </table:table-row>
        <table:table-row table:style-name="ro1">
          <table:table-cell office:value-type="float" office:value="0.47398998" calcext:value-type="float">
            <text:p>0.47398998</text:p>
          </table:table-cell>
          <table:table-cell office:value-type="float" office:value="-1.97989894" calcext:value-type="float">
            <text:p>-1.97989894</text:p>
          </table:table-cell>
          <table:table-cell table:formula="of:=[.A33]*40" office:value-type="float" office:value="18.9595992" calcext:value-type="float">
            <text:p>18.9595992</text:p>
          </table:table-cell>
          <table:table-cell table:formula="of:=[.B33]*40" office:value-type="float" office:value="-79.1959576" calcext:value-type="float">
            <text:p>-79.1959576</text:p>
          </table:table-cell>
        </table:table-row>
        <table:table-row table:style-name="ro1">
          <table:table-cell office:value-type="float" office:value="-4.8569698" calcext:value-type="float">
            <text:p>-4.8569698</text:p>
          </table:table-cell>
          <table:table-cell office:value-type="float" office:value="-0.75640244" calcext:value-type="float">
            <text:p>-0.75640244</text:p>
          </table:table-cell>
          <table:table-cell table:formula="of:=[.A34]*40" office:value-type="float" office:value="-194.278792" calcext:value-type="float">
            <text:p>-194.278792</text:p>
          </table:table-cell>
          <table:table-cell table:formula="of:=[.B34]*40" office:value-type="float" office:value="-30.2560976" calcext:value-type="float">
            <text:p>-30.2560976</text:p>
          </table:table-cell>
        </table:table-row>
        <table:table-row table:style-name="ro1">
          <table:table-cell office:value-type="float" office:value="-2.16270568" calcext:value-type="float">
            <text:p>-2.16270568</text:p>
          </table:table-cell>
          <table:table-cell office:value-type="float" office:value="0.51155056" calcext:value-type="float">
            <text:p>0.51155056</text:p>
          </table:table-cell>
          <table:table-cell table:formula="of:=[.A35]*40" office:value-type="float" office:value="-86.5082272" calcext:value-type="float">
            <text:p>-86.5082272</text:p>
          </table:table-cell>
          <table:table-cell table:formula="of:=[.B35]*40" office:value-type="float" office:value="20.4620224" calcext:value-type="float">
            <text:p>20.4620224</text:p>
          </table:table-cell>
        </table:table-row>
        <table:table-row table:style-name="ro1">
          <table:table-cell office:value-type="float" office:value="0.17557091" calcext:value-type="float">
            <text:p>0.17557091</text:p>
          </table:table-cell>
          <table:table-cell office:value-type="float" office:value="-1.19394933" calcext:value-type="float">
            <text:p>-1.19394933</text:p>
          </table:table-cell>
          <table:table-cell table:formula="of:=[.A36]*40" office:value-type="float" office:value="7.0228364" calcext:value-type="float">
            <text:p>7.0228364</text:p>
          </table:table-cell>
          <table:table-cell table:formula="of:=[.B36]*40" office:value-type="float" office:value="-47.7579732" calcext:value-type="float">
            <text:p>-47.7579732</text:p>
          </table:table-cell>
        </table:table-row>
        <table:table-row table:style-name="ro1">
          <table:table-cell office:value-type="float" office:value="-0.66962161" calcext:value-type="float">
            <text:p>-0.66962161</text:p>
          </table:table-cell>
          <table:table-cell office:value-type="float" office:value="0.24205397" calcext:value-type="float">
            <text:p>0.24205397</text:p>
          </table:table-cell>
          <table:table-cell table:formula="of:=[.A37]*40" office:value-type="float" office:value="-26.7848644" calcext:value-type="float">
            <text:p>-26.7848644</text:p>
          </table:table-cell>
          <table:table-cell table:formula="of:=[.B37]*40" office:value-type="float" office:value="9.6821588" calcext:value-type="float">
            <text:p>9.6821588</text:p>
          </table:table-cell>
        </table:table-row>
        <table:table-row table:style-name="ro1">
          <table:table-cell office:value-type="float" office:value="0.6102926" calcext:value-type="float">
            <text:p>0.6102926</text:p>
          </table:table-cell>
          <table:table-cell office:value-type="float" office:value="1.25034365" calcext:value-type="float">
            <text:p>1.25034365</text:p>
          </table:table-cell>
          <table:table-cell table:formula="of:=[.A38]*40" office:value-type="float" office:value="24.411704" calcext:value-type="float">
            <text:p>24.411704</text:p>
          </table:table-cell>
          <table:table-cell table:formula="of:=[.B38]*40" office:value-type="float" office:value="50.013746" calcext:value-type="float">
            <text:p>50.013746</text:p>
          </table:table-cell>
        </table:table-row>
        <table:table-row table:style-name="ro1">
          <table:table-cell office:value-type="float" office:value="-1.81306416" calcext:value-type="float">
            <text:p>-1.81306416</text:p>
          </table:table-cell>
          <table:table-cell office:value-type="float" office:value="-0.64981753" calcext:value-type="float">
            <text:p>-0.64981753</text:p>
          </table:table-cell>
          <table:table-cell table:formula="of:=[.A39]*40" office:value-type="float" office:value="-72.5225664" calcext:value-type="float">
            <text:p>-72.5225664</text:p>
          </table:table-cell>
          <table:table-cell table:formula="of:=[.B39]*40" office:value-type="float" office:value="-25.9927012" calcext:value-type="float">
            <text:p>-25.9927012</text:p>
          </table:table-cell>
        </table:table-row>
        <table:table-row table:style-name="ro1">
          <table:table-cell office:value-type="float" office:value="0.35147636" calcext:value-type="float">
            <text:p>0.35147636</text:p>
          </table:table-cell>
          <table:table-cell office:value-type="float" office:value="-0.04904517" calcext:value-type="float">
            <text:p>-0.04904517</text:p>
          </table:table-cell>
          <table:table-cell table:formula="of:=[.A40]*40" office:value-type="float" office:value="14.0590544" calcext:value-type="float">
            <text:p>14.0590544</text:p>
          </table:table-cell>
          <table:table-cell table:formula="of:=[.B40]*40" office:value-type="float" office:value="-1.9618068" calcext:value-type="float">
            <text:p>-1.9618068</text:p>
          </table:table-cell>
        </table:table-row>
        <table:table-row table:style-name="ro1">
          <table:table-cell office:value-type="float" office:value="0.43184626" calcext:value-type="float">
            <text:p>0.43184626</text:p>
          </table:table-cell>
          <table:table-cell office:value-type="float" office:value="-0.494972" calcext:value-type="float">
            <text:p>-0.494972</text:p>
          </table:table-cell>
          <table:table-cell table:formula="of:=[.A41]*40" office:value-type="float" office:value="17.2738504" calcext:value-type="float">
            <text:p>17.2738504</text:p>
          </table:table-cell>
          <table:table-cell table:formula="of:=[.B41]*40" office:value-type="float" office:value="-19.79888" calcext:value-type="float">
            <text:p>-19.79888</text:p>
          </table:table-cell>
        </table:table-row>
        <table:table-row table:style-name="ro1">
          <table:table-cell office:value-type="float" office:value="0.93252036" calcext:value-type="float">
            <text:p>0.93252036</text:p>
          </table:table-cell>
          <table:table-cell office:value-type="float" office:value="-0.66268895" calcext:value-type="float">
            <text:p>-0.66268895</text:p>
          </table:table-cell>
          <table:table-cell table:formula="of:=[.A42]*40" office:value-type="float" office:value="37.3008144" calcext:value-type="float">
            <text:p>37.3008144</text:p>
          </table:table-cell>
          <table:table-cell table:formula="of:=[.B42]*40" office:value-type="float" office:value="-26.507558" calcext:value-type="float">
            <text:p>-26.507558</text:p>
          </table:table-cell>
        </table:table-row>
        <table:table-row table:style-name="ro1">
          <table:table-cell office:value-type="float" office:value="-0.80553152" calcext:value-type="float">
            <text:p>-0.80553152</text:p>
          </table:table-cell>
          <table:table-cell office:value-type="float" office:value="-1.26281803" calcext:value-type="float">
            <text:p>-1.26281803</text:p>
          </table:table-cell>
          <table:table-cell table:formula="of:=[.A43]*40" office:value-type="float" office:value="-32.2212608" calcext:value-type="float">
            <text:p>-32.2212608</text:p>
          </table:table-cell>
          <table:table-cell table:formula="of:=[.B43]*40" office:value-type="float" office:value="-50.5127212" calcext:value-type="float">
            <text:p>-50.5127212</text:p>
          </table:table-cell>
        </table:table-row>
        <table:table-row table:style-name="ro1">
          <table:table-cell office:value-type="float" office:value="-3.18376888" calcext:value-type="float">
            <text:p>-3.18376888</text:p>
          </table:table-cell>
          <table:table-cell office:value-type="float" office:value="-1.55363081" calcext:value-type="float">
            <text:p>-1.55363081</text:p>
          </table:table-cell>
          <table:table-cell table:formula="of:=[.A44]*40" office:value-type="float" office:value="-127.3507552" calcext:value-type="float">
            <text:p>-127.3507552</text:p>
          </table:table-cell>
          <table:table-cell table:formula="of:=[.B44]*40" office:value-type="float" office:value="-62.1452324" calcext:value-type="float">
            <text:p>-62.1452324</text:p>
          </table:table-cell>
        </table:table-row>
        <table:table-row table:style-name="ro1">
          <table:table-cell office:value-type="float" office:value="-1.20720372" calcext:value-type="float">
            <text:p>-1.20720372</text:p>
          </table:table-cell>
          <table:table-cell office:value-type="float" office:value="1.35326336" calcext:value-type="float">
            <text:p>1.35326336</text:p>
          </table:table-cell>
          <table:table-cell table:formula="of:=[.A45]*40" office:value-type="float" office:value="-48.2881488" calcext:value-type="float">
            <text:p>-48.2881488</text:p>
          </table:table-cell>
          <table:table-cell table:formula="of:=[.B45]*40" office:value-type="float" office:value="54.1305344" calcext:value-type="float">
            <text:p>54.1305344</text:p>
          </table:table-cell>
        </table:table-row>
        <table:table-row table:style-name="ro1">
          <table:table-cell office:value-type="float" office:value="-0.03924816" calcext:value-type="float">
            <text:p>-0.03924816</text:p>
          </table:table-cell>
          <table:table-cell office:value-type="float" office:value="-0.36075602" calcext:value-type="float">
            <text:p>-0.36075602</text:p>
          </table:table-cell>
          <table:table-cell table:formula="of:=[.A46]*40" office:value-type="float" office:value="-1.5699264" calcext:value-type="float">
            <text:p>-1.5699264</text:p>
          </table:table-cell>
          <table:table-cell table:formula="of:=[.B46]*40" office:value-type="float" office:value="-14.4302408" calcext:value-type="float">
            <text:p>-14.4302408</text:p>
          </table:table-cell>
        </table:table-row>
        <table:table-row table:style-name="ro1">
          <table:table-cell office:value-type="float" office:value="-1.19018887" calcext:value-type="float">
            <text:p>-1.19018887</text:p>
          </table:table-cell>
          <table:table-cell office:value-type="float" office:value="-0.59760207" calcext:value-type="float">
            <text:p>-0.59760207</text:p>
          </table:table-cell>
          <table:table-cell table:formula="of:=[.A47]*40" office:value-type="float" office:value="-47.6075548" calcext:value-type="float">
            <text:p>-47.6075548</text:p>
          </table:table-cell>
          <table:table-cell table:formula="of:=[.B47]*40" office:value-type="float" office:value="-23.9040828" calcext:value-type="float">
            <text:p>-23.9040828</text:p>
          </table:table-cell>
        </table:table-row>
        <table:table-row table:style-name="ro1">
          <table:table-cell office:value-type="float" office:value="-2.11682058" calcext:value-type="float">
            <text:p>-2.11682058</text:p>
          </table:table-cell>
          <table:table-cell office:value-type="float" office:value="-0.44828537" calcext:value-type="float">
            <text:p>-0.44828537</text:p>
          </table:table-cell>
          <table:table-cell table:formula="of:=[.A48]*40" office:value-type="float" office:value="-84.6728232" calcext:value-type="float">
            <text:p>-84.6728232</text:p>
          </table:table-cell>
          <table:table-cell table:formula="of:=[.B48]*40" office:value-type="float" office:value="-17.9314148" calcext:value-type="float">
            <text:p>-17.9314148</text:p>
          </table:table-cell>
        </table:table-row>
        <table:table-row table:style-name="ro1">
          <table:table-cell office:value-type="float" office:value="-5.12823404" calcext:value-type="float">
            <text:p>-5.12823404</text:p>
          </table:table-cell>
          <table:table-cell office:value-type="float" office:value="-0.68359419" calcext:value-type="float">
            <text:p>-0.68359419</text:p>
          </table:table-cell>
          <table:table-cell table:formula="of:=[.A49]*40" office:value-type="float" office:value="-205.1293616" calcext:value-type="float">
            <text:p>-205.1293616</text:p>
          </table:table-cell>
          <table:table-cell table:formula="of:=[.B49]*40" office:value-type="float" office:value="-27.3437676" calcext:value-type="float">
            <text:p>-27.3437676</text:p>
          </table:table-cell>
        </table:table-row>
        <table:table-row table:style-name="ro1">
          <table:table-cell office:value-type="float" office:value="0.07041589" calcext:value-type="float">
            <text:p>0.07041589</text:p>
          </table:table-cell>
          <table:table-cell office:value-type="float" office:value="0.41127291" calcext:value-type="float">
            <text:p>0.41127291</text:p>
          </table:table-cell>
          <table:table-cell table:formula="of:=[.A50]*40" office:value-type="float" office:value="2.8166356" calcext:value-type="float">
            <text:p>2.8166356</text:p>
          </table:table-cell>
          <table:table-cell table:formula="of:=[.B50]*40" office:value-type="float" office:value="16.4509164" calcext:value-type="float">
            <text:p>16.4509164</text:p>
          </table:table-cell>
        </table:table-row>
        <table:table-row table:style-name="ro1">
          <table:table-cell office:value-type="float" office:value="-1.36872317" calcext:value-type="float">
            <text:p>-1.36872317</text:p>
          </table:table-cell>
          <table:table-cell office:value-type="float" office:value="-1.2193089" calcext:value-type="float">
            <text:p>-1.2193089</text:p>
          </table:table-cell>
          <table:table-cell table:formula="of:=[.A51]*40" office:value-type="float" office:value="-54.7489268" calcext:value-type="float">
            <text:p>-54.7489268</text:p>
          </table:table-cell>
          <table:table-cell table:formula="of:=[.B51]*40" office:value-type="float" office:value="-48.772356" calcext:value-type="float">
            <text:p>-48.772356</text:p>
          </table:table-cell>
        </table:table-row>
        <table:table-row table:style-name="ro1">
          <table:table-cell office:value-type="float" office:value="0.39395253" calcext:value-type="float">
            <text:p>0.39395253</text:p>
          </table:table-cell>
          <table:table-cell office:value-type="float" office:value="-1.0309493" calcext:value-type="float">
            <text:p>-1.0309493</text:p>
          </table:table-cell>
          <table:table-cell table:formula="of:=[.A52]*40" office:value-type="float" office:value="15.7581012" calcext:value-type="float">
            <text:p>15.7581012</text:p>
          </table:table-cell>
          <table:table-cell table:formula="of:=[.B52]*40" office:value-type="float" office:value="-41.237972" calcext:value-type="float">
            <text:p>-41.237972</text:p>
          </table:table-cell>
        </table:table-row>
        <table:table-row table:style-name="ro1">
          <table:table-cell office:value-type="float" office:value="1.06385451" calcext:value-type="float">
            <text:p>1.06385451</text:p>
          </table:table-cell>
          <table:table-cell office:value-type="float" office:value="1.70789725" calcext:value-type="float">
            <text:p>1.70789725</text:p>
          </table:table-cell>
          <table:table-cell table:formula="of:=[.A53]*40" office:value-type="float" office:value="42.5541804" calcext:value-type="float">
            <text:p>42.5541804</text:p>
          </table:table-cell>
          <table:table-cell table:formula="of:=[.B53]*40" office:value-type="float" office:value="68.31589" calcext:value-type="float">
            <text:p>68.31589</text:p>
          </table:table-cell>
        </table:table-row>
        <table:table-row table:style-name="ro1">
          <table:table-cell office:value-type="float" office:value="-0.1276854" calcext:value-type="float">
            <text:p>-0.1276854</text:p>
          </table:table-cell>
          <table:table-cell office:value-type="float" office:value="-0.93466517" calcext:value-type="float">
            <text:p>-0.93466517</text:p>
          </table:table-cell>
          <table:table-cell table:formula="of:=[.A54]*40" office:value-type="float" office:value="-5.107416" calcext:value-type="float">
            <text:p>-5.107416</text:p>
          </table:table-cell>
          <table:table-cell table:formula="of:=[.B54]*40" office:value-type="float" office:value="-37.3866068" calcext:value-type="float">
            <text:p>-37.3866068</text:p>
          </table:table-cell>
        </table:table-row>
        <table:table-row table:style-name="ro1">
          <table:table-cell office:value-type="float" office:value="-1.36539952" calcext:value-type="float">
            <text:p>-1.36539952</text:p>
          </table:table-cell>
          <table:table-cell office:value-type="float" office:value="-0.68655586" calcext:value-type="float">
            <text:p>-0.68655586</text:p>
          </table:table-cell>
          <table:table-cell table:formula="of:=[.A55]*40" office:value-type="float" office:value="-54.6159808" calcext:value-type="float">
            <text:p>-54.6159808</text:p>
          </table:table-cell>
          <table:table-cell table:formula="of:=[.B55]*40" office:value-type="float" office:value="-27.4622344" calcext:value-type="float">
            <text:p>-27.4622344</text:p>
          </table:table-cell>
        </table:table-row>
        <table:table-row table:style-name="ro1">
          <table:table-cell office:value-type="float" office:value="-2.8627142" calcext:value-type="float">
            <text:p>-2.8627142</text:p>
          </table:table-cell>
          <table:table-cell office:value-type="float" office:value="-0.65943301" calcext:value-type="float">
            <text:p>-0.65943301</text:p>
          </table:table-cell>
          <table:table-cell table:formula="of:=[.A56]*40" office:value-type="float" office:value="-114.508568" calcext:value-type="float">
            <text:p>-114.508568</text:p>
          </table:table-cell>
          <table:table-cell table:formula="of:=[.B56]*40" office:value-type="float" office:value="-26.3773204" calcext:value-type="float">
            <text:p>-26.3773204</text:p>
          </table:table-cell>
        </table:table-row>
        <table:table-row table:style-name="ro1">
          <table:table-cell office:value-type="float" office:value="0.43482002" calcext:value-type="float">
            <text:p>0.43482002</text:p>
          </table:table-cell>
          <table:table-cell office:value-type="float" office:value="0.09880918" calcext:value-type="float">
            <text:p>0.09880918</text:p>
          </table:table-cell>
          <table:table-cell table:formula="of:=[.A57]*40" office:value-type="float" office:value="17.3928008" calcext:value-type="float">
            <text:p>17.3928008</text:p>
          </table:table-cell>
          <table:table-cell table:formula="of:=[.B57]*40" office:value-type="float" office:value="3.9523672" calcext:value-type="float">
            <text:p>3.9523672</text:p>
          </table:table-cell>
        </table:table-row>
        <table:table-row table:style-name="ro1">
          <table:table-cell office:value-type="float" office:value="1.03080411" calcext:value-type="float">
            <text:p>1.03080411</text:p>
          </table:table-cell>
          <table:table-cell office:value-type="float" office:value="0.43934395" calcext:value-type="float">
            <text:p>0.43934395</text:p>
          </table:table-cell>
          <table:table-cell table:formula="of:=[.A58]*40" office:value-type="float" office:value="41.2321644" calcext:value-type="float">
            <text:p>41.2321644</text:p>
          </table:table-cell>
          <table:table-cell table:formula="of:=[.B58]*40" office:value-type="float" office:value="17.573758" calcext:value-type="float">
            <text:p>17.573758</text:p>
          </table:table-cell>
        </table:table-row>
        <table:table-row table:style-name="ro1">
          <table:table-cell office:value-type="float" office:value="-0.08866027" calcext:value-type="float">
            <text:p>-0.08866027</text:p>
          </table:table-cell>
          <table:table-cell office:value-type="float" office:value="-0.66010326" calcext:value-type="float">
            <text:p>-0.66010326</text:p>
          </table:table-cell>
          <table:table-cell table:formula="of:=[.A59]*40" office:value-type="float" office:value="-3.5464108" calcext:value-type="float">
            <text:p>-3.5464108</text:p>
          </table:table-cell>
          <table:table-cell table:formula="of:=[.B59]*40" office:value-type="float" office:value="-26.4041304" calcext:value-type="float">
            <text:p>-26.4041304</text:p>
          </table:table-cell>
        </table:table-row>
        <table:table-row table:style-name="ro1">
          <table:table-cell office:value-type="float" office:value="1.20448368" calcext:value-type="float">
            <text:p>1.20448368</text:p>
          </table:table-cell>
          <table:table-cell office:value-type="float" office:value="0.48847917" calcext:value-type="float">
            <text:p>0.48847917</text:p>
          </table:table-cell>
          <table:table-cell table:formula="of:=[.A60]*40" office:value-type="float" office:value="48.1793472" calcext:value-type="float">
            <text:p>48.1793472</text:p>
          </table:table-cell>
          <table:table-cell table:formula="of:=[.B60]*40" office:value-type="float" office:value="19.5391668" calcext:value-type="float">
            <text:p>19.5391668</text:p>
          </table:table-cell>
        </table:table-row>
        <table:table-row table:style-name="ro1">
          <table:table-cell office:value-type="float" office:value="-1.11122744" calcext:value-type="float">
            <text:p>-1.11122744</text:p>
          </table:table-cell>
          <table:table-cell office:value-type="float" office:value="-0.88882018" calcext:value-type="float">
            <text:p>-0.88882018</text:p>
          </table:table-cell>
          <table:table-cell table:formula="of:=[.A61]*40" office:value-type="float" office:value="-44.4490976" calcext:value-type="float">
            <text:p>-44.4490976</text:p>
          </table:table-cell>
          <table:table-cell table:formula="of:=[.B61]*40" office:value-type="float" office:value="-35.5528072" calcext:value-type="float">
            <text:p>-35.5528072</text:p>
          </table:table-cell>
        </table:table-row>
        <table:table-row table:style-name="ro1">
          <table:table-cell office:value-type="float" office:value="-2.17549223" calcext:value-type="float">
            <text:p>-2.17549223</text:p>
          </table:table-cell>
          <table:table-cell office:value-type="float" office:value="-1.30313084" calcext:value-type="float">
            <text:p>-1.30313084</text:p>
          </table:table-cell>
          <table:table-cell table:formula="of:=[.A62]*40" office:value-type="float" office:value="-87.0196892" calcext:value-type="float">
            <text:p>-87.0196892</text:p>
          </table:table-cell>
          <table:table-cell table:formula="of:=[.B62]*40" office:value-type="float" office:value="-52.1252336" calcext:value-type="float">
            <text:p>-52.1252336</text:p>
          </table:table-cell>
        </table:table-row>
        <table:table-row table:style-name="ro1">
          <table:table-cell office:value-type="float" office:value="-0.87126471" calcext:value-type="float">
            <text:p>-0.87126471</text:p>
          </table:table-cell>
          <table:table-cell office:value-type="float" office:value="-0.57208724" calcext:value-type="float">
            <text:p>-0.57208724</text:p>
          </table:table-cell>
          <table:table-cell table:formula="of:=[.A63]*40" office:value-type="float" office:value="-34.8505884" calcext:value-type="float">
            <text:p>-34.8505884</text:p>
          </table:table-cell>
          <table:table-cell table:formula="of:=[.B63]*40" office:value-type="float" office:value="-22.8834896" calcext:value-type="float">
            <text:p>-22.8834896</text:p>
          </table:table-cell>
        </table:table-row>
        <table:table-row table:style-name="ro1">
          <table:table-cell office:value-type="float" office:value="-1.54238481" calcext:value-type="float">
            <text:p>-1.54238481</text:p>
          </table:table-cell>
          <table:table-cell office:value-type="float" office:value="-0.23295677" calcext:value-type="float">
            <text:p>-0.23295677</text:p>
          </table:table-cell>
          <table:table-cell table:formula="of:=[.A64]*40" office:value-type="float" office:value="-61.6953924" calcext:value-type="float">
            <text:p>-61.6953924</text:p>
          </table:table-cell>
          <table:table-cell table:formula="of:=[.B64]*40" office:value-type="float" office:value="-9.3182708" calcext:value-type="float">
            <text:p>-9.3182708</text:p>
          </table:table-cell>
        </table:table-row>
        <table:table-row table:style-name="ro1">
          <table:table-cell office:value-type="float" office:value="-1.38589031" calcext:value-type="float">
            <text:p>-1.38589031</text:p>
          </table:table-cell>
          <table:table-cell office:value-type="float" office:value="-0.24593221" calcext:value-type="float">
            <text:p>-0.24593221</text:p>
          </table:table-cell>
          <table:table-cell table:formula="of:=[.A65]*40" office:value-type="float" office:value="-55.4356124" calcext:value-type="float">
            <text:p>-55.4356124</text:p>
          </table:table-cell>
          <table:table-cell table:formula="of:=[.B65]*40" office:value-type="float" office:value="-9.8372884" calcext:value-type="float">
            <text:p>-9.8372884</text:p>
          </table:table-cell>
        </table:table-row>
        <table:table-row table:style-name="ro1">
          <table:table-cell office:value-type="float" office:value="-1.3851386" calcext:value-type="float">
            <text:p>-1.3851386</text:p>
          </table:table-cell>
          <table:table-cell office:value-type="float" office:value="-0.90120087" calcext:value-type="float">
            <text:p>-0.90120087</text:p>
          </table:table-cell>
          <table:table-cell table:formula="of:=[.A66]*40" office:value-type="float" office:value="-55.405544" calcext:value-type="float">
            <text:p>-55.405544</text:p>
          </table:table-cell>
          <table:table-cell table:formula="of:=[.B66]*40" office:value-type="float" office:value="-36.0480348" calcext:value-type="float">
            <text:p>-36.0480348</text:p>
          </table:table-cell>
        </table:table-row>
        <table:table-row table:style-name="ro1">
          <table:table-cell office:value-type="float" office:value="-0.75075868" calcext:value-type="float">
            <text:p>-0.75075868</text:p>
          </table:table-cell>
          <table:table-cell office:value-type="float" office:value="-0.55439365" calcext:value-type="float">
            <text:p>-0.55439365</text:p>
          </table:table-cell>
          <table:table-cell table:formula="of:=[.A67]*40" office:value-type="float" office:value="-30.0303472" calcext:value-type="float">
            <text:p>-30.0303472</text:p>
          </table:table-cell>
          <table:table-cell table:formula="of:=[.B67]*40" office:value-type="float" office:value="-22.175746" calcext:value-type="float">
            <text:p>-22.175746</text:p>
          </table:table-cell>
        </table:table-row>
        <table:table-row table:style-name="ro1">
          <table:table-cell office:value-type="float" office:value="0.09048263" calcext:value-type="float">
            <text:p>0.09048263</text:p>
          </table:table-cell>
          <table:table-cell office:value-type="float" office:value="-1.65744146" calcext:value-type="float">
            <text:p>-1.65744146</text:p>
          </table:table-cell>
          <table:table-cell table:formula="of:=[.A68]*40" office:value-type="float" office:value="3.6193052" calcext:value-type="float">
            <text:p>3.6193052</text:p>
          </table:table-cell>
          <table:table-cell table:formula="of:=[.B68]*40" office:value-type="float" office:value="-66.2976584" calcext:value-type="float">
            <text:p>-66.2976584</text:p>
          </table:table-cell>
        </table:table-row>
        <table:table-row table:style-name="ro1">
          <table:table-cell office:value-type="float" office:value="-1.1702126" calcext:value-type="float">
            <text:p>-1.1702126</text:p>
          </table:table-cell>
          <table:table-cell office:value-type="float" office:value="0.35801217" calcext:value-type="float">
            <text:p>0.35801217</text:p>
          </table:table-cell>
          <table:table-cell table:formula="of:=[.A69]*40" office:value-type="float" office:value="-46.808504" calcext:value-type="float">
            <text:p>-46.808504</text:p>
          </table:table-cell>
          <table:table-cell table:formula="of:=[.B69]*40" office:value-type="float" office:value="14.3204868" calcext:value-type="float">
            <text:p>14.3204868</text:p>
          </table:table-cell>
        </table:table-row>
        <table:table-row table:style-name="ro1">
          <table:table-cell office:value-type="float" office:value="0.28605279" calcext:value-type="float">
            <text:p>0.28605279</text:p>
          </table:table-cell>
          <table:table-cell office:value-type="float" office:value="0.0596817" calcext:value-type="float">
            <text:p>0.0596817</text:p>
          </table:table-cell>
          <table:table-cell table:formula="of:=[.A70]*40" office:value-type="float" office:value="11.4421116" calcext:value-type="float">
            <text:p>11.4421116</text:p>
          </table:table-cell>
          <table:table-cell table:formula="of:=[.B70]*40" office:value-type="float" office:value="2.387268" calcext:value-type="float">
            <text:p>2.387268</text:p>
          </table:table-cell>
        </table:table-row>
        <table:table-row table:style-name="ro1">
          <table:table-cell office:value-type="float" office:value="-0.76741361" calcext:value-type="float">
            <text:p>-0.76741361</text:p>
          </table:table-cell>
          <table:table-cell office:value-type="float" office:value="-0.95893535" calcext:value-type="float">
            <text:p>-0.95893535</text:p>
          </table:table-cell>
          <table:table-cell table:formula="of:=[.A71]*40" office:value-type="float" office:value="-30.6965444" calcext:value-type="float">
            <text:p>-30.6965444</text:p>
          </table:table-cell>
          <table:table-cell table:formula="of:=[.B71]*40" office:value-type="float" office:value="-38.357414" calcext:value-type="float">
            <text:p>-38.357414</text:p>
          </table:table-cell>
        </table:table-row>
        <table:table-row table:style-name="ro1">
          <table:table-cell office:value-type="float" office:value="-0.60954286" calcext:value-type="float">
            <text:p>-0.60954286</text:p>
          </table:table-cell>
          <table:table-cell office:value-type="float" office:value="-1.22444427" calcext:value-type="float">
            <text:p>-1.22444427</text:p>
          </table:table-cell>
          <table:table-cell table:formula="of:=[.A72]*40" office:value-type="float" office:value="-24.3817144" calcext:value-type="float">
            <text:p>-24.3817144</text:p>
          </table:table-cell>
          <table:table-cell table:formula="of:=[.B72]*40" office:value-type="float" office:value="-48.9777708" calcext:value-type="float">
            <text:p>-48.9777708</text:p>
          </table:table-cell>
        </table:table-row>
        <table:table-row table:style-name="ro1">
          <table:table-cell office:value-type="float" office:value="-1.63646272" calcext:value-type="float">
            <text:p>-1.63646272</text:p>
          </table:table-cell>
          <table:table-cell office:value-type="float" office:value="-0.11440736" calcext:value-type="float">
            <text:p>-0.11440736</text:p>
          </table:table-cell>
          <table:table-cell table:formula="of:=[.A73]*40" office:value-type="float" office:value="-65.4585088" calcext:value-type="float">
            <text:p>-65.4585088</text:p>
          </table:table-cell>
          <table:table-cell table:formula="of:=[.B73]*40" office:value-type="float" office:value="-4.5762944" calcext:value-type="float">
            <text:p>-4.5762944</text:p>
          </table:table-cell>
        </table:table-row>
        <table:table-row table:style-name="ro1">
          <table:table-cell office:value-type="float" office:value="-1.63654024" calcext:value-type="float">
            <text:p>-1.63654024</text:p>
          </table:table-cell>
          <table:table-cell office:value-type="float" office:value="-0.15338916" calcext:value-type="float">
            <text:p>-0.15338916</text:p>
          </table:table-cell>
          <table:table-cell table:formula="of:=[.A74]*40" office:value-type="float" office:value="-65.4616096" calcext:value-type="float">
            <text:p>-65.4616096</text:p>
          </table:table-cell>
          <table:table-cell table:formula="of:=[.B74]*40" office:value-type="float" office:value="-6.1355664" calcext:value-type="float">
            <text:p>-6.1355664</text:p>
          </table:table-cell>
        </table:table-row>
        <table:table-row table:style-name="ro1">
          <table:table-cell office:value-type="float" office:value="-1.12152016" calcext:value-type="float">
            <text:p>-1.12152016</text:p>
          </table:table-cell>
          <table:table-cell office:value-type="float" office:value="-0.60124779" calcext:value-type="float">
            <text:p>-0.60124779</text:p>
          </table:table-cell>
          <table:table-cell table:formula="of:=[.A75]*40" office:value-type="float" office:value="-44.8608064" calcext:value-type="float">
            <text:p>-44.8608064</text:p>
          </table:table-cell>
          <table:table-cell table:formula="of:=[.B75]*40" office:value-type="float" office:value="-24.0499116" calcext:value-type="float">
            <text:p>-24.0499116</text:p>
          </table:table-cell>
        </table:table-row>
        <table:table-row table:style-name="ro1">
          <table:table-cell office:value-type="float" office:value="-1.31065845" calcext:value-type="float">
            <text:p>-1.31065845</text:p>
          </table:table-cell>
          <table:table-cell office:value-type="float" office:value="-0.29034007" calcext:value-type="float">
            <text:p>-0.29034007</text:p>
          </table:table-cell>
          <table:table-cell table:formula="of:=[.A76]*40" office:value-type="float" office:value="-52.426338" calcext:value-type="float">
            <text:p>-52.426338</text:p>
          </table:table-cell>
          <table:table-cell table:formula="of:=[.B76]*40" office:value-type="float" office:value="-11.6136028" calcext:value-type="float">
            <text:p>-11.6136028</text:p>
          </table:table-cell>
        </table:table-row>
        <table:table-row table:style-name="ro1">
          <table:table-cell office:value-type="float" office:value="-0.12883486" calcext:value-type="float">
            <text:p>-0.12883486</text:p>
          </table:table-cell>
          <table:table-cell office:value-type="float" office:value="-0.37128388" calcext:value-type="float">
            <text:p>-0.37128388</text:p>
          </table:table-cell>
          <table:table-cell table:formula="of:=[.A77]*40" office:value-type="float" office:value="-5.1533944" calcext:value-type="float">
            <text:p>-5.1533944</text:p>
          </table:table-cell>
          <table:table-cell table:formula="of:=[.B77]*40" office:value-type="float" office:value="-14.8513552" calcext:value-type="float">
            <text:p>-14.8513552</text:p>
          </table:table-cell>
        </table:table-row>
        <table:table-row table:style-name="ro1">
          <table:table-cell office:value-type="float" office:value="0.05135602" calcext:value-type="float">
            <text:p>0.05135602</text:p>
          </table:table-cell>
          <table:table-cell office:value-type="float" office:value="-1.13188257" calcext:value-type="float">
            <text:p>-1.13188257</text:p>
          </table:table-cell>
          <table:table-cell table:formula="of:=[.A78]*40" office:value-type="float" office:value="2.0542408" calcext:value-type="float">
            <text:p>2.0542408</text:p>
          </table:table-cell>
          <table:table-cell table:formula="of:=[.B78]*40" office:value-type="float" office:value="-45.2753028" calcext:value-type="float">
            <text:p>-45.2753028</text:p>
          </table:table-cell>
        </table:table-row>
        <table:table-row table:style-name="ro1">
          <table:table-cell office:value-type="float" office:value="-0.41353519" calcext:value-type="float">
            <text:p>-0.41353519</text:p>
          </table:table-cell>
          <table:table-cell office:value-type="float" office:value="3.02929209" calcext:value-type="float">
            <text:p>3.02929209</text:p>
          </table:table-cell>
          <table:table-cell table:formula="of:=[.A79]*40" office:value-type="float" office:value="-16.5414076" calcext:value-type="float">
            <text:p>-16.5414076</text:p>
          </table:table-cell>
          <table:table-cell table:formula="of:=[.B79]*40" office:value-type="float" office:value="121.1716836" calcext:value-type="float">
            <text:p>121.1716836</text:p>
          </table:table-cell>
        </table:table-row>
        <table:table-row table:style-name="ro1">
          <table:table-cell office:value-type="float" office:value="0.99781213" calcext:value-type="float">
            <text:p>0.99781213</text:p>
          </table:table-cell>
          <table:table-cell office:value-type="float" office:value="-0.76621427" calcext:value-type="float">
            <text:p>-0.76621427</text:p>
          </table:table-cell>
          <table:table-cell table:formula="of:=[.A80]*40" office:value-type="float" office:value="39.9124852" calcext:value-type="float">
            <text:p>39.9124852</text:p>
          </table:table-cell>
          <table:table-cell table:formula="of:=[.B80]*40" office:value-type="float" office:value="-30.6485708" calcext:value-type="float">
            <text:p>-30.6485708</text:p>
          </table:table-cell>
        </table:table-row>
        <table:table-row table:style-name="ro1">
          <table:table-cell office:value-type="float" office:value="-0.14044586" calcext:value-type="float">
            <text:p>-0.14044586</text:p>
          </table:table-cell>
          <table:table-cell office:value-type="float" office:value="-1.4557265" calcext:value-type="float">
            <text:p>-1.4557265</text:p>
          </table:table-cell>
          <table:table-cell table:formula="of:=[.A81]*40" office:value-type="float" office:value="-5.6178344" calcext:value-type="float">
            <text:p>-5.6178344</text:p>
          </table:table-cell>
          <table:table-cell table:formula="of:=[.B81]*40" office:value-type="float" office:value="-58.22906" calcext:value-type="float">
            <text:p>-58.22906</text:p>
          </table:table-cell>
        </table:table-row>
        <table:table-row table:style-name="ro1">
          <table:table-cell office:value-type="float" office:value="0.22960536" calcext:value-type="float">
            <text:p>0.22960536</text:p>
          </table:table-cell>
          <table:table-cell office:value-type="float" office:value="0.76288725" calcext:value-type="float">
            <text:p>0.76288725</text:p>
          </table:table-cell>
          <table:table-cell table:formula="of:=[.A82]*40" office:value-type="float" office:value="9.1842144" calcext:value-type="float">
            <text:p>9.1842144</text:p>
          </table:table-cell>
          <table:table-cell table:formula="of:=[.B82]*40" office:value-type="float" office:value="30.51549" calcext:value-type="float">
            <text:p>30.51549</text:p>
          </table:table-cell>
        </table:table-row>
        <table:table-row table:style-name="ro1">
          <table:table-cell office:value-type="float" office:value="-1.32515098" calcext:value-type="float">
            <text:p>-1.32515098</text:p>
          </table:table-cell>
          <table:table-cell office:value-type="float" office:value="-0.554783" calcext:value-type="float">
            <text:p>-0.554783</text:p>
          </table:table-cell>
          <table:table-cell table:formula="of:=[.A83]*40" office:value-type="float" office:value="-53.0060392" calcext:value-type="float">
            <text:p>-53.0060392</text:p>
          </table:table-cell>
          <table:table-cell table:formula="of:=[.B83]*40" office:value-type="float" office:value="-22.19132" calcext:value-type="float">
            <text:p>-22.19132</text:p>
          </table:table-cell>
        </table:table-row>
        <table:table-row table:style-name="ro1">
          <table:table-cell office:value-type="float" office:value="-0.22455238" calcext:value-type="float">
            <text:p>-0.22455238</text:p>
          </table:table-cell>
          <table:table-cell office:value-type="float" office:value="-0.50943303" calcext:value-type="float">
            <text:p>-0.50943303</text:p>
          </table:table-cell>
          <table:table-cell table:formula="of:=[.A84]*40" office:value-type="float" office:value="-8.9820952" calcext:value-type="float">
            <text:p>-8.9820952</text:p>
          </table:table-cell>
          <table:table-cell table:formula="of:=[.B84]*40" office:value-type="float" office:value="-20.3773212" calcext:value-type="float">
            <text:p>-20.3773212</text:p>
          </table:table-cell>
        </table:table-row>
        <table:table-row table:style-name="ro1">
          <table:table-cell office:value-type="float" office:value="-0.52128024" calcext:value-type="float">
            <text:p>-0.52128024</text:p>
          </table:table-cell>
          <table:table-cell office:value-type="float" office:value="-1.50941801" calcext:value-type="float">
            <text:p>-1.50941801</text:p>
          </table:table-cell>
          <table:table-cell table:formula="of:=[.A85]*40" office:value-type="float" office:value="-20.8512096" calcext:value-type="float">
            <text:p>-20.8512096</text:p>
          </table:table-cell>
          <table:table-cell table:formula="of:=[.B85]*40" office:value-type="float" office:value="-60.3767204" calcext:value-type="float">
            <text:p>-60.3767204</text:p>
          </table:table-cell>
        </table:table-row>
        <table:table-row table:style-name="ro1">
          <table:table-cell office:value-type="float" office:value="-0.81918285" calcext:value-type="float">
            <text:p>-0.81918285</text:p>
          </table:table-cell>
          <table:table-cell office:value-type="float" office:value="-1.60956764" calcext:value-type="float">
            <text:p>-1.60956764</text:p>
          </table:table-cell>
          <table:table-cell table:formula="of:=[.A86]*40" office:value-type="float" office:value="-32.767314" calcext:value-type="float">
            <text:p>-32.767314</text:p>
          </table:table-cell>
          <table:table-cell table:formula="of:=[.B86]*40" office:value-type="float" office:value="-64.3827056" calcext:value-type="float">
            <text:p>-64.3827056</text:p>
          </table:table-cell>
        </table:table-row>
        <table:table-row table:style-name="ro1">
          <table:table-cell office:value-type="float" office:value="-0.64021227" calcext:value-type="float">
            <text:p>-0.64021227</text:p>
          </table:table-cell>
          <table:table-cell office:value-type="float" office:value="-0.22787866" calcext:value-type="float">
            <text:p>-0.22787866</text:p>
          </table:table-cell>
          <table:table-cell table:formula="of:=[.A87]*40" office:value-type="float" office:value="-25.6084908" calcext:value-type="float">
            <text:p>-25.6084908</text:p>
          </table:table-cell>
          <table:table-cell table:formula="of:=[.B87]*40" office:value-type="float" office:value="-9.1151464" calcext:value-type="float">
            <text:p>-9.1151464</text:p>
          </table:table-cell>
        </table:table-row>
        <table:table-row table:style-name="ro1">
          <table:table-cell office:value-type="float" office:value="0.99955227" calcext:value-type="float">
            <text:p>0.99955227</text:p>
          </table:table-cell>
          <table:table-cell office:value-type="float" office:value="-0.78984177" calcext:value-type="float">
            <text:p>-0.78984177</text:p>
          </table:table-cell>
          <table:table-cell table:formula="of:=[.A88]*40" office:value-type="float" office:value="39.9820908" calcext:value-type="float">
            <text:p>39.9820908</text:p>
          </table:table-cell>
          <table:table-cell table:formula="of:=[.B88]*40" office:value-type="float" office:value="-31.5936708" calcext:value-type="float">
            <text:p>-31.5936708</text:p>
          </table:table-cell>
        </table:table-row>
        <table:table-row table:style-name="ro1">
          <table:table-cell office:value-type="float" office:value="-1.07207831" calcext:value-type="float">
            <text:p>-1.07207831</text:p>
          </table:table-cell>
          <table:table-cell office:value-type="float" office:value="1.93936827" calcext:value-type="float">
            <text:p>1.93936827</text:p>
          </table:table-cell>
          <table:table-cell table:formula="of:=[.A89]*40" office:value-type="float" office:value="-42.8831324" calcext:value-type="float">
            <text:p>-42.8831324</text:p>
          </table:table-cell>
          <table:table-cell table:formula="of:=[.B89]*40" office:value-type="float" office:value="77.5747308" calcext:value-type="float">
            <text:p>77.5747308</text:p>
          </table:table-cell>
        </table:table-row>
        <table:table-row table:style-name="ro1">
          <table:table-cell office:value-type="float" office:value="0.41936626" calcext:value-type="float">
            <text:p>0.41936626</text:p>
          </table:table-cell>
          <table:table-cell office:value-type="float" office:value="0.44544768" calcext:value-type="float">
            <text:p>0.44544768</text:p>
          </table:table-cell>
          <table:table-cell table:formula="of:=[.A90]*40" office:value-type="float" office:value="16.7746504" calcext:value-type="float">
            <text:p>16.7746504</text:p>
          </table:table-cell>
          <table:table-cell table:formula="of:=[.B90]*40" office:value-type="float" office:value="17.8179072" calcext:value-type="float">
            <text:p>17.8179072</text:p>
          </table:table-cell>
        </table:table-row>
        <table:table-row table:style-name="ro1">
          <table:table-cell office:value-type="float" office:value="-0.74613938" calcext:value-type="float">
            <text:p>-0.74613938</text:p>
          </table:table-cell>
          <table:table-cell office:value-type="float" office:value="-1.17872817" calcext:value-type="float">
            <text:p>-1.17872817</text:p>
          </table:table-cell>
          <table:table-cell table:formula="of:=[.A91]*40" office:value-type="float" office:value="-29.8455752" calcext:value-type="float">
            <text:p>-29.8455752</text:p>
          </table:table-cell>
          <table:table-cell table:formula="of:=[.B91]*40" office:value-type="float" office:value="-47.1491268" calcext:value-type="float">
            <text:p>-47.1491268</text:p>
          </table:table-cell>
        </table:table-row>
        <table:table-row table:style-name="ro1">
          <table:table-cell office:value-type="float" office:value="1.02274775" calcext:value-type="float">
            <text:p>1.02274775</text:p>
          </table:table-cell>
          <table:table-cell office:value-type="float" office:value="-0.98697139" calcext:value-type="float">
            <text:p>-0.98697139</text:p>
          </table:table-cell>
          <table:table-cell table:formula="of:=[.A92]*40" office:value-type="float" office:value="40.90991" calcext:value-type="float">
            <text:p>40.90991</text:p>
          </table:table-cell>
          <table:table-cell table:formula="of:=[.B92]*40" office:value-type="float" office:value="-39.4788556" calcext:value-type="float">
            <text:p>-39.4788556</text:p>
          </table:table-cell>
        </table:table-row>
        <table:table-row table:style-name="ro1">
          <table:table-cell office:value-type="float" office:value="-2.46237284" calcext:value-type="float">
            <text:p>-2.46237284</text:p>
          </table:table-cell>
          <table:table-cell office:value-type="float" office:value="-0.87576503" calcext:value-type="float">
            <text:p>-0.87576503</text:p>
          </table:table-cell>
          <table:table-cell table:formula="of:=[.A93]*40" office:value-type="float" office:value="-98.4949136" calcext:value-type="float">
            <text:p>-98.4949136</text:p>
          </table:table-cell>
          <table:table-cell table:formula="of:=[.B93]*40" office:value-type="float" office:value="-35.0306012" calcext:value-type="float">
            <text:p>-35.0306012</text:p>
          </table:table-cell>
        </table:table-row>
        <table:table-row table:style-name="ro1">
          <table:table-cell office:value-type="float" office:value="-0.36403303" calcext:value-type="float">
            <text:p>-0.36403303</text:p>
          </table:table-cell>
          <table:table-cell office:value-type="float" office:value="1.03343459" calcext:value-type="float">
            <text:p>1.03343459</text:p>
          </table:table-cell>
          <table:table-cell table:formula="of:=[.A94]*40" office:value-type="float" office:value="-14.5613212" calcext:value-type="float">
            <text:p>-14.5613212</text:p>
          </table:table-cell>
          <table:table-cell table:formula="of:=[.B94]*40" office:value-type="float" office:value="41.3373836" calcext:value-type="float">
            <text:p>41.3373836</text:p>
          </table:table-cell>
        </table:table-row>
        <table:table-row table:style-name="ro1">
          <table:table-cell office:value-type="float" office:value="0.88419532" calcext:value-type="float">
            <text:p>0.88419532</text:p>
          </table:table-cell>
          <table:table-cell office:value-type="float" office:value="-1.12450387" calcext:value-type="float">
            <text:p>-1.12450387</text:p>
          </table:table-cell>
          <table:table-cell table:formula="of:=[.A95]*40" office:value-type="float" office:value="35.3678128" calcext:value-type="float">
            <text:p>35.3678128</text:p>
          </table:table-cell>
          <table:table-cell table:formula="of:=[.B95]*40" office:value-type="float" office:value="-44.9801548" calcext:value-type="float">
            <text:p>-44.9801548</text:p>
          </table:table-cell>
        </table:table-row>
        <table:table-row table:style-name="ro1">
          <table:table-cell office:value-type="float" office:value="0.08831616" calcext:value-type="float">
            <text:p>0.08831616</text:p>
          </table:table-cell>
          <table:table-cell office:value-type="float" office:value="2.78054772" calcext:value-type="float">
            <text:p>2.78054772</text:p>
          </table:table-cell>
          <table:table-cell table:formula="of:=[.A96]*40" office:value-type="float" office:value="3.5326464" calcext:value-type="float">
            <text:p>3.5326464</text:p>
          </table:table-cell>
          <table:table-cell table:formula="of:=[.B96]*40" office:value-type="float" office:value="111.2219088" calcext:value-type="float">
            <text:p>111.2219088</text:p>
          </table:table-cell>
        </table:table-row>
        <table:table-row table:style-name="ro1">
          <table:table-cell office:value-type="float" office:value="-1.60754926" calcext:value-type="float">
            <text:p>-1.60754926</text:p>
          </table:table-cell>
          <table:table-cell office:value-type="float" office:value="-0.62852004" calcext:value-type="float">
            <text:p>-0.62852004</text:p>
          </table:table-cell>
          <table:table-cell table:formula="of:=[.A97]*40" office:value-type="float" office:value="-64.3019704" calcext:value-type="float">
            <text:p>-64.3019704</text:p>
          </table:table-cell>
          <table:table-cell table:formula="of:=[.B97]*40" office:value-type="float" office:value="-25.1408016" calcext:value-type="float">
            <text:p>-25.1408016</text:p>
          </table:table-cell>
        </table:table-row>
        <table:table-row table:style-name="ro1">
          <table:table-cell office:value-type="float" office:value="1.54534031" calcext:value-type="float">
            <text:p>1.54534031</text:p>
          </table:table-cell>
          <table:table-cell office:value-type="float" office:value="-1.78724113" calcext:value-type="float">
            <text:p>-1.78724113</text:p>
          </table:table-cell>
          <table:table-cell table:formula="of:=[.A98]*40" office:value-type="float" office:value="61.8136124" calcext:value-type="float">
            <text:p>61.8136124</text:p>
          </table:table-cell>
          <table:table-cell table:formula="of:=[.B98]*40" office:value-type="float" office:value="-71.4896452" calcext:value-type="float">
            <text:p>-71.4896452</text:p>
          </table:table-cell>
        </table:table-row>
        <table:table-row table:style-name="ro1">
          <table:table-cell office:value-type="float" office:value="-1.57149105" calcext:value-type="float">
            <text:p>-1.57149105</text:p>
          </table:table-cell>
          <table:table-cell office:value-type="float" office:value="0.89466926" calcext:value-type="float">
            <text:p>0.89466926</text:p>
          </table:table-cell>
          <table:table-cell table:formula="of:=[.A99]*40" office:value-type="float" office:value="-62.859642" calcext:value-type="float">
            <text:p>-62.859642</text:p>
          </table:table-cell>
          <table:table-cell table:formula="of:=[.B99]*40" office:value-type="float" office:value="35.7867704" calcext:value-type="float">
            <text:p>35.7867704</text:p>
          </table:table-cell>
        </table:table-row>
        <table:table-row table:style-name="ro1">
          <table:table-cell office:value-type="float" office:value="3.14615286" calcext:value-type="float">
            <text:p>3.14615286</text:p>
          </table:table-cell>
          <table:table-cell office:value-type="float" office:value="-2.26386843" calcext:value-type="float">
            <text:p>-2.26386843</text:p>
          </table:table-cell>
          <table:table-cell table:formula="of:=[.A100]*40" office:value-type="float" office:value="125.8461144" calcext:value-type="float">
            <text:p>125.8461144</text:p>
          </table:table-cell>
          <table:table-cell table:formula="of:=[.B100]*40" office:value-type="float" office:value="-90.5547372" calcext:value-type="float">
            <text:p>-90.5547372</text:p>
          </table:table-cell>
        </table:table-row>
        <table:table-row table:style-name="ro1">
          <table:table-cell office:value-type="float" office:value="-1.25252952" calcext:value-type="float">
            <text:p>-1.25252952</text:p>
          </table:table-cell>
          <table:table-cell office:value-type="float" office:value="-1.13537079" calcext:value-type="float">
            <text:p>-1.13537079</text:p>
          </table:table-cell>
          <table:table-cell table:formula="of:=[.A101]*40" office:value-type="float" office:value="-50.1011808" calcext:value-type="float">
            <text:p>-50.1011808</text:p>
          </table:table-cell>
          <table:table-cell table:formula="of:=[.B101]*40" office:value-type="float" office:value="-45.4148316" calcext:value-type="float">
            <text:p>-45.4148316</text:p>
          </table:table-cell>
        </table:table-row>
        <table:table-row table:style-name="ro1">
          <table:table-cell office:value-type="float" office:value="-0.54449391" calcext:value-type="float">
            <text:p>-0.54449391</text:p>
          </table:table-cell>
          <table:table-cell office:value-type="float" office:value="-1.4077681" calcext:value-type="float">
            <text:p>-1.4077681</text:p>
          </table:table-cell>
          <table:table-cell table:formula="of:=[.A102]*40" office:value-type="float" office:value="-21.7797564" calcext:value-type="float">
            <text:p>-21.7797564</text:p>
          </table:table-cell>
          <table:table-cell table:formula="of:=[.B102]*40" office:value-type="float" office:value="-56.310724" calcext:value-type="float">
            <text:p>-56.310724</text:p>
          </table:table-cell>
        </table:table-row>
        <table:table-row table:style-name="ro1">
          <table:table-cell office:value-type="float" office:value="-1.08713361" calcext:value-type="float">
            <text:p>-1.08713361</text:p>
          </table:table-cell>
          <table:table-cell office:value-type="float" office:value="-0.83331175" calcext:value-type="float">
            <text:p>-0.83331175</text:p>
          </table:table-cell>
          <table:table-cell table:formula="of:=[.A103]*40" office:value-type="float" office:value="-43.4853444" calcext:value-type="float">
            <text:p>-43.4853444</text:p>
          </table:table-cell>
          <table:table-cell table:formula="of:=[.B103]*40" office:value-type="float" office:value="-33.33247" calcext:value-type="float">
            <text:p>-33.33247</text:p>
          </table:table-cell>
        </table:table-row>
        <table:table-row table:style-name="ro1">
          <table:table-cell office:value-type="float" office:value="0.71514808" calcext:value-type="float">
            <text:p>0.71514808</text:p>
          </table:table-cell>
          <table:table-cell office:value-type="float" office:value="0.44069331" calcext:value-type="float">
            <text:p>0.44069331</text:p>
          </table:table-cell>
          <table:table-cell table:formula="of:=[.A104]*40" office:value-type="float" office:value="28.6059232" calcext:value-type="float">
            <text:p>28.6059232</text:p>
          </table:table-cell>
          <table:table-cell table:formula="of:=[.B104]*40" office:value-type="float" office:value="17.6277324" calcext:value-type="float">
            <text:p>17.6277324</text:p>
          </table:table-cell>
        </table:table-row>
        <table:table-row table:style-name="ro1">
          <table:table-cell office:value-type="float" office:value="0.88905742" calcext:value-type="float">
            <text:p>0.88905742</text:p>
          </table:table-cell>
          <table:table-cell office:value-type="float" office:value="0.69273555" calcext:value-type="float">
            <text:p>0.69273555</text:p>
          </table:table-cell>
          <table:table-cell table:formula="of:=[.A105]*40" office:value-type="float" office:value="35.5622968" calcext:value-type="float">
            <text:p>35.5622968</text:p>
          </table:table-cell>
          <table:table-cell table:formula="of:=[.B105]*40" office:value-type="float" office:value="27.709422" calcext:value-type="float">
            <text:p>27.709422</text:p>
          </table:table-cell>
        </table:table-row>
        <table:table-row table:style-name="ro1">
          <table:table-cell office:value-type="float" office:value="1.46373608" calcext:value-type="float">
            <text:p>1.46373608</text:p>
          </table:table-cell>
          <table:table-cell office:value-type="float" office:value="-1.71275176" calcext:value-type="float">
            <text:p>-1.71275176</text:p>
          </table:table-cell>
          <table:table-cell table:formula="of:=[.A106]*40" office:value-type="float" office:value="58.5494432" calcext:value-type="float">
            <text:p>58.5494432</text:p>
          </table:table-cell>
          <table:table-cell table:formula="of:=[.B106]*40" office:value-type="float" office:value="-68.5100704" calcext:value-type="float">
            <text:p>-68.5100704</text:p>
          </table:table-cell>
        </table:table-row>
        <table:table-row table:style-name="ro1">
          <table:table-cell office:value-type="float" office:value="-1.07855333" calcext:value-type="float">
            <text:p>-1.07855333</text:p>
          </table:table-cell>
          <table:table-cell office:value-type="float" office:value="-0.94392506" calcext:value-type="float">
            <text:p>-0.94392506</text:p>
          </table:table-cell>
          <table:table-cell table:formula="of:=[.A107]*40" office:value-type="float" office:value="-43.1421332" calcext:value-type="float">
            <text:p>-43.1421332</text:p>
          </table:table-cell>
          <table:table-cell table:formula="of:=[.B107]*40" office:value-type="float" office:value="-37.7570024" calcext:value-type="float">
            <text:p>-37.7570024</text:p>
          </table:table-cell>
        </table:table-row>
        <table:table-row table:style-name="ro1">
          <table:table-cell office:value-type="float" office:value="-0.27157599" calcext:value-type="float">
            <text:p>-0.27157599</text:p>
          </table:table-cell>
          <table:table-cell office:value-type="float" office:value="-0.47057036" calcext:value-type="float">
            <text:p>-0.47057036</text:p>
          </table:table-cell>
          <table:table-cell table:formula="of:=[.A108]*40" office:value-type="float" office:value="-10.8630396" calcext:value-type="float">
            <text:p>-10.8630396</text:p>
          </table:table-cell>
          <table:table-cell table:formula="of:=[.B108]*40" office:value-type="float" office:value="-18.8228144" calcext:value-type="float">
            <text:p>-18.8228144</text:p>
          </table:table-cell>
        </table:table-row>
        <table:table-row table:style-name="ro1">
          <table:table-cell office:value-type="float" office:value="-0.82433334" calcext:value-type="float">
            <text:p>-0.82433334</text:p>
          </table:table-cell>
          <table:table-cell office:value-type="float" office:value="0.59667048" calcext:value-type="float">
            <text:p>0.59667048</text:p>
          </table:table-cell>
          <table:table-cell table:formula="of:=[.A109]*40" office:value-type="float" office:value="-32.9733336" calcext:value-type="float">
            <text:p>-32.9733336</text:p>
          </table:table-cell>
          <table:table-cell table:formula="of:=[.B109]*40" office:value-type="float" office:value="23.8668192" calcext:value-type="float">
            <text:p>23.8668192</text:p>
          </table:table-cell>
        </table:table-row>
        <table:table-row table:style-name="ro1">
          <table:table-cell office:value-type="float" office:value="-1.1314122" calcext:value-type="float">
            <text:p>-1.1314122</text:p>
          </table:table-cell>
          <table:table-cell office:value-type="float" office:value="0.31743848" calcext:value-type="float">
            <text:p>0.31743848</text:p>
          </table:table-cell>
          <table:table-cell table:formula="of:=[.A110]*40" office:value-type="float" office:value="-45.256488" calcext:value-type="float">
            <text:p>-45.256488</text:p>
          </table:table-cell>
          <table:table-cell table:formula="of:=[.B110]*40" office:value-type="float" office:value="12.6975392" calcext:value-type="float">
            <text:p>12.6975392</text:p>
          </table:table-cell>
        </table:table-row>
        <table:table-row table:style-name="ro1">
          <table:table-cell office:value-type="float" office:value="-0.2660233" calcext:value-type="float">
            <text:p>-0.2660233</text:p>
          </table:table-cell>
          <table:table-cell office:value-type="float" office:value="-0.00901382" calcext:value-type="float">
            <text:p>-0.00901382</text:p>
          </table:table-cell>
          <table:table-cell table:formula="of:=[.A111]*40" office:value-type="float" office:value="-10.640932" calcext:value-type="float">
            <text:p>-10.640932</text:p>
          </table:table-cell>
          <table:table-cell table:formula="of:=[.B111]*40" office:value-type="float" office:value="-0.3605528" calcext:value-type="float">
            <text:p>-0.3605528</text:p>
          </table:table-cell>
        </table:table-row>
        <table:table-row table:style-name="ro1">
          <table:table-cell office:value-type="float" office:value="-2.0771003" calcext:value-type="float">
            <text:p>-2.0771003</text:p>
          </table:table-cell>
          <table:table-cell office:value-type="float" office:value="-1.55100615" calcext:value-type="float">
            <text:p>-1.55100615</text:p>
          </table:table-cell>
          <table:table-cell table:formula="of:=[.A112]*40" office:value-type="float" office:value="-83.084012" calcext:value-type="float">
            <text:p>-83.084012</text:p>
          </table:table-cell>
          <table:table-cell table:formula="of:=[.B112]*40" office:value-type="float" office:value="-62.040246" calcext:value-type="float">
            <text:p>-62.040246</text:p>
          </table:table-cell>
        </table:table-row>
        <table:table-row table:style-name="ro1">
          <table:table-cell office:value-type="float" office:value="0.33464315" calcext:value-type="float">
            <text:p>0.33464315</text:p>
          </table:table-cell>
          <table:table-cell office:value-type="float" office:value="-1.95833938" calcext:value-type="float">
            <text:p>-1.95833938</text:p>
          </table:table-cell>
          <table:table-cell table:formula="of:=[.A113]*40" office:value-type="float" office:value="13.385726" calcext:value-type="float">
            <text:p>13.385726</text:p>
          </table:table-cell>
          <table:table-cell table:formula="of:=[.B113]*40" office:value-type="float" office:value="-78.3335752" calcext:value-type="float">
            <text:p>-78.3335752</text:p>
          </table:table-cell>
        </table:table-row>
        <table:table-row table:style-name="ro1">
          <table:table-cell office:value-type="float" office:value="-0.94694158" calcext:value-type="float">
            <text:p>-0.94694158</text:p>
          </table:table-cell>
          <table:table-cell office:value-type="float" office:value="-0.58776027" calcext:value-type="float">
            <text:p>-0.58776027</text:p>
          </table:table-cell>
          <table:table-cell table:formula="of:=[.A114]*40" office:value-type="float" office:value="-37.8776632" calcext:value-type="float">
            <text:p>-37.8776632</text:p>
          </table:table-cell>
          <table:table-cell table:formula="of:=[.B114]*40" office:value-type="float" office:value="-23.5104108" calcext:value-type="float">
            <text:p>-23.5104108</text:p>
          </table:table-cell>
        </table:table-row>
        <table:table-row table:style-name="ro1">
          <table:table-cell office:value-type="float" office:value="-1.03319932" calcext:value-type="float">
            <text:p>-1.03319932</text:p>
          </table:table-cell>
          <table:table-cell office:value-type="float" office:value="1.37626268" calcext:value-type="float">
            <text:p>1.37626268</text:p>
          </table:table-cell>
          <table:table-cell table:formula="of:=[.A115]*40" office:value-type="float" office:value="-41.3279728" calcext:value-type="float">
            <text:p>-41.3279728</text:p>
          </table:table-cell>
          <table:table-cell table:formula="of:=[.B115]*40" office:value-type="float" office:value="55.0505072" calcext:value-type="float">
            <text:p>55.0505072</text:p>
          </table:table-cell>
        </table:table-row>
        <table:table-row table:style-name="ro1">
          <table:table-cell office:value-type="float" office:value="0.3610973" calcext:value-type="float">
            <text:p>0.3610973</text:p>
          </table:table-cell>
          <table:table-cell office:value-type="float" office:value="1.67380784" calcext:value-type="float">
            <text:p>1.67380784</text:p>
          </table:table-cell>
          <table:table-cell table:formula="of:=[.A116]*40" office:value-type="float" office:value="14.443892" calcext:value-type="float">
            <text:p>14.443892</text:p>
          </table:table-cell>
          <table:table-cell table:formula="of:=[.B116]*40" office:value-type="float" office:value="66.9523136" calcext:value-type="float">
            <text:p>66.9523136</text:p>
          </table:table-cell>
        </table:table-row>
        <table:table-row table:style-name="ro1">
          <table:table-cell office:value-type="float" office:value="-1.8422982" calcext:value-type="float">
            <text:p>-1.8422982</text:p>
          </table:table-cell>
          <table:table-cell office:value-type="float" office:value="1.09049615" calcext:value-type="float">
            <text:p>1.09049615</text:p>
          </table:table-cell>
          <table:table-cell table:formula="of:=[.A117]*40" office:value-type="float" office:value="-73.691928" calcext:value-type="float">
            <text:p>-73.691928</text:p>
          </table:table-cell>
          <table:table-cell table:formula="of:=[.B117]*40" office:value-type="float" office:value="43.619846" calcext:value-type="float">
            <text:p>43.619846</text:p>
          </table:table-cell>
        </table:table-row>
        <table:table-row table:style-name="ro1">
          <table:table-cell office:value-type="float" office:value="-0.0877846" calcext:value-type="float">
            <text:p>-0.0877846</text:p>
          </table:table-cell>
          <table:table-cell office:value-type="float" office:value="-1.38195632" calcext:value-type="float">
            <text:p>-1.38195632</text:p>
          </table:table-cell>
          <table:table-cell table:formula="of:=[.A118]*40" office:value-type="float" office:value="-3.511384" calcext:value-type="float">
            <text:p>-3.511384</text:p>
          </table:table-cell>
          <table:table-cell table:formula="of:=[.B118]*40" office:value-type="float" office:value="-55.2782528" calcext:value-type="float">
            <text:p>-55.2782528</text:p>
          </table:table-cell>
        </table:table-row>
        <table:table-row table:style-name="ro1">
          <table:table-cell office:value-type="float" office:value="-2.32781904" calcext:value-type="float">
            <text:p>-2.32781904</text:p>
          </table:table-cell>
          <table:table-cell office:value-type="float" office:value="-1.50639959" calcext:value-type="float">
            <text:p>-1.50639959</text:p>
          </table:table-cell>
          <table:table-cell table:formula="of:=[.A119]*40" office:value-type="float" office:value="-93.1127616" calcext:value-type="float">
            <text:p>-93.1127616</text:p>
          </table:table-cell>
          <table:table-cell table:formula="of:=[.B119]*40" office:value-type="float" office:value="-60.2559836" calcext:value-type="float">
            <text:p>-60.2559836</text:p>
          </table:table-cell>
        </table:table-row>
        <table:table-row table:style-name="ro1">
          <table:table-cell office:value-type="float" office:value="-2.15227073" calcext:value-type="float">
            <text:p>-2.15227073</text:p>
          </table:table-cell>
          <table:table-cell office:value-type="float" office:value="0.2697871" calcext:value-type="float">
            <text:p>0.2697871</text:p>
          </table:table-cell>
          <table:table-cell table:formula="of:=[.A120]*40" office:value-type="float" office:value="-86.0908292" calcext:value-type="float">
            <text:p>-86.0908292</text:p>
          </table:table-cell>
          <table:table-cell table:formula="of:=[.B120]*40" office:value-type="float" office:value="10.791484" calcext:value-type="float">
            <text:p>10.791484</text:p>
          </table:table-cell>
        </table:table-row>
        <table:table-row table:style-name="ro1">
          <table:table-cell office:value-type="float" office:value="-0.84797239" calcext:value-type="float">
            <text:p>-0.84797239</text:p>
          </table:table-cell>
          <table:table-cell office:value-type="float" office:value="1.28197283" calcext:value-type="float">
            <text:p>1.28197283</text:p>
          </table:table-cell>
          <table:table-cell table:formula="of:=[.A121]*40" office:value-type="float" office:value="-33.9188956" calcext:value-type="float">
            <text:p>-33.9188956</text:p>
          </table:table-cell>
          <table:table-cell table:formula="of:=[.B121]*40" office:value-type="float" office:value="51.2789132" calcext:value-type="float">
            <text:p>51.2789132</text:p>
          </table:table-cell>
        </table:table-row>
        <table:table-row table:style-name="ro1">
          <table:table-cell office:value-type="float" office:value="-2.16882578" calcext:value-type="float">
            <text:p>-2.16882578</text:p>
          </table:table-cell>
          <table:table-cell office:value-type="float" office:value="-0.0734546" calcext:value-type="float">
            <text:p>-0.0734546</text:p>
          </table:table-cell>
          <table:table-cell table:formula="of:=[.A122]*40" office:value-type="float" office:value="-86.7530312" calcext:value-type="float">
            <text:p>-86.7530312</text:p>
          </table:table-cell>
          <table:table-cell table:formula="of:=[.B122]*40" office:value-type="float" office:value="-2.938184" calcext:value-type="float">
            <text:p>-2.938184</text:p>
          </table:table-cell>
        </table:table-row>
        <table:table-row table:style-name="ro1">
          <table:table-cell office:value-type="float" office:value="1.03756168" calcext:value-type="float">
            <text:p>1.03756168</text:p>
          </table:table-cell>
          <table:table-cell office:value-type="float" office:value="0.78825578" calcext:value-type="float">
            <text:p>0.78825578</text:p>
          </table:table-cell>
          <table:table-cell table:formula="of:=[.A123]*40" office:value-type="float" office:value="41.5024672" calcext:value-type="float">
            <text:p>41.5024672</text:p>
          </table:table-cell>
          <table:table-cell table:formula="of:=[.B123]*40" office:value-type="float" office:value="31.5302312" calcext:value-type="float">
            <text:p>31.5302312</text:p>
          </table:table-cell>
        </table:table-row>
        <table:table-row table:style-name="ro1">
          <table:table-cell office:value-type="float" office:value="-1.42429217" calcext:value-type="float">
            <text:p>-1.42429217</text:p>
          </table:table-cell>
          <table:table-cell office:value-type="float" office:value="1.27162876" calcext:value-type="float">
            <text:p>1.27162876</text:p>
          </table:table-cell>
          <table:table-cell table:formula="of:=[.A124]*40" office:value-type="float" office:value="-56.9716868" calcext:value-type="float">
            <text:p>-56.9716868</text:p>
          </table:table-cell>
          <table:table-cell table:formula="of:=[.B124]*40" office:value-type="float" office:value="50.8651504" calcext:value-type="float">
            <text:p>50.8651504</text:p>
          </table:table-cell>
        </table:table-row>
        <table:table-row table:style-name="ro1">
          <table:table-cell office:value-type="float" office:value="-2.25907567" calcext:value-type="float">
            <text:p>-2.25907567</text:p>
          </table:table-cell>
          <table:table-cell office:value-type="float" office:value="-0.53520365" calcext:value-type="float">
            <text:p>-0.53520365</text:p>
          </table:table-cell>
          <table:table-cell table:formula="of:=[.A125]*40" office:value-type="float" office:value="-90.3630268" calcext:value-type="float">
            <text:p>-90.3630268</text:p>
          </table:table-cell>
          <table:table-cell table:formula="of:=[.B125]*40" office:value-type="float" office:value="-21.408146" calcext:value-type="float">
            <text:p>-21.408146</text:p>
          </table:table-cell>
        </table:table-row>
        <table:table-row table:style-name="ro1">
          <table:table-cell office:value-type="float" office:value="-0.40213567" calcext:value-type="float">
            <text:p>-0.40213567</text:p>
          </table:table-cell>
          <table:table-cell office:value-type="float" office:value="-1.13111563" calcext:value-type="float">
            <text:p>-1.13111563</text:p>
          </table:table-cell>
          <table:table-cell table:formula="of:=[.A126]*40" office:value-type="float" office:value="-16.0854268" calcext:value-type="float">
            <text:p>-16.0854268</text:p>
          </table:table-cell>
          <table:table-cell table:formula="of:=[.B126]*40" office:value-type="float" office:value="-45.2446252" calcext:value-type="float">
            <text:p>-45.2446252</text:p>
          </table:table-cell>
        </table:table-row>
        <table:table-row table:style-name="ro1">
          <table:table-cell office:value-type="float" office:value="-0.34214266" calcext:value-type="float">
            <text:p>-0.34214266</text:p>
          </table:table-cell>
          <table:table-cell office:value-type="float" office:value="0.02180773" calcext:value-type="float">
            <text:p>0.02180773</text:p>
          </table:table-cell>
          <table:table-cell table:formula="of:=[.A127]*40" office:value-type="float" office:value="-13.6857064" calcext:value-type="float">
            <text:p>-13.6857064</text:p>
          </table:table-cell>
          <table:table-cell table:formula="of:=[.B127]*40" office:value-type="float" office:value="0.8723092" calcext:value-type="float">
            <text:p>0.8723092</text:p>
          </table:table-cell>
        </table:table-row>
        <table:table-row table:style-name="ro1">
          <table:table-cell office:value-type="float" office:value="-0.67461506" calcext:value-type="float">
            <text:p>-0.67461506</text:p>
          </table:table-cell>
          <table:table-cell office:value-type="float" office:value="-0.6953907" calcext:value-type="float">
            <text:p>-0.6953907</text:p>
          </table:table-cell>
          <table:table-cell table:formula="of:=[.A128]*40" office:value-type="float" office:value="-26.9846024" calcext:value-type="float">
            <text:p>-26.9846024</text:p>
          </table:table-cell>
          <table:table-cell table:formula="of:=[.B128]*40" office:value-type="float" office:value="-27.815628" calcext:value-type="float">
            <text:p>-27.815628</text:p>
          </table:table-cell>
        </table:table-row>
        <table:table-row table:style-name="ro1">
          <table:table-cell office:value-type="float" office:value="-1.54716087" calcext:value-type="float">
            <text:p>-1.54716087</text:p>
          </table:table-cell>
          <table:table-cell office:value-type="float" office:value="-0.35734943" calcext:value-type="float">
            <text:p>-0.35734943</text:p>
          </table:table-cell>
          <table:table-cell table:formula="of:=[.A129]*40" office:value-type="float" office:value="-61.8864348" calcext:value-type="float">
            <text:p>-61.8864348</text:p>
          </table:table-cell>
          <table:table-cell table:formula="of:=[.B129]*40" office:value-type="float" office:value="-14.2939772" calcext:value-type="float">
            <text:p>-14.2939772</text:p>
          </table:table-cell>
        </table:table-row>
        <table:table-row table:style-name="ro1">
          <table:table-cell office:value-type="float" office:value="1.22160216" calcext:value-type="float">
            <text:p>1.22160216</text:p>
          </table:table-cell>
          <table:table-cell office:value-type="float" office:value="0.96173284" calcext:value-type="float">
            <text:p>0.96173284</text:p>
          </table:table-cell>
          <table:table-cell table:formula="of:=[.A130]*40" office:value-type="float" office:value="48.8640864" calcext:value-type="float">
            <text:p>48.8640864</text:p>
          </table:table-cell>
          <table:table-cell table:formula="of:=[.B130]*40" office:value-type="float" office:value="38.4693136" calcext:value-type="float">
            <text:p>38.4693136</text:p>
          </table:table-cell>
        </table:table-row>
        <table:table-row table:style-name="ro1">
          <table:table-cell office:value-type="float" office:value="-0.74168641" calcext:value-type="float">
            <text:p>-0.74168641</text:p>
          </table:table-cell>
          <table:table-cell office:value-type="float" office:value="-0.00630339" calcext:value-type="float">
            <text:p>-0.00630339</text:p>
          </table:table-cell>
          <table:table-cell table:formula="of:=[.A131]*40" office:value-type="float" office:value="-29.6674564" calcext:value-type="float">
            <text:p>-29.6674564</text:p>
          </table:table-cell>
          <table:table-cell table:formula="of:=[.B131]*40" office:value-type="float" office:value="-0.2521356" calcext:value-type="float">
            <text:p>-0.2521356</text:p>
          </table:table-cell>
        </table:table-row>
        <table:table-row table:style-name="ro1">
          <table:table-cell office:value-type="float" office:value="-0.59072637" calcext:value-type="float">
            <text:p>-0.59072637</text:p>
          </table:table-cell>
          <table:table-cell office:value-type="float" office:value="-1.43050689" calcext:value-type="float">
            <text:p>-1.43050689</text:p>
          </table:table-cell>
          <table:table-cell table:formula="of:=[.A132]*40" office:value-type="float" office:value="-23.6290548" calcext:value-type="float">
            <text:p>-23.6290548</text:p>
          </table:table-cell>
          <table:table-cell table:formula="of:=[.B132]*40" office:value-type="float" office:value="-57.2202756" calcext:value-type="float">
            <text:p>-57.2202756</text:p>
          </table:table-cell>
        </table:table-row>
        <table:table-row table:style-name="ro1">
          <table:table-cell office:value-type="float" office:value="-1.52540196" calcext:value-type="float">
            <text:p>-1.52540196</text:p>
          </table:table-cell>
          <table:table-cell office:value-type="float" office:value="-0.79901327" calcext:value-type="float">
            <text:p>-0.79901327</text:p>
          </table:table-cell>
          <table:table-cell table:formula="of:=[.A133]*40" office:value-type="float" office:value="-61.0160784" calcext:value-type="float">
            <text:p>-61.0160784</text:p>
          </table:table-cell>
          <table:table-cell table:formula="of:=[.B133]*40" office:value-type="float" office:value="-31.9605308" calcext:value-type="float">
            <text:p>-31.9605308</text:p>
          </table:table-cell>
        </table:table-row>
        <table:table-row table:style-name="ro1">
          <table:table-cell office:value-type="float" office:value="1.47717121" calcext:value-type="float">
            <text:p>1.47717121</text:p>
          </table:table-cell>
          <table:table-cell office:value-type="float" office:value="-1.49851727" calcext:value-type="float">
            <text:p>-1.49851727</text:p>
          </table:table-cell>
          <table:table-cell table:formula="of:=[.A134]*40" office:value-type="float" office:value="59.0868484" calcext:value-type="float">
            <text:p>59.0868484</text:p>
          </table:table-cell>
          <table:table-cell table:formula="of:=[.B134]*40" office:value-type="float" office:value="-59.9406908" calcext:value-type="float">
            <text:p>-59.9406908</text:p>
          </table:table-cell>
        </table:table-row>
        <table:table-row table:style-name="ro1">
          <table:table-cell office:value-type="float" office:value="1.63023197" calcext:value-type="float">
            <text:p>1.63023197</text:p>
          </table:table-cell>
          <table:table-cell office:value-type="float" office:value="2.57307269" calcext:value-type="float">
            <text:p>2.57307269</text:p>
          </table:table-cell>
          <table:table-cell table:formula="of:=[.A135]*40" office:value-type="float" office:value="65.2092788" calcext:value-type="float">
            <text:p>65.2092788</text:p>
          </table:table-cell>
          <table:table-cell table:formula="of:=[.B135]*40" office:value-type="float" office:value="102.9229076" calcext:value-type="float">
            <text:p>102.9229076</text:p>
          </table:table-cell>
        </table:table-row>
        <table:table-row table:style-name="ro1">
          <table:table-cell office:value-type="float" office:value="0.38342408" calcext:value-type="float">
            <text:p>0.38342408</text:p>
          </table:table-cell>
          <table:table-cell office:value-type="float" office:value="0.07015347" calcext:value-type="float">
            <text:p>0.07015347</text:p>
          </table:table-cell>
          <table:table-cell table:formula="of:=[.A136]*40" office:value-type="float" office:value="15.3369632" calcext:value-type="float">
            <text:p>15.3369632</text:p>
          </table:table-cell>
          <table:table-cell table:formula="of:=[.B136]*40" office:value-type="float" office:value="2.8061388" calcext:value-type="float">
            <text:p>2.8061388</text:p>
          </table:table-cell>
        </table:table-row>
        <table:table-row table:style-name="ro1">
          <table:table-cell office:value-type="float" office:value="-2.59826024" calcext:value-type="float">
            <text:p>-2.59826024</text:p>
          </table:table-cell>
          <table:table-cell office:value-type="float" office:value="0.87288985" calcext:value-type="float">
            <text:p>0.87288985</text:p>
          </table:table-cell>
          <table:table-cell table:formula="of:=[.A137]*40" office:value-type="float" office:value="-103.9304096" calcext:value-type="float">
            <text:p>-103.9304096</text:p>
          </table:table-cell>
          <table:table-cell table:formula="of:=[.B137]*40" office:value-type="float" office:value="34.915594" calcext:value-type="float">
            <text:p>34.915594</text:p>
          </table:table-cell>
        </table:table-row>
        <table:table-row table:style-name="ro1">
          <table:table-cell office:value-type="float" office:value="1.43105348" calcext:value-type="float">
            <text:p>1.43105348</text:p>
          </table:table-cell>
          <table:table-cell office:value-type="float" office:value="1.5126246" calcext:value-type="float">
            <text:p>1.5126246</text:p>
          </table:table-cell>
          <table:table-cell table:formula="of:=[.A138]*40" office:value-type="float" office:value="57.2421392" calcext:value-type="float">
            <text:p>57.2421392</text:p>
          </table:table-cell>
          <table:table-cell table:formula="of:=[.B138]*40" office:value-type="float" office:value="60.504984" calcext:value-type="float">
            <text:p>60.504984</text:p>
          </table:table-cell>
        </table:table-row>
        <table:table-row table:style-name="ro1">
          <table:table-cell office:value-type="float" office:value="-1.11075612" calcext:value-type="float">
            <text:p>-1.11075612</text:p>
          </table:table-cell>
          <table:table-cell office:value-type="float" office:value="-0.82427321" calcext:value-type="float">
            <text:p>-0.82427321</text:p>
          </table:table-cell>
          <table:table-cell table:formula="of:=[.A139]*40" office:value-type="float" office:value="-44.4302448" calcext:value-type="float">
            <text:p>-44.4302448</text:p>
          </table:table-cell>
          <table:table-cell table:formula="of:=[.B139]*40" office:value-type="float" office:value="-32.9709284" calcext:value-type="float">
            <text:p>-32.9709284</text:p>
          </table:table-cell>
        </table:table-row>
        <table:table-row table:style-name="ro1">
          <table:table-cell office:value-type="float" office:value="-0.7051345" calcext:value-type="float">
            <text:p>-0.7051345</text:p>
          </table:table-cell>
          <table:table-cell office:value-type="float" office:value="-1.12249444" calcext:value-type="float">
            <text:p>-1.12249444</text:p>
          </table:table-cell>
          <table:table-cell table:formula="of:=[.A140]*40" office:value-type="float" office:value="-28.20538" calcext:value-type="float">
            <text:p>-28.20538</text:p>
          </table:table-cell>
          <table:table-cell table:formula="of:=[.B140]*40" office:value-type="float" office:value="-44.8997776" calcext:value-type="float">
            <text:p>-44.8997776</text:p>
          </table:table-cell>
        </table:table-row>
        <table:table-row table:style-name="ro1">
          <table:table-cell office:value-type="float" office:value="-1.26427823" calcext:value-type="float">
            <text:p>-1.26427823</text:p>
          </table:table-cell>
          <table:table-cell office:value-type="float" office:value="-0.44831159" calcext:value-type="float">
            <text:p>-0.44831159</text:p>
          </table:table-cell>
          <table:table-cell table:formula="of:=[.A141]*40" office:value-type="float" office:value="-50.5711292" calcext:value-type="float">
            <text:p>-50.5711292</text:p>
          </table:table-cell>
          <table:table-cell table:formula="of:=[.B141]*40" office:value-type="float" office:value="-17.9324636" calcext:value-type="float">
            <text:p>-17.9324636</text:p>
          </table:table-cell>
        </table:table-row>
        <table:table-row table:style-name="ro1">
          <table:table-cell office:value-type="float" office:value="5.72715511" calcext:value-type="float">
            <text:p>5.72715511</text:p>
          </table:table-cell>
          <table:table-cell office:value-type="float" office:value="-2.24373405" calcext:value-type="float">
            <text:p>-2.24373405</text:p>
          </table:table-cell>
          <table:table-cell table:formula="of:=[.A142]*40" office:value-type="float" office:value="229.0862044" calcext:value-type="float">
            <text:p>229.0862044</text:p>
          </table:table-cell>
          <table:table-cell table:formula="of:=[.B142]*40" office:value-type="float" office:value="-89.749362" calcext:value-type="float">
            <text:p>-89.749362</text:p>
          </table:table-cell>
        </table:table-row>
        <table:table-row table:style-name="ro1">
          <table:table-cell office:value-type="float" office:value="0.4846079" calcext:value-type="float">
            <text:p>0.4846079</text:p>
          </table:table-cell>
          <table:table-cell office:value-type="float" office:value="-1.27123143" calcext:value-type="float">
            <text:p>-1.27123143</text:p>
          </table:table-cell>
          <table:table-cell table:formula="of:=[.A143]*40" office:value-type="float" office:value="19.384316" calcext:value-type="float">
            <text:p>19.384316</text:p>
          </table:table-cell>
          <table:table-cell table:formula="of:=[.B143]*40" office:value-type="float" office:value="-50.8492572" calcext:value-type="float">
            <text:p>-50.8492572</text:p>
          </table:table-cell>
        </table:table-row>
        <table:table-row table:style-name="ro1">
          <table:table-cell office:value-type="float" office:value="-0.93640714" calcext:value-type="float">
            <text:p>-0.93640714</text:p>
          </table:table-cell>
          <table:table-cell office:value-type="float" office:value="-1.17610327" calcext:value-type="float">
            <text:p>-1.17610327</text:p>
          </table:table-cell>
          <table:table-cell table:formula="of:=[.A144]*40" office:value-type="float" office:value="-37.4562856" calcext:value-type="float">
            <text:p>-37.4562856</text:p>
          </table:table-cell>
          <table:table-cell table:formula="of:=[.B144]*40" office:value-type="float" office:value="-47.0441308" calcext:value-type="float">
            <text:p>-47.0441308</text:p>
          </table:table-cell>
        </table:table-row>
        <table:table-row table:style-name="ro1">
          <table:table-cell office:value-type="float" office:value="-0.8316755" calcext:value-type="float">
            <text:p>-0.8316755</text:p>
          </table:table-cell>
          <table:table-cell office:value-type="float" office:value="0.3904759" calcext:value-type="float">
            <text:p>0.3904759</text:p>
          </table:table-cell>
          <table:table-cell table:formula="of:=[.A145]*40" office:value-type="float" office:value="-33.26702" calcext:value-type="float">
            <text:p>-33.26702</text:p>
          </table:table-cell>
          <table:table-cell table:formula="of:=[.B145]*40" office:value-type="float" office:value="15.619036" calcext:value-type="float">
            <text:p>15.619036</text:p>
          </table:table-cell>
        </table:table-row>
        <table:table-row table:style-name="ro1">
          <table:table-cell office:value-type="float" office:value="-1.00550143" calcext:value-type="float">
            <text:p>-1.00550143</text:p>
          </table:table-cell>
          <table:table-cell office:value-type="float" office:value="-0.94002209" calcext:value-type="float">
            <text:p>-0.94002209</text:p>
          </table:table-cell>
          <table:table-cell table:formula="of:=[.A146]*40" office:value-type="float" office:value="-40.2200572" calcext:value-type="float">
            <text:p>-40.2200572</text:p>
          </table:table-cell>
          <table:table-cell table:formula="of:=[.B146]*40" office:value-type="float" office:value="-37.6008836" calcext:value-type="float">
            <text:p>-37.6008836</text:p>
          </table:table-cell>
        </table:table-row>
        <table:table-row table:style-name="ro1">
          <table:table-cell office:value-type="float" office:value="-1.88901539" calcext:value-type="float">
            <text:p>-1.88901539</text:p>
          </table:table-cell>
          <table:table-cell office:value-type="float" office:value="-0.29905609" calcext:value-type="float">
            <text:p>-0.29905609</text:p>
          </table:table-cell>
          <table:table-cell table:formula="of:=[.A147]*40" office:value-type="float" office:value="-75.5606156" calcext:value-type="float">
            <text:p>-75.5606156</text:p>
          </table:table-cell>
          <table:table-cell table:formula="of:=[.B147]*40" office:value-type="float" office:value="-11.9622436" calcext:value-type="float">
            <text:p>-11.9622436</text:p>
          </table:table-cell>
        </table:table-row>
        <table:table-row table:style-name="ro1">
          <table:table-cell office:value-type="float" office:value="-1.37234636" calcext:value-type="float">
            <text:p>-1.37234636</text:p>
          </table:table-cell>
          <table:table-cell office:value-type="float" office:value="-1.11881106" calcext:value-type="float">
            <text:p>-1.11881106</text:p>
          </table:table-cell>
          <table:table-cell table:formula="of:=[.A148]*40" office:value-type="float" office:value="-54.8938544" calcext:value-type="float">
            <text:p>-54.8938544</text:p>
          </table:table-cell>
          <table:table-cell table:formula="of:=[.B148]*40" office:value-type="float" office:value="-44.7524424" calcext:value-type="float">
            <text:p>-44.7524424</text:p>
          </table:table-cell>
        </table:table-row>
        <table:table-row table:style-name="ro1">
          <table:table-cell office:value-type="float" office:value="-0.14499982" calcext:value-type="float">
            <text:p>-0.14499982</text:p>
          </table:table-cell>
          <table:table-cell office:value-type="float" office:value="-0.98178512" calcext:value-type="float">
            <text:p>-0.98178512</text:p>
          </table:table-cell>
          <table:table-cell table:formula="of:=[.A149]*40" office:value-type="float" office:value="-5.7999928" calcext:value-type="float">
            <text:p>-5.7999928</text:p>
          </table:table-cell>
          <table:table-cell table:formula="of:=[.B149]*40" office:value-type="float" office:value="-39.2714048" calcext:value-type="float">
            <text:p>-39.2714048</text:p>
          </table:table-cell>
        </table:table-row>
        <table:table-row table:style-name="ro1">
          <table:table-cell office:value-type="float" office:value="1.36504081" calcext:value-type="float">
            <text:p>1.36504081</text:p>
          </table:table-cell>
          <table:table-cell office:value-type="float" office:value="-0.92372089" calcext:value-type="float">
            <text:p>-0.92372089</text:p>
          </table:table-cell>
          <table:table-cell table:formula="of:=[.A150]*40" office:value-type="float" office:value="54.6016324" calcext:value-type="float">
            <text:p>54.6016324</text:p>
          </table:table-cell>
          <table:table-cell table:formula="of:=[.B150]*40" office:value-type="float" office:value="-36.9488356" calcext:value-type="float">
            <text:p>-36.9488356</text:p>
          </table:table-cell>
        </table:table-row>
        <table:table-row table:style-name="ro1">
          <table:table-cell office:value-type="float" office:value="-0.72975729" calcext:value-type="float">
            <text:p>-0.72975729</text:p>
          </table:table-cell>
          <table:table-cell office:value-type="float" office:value="2.18096693" calcext:value-type="float">
            <text:p>2.18096693</text:p>
          </table:table-cell>
          <table:table-cell table:formula="of:=[.A151]*40" office:value-type="float" office:value="-29.1902916" calcext:value-type="float">
            <text:p>-29.1902916</text:p>
          </table:table-cell>
          <table:table-cell table:formula="of:=[.B151]*40" office:value-type="float" office:value="87.2386772" calcext:value-type="float">
            <text:p>87.2386772</text:p>
          </table:table-cell>
        </table:table-row>
        <table:table-row table:style-name="ro1">
          <table:table-cell office:value-type="float" office:value="4.351419" calcext:value-type="float">
            <text:p>4.351419</text:p>
          </table:table-cell>
          <table:table-cell office:value-type="float" office:value="-2.59005928" calcext:value-type="float">
            <text:p>-2.59005928</text:p>
          </table:table-cell>
          <table:table-cell table:formula="of:=[.A152]*40" office:value-type="float" office:value="174.05676" calcext:value-type="float">
            <text:p>174.05676</text:p>
          </table:table-cell>
          <table:table-cell table:formula="of:=[.B152]*40" office:value-type="float" office:value="-103.6023712" calcext:value-type="float">
            <text:p>-103.6023712</text:p>
          </table:table-cell>
        </table:table-row>
        <table:table-row table:style-name="ro1">
          <table:table-cell office:value-type="float" office:value="1.86542627" calcext:value-type="float">
            <text:p>1.86542627</text:p>
          </table:table-cell>
          <table:table-cell office:value-type="float" office:value="0.03970804" calcext:value-type="float">
            <text:p>0.03970804</text:p>
          </table:table-cell>
          <table:table-cell table:formula="of:=[.A153]*40" office:value-type="float" office:value="74.6170508" calcext:value-type="float">
            <text:p>74.6170508</text:p>
          </table:table-cell>
          <table:table-cell table:formula="of:=[.B153]*40" office:value-type="float" office:value="1.5883216" calcext:value-type="float">
            <text:p>1.5883216</text:p>
          </table:table-cell>
        </table:table-row>
        <table:table-row table:style-name="ro1">
          <table:table-cell office:value-type="float" office:value="-0.80951984" calcext:value-type="float">
            <text:p>-0.80951984</text:p>
          </table:table-cell>
          <table:table-cell office:value-type="float" office:value="-0.58447027" calcext:value-type="float">
            <text:p>-0.58447027</text:p>
          </table:table-cell>
          <table:table-cell table:formula="of:=[.A154]*40" office:value-type="float" office:value="-32.3807936" calcext:value-type="float">
            <text:p>-32.3807936</text:p>
          </table:table-cell>
          <table:table-cell table:formula="of:=[.B154]*40" office:value-type="float" office:value="-23.3788108" calcext:value-type="float">
            <text:p>-23.3788108</text:p>
          </table:table-cell>
        </table:table-row>
        <table:table-row table:style-name="ro1">
          <table:table-cell office:value-type="float" office:value="-1.14595863" calcext:value-type="float">
            <text:p>-1.14595863</text:p>
          </table:table-cell>
          <table:table-cell office:value-type="float" office:value="1.77320536" calcext:value-type="float">
            <text:p>1.77320536</text:p>
          </table:table-cell>
          <table:table-cell table:formula="of:=[.A155]*40" office:value-type="float" office:value="-45.8383452" calcext:value-type="float">
            <text:p>-45.8383452</text:p>
          </table:table-cell>
          <table:table-cell table:formula="of:=[.B155]*40" office:value-type="float" office:value="70.9282144" calcext:value-type="float">
            <text:p>70.9282144</text:p>
          </table:table-cell>
        </table:table-row>
        <table:table-row table:style-name="ro1">
          <table:table-cell office:value-type="float" office:value="-1.0491782" calcext:value-type="float">
            <text:p>-1.0491782</text:p>
          </table:table-cell>
          <table:table-cell office:value-type="float" office:value="0.25268227" calcext:value-type="float">
            <text:p>0.25268227</text:p>
          </table:table-cell>
          <table:table-cell table:formula="of:=[.A156]*40" office:value-type="float" office:value="-41.967128" calcext:value-type="float">
            <text:p>-41.967128</text:p>
          </table:table-cell>
          <table:table-cell table:formula="of:=[.B156]*40" office:value-type="float" office:value="10.1072908" calcext:value-type="float">
            <text:p>10.1072908</text:p>
          </table:table-cell>
        </table:table-row>
        <table:table-row table:style-name="ro1">
          <table:table-cell office:value-type="float" office:value="-1.29506429" calcext:value-type="float">
            <text:p>-1.29506429</text:p>
          </table:table-cell>
          <table:table-cell office:value-type="float" office:value="-0.50843607" calcext:value-type="float">
            <text:p>-0.50843607</text:p>
          </table:table-cell>
          <table:table-cell table:formula="of:=[.A157]*40" office:value-type="float" office:value="-51.8025716" calcext:value-type="float">
            <text:p>-51.8025716</text:p>
          </table:table-cell>
          <table:table-cell table:formula="of:=[.B157]*40" office:value-type="float" office:value="-20.3374428" calcext:value-type="float">
            <text:p>-20.3374428</text:p>
          </table:table-cell>
        </table:table-row>
        <table:table-row table:style-name="ro1">
          <table:table-cell office:value-type="float" office:value="-0.69326842" calcext:value-type="float">
            <text:p>-0.69326842</text:p>
          </table:table-cell>
          <table:table-cell office:value-type="float" office:value="-1.34125097" calcext:value-type="float">
            <text:p>-1.34125097</text:p>
          </table:table-cell>
          <table:table-cell table:formula="of:=[.A158]*40" office:value-type="float" office:value="-27.7307368" calcext:value-type="float">
            <text:p>-27.7307368</text:p>
          </table:table-cell>
          <table:table-cell table:formula="of:=[.B158]*40" office:value-type="float" office:value="-53.6500388" calcext:value-type="float">
            <text:p>-53.6500388</text:p>
          </table:table-cell>
        </table:table-row>
        <table:table-row table:style-name="ro1">
          <table:table-cell office:value-type="float" office:value="-0.28349193" calcext:value-type="float">
            <text:p>-0.28349193</text:p>
          </table:table-cell>
          <table:table-cell office:value-type="float" office:value="-0.71647139" calcext:value-type="float">
            <text:p>-0.71647139</text:p>
          </table:table-cell>
          <table:table-cell table:formula="of:=[.A159]*40" office:value-type="float" office:value="-11.3396772" calcext:value-type="float">
            <text:p>-11.3396772</text:p>
          </table:table-cell>
          <table:table-cell table:formula="of:=[.B159]*40" office:value-type="float" office:value="-28.6588556" calcext:value-type="float">
            <text:p>-28.6588556</text:p>
          </table:table-cell>
        </table:table-row>
        <table:table-row table:style-name="ro1">
          <table:table-cell office:value-type="float" office:value="-1.07499453" calcext:value-type="float">
            <text:p>-1.07499453</text:p>
          </table:table-cell>
          <table:table-cell office:value-type="float" office:value="-0.48303907" calcext:value-type="float">
            <text:p>-0.48303907</text:p>
          </table:table-cell>
          <table:table-cell table:formula="of:=[.A160]*40" office:value-type="float" office:value="-42.9997812" calcext:value-type="float">
            <text:p>-42.9997812</text:p>
          </table:table-cell>
          <table:table-cell table:formula="of:=[.B160]*40" office:value-type="float" office:value="-19.3215628" calcext:value-type="float">
            <text:p>-19.3215628</text:p>
          </table:table-cell>
        </table:table-row>
        <table:table-row table:style-name="ro1">
          <table:table-cell office:value-type="float" office:value="1.05736493" calcext:value-type="float">
            <text:p>1.05736493</text:p>
          </table:table-cell>
          <table:table-cell office:value-type="float" office:value="-1.31632025" calcext:value-type="float">
            <text:p>-1.31632025</text:p>
          </table:table-cell>
          <table:table-cell table:formula="of:=[.A161]*40" office:value-type="float" office:value="42.2945972" calcext:value-type="float">
            <text:p>42.2945972</text:p>
          </table:table-cell>
          <table:table-cell table:formula="of:=[.B161]*40" office:value-type="float" office:value="-52.65281" calcext:value-type="float">
            <text:p>-52.65281</text:p>
          </table:table-cell>
        </table:table-row>
        <table:table-row table:style-name="ro1">
          <table:table-cell office:value-type="float" office:value="0.65536534" calcext:value-type="float">
            <text:p>0.65536534</text:p>
          </table:table-cell>
          <table:table-cell office:value-type="float" office:value="0.34611058" calcext:value-type="float">
            <text:p>0.34611058</text:p>
          </table:table-cell>
          <table:table-cell table:formula="of:=[.A162]*40" office:value-type="float" office:value="26.2146136" calcext:value-type="float">
            <text:p>26.2146136</text:p>
          </table:table-cell>
          <table:table-cell table:formula="of:=[.B162]*40" office:value-type="float" office:value="13.8444232" calcext:value-type="float">
            <text:p>13.8444232</text:p>
          </table:table-cell>
        </table:table-row>
        <table:table-row table:style-name="ro1">
          <table:table-cell office:value-type="float" office:value="-0.31618406" calcext:value-type="float">
            <text:p>-0.31618406</text:p>
          </table:table-cell>
          <table:table-cell office:value-type="float" office:value="-0.71115349" calcext:value-type="float">
            <text:p>-0.71115349</text:p>
          </table:table-cell>
          <table:table-cell table:formula="of:=[.A163]*40" office:value-type="float" office:value="-12.6473624" calcext:value-type="float">
            <text:p>-12.6473624</text:p>
          </table:table-cell>
          <table:table-cell table:formula="of:=[.B163]*40" office:value-type="float" office:value="-28.4461396" calcext:value-type="float">
            <text:p>-28.4461396</text:p>
          </table:table-cell>
        </table:table-row>
        <table:table-row table:style-name="ro1">
          <table:table-cell office:value-type="float" office:value="0.27860836" calcext:value-type="float">
            <text:p>0.27860836</text:p>
          </table:table-cell>
          <table:table-cell office:value-type="float" office:value="2.024991" calcext:value-type="float">
            <text:p>2.024991</text:p>
          </table:table-cell>
          <table:table-cell table:formula="of:=[.A164]*40" office:value-type="float" office:value="11.1443344" calcext:value-type="float">
            <text:p>11.1443344</text:p>
          </table:table-cell>
          <table:table-cell table:formula="of:=[.B164]*40" office:value-type="float" office:value="80.99964" calcext:value-type="float">
            <text:p>80.99964</text:p>
          </table:table-cell>
        </table:table-row>
        <table:table-row table:style-name="ro1">
          <table:table-cell office:value-type="float" office:value="0.39636758" calcext:value-type="float">
            <text:p>0.39636758</text:p>
          </table:table-cell>
          <table:table-cell office:value-type="float" office:value="0.4964209" calcext:value-type="float">
            <text:p>0.4964209</text:p>
          </table:table-cell>
          <table:table-cell table:formula="of:=[.A165]*40" office:value-type="float" office:value="15.8547032" calcext:value-type="float">
            <text:p>15.8547032</text:p>
          </table:table-cell>
          <table:table-cell table:formula="of:=[.B165]*40" office:value-type="float" office:value="19.856836" calcext:value-type="float">
            <text:p>19.856836</text:p>
          </table:table-cell>
        </table:table-row>
        <table:table-row table:style-name="ro1">
          <table:table-cell office:value-type="float" office:value="1.03053282" calcext:value-type="float">
            <text:p>1.03053282</text:p>
          </table:table-cell>
          <table:table-cell office:value-type="float" office:value="-1.43086516" calcext:value-type="float">
            <text:p>-1.43086516</text:p>
          </table:table-cell>
          <table:table-cell table:formula="of:=[.A166]*40" office:value-type="float" office:value="41.2213128" calcext:value-type="float">
            <text:p>41.2213128</text:p>
          </table:table-cell>
          <table:table-cell table:formula="of:=[.B166]*40" office:value-type="float" office:value="-57.2346064" calcext:value-type="float">
            <text:p>-57.2346064</text:p>
          </table:table-cell>
        </table:table-row>
        <table:table-row table:style-name="ro1">
          <table:table-cell office:value-type="float" office:value="-2.48898607" calcext:value-type="float">
            <text:p>-2.48898607</text:p>
          </table:table-cell>
          <table:table-cell office:value-type="float" office:value="-0.75498554" calcext:value-type="float">
            <text:p>-0.75498554</text:p>
          </table:table-cell>
          <table:table-cell table:formula="of:=[.A167]*40" office:value-type="float" office:value="-99.5594428" calcext:value-type="float">
            <text:p>-99.5594428</text:p>
          </table:table-cell>
          <table:table-cell table:formula="of:=[.B167]*40" office:value-type="float" office:value="-30.1994216" calcext:value-type="float">
            <text:p>-30.1994216</text:p>
          </table:table-cell>
        </table:table-row>
        <table:table-row table:style-name="ro1">
          <table:table-cell office:value-type="float" office:value="-1.01179221" calcext:value-type="float">
            <text:p>-1.01179221</text:p>
          </table:table-cell>
          <table:table-cell office:value-type="float" office:value="-1.08257704" calcext:value-type="float">
            <text:p>-1.08257704</text:p>
          </table:table-cell>
          <table:table-cell table:formula="of:=[.A168]*40" office:value-type="float" office:value="-40.4716884" calcext:value-type="float">
            <text:p>-40.4716884</text:p>
          </table:table-cell>
          <table:table-cell table:formula="of:=[.B168]*40" office:value-type="float" office:value="-43.3030816" calcext:value-type="float">
            <text:p>-43.3030816</text:p>
          </table:table-cell>
        </table:table-row>
        <table:table-row table:style-name="ro1">
          <table:table-cell office:value-type="float" office:value="-1.30109546" calcext:value-type="float">
            <text:p>-1.30109546</text:p>
          </table:table-cell>
          <table:table-cell office:value-type="float" office:value="1.0954365" calcext:value-type="float">
            <text:p>1.0954365</text:p>
          </table:table-cell>
          <table:table-cell table:formula="of:=[.A169]*40" office:value-type="float" office:value="-52.0438184" calcext:value-type="float">
            <text:p>-52.0438184</text:p>
          </table:table-cell>
          <table:table-cell table:formula="of:=[.B169]*40" office:value-type="float" office:value="43.81746" calcext:value-type="float">
            <text:p>43.81746</text:p>
          </table:table-cell>
        </table:table-row>
        <table:table-row table:style-name="ro1">
          <table:table-cell office:value-type="float" office:value="-0.05312041" calcext:value-type="float">
            <text:p>-0.05312041</text:p>
          </table:table-cell>
          <table:table-cell office:value-type="float" office:value="-1.87009533" calcext:value-type="float">
            <text:p>-1.87009533</text:p>
          </table:table-cell>
          <table:table-cell table:formula="of:=[.A170]*40" office:value-type="float" office:value="-2.1248164" calcext:value-type="float">
            <text:p>-2.1248164</text:p>
          </table:table-cell>
          <table:table-cell table:formula="of:=[.B170]*40" office:value-type="float" office:value="-74.8038132" calcext:value-type="float">
            <text:p>-74.8038132</text:p>
          </table:table-cell>
        </table:table-row>
        <table:table-row table:style-name="ro1">
          <table:table-cell office:value-type="float" office:value="-0.42324667" calcext:value-type="float">
            <text:p>-0.42324667</text:p>
          </table:table-cell>
          <table:table-cell office:value-type="float" office:value="3.1868269" calcext:value-type="float">
            <text:p>3.1868269</text:p>
          </table:table-cell>
          <table:table-cell table:formula="of:=[.A171]*40" office:value-type="float" office:value="-16.9298668" calcext:value-type="float">
            <text:p>-16.9298668</text:p>
          </table:table-cell>
          <table:table-cell table:formula="of:=[.B171]*40" office:value-type="float" office:value="127.473076" calcext:value-type="float">
            <text:p>127.473076</text:p>
          </table:table-cell>
        </table:table-row>
        <table:table-row table:style-name="ro1">
          <table:table-cell office:value-type="float" office:value="0.98793678" calcext:value-type="float">
            <text:p>0.98793678</text:p>
          </table:table-cell>
          <table:table-cell office:value-type="float" office:value="-1.65597208" calcext:value-type="float">
            <text:p>-1.65597208</text:p>
          </table:table-cell>
          <table:table-cell table:formula="of:=[.A172]*40" office:value-type="float" office:value="39.5174712" calcext:value-type="float">
            <text:p>39.5174712</text:p>
          </table:table-cell>
          <table:table-cell table:formula="of:=[.B172]*40" office:value-type="float" office:value="-66.2388832" calcext:value-type="float">
            <text:p>-66.2388832</text:p>
          </table:table-cell>
        </table:table-row>
        <table:table-row table:style-name="ro1">
          <table:table-cell office:value-type="float" office:value="-0.67245743" calcext:value-type="float">
            <text:p>-0.67245743</text:p>
          </table:table-cell>
          <table:table-cell office:value-type="float" office:value="-1.42914817" calcext:value-type="float">
            <text:p>-1.42914817</text:p>
          </table:table-cell>
          <table:table-cell table:formula="of:=[.A173]*40" office:value-type="float" office:value="-26.8982972" calcext:value-type="float">
            <text:p>-26.8982972</text:p>
          </table:table-cell>
          <table:table-cell table:formula="of:=[.B173]*40" office:value-type="float" office:value="-57.1659268" calcext:value-type="float">
            <text:p>-57.1659268</text:p>
          </table:table-cell>
        </table:table-row>
        <table:table-row table:style-name="ro1">
          <table:table-cell office:value-type="float" office:value="-0.60178442" calcext:value-type="float">
            <text:p>-0.60178442</text:p>
          </table:table-cell>
          <table:table-cell office:value-type="float" office:value="2.05919063" calcext:value-type="float">
            <text:p>2.05919063</text:p>
          </table:table-cell>
          <table:table-cell table:formula="of:=[.A174]*40" office:value-type="float" office:value="-24.0713768" calcext:value-type="float">
            <text:p>-24.0713768</text:p>
          </table:table-cell>
          <table:table-cell table:formula="of:=[.B174]*40" office:value-type="float" office:value="82.3676252" calcext:value-type="float">
            <text:p>82.3676252</text:p>
          </table:table-cell>
        </table:table-row>
        <table:table-row table:style-name="ro1">
          <table:table-cell office:value-type="float" office:value="-0.14220313" calcext:value-type="float">
            <text:p>-0.14220313</text:p>
          </table:table-cell>
          <table:table-cell office:value-type="float" office:value="-1.33394545" calcext:value-type="float">
            <text:p>-1.33394545</text:p>
          </table:table-cell>
          <table:table-cell table:formula="of:=[.A175]*40" office:value-type="float" office:value="-5.6881252" calcext:value-type="float">
            <text:p>-5.6881252</text:p>
          </table:table-cell>
          <table:table-cell table:formula="of:=[.B175]*40" office:value-type="float" office:value="-53.357818" calcext:value-type="float">
            <text:p>-53.357818</text:p>
          </table:table-cell>
        </table:table-row>
        <table:table-row table:style-name="ro1">
          <table:table-cell office:value-type="float" office:value="0.99245296" calcext:value-type="float">
            <text:p>0.99245296</text:p>
          </table:table-cell>
          <table:table-cell office:value-type="float" office:value="1.27248864" calcext:value-type="float">
            <text:p>1.27248864</text:p>
          </table:table-cell>
          <table:table-cell table:formula="of:=[.A176]*40" office:value-type="float" office:value="39.6981184" calcext:value-type="float">
            <text:p>39.6981184</text:p>
          </table:table-cell>
          <table:table-cell table:formula="of:=[.B176]*40" office:value-type="float" office:value="50.8995456" calcext:value-type="float">
            <text:p>50.8995456</text:p>
          </table:table-cell>
        </table:table-row>
        <table:table-row table:style-name="ro1">
          <table:table-cell office:value-type="float" office:value="0.66739692" calcext:value-type="float">
            <text:p>0.66739692</text:p>
          </table:table-cell>
          <table:table-cell office:value-type="float" office:value="1.02407675" calcext:value-type="float">
            <text:p>1.02407675</text:p>
          </table:table-cell>
          <table:table-cell table:formula="of:=[.A177]*40" office:value-type="float" office:value="26.6958768" calcext:value-type="float">
            <text:p>26.6958768</text:p>
          </table:table-cell>
          <table:table-cell table:formula="of:=[.B177]*40" office:value-type="float" office:value="40.96307" calcext:value-type="float">
            <text:p>40.96307</text:p>
          </table:table-cell>
        </table:table-row>
        <table:table-row table:style-name="ro1">
          <table:table-cell office:value-type="float" office:value="0.85512572" calcext:value-type="float">
            <text:p>0.85512572</text:p>
          </table:table-cell>
          <table:table-cell office:value-type="float" office:value="1.40114797" calcext:value-type="float">
            <text:p>1.40114797</text:p>
          </table:table-cell>
          <table:table-cell table:formula="of:=[.A178]*40" office:value-type="float" office:value="34.2050288" calcext:value-type="float">
            <text:p>34.2050288</text:p>
          </table:table-cell>
          <table:table-cell table:formula="of:=[.B178]*40" office:value-type="float" office:value="56.0459188" calcext:value-type="float">
            <text:p>56.0459188</text:p>
          </table:table-cell>
        </table:table-row>
        <table:table-row table:style-name="ro1">
          <table:table-cell office:value-type="float" office:value="3.66314363" calcext:value-type="float">
            <text:p>3.66314363</text:p>
          </table:table-cell>
          <table:table-cell office:value-type="float" office:value="-1.07065661" calcext:value-type="float">
            <text:p>-1.07065661</text:p>
          </table:table-cell>
          <table:table-cell table:formula="of:=[.A179]*40" office:value-type="float" office:value="146.5257452" calcext:value-type="float">
            <text:p>146.5257452</text:p>
          </table:table-cell>
          <table:table-cell table:formula="of:=[.B179]*40" office:value-type="float" office:value="-42.8262644" calcext:value-type="float">
            <text:p>-42.8262644</text:p>
          </table:table-cell>
        </table:table-row>
        <table:table-row table:style-name="ro1">
          <table:table-cell office:value-type="float" office:value="-1.62996209" calcext:value-type="float">
            <text:p>-1.62996209</text:p>
          </table:table-cell>
          <table:table-cell office:value-type="float" office:value="-0.28246626" calcext:value-type="float">
            <text:p>-0.28246626</text:p>
          </table:table-cell>
          <table:table-cell table:formula="of:=[.A180]*40" office:value-type="float" office:value="-65.1984836" calcext:value-type="float">
            <text:p>-65.1984836</text:p>
          </table:table-cell>
          <table:table-cell table:formula="of:=[.B180]*40" office:value-type="float" office:value="-11.2986504" calcext:value-type="float">
            <text:p>-11.2986504</text:p>
          </table:table-cell>
        </table:table-row>
        <table:table-row table:style-name="ro1">
          <table:table-cell office:value-type="float" office:value="0.60174549" calcext:value-type="float">
            <text:p>0.60174549</text:p>
          </table:table-cell>
          <table:table-cell office:value-type="float" office:value="-0.28472259" calcext:value-type="float">
            <text:p>-0.28472259</text:p>
          </table:table-cell>
          <table:table-cell table:formula="of:=[.A181]*40" office:value-type="float" office:value="24.0698196" calcext:value-type="float">
            <text:p>24.0698196</text:p>
          </table:table-cell>
          <table:table-cell table:formula="of:=[.B181]*40" office:value-type="float" office:value="-11.3889036" calcext:value-type="float">
            <text:p>-11.3889036</text:p>
          </table:table-cell>
        </table:table-row>
        <table:table-row table:style-name="ro1">
          <table:table-cell office:value-type="float" office:value="-0.19525335" calcext:value-type="float">
            <text:p>-0.19525335</text:p>
          </table:table-cell>
          <table:table-cell office:value-type="float" office:value="-1.51688833" calcext:value-type="float">
            <text:p>-1.51688833</text:p>
          </table:table-cell>
          <table:table-cell table:formula="of:=[.A182]*40" office:value-type="float" office:value="-7.810134" calcext:value-type="float">
            <text:p>-7.810134</text:p>
          </table:table-cell>
          <table:table-cell table:formula="of:=[.B182]*40" office:value-type="float" office:value="-60.6755332" calcext:value-type="float">
            <text:p>-60.6755332</text:p>
          </table:table-cell>
        </table:table-row>
        <table:table-row table:style-name="ro1">
          <table:table-cell office:value-type="float" office:value="-1.0986946" calcext:value-type="float">
            <text:p>-1.0986946</text:p>
          </table:table-cell>
          <table:table-cell office:value-type="float" office:value="1.84686764" calcext:value-type="float">
            <text:p>1.84686764</text:p>
          </table:table-cell>
          <table:table-cell table:formula="of:=[.A183]*40" office:value-type="float" office:value="-43.947784" calcext:value-type="float">
            <text:p>-43.947784</text:p>
          </table:table-cell>
          <table:table-cell table:formula="of:=[.B183]*40" office:value-type="float" office:value="73.8747056" calcext:value-type="float">
            <text:p>73.8747056</text:p>
          </table:table-cell>
        </table:table-row>
        <table:table-row table:style-name="ro1">
          <table:table-cell office:value-type="float" office:value="1.05362799" calcext:value-type="float">
            <text:p>1.05362799</text:p>
          </table:table-cell>
          <table:table-cell office:value-type="float" office:value="-0.23184761" calcext:value-type="float">
            <text:p>-0.23184761</text:p>
          </table:table-cell>
          <table:table-cell table:formula="of:=[.A184]*40" office:value-type="float" office:value="42.1451196" calcext:value-type="float">
            <text:p>42.1451196</text:p>
          </table:table-cell>
          <table:table-cell table:formula="of:=[.B184]*40" office:value-type="float" office:value="-9.2739044" calcext:value-type="float">
            <text:p>-9.2739044</text:p>
          </table:table-cell>
        </table:table-row>
        <table:table-row table:style-name="ro1">
          <table:table-cell office:value-type="float" office:value="0.74704262" calcext:value-type="float">
            <text:p>0.74704262</text:p>
          </table:table-cell>
          <table:table-cell office:value-type="float" office:value="-1.468388" calcext:value-type="float">
            <text:p>-1.468388</text:p>
          </table:table-cell>
          <table:table-cell table:formula="of:=[.A185]*40" office:value-type="float" office:value="29.8817048" calcext:value-type="float">
            <text:p>29.8817048</text:p>
          </table:table-cell>
          <table:table-cell table:formula="of:=[.B185]*40" office:value-type="float" office:value="-58.73552" calcext:value-type="float">
            <text:p>-58.73552</text:p>
          </table:table-cell>
        </table:table-row>
        <table:table-row table:style-name="ro1">
          <table:table-cell office:value-type="float" office:value="-0.52845135" calcext:value-type="float">
            <text:p>-0.52845135</text:p>
          </table:table-cell>
          <table:table-cell office:value-type="float" office:value="2.59235793" calcext:value-type="float">
            <text:p>2.59235793</text:p>
          </table:table-cell>
          <table:table-cell table:formula="of:=[.A186]*40" office:value-type="float" office:value="-21.138054" calcext:value-type="float">
            <text:p>-21.138054</text:p>
          </table:table-cell>
          <table:table-cell table:formula="of:=[.B186]*40" office:value-type="float" office:value="103.6943172" calcext:value-type="float">
            <text:p>103.6943172</text:p>
          </table:table-cell>
        </table:table-row>
        <table:table-row table:style-name="ro1">
          <table:table-cell office:value-type="float" office:value="0.15569891" calcext:value-type="float">
            <text:p>0.15569891</text:p>
          </table:table-cell>
          <table:table-cell office:value-type="float" office:value="-0.09609475" calcext:value-type="float">
            <text:p>-0.09609475</text:p>
          </table:table-cell>
          <table:table-cell table:formula="of:=[.A187]*40" office:value-type="float" office:value="6.2279564" calcext:value-type="float">
            <text:p>6.2279564</text:p>
          </table:table-cell>
          <table:table-cell table:formula="of:=[.B187]*40" office:value-type="float" office:value="-3.84379" calcext:value-type="float">
            <text:p>-3.84379</text:p>
          </table:table-cell>
        </table:table-row>
        <table:table-row table:style-name="ro1">
          <table:table-cell office:value-type="float" office:value="-1.19753321" calcext:value-type="float">
            <text:p>-1.19753321</text:p>
          </table:table-cell>
          <table:table-cell office:value-type="float" office:value="1.11346925" calcext:value-type="float">
            <text:p>1.11346925</text:p>
          </table:table-cell>
          <table:table-cell table:formula="of:=[.A188]*40" office:value-type="float" office:value="-47.9013284" calcext:value-type="float">
            <text:p>-47.9013284</text:p>
          </table:table-cell>
          <table:table-cell table:formula="of:=[.B188]*40" office:value-type="float" office:value="44.53877" calcext:value-type="float">
            <text:p>44.53877</text:p>
          </table:table-cell>
        </table:table-row>
        <table:table-row table:style-name="ro1">
          <table:table-cell office:value-type="float" office:value="0.75704982" calcext:value-type="float">
            <text:p>0.75704982</text:p>
          </table:table-cell>
          <table:table-cell office:value-type="float" office:value="-0.89037495" calcext:value-type="float">
            <text:p>-0.89037495</text:p>
          </table:table-cell>
          <table:table-cell table:formula="of:=[.A189]*40" office:value-type="float" office:value="30.2819928" calcext:value-type="float">
            <text:p>30.2819928</text:p>
          </table:table-cell>
          <table:table-cell table:formula="of:=[.B189]*40" office:value-type="float" office:value="-35.614998" calcext:value-type="float">
            <text:p>-35.614998</text:p>
          </table:table-cell>
        </table:table-row>
        <table:table-row table:style-name="ro1">
          <table:table-cell office:value-type="float" office:value="-0.77941809" calcext:value-type="float">
            <text:p>-0.77941809</text:p>
          </table:table-cell>
          <table:table-cell office:value-type="float" office:value="-1.0461646" calcext:value-type="float">
            <text:p>-1.0461646</text:p>
          </table:table-cell>
          <table:table-cell table:formula="of:=[.A190]*40" office:value-type="float" office:value="-31.1767236" calcext:value-type="float">
            <text:p>-31.1767236</text:p>
          </table:table-cell>
          <table:table-cell table:formula="of:=[.B190]*40" office:value-type="float" office:value="-41.846584" calcext:value-type="float">
            <text:p>-41.846584</text:p>
          </table:table-cell>
        </table:table-row>
        <table:table-row table:style-name="ro1">
          <table:table-cell office:value-type="float" office:value="-0.85040948" calcext:value-type="float">
            <text:p>-0.85040948</text:p>
          </table:table-cell>
          <table:table-cell office:value-type="float" office:value="0.64694363" calcext:value-type="float">
            <text:p>0.64694363</text:p>
          </table:table-cell>
          <table:table-cell table:formula="of:=[.A191]*40" office:value-type="float" office:value="-34.0163792" calcext:value-type="float">
            <text:p>-34.0163792</text:p>
          </table:table-cell>
          <table:table-cell table:formula="of:=[.B191]*40" office:value-type="float" office:value="25.8777452" calcext:value-type="float">
            <text:p>25.8777452</text:p>
          </table:table-cell>
        </table:table-row>
        <table:table-row table:style-name="ro1">
          <table:table-cell office:value-type="float" office:value="0.74287499" calcext:value-type="float">
            <text:p>0.74287499</text:p>
          </table:table-cell>
          <table:table-cell office:value-type="float" office:value="-1.97953586" calcext:value-type="float">
            <text:p>-1.97953586</text:p>
          </table:table-cell>
          <table:table-cell table:formula="of:=[.A192]*40" office:value-type="float" office:value="29.7149996" calcext:value-type="float">
            <text:p>29.7149996</text:p>
          </table:table-cell>
          <table:table-cell table:formula="of:=[.B192]*40" office:value-type="float" office:value="-79.1814344" calcext:value-type="float">
            <text:p>-79.1814344</text:p>
          </table:table-cell>
        </table:table-row>
        <table:table-row table:style-name="ro1">
          <table:table-cell office:value-type="float" office:value="-0.91184836" calcext:value-type="float">
            <text:p>-0.91184836</text:p>
          </table:table-cell>
          <table:table-cell office:value-type="float" office:value="-0.62559618" calcext:value-type="float">
            <text:p>-0.62559618</text:p>
          </table:table-cell>
          <table:table-cell table:formula="of:=[.A193]*40" office:value-type="float" office:value="-36.4739344" calcext:value-type="float">
            <text:p>-36.4739344</text:p>
          </table:table-cell>
          <table:table-cell table:formula="of:=[.B193]*40" office:value-type="float" office:value="-25.0238472" calcext:value-type="float">
            <text:p>-25.0238472</text:p>
          </table:table-cell>
        </table:table-row>
        <table:table-row table:style-name="ro1">
          <table:table-cell office:value-type="float" office:value="-0.23568717" calcext:value-type="float">
            <text:p>-0.23568717</text:p>
          </table:table-cell>
          <table:table-cell office:value-type="float" office:value="-0.79721939" calcext:value-type="float">
            <text:p>-0.79721939</text:p>
          </table:table-cell>
          <table:table-cell table:formula="of:=[.A194]*40" office:value-type="float" office:value="-9.4274868" calcext:value-type="float">
            <text:p>-9.4274868</text:p>
          </table:table-cell>
          <table:table-cell table:formula="of:=[.B194]*40" office:value-type="float" office:value="-31.8887756" calcext:value-type="float">
            <text:p>-31.8887756</text:p>
          </table:table-cell>
        </table:table-row>
        <table:table-row table:style-name="ro1">
          <table:table-cell office:value-type="float" office:value="-1.35780884" calcext:value-type="float">
            <text:p>-1.35780884</text:p>
          </table:table-cell>
          <table:table-cell office:value-type="float" office:value="0.12906478" calcext:value-type="float">
            <text:p>0.12906478</text:p>
          </table:table-cell>
          <table:table-cell table:formula="of:=[.A195]*40" office:value-type="float" office:value="-54.3123536" calcext:value-type="float">
            <text:p>-54.3123536</text:p>
          </table:table-cell>
          <table:table-cell table:formula="of:=[.B195]*40" office:value-type="float" office:value="5.1625912" calcext:value-type="float">
            <text:p>5.1625912</text:p>
          </table:table-cell>
        </table:table-row>
        <table:table-row table:style-name="ro1">
          <table:table-cell office:value-type="float" office:value="0.5731996" calcext:value-type="float">
            <text:p>0.5731996</text:p>
          </table:table-cell>
          <table:table-cell office:value-type="float" office:value="-0.9625408" calcext:value-type="float">
            <text:p>-0.9625408</text:p>
          </table:table-cell>
          <table:table-cell table:formula="of:=[.A196]*40" office:value-type="float" office:value="22.927984" calcext:value-type="float">
            <text:p>22.927984</text:p>
          </table:table-cell>
          <table:table-cell table:formula="of:=[.B196]*40" office:value-type="float" office:value="-38.501632" calcext:value-type="float">
            <text:p>-38.501632</text:p>
          </table:table-cell>
        </table:table-row>
        <table:table-row table:style-name="ro1">
          <table:table-cell office:value-type="float" office:value="0.02137263" calcext:value-type="float">
            <text:p>0.02137263</text:p>
          </table:table-cell>
          <table:table-cell office:value-type="float" office:value="-0.24765875" calcext:value-type="float">
            <text:p>-0.24765875</text:p>
          </table:table-cell>
          <table:table-cell table:formula="of:=[.A197]*40" office:value-type="float" office:value="0.8549052" calcext:value-type="float">
            <text:p>0.8549052</text:p>
          </table:table-cell>
          <table:table-cell table:formula="of:=[.B197]*40" office:value-type="float" office:value="-9.90635" calcext:value-type="float">
            <text:p>-9.90635</text:p>
          </table:table-cell>
        </table:table-row>
        <table:table-row table:style-name="ro1">
          <table:table-cell office:value-type="float" office:value="-0.31353747" calcext:value-type="float">
            <text:p>-0.31353747</text:p>
          </table:table-cell>
          <table:table-cell office:value-type="float" office:value="-0.95717933" calcext:value-type="float">
            <text:p>-0.95717933</text:p>
          </table:table-cell>
          <table:table-cell table:formula="of:=[.A198]*40" office:value-type="float" office:value="-12.5414988" calcext:value-type="float">
            <text:p>-12.5414988</text:p>
          </table:table-cell>
          <table:table-cell table:formula="of:=[.B198]*40" office:value-type="float" office:value="-38.2871732" calcext:value-type="float">
            <text:p>-38.2871732</text:p>
          </table:table-cell>
        </table:table-row>
        <table:table-row table:style-name="ro1">
          <table:table-cell office:value-type="float" office:value="-0.072023" calcext:value-type="float">
            <text:p>-0.072023</text:p>
          </table:table-cell>
          <table:table-cell office:value-type="float" office:value="-0.75664983" calcext:value-type="float">
            <text:p>-0.75664983</text:p>
          </table:table-cell>
          <table:table-cell table:formula="of:=[.A199]*40" office:value-type="float" office:value="-2.88092" calcext:value-type="float">
            <text:p>-2.88092</text:p>
          </table:table-cell>
          <table:table-cell table:formula="of:=[.B199]*40" office:value-type="float" office:value="-30.2659932" calcext:value-type="float">
            <text:p>-30.2659932</text:p>
          </table:table-cell>
        </table:table-row>
        <table:table-row table:style-name="ro1">
          <table:table-cell office:value-type="float" office:value="0.11760335" calcext:value-type="float">
            <text:p>0.11760335</text:p>
          </table:table-cell>
          <table:table-cell office:value-type="float" office:value="2.27062842" calcext:value-type="float">
            <text:p>2.27062842</text:p>
          </table:table-cell>
          <table:table-cell table:formula="of:=[.A200]*40" office:value-type="float" office:value="4.704134" calcext:value-type="float">
            <text:p>4.704134</text:p>
          </table:table-cell>
          <table:table-cell table:formula="of:=[.B200]*40" office:value-type="float" office:value="90.8251368" calcext:value-type="float">
            <text:p>90.8251368</text:p>
          </table:table-cell>
        </table:table-row>
        <table:table-row table:style-name="ro1">
          <table:table-cell office:value-type="float" office:value="-0.11601366" calcext:value-type="float">
            <text:p>-0.11601366</text:p>
          </table:table-cell>
          <table:table-cell office:value-type="float" office:value="0.43167217" calcext:value-type="float">
            <text:p>0.43167217</text:p>
          </table:table-cell>
          <table:table-cell table:formula="of:=[.A201]*40" office:value-type="float" office:value="-4.6405464" calcext:value-type="float">
            <text:p>-4.6405464</text:p>
          </table:table-cell>
          <table:table-cell table:formula="of:=[.B201]*40" office:value-type="float" office:value="17.2668868" calcext:value-type="float">
            <text:p>17.2668868</text:p>
          </table:table-cell>
        </table:table-row>
        <table:table-row table:style-name="ro1">
          <table:table-cell office:value-type="float" office:value="0.35847303" calcext:value-type="float">
            <text:p>0.35847303</text:p>
          </table:table-cell>
          <table:table-cell office:value-type="float" office:value="1.36767378" calcext:value-type="float">
            <text:p>1.36767378</text:p>
          </table:table-cell>
          <table:table-cell table:formula="of:=[.A202]*40" office:value-type="float" office:value="14.3389212" calcext:value-type="float">
            <text:p>14.3389212</text:p>
          </table:table-cell>
          <table:table-cell table:formula="of:=[.B202]*40" office:value-type="float" office:value="54.7069512" calcext:value-type="float">
            <text:p>54.7069512</text:p>
          </table:table-cell>
        </table:table-row>
        <table:table-row table:style-name="ro1">
          <table:table-cell office:value-type="float" office:value="-1.27246975" calcext:value-type="float">
            <text:p>-1.27246975</text:p>
          </table:table-cell>
          <table:table-cell office:value-type="float" office:value="-0.79199076" calcext:value-type="float">
            <text:p>-0.79199076</text:p>
          </table:table-cell>
          <table:table-cell table:formula="of:=[.A203]*40" office:value-type="float" office:value="-50.89879" calcext:value-type="float">
            <text:p>-50.89879</text:p>
          </table:table-cell>
          <table:table-cell table:formula="of:=[.B203]*40" office:value-type="float" office:value="-31.6796304" calcext:value-type="float">
            <text:p>-31.6796304</text:p>
          </table:table-cell>
        </table:table-row>
        <table:table-row table:style-name="ro1">
          <table:table-cell office:value-type="float" office:value="-1.11125722" calcext:value-type="float">
            <text:p>-1.11125722</text:p>
          </table:table-cell>
          <table:table-cell office:value-type="float" office:value="2.86097784" calcext:value-type="float">
            <text:p>2.86097784</text:p>
          </table:table-cell>
          <table:table-cell table:formula="of:=[.A204]*40" office:value-type="float" office:value="-44.4502888" calcext:value-type="float">
            <text:p>-44.4502888</text:p>
          </table:table-cell>
          <table:table-cell table:formula="of:=[.B204]*40" office:value-type="float" office:value="114.4391136" calcext:value-type="float">
            <text:p>114.4391136</text:p>
          </table:table-cell>
        </table:table-row>
        <table:table-row table:style-name="ro1">
          <table:table-cell office:value-type="float" office:value="-1.57561917" calcext:value-type="float">
            <text:p>-1.57561917</text:p>
          </table:table-cell>
          <table:table-cell office:value-type="float" office:value="-1.04075768" calcext:value-type="float">
            <text:p>-1.04075768</text:p>
          </table:table-cell>
          <table:table-cell table:formula="of:=[.A205]*40" office:value-type="float" office:value="-63.0247668" calcext:value-type="float">
            <text:p>-63.0247668</text:p>
          </table:table-cell>
          <table:table-cell table:formula="of:=[.B205]*40" office:value-type="float" office:value="-41.6303072" calcext:value-type="float">
            <text:p>-41.6303072</text:p>
          </table:table-cell>
        </table:table-row>
        <table:table-row table:style-name="ro1">
          <table:table-cell office:value-type="float" office:value="2.42226872" calcext:value-type="float">
            <text:p>2.42226872</text:p>
          </table:table-cell>
          <table:table-cell office:value-type="float" office:value="-1.72922073" calcext:value-type="float">
            <text:p>-1.72922073</text:p>
          </table:table-cell>
          <table:table-cell table:formula="of:=[.A206]*40" office:value-type="float" office:value="96.8907488" calcext:value-type="float">
            <text:p>96.8907488</text:p>
          </table:table-cell>
          <table:table-cell table:formula="of:=[.B206]*40" office:value-type="float" office:value="-69.1688292" calcext:value-type="float">
            <text:p>-69.1688292</text:p>
          </table:table-cell>
        </table:table-row>
        <table:table-row table:style-name="ro1">
          <table:table-cell office:value-type="float" office:value="-1.68770848" calcext:value-type="float">
            <text:p>-1.68770848</text:p>
          </table:table-cell>
          <table:table-cell office:value-type="float" office:value="-0.37945477" calcext:value-type="float">
            <text:p>-0.37945477</text:p>
          </table:table-cell>
          <table:table-cell table:formula="of:=[.A207]*40" office:value-type="float" office:value="-67.5083392" calcext:value-type="float">
            <text:p>-67.5083392</text:p>
          </table:table-cell>
          <table:table-cell table:formula="of:=[.B207]*40" office:value-type="float" office:value="-15.1781908" calcext:value-type="float">
            <text:p>-15.1781908</text:p>
          </table:table-cell>
        </table:table-row>
        <table:table-row table:style-name="ro1">
          <table:table-cell office:value-type="float" office:value="-0.63135419" calcext:value-type="float">
            <text:p>-0.63135419</text:p>
          </table:table-cell>
          <table:table-cell office:value-type="float" office:value="-0.85706723" calcext:value-type="float">
            <text:p>-0.85706723</text:p>
          </table:table-cell>
          <table:table-cell table:formula="of:=[.A208]*40" office:value-type="float" office:value="-25.2541676" calcext:value-type="float">
            <text:p>-25.2541676</text:p>
          </table:table-cell>
          <table:table-cell table:formula="of:=[.B208]*40" office:value-type="float" office:value="-34.2826892" calcext:value-type="float">
            <text:p>-34.2826892</text:p>
          </table:table-cell>
        </table:table-row>
        <table:table-row table:style-name="ro1">
          <table:table-cell office:value-type="float" office:value="-0.48748165" calcext:value-type="float">
            <text:p>-0.48748165</text:p>
          </table:table-cell>
          <table:table-cell office:value-type="float" office:value="-0.44141808" calcext:value-type="float">
            <text:p>-0.44141808</text:p>
          </table:table-cell>
          <table:table-cell table:formula="of:=[.A209]*40" office:value-type="float" office:value="-19.499266" calcext:value-type="float">
            <text:p>-19.499266</text:p>
          </table:table-cell>
          <table:table-cell table:formula="of:=[.B209]*40" office:value-type="float" office:value="-17.6567232" calcext:value-type="float">
            <text:p>-17.6567232</text:p>
          </table:table-cell>
        </table:table-row>
        <table:table-row table:style-name="ro1">
          <table:table-cell office:value-type="float" office:value="-1.77547174" calcext:value-type="float">
            <text:p>-1.77547174</text:p>
          </table:table-cell>
          <table:table-cell office:value-type="float" office:value="-1.86118519" calcext:value-type="float">
            <text:p>-1.86118519</text:p>
          </table:table-cell>
          <table:table-cell table:formula="of:=[.A210]*40" office:value-type="float" office:value="-71.0188696" calcext:value-type="float">
            <text:p>-71.0188696</text:p>
          </table:table-cell>
          <table:table-cell table:formula="of:=[.B210]*40" office:value-type="float" office:value="-74.4474076" calcext:value-type="float">
            <text:p>-74.4474076</text:p>
          </table:table-cell>
        </table:table-row>
        <table:table-row table:style-name="ro1">
          <table:table-cell office:value-type="float" office:value="-0.4933379" calcext:value-type="float">
            <text:p>-0.4933379</text:p>
          </table:table-cell>
          <table:table-cell office:value-type="float" office:value="0.99133588" calcext:value-type="float">
            <text:p>0.99133588</text:p>
          </table:table-cell>
          <table:table-cell table:formula="of:=[.A211]*40" office:value-type="float" office:value="-19.733516" calcext:value-type="float">
            <text:p>-19.733516</text:p>
          </table:table-cell>
          <table:table-cell table:formula="of:=[.B211]*40" office:value-type="float" office:value="39.6534352" calcext:value-type="float">
            <text:p>39.6534352</text:p>
          </table:table-cell>
        </table:table-row>
        <table:table-row table:style-name="ro1">
          <table:table-cell office:value-type="float" office:value="-0.28742241" calcext:value-type="float">
            <text:p>-0.28742241</text:p>
          </table:table-cell>
          <table:table-cell office:value-type="float" office:value="2.40869496" calcext:value-type="float">
            <text:p>2.40869496</text:p>
          </table:table-cell>
          <table:table-cell table:formula="of:=[.A212]*40" office:value-type="float" office:value="-11.4968964" calcext:value-type="float">
            <text:p>-11.4968964</text:p>
          </table:table-cell>
          <table:table-cell table:formula="of:=[.B212]*40" office:value-type="float" office:value="96.3477984" calcext:value-type="float">
            <text:p>96.3477984</text:p>
          </table:table-cell>
        </table:table-row>
        <table:table-row table:style-name="ro1">
          <table:table-cell office:value-type="float" office:value="1.64445945" calcext:value-type="float">
            <text:p>1.64445945</text:p>
          </table:table-cell>
          <table:table-cell office:value-type="float" office:value="1.35074963" calcext:value-type="float">
            <text:p>1.35074963</text:p>
          </table:table-cell>
          <table:table-cell table:formula="of:=[.A213]*40" office:value-type="float" office:value="65.778378" calcext:value-type="float">
            <text:p>65.778378</text:p>
          </table:table-cell>
          <table:table-cell table:formula="of:=[.B213]*40" office:value-type="float" office:value="54.0299852" calcext:value-type="float">
            <text:p>54.0299852</text:p>
          </table:table-cell>
        </table:table-row>
        <table:table-row table:style-name="ro1">
          <table:table-cell office:value-type="float" office:value="-0.57551623" calcext:value-type="float">
            <text:p>-0.57551623</text:p>
          </table:table-cell>
          <table:table-cell office:value-type="float" office:value="-1.2162223" calcext:value-type="float">
            <text:p>-1.2162223</text:p>
          </table:table-cell>
          <table:table-cell table:formula="of:=[.A214]*40" office:value-type="float" office:value="-23.0206492" calcext:value-type="float">
            <text:p>-23.0206492</text:p>
          </table:table-cell>
          <table:table-cell table:formula="of:=[.B214]*40" office:value-type="float" office:value="-48.648892" calcext:value-type="float">
            <text:p>-48.648892</text:p>
          </table:table-cell>
        </table:table-row>
        <table:table-row table:style-name="ro1">
          <table:table-cell office:value-type="float" office:value="-3.13911516" calcext:value-type="float">
            <text:p>-3.13911516</text:p>
          </table:table-cell>
          <table:table-cell office:value-type="float" office:value="-0.55815673" calcext:value-type="float">
            <text:p>-0.55815673</text:p>
          </table:table-cell>
          <table:table-cell table:formula="of:=[.A215]*40" office:value-type="float" office:value="-125.5646064" calcext:value-type="float">
            <text:p>-125.5646064</text:p>
          </table:table-cell>
          <table:table-cell table:formula="of:=[.B215]*40" office:value-type="float" office:value="-22.3262692" calcext:value-type="float">
            <text:p>-22.3262692</text:p>
          </table:table-cell>
        </table:table-row>
        <table:table-row table:style-name="ro1">
          <table:table-cell office:value-type="float" office:value="-1.3624102" calcext:value-type="float">
            <text:p>-1.3624102</text:p>
          </table:table-cell>
          <table:table-cell office:value-type="float" office:value="-0.4718301" calcext:value-type="float">
            <text:p>-0.4718301</text:p>
          </table:table-cell>
          <table:table-cell table:formula="of:=[.A216]*40" office:value-type="float" office:value="-54.496408" calcext:value-type="float">
            <text:p>-54.496408</text:p>
          </table:table-cell>
          <table:table-cell table:formula="of:=[.B216]*40" office:value-type="float" office:value="-18.873204" calcext:value-type="float">
            <text:p>-18.873204</text:p>
          </table:table-cell>
        </table:table-row>
        <table:table-row table:style-name="ro1">
          <table:table-cell office:value-type="float" office:value="-0.69273083" calcext:value-type="float">
            <text:p>-0.69273083</text:p>
          </table:table-cell>
          <table:table-cell office:value-type="float" office:value="0.3067803" calcext:value-type="float">
            <text:p>0.3067803</text:p>
          </table:table-cell>
          <table:table-cell table:formula="of:=[.A217]*40" office:value-type="float" office:value="-27.7092332" calcext:value-type="float">
            <text:p>-27.7092332</text:p>
          </table:table-cell>
          <table:table-cell table:formula="of:=[.B217]*40" office:value-type="float" office:value="12.271212" calcext:value-type="float">
            <text:p>12.271212</text:p>
          </table:table-cell>
        </table:table-row>
        <table:table-row table:style-name="ro1">
          <table:table-cell office:value-type="float" office:value="-0.66653096" calcext:value-type="float">
            <text:p>-0.66653096</text:p>
          </table:table-cell>
          <table:table-cell office:value-type="float" office:value="0.77813082" calcext:value-type="float">
            <text:p>0.77813082</text:p>
          </table:table-cell>
          <table:table-cell table:formula="of:=[.A218]*40" office:value-type="float" office:value="-26.6612384" calcext:value-type="float">
            <text:p>-26.6612384</text:p>
          </table:table-cell>
          <table:table-cell table:formula="of:=[.B218]*40" office:value-type="float" office:value="31.1252328" calcext:value-type="float">
            <text:p>31.1252328</text:p>
          </table:table-cell>
        </table:table-row>
        <table:table-row table:style-name="ro1">
          <table:table-cell office:value-type="float" office:value="-0.45858057" calcext:value-type="float">
            <text:p>-0.45858057</text:p>
          </table:table-cell>
          <table:table-cell office:value-type="float" office:value="0.39296667" calcext:value-type="float">
            <text:p>0.39296667</text:p>
          </table:table-cell>
          <table:table-cell table:formula="of:=[.A219]*40" office:value-type="float" office:value="-18.3432228" calcext:value-type="float">
            <text:p>-18.3432228</text:p>
          </table:table-cell>
          <table:table-cell table:formula="of:=[.B219]*40" office:value-type="float" office:value="15.7186668" calcext:value-type="float">
            <text:p>15.7186668</text:p>
          </table:table-cell>
        </table:table-row>
        <table:table-row table:style-name="ro1">
          <table:table-cell office:value-type="float" office:value="-1.33758688" calcext:value-type="float">
            <text:p>-1.33758688</text:p>
          </table:table-cell>
          <table:table-cell office:value-type="float" office:value="-0.94602179" calcext:value-type="float">
            <text:p>-0.94602179</text:p>
          </table:table-cell>
          <table:table-cell table:formula="of:=[.A220]*40" office:value-type="float" office:value="-53.5034752" calcext:value-type="float">
            <text:p>-53.5034752</text:p>
          </table:table-cell>
          <table:table-cell table:formula="of:=[.B220]*40" office:value-type="float" office:value="-37.8408716" calcext:value-type="float">
            <text:p>-37.8408716</text:p>
          </table:table-cell>
        </table:table-row>
        <table:table-row table:style-name="ro1">
          <table:table-cell office:value-type="float" office:value="-0.63565191" calcext:value-type="float">
            <text:p>-0.63565191</text:p>
          </table:table-cell>
          <table:table-cell office:value-type="float" office:value="-0.4470132" calcext:value-type="float">
            <text:p>-0.4470132</text:p>
          </table:table-cell>
          <table:table-cell table:formula="of:=[.A221]*40" office:value-type="float" office:value="-25.4260764" calcext:value-type="float">
            <text:p>-25.4260764</text:p>
          </table:table-cell>
          <table:table-cell table:formula="of:=[.B221]*40" office:value-type="float" office:value="-17.880528" calcext:value-type="float">
            <text:p>-17.880528</text:p>
          </table:table-cell>
        </table:table-row>
        <table:table-row table:style-name="ro1">
          <table:table-cell office:value-type="float" office:value="0.79865427" calcext:value-type="float">
            <text:p>0.79865427</text:p>
          </table:table-cell>
          <table:table-cell office:value-type="float" office:value="1.72782036" calcext:value-type="float">
            <text:p>1.72782036</text:p>
          </table:table-cell>
          <table:table-cell table:formula="of:=[.A222]*40" office:value-type="float" office:value="31.9461708" calcext:value-type="float">
            <text:p>31.9461708</text:p>
          </table:table-cell>
          <table:table-cell table:formula="of:=[.B222]*40" office:value-type="float" office:value="69.1128144" calcext:value-type="float">
            <text:p>69.1128144</text:p>
          </table:table-cell>
        </table:table-row>
        <table:table-row table:style-name="ro1">
          <table:table-cell office:value-type="float" office:value="-0.19164208" calcext:value-type="float">
            <text:p>-0.19164208</text:p>
          </table:table-cell>
          <table:table-cell office:value-type="float" office:value="2.71282593" calcext:value-type="float">
            <text:p>2.71282593</text:p>
          </table:table-cell>
          <table:table-cell table:formula="of:=[.A223]*40" office:value-type="float" office:value="-7.6656832" calcext:value-type="float">
            <text:p>-7.6656832</text:p>
          </table:table-cell>
          <table:table-cell table:formula="of:=[.B223]*40" office:value-type="float" office:value="108.5130372" calcext:value-type="float">
            <text:p>108.5130372</text:p>
          </table:table-cell>
        </table:table-row>
        <table:table-row table:style-name="ro1">
          <table:table-cell office:value-type="float" office:value="1.5127405" calcext:value-type="float">
            <text:p>1.5127405</text:p>
          </table:table-cell>
          <table:table-cell office:value-type="float" office:value="1.9530806" calcext:value-type="float">
            <text:p>1.9530806</text:p>
          </table:table-cell>
          <table:table-cell table:formula="of:=[.A224]*40" office:value-type="float" office:value="60.50962" calcext:value-type="float">
            <text:p>60.50962</text:p>
          </table:table-cell>
          <table:table-cell table:formula="of:=[.B224]*40" office:value-type="float" office:value="78.123224" calcext:value-type="float">
            <text:p>78.123224</text:p>
          </table:table-cell>
        </table:table-row>
        <table:table-row table:style-name="ro1">
          <table:table-cell office:value-type="float" office:value="1.38778786" calcext:value-type="float">
            <text:p>1.38778786</text:p>
          </table:table-cell>
          <table:table-cell office:value-type="float" office:value="-0.51751188" calcext:value-type="float">
            <text:p>-0.51751188</text:p>
          </table:table-cell>
          <table:table-cell table:formula="of:=[.A225]*40" office:value-type="float" office:value="55.5115144" calcext:value-type="float">
            <text:p>55.5115144</text:p>
          </table:table-cell>
          <table:table-cell table:formula="of:=[.B225]*40" office:value-type="float" office:value="-20.7004752" calcext:value-type="float">
            <text:p>-20.7004752</text:p>
          </table:table-cell>
        </table:table-row>
        <table:table-row table:style-name="ro1">
          <table:table-cell office:value-type="float" office:value="-0.20572857" calcext:value-type="float">
            <text:p>-0.20572857</text:p>
          </table:table-cell>
          <table:table-cell office:value-type="float" office:value="-0.42844057" calcext:value-type="float">
            <text:p>-0.42844057</text:p>
          </table:table-cell>
          <table:table-cell table:formula="of:=[.A226]*40" office:value-type="float" office:value="-8.2291428" calcext:value-type="float">
            <text:p>-8.2291428</text:p>
          </table:table-cell>
          <table:table-cell table:formula="of:=[.B226]*40" office:value-type="float" office:value="-17.1376228" calcext:value-type="float">
            <text:p>-17.1376228</text:p>
          </table:table-cell>
        </table:table-row>
        <table:table-row table:style-name="ro1">
          <table:table-cell office:value-type="float" office:value="-1.90190376" calcext:value-type="float">
            <text:p>-1.90190376</text:p>
          </table:table-cell>
          <table:table-cell office:value-type="float" office:value="-1.0119617" calcext:value-type="float">
            <text:p>-1.0119617</text:p>
          </table:table-cell>
          <table:table-cell table:formula="of:=[.A227]*40" office:value-type="float" office:value="-76.0761504" calcext:value-type="float">
            <text:p>-76.0761504</text:p>
          </table:table-cell>
          <table:table-cell table:formula="of:=[.B227]*40" office:value-type="float" office:value="-40.478468" calcext:value-type="float">
            <text:p>-40.478468</text:p>
          </table:table-cell>
        </table:table-row>
        <table:table-row table:style-name="ro1">
          <table:table-cell office:value-type="float" office:value="-0.96854708" calcext:value-type="float">
            <text:p>-0.96854708</text:p>
          </table:table-cell>
          <table:table-cell office:value-type="float" office:value="-0.55602528" calcext:value-type="float">
            <text:p>-0.55602528</text:p>
          </table:table-cell>
          <table:table-cell table:formula="of:=[.A228]*40" office:value-type="float" office:value="-38.7418832" calcext:value-type="float">
            <text:p>-38.7418832</text:p>
          </table:table-cell>
          <table:table-cell table:formula="of:=[.B228]*40" office:value-type="float" office:value="-22.2410112" calcext:value-type="float">
            <text:p>-22.2410112</text:p>
          </table:table-cell>
        </table:table-row>
        <table:table-row table:style-name="ro1">
          <table:table-cell office:value-type="float" office:value="-1.18685511" calcext:value-type="float">
            <text:p>-1.18685511</text:p>
          </table:table-cell>
          <table:table-cell office:value-type="float" office:value="-1.51427238" calcext:value-type="float">
            <text:p>-1.51427238</text:p>
          </table:table-cell>
          <table:table-cell table:formula="of:=[.A229]*40" office:value-type="float" office:value="-47.4742044" calcext:value-type="float">
            <text:p>-47.4742044</text:p>
          </table:table-cell>
          <table:table-cell table:formula="of:=[.B229]*40" office:value-type="float" office:value="-60.5708952" calcext:value-type="float">
            <text:p>-60.5708952</text:p>
          </table:table-cell>
        </table:table-row>
        <table:table-row table:style-name="ro1">
          <table:table-cell office:value-type="float" office:value="-0.63540491" calcext:value-type="float">
            <text:p>-0.63540491</text:p>
          </table:table-cell>
          <table:table-cell office:value-type="float" office:value="-1.65004882" calcext:value-type="float">
            <text:p>-1.65004882</text:p>
          </table:table-cell>
          <table:table-cell table:formula="of:=[.A230]*40" office:value-type="float" office:value="-25.4161964" calcext:value-type="float">
            <text:p>-25.4161964</text:p>
          </table:table-cell>
          <table:table-cell table:formula="of:=[.B230]*40" office:value-type="float" office:value="-66.0019528" calcext:value-type="float">
            <text:p>-66.0019528</text:p>
          </table:table-cell>
        </table:table-row>
        <table:table-row table:style-name="ro1">
          <table:table-cell office:value-type="float" office:value="-0.05582584" calcext:value-type="float">
            <text:p>-0.05582584</text:p>
          </table:table-cell>
          <table:table-cell office:value-type="float" office:value="-1.33511332" calcext:value-type="float">
            <text:p>-1.33511332</text:p>
          </table:table-cell>
          <table:table-cell table:formula="of:=[.A231]*40" office:value-type="float" office:value="-2.2330336" calcext:value-type="float">
            <text:p>-2.2330336</text:p>
          </table:table-cell>
          <table:table-cell table:formula="of:=[.B231]*40" office:value-type="float" office:value="-53.4045328" calcext:value-type="float">
            <text:p>-53.4045328</text:p>
          </table:table-cell>
        </table:table-row>
        <table:table-row table:style-name="ro1">
          <table:table-cell office:value-type="float" office:value="0.9742895" calcext:value-type="float">
            <text:p>0.9742895</text:p>
          </table:table-cell>
          <table:table-cell office:value-type="float" office:value="-1.57751691" calcext:value-type="float">
            <text:p>-1.57751691</text:p>
          </table:table-cell>
          <table:table-cell table:formula="of:=[.A232]*40" office:value-type="float" office:value="38.97158" calcext:value-type="float">
            <text:p>38.97158</text:p>
          </table:table-cell>
          <table:table-cell table:formula="of:=[.B232]*40" office:value-type="float" office:value="-63.1006764" calcext:value-type="float">
            <text:p>-63.1006764</text:p>
          </table:table-cell>
        </table:table-row>
        <table:table-row table:style-name="ro1">
          <table:table-cell office:value-type="float" office:value="-1.04551954" calcext:value-type="float">
            <text:p>-1.04551954</text:p>
          </table:table-cell>
          <table:table-cell office:value-type="float" office:value="-1.01678282" calcext:value-type="float">
            <text:p>-1.01678282</text:p>
          </table:table-cell>
          <table:table-cell table:formula="of:=[.A233]*40" office:value-type="float" office:value="-41.8207816" calcext:value-type="float">
            <text:p>-41.8207816</text:p>
          </table:table-cell>
          <table:table-cell table:formula="of:=[.B233]*40" office:value-type="float" office:value="-40.6713128" calcext:value-type="float">
            <text:p>-40.6713128</text:p>
          </table:table-cell>
        </table:table-row>
        <table:table-row table:style-name="ro1">
          <table:table-cell office:value-type="float" office:value="-0.11923593" calcext:value-type="float">
            <text:p>-0.11923593</text:p>
          </table:table-cell>
          <table:table-cell office:value-type="float" office:value="-1.7792153" calcext:value-type="float">
            <text:p>-1.7792153</text:p>
          </table:table-cell>
          <table:table-cell table:formula="of:=[.A234]*40" office:value-type="float" office:value="-4.7694372" calcext:value-type="float">
            <text:p>-4.7694372</text:p>
          </table:table-cell>
          <table:table-cell table:formula="of:=[.B234]*40" office:value-type="float" office:value="-71.168612" calcext:value-type="float">
            <text:p>-71.168612</text:p>
          </table:table-cell>
        </table:table-row>
        <table:table-row table:style-name="ro1">
          <table:table-cell office:value-type="float" office:value="1.69786283" calcext:value-type="float">
            <text:p>1.69786283</text:p>
          </table:table-cell>
          <table:table-cell office:value-type="float" office:value="-1.15945473" calcext:value-type="float">
            <text:p>-1.15945473</text:p>
          </table:table-cell>
          <table:table-cell table:formula="of:=[.A235]*40" office:value-type="float" office:value="67.9145132" calcext:value-type="float">
            <text:p>67.9145132</text:p>
          </table:table-cell>
          <table:table-cell table:formula="of:=[.B235]*40" office:value-type="float" office:value="-46.3781892" calcext:value-type="float">
            <text:p>-46.3781892</text:p>
          </table:table-cell>
        </table:table-row>
        <table:table-row table:style-name="ro1">
          <table:table-cell office:value-type="float" office:value="0.10504891" calcext:value-type="float">
            <text:p>0.10504891</text:p>
          </table:table-cell>
          <table:table-cell office:value-type="float" office:value="-1.35308502" calcext:value-type="float">
            <text:p>-1.35308502</text:p>
          </table:table-cell>
          <table:table-cell table:formula="of:=[.A236]*40" office:value-type="float" office:value="4.2019564" calcext:value-type="float">
            <text:p>4.2019564</text:p>
          </table:table-cell>
          <table:table-cell table:formula="of:=[.B236]*40" office:value-type="float" office:value="-54.1234008" calcext:value-type="float">
            <text:p>-54.1234008</text:p>
          </table:table-cell>
        </table:table-row>
        <table:table-row table:style-name="ro1">
          <table:table-cell office:value-type="float" office:value="-1.69388922" calcext:value-type="float">
            <text:p>-1.69388922</text:p>
          </table:table-cell>
          <table:table-cell office:value-type="float" office:value="-0.9847489" calcext:value-type="float">
            <text:p>-0.9847489</text:p>
          </table:table-cell>
          <table:table-cell table:formula="of:=[.A237]*40" office:value-type="float" office:value="-67.7555688" calcext:value-type="float">
            <text:p>-67.7555688</text:p>
          </table:table-cell>
          <table:table-cell table:formula="of:=[.B237]*40" office:value-type="float" office:value="-39.389956" calcext:value-type="float">
            <text:p>-39.389956</text:p>
          </table:table-cell>
        </table:table-row>
        <table:table-row table:style-name="ro1">
          <table:table-cell office:value-type="float" office:value="-0.58023492" calcext:value-type="float">
            <text:p>-0.58023492</text:p>
          </table:table-cell>
          <table:table-cell office:value-type="float" office:value="-1.35157689" calcext:value-type="float">
            <text:p>-1.35157689</text:p>
          </table:table-cell>
          <table:table-cell table:formula="of:=[.A238]*40" office:value-type="float" office:value="-23.2093968" calcext:value-type="float">
            <text:p>-23.2093968</text:p>
          </table:table-cell>
          <table:table-cell table:formula="of:=[.B238]*40" office:value-type="float" office:value="-54.0630756" calcext:value-type="float">
            <text:p>-54.0630756</text:p>
          </table:table-cell>
        </table:table-row>
        <table:table-row table:style-name="ro1">
          <table:table-cell office:value-type="float" office:value="-0.65293306" calcext:value-type="float">
            <text:p>-0.65293306</text:p>
          </table:table-cell>
          <table:table-cell office:value-type="float" office:value="-1.27972986" calcext:value-type="float">
            <text:p>-1.27972986</text:p>
          </table:table-cell>
          <table:table-cell table:formula="of:=[.A239]*40" office:value-type="float" office:value="-26.1173224" calcext:value-type="float">
            <text:p>-26.1173224</text:p>
          </table:table-cell>
          <table:table-cell table:formula="of:=[.B239]*40" office:value-type="float" office:value="-51.1891944" calcext:value-type="float">
            <text:p>-51.1891944</text:p>
          </table:table-cell>
        </table:table-row>
        <table:table-row table:style-name="ro1">
          <table:table-cell office:value-type="float" office:value="-0.616861" calcext:value-type="float">
            <text:p>-0.616861</text:p>
          </table:table-cell>
          <table:table-cell office:value-type="float" office:value="-0.85279697" calcext:value-type="float">
            <text:p>-0.85279697</text:p>
          </table:table-cell>
          <table:table-cell table:formula="of:=[.A240]*40" office:value-type="float" office:value="-24.67444" calcext:value-type="float">
            <text:p>-24.67444</text:p>
          </table:table-cell>
          <table:table-cell table:formula="of:=[.B240]*40" office:value-type="float" office:value="-34.1118788" calcext:value-type="float">
            <text:p>-34.1118788</text:p>
          </table:table-cell>
        </table:table-row>
        <table:table-row table:style-name="ro1">
          <table:table-cell office:value-type="float" office:value="-1.6632224" calcext:value-type="float">
            <text:p>-1.6632224</text:p>
          </table:table-cell>
          <table:table-cell office:value-type="float" office:value="-0.69915462" calcext:value-type="float">
            <text:p>-0.69915462</text:p>
          </table:table-cell>
          <table:table-cell table:formula="of:=[.A241]*40" office:value-type="float" office:value="-66.528896" calcext:value-type="float">
            <text:p>-66.528896</text:p>
          </table:table-cell>
          <table:table-cell table:formula="of:=[.B241]*40" office:value-type="float" office:value="-27.9661848" calcext:value-type="float">
            <text:p>-27.9661848</text:p>
          </table:table-cell>
        </table:table-row>
        <table:table-row table:style-name="ro1">
          <table:table-cell office:value-type="float" office:value="0.041763" calcext:value-type="float">
            <text:p>0.041763</text:p>
          </table:table-cell>
          <table:table-cell office:value-type="float" office:value="-0.77484918" calcext:value-type="float">
            <text:p>-0.77484918</text:p>
          </table:table-cell>
          <table:table-cell table:formula="of:=[.A242]*40" office:value-type="float" office:value="1.67052" calcext:value-type="float">
            <text:p>1.67052</text:p>
          </table:table-cell>
          <table:table-cell table:formula="of:=[.B242]*40" office:value-type="float" office:value="-30.9939672" calcext:value-type="float">
            <text:p>-30.9939672</text:p>
          </table:table-cell>
        </table:table-row>
        <table:table-row table:style-name="ro1">
          <table:table-cell office:value-type="float" office:value="0.37429804" calcext:value-type="float">
            <text:p>0.37429804</text:p>
          </table:table-cell>
          <table:table-cell office:value-type="float" office:value="-0.60157414" calcext:value-type="float">
            <text:p>-0.60157414</text:p>
          </table:table-cell>
          <table:table-cell table:formula="of:=[.A243]*40" office:value-type="float" office:value="14.9719216" calcext:value-type="float">
            <text:p>14.9719216</text:p>
          </table:table-cell>
          <table:table-cell table:formula="of:=[.B243]*40" office:value-type="float" office:value="-24.0629656" calcext:value-type="float">
            <text:p>-24.0629656</text:p>
          </table:table-cell>
        </table:table-row>
        <table:table-row table:style-name="ro1">
          <table:table-cell office:value-type="float" office:value="0.25695257" calcext:value-type="float">
            <text:p>0.25695257</text:p>
          </table:table-cell>
          <table:table-cell office:value-type="float" office:value="-1.59852704" calcext:value-type="float">
            <text:p>-1.59852704</text:p>
          </table:table-cell>
          <table:table-cell table:formula="of:=[.A244]*40" office:value-type="float" office:value="10.2781028" calcext:value-type="float">
            <text:p>10.2781028</text:p>
          </table:table-cell>
          <table:table-cell table:formula="of:=[.B244]*40" office:value-type="float" office:value="-63.9410816" calcext:value-type="float">
            <text:p>-63.9410816</text:p>
          </table:table-cell>
        </table:table-row>
        <table:table-row table:style-name="ro1">
          <table:table-cell office:value-type="float" office:value="-0.72010355" calcext:value-type="float">
            <text:p>-0.72010355</text:p>
          </table:table-cell>
          <table:table-cell office:value-type="float" office:value="0.51879332" calcext:value-type="float">
            <text:p>0.51879332</text:p>
          </table:table-cell>
          <table:table-cell table:formula="of:=[.A245]*40" office:value-type="float" office:value="-28.804142" calcext:value-type="float">
            <text:p>-28.804142</text:p>
          </table:table-cell>
          <table:table-cell table:formula="of:=[.B245]*40" office:value-type="float" office:value="20.7517328" calcext:value-type="float">
            <text:p>20.7517328</text:p>
          </table:table-cell>
        </table:table-row>
        <table:table-row table:style-name="ro1">
          <table:table-cell office:value-type="float" office:value="1.16785165" calcext:value-type="float">
            <text:p>1.16785165</text:p>
          </table:table-cell>
          <table:table-cell office:value-type="float" office:value="-1.69089223" calcext:value-type="float">
            <text:p>-1.69089223</text:p>
          </table:table-cell>
          <table:table-cell table:formula="of:=[.A246]*40" office:value-type="float" office:value="46.714066" calcext:value-type="float">
            <text:p>46.714066</text:p>
          </table:table-cell>
          <table:table-cell table:formula="of:=[.B246]*40" office:value-type="float" office:value="-67.6356892" calcext:value-type="float">
            <text:p>-67.6356892</text:p>
          </table:table-cell>
        </table:table-row>
        <table:table-row table:style-name="ro1">
          <table:table-cell office:value-type="float" office:value="-0.01339633" calcext:value-type="float">
            <text:p>-0.01339633</text:p>
          </table:table-cell>
          <table:table-cell office:value-type="float" office:value="-0.54270402" calcext:value-type="float">
            <text:p>-0.54270402</text:p>
          </table:table-cell>
          <table:table-cell table:formula="of:=[.A247]*40" office:value-type="float" office:value="-0.5358532" calcext:value-type="float">
            <text:p>-0.5358532</text:p>
          </table:table-cell>
          <table:table-cell table:formula="of:=[.B247]*40" office:value-type="float" office:value="-21.7081608" calcext:value-type="float">
            <text:p>-21.7081608</text:p>
          </table:table-cell>
        </table:table-row>
        <table:table-row table:style-name="ro1">
          <table:table-cell office:value-type="float" office:value="-2.19347722" calcext:value-type="float">
            <text:p>-2.19347722</text:p>
          </table:table-cell>
          <table:table-cell office:value-type="float" office:value="-0.01597312" calcext:value-type="float">
            <text:p>-0.01597312</text:p>
          </table:table-cell>
          <table:table-cell table:formula="of:=[.A248]*40" office:value-type="float" office:value="-87.7390888" calcext:value-type="float">
            <text:p>-87.7390888</text:p>
          </table:table-cell>
          <table:table-cell table:formula="of:=[.B248]*40" office:value-type="float" office:value="-0.6389248" calcext:value-type="float">
            <text:p>-0.6389248</text:p>
          </table:table-cell>
        </table:table-row>
        <table:table-row table:style-name="ro1">
          <table:table-cell office:value-type="float" office:value="-1.08113493" calcext:value-type="float">
            <text:p>-1.08113493</text:p>
          </table:table-cell>
          <table:table-cell office:value-type="float" office:value="2.35918648" calcext:value-type="float">
            <text:p>2.35918648</text:p>
          </table:table-cell>
          <table:table-cell table:formula="of:=[.A249]*40" office:value-type="float" office:value="-43.2453972" calcext:value-type="float">
            <text:p>-43.2453972</text:p>
          </table:table-cell>
          <table:table-cell table:formula="of:=[.B249]*40" office:value-type="float" office:value="94.3674592" calcext:value-type="float">
            <text:p>94.3674592</text:p>
          </table:table-cell>
        </table:table-row>
        <table:table-row table:style-name="ro1">
          <table:table-cell office:value-type="float" office:value="-0.51679396" calcext:value-type="float">
            <text:p>-0.51679396</text:p>
          </table:table-cell>
          <table:table-cell office:value-type="float" office:value="1.13513176" calcext:value-type="float">
            <text:p>1.13513176</text:p>
          </table:table-cell>
          <table:table-cell table:formula="of:=[.A250]*40" office:value-type="float" office:value="-20.6717584" calcext:value-type="float">
            <text:p>-20.6717584</text:p>
          </table:table-cell>
          <table:table-cell table:formula="of:=[.B250]*40" office:value-type="float" office:value="45.4052704" calcext:value-type="float">
            <text:p>45.4052704</text:p>
          </table:table-cell>
        </table:table-row>
        <table:table-row table:style-name="ro1">
          <table:table-cell office:value-type="float" office:value="0.69791549" calcext:value-type="float">
            <text:p>0.69791549</text:p>
          </table:table-cell>
          <table:table-cell office:value-type="float" office:value="-1.46836692" calcext:value-type="float">
            <text:p>-1.46836692</text:p>
          </table:table-cell>
          <table:table-cell table:formula="of:=[.A251]*40" office:value-type="float" office:value="27.9166196" calcext:value-type="float">
            <text:p>27.9166196</text:p>
          </table:table-cell>
          <table:table-cell table:formula="of:=[.B251]*40" office:value-type="float" office:value="-58.7346768" calcext:value-type="float">
            <text:p>-58.7346768</text:p>
          </table:table-cell>
        </table:table-row>
        <table:table-row table:style-name="ro1">
          <table:table-cell office:value-type="float" office:value="-2.22047075" calcext:value-type="float">
            <text:p>-2.22047075</text:p>
          </table:table-cell>
          <table:table-cell office:value-type="float" office:value="-0.50825721" calcext:value-type="float">
            <text:p>-0.50825721</text:p>
          </table:table-cell>
          <table:table-cell table:formula="of:=[.A252]*40" office:value-type="float" office:value="-88.81883" calcext:value-type="float">
            <text:p>-88.81883</text:p>
          </table:table-cell>
          <table:table-cell table:formula="of:=[.B252]*40" office:value-type="float" office:value="-20.3302884" calcext:value-type="float">
            <text:p>-20.3302884</text:p>
          </table:table-cell>
        </table:table-row>
        <table:table-row table:style-name="ro1">
          <table:table-cell office:value-type="float" office:value="0.73613048" calcext:value-type="float">
            <text:p>0.73613048</text:p>
          </table:table-cell>
          <table:table-cell office:value-type="float" office:value="-0.13375555" calcext:value-type="float">
            <text:p>-0.13375555</text:p>
          </table:table-cell>
          <table:table-cell table:formula="of:=[.A253]*40" office:value-type="float" office:value="29.4452192" calcext:value-type="float">
            <text:p>29.4452192</text:p>
          </table:table-cell>
          <table:table-cell table:formula="of:=[.B253]*40" office:value-type="float" office:value="-5.350222" calcext:value-type="float">
            <text:p>-5.350222</text:p>
          </table:table-cell>
        </table:table-row>
        <table:table-row table:style-name="ro1">
          <table:table-cell office:value-type="float" office:value="0.50550892" calcext:value-type="float">
            <text:p>0.50550892</text:p>
          </table:table-cell>
          <table:table-cell office:value-type="float" office:value="-1.41584426" calcext:value-type="float">
            <text:p>-1.41584426</text:p>
          </table:table-cell>
          <table:table-cell table:formula="of:=[.A254]*40" office:value-type="float" office:value="20.2203568" calcext:value-type="float">
            <text:p>20.2203568</text:p>
          </table:table-cell>
          <table:table-cell table:formula="of:=[.B254]*40" office:value-type="float" office:value="-56.6337704" calcext:value-type="float">
            <text:p>-56.6337704</text:p>
          </table:table-cell>
        </table:table-row>
        <table:table-row table:style-name="ro1">
          <table:table-cell office:value-type="float" office:value="2.27944933" calcext:value-type="float">
            <text:p>2.27944933</text:p>
          </table:table-cell>
          <table:table-cell office:value-type="float" office:value="-1.7418892" calcext:value-type="float">
            <text:p>-1.7418892</text:p>
          </table:table-cell>
          <table:table-cell table:formula="of:=[.A255]*40" office:value-type="float" office:value="91.1779732" calcext:value-type="float">
            <text:p>91.1779732</text:p>
          </table:table-cell>
          <table:table-cell table:formula="of:=[.B255]*40" office:value-type="float" office:value="-69.675568" calcext:value-type="float">
            <text:p>-69.675568</text:p>
          </table:table-cell>
        </table:table-row>
        <table:table-row table:style-name="ro1">
          <table:table-cell office:value-type="float" office:value="-0.49104874" calcext:value-type="float">
            <text:p>-0.49104874</text:p>
          </table:table-cell>
          <table:table-cell office:value-type="float" office:value="-0.81685308" calcext:value-type="float">
            <text:p>-0.81685308</text:p>
          </table:table-cell>
          <table:table-cell table:formula="of:=[.A256]*40" office:value-type="float" office:value="-19.6419496" calcext:value-type="float">
            <text:p>-19.6419496</text:p>
          </table:table-cell>
          <table:table-cell table:formula="of:=[.B256]*40" office:value-type="float" office:value="-32.6741232" calcext:value-type="float">
            <text:p>-32.6741232</text:p>
          </table:table-cell>
        </table:table-row>
        <table:table-row table:style-name="ro1">
          <table:table-cell office:value-type="float" office:value="-0.66672266" calcext:value-type="float">
            <text:p>-0.66672266</text:p>
          </table:table-cell>
          <table:table-cell office:value-type="float" office:value="-1.24010414" calcext:value-type="float">
            <text:p>-1.24010414</text:p>
          </table:table-cell>
          <table:table-cell table:formula="of:=[.A257]*40" office:value-type="float" office:value="-26.6689064" calcext:value-type="float">
            <text:p>-26.6689064</text:p>
          </table:table-cell>
          <table:table-cell table:formula="of:=[.B257]*40" office:value-type="float" office:value="-49.6041656" calcext:value-type="float">
            <text:p>-49.6041656</text:p>
          </table:table-cell>
        </table:table-row>
        <table:table-row table:style-name="ro1">
          <table:table-cell office:value-type="float" office:value="-2.23526188" calcext:value-type="float">
            <text:p>-2.23526188</text:p>
          </table:table-cell>
          <table:table-cell office:value-type="float" office:value="-0.32607603" calcext:value-type="float">
            <text:p>-0.32607603</text:p>
          </table:table-cell>
          <table:table-cell table:formula="of:=[.A258]*40" office:value-type="float" office:value="-89.4104752" calcext:value-type="float">
            <text:p>-89.4104752</text:p>
          </table:table-cell>
          <table:table-cell table:formula="of:=[.B258]*40" office:value-type="float" office:value="-13.0430412" calcext:value-type="float">
            <text:p>-13.0430412</text:p>
          </table:table-cell>
        </table:table-row>
        <table:table-row table:style-name="ro1">
          <table:table-cell office:value-type="float" office:value="1.79513691" calcext:value-type="float">
            <text:p>1.79513691</text:p>
          </table:table-cell>
          <table:table-cell office:value-type="float" office:value="-1.52072638" calcext:value-type="float">
            <text:p>-1.52072638</text:p>
          </table:table-cell>
          <table:table-cell table:formula="of:=[.A259]*40" office:value-type="float" office:value="71.8054764" calcext:value-type="float">
            <text:p>71.8054764</text:p>
          </table:table-cell>
          <table:table-cell table:formula="of:=[.B259]*40" office:value-type="float" office:value="-60.8290552" calcext:value-type="float">
            <text:p>-60.8290552</text:p>
          </table:table-cell>
        </table:table-row>
        <table:table-row table:style-name="ro1">
          <table:table-cell office:value-type="float" office:value="-0.98329243" calcext:value-type="float">
            <text:p>-0.98329243</text:p>
          </table:table-cell>
          <table:table-cell office:value-type="float" office:value="-1.02369134" calcext:value-type="float">
            <text:p>-1.02369134</text:p>
          </table:table-cell>
          <table:table-cell table:formula="of:=[.A260]*40" office:value-type="float" office:value="-39.3316972" calcext:value-type="float">
            <text:p>-39.3316972</text:p>
          </table:table-cell>
          <table:table-cell table:formula="of:=[.B260]*40" office:value-type="float" office:value="-40.9476536" calcext:value-type="float">
            <text:p>-40.9476536</text:p>
          </table:table-cell>
        </table:table-row>
        <table:table-row table:style-name="ro1">
          <table:table-cell office:value-type="float" office:value="0.52879043" calcext:value-type="float">
            <text:p>0.52879043</text:p>
          </table:table-cell>
          <table:table-cell office:value-type="float" office:value="-2.12134634" calcext:value-type="float">
            <text:p>-2.12134634</text:p>
          </table:table-cell>
          <table:table-cell table:formula="of:=[.A261]*40" office:value-type="float" office:value="21.1516172" calcext:value-type="float">
            <text:p>21.1516172</text:p>
          </table:table-cell>
          <table:table-cell table:formula="of:=[.B261]*40" office:value-type="float" office:value="-84.8538536" calcext:value-type="float">
            <text:p>-84.8538536</text:p>
          </table:table-cell>
        </table:table-row>
        <table:table-row table:style-name="ro1">
          <table:table-cell office:value-type="float" office:value="-0.81519539" calcext:value-type="float">
            <text:p>-0.81519539</text:p>
          </table:table-cell>
          <table:table-cell office:value-type="float" office:value="-0.87503656" calcext:value-type="float">
            <text:p>-0.87503656</text:p>
          </table:table-cell>
          <table:table-cell table:formula="of:=[.A262]*40" office:value-type="float" office:value="-32.6078156" calcext:value-type="float">
            <text:p>-32.6078156</text:p>
          </table:table-cell>
          <table:table-cell table:formula="of:=[.B262]*40" office:value-type="float" office:value="-35.0014624" calcext:value-type="float">
            <text:p>-35.0014624</text:p>
          </table:table-cell>
        </table:table-row>
        <table:table-row table:style-name="ro1">
          <table:table-cell office:value-type="float" office:value="-4.7820569" calcext:value-type="float">
            <text:p>-4.7820569</text:p>
          </table:table-cell>
          <table:table-cell office:value-type="float" office:value="-0.82569151" calcext:value-type="float">
            <text:p>-0.82569151</text:p>
          </table:table-cell>
          <table:table-cell table:formula="of:=[.A263]*40" office:value-type="float" office:value="-191.282276" calcext:value-type="float">
            <text:p>-191.282276</text:p>
          </table:table-cell>
          <table:table-cell table:formula="of:=[.B263]*40" office:value-type="float" office:value="-33.0276604" calcext:value-type="float">
            <text:p>-33.0276604</text:p>
          </table:table-cell>
        </table:table-row>
        <table:table-row table:style-name="ro1">
          <table:table-cell office:value-type="float" office:value="1.65717168" calcext:value-type="float">
            <text:p>1.65717168</text:p>
          </table:table-cell>
          <table:table-cell office:value-type="float" office:value="-1.46011786" calcext:value-type="float">
            <text:p>-1.46011786</text:p>
          </table:table-cell>
          <table:table-cell table:formula="of:=[.A264]*40" office:value-type="float" office:value="66.2868672" calcext:value-type="float">
            <text:p>66.2868672</text:p>
          </table:table-cell>
          <table:table-cell table:formula="of:=[.B264]*40" office:value-type="float" office:value="-58.4047144" calcext:value-type="float">
            <text:p>-58.4047144</text:p>
          </table:table-cell>
        </table:table-row>
        <table:table-row table:style-name="ro1">
          <table:table-cell office:value-type="float" office:value="-3.52552843" calcext:value-type="float">
            <text:p>-3.52552843</text:p>
          </table:table-cell>
          <table:table-cell office:value-type="float" office:value="-0.78130141" calcext:value-type="float">
            <text:p>-0.78130141</text:p>
          </table:table-cell>
          <table:table-cell table:formula="of:=[.A265]*40" office:value-type="float" office:value="-141.0211372" calcext:value-type="float">
            <text:p>-141.0211372</text:p>
          </table:table-cell>
          <table:table-cell table:formula="of:=[.B265]*40" office:value-type="float" office:value="-31.2520564" calcext:value-type="float">
            <text:p>-31.2520564</text:p>
          </table:table-cell>
        </table:table-row>
        <table:table-row table:style-name="ro1">
          <table:table-cell office:value-type="float" office:value="-0.38552334" calcext:value-type="float">
            <text:p>-0.38552334</text:p>
          </table:table-cell>
          <table:table-cell office:value-type="float" office:value="0.04948283" calcext:value-type="float">
            <text:p>0.04948283</text:p>
          </table:table-cell>
          <table:table-cell table:formula="of:=[.A266]*40" office:value-type="float" office:value="-15.4209336" calcext:value-type="float">
            <text:p>-15.4209336</text:p>
          </table:table-cell>
          <table:table-cell table:formula="of:=[.B266]*40" office:value-type="float" office:value="1.9793132" calcext:value-type="float">
            <text:p>1.9793132</text:p>
          </table:table-cell>
        </table:table-row>
        <table:table-row table:style-name="ro1">
          <table:table-cell office:value-type="float" office:value="-1.11705702" calcext:value-type="float">
            <text:p>-1.11705702</text:p>
          </table:table-cell>
          <table:table-cell office:value-type="float" office:value="-1.02454862" calcext:value-type="float">
            <text:p>-1.02454862</text:p>
          </table:table-cell>
          <table:table-cell table:formula="of:=[.A267]*40" office:value-type="float" office:value="-44.6822808" calcext:value-type="float">
            <text:p>-44.6822808</text:p>
          </table:table-cell>
          <table:table-cell table:formula="of:=[.B267]*40" office:value-type="float" office:value="-40.9819448" calcext:value-type="float">
            <text:p>-40.9819448</text:p>
          </table:table-cell>
        </table:table-row>
        <table:table-row table:style-name="ro1">
          <table:table-cell office:value-type="float" office:value="-1.29324288" calcext:value-type="float">
            <text:p>-1.29324288</text:p>
          </table:table-cell>
          <table:table-cell office:value-type="float" office:value="0.40108265" calcext:value-type="float">
            <text:p>0.40108265</text:p>
          </table:table-cell>
          <table:table-cell table:formula="of:=[.A268]*40" office:value-type="float" office:value="-51.7297152" calcext:value-type="float">
            <text:p>-51.7297152</text:p>
          </table:table-cell>
          <table:table-cell table:formula="of:=[.B268]*40" office:value-type="float" office:value="16.043306" calcext:value-type="float">
            <text:p>16.043306</text:p>
          </table:table-cell>
        </table:table-row>
        <table:table-row table:style-name="ro1">
          <table:table-cell office:value-type="float" office:value="-0.99533407" calcext:value-type="float">
            <text:p>-0.99533407</text:p>
          </table:table-cell>
          <table:table-cell office:value-type="float" office:value="-0.24951701" calcext:value-type="float">
            <text:p>-0.24951701</text:p>
          </table:table-cell>
          <table:table-cell table:formula="of:=[.A269]*40" office:value-type="float" office:value="-39.8133628" calcext:value-type="float">
            <text:p>-39.8133628</text:p>
          </table:table-cell>
          <table:table-cell table:formula="of:=[.B269]*40" office:value-type="float" office:value="-9.9806804" calcext:value-type="float">
            <text:p>-9.9806804</text:p>
          </table:table-cell>
        </table:table-row>
        <table:table-row table:style-name="ro1">
          <table:table-cell office:value-type="float" office:value="1.13899594" calcext:value-type="float">
            <text:p>1.13899594</text:p>
          </table:table-cell>
          <table:table-cell office:value-type="float" office:value="2.03182981" calcext:value-type="float">
            <text:p>2.03182981</text:p>
          </table:table-cell>
          <table:table-cell table:formula="of:=[.A270]*40" office:value-type="float" office:value="45.5598376" calcext:value-type="float">
            <text:p>45.5598376</text:p>
          </table:table-cell>
          <table:table-cell table:formula="of:=[.B270]*40" office:value-type="float" office:value="81.2731924" calcext:value-type="float">
            <text:p>81.2731924</text:p>
          </table:table-cell>
        </table:table-row>
        <table:table-row table:style-name="ro1">
          <table:table-cell office:value-type="float" office:value="-0.63239194" calcext:value-type="float">
            <text:p>-0.63239194</text:p>
          </table:table-cell>
          <table:table-cell office:value-type="float" office:value="0.76732243" calcext:value-type="float">
            <text:p>0.76732243</text:p>
          </table:table-cell>
          <table:table-cell table:formula="of:=[.A271]*40" office:value-type="float" office:value="-25.2956776" calcext:value-type="float">
            <text:p>-25.2956776</text:p>
          </table:table-cell>
          <table:table-cell table:formula="of:=[.B271]*40" office:value-type="float" office:value="30.6928972" calcext:value-type="float">
            <text:p>30.6928972</text:p>
          </table:table-cell>
        </table:table-row>
        <table:table-row table:style-name="ro1">
          <table:table-cell office:value-type="float" office:value="-2.10290629" calcext:value-type="float">
            <text:p>-2.10290629</text:p>
          </table:table-cell>
          <table:table-cell office:value-type="float" office:value="-0.68413768" calcext:value-type="float">
            <text:p>-0.68413768</text:p>
          </table:table-cell>
          <table:table-cell table:formula="of:=[.A272]*40" office:value-type="float" office:value="-84.1162516" calcext:value-type="float">
            <text:p>-84.1162516</text:p>
          </table:table-cell>
          <table:table-cell table:formula="of:=[.B272]*40" office:value-type="float" office:value="-27.3655072" calcext:value-type="float">
            <text:p>-27.3655072</text:p>
          </table:table-cell>
        </table:table-row>
        <table:table-row table:style-name="ro1">
          <table:table-cell office:value-type="float" office:value="-0.15860313" calcext:value-type="float">
            <text:p>-0.15860313</text:p>
          </table:table-cell>
          <table:table-cell office:value-type="float" office:value="0.81136126" calcext:value-type="float">
            <text:p>0.81136126</text:p>
          </table:table-cell>
          <table:table-cell table:formula="of:=[.A273]*40" office:value-type="float" office:value="-6.3441252" calcext:value-type="float">
            <text:p>-6.3441252</text:p>
          </table:table-cell>
          <table:table-cell table:formula="of:=[.B273]*40" office:value-type="float" office:value="32.4544504" calcext:value-type="float">
            <text:p>32.4544504</text:p>
          </table:table-cell>
        </table:table-row>
        <table:table-row table:style-name="ro1">
          <table:table-cell office:value-type="float" office:value="-0.79592773" calcext:value-type="float">
            <text:p>-0.79592773</text:p>
          </table:table-cell>
          <table:table-cell office:value-type="float" office:value="-1.15316654" calcext:value-type="float">
            <text:p>-1.15316654</text:p>
          </table:table-cell>
          <table:table-cell table:formula="of:=[.A274]*40" office:value-type="float" office:value="-31.8371092" calcext:value-type="float">
            <text:p>-31.8371092</text:p>
          </table:table-cell>
          <table:table-cell table:formula="of:=[.B274]*40" office:value-type="float" office:value="-46.1266616" calcext:value-type="float">
            <text:p>-46.1266616</text:p>
          </table:table-cell>
        </table:table-row>
        <table:table-row table:style-name="ro1">
          <table:table-cell office:value-type="float" office:value="-0.09097661" calcext:value-type="float">
            <text:p>-0.09097661</text:p>
          </table:table-cell>
          <table:table-cell office:value-type="float" office:value="-0.67881771" calcext:value-type="float">
            <text:p>-0.67881771</text:p>
          </table:table-cell>
          <table:table-cell table:formula="of:=[.A275]*40" office:value-type="float" office:value="-3.6390644" calcext:value-type="float">
            <text:p>-3.6390644</text:p>
          </table:table-cell>
          <table:table-cell table:formula="of:=[.B275]*40" office:value-type="float" office:value="-27.1527084" calcext:value-type="float">
            <text:p>-27.1527084</text:p>
          </table:table-cell>
        </table:table-row>
        <table:table-row table:style-name="ro1">
          <table:table-cell office:value-type="float" office:value="-0.90430091" calcext:value-type="float">
            <text:p>-0.90430091</text:p>
          </table:table-cell>
          <table:table-cell office:value-type="float" office:value="-0.64847191" calcext:value-type="float">
            <text:p>-0.64847191</text:p>
          </table:table-cell>
          <table:table-cell table:formula="of:=[.A276]*40" office:value-type="float" office:value="-36.1720364" calcext:value-type="float">
            <text:p>-36.1720364</text:p>
          </table:table-cell>
          <table:table-cell table:formula="of:=[.B276]*40" office:value-type="float" office:value="-25.9388764" calcext:value-type="float">
            <text:p>-25.9388764</text:p>
          </table:table-cell>
        </table:table-row>
        <table:table-row table:style-name="ro1">
          <table:table-cell office:value-type="float" office:value="0.4791517" calcext:value-type="float">
            <text:p>0.4791517</text:p>
          </table:table-cell>
          <table:table-cell office:value-type="float" office:value="-1.63926848" calcext:value-type="float">
            <text:p>-1.63926848</text:p>
          </table:table-cell>
          <table:table-cell table:formula="of:=[.A277]*40" office:value-type="float" office:value="19.166068" calcext:value-type="float">
            <text:p>19.166068</text:p>
          </table:table-cell>
          <table:table-cell table:formula="of:=[.B277]*40" office:value-type="float" office:value="-65.5707392" calcext:value-type="float">
            <text:p>-65.5707392</text:p>
          </table:table-cell>
        </table:table-row>
        <table:table-row table:style-name="ro1">
          <table:table-cell office:value-type="float" office:value="-0.56034812" calcext:value-type="float">
            <text:p>-0.56034812</text:p>
          </table:table-cell>
          <table:table-cell office:value-type="float" office:value="-0.84128839" calcext:value-type="float">
            <text:p>-0.84128839</text:p>
          </table:table-cell>
          <table:table-cell table:formula="of:=[.A278]*40" office:value-type="float" office:value="-22.4139248" calcext:value-type="float">
            <text:p>-22.4139248</text:p>
          </table:table-cell>
          <table:table-cell table:formula="of:=[.B278]*40" office:value-type="float" office:value="-33.6515356" calcext:value-type="float">
            <text:p>-33.6515356</text:p>
          </table:table-cell>
        </table:table-row>
        <table:table-row table:style-name="ro1">
          <table:table-cell office:value-type="float" office:value="-1.67063586" calcext:value-type="float">
            <text:p>-1.67063586</text:p>
          </table:table-cell>
          <table:table-cell office:value-type="float" office:value="-1.01972759" calcext:value-type="float">
            <text:p>-1.01972759</text:p>
          </table:table-cell>
          <table:table-cell table:formula="of:=[.A279]*40" office:value-type="float" office:value="-66.8254344" calcext:value-type="float">
            <text:p>-66.8254344</text:p>
          </table:table-cell>
          <table:table-cell table:formula="of:=[.B279]*40" office:value-type="float" office:value="-40.7891036" calcext:value-type="float">
            <text:p>-40.7891036</text:p>
          </table:table-cell>
        </table:table-row>
        <table:table-row table:style-name="ro1">
          <table:table-cell office:value-type="float" office:value="0.51352072" calcext:value-type="float">
            <text:p>0.51352072</text:p>
          </table:table-cell>
          <table:table-cell office:value-type="float" office:value="-1.87654926" calcext:value-type="float">
            <text:p>-1.87654926</text:p>
          </table:table-cell>
          <table:table-cell table:formula="of:=[.A280]*40" office:value-type="float" office:value="20.5408288" calcext:value-type="float">
            <text:p>20.5408288</text:p>
          </table:table-cell>
          <table:table-cell table:formula="of:=[.B280]*40" office:value-type="float" office:value="-75.0619704" calcext:value-type="float">
            <text:p>-75.0619704</text:p>
          </table:table-cell>
        </table:table-row>
        <table:table-row table:style-name="ro1">
          <table:table-cell office:value-type="float" office:value="-2.01127332" calcext:value-type="float">
            <text:p>-2.01127332</text:p>
          </table:table-cell>
          <table:table-cell office:value-type="float" office:value="1.68145438" calcext:value-type="float">
            <text:p>1.68145438</text:p>
          </table:table-cell>
          <table:table-cell table:formula="of:=[.A281]*40" office:value-type="float" office:value="-80.4509328" calcext:value-type="float">
            <text:p>-80.4509328</text:p>
          </table:table-cell>
          <table:table-cell table:formula="of:=[.B281]*40" office:value-type="float" office:value="67.2581752" calcext:value-type="float">
            <text:p>67.2581752</text:p>
          </table:table-cell>
        </table:table-row>
        <table:table-row table:style-name="ro1">
          <table:table-cell office:value-type="float" office:value="-0.10869313" calcext:value-type="float">
            <text:p>-0.10869313</text:p>
          </table:table-cell>
          <table:table-cell office:value-type="float" office:value="-1.36505297" calcext:value-type="float">
            <text:p>-1.36505297</text:p>
          </table:table-cell>
          <table:table-cell table:formula="of:=[.A282]*40" office:value-type="float" office:value="-4.3477252" calcext:value-type="float">
            <text:p>-4.3477252</text:p>
          </table:table-cell>
          <table:table-cell table:formula="of:=[.B282]*40" office:value-type="float" office:value="-54.6021188" calcext:value-type="float">
            <text:p>-54.6021188</text:p>
          </table:table-cell>
        </table:table-row>
        <table:table-row table:style-name="ro1">
          <table:table-cell office:value-type="float" office:value="-0.72730982" calcext:value-type="float">
            <text:p>-0.72730982</text:p>
          </table:table-cell>
          <table:table-cell office:value-type="float" office:value="1.54006695" calcext:value-type="float">
            <text:p>1.54006695</text:p>
          </table:table-cell>
          <table:table-cell table:formula="of:=[.A283]*40" office:value-type="float" office:value="-29.0923928" calcext:value-type="float">
            <text:p>-29.0923928</text:p>
          </table:table-cell>
          <table:table-cell table:formula="of:=[.B283]*40" office:value-type="float" office:value="61.602678" calcext:value-type="float">
            <text:p>61.602678</text:p>
          </table:table-cell>
        </table:table-row>
        <table:table-row table:style-name="ro1">
          <table:table-cell office:value-type="float" office:value="-0.57982707" calcext:value-type="float">
            <text:p>-0.57982707</text:p>
          </table:table-cell>
          <table:table-cell office:value-type="float" office:value="-0.55838638" calcext:value-type="float">
            <text:p>-0.55838638</text:p>
          </table:table-cell>
          <table:table-cell table:formula="of:=[.A284]*40" office:value-type="float" office:value="-23.1930828" calcext:value-type="float">
            <text:p>-23.1930828</text:p>
          </table:table-cell>
          <table:table-cell table:formula="of:=[.B284]*40" office:value-type="float" office:value="-22.3354552" calcext:value-type="float">
            <text:p>-22.3354552</text:p>
          </table:table-cell>
        </table:table-row>
        <table:table-row table:style-name="ro1">
          <table:table-cell office:value-type="float" office:value="1.16355305" calcext:value-type="float">
            <text:p>1.16355305</text:p>
          </table:table-cell>
          <table:table-cell office:value-type="float" office:value="3.41482769" calcext:value-type="float">
            <text:p>3.41482769</text:p>
          </table:table-cell>
          <table:table-cell table:formula="of:=[.A285]*40" office:value-type="float" office:value="46.542122" calcext:value-type="float">
            <text:p>46.542122</text:p>
          </table:table-cell>
          <table:table-cell table:formula="of:=[.B285]*40" office:value-type="float" office:value="136.5931076" calcext:value-type="float">
            <text:p>136.5931076</text:p>
          </table:table-cell>
        </table:table-row>
        <table:table-row table:style-name="ro1">
          <table:table-cell office:value-type="float" office:value="0.01004702" calcext:value-type="float">
            <text:p>0.01004702</text:p>
          </table:table-cell>
          <table:table-cell office:value-type="float" office:value="1.77948762" calcext:value-type="float">
            <text:p>1.77948762</text:p>
          </table:table-cell>
          <table:table-cell table:formula="of:=[.A286]*40" office:value-type="float" office:value="0.4018808" calcext:value-type="float">
            <text:p>0.4018808</text:p>
          </table:table-cell>
          <table:table-cell table:formula="of:=[.B286]*40" office:value-type="float" office:value="71.1795048" calcext:value-type="float">
            <text:p>71.1795048</text:p>
          </table:table-cell>
        </table:table-row>
        <table:table-row table:style-name="ro1">
          <table:table-cell office:value-type="float" office:value="-2.47490562" calcext:value-type="float">
            <text:p>-2.47490562</text:p>
          </table:table-cell>
          <table:table-cell office:value-type="float" office:value="-0.4707283" calcext:value-type="float">
            <text:p>-0.4707283</text:p>
          </table:table-cell>
          <table:table-cell table:formula="of:=[.A287]*40" office:value-type="float" office:value="-98.9962248" calcext:value-type="float">
            <text:p>-98.9962248</text:p>
          </table:table-cell>
          <table:table-cell table:formula="of:=[.B287]*40" office:value-type="float" office:value="-18.829132" calcext:value-type="float">
            <text:p>-18.829132</text:p>
          </table:table-cell>
        </table:table-row>
        <table:table-row table:style-name="ro1">
          <table:table-cell office:value-type="float" office:value="0.49613236" calcext:value-type="float">
            <text:p>0.49613236</text:p>
          </table:table-cell>
          <table:table-cell office:value-type="float" office:value="0.32329706" calcext:value-type="float">
            <text:p>0.32329706</text:p>
          </table:table-cell>
          <table:table-cell table:formula="of:=[.A288]*40" office:value-type="float" office:value="19.8452944" calcext:value-type="float">
            <text:p>19.8452944</text:p>
          </table:table-cell>
          <table:table-cell table:formula="of:=[.B288]*40" office:value-type="float" office:value="12.9318824" calcext:value-type="float">
            <text:p>12.9318824</text:p>
          </table:table-cell>
        </table:table-row>
        <table:table-row table:style-name="ro1">
          <table:table-cell office:value-type="float" office:value="-0.59883968" calcext:value-type="float">
            <text:p>-0.59883968</text:p>
          </table:table-cell>
          <table:table-cell office:value-type="float" office:value="0.41938302" calcext:value-type="float">
            <text:p>0.41938302</text:p>
          </table:table-cell>
          <table:table-cell table:formula="of:=[.A289]*40" office:value-type="float" office:value="-23.9535872" calcext:value-type="float">
            <text:p>-23.9535872</text:p>
          </table:table-cell>
          <table:table-cell table:formula="of:=[.B289]*40" office:value-type="float" office:value="16.7753208" calcext:value-type="float">
            <text:p>16.7753208</text:p>
          </table:table-cell>
        </table:table-row>
        <table:table-row table:style-name="ro1">
          <table:table-cell office:value-type="float" office:value="-0.16407332" calcext:value-type="float">
            <text:p>-0.16407332</text:p>
          </table:table-cell>
          <table:table-cell office:value-type="float" office:value="1.86901393" calcext:value-type="float">
            <text:p>1.86901393</text:p>
          </table:table-cell>
          <table:table-cell table:formula="of:=[.A290]*40" office:value-type="float" office:value="-6.5629328" calcext:value-type="float">
            <text:p>-6.5629328</text:p>
          </table:table-cell>
          <table:table-cell table:formula="of:=[.B290]*40" office:value-type="float" office:value="74.7605572" calcext:value-type="float">
            <text:p>74.7605572</text:p>
          </table:table-cell>
        </table:table-row>
        <table:table-row table:style-name="ro1">
          <table:table-cell office:value-type="float" office:value="-1.27223842" calcext:value-type="float">
            <text:p>-1.27223842</text:p>
          </table:table-cell>
          <table:table-cell office:value-type="float" office:value="-1.19207155" calcext:value-type="float">
            <text:p>-1.19207155</text:p>
          </table:table-cell>
          <table:table-cell table:formula="of:=[.A291]*40" office:value-type="float" office:value="-50.8895368" calcext:value-type="float">
            <text:p>-50.8895368</text:p>
          </table:table-cell>
          <table:table-cell table:formula="of:=[.B291]*40" office:value-type="float" office:value="-47.682862" calcext:value-type="float">
            <text:p>-47.682862</text:p>
          </table:table-cell>
        </table:table-row>
        <table:table-row table:style-name="ro1">
          <table:table-cell office:value-type="float" office:value="-2.09375459" calcext:value-type="float">
            <text:p>-2.09375459</text:p>
          </table:table-cell>
          <table:table-cell office:value-type="float" office:value="-1.24632357" calcext:value-type="float">
            <text:p>-1.24632357</text:p>
          </table:table-cell>
          <table:table-cell table:formula="of:=[.A292]*40" office:value-type="float" office:value="-83.7501836" calcext:value-type="float">
            <text:p>-83.7501836</text:p>
          </table:table-cell>
          <table:table-cell table:formula="of:=[.B292]*40" office:value-type="float" office:value="-49.8529428" calcext:value-type="float">
            <text:p>-49.8529428</text:p>
          </table:table-cell>
        </table:table-row>
        <table:table-row table:style-name="ro1">
          <table:table-cell office:value-type="float" office:value="0.20891318" calcext:value-type="float">
            <text:p>0.20891318</text:p>
          </table:table-cell>
          <table:table-cell office:value-type="float" office:value="-1.7666799" calcext:value-type="float">
            <text:p>-1.7666799</text:p>
          </table:table-cell>
          <table:table-cell table:formula="of:=[.A293]*40" office:value-type="float" office:value="8.3565272" calcext:value-type="float">
            <text:p>8.3565272</text:p>
          </table:table-cell>
          <table:table-cell table:formula="of:=[.B293]*40" office:value-type="float" office:value="-70.667196" calcext:value-type="float">
            <text:p>-70.667196</text:p>
          </table:table-cell>
        </table:table-row>
        <table:table-row table:style-name="ro1">
          <table:table-cell office:value-type="float" office:value="2.23203142" calcext:value-type="float">
            <text:p>2.23203142</text:p>
          </table:table-cell>
          <table:table-cell office:value-type="float" office:value="-0.45920634" calcext:value-type="float">
            <text:p>-0.45920634</text:p>
          </table:table-cell>
          <table:table-cell table:formula="of:=[.A294]*40" office:value-type="float" office:value="89.2812568" calcext:value-type="float">
            <text:p>89.2812568</text:p>
          </table:table-cell>
          <table:table-cell table:formula="of:=[.B294]*40" office:value-type="float" office:value="-18.3682536" calcext:value-type="float">
            <text:p>-18.3682536</text:p>
          </table:table-cell>
        </table:table-row>
        <table:table-row table:style-name="ro1">
          <table:table-cell office:value-type="float" office:value="1.20728692" calcext:value-type="float">
            <text:p>1.20728692</text:p>
          </table:table-cell>
          <table:table-cell office:value-type="float" office:value="-0.9306047" calcext:value-type="float">
            <text:p>-0.9306047</text:p>
          </table:table-cell>
          <table:table-cell table:formula="of:=[.A295]*40" office:value-type="float" office:value="48.2914768" calcext:value-type="float">
            <text:p>48.2914768</text:p>
          </table:table-cell>
          <table:table-cell table:formula="of:=[.B295]*40" office:value-type="float" office:value="-37.224188" calcext:value-type="float">
            <text:p>-37.224188</text:p>
          </table:table-cell>
        </table:table-row>
        <table:table-row table:style-name="ro1">
          <table:table-cell office:value-type="float" office:value="-0.11834947" calcext:value-type="float">
            <text:p>-0.11834947</text:p>
          </table:table-cell>
          <table:table-cell office:value-type="float" office:value="-1.26942998" calcext:value-type="float">
            <text:p>-1.26942998</text:p>
          </table:table-cell>
          <table:table-cell table:formula="of:=[.A296]*40" office:value-type="float" office:value="-4.7339788" calcext:value-type="float">
            <text:p>-4.7339788</text:p>
          </table:table-cell>
          <table:table-cell table:formula="of:=[.B296]*40" office:value-type="float" office:value="-50.7771992" calcext:value-type="float">
            <text:p>-50.7771992</text:p>
          </table:table-cell>
        </table:table-row>
        <table:table-row table:style-name="ro1">
          <table:table-cell office:value-type="float" office:value="-0.32376576" calcext:value-type="float">
            <text:p>-0.32376576</text:p>
          </table:table-cell>
          <table:table-cell office:value-type="float" office:value="-1.28100522" calcext:value-type="float">
            <text:p>-1.28100522</text:p>
          </table:table-cell>
          <table:table-cell table:formula="of:=[.A297]*40" office:value-type="float" office:value="-12.9506304" calcext:value-type="float">
            <text:p>-12.9506304</text:p>
          </table:table-cell>
          <table:table-cell table:formula="of:=[.B297]*40" office:value-type="float" office:value="-51.2402088" calcext:value-type="float">
            <text:p>-51.2402088</text:p>
          </table:table-cell>
        </table:table-row>
        <table:table-row table:style-name="ro1">
          <table:table-cell office:value-type="float" office:value="-0.22464548" calcext:value-type="float">
            <text:p>-0.22464548</text:p>
          </table:table-cell>
          <table:table-cell office:value-type="float" office:value="2.44695986" calcext:value-type="float">
            <text:p>2.44695986</text:p>
          </table:table-cell>
          <table:table-cell table:formula="of:=[.A298]*40" office:value-type="float" office:value="-8.9858192" calcext:value-type="float">
            <text:p>-8.9858192</text:p>
          </table:table-cell>
          <table:table-cell table:formula="of:=[.B298]*40" office:value-type="float" office:value="97.8783944" calcext:value-type="float">
            <text:p>97.8783944</text:p>
          </table:table-cell>
        </table:table-row>
        <table:table-row table:style-name="ro1">
          <table:table-cell office:value-type="float" office:value="-1.6577151" calcext:value-type="float">
            <text:p>-1.6577151</text:p>
          </table:table-cell>
          <table:table-cell office:value-type="float" office:value="0.22181882" calcext:value-type="float">
            <text:p>0.22181882</text:p>
          </table:table-cell>
          <table:table-cell table:formula="of:=[.A299]*40" office:value-type="float" office:value="-66.308604" calcext:value-type="float">
            <text:p>-66.308604</text:p>
          </table:table-cell>
          <table:table-cell table:formula="of:=[.B299]*40" office:value-type="float" office:value="8.8727528" calcext:value-type="float">
            <text:p>8.8727528</text:p>
          </table:table-cell>
        </table:table-row>
        <table:table-row table:style-name="ro1">
          <table:table-cell office:value-type="float" office:value="0.17359431" calcext:value-type="float">
            <text:p>0.17359431</text:p>
          </table:table-cell>
          <table:table-cell office:value-type="float" office:value="1.09960282" calcext:value-type="float">
            <text:p>1.09960282</text:p>
          </table:table-cell>
          <table:table-cell table:formula="of:=[.A300]*40" office:value-type="float" office:value="6.9437724" calcext:value-type="float">
            <text:p>6.9437724</text:p>
          </table:table-cell>
          <table:table-cell table:formula="of:=[.B300]*40" office:value-type="float" office:value="43.9841128" calcext:value-type="float">
            <text:p>43.9841128</text:p>
          </table:table-cell>
        </table:table-row>
        <table:table-row table:style-name="ro1">
          <table:table-cell office:value-type="float" office:value="-0.33215282" calcext:value-type="float">
            <text:p>-0.33215282</text:p>
          </table:table-cell>
          <table:table-cell office:value-type="float" office:value="0.58101415" calcext:value-type="float">
            <text:p>0.58101415</text:p>
          </table:table-cell>
          <table:table-cell table:formula="of:=[.A301]*40" office:value-type="float" office:value="-13.2861128" calcext:value-type="float">
            <text:p>-13.2861128</text:p>
          </table:table-cell>
          <table:table-cell table:formula="of:=[.B301]*40" office:value-type="float" office:value="23.240566" calcext:value-type="float">
            <text:p>23.240566</text:p>
          </table:table-cell>
        </table:table-row>
        <table:table-row table:style-name="ro1">
          <table:table-cell office:value-type="float" office:value="0.2703645" calcext:value-type="float">
            <text:p>0.2703645</text:p>
          </table:table-cell>
          <table:table-cell office:value-type="float" office:value="0.95021322" calcext:value-type="float">
            <text:p>0.95021322</text:p>
          </table:table-cell>
          <table:table-cell table:formula="of:=[.A302]*40" office:value-type="float" office:value="10.81458" calcext:value-type="float">
            <text:p>10.81458</text:p>
          </table:table-cell>
          <table:table-cell table:formula="of:=[.B302]*40" office:value-type="float" office:value="38.0085288" calcext:value-type="float">
            <text:p>38.0085288</text:p>
          </table:table-cell>
        </table:table-row>
        <table:table-row table:style-name="ro1">
          <table:table-cell office:value-type="float" office:value="0.67342169" calcext:value-type="float">
            <text:p>0.67342169</text:p>
          </table:table-cell>
          <table:table-cell office:value-type="float" office:value="1.8463668" calcext:value-type="float">
            <text:p>1.8463668</text:p>
          </table:table-cell>
          <table:table-cell table:formula="of:=[.A303]*40" office:value-type="float" office:value="26.9368676" calcext:value-type="float">
            <text:p>26.9368676</text:p>
          </table:table-cell>
          <table:table-cell table:formula="of:=[.B303]*40" office:value-type="float" office:value="73.854672" calcext:value-type="float">
            <text:p>73.854672</text:p>
          </table:table-cell>
        </table:table-row>
        <table:table-row table:style-name="ro1">
          <table:table-cell office:value-type="float" office:value="0.27156636" calcext:value-type="float">
            <text:p>0.27156636</text:p>
          </table:table-cell>
          <table:table-cell office:value-type="float" office:value="-0.81968651" calcext:value-type="float">
            <text:p>-0.81968651</text:p>
          </table:table-cell>
          <table:table-cell table:formula="of:=[.A304]*40" office:value-type="float" office:value="10.8626544" calcext:value-type="float">
            <text:p>10.8626544</text:p>
          </table:table-cell>
          <table:table-cell table:formula="of:=[.B304]*40" office:value-type="float" office:value="-32.7874604" calcext:value-type="float">
            <text:p>-32.7874604</text:p>
          </table:table-cell>
        </table:table-row>
        <table:table-row table:style-name="ro1">
          <table:table-cell office:value-type="float" office:value="-1.18268655" calcext:value-type="float">
            <text:p>-1.18268655</text:p>
          </table:table-cell>
          <table:table-cell office:value-type="float" office:value="-0.39903579" calcext:value-type="float">
            <text:p>-0.39903579</text:p>
          </table:table-cell>
          <table:table-cell table:formula="of:=[.A305]*40" office:value-type="float" office:value="-47.307462" calcext:value-type="float">
            <text:p>-47.307462</text:p>
          </table:table-cell>
          <table:table-cell table:formula="of:=[.B305]*40" office:value-type="float" office:value="-15.9614316" calcext:value-type="float">
            <text:p>-15.9614316</text:p>
          </table:table-cell>
        </table:table-row>
        <table:table-row table:style-name="ro1">
          <table:table-cell office:value-type="float" office:value="0.08713533" calcext:value-type="float">
            <text:p>0.08713533</text:p>
          </table:table-cell>
          <table:table-cell office:value-type="float" office:value="-1.60493223" calcext:value-type="float">
            <text:p>-1.60493223</text:p>
          </table:table-cell>
          <table:table-cell table:formula="of:=[.A306]*40" office:value-type="float" office:value="3.4854132" calcext:value-type="float">
            <text:p>3.4854132</text:p>
          </table:table-cell>
          <table:table-cell table:formula="of:=[.B306]*40" office:value-type="float" office:value="-64.1972892" calcext:value-type="float">
            <text:p>-64.1972892</text:p>
          </table:table-cell>
        </table:table-row>
        <table:table-row table:style-name="ro1">
          <table:table-cell office:value-type="float" office:value="2.4038451" calcext:value-type="float">
            <text:p>2.4038451</text:p>
          </table:table-cell>
          <table:table-cell office:value-type="float" office:value="-2.54976831" calcext:value-type="float">
            <text:p>-2.54976831</text:p>
          </table:table-cell>
          <table:table-cell table:formula="of:=[.A307]*40" office:value-type="float" office:value="96.153804" calcext:value-type="float">
            <text:p>96.153804</text:p>
          </table:table-cell>
          <table:table-cell table:formula="of:=[.B307]*40" office:value-type="float" office:value="-101.9907324" calcext:value-type="float">
            <text:p>-101.9907324</text:p>
          </table:table-cell>
        </table:table-row>
        <table:table-row table:style-name="ro1">
          <table:table-cell office:value-type="float" office:value="3.48663701" calcext:value-type="float">
            <text:p>3.48663701</text:p>
          </table:table-cell>
          <table:table-cell office:value-type="float" office:value="-0.08346417" calcext:value-type="float">
            <text:p>-0.08346417</text:p>
          </table:table-cell>
          <table:table-cell table:formula="of:=[.A308]*40" office:value-type="float" office:value="139.4654804" calcext:value-type="float">
            <text:p>139.4654804</text:p>
          </table:table-cell>
          <table:table-cell table:formula="of:=[.B308]*40" office:value-type="float" office:value="-3.3385668" calcext:value-type="float">
            <text:p>-3.3385668</text:p>
          </table:table-cell>
        </table:table-row>
        <table:table-row table:style-name="ro1">
          <table:table-cell office:value-type="float" office:value="-1.20892807" calcext:value-type="float">
            <text:p>-1.20892807</text:p>
          </table:table-cell>
          <table:table-cell office:value-type="float" office:value="0.05374176" calcext:value-type="float">
            <text:p>0.05374176</text:p>
          </table:table-cell>
          <table:table-cell table:formula="of:=[.A309]*40" office:value-type="float" office:value="-48.3571228" calcext:value-type="float">
            <text:p>-48.3571228</text:p>
          </table:table-cell>
          <table:table-cell table:formula="of:=[.B309]*40" office:value-type="float" office:value="2.1496704" calcext:value-type="float">
            <text:p>2.1496704</text:p>
          </table:table-cell>
        </table:table-row>
        <table:table-row table:style-name="ro1">
          <table:table-cell office:value-type="float" office:value="0.68808666" calcext:value-type="float">
            <text:p>0.68808666</text:p>
          </table:table-cell>
          <table:table-cell office:value-type="float" office:value="3.66478425" calcext:value-type="float">
            <text:p>3.66478425</text:p>
          </table:table-cell>
          <table:table-cell table:formula="of:=[.A310]*40" office:value-type="float" office:value="27.5234664" calcext:value-type="float">
            <text:p>27.5234664</text:p>
          </table:table-cell>
          <table:table-cell table:formula="of:=[.B310]*40" office:value-type="float" office:value="146.59137" calcext:value-type="float">
            <text:p>146.59137</text:p>
          </table:table-cell>
        </table:table-row>
        <table:table-row table:style-name="ro1">
          <table:table-cell office:value-type="float" office:value="-0.21071945" calcext:value-type="float">
            <text:p>-0.21071945</text:p>
          </table:table-cell>
          <table:table-cell office:value-type="float" office:value="-1.3036289" calcext:value-type="float">
            <text:p>-1.3036289</text:p>
          </table:table-cell>
          <table:table-cell table:formula="of:=[.A311]*40" office:value-type="float" office:value="-8.428778" calcext:value-type="float">
            <text:p>-8.428778</text:p>
          </table:table-cell>
          <table:table-cell table:formula="of:=[.B311]*40" office:value-type="float" office:value="-52.145156" calcext:value-type="float">
            <text:p>-52.145156</text:p>
          </table:table-cell>
        </table:table-row>
        <table:table-row table:style-name="ro1">
          <table:table-cell office:value-type="float" office:value="-0.02716131" calcext:value-type="float">
            <text:p>-0.02716131</text:p>
          </table:table-cell>
          <table:table-cell office:value-type="float" office:value="0.18579468" calcext:value-type="float">
            <text:p>0.18579468</text:p>
          </table:table-cell>
          <table:table-cell table:formula="of:=[.A312]*40" office:value-type="float" office:value="-1.0864524" calcext:value-type="float">
            <text:p>-1.0864524</text:p>
          </table:table-cell>
          <table:table-cell table:formula="of:=[.B312]*40" office:value-type="float" office:value="7.4317872" calcext:value-type="float">
            <text:p>7.4317872</text:p>
          </table:table-cell>
        </table:table-row>
        <table:table-row table:style-name="ro1">
          <table:table-cell office:value-type="float" office:value="-0.3285313" calcext:value-type="float">
            <text:p>-0.3285313</text:p>
          </table:table-cell>
          <table:table-cell office:value-type="float" office:value="-0.1948856" calcext:value-type="float">
            <text:p>-0.1948856</text:p>
          </table:table-cell>
          <table:table-cell table:formula="of:=[.A313]*40" office:value-type="float" office:value="-13.141252" calcext:value-type="float">
            <text:p>-13.141252</text:p>
          </table:table-cell>
          <table:table-cell table:formula="of:=[.B313]*40" office:value-type="float" office:value="-7.795424" calcext:value-type="float">
            <text:p>-7.795424</text:p>
          </table:table-cell>
        </table:table-row>
        <table:table-row table:style-name="ro1">
          <table:table-cell office:value-type="float" office:value="-4.95743577" calcext:value-type="float">
            <text:p>-4.95743577</text:p>
          </table:table-cell>
          <table:table-cell office:value-type="float" office:value="-0.50112376" calcext:value-type="float">
            <text:p>-0.50112376</text:p>
          </table:table-cell>
          <table:table-cell table:formula="of:=[.A314]*40" office:value-type="float" office:value="-198.2974308" calcext:value-type="float">
            <text:p>-198.2974308</text:p>
          </table:table-cell>
          <table:table-cell table:formula="of:=[.B314]*40" office:value-type="float" office:value="-20.0449504" calcext:value-type="float">
            <text:p>-20.0449504</text:p>
          </table:table-cell>
        </table:table-row>
        <table:table-row table:style-name="ro1">
          <table:table-cell office:value-type="float" office:value="-0.03436496" calcext:value-type="float">
            <text:p>-0.03436496</text:p>
          </table:table-cell>
          <table:table-cell office:value-type="float" office:value="3.13441766" calcext:value-type="float">
            <text:p>3.13441766</text:p>
          </table:table-cell>
          <table:table-cell table:formula="of:=[.A315]*40" office:value-type="float" office:value="-1.3745984" calcext:value-type="float">
            <text:p>-1.3745984</text:p>
          </table:table-cell>
          <table:table-cell table:formula="of:=[.B315]*40" office:value-type="float" office:value="125.3767064" calcext:value-type="float">
            <text:p>125.3767064</text:p>
          </table:table-cell>
        </table:table-row>
        <table:table-row table:style-name="ro1">
          <table:table-cell office:value-type="float" office:value="-1.52391704" calcext:value-type="float">
            <text:p>-1.52391704</text:p>
          </table:table-cell>
          <table:table-cell office:value-type="float" office:value="0.70718278" calcext:value-type="float">
            <text:p>0.70718278</text:p>
          </table:table-cell>
          <table:table-cell table:formula="of:=[.A316]*40" office:value-type="float" office:value="-60.9566816" calcext:value-type="float">
            <text:p>-60.9566816</text:p>
          </table:table-cell>
          <table:table-cell table:formula="of:=[.B316]*40" office:value-type="float" office:value="28.2873112" calcext:value-type="float">
            <text:p>28.2873112</text:p>
          </table:table-cell>
        </table:table-row>
        <table:table-row table:style-name="ro1">
          <table:table-cell office:value-type="float" office:value="-0.86041278" calcext:value-type="float">
            <text:p>-0.86041278</text:p>
          </table:table-cell>
          <table:table-cell office:value-type="float" office:value="-0.83015658" calcext:value-type="float">
            <text:p>-0.83015658</text:p>
          </table:table-cell>
          <table:table-cell table:formula="of:=[.A317]*40" office:value-type="float" office:value="-34.4165112" calcext:value-type="float">
            <text:p>-34.4165112</text:p>
          </table:table-cell>
          <table:table-cell table:formula="of:=[.B317]*40" office:value-type="float" office:value="-33.2062632" calcext:value-type="float">
            <text:p>-33.2062632</text:p>
          </table:table-cell>
        </table:table-row>
        <table:table-row table:style-name="ro1">
          <table:table-cell office:value-type="float" office:value="1.56705634" calcext:value-type="float">
            <text:p>1.56705634</text:p>
          </table:table-cell>
          <table:table-cell office:value-type="float" office:value="0.32489351" calcext:value-type="float">
            <text:p>0.32489351</text:p>
          </table:table-cell>
          <table:table-cell table:formula="of:=[.A318]*40" office:value-type="float" office:value="62.6822536" calcext:value-type="float">
            <text:p>62.6822536</text:p>
          </table:table-cell>
          <table:table-cell table:formula="of:=[.B318]*40" office:value-type="float" office:value="12.9957404" calcext:value-type="float">
            <text:p>12.9957404</text:p>
          </table:table-cell>
        </table:table-row>
        <table:table-row table:style-name="ro1">
          <table:table-cell office:value-type="float" office:value="-0.53075921" calcext:value-type="float">
            <text:p>-0.53075921</text:p>
          </table:table-cell>
          <table:table-cell office:value-type="float" office:value="-0.59752613" calcext:value-type="float">
            <text:p>-0.59752613</text:p>
          </table:table-cell>
          <table:table-cell table:formula="of:=[.A319]*40" office:value-type="float" office:value="-21.2303684" calcext:value-type="float">
            <text:p>-21.2303684</text:p>
          </table:table-cell>
          <table:table-cell table:formula="of:=[.B319]*40" office:value-type="float" office:value="-23.9010452" calcext:value-type="float">
            <text:p>-23.9010452</text:p>
          </table:table-cell>
        </table:table-row>
        <table:table-row table:style-name="ro1">
          <table:table-cell office:value-type="float" office:value="-0.37445357" calcext:value-type="float">
            <text:p>-0.37445357</text:p>
          </table:table-cell>
          <table:table-cell office:value-type="float" office:value="-0.65533055" calcext:value-type="float">
            <text:p>-0.65533055</text:p>
          </table:table-cell>
          <table:table-cell table:formula="of:=[.A320]*40" office:value-type="float" office:value="-14.9781428" calcext:value-type="float">
            <text:p>-14.9781428</text:p>
          </table:table-cell>
          <table:table-cell table:formula="of:=[.B320]*40" office:value-type="float" office:value="-26.213222" calcext:value-type="float">
            <text:p>-26.213222</text:p>
          </table:table-cell>
        </table:table-row>
        <table:table-row table:style-name="ro1">
          <table:table-cell office:value-type="float" office:value="0.23779983" calcext:value-type="float">
            <text:p>0.23779983</text:p>
          </table:table-cell>
          <table:table-cell office:value-type="float" office:value="0.56495255" calcext:value-type="float">
            <text:p>0.56495255</text:p>
          </table:table-cell>
          <table:table-cell table:formula="of:=[.A321]*40" office:value-type="float" office:value="9.5119932" calcext:value-type="float">
            <text:p>9.5119932</text:p>
          </table:table-cell>
          <table:table-cell table:formula="of:=[.B321]*40" office:value-type="float" office:value="22.598102" calcext:value-type="float">
            <text:p>22.598102</text:p>
          </table:table-cell>
        </table:table-row>
        <table:table-row table:style-name="ro1">
          <table:table-cell office:value-type="float" office:value="0.26219907" calcext:value-type="float">
            <text:p>0.26219907</text:p>
          </table:table-cell>
          <table:table-cell office:value-type="float" office:value="-0.03563149" calcext:value-type="float">
            <text:p>-0.03563149</text:p>
          </table:table-cell>
          <table:table-cell table:formula="of:=[.A322]*40" office:value-type="float" office:value="10.4879628" calcext:value-type="float">
            <text:p>10.4879628</text:p>
          </table:table-cell>
          <table:table-cell table:formula="of:=[.B322]*40" office:value-type="float" office:value="-1.4252596" calcext:value-type="float">
            <text:p>-1.4252596</text:p>
          </table:table-cell>
        </table:table-row>
        <table:table-row table:style-name="ro1">
          <table:table-cell office:value-type="float" office:value="-0.97341629" calcext:value-type="float">
            <text:p>-0.97341629</text:p>
          </table:table-cell>
          <table:table-cell office:value-type="float" office:value="1.87090577" calcext:value-type="float">
            <text:p>1.87090577</text:p>
          </table:table-cell>
          <table:table-cell table:formula="of:=[.A323]*40" office:value-type="float" office:value="-38.9366516" calcext:value-type="float">
            <text:p>-38.9366516</text:p>
          </table:table-cell>
          <table:table-cell table:formula="of:=[.B323]*40" office:value-type="float" office:value="74.8362308" calcext:value-type="float">
            <text:p>74.8362308</text:p>
          </table:table-cell>
        </table:table-row>
        <table:table-row table:style-name="ro1">
          <table:table-cell office:value-type="float" office:value="0.02177322" calcext:value-type="float">
            <text:p>0.02177322</text:p>
          </table:table-cell>
          <table:table-cell office:value-type="float" office:value="-1.47041601" calcext:value-type="float">
            <text:p>-1.47041601</text:p>
          </table:table-cell>
          <table:table-cell table:formula="of:=[.A324]*40" office:value-type="float" office:value="0.8709288" calcext:value-type="float">
            <text:p>0.8709288</text:p>
          </table:table-cell>
          <table:table-cell table:formula="of:=[.B324]*40" office:value-type="float" office:value="-58.8166404" calcext:value-type="float">
            <text:p>-58.8166404</text:p>
          </table:table-cell>
        </table:table-row>
        <table:table-row table:style-name="ro1">
          <table:table-cell office:value-type="float" office:value="-0.71835663" calcext:value-type="float">
            <text:p>-0.71835663</text:p>
          </table:table-cell>
          <table:table-cell office:value-type="float" office:value="-1.55982395" calcext:value-type="float">
            <text:p>-1.55982395</text:p>
          </table:table-cell>
          <table:table-cell table:formula="of:=[.A325]*40" office:value-type="float" office:value="-28.7342652" calcext:value-type="float">
            <text:p>-28.7342652</text:p>
          </table:table-cell>
          <table:table-cell table:formula="of:=[.B325]*40" office:value-type="float" office:value="-62.392958" calcext:value-type="float">
            <text:p>-62.392958</text:p>
          </table:table-cell>
        </table:table-row>
        <table:table-row table:style-name="ro1">
          <table:table-cell office:value-type="float" office:value="-0.48920946" calcext:value-type="float">
            <text:p>-0.48920946</text:p>
          </table:table-cell>
          <table:table-cell office:value-type="float" office:value="3.15075304" calcext:value-type="float">
            <text:p>3.15075304</text:p>
          </table:table-cell>
          <table:table-cell table:formula="of:=[.A326]*40" office:value-type="float" office:value="-19.5683784" calcext:value-type="float">
            <text:p>-19.5683784</text:p>
          </table:table-cell>
          <table:table-cell table:formula="of:=[.B326]*40" office:value-type="float" office:value="126.0301216" calcext:value-type="float">
            <text:p>126.0301216</text:p>
          </table:table-cell>
        </table:table-row>
        <table:table-row table:style-name="ro1">
          <table:table-cell office:value-type="float" office:value="-0.65208786" calcext:value-type="float">
            <text:p>-0.65208786</text:p>
          </table:table-cell>
          <table:table-cell office:value-type="float" office:value="-1.27878552" calcext:value-type="float">
            <text:p>-1.27878552</text:p>
          </table:table-cell>
          <table:table-cell table:formula="of:=[.A327]*40" office:value-type="float" office:value="-26.0835144" calcext:value-type="float">
            <text:p>-26.0835144</text:p>
          </table:table-cell>
          <table:table-cell table:formula="of:=[.B327]*40" office:value-type="float" office:value="-51.1514208" calcext:value-type="float">
            <text:p>-51.1514208</text:p>
          </table:table-cell>
        </table:table-row>
        <table:table-row table:style-name="ro1">
          <table:table-cell office:value-type="float" office:value="-1.31174854" calcext:value-type="float">
            <text:p>-1.31174854</text:p>
          </table:table-cell>
          <table:table-cell office:value-type="float" office:value="2.84454231" calcext:value-type="float">
            <text:p>2.84454231</text:p>
          </table:table-cell>
          <table:table-cell table:formula="of:=[.A328]*40" office:value-type="float" office:value="-52.4699416" calcext:value-type="float">
            <text:p>-52.4699416</text:p>
          </table:table-cell>
          <table:table-cell table:formula="of:=[.B328]*40" office:value-type="float" office:value="113.7816924" calcext:value-type="float">
            <text:p>113.7816924</text:p>
          </table:table-cell>
        </table:table-row>
        <table:table-row table:style-name="ro1">
          <table:table-cell office:value-type="float" office:value="-1.85355339" calcext:value-type="float">
            <text:p>-1.85355339</text:p>
          </table:table-cell>
          <table:table-cell office:value-type="float" office:value="-0.50733932" calcext:value-type="float">
            <text:p>-0.50733932</text:p>
          </table:table-cell>
          <table:table-cell table:formula="of:=[.A329]*40" office:value-type="float" office:value="-74.1421356" calcext:value-type="float">
            <text:p>-74.1421356</text:p>
          </table:table-cell>
          <table:table-cell table:formula="of:=[.B329]*40" office:value-type="float" office:value="-20.2935728" calcext:value-type="float">
            <text:p>-20.2935728</text:p>
          </table:table-cell>
        </table:table-row>
        <table:table-row table:style-name="ro1">
          <table:table-cell office:value-type="float" office:value="-1.38386435" calcext:value-type="float">
            <text:p>-1.38386435</text:p>
          </table:table-cell>
          <table:table-cell office:value-type="float" office:value="-0.68223294" calcext:value-type="float">
            <text:p>-0.68223294</text:p>
          </table:table-cell>
          <table:table-cell table:formula="of:=[.A330]*40" office:value-type="float" office:value="-55.354574" calcext:value-type="float">
            <text:p>-55.354574</text:p>
          </table:table-cell>
          <table:table-cell table:formula="of:=[.B330]*40" office:value-type="float" office:value="-27.2893176" calcext:value-type="float">
            <text:p>-27.2893176</text:p>
          </table:table-cell>
        </table:table-row>
        <table:table-row table:style-name="ro1">
          <table:table-cell office:value-type="float" office:value="0.10092952" calcext:value-type="float">
            <text:p>0.10092952</text:p>
          </table:table-cell>
          <table:table-cell office:value-type="float" office:value="2.26850425" calcext:value-type="float">
            <text:p>2.26850425</text:p>
          </table:table-cell>
          <table:table-cell table:formula="of:=[.A331]*40" office:value-type="float" office:value="4.0371808" calcext:value-type="float">
            <text:p>4.0371808</text:p>
          </table:table-cell>
          <table:table-cell table:formula="of:=[.B331]*40" office:value-type="float" office:value="90.74017" calcext:value-type="float">
            <text:p>90.74017</text:p>
          </table:table-cell>
        </table:table-row>
        <table:table-row table:style-name="ro1">
          <table:table-cell office:value-type="float" office:value="-1.30210812" calcext:value-type="float">
            <text:p>-1.30210812</text:p>
          </table:table-cell>
          <table:table-cell office:value-type="float" office:value="2.39162542" calcext:value-type="float">
            <text:p>2.39162542</text:p>
          </table:table-cell>
          <table:table-cell table:formula="of:=[.A332]*40" office:value-type="float" office:value="-52.0843248" calcext:value-type="float">
            <text:p>-52.0843248</text:p>
          </table:table-cell>
          <table:table-cell table:formula="of:=[.B332]*40" office:value-type="float" office:value="95.6650168" calcext:value-type="float">
            <text:p>95.6650168</text:p>
          </table:table-cell>
        </table:table-row>
        <table:table-row table:style-name="ro1">
          <table:table-cell office:value-type="float" office:value="0.95733466" calcext:value-type="float">
            <text:p>0.95733466</text:p>
          </table:table-cell>
          <table:table-cell office:value-type="float" office:value="1.89975117" calcext:value-type="float">
            <text:p>1.89975117</text:p>
          </table:table-cell>
          <table:table-cell table:formula="of:=[.A333]*40" office:value-type="float" office:value="38.2933864" calcext:value-type="float">
            <text:p>38.2933864</text:p>
          </table:table-cell>
          <table:table-cell table:formula="of:=[.B333]*40" office:value-type="float" office:value="75.9900468" calcext:value-type="float">
            <text:p>75.9900468</text:p>
          </table:table-cell>
        </table:table-row>
        <table:table-row table:style-name="ro1">
          <table:table-cell office:value-type="float" office:value="-1.21307709" calcext:value-type="float">
            <text:p>-1.21307709</text:p>
          </table:table-cell>
          <table:table-cell office:value-type="float" office:value="-1.05413261" calcext:value-type="float">
            <text:p>-1.05413261</text:p>
          </table:table-cell>
          <table:table-cell table:formula="of:=[.A334]*40" office:value-type="float" office:value="-48.5230836" calcext:value-type="float">
            <text:p>-48.5230836</text:p>
          </table:table-cell>
          <table:table-cell table:formula="of:=[.B334]*40" office:value-type="float" office:value="-42.1653044" calcext:value-type="float">
            <text:p>-42.1653044</text:p>
          </table:table-cell>
        </table:table-row>
        <table:table-row table:style-name="ro1">
          <table:table-cell office:value-type="float" office:value="0.55308517" calcext:value-type="float">
            <text:p>0.55308517</text:p>
          </table:table-cell>
          <table:table-cell office:value-type="float" office:value="-0.73367406" calcext:value-type="float">
            <text:p>-0.73367406</text:p>
          </table:table-cell>
          <table:table-cell table:formula="of:=[.A335]*40" office:value-type="float" office:value="22.1234068" calcext:value-type="float">
            <text:p>22.1234068</text:p>
          </table:table-cell>
          <table:table-cell table:formula="of:=[.B335]*40" office:value-type="float" office:value="-29.3469624" calcext:value-type="float">
            <text:p>-29.3469624</text:p>
          </table:table-cell>
        </table:table-row>
        <table:table-row table:style-name="ro1">
          <table:table-cell office:value-type="float" office:value="-4.34507748" calcext:value-type="float">
            <text:p>-4.34507748</text:p>
          </table:table-cell>
          <table:table-cell office:value-type="float" office:value="0.41875252" calcext:value-type="float">
            <text:p>0.41875252</text:p>
          </table:table-cell>
          <table:table-cell table:formula="of:=[.A336]*40" office:value-type="float" office:value="-173.8030992" calcext:value-type="float">
            <text:p>-173.8030992</text:p>
          </table:table-cell>
          <table:table-cell table:formula="of:=[.B336]*40" office:value-type="float" office:value="16.7501008" calcext:value-type="float">
            <text:p>16.7501008</text:p>
          </table:table-cell>
        </table:table-row>
        <table:table-row table:style-name="ro1">
          <table:table-cell office:value-type="float" office:value="-1.49689298" calcext:value-type="float">
            <text:p>-1.49689298</text:p>
          </table:table-cell>
          <table:table-cell office:value-type="float" office:value="0.00454258" calcext:value-type="float">
            <text:p>0.00454258</text:p>
          </table:table-cell>
          <table:table-cell table:formula="of:=[.A337]*40" office:value-type="float" office:value="-59.8757192" calcext:value-type="float">
            <text:p>-59.8757192</text:p>
          </table:table-cell>
          <table:table-cell table:formula="of:=[.B337]*40" office:value-type="float" office:value="0.1817032" calcext:value-type="float">
            <text:p>0.1817032</text:p>
          </table:table-cell>
        </table:table-row>
        <table:table-row table:style-name="ro1">
          <table:table-cell office:value-type="float" office:value="-1.80376718" calcext:value-type="float">
            <text:p>-1.80376718</text:p>
          </table:table-cell>
          <table:table-cell office:value-type="float" office:value="-0.69909589" calcext:value-type="float">
            <text:p>-0.69909589</text:p>
          </table:table-cell>
          <table:table-cell table:formula="of:=[.A338]*40" office:value-type="float" office:value="-72.1506872" calcext:value-type="float">
            <text:p>-72.1506872</text:p>
          </table:table-cell>
          <table:table-cell table:formula="of:=[.B338]*40" office:value-type="float" office:value="-27.9638356" calcext:value-type="float">
            <text:p>-27.9638356</text:p>
          </table:table-cell>
        </table:table-row>
        <table:table-row table:style-name="ro1">
          <table:table-cell office:value-type="float" office:value="-1.67025305" calcext:value-type="float">
            <text:p>-1.67025305</text:p>
          </table:table-cell>
          <table:table-cell office:value-type="float" office:value="-1.05906492" calcext:value-type="float">
            <text:p>-1.05906492</text:p>
          </table:table-cell>
          <table:table-cell table:formula="of:=[.A339]*40" office:value-type="float" office:value="-66.810122" calcext:value-type="float">
            <text:p>-66.810122</text:p>
          </table:table-cell>
          <table:table-cell table:formula="of:=[.B339]*40" office:value-type="float" office:value="-42.3625968" calcext:value-type="float">
            <text:p>-42.3625968</text:p>
          </table:table-cell>
        </table:table-row>
        <table:table-row table:style-name="ro1">
          <table:table-cell office:value-type="float" office:value="-0.83934659" calcext:value-type="float">
            <text:p>-0.83934659</text:p>
          </table:table-cell>
          <table:table-cell office:value-type="float" office:value="-0.3492253" calcext:value-type="float">
            <text:p>-0.3492253</text:p>
          </table:table-cell>
          <table:table-cell table:formula="of:=[.A340]*40" office:value-type="float" office:value="-33.5738636" calcext:value-type="float">
            <text:p>-33.5738636</text:p>
          </table:table-cell>
          <table:table-cell table:formula="of:=[.B340]*40" office:value-type="float" office:value="-13.969012" calcext:value-type="float">
            <text:p>-13.969012</text:p>
          </table:table-cell>
        </table:table-row>
        <table:table-row table:style-name="ro1">
          <table:table-cell office:value-type="float" office:value="0.20447954" calcext:value-type="float">
            <text:p>0.20447954</text:p>
          </table:table-cell>
          <table:table-cell office:value-type="float" office:value="-1.7683209" calcext:value-type="float">
            <text:p>-1.7683209</text:p>
          </table:table-cell>
          <table:table-cell table:formula="of:=[.A341]*40" office:value-type="float" office:value="8.1791816" calcext:value-type="float">
            <text:p>8.1791816</text:p>
          </table:table-cell>
          <table:table-cell table:formula="of:=[.B341]*40" office:value-type="float" office:value="-70.732836" calcext:value-type="float">
            <text:p>-70.732836</text:p>
          </table:table-cell>
        </table:table-row>
        <table:table-row table:style-name="ro1">
          <table:table-cell office:value-type="float" office:value="-1.52084464" calcext:value-type="float">
            <text:p>-1.52084464</text:p>
          </table:table-cell>
          <table:table-cell office:value-type="float" office:value="-0.26248762" calcext:value-type="float">
            <text:p>-0.26248762</text:p>
          </table:table-cell>
          <table:table-cell table:formula="of:=[.A342]*40" office:value-type="float" office:value="-60.8337856" calcext:value-type="float">
            <text:p>-60.8337856</text:p>
          </table:table-cell>
          <table:table-cell table:formula="of:=[.B342]*40" office:value-type="float" office:value="-10.4995048" calcext:value-type="float">
            <text:p>-10.4995048</text:p>
          </table:table-cell>
        </table:table-row>
        <table:table-row table:style-name="ro1">
          <table:table-cell office:value-type="float" office:value="-0.31208492" calcext:value-type="float">
            <text:p>-0.31208492</text:p>
          </table:table-cell>
          <table:table-cell office:value-type="float" office:value="-1.06596493" calcext:value-type="float">
            <text:p>-1.06596493</text:p>
          </table:table-cell>
          <table:table-cell table:formula="of:=[.A343]*40" office:value-type="float" office:value="-12.4833968" calcext:value-type="float">
            <text:p>-12.4833968</text:p>
          </table:table-cell>
          <table:table-cell table:formula="of:=[.B343]*40" office:value-type="float" office:value="-42.6385972" calcext:value-type="float">
            <text:p>-42.6385972</text:p>
          </table:table-cell>
        </table:table-row>
        <table:table-row table:style-name="ro1">
          <table:table-cell office:value-type="float" office:value="-0.27467491" calcext:value-type="float">
            <text:p>-0.27467491</text:p>
          </table:table-cell>
          <table:table-cell office:value-type="float" office:value="-0.82416028" calcext:value-type="float">
            <text:p>-0.82416028</text:p>
          </table:table-cell>
          <table:table-cell table:formula="of:=[.A344]*40" office:value-type="float" office:value="-10.9869964" calcext:value-type="float">
            <text:p>-10.9869964</text:p>
          </table:table-cell>
          <table:table-cell table:formula="of:=[.B344]*40" office:value-type="float" office:value="-32.9664112" calcext:value-type="float">
            <text:p>-32.9664112</text:p>
          </table:table-cell>
        </table:table-row>
        <table:table-row table:style-name="ro1">
          <table:table-cell office:value-type="float" office:value="1.04277031" calcext:value-type="float">
            <text:p>1.04277031</text:p>
          </table:table-cell>
          <table:table-cell office:value-type="float" office:value="-1.85151857" calcext:value-type="float">
            <text:p>-1.85151857</text:p>
          </table:table-cell>
          <table:table-cell table:formula="of:=[.A345]*40" office:value-type="float" office:value="41.7108124" calcext:value-type="float">
            <text:p>41.7108124</text:p>
          </table:table-cell>
          <table:table-cell table:formula="of:=[.B345]*40" office:value-type="float" office:value="-74.0607428" calcext:value-type="float">
            <text:p>-74.0607428</text:p>
          </table:table-cell>
        </table:table-row>
        <table:table-row table:style-name="ro1">
          <table:table-cell office:value-type="float" office:value="-2.57946287" calcext:value-type="float">
            <text:p>-2.57946287</text:p>
          </table:table-cell>
          <table:table-cell office:value-type="float" office:value="0.06063052" calcext:value-type="float">
            <text:p>0.06063052</text:p>
          </table:table-cell>
          <table:table-cell table:formula="of:=[.A346]*40" office:value-type="float" office:value="-103.1785148" calcext:value-type="float">
            <text:p>-103.1785148</text:p>
          </table:table-cell>
          <table:table-cell table:formula="of:=[.B346]*40" office:value-type="float" office:value="2.4252208" calcext:value-type="float">
            <text:p>2.4252208</text:p>
          </table:table-cell>
        </table:table-row>
        <table:table-row table:style-name="ro1">
          <table:table-cell office:value-type="float" office:value="-0.16518267" calcext:value-type="float">
            <text:p>-0.16518267</text:p>
          </table:table-cell>
          <table:table-cell office:value-type="float" office:value="-1.80253655" calcext:value-type="float">
            <text:p>-1.80253655</text:p>
          </table:table-cell>
          <table:table-cell table:formula="of:=[.A347]*40" office:value-type="float" office:value="-6.6073068" calcext:value-type="float">
            <text:p>-6.6073068</text:p>
          </table:table-cell>
          <table:table-cell table:formula="of:=[.B347]*40" office:value-type="float" office:value="-72.101462" calcext:value-type="float">
            <text:p>-72.101462</text:p>
          </table:table-cell>
        </table:table-row>
        <table:table-row table:style-name="ro1">
          <table:table-cell office:value-type="float" office:value="-0.96823026" calcext:value-type="float">
            <text:p>-0.96823026</text:p>
          </table:table-cell>
          <table:table-cell office:value-type="float" office:value="0.84119231" calcext:value-type="float">
            <text:p>0.84119231</text:p>
          </table:table-cell>
          <table:table-cell table:formula="of:=[.A348]*40" office:value-type="float" office:value="-38.7292104" calcext:value-type="float">
            <text:p>-38.7292104</text:p>
          </table:table-cell>
          <table:table-cell table:formula="of:=[.B348]*40" office:value-type="float" office:value="33.6476924" calcext:value-type="float">
            <text:p>33.6476924</text:p>
          </table:table-cell>
        </table:table-row>
        <table:table-row table:style-name="ro1">
          <table:table-cell office:value-type="float" office:value="-1.77668865" calcext:value-type="float">
            <text:p>-1.77668865</text:p>
          </table:table-cell>
          <table:table-cell office:value-type="float" office:value="1.30633278" calcext:value-type="float">
            <text:p>1.30633278</text:p>
          </table:table-cell>
          <table:table-cell table:formula="of:=[.A349]*40" office:value-type="float" office:value="-71.067546" calcext:value-type="float">
            <text:p>-71.067546</text:p>
          </table:table-cell>
          <table:table-cell table:formula="of:=[.B349]*40" office:value-type="float" office:value="52.2533112" calcext:value-type="float">
            <text:p>52.2533112</text:p>
          </table:table-cell>
        </table:table-row>
        <table:table-row table:style-name="ro1">
          <table:table-cell office:value-type="float" office:value="1.4232016" calcext:value-type="float">
            <text:p>1.4232016</text:p>
          </table:table-cell>
          <table:table-cell office:value-type="float" office:value="-1.88593111" calcext:value-type="float">
            <text:p>-1.88593111</text:p>
          </table:table-cell>
          <table:table-cell table:formula="of:=[.A350]*40" office:value-type="float" office:value="56.928064" calcext:value-type="float">
            <text:p>56.928064</text:p>
          </table:table-cell>
          <table:table-cell table:formula="of:=[.B350]*40" office:value-type="float" office:value="-75.4372444" calcext:value-type="float">
            <text:p>-75.4372444</text:p>
          </table:table-cell>
        </table:table-row>
        <table:table-row table:style-name="ro1">
          <table:table-cell office:value-type="float" office:value="-0.04497255" calcext:value-type="float">
            <text:p>-0.04497255</text:p>
          </table:table-cell>
          <table:table-cell office:value-type="float" office:value="-0.39047147" calcext:value-type="float">
            <text:p>-0.39047147</text:p>
          </table:table-cell>
          <table:table-cell table:formula="of:=[.A351]*40" office:value-type="float" office:value="-1.798902" calcext:value-type="float">
            <text:p>-1.798902</text:p>
          </table:table-cell>
          <table:table-cell table:formula="of:=[.B351]*40" office:value-type="float" office:value="-15.6188588" calcext:value-type="float">
            <text:p>-15.6188588</text:p>
          </table:table-cell>
        </table:table-row>
        <table:table-row table:style-name="ro1">
          <table:table-cell office:value-type="float" office:value="-0.28687968" calcext:value-type="float">
            <text:p>-0.28687968</text:p>
          </table:table-cell>
          <table:table-cell office:value-type="float" office:value="-0.94888505" calcext:value-type="float">
            <text:p>-0.94888505</text:p>
          </table:table-cell>
          <table:table-cell table:formula="of:=[.A352]*40" office:value-type="float" office:value="-11.4751872" calcext:value-type="float">
            <text:p>-11.4751872</text:p>
          </table:table-cell>
          <table:table-cell table:formula="of:=[.B352]*40" office:value-type="float" office:value="-37.955402" calcext:value-type="float">
            <text:p>-37.955402</text:p>
          </table:table-cell>
        </table:table-row>
        <table:table-row table:style-name="ro1">
          <table:table-cell office:value-type="float" office:value="0.16837422" calcext:value-type="float">
            <text:p>0.16837422</text:p>
          </table:table-cell>
          <table:table-cell office:value-type="float" office:value="-0.3014562" calcext:value-type="float">
            <text:p>-0.3014562</text:p>
          </table:table-cell>
          <table:table-cell table:formula="of:=[.A353]*40" office:value-type="float" office:value="6.7349688" calcext:value-type="float">
            <text:p>6.7349688</text:p>
          </table:table-cell>
          <table:table-cell table:formula="of:=[.B353]*40" office:value-type="float" office:value="-12.058248" calcext:value-type="float">
            <text:p>-12.058248</text:p>
          </table:table-cell>
        </table:table-row>
        <table:table-row table:style-name="ro1">
          <table:table-cell office:value-type="float" office:value="1.45491672" calcext:value-type="float">
            <text:p>1.45491672</text:p>
          </table:table-cell>
          <table:table-cell office:value-type="float" office:value="0.33864382" calcext:value-type="float">
            <text:p>0.33864382</text:p>
          </table:table-cell>
          <table:table-cell table:formula="of:=[.A354]*40" office:value-type="float" office:value="58.1966688" calcext:value-type="float">
            <text:p>58.1966688</text:p>
          </table:table-cell>
          <table:table-cell table:formula="of:=[.B354]*40" office:value-type="float" office:value="13.5457528" calcext:value-type="float">
            <text:p>13.5457528</text:p>
          </table:table-cell>
        </table:table-row>
        <table:table-row table:style-name="ro1">
          <table:table-cell office:value-type="float" office:value="1.62522625" calcext:value-type="float">
            <text:p>1.62522625</text:p>
          </table:table-cell>
          <table:table-cell office:value-type="float" office:value="0.90944263" calcext:value-type="float">
            <text:p>0.90944263</text:p>
          </table:table-cell>
          <table:table-cell table:formula="of:=[.A355]*40" office:value-type="float" office:value="65.00905" calcext:value-type="float">
            <text:p>65.00905</text:p>
          </table:table-cell>
          <table:table-cell table:formula="of:=[.B355]*40" office:value-type="float" office:value="36.3777052" calcext:value-type="float">
            <text:p>36.3777052</text:p>
          </table:table-cell>
        </table:table-row>
        <table:table-row table:style-name="ro1">
          <table:table-cell office:value-type="float" office:value="-0.93620281" calcext:value-type="float">
            <text:p>-0.93620281</text:p>
          </table:table-cell>
          <table:table-cell office:value-type="float" office:value="-0.99025828" calcext:value-type="float">
            <text:p>-0.99025828</text:p>
          </table:table-cell>
          <table:table-cell table:formula="of:=[.A356]*40" office:value-type="float" office:value="-37.4481124" calcext:value-type="float">
            <text:p>-37.4481124</text:p>
          </table:table-cell>
          <table:table-cell table:formula="of:=[.B356]*40" office:value-type="float" office:value="-39.6103312" calcext:value-type="float">
            <text:p>-39.6103312</text:p>
          </table:table-cell>
        </table:table-row>
        <table:table-row table:style-name="ro1">
          <table:table-cell office:value-type="float" office:value="-0.19344414" calcext:value-type="float">
            <text:p>-0.19344414</text:p>
          </table:table-cell>
          <table:table-cell office:value-type="float" office:value="-1.0924737" calcext:value-type="float">
            <text:p>-1.0924737</text:p>
          </table:table-cell>
          <table:table-cell table:formula="of:=[.A357]*40" office:value-type="float" office:value="-7.7377656" calcext:value-type="float">
            <text:p>-7.7377656</text:p>
          </table:table-cell>
          <table:table-cell table:formula="of:=[.B357]*40" office:value-type="float" office:value="-43.698948" calcext:value-type="float">
            <text:p>-43.698948</text:p>
          </table:table-cell>
        </table:table-row>
        <table:table-row table:style-name="ro1">
          <table:table-cell office:value-type="float" office:value="-0.39128207" calcext:value-type="float">
            <text:p>-0.39128207</text:p>
          </table:table-cell>
          <table:table-cell office:value-type="float" office:value="2.98992635" calcext:value-type="float">
            <text:p>2.98992635</text:p>
          </table:table-cell>
          <table:table-cell table:formula="of:=[.A358]*40" office:value-type="float" office:value="-15.6512828" calcext:value-type="float">
            <text:p>-15.6512828</text:p>
          </table:table-cell>
          <table:table-cell table:formula="of:=[.B358]*40" office:value-type="float" office:value="119.597054" calcext:value-type="float">
            <text:p>119.597054</text:p>
          </table:table-cell>
        </table:table-row>
        <table:table-row table:style-name="ro1">
          <table:table-cell office:value-type="float" office:value="-1.01844999" calcext:value-type="float">
            <text:p>-1.01844999</text:p>
          </table:table-cell>
          <table:table-cell office:value-type="float" office:value="-1.23812788" calcext:value-type="float">
            <text:p>-1.23812788</text:p>
          </table:table-cell>
          <table:table-cell table:formula="of:=[.A359]*40" office:value-type="float" office:value="-40.7379996" calcext:value-type="float">
            <text:p>-40.7379996</text:p>
          </table:table-cell>
          <table:table-cell table:formula="of:=[.B359]*40" office:value-type="float" office:value="-49.5251152" calcext:value-type="float">
            <text:p>-49.5251152</text:p>
          </table:table-cell>
        </table:table-row>
        <table:table-row table:style-name="ro1">
          <table:table-cell office:value-type="float" office:value="-0.26402331" calcext:value-type="float">
            <text:p>-0.26402331</text:p>
          </table:table-cell>
          <table:table-cell office:value-type="float" office:value="-1.21841834" calcext:value-type="float">
            <text:p>-1.21841834</text:p>
          </table:table-cell>
          <table:table-cell table:formula="of:=[.A360]*40" office:value-type="float" office:value="-10.5609324" calcext:value-type="float">
            <text:p>-10.5609324</text:p>
          </table:table-cell>
          <table:table-cell table:formula="of:=[.B360]*40" office:value-type="float" office:value="-48.7367336" calcext:value-type="float">
            <text:p>-48.7367336</text:p>
          </table:table-cell>
        </table:table-row>
        <table:table-row table:style-name="ro1">
          <table:table-cell office:value-type="float" office:value="0.46658734" calcext:value-type="float">
            <text:p>0.46658734</text:p>
          </table:table-cell>
          <table:table-cell office:value-type="float" office:value="0.42411038" calcext:value-type="float">
            <text:p>0.42411038</text:p>
          </table:table-cell>
          <table:table-cell table:formula="of:=[.A361]*40" office:value-type="float" office:value="18.6634936" calcext:value-type="float">
            <text:p>18.6634936</text:p>
          </table:table-cell>
          <table:table-cell table:formula="of:=[.B361]*40" office:value-type="float" office:value="16.9644152" calcext:value-type="float">
            <text:p>16.9644152</text:p>
          </table:table-cell>
        </table:table-row>
        <table:table-row table:style-name="ro1">
          <table:table-cell office:value-type="float" office:value="-0.06203422" calcext:value-type="float">
            <text:p>-0.06203422</text:p>
          </table:table-cell>
          <table:table-cell office:value-type="float" office:value="-1.0106544" calcext:value-type="float">
            <text:p>-1.0106544</text:p>
          </table:table-cell>
          <table:table-cell table:formula="of:=[.A362]*40" office:value-type="float" office:value="-2.4813688" calcext:value-type="float">
            <text:p>-2.4813688</text:p>
          </table:table-cell>
          <table:table-cell table:formula="of:=[.B362]*40" office:value-type="float" office:value="-40.426176" calcext:value-type="float">
            <text:p>-40.426176</text:p>
          </table:table-cell>
        </table:table-row>
        <table:table-row table:style-name="ro1">
          <table:table-cell office:value-type="float" office:value="-0.73051758" calcext:value-type="float">
            <text:p>-0.73051758</text:p>
          </table:table-cell>
          <table:table-cell office:value-type="float" office:value="2.78797793" calcext:value-type="float">
            <text:p>2.78797793</text:p>
          </table:table-cell>
          <table:table-cell table:formula="of:=[.A363]*40" office:value-type="float" office:value="-29.2207032" calcext:value-type="float">
            <text:p>-29.2207032</text:p>
          </table:table-cell>
          <table:table-cell table:formula="of:=[.B363]*40" office:value-type="float" office:value="111.5191172" calcext:value-type="float">
            <text:p>111.5191172</text:p>
          </table:table-cell>
        </table:table-row>
        <table:table-row table:style-name="ro1">
          <table:table-cell office:value-type="float" office:value="0.94758052" calcext:value-type="float">
            <text:p>0.94758052</text:p>
          </table:table-cell>
          <table:table-cell office:value-type="float" office:value="1.33013593" calcext:value-type="float">
            <text:p>1.33013593</text:p>
          </table:table-cell>
          <table:table-cell table:formula="of:=[.A364]*40" office:value-type="float" office:value="37.9032208" calcext:value-type="float">
            <text:p>37.9032208</text:p>
          </table:table-cell>
          <table:table-cell table:formula="of:=[.B364]*40" office:value-type="float" office:value="53.2054372" calcext:value-type="float">
            <text:p>53.2054372</text:p>
          </table:table-cell>
        </table:table-row>
        <table:table-row table:style-name="ro1">
          <table:table-cell office:value-type="float" office:value="-1.16500514" calcext:value-type="float">
            <text:p>-1.16500514</text:p>
          </table:table-cell>
          <table:table-cell office:value-type="float" office:value="1.89460192" calcext:value-type="float">
            <text:p>1.89460192</text:p>
          </table:table-cell>
          <table:table-cell table:formula="of:=[.A365]*40" office:value-type="float" office:value="-46.6002056" calcext:value-type="float">
            <text:p>-46.6002056</text:p>
          </table:table-cell>
          <table:table-cell table:formula="of:=[.B365]*40" office:value-type="float" office:value="75.7840768" calcext:value-type="float">
            <text:p>75.7840768</text:p>
          </table:table-cell>
        </table:table-row>
        <table:table-row table:style-name="ro1">
          <table:table-cell office:value-type="float" office:value="-0.07718145" calcext:value-type="float">
            <text:p>-0.07718145</text:p>
          </table:table-cell>
          <table:table-cell office:value-type="float" office:value="-1.50474618" calcext:value-type="float">
            <text:p>-1.50474618</text:p>
          </table:table-cell>
          <table:table-cell table:formula="of:=[.A366]*40" office:value-type="float" office:value="-3.087258" calcext:value-type="float">
            <text:p>-3.087258</text:p>
          </table:table-cell>
          <table:table-cell table:formula="of:=[.B366]*40" office:value-type="float" office:value="-60.1898472" calcext:value-type="float">
            <text:p>-60.1898472</text:p>
          </table:table-cell>
        </table:table-row>
        <table:table-row table:style-name="ro1">
          <table:table-cell office:value-type="float" office:value="-0.78895742" calcext:value-type="float">
            <text:p>-0.78895742</text:p>
          </table:table-cell>
          <table:table-cell office:value-type="float" office:value="0.25281815" calcext:value-type="float">
            <text:p>0.25281815</text:p>
          </table:table-cell>
          <table:table-cell table:formula="of:=[.A367]*40" office:value-type="float" office:value="-31.5582968" calcext:value-type="float">
            <text:p>-31.5582968</text:p>
          </table:table-cell>
          <table:table-cell table:formula="of:=[.B367]*40" office:value-type="float" office:value="10.112726" calcext:value-type="float">
            <text:p>10.112726</text:p>
          </table:table-cell>
        </table:table-row>
        <table:table-row table:style-name="ro1">
          <table:table-cell office:value-type="float" office:value="-1.15593175" calcext:value-type="float">
            <text:p>-1.15593175</text:p>
          </table:table-cell>
          <table:table-cell office:value-type="float" office:value="-0.51823181" calcext:value-type="float">
            <text:p>-0.51823181</text:p>
          </table:table-cell>
          <table:table-cell table:formula="of:=[.A368]*40" office:value-type="float" office:value="-46.23727" calcext:value-type="float">
            <text:p>-46.23727</text:p>
          </table:table-cell>
          <table:table-cell table:formula="of:=[.B368]*40" office:value-type="float" office:value="-20.7292724" calcext:value-type="float">
            <text:p>-20.7292724</text:p>
          </table:table-cell>
        </table:table-row>
        <table:table-row table:style-name="ro1">
          <table:table-cell office:value-type="float" office:value="-1.12116168" calcext:value-type="float">
            <text:p>-1.12116168</text:p>
          </table:table-cell>
          <table:table-cell office:value-type="float" office:value="-1.11159276" calcext:value-type="float">
            <text:p>-1.11159276</text:p>
          </table:table-cell>
          <table:table-cell table:formula="of:=[.A369]*40" office:value-type="float" office:value="-44.8464672" calcext:value-type="float">
            <text:p>-44.8464672</text:p>
          </table:table-cell>
          <table:table-cell table:formula="of:=[.B369]*40" office:value-type="float" office:value="-44.4637104" calcext:value-type="float">
            <text:p>-44.4637104</text:p>
          </table:table-cell>
        </table:table-row>
        <table:table-row table:style-name="ro1">
          <table:table-cell office:value-type="float" office:value="-0.17252394" calcext:value-type="float">
            <text:p>-0.17252394</text:p>
          </table:table-cell>
          <table:table-cell office:value-type="float" office:value="-1.36487507" calcext:value-type="float">
            <text:p>-1.36487507</text:p>
          </table:table-cell>
          <table:table-cell table:formula="of:=[.A370]*40" office:value-type="float" office:value="-6.9009576" calcext:value-type="float">
            <text:p>-6.9009576</text:p>
          </table:table-cell>
          <table:table-cell table:formula="of:=[.B370]*40" office:value-type="float" office:value="-54.5950028" calcext:value-type="float">
            <text:p>-54.5950028</text:p>
          </table:table-cell>
        </table:table-row>
        <table:table-row table:style-name="ro1">
          <table:table-cell office:value-type="float" office:value="-0.01551246" calcext:value-type="float">
            <text:p>-0.01551246</text:p>
          </table:table-cell>
          <table:table-cell office:value-type="float" office:value="0.6320208" calcext:value-type="float">
            <text:p>0.6320208</text:p>
          </table:table-cell>
          <table:table-cell table:formula="of:=[.A371]*40" office:value-type="float" office:value="-0.6204984" calcext:value-type="float">
            <text:p>-0.6204984</text:p>
          </table:table-cell>
          <table:table-cell table:formula="of:=[.B371]*40" office:value-type="float" office:value="25.280832" calcext:value-type="float">
            <text:p>25.280832</text:p>
          </table:table-cell>
        </table:table-row>
        <table:table-row table:style-name="ro1">
          <table:table-cell office:value-type="float" office:value="0.78927158" calcext:value-type="float">
            <text:p>0.78927158</text:p>
          </table:table-cell>
          <table:table-cell office:value-type="float" office:value="0.21503812" calcext:value-type="float">
            <text:p>0.21503812</text:p>
          </table:table-cell>
          <table:table-cell table:formula="of:=[.A372]*40" office:value-type="float" office:value="31.5708632" calcext:value-type="float">
            <text:p>31.5708632</text:p>
          </table:table-cell>
          <table:table-cell table:formula="of:=[.B372]*40" office:value-type="float" office:value="8.6015248" calcext:value-type="float">
            <text:p>8.6015248</text:p>
          </table:table-cell>
        </table:table-row>
        <table:table-row table:style-name="ro1">
          <table:table-cell office:value-type="float" office:value="-1.45014271" calcext:value-type="float">
            <text:p>-1.45014271</text:p>
          </table:table-cell>
          <table:table-cell office:value-type="float" office:value="0.59929743" calcext:value-type="float">
            <text:p>0.59929743</text:p>
          </table:table-cell>
          <table:table-cell table:formula="of:=[.A373]*40" office:value-type="float" office:value="-58.0057084" calcext:value-type="float">
            <text:p>-58.0057084</text:p>
          </table:table-cell>
          <table:table-cell table:formula="of:=[.B373]*40" office:value-type="float" office:value="23.9718972" calcext:value-type="float">
            <text:p>23.9718972</text:p>
          </table:table-cell>
        </table:table-row>
        <table:table-row table:style-name="ro1">
          <table:table-cell office:value-type="float" office:value="-1.23745876" calcext:value-type="float">
            <text:p>-1.23745876</text:p>
          </table:table-cell>
          <table:table-cell office:value-type="float" office:value="0.13047646" calcext:value-type="float">
            <text:p>0.13047646</text:p>
          </table:table-cell>
          <table:table-cell table:formula="of:=[.A374]*40" office:value-type="float" office:value="-49.4983504" calcext:value-type="float">
            <text:p>-49.4983504</text:p>
          </table:table-cell>
          <table:table-cell table:formula="of:=[.B374]*40" office:value-type="float" office:value="5.2190584" calcext:value-type="float">
            <text:p>5.2190584</text:p>
          </table:table-cell>
        </table:table-row>
        <table:table-row table:style-name="ro1">
          <table:table-cell office:value-type="float" office:value="-0.5737911" calcext:value-type="float">
            <text:p>-0.5737911</text:p>
          </table:table-cell>
          <table:table-cell office:value-type="float" office:value="-0.99460713" calcext:value-type="float">
            <text:p>-0.99460713</text:p>
          </table:table-cell>
          <table:table-cell table:formula="of:=[.A375]*40" office:value-type="float" office:value="-22.951644" calcext:value-type="float">
            <text:p>-22.951644</text:p>
          </table:table-cell>
          <table:table-cell table:formula="of:=[.B375]*40" office:value-type="float" office:value="-39.7842852" calcext:value-type="float">
            <text:p>-39.7842852</text:p>
          </table:table-cell>
        </table:table-row>
        <table:table-row table:style-name="ro1">
          <table:table-cell office:value-type="float" office:value="-0.72515229" calcext:value-type="float">
            <text:p>-0.72515229</text:p>
          </table:table-cell>
          <table:table-cell office:value-type="float" office:value="-1.07779649" calcext:value-type="float">
            <text:p>-1.07779649</text:p>
          </table:table-cell>
          <table:table-cell table:formula="of:=[.A376]*40" office:value-type="float" office:value="-29.0060916" calcext:value-type="float">
            <text:p>-29.0060916</text:p>
          </table:table-cell>
          <table:table-cell table:formula="of:=[.B376]*40" office:value-type="float" office:value="-43.1118596" calcext:value-type="float">
            <text:p>-43.1118596</text:p>
          </table:table-cell>
        </table:table-row>
        <table:table-row table:style-name="ro1">
          <table:table-cell office:value-type="float" office:value="1.74628473" calcext:value-type="float">
            <text:p>1.74628473</text:p>
          </table:table-cell>
          <table:table-cell office:value-type="float" office:value="-1.63394303" calcext:value-type="float">
            <text:p>-1.63394303</text:p>
          </table:table-cell>
          <table:table-cell table:formula="of:=[.A377]*40" office:value-type="float" office:value="69.8513892" calcext:value-type="float">
            <text:p>69.8513892</text:p>
          </table:table-cell>
          <table:table-cell table:formula="of:=[.B377]*40" office:value-type="float" office:value="-65.3577212" calcext:value-type="float">
            <text:p>-65.3577212</text:p>
          </table:table-cell>
        </table:table-row>
        <table:table-row table:style-name="ro1">
          <table:table-cell office:value-type="float" office:value="-0.02689561" calcext:value-type="float">
            <text:p>-0.02689561</text:p>
          </table:table-cell>
          <table:table-cell office:value-type="float" office:value="-1.67451732" calcext:value-type="float">
            <text:p>-1.67451732</text:p>
          </table:table-cell>
          <table:table-cell table:formula="of:=[.A378]*40" office:value-type="float" office:value="-1.0758244" calcext:value-type="float">
            <text:p>-1.0758244</text:p>
          </table:table-cell>
          <table:table-cell table:formula="of:=[.B378]*40" office:value-type="float" office:value="-66.9806928" calcext:value-type="float">
            <text:p>-66.9806928</text:p>
          </table:table-cell>
        </table:table-row>
        <table:table-row table:style-name="ro1">
          <table:table-cell office:value-type="float" office:value="-0.51888929" calcext:value-type="float">
            <text:p>-0.51888929</text:p>
          </table:table-cell>
          <table:table-cell office:value-type="float" office:value="0.04249062" calcext:value-type="float">
            <text:p>0.04249062</text:p>
          </table:table-cell>
          <table:table-cell table:formula="of:=[.A379]*40" office:value-type="float" office:value="-20.7555716" calcext:value-type="float">
            <text:p>-20.7555716</text:p>
          </table:table-cell>
          <table:table-cell table:formula="of:=[.B379]*40" office:value-type="float" office:value="1.6996248" calcext:value-type="float">
            <text:p>1.6996248</text:p>
          </table:table-cell>
        </table:table-row>
        <table:table-row table:style-name="ro1">
          <table:table-cell office:value-type="float" office:value="-0.93021654" calcext:value-type="float">
            <text:p>-0.93021654</text:p>
          </table:table-cell>
          <table:table-cell office:value-type="float" office:value="2.03546759" calcext:value-type="float">
            <text:p>2.03546759</text:p>
          </table:table-cell>
          <table:table-cell table:formula="of:=[.A380]*40" office:value-type="float" office:value="-37.2086616" calcext:value-type="float">
            <text:p>-37.2086616</text:p>
          </table:table-cell>
          <table:table-cell table:formula="of:=[.B380]*40" office:value-type="float" office:value="81.4187036" calcext:value-type="float">
            <text:p>81.4187036</text:p>
          </table:table-cell>
        </table:table-row>
        <table:table-row table:style-name="ro1">
          <table:table-cell office:value-type="float" office:value="-1.08025328" calcext:value-type="float">
            <text:p>-1.08025328</text:p>
          </table:table-cell>
          <table:table-cell office:value-type="float" office:value="0.12588585" calcext:value-type="float">
            <text:p>0.12588585</text:p>
          </table:table-cell>
          <table:table-cell table:formula="of:=[.A381]*40" office:value-type="float" office:value="-43.2101312" calcext:value-type="float">
            <text:p>-43.2101312</text:p>
          </table:table-cell>
          <table:table-cell table:formula="of:=[.B381]*40" office:value-type="float" office:value="5.035434" calcext:value-type="float">
            <text:p>5.035434</text:p>
          </table:table-cell>
        </table:table-row>
        <table:table-row table:style-name="ro1">
          <table:table-cell office:value-type="float" office:value="0.07442045" calcext:value-type="float">
            <text:p>0.07442045</text:p>
          </table:table-cell>
          <table:table-cell office:value-type="float" office:value="3.4380072" calcext:value-type="float">
            <text:p>3.4380072</text:p>
          </table:table-cell>
          <table:table-cell table:formula="of:=[.A382]*40" office:value-type="float" office:value="2.976818" calcext:value-type="float">
            <text:p>2.976818</text:p>
          </table:table-cell>
          <table:table-cell table:formula="of:=[.B382]*40" office:value-type="float" office:value="137.520288" calcext:value-type="float">
            <text:p>137.520288</text:p>
          </table:table-cell>
        </table:table-row>
        <table:table-row table:style-name="ro1">
          <table:table-cell office:value-type="float" office:value="-0.53632358" calcext:value-type="float">
            <text:p>-0.53632358</text:p>
          </table:table-cell>
          <table:table-cell office:value-type="float" office:value="1.76629743" calcext:value-type="float">
            <text:p>1.76629743</text:p>
          </table:table-cell>
          <table:table-cell table:formula="of:=[.A383]*40" office:value-type="float" office:value="-21.4529432" calcext:value-type="float">
            <text:p>-21.4529432</text:p>
          </table:table-cell>
          <table:table-cell table:formula="of:=[.B383]*40" office:value-type="float" office:value="70.6518972" calcext:value-type="float">
            <text:p>70.6518972</text:p>
          </table:table-cell>
        </table:table-row>
        <table:table-row table:style-name="ro1">
          <table:table-cell office:value-type="float" office:value="-2.03886843" calcext:value-type="float">
            <text:p>-2.03886843</text:p>
          </table:table-cell>
          <table:table-cell office:value-type="float" office:value="-0.85755883" calcext:value-type="float">
            <text:p>-0.85755883</text:p>
          </table:table-cell>
          <table:table-cell table:formula="of:=[.A384]*40" office:value-type="float" office:value="-81.5547372" calcext:value-type="float">
            <text:p>-81.5547372</text:p>
          </table:table-cell>
          <table:table-cell table:formula="of:=[.B384]*40" office:value-type="float" office:value="-34.3023532" calcext:value-type="float">
            <text:p>-34.3023532</text:p>
          </table:table-cell>
        </table:table-row>
        <table:table-row table:style-name="ro1">
          <table:table-cell office:value-type="float" office:value="-1.75862095" calcext:value-type="float">
            <text:p>-1.75862095</text:p>
          </table:table-cell>
          <table:table-cell office:value-type="float" office:value="0.81120873" calcext:value-type="float">
            <text:p>0.81120873</text:p>
          </table:table-cell>
          <table:table-cell table:formula="of:=[.A385]*40" office:value-type="float" office:value="-70.344838" calcext:value-type="float">
            <text:p>-70.344838</text:p>
          </table:table-cell>
          <table:table-cell table:formula="of:=[.B385]*40" office:value-type="float" office:value="32.4483492" calcext:value-type="float">
            <text:p>32.4483492</text:p>
          </table:table-cell>
        </table:table-row>
        <table:table-row table:style-name="ro1">
          <table:table-cell office:value-type="float" office:value="-3.75982341" calcext:value-type="float">
            <text:p>-3.75982341</text:p>
          </table:table-cell>
          <table:table-cell office:value-type="float" office:value="-1.24214534" calcext:value-type="float">
            <text:p>-1.24214534</text:p>
          </table:table-cell>
          <table:table-cell table:formula="of:=[.A386]*40" office:value-type="float" office:value="-150.3929364" calcext:value-type="float">
            <text:p>-150.3929364</text:p>
          </table:table-cell>
          <table:table-cell table:formula="of:=[.B386]*40" office:value-type="float" office:value="-49.6858136" calcext:value-type="float">
            <text:p>-49.6858136</text:p>
          </table:table-cell>
        </table:table-row>
        <table:table-row table:style-name="ro1">
          <table:table-cell office:value-type="float" office:value="1.05257227" calcext:value-type="float">
            <text:p>1.05257227</text:p>
          </table:table-cell>
          <table:table-cell office:value-type="float" office:value="-1.50728478" calcext:value-type="float">
            <text:p>-1.50728478</text:p>
          </table:table-cell>
          <table:table-cell table:formula="of:=[.A387]*40" office:value-type="float" office:value="42.1028908" calcext:value-type="float">
            <text:p>42.1028908</text:p>
          </table:table-cell>
          <table:table-cell table:formula="of:=[.B387]*40" office:value-type="float" office:value="-60.2913912" calcext:value-type="float">
            <text:p>-60.2913912</text:p>
          </table:table-cell>
        </table:table-row>
        <table:table-row table:style-name="ro1">
          <table:table-cell office:value-type="float" office:value="-0.03016853" calcext:value-type="float">
            <text:p>-0.03016853</text:p>
          </table:table-cell>
          <table:table-cell office:value-type="float" office:value="-1.64973127" calcext:value-type="float">
            <text:p>-1.64973127</text:p>
          </table:table-cell>
          <table:table-cell table:formula="of:=[.A388]*40" office:value-type="float" office:value="-1.2067412" calcext:value-type="float">
            <text:p>-1.2067412</text:p>
          </table:table-cell>
          <table:table-cell table:formula="of:=[.B388]*40" office:value-type="float" office:value="-65.9892508" calcext:value-type="float">
            <text:p>-65.9892508</text:p>
          </table:table-cell>
        </table:table-row>
        <table:table-row table:style-name="ro1">
          <table:table-cell office:value-type="float" office:value="1.72264959" calcext:value-type="float">
            <text:p>1.72264959</text:p>
          </table:table-cell>
          <table:table-cell office:value-type="float" office:value="-0.49428212" calcext:value-type="float">
            <text:p>-0.49428212</text:p>
          </table:table-cell>
          <table:table-cell table:formula="of:=[.A389]*40" office:value-type="float" office:value="68.9059836" calcext:value-type="float">
            <text:p>68.9059836</text:p>
          </table:table-cell>
          <table:table-cell table:formula="of:=[.B389]*40" office:value-type="float" office:value="-19.7712848" calcext:value-type="float">
            <text:p>-19.7712848</text:p>
          </table:table-cell>
        </table:table-row>
        <table:table-row table:style-name="ro1">
          <table:table-cell office:value-type="float" office:value="-0.79817757" calcext:value-type="float">
            <text:p>-0.79817757</text:p>
          </table:table-cell>
          <table:table-cell office:value-type="float" office:value="0.30105597" calcext:value-type="float">
            <text:p>0.30105597</text:p>
          </table:table-cell>
          <table:table-cell table:formula="of:=[.A390]*40" office:value-type="float" office:value="-31.9271028" calcext:value-type="float">
            <text:p>-31.9271028</text:p>
          </table:table-cell>
          <table:table-cell table:formula="of:=[.B390]*40" office:value-type="float" office:value="12.0422388" calcext:value-type="float">
            <text:p>12.0422388</text:p>
          </table:table-cell>
        </table:table-row>
        <table:table-row table:style-name="ro1">
          <table:table-cell office:value-type="float" office:value="-1.96528134" calcext:value-type="float">
            <text:p>-1.96528134</text:p>
          </table:table-cell>
          <table:table-cell office:value-type="float" office:value="-1.5776565" calcext:value-type="float">
            <text:p>-1.5776565</text:p>
          </table:table-cell>
          <table:table-cell table:formula="of:=[.A391]*40" office:value-type="float" office:value="-78.6112536" calcext:value-type="float">
            <text:p>-78.6112536</text:p>
          </table:table-cell>
          <table:table-cell table:formula="of:=[.B391]*40" office:value-type="float" office:value="-63.10626" calcext:value-type="float">
            <text:p>-63.10626</text:p>
          </table:table-cell>
        </table:table-row>
        <table:table-row table:style-name="ro1">
          <table:table-cell office:value-type="float" office:value="-1.43699282" calcext:value-type="float">
            <text:p>-1.43699282</text:p>
          </table:table-cell>
          <table:table-cell office:value-type="float" office:value="-1.1413847" calcext:value-type="float">
            <text:p>-1.1413847</text:p>
          </table:table-cell>
          <table:table-cell table:formula="of:=[.A392]*40" office:value-type="float" office:value="-57.4797128" calcext:value-type="float">
            <text:p>-57.4797128</text:p>
          </table:table-cell>
          <table:table-cell table:formula="of:=[.B392]*40" office:value-type="float" office:value="-45.655388" calcext:value-type="float">
            <text:p>-45.655388</text:p>
          </table:table-cell>
        </table:table-row>
        <table:table-row table:style-name="ro1">
          <table:table-cell office:value-type="float" office:value="-0.75439414" calcext:value-type="float">
            <text:p>-0.75439414</text:p>
          </table:table-cell>
          <table:table-cell office:value-type="float" office:value="-0.58529715" calcext:value-type="float">
            <text:p>-0.58529715</text:p>
          </table:table-cell>
          <table:table-cell table:formula="of:=[.A393]*40" office:value-type="float" office:value="-30.1757656" calcext:value-type="float">
            <text:p>-30.1757656</text:p>
          </table:table-cell>
          <table:table-cell table:formula="of:=[.B393]*40" office:value-type="float" office:value="-23.411886" calcext:value-type="float">
            <text:p>-23.411886</text:p>
          </table:table-cell>
        </table:table-row>
        <table:table-row table:style-name="ro1">
          <table:table-cell office:value-type="float" office:value="-3.17257009" calcext:value-type="float">
            <text:p>-3.17257009</text:p>
          </table:table-cell>
          <table:table-cell office:value-type="float" office:value="0.12226811" calcext:value-type="float">
            <text:p>0.12226811</text:p>
          </table:table-cell>
          <table:table-cell table:formula="of:=[.A394]*40" office:value-type="float" office:value="-126.9028036" calcext:value-type="float">
            <text:p>-126.9028036</text:p>
          </table:table-cell>
          <table:table-cell table:formula="of:=[.B394]*40" office:value-type="float" office:value="4.8907244" calcext:value-type="float">
            <text:p>4.8907244</text:p>
          </table:table-cell>
        </table:table-row>
        <table:table-row table:style-name="ro1">
          <table:table-cell office:value-type="float" office:value="-0.45302987" calcext:value-type="float">
            <text:p>-0.45302987</text:p>
          </table:table-cell>
          <table:table-cell office:value-type="float" office:value="-0.56679069" calcext:value-type="float">
            <text:p>-0.56679069</text:p>
          </table:table-cell>
          <table:table-cell table:formula="of:=[.A395]*40" office:value-type="float" office:value="-18.1211948" calcext:value-type="float">
            <text:p>-18.1211948</text:p>
          </table:table-cell>
          <table:table-cell table:formula="of:=[.B395]*40" office:value-type="float" office:value="-22.6716276" calcext:value-type="float">
            <text:p>-22.6716276</text:p>
          </table:table-cell>
        </table:table-row>
        <table:table-row table:style-name="ro1">
          <table:table-cell office:value-type="float" office:value="-0.17835903" calcext:value-type="float">
            <text:p>-0.17835903</text:p>
          </table:table-cell>
          <table:table-cell office:value-type="float" office:value="-1.34696852" calcext:value-type="float">
            <text:p>-1.34696852</text:p>
          </table:table-cell>
          <table:table-cell table:formula="of:=[.A396]*40" office:value-type="float" office:value="-7.1343612" calcext:value-type="float">
            <text:p>-7.1343612</text:p>
          </table:table-cell>
          <table:table-cell table:formula="of:=[.B396]*40" office:value-type="float" office:value="-53.8787408" calcext:value-type="float">
            <text:p>-53.8787408</text:p>
          </table:table-cell>
        </table:table-row>
        <table:table-row table:style-name="ro1">
          <table:table-cell office:value-type="float" office:value="-1.46679156" calcext:value-type="float">
            <text:p>-1.46679156</text:p>
          </table:table-cell>
          <table:table-cell office:value-type="float" office:value="-1.01388035" calcext:value-type="float">
            <text:p>-1.01388035</text:p>
          </table:table-cell>
          <table:table-cell table:formula="of:=[.A397]*40" office:value-type="float" office:value="-58.6716624" calcext:value-type="float">
            <text:p>-58.6716624</text:p>
          </table:table-cell>
          <table:table-cell table:formula="of:=[.B397]*40" office:value-type="float" office:value="-40.555214" calcext:value-type="float">
            <text:p>-40.555214</text:p>
          </table:table-cell>
        </table:table-row>
        <table:table-row table:style-name="ro1">
          <table:table-cell office:value-type="float" office:value="1.98659794" calcext:value-type="float">
            <text:p>1.98659794</text:p>
          </table:table-cell>
          <table:table-cell office:value-type="float" office:value="-1.56595216" calcext:value-type="float">
            <text:p>-1.56595216</text:p>
          </table:table-cell>
          <table:table-cell table:formula="of:=[.A398]*40" office:value-type="float" office:value="79.4639176" calcext:value-type="float">
            <text:p>79.4639176</text:p>
          </table:table-cell>
          <table:table-cell table:formula="of:=[.B398]*40" office:value-type="float" office:value="-62.6380864" calcext:value-type="float">
            <text:p>-62.6380864</text:p>
          </table:table-cell>
        </table:table-row>
        <table:table-row table:style-name="ro1">
          <table:table-cell office:value-type="float" office:value="-1.08824407" calcext:value-type="float">
            <text:p>-1.08824407</text:p>
          </table:table-cell>
          <table:table-cell office:value-type="float" office:value="-1.00399128" calcext:value-type="float">
            <text:p>-1.00399128</text:p>
          </table:table-cell>
          <table:table-cell table:formula="of:=[.A399]*40" office:value-type="float" office:value="-43.5297628" calcext:value-type="float">
            <text:p>-43.5297628</text:p>
          </table:table-cell>
          <table:table-cell table:formula="of:=[.B399]*40" office:value-type="float" office:value="-40.1596512" calcext:value-type="float">
            <text:p>-40.1596512</text:p>
          </table:table-cell>
        </table:table-row>
        <table:table-row table:style-name="ro1">
          <table:table-cell office:value-type="float" office:value="-0.55381176" calcext:value-type="float">
            <text:p>-0.55381176</text:p>
          </table:table-cell>
          <table:table-cell office:value-type="float" office:value="-0.96132246" calcext:value-type="float">
            <text:p>-0.96132246</text:p>
          </table:table-cell>
          <table:table-cell table:formula="of:=[.A400]*40" office:value-type="float" office:value="-22.1524704" calcext:value-type="float">
            <text:p>-22.1524704</text:p>
          </table:table-cell>
          <table:table-cell table:formula="of:=[.B400]*40" office:value-type="float" office:value="-38.4528984" calcext:value-type="float">
            <text:p>-38.4528984</text:p>
          </table:table-cell>
        </table:table-row>
        <table:table-row table:style-name="ro1">
          <table:table-cell office:value-type="float" office:value="0.23291507" calcext:value-type="float">
            <text:p>0.23291507</text:p>
          </table:table-cell>
          <table:table-cell office:value-type="float" office:value="-0.12323702" calcext:value-type="float">
            <text:p>-0.12323702</text:p>
          </table:table-cell>
          <table:table-cell table:formula="of:=[.A401]*40" office:value-type="float" office:value="9.3166028" calcext:value-type="float">
            <text:p>9.3166028</text:p>
          </table:table-cell>
          <table:table-cell table:formula="of:=[.B401]*40" office:value-type="float" office:value="-4.9294808" calcext:value-type="float">
            <text:p>-4.9294808</text:p>
          </table:table-cell>
        </table:table-row>
        <table:table-row table:style-name="ro1">
          <table:table-cell office:value-type="float" office:value="-1.70645098" calcext:value-type="float">
            <text:p>-1.70645098</text:p>
          </table:table-cell>
          <table:table-cell office:value-type="float" office:value="0.24624024" calcext:value-type="float">
            <text:p>0.24624024</text:p>
          </table:table-cell>
          <table:table-cell table:formula="of:=[.A402]*40" office:value-type="float" office:value="-68.2580392" calcext:value-type="float">
            <text:p>-68.2580392</text:p>
          </table:table-cell>
          <table:table-cell table:formula="of:=[.B402]*40" office:value-type="float" office:value="9.8496096" calcext:value-type="float">
            <text:p>9.8496096</text:p>
          </table:table-cell>
        </table:table-row>
        <table:table-row table:style-name="ro1">
          <table:table-cell office:value-type="float" office:value="-0.83400385" calcext:value-type="float">
            <text:p>-0.83400385</text:p>
          </table:table-cell>
          <table:table-cell office:value-type="float" office:value="1.20300651" calcext:value-type="float">
            <text:p>1.20300651</text:p>
          </table:table-cell>
          <table:table-cell table:formula="of:=[.A403]*40" office:value-type="float" office:value="-33.360154" calcext:value-type="float">
            <text:p>-33.360154</text:p>
          </table:table-cell>
          <table:table-cell table:formula="of:=[.B403]*40" office:value-type="float" office:value="48.1202604" calcext:value-type="float">
            <text:p>48.1202604</text:p>
          </table:table-cell>
        </table:table-row>
        <table:table-row table:style-name="ro1">
          <table:table-cell office:value-type="float" office:value="-2.3363606" calcext:value-type="float">
            <text:p>-2.3363606</text:p>
          </table:table-cell>
          <table:table-cell office:value-type="float" office:value="-0.692115" calcext:value-type="float">
            <text:p>-0.692115</text:p>
          </table:table-cell>
          <table:table-cell table:formula="of:=[.A404]*40" office:value-type="float" office:value="-93.454424" calcext:value-type="float">
            <text:p>-93.454424</text:p>
          </table:table-cell>
          <table:table-cell table:formula="of:=[.B404]*40" office:value-type="float" office:value="-27.6846" calcext:value-type="float">
            <text:p>-27.6846</text:p>
          </table:table-cell>
        </table:table-row>
        <table:table-row table:style-name="ro1">
          <table:table-cell office:value-type="float" office:value="1.12435946" calcext:value-type="float">
            <text:p>1.12435946</text:p>
          </table:table-cell>
          <table:table-cell office:value-type="float" office:value="-1.11033549" calcext:value-type="float">
            <text:p>-1.11033549</text:p>
          </table:table-cell>
          <table:table-cell table:formula="of:=[.A405]*40" office:value-type="float" office:value="44.9743784" calcext:value-type="float">
            <text:p>44.9743784</text:p>
          </table:table-cell>
          <table:table-cell table:formula="of:=[.B405]*40" office:value-type="float" office:value="-44.4134196" calcext:value-type="float">
            <text:p>-44.4134196</text:p>
          </table:table-cell>
        </table:table-row>
        <table:table-row table:style-name="ro1">
          <table:table-cell office:value-type="float" office:value="-0.14695623" calcext:value-type="float">
            <text:p>-0.14695623</text:p>
          </table:table-cell>
          <table:table-cell office:value-type="float" office:value="-0.86116033" calcext:value-type="float">
            <text:p>-0.86116033</text:p>
          </table:table-cell>
          <table:table-cell table:formula="of:=[.A406]*40" office:value-type="float" office:value="-5.8782492" calcext:value-type="float">
            <text:p>-5.8782492</text:p>
          </table:table-cell>
          <table:table-cell table:formula="of:=[.B406]*40" office:value-type="float" office:value="-34.4464132" calcext:value-type="float">
            <text:p>-34.4464132</text:p>
          </table:table-cell>
        </table:table-row>
        <table:table-row table:style-name="ro1">
          <table:table-cell office:value-type="float" office:value="1.95326261" calcext:value-type="float">
            <text:p>1.95326261</text:p>
          </table:table-cell>
          <table:table-cell office:value-type="float" office:value="1.69975397" calcext:value-type="float">
            <text:p>1.69975397</text:p>
          </table:table-cell>
          <table:table-cell table:formula="of:=[.A407]*40" office:value-type="float" office:value="78.1305044" calcext:value-type="float">
            <text:p>78.1305044</text:p>
          </table:table-cell>
          <table:table-cell table:formula="of:=[.B407]*40" office:value-type="float" office:value="67.9901588" calcext:value-type="float">
            <text:p>67.9901588</text:p>
          </table:table-cell>
        </table:table-row>
        <table:table-row table:style-name="ro1">
          <table:table-cell office:value-type="float" office:value="0.20217158" calcext:value-type="float">
            <text:p>0.20217158</text:p>
          </table:table-cell>
          <table:table-cell office:value-type="float" office:value="-1.7750279" calcext:value-type="float">
            <text:p>-1.7750279</text:p>
          </table:table-cell>
          <table:table-cell table:formula="of:=[.A408]*40" office:value-type="float" office:value="8.0868632" calcext:value-type="float">
            <text:p>8.0868632</text:p>
          </table:table-cell>
          <table:table-cell table:formula="of:=[.B408]*40" office:value-type="float" office:value="-71.001116" calcext:value-type="float">
            <text:p>-71.001116</text:p>
          </table:table-cell>
        </table:table-row>
        <table:table-row table:style-name="ro1">
          <table:table-cell office:value-type="float" office:value="-1.72322134" calcext:value-type="float">
            <text:p>-1.72322134</text:p>
          </table:table-cell>
          <table:table-cell office:value-type="float" office:value="-0.35808659" calcext:value-type="float">
            <text:p>-0.35808659</text:p>
          </table:table-cell>
          <table:table-cell table:formula="of:=[.A409]*40" office:value-type="float" office:value="-68.9288536" calcext:value-type="float">
            <text:p>-68.9288536</text:p>
          </table:table-cell>
          <table:table-cell table:formula="of:=[.B409]*40" office:value-type="float" office:value="-14.3234636" calcext:value-type="float">
            <text:p>-14.3234636</text:p>
          </table:table-cell>
        </table:table-row>
        <table:table-row table:style-name="ro1">
          <table:table-cell office:value-type="float" office:value="0.77626636" calcext:value-type="float">
            <text:p>0.77626636</text:p>
          </table:table-cell>
          <table:table-cell office:value-type="float" office:value="-0.71277131" calcext:value-type="float">
            <text:p>-0.71277131</text:p>
          </table:table-cell>
          <table:table-cell table:formula="of:=[.A410]*40" office:value-type="float" office:value="31.0506544" calcext:value-type="float">
            <text:p>31.0506544</text:p>
          </table:table-cell>
          <table:table-cell table:formula="of:=[.B410]*40" office:value-type="float" office:value="-28.5108524" calcext:value-type="float">
            <text:p>-28.5108524</text:p>
          </table:table-cell>
        </table:table-row>
        <table:table-row table:style-name="ro1">
          <table:table-cell office:value-type="float" office:value="-1.82658289" calcext:value-type="float">
            <text:p>-1.82658289</text:p>
          </table:table-cell>
          <table:table-cell office:value-type="float" office:value="-0.51966789" calcext:value-type="float">
            <text:p>-0.51966789</text:p>
          </table:table-cell>
          <table:table-cell table:formula="of:=[.A411]*40" office:value-type="float" office:value="-73.0633156" calcext:value-type="float">
            <text:p>-73.0633156</text:p>
          </table:table-cell>
          <table:table-cell table:formula="of:=[.B411]*40" office:value-type="float" office:value="-20.7867156" calcext:value-type="float">
            <text:p>-20.7867156</text:p>
          </table:table-cell>
        </table:table-row>
        <table:table-row table:style-name="ro1">
          <table:table-cell office:value-type="float" office:value="-0.95984958" calcext:value-type="float">
            <text:p>-0.95984958</text:p>
          </table:table-cell>
          <table:table-cell office:value-type="float" office:value="-0.5540793" calcext:value-type="float">
            <text:p>-0.5540793</text:p>
          </table:table-cell>
          <table:table-cell table:formula="of:=[.A412]*40" office:value-type="float" office:value="-38.3939832" calcext:value-type="float">
            <text:p>-38.3939832</text:p>
          </table:table-cell>
          <table:table-cell table:formula="of:=[.B412]*40" office:value-type="float" office:value="-22.163172" calcext:value-type="float">
            <text:p>-22.163172</text:p>
          </table:table-cell>
        </table:table-row>
        <table:table-row table:style-name="ro1">
          <table:table-cell office:value-type="float" office:value="-0.45405422" calcext:value-type="float">
            <text:p>-0.45405422</text:p>
          </table:table-cell>
          <table:table-cell office:value-type="float" office:value="1.65573468" calcext:value-type="float">
            <text:p>1.65573468</text:p>
          </table:table-cell>
          <table:table-cell table:formula="of:=[.A413]*40" office:value-type="float" office:value="-18.1621688" calcext:value-type="float">
            <text:p>-18.1621688</text:p>
          </table:table-cell>
          <table:table-cell table:formula="of:=[.B413]*40" office:value-type="float" office:value="66.2293872" calcext:value-type="float">
            <text:p>66.2293872</text:p>
          </table:table-cell>
        </table:table-row>
        <table:table-row table:style-name="ro1">
          <table:table-cell office:value-type="float" office:value="-1.55166702" calcext:value-type="float">
            <text:p>-1.55166702</text:p>
          </table:table-cell>
          <table:table-cell office:value-type="float" office:value="-0.4484309" calcext:value-type="float">
            <text:p>-0.4484309</text:p>
          </table:table-cell>
          <table:table-cell table:formula="of:=[.A414]*40" office:value-type="float" office:value="-62.0666808" calcext:value-type="float">
            <text:p>-62.0666808</text:p>
          </table:table-cell>
          <table:table-cell table:formula="of:=[.B414]*40" office:value-type="float" office:value="-17.937236" calcext:value-type="float">
            <text:p>-17.937236</text:p>
          </table:table-cell>
        </table:table-row>
        <table:table-row table:style-name="ro1">
          <table:table-cell office:value-type="float" office:value="0.1589353" calcext:value-type="float">
            <text:p>0.1589353</text:p>
          </table:table-cell>
          <table:table-cell office:value-type="float" office:value="-1.55774758" calcext:value-type="float">
            <text:p>-1.55774758</text:p>
          </table:table-cell>
          <table:table-cell table:formula="of:=[.A415]*40" office:value-type="float" office:value="6.357412" calcext:value-type="float">
            <text:p>6.357412</text:p>
          </table:table-cell>
          <table:table-cell table:formula="of:=[.B415]*40" office:value-type="float" office:value="-62.3099032" calcext:value-type="float">
            <text:p>-62.3099032</text:p>
          </table:table-cell>
        </table:table-row>
        <table:table-row table:style-name="ro1">
          <table:table-cell office:value-type="float" office:value="-1.83971989" calcext:value-type="float">
            <text:p>-1.83971989</text:p>
          </table:table-cell>
          <table:table-cell office:value-type="float" office:value="-0.28342443" calcext:value-type="float">
            <text:p>-0.28342443</text:p>
          </table:table-cell>
          <table:table-cell table:formula="of:=[.A416]*40" office:value-type="float" office:value="-73.5887956" calcext:value-type="float">
            <text:p>-73.5887956</text:p>
          </table:table-cell>
          <table:table-cell table:formula="of:=[.B416]*40" office:value-type="float" office:value="-11.3369772" calcext:value-type="float">
            <text:p>-11.3369772</text:p>
          </table:table-cell>
        </table:table-row>
        <table:table-row table:style-name="ro1">
          <table:table-cell office:value-type="float" office:value="-0.22762973" calcext:value-type="float">
            <text:p>-0.22762973</text:p>
          </table:table-cell>
          <table:table-cell office:value-type="float" office:value="-0.89590774" calcext:value-type="float">
            <text:p>-0.89590774</text:p>
          </table:table-cell>
          <table:table-cell table:formula="of:=[.A417]*40" office:value-type="float" office:value="-9.1051892" calcext:value-type="float">
            <text:p>-9.1051892</text:p>
          </table:table-cell>
          <table:table-cell table:formula="of:=[.B417]*40" office:value-type="float" office:value="-35.8363096" calcext:value-type="float">
            <text:p>-35.8363096</text:p>
          </table:table-cell>
        </table:table-row>
        <table:table-row table:style-name="ro1">
          <table:table-cell office:value-type="float" office:value="-1.75737353" calcext:value-type="float">
            <text:p>-1.75737353</text:p>
          </table:table-cell>
          <table:table-cell office:value-type="float" office:value="1.53394401" calcext:value-type="float">
            <text:p>1.53394401</text:p>
          </table:table-cell>
          <table:table-cell table:formula="of:=[.A418]*40" office:value-type="float" office:value="-70.2949412" calcext:value-type="float">
            <text:p>-70.2949412</text:p>
          </table:table-cell>
          <table:table-cell table:formula="of:=[.B418]*40" office:value-type="float" office:value="61.3577604" calcext:value-type="float">
            <text:p>61.3577604</text:p>
          </table:table-cell>
        </table:table-row>
        <table:table-row table:style-name="ro1">
          <table:table-cell office:value-type="float" office:value="-1.13576263" calcext:value-type="float">
            <text:p>-1.13576263</text:p>
          </table:table-cell>
          <table:table-cell office:value-type="float" office:value="1.69739031" calcext:value-type="float">
            <text:p>1.69739031</text:p>
          </table:table-cell>
          <table:table-cell table:formula="of:=[.A419]*40" office:value-type="float" office:value="-45.4305052" calcext:value-type="float">
            <text:p>-45.4305052</text:p>
          </table:table-cell>
          <table:table-cell table:formula="of:=[.B419]*40" office:value-type="float" office:value="67.8956124" calcext:value-type="float">
            <text:p>67.8956124</text:p>
          </table:table-cell>
        </table:table-row>
        <table:table-row table:style-name="ro1">
          <table:table-cell office:value-type="float" office:value="-0.44533852" calcext:value-type="float">
            <text:p>-0.44533852</text:p>
          </table:table-cell>
          <table:table-cell office:value-type="float" office:value="-0.92445215" calcext:value-type="float">
            <text:p>-0.92445215</text:p>
          </table:table-cell>
          <table:table-cell table:formula="of:=[.A420]*40" office:value-type="float" office:value="-17.8135408" calcext:value-type="float">
            <text:p>-17.8135408</text:p>
          </table:table-cell>
          <table:table-cell table:formula="of:=[.B420]*40" office:value-type="float" office:value="-36.978086" calcext:value-type="float">
            <text:p>-36.978086</text:p>
          </table:table-cell>
        </table:table-row>
        <table:table-row table:style-name="ro1">
          <table:table-cell office:value-type="float" office:value="-1.70641629" calcext:value-type="float">
            <text:p>-1.70641629</text:p>
          </table:table-cell>
          <table:table-cell office:value-type="float" office:value="-0.31522906" calcext:value-type="float">
            <text:p>-0.31522906</text:p>
          </table:table-cell>
          <table:table-cell table:formula="of:=[.A421]*40" office:value-type="float" office:value="-68.2566516" calcext:value-type="float">
            <text:p>-68.2566516</text:p>
          </table:table-cell>
          <table:table-cell table:formula="of:=[.B421]*40" office:value-type="float" office:value="-12.6091624" calcext:value-type="float">
            <text:p>-12.6091624</text:p>
          </table:table-cell>
        </table:table-row>
        <table:table-row table:style-name="ro1">
          <table:table-cell office:value-type="float" office:value="-0.14429615" calcext:value-type="float">
            <text:p>-0.14429615</text:p>
          </table:table-cell>
          <table:table-cell office:value-type="float" office:value="-0.97884827" calcext:value-type="float">
            <text:p>-0.97884827</text:p>
          </table:table-cell>
          <table:table-cell table:formula="of:=[.A422]*40" office:value-type="float" office:value="-5.771846" calcext:value-type="float">
            <text:p>-5.771846</text:p>
          </table:table-cell>
          <table:table-cell table:formula="of:=[.B422]*40" office:value-type="float" office:value="-39.1539308" calcext:value-type="float">
            <text:p>-39.1539308</text:p>
          </table:table-cell>
        </table:table-row>
        <table:table-row table:style-name="ro1">
          <table:table-cell office:value-type="float" office:value="-0.91941146" calcext:value-type="float">
            <text:p>-0.91941146</text:p>
          </table:table-cell>
          <table:table-cell office:value-type="float" office:value="0.22066471" calcext:value-type="float">
            <text:p>0.22066471</text:p>
          </table:table-cell>
          <table:table-cell table:formula="of:=[.A423]*40" office:value-type="float" office:value="-36.7764584" calcext:value-type="float">
            <text:p>-36.7764584</text:p>
          </table:table-cell>
          <table:table-cell table:formula="of:=[.B423]*40" office:value-type="float" office:value="8.8265884" calcext:value-type="float">
            <text:p>8.8265884</text:p>
          </table:table-cell>
        </table:table-row>
        <table:table-row table:style-name="ro1">
          <table:table-cell office:value-type="float" office:value="-2.68221001" calcext:value-type="float">
            <text:p>-2.68221001</text:p>
          </table:table-cell>
          <table:table-cell office:value-type="float" office:value="-0.31460456" calcext:value-type="float">
            <text:p>-0.31460456</text:p>
          </table:table-cell>
          <table:table-cell table:formula="of:=[.A424]*40" office:value-type="float" office:value="-107.2884004" calcext:value-type="float">
            <text:p>-107.2884004</text:p>
          </table:table-cell>
          <table:table-cell table:formula="of:=[.B424]*40" office:value-type="float" office:value="-12.5841824" calcext:value-type="float">
            <text:p>-12.5841824</text:p>
          </table:table-cell>
        </table:table-row>
        <table:table-row table:style-name="ro1">
          <table:table-cell office:value-type="float" office:value="0.18915411" calcext:value-type="float">
            <text:p>0.18915411</text:p>
          </table:table-cell>
          <table:table-cell office:value-type="float" office:value="-0.94166218" calcext:value-type="float">
            <text:p>-0.94166218</text:p>
          </table:table-cell>
          <table:table-cell table:formula="of:=[.A425]*40" office:value-type="float" office:value="7.5661644" calcext:value-type="float">
            <text:p>7.5661644</text:p>
          </table:table-cell>
          <table:table-cell table:formula="of:=[.B425]*40" office:value-type="float" office:value="-37.6664872" calcext:value-type="float">
            <text:p>-37.6664872</text:p>
          </table:table-cell>
        </table:table-row>
        <table:table-row table:style-name="ro1">
          <table:table-cell office:value-type="float" office:value="2.31866915" calcext:value-type="float">
            <text:p>2.31866915</text:p>
          </table:table-cell>
          <table:table-cell office:value-type="float" office:value="-1.30917094" calcext:value-type="float">
            <text:p>-1.30917094</text:p>
          </table:table-cell>
          <table:table-cell table:formula="of:=[.A426]*40" office:value-type="float" office:value="92.746766" calcext:value-type="float">
            <text:p>92.746766</text:p>
          </table:table-cell>
          <table:table-cell table:formula="of:=[.B426]*40" office:value-type="float" office:value="-52.3668376" calcext:value-type="float">
            <text:p>-52.3668376</text:p>
          </table:table-cell>
        </table:table-row>
        <table:table-row table:style-name="ro1">
          <table:table-cell office:value-type="float" office:value="-1.4356328" calcext:value-type="float">
            <text:p>-1.4356328</text:p>
          </table:table-cell>
          <table:table-cell office:value-type="float" office:value="-1.10361194" calcext:value-type="float">
            <text:p>-1.10361194</text:p>
          </table:table-cell>
          <table:table-cell table:formula="of:=[.A427]*40" office:value-type="float" office:value="-57.425312" calcext:value-type="float">
            <text:p>-57.425312</text:p>
          </table:table-cell>
          <table:table-cell table:formula="of:=[.B427]*40" office:value-type="float" office:value="-44.1444776" calcext:value-type="float">
            <text:p>-44.1444776</text:p>
          </table:table-cell>
        </table:table-row>
        <table:table-row table:style-name="ro1">
          <table:table-cell office:value-type="float" office:value="-1.31455675" calcext:value-type="float">
            <text:p>-1.31455675</text:p>
          </table:table-cell>
          <table:table-cell office:value-type="float" office:value="-1.31107315" calcext:value-type="float">
            <text:p>-1.31107315</text:p>
          </table:table-cell>
          <table:table-cell table:formula="of:=[.A428]*40" office:value-type="float" office:value="-52.58227" calcext:value-type="float">
            <text:p>-52.58227</text:p>
          </table:table-cell>
          <table:table-cell table:formula="of:=[.B428]*40" office:value-type="float" office:value="-52.442926" calcext:value-type="float">
            <text:p>-52.442926</text:p>
          </table:table-cell>
        </table:table-row>
        <table:table-row table:style-name="ro1">
          <table:table-cell office:value-type="float" office:value="-0.16523848" calcext:value-type="float">
            <text:p>-0.16523848</text:p>
          </table:table-cell>
          <table:table-cell office:value-type="float" office:value="-1.06834835" calcext:value-type="float">
            <text:p>-1.06834835</text:p>
          </table:table-cell>
          <table:table-cell table:formula="of:=[.A429]*40" office:value-type="float" office:value="-6.6095392" calcext:value-type="float">
            <text:p>-6.6095392</text:p>
          </table:table-cell>
          <table:table-cell table:formula="of:=[.B429]*40" office:value-type="float" office:value="-42.733934" calcext:value-type="float">
            <text:p>-42.733934</text:p>
          </table:table-cell>
        </table:table-row>
        <table:table-row table:style-name="ro1">
          <table:table-cell office:value-type="float" office:value="0.55422534" calcext:value-type="float">
            <text:p>0.55422534</text:p>
          </table:table-cell>
          <table:table-cell office:value-type="float" office:value="-0.36650108" calcext:value-type="float">
            <text:p>-0.36650108</text:p>
          </table:table-cell>
          <table:table-cell table:formula="of:=[.A430]*40" office:value-type="float" office:value="22.1690136" calcext:value-type="float">
            <text:p>22.1690136</text:p>
          </table:table-cell>
          <table:table-cell table:formula="of:=[.B430]*40" office:value-type="float" office:value="-14.6600432" calcext:value-type="float">
            <text:p>-14.6600432</text:p>
          </table:table-cell>
        </table:table-row>
        <table:table-row table:style-name="ro1">
          <table:table-cell office:value-type="float" office:value="-1.64731662" calcext:value-type="float">
            <text:p>-1.64731662</text:p>
          </table:table-cell>
          <table:table-cell office:value-type="float" office:value="-0.12920629" calcext:value-type="float">
            <text:p>-0.12920629</text:p>
          </table:table-cell>
          <table:table-cell table:formula="of:=[.A431]*40" office:value-type="float" office:value="-65.8926648" calcext:value-type="float">
            <text:p>-65.8926648</text:p>
          </table:table-cell>
          <table:table-cell table:formula="of:=[.B431]*40" office:value-type="float" office:value="-5.1682516" calcext:value-type="float">
            <text:p>-5.1682516</text:p>
          </table:table-cell>
        </table:table-row>
        <table:table-row table:style-name="ro1">
          <table:table-cell office:value-type="float" office:value="-0.19306593" calcext:value-type="float">
            <text:p>-0.19306593</text:p>
          </table:table-cell>
          <table:table-cell office:value-type="float" office:value="-1.35015956" calcext:value-type="float">
            <text:p>-1.35015956</text:p>
          </table:table-cell>
          <table:table-cell table:formula="of:=[.A432]*40" office:value-type="float" office:value="-7.7226372" calcext:value-type="float">
            <text:p>-7.7226372</text:p>
          </table:table-cell>
          <table:table-cell table:formula="of:=[.B432]*40" office:value-type="float" office:value="-54.0063824" calcext:value-type="float">
            <text:p>-54.0063824</text:p>
          </table:table-cell>
        </table:table-row>
        <table:table-row table:style-name="ro1">
          <table:table-cell office:value-type="float" office:value="-1.1172663" calcext:value-type="float">
            <text:p>-1.1172663</text:p>
          </table:table-cell>
          <table:table-cell office:value-type="float" office:value="-1.20881908" calcext:value-type="float">
            <text:p>-1.20881908</text:p>
          </table:table-cell>
          <table:table-cell table:formula="of:=[.A433]*40" office:value-type="float" office:value="-44.690652" calcext:value-type="float">
            <text:p>-44.690652</text:p>
          </table:table-cell>
          <table:table-cell table:formula="of:=[.B433]*40" office:value-type="float" office:value="-48.3527632" calcext:value-type="float">
            <text:p>-48.3527632</text:p>
          </table:table-cell>
        </table:table-row>
        <table:table-row table:style-name="ro1">
          <table:table-cell office:value-type="float" office:value="2.38595091" calcext:value-type="float">
            <text:p>2.38595091</text:p>
          </table:table-cell>
          <table:table-cell office:value-type="float" office:value="-1.16982316" calcext:value-type="float">
            <text:p>-1.16982316</text:p>
          </table:table-cell>
          <table:table-cell table:formula="of:=[.A434]*40" office:value-type="float" office:value="95.4380364" calcext:value-type="float">
            <text:p>95.4380364</text:p>
          </table:table-cell>
          <table:table-cell table:formula="of:=[.B434]*40" office:value-type="float" office:value="-46.7929264" calcext:value-type="float">
            <text:p>-46.7929264</text:p>
          </table:table-cell>
        </table:table-row>
        <table:table-row table:style-name="ro1">
          <table:table-cell office:value-type="float" office:value="0.63745516" calcext:value-type="float">
            <text:p>0.63745516</text:p>
          </table:table-cell>
          <table:table-cell office:value-type="float" office:value="3.19895984" calcext:value-type="float">
            <text:p>3.19895984</text:p>
          </table:table-cell>
          <table:table-cell table:formula="of:=[.A435]*40" office:value-type="float" office:value="25.4982064" calcext:value-type="float">
            <text:p>25.4982064</text:p>
          </table:table-cell>
          <table:table-cell table:formula="of:=[.B435]*40" office:value-type="float" office:value="127.9583936" calcext:value-type="float">
            <text:p>127.9583936</text:p>
          </table:table-cell>
        </table:table-row>
        <table:table-row table:style-name="ro1">
          <table:table-cell office:value-type="float" office:value="0.01629086" calcext:value-type="float">
            <text:p>0.01629086</text:p>
          </table:table-cell>
          <table:table-cell office:value-type="float" office:value="3.31026513" calcext:value-type="float">
            <text:p>3.31026513</text:p>
          </table:table-cell>
          <table:table-cell table:formula="of:=[.A436]*40" office:value-type="float" office:value="0.6516344" calcext:value-type="float">
            <text:p>0.6516344</text:p>
          </table:table-cell>
          <table:table-cell table:formula="of:=[.B436]*40" office:value-type="float" office:value="132.4106052" calcext:value-type="float">
            <text:p>132.4106052</text:p>
          </table:table-cell>
        </table:table-row>
        <table:table-row table:style-name="ro1">
          <table:table-cell office:value-type="float" office:value="0.65395943" calcext:value-type="float">
            <text:p>0.65395943</text:p>
          </table:table-cell>
          <table:table-cell office:value-type="float" office:value="-1.49960851" calcext:value-type="float">
            <text:p>-1.49960851</text:p>
          </table:table-cell>
          <table:table-cell table:formula="of:=[.A437]*40" office:value-type="float" office:value="26.1583772" calcext:value-type="float">
            <text:p>26.1583772</text:p>
          </table:table-cell>
          <table:table-cell table:formula="of:=[.B437]*40" office:value-type="float" office:value="-59.9843404" calcext:value-type="float">
            <text:p>-59.9843404</text:p>
          </table:table-cell>
        </table:table-row>
        <table:table-row table:style-name="ro1">
          <table:table-cell office:value-type="float" office:value="0.59932431" calcext:value-type="float">
            <text:p>0.59932431</text:p>
          </table:table-cell>
          <table:table-cell office:value-type="float" office:value="0.15525971" calcext:value-type="float">
            <text:p>0.15525971</text:p>
          </table:table-cell>
          <table:table-cell table:formula="of:=[.A438]*40" office:value-type="float" office:value="23.9729724" calcext:value-type="float">
            <text:p>23.9729724</text:p>
          </table:table-cell>
          <table:table-cell table:formula="of:=[.B438]*40" office:value-type="float" office:value="6.2103884" calcext:value-type="float">
            <text:p>6.2103884</text:p>
          </table:table-cell>
        </table:table-row>
        <table:table-row table:style-name="ro1">
          <table:table-cell office:value-type="float" office:value="0.99066645" calcext:value-type="float">
            <text:p>0.99066645</text:p>
          </table:table-cell>
          <table:table-cell office:value-type="float" office:value="1.68125166" calcext:value-type="float">
            <text:p>1.68125166</text:p>
          </table:table-cell>
          <table:table-cell table:formula="of:=[.A439]*40" office:value-type="float" office:value="39.626658" calcext:value-type="float">
            <text:p>39.626658</text:p>
          </table:table-cell>
          <table:table-cell table:formula="of:=[.B439]*40" office:value-type="float" office:value="67.2500664" calcext:value-type="float">
            <text:p>67.2500664</text:p>
          </table:table-cell>
        </table:table-row>
        <table:table-row table:style-name="ro1">
          <table:table-cell office:value-type="float" office:value="1.57589732" calcext:value-type="float">
            <text:p>1.57589732</text:p>
          </table:table-cell>
          <table:table-cell office:value-type="float" office:value="1.05677195" calcext:value-type="float">
            <text:p>1.05677195</text:p>
          </table:table-cell>
          <table:table-cell table:formula="of:=[.A440]*40" office:value-type="float" office:value="63.0358928" calcext:value-type="float">
            <text:p>63.0358928</text:p>
          </table:table-cell>
          <table:table-cell table:formula="of:=[.B440]*40" office:value-type="float" office:value="42.270878" calcext:value-type="float">
            <text:p>42.270878</text:p>
          </table:table-cell>
        </table:table-row>
        <table:table-row table:style-name="ro1">
          <table:table-cell office:value-type="float" office:value="-1.69641112" calcext:value-type="float">
            <text:p>-1.69641112</text:p>
          </table:table-cell>
          <table:table-cell office:value-type="float" office:value="-0.92440715" calcext:value-type="float">
            <text:p>-0.92440715</text:p>
          </table:table-cell>
          <table:table-cell table:formula="of:=[.A441]*40" office:value-type="float" office:value="-67.8564448" calcext:value-type="float">
            <text:p>-67.8564448</text:p>
          </table:table-cell>
          <table:table-cell table:formula="of:=[.B441]*40" office:value-type="float" office:value="-36.976286" calcext:value-type="float">
            <text:p>-36.976286</text:p>
          </table:table-cell>
        </table:table-row>
        <table:table-row table:style-name="ro1">
          <table:table-cell office:value-type="float" office:value="0.50259984" calcext:value-type="float">
            <text:p>0.50259984</text:p>
          </table:table-cell>
          <table:table-cell office:value-type="float" office:value="1.9142431" calcext:value-type="float">
            <text:p>1.9142431</text:p>
          </table:table-cell>
          <table:table-cell table:formula="of:=[.A442]*40" office:value-type="float" office:value="20.1039936" calcext:value-type="float">
            <text:p>20.1039936</text:p>
          </table:table-cell>
          <table:table-cell table:formula="of:=[.B442]*40" office:value-type="float" office:value="76.569724" calcext:value-type="float">
            <text:p>76.569724</text:p>
          </table:table-cell>
        </table:table-row>
        <table:table-row table:style-name="ro1">
          <table:table-cell office:value-type="float" office:value="3.16860332" calcext:value-type="float">
            <text:p>3.16860332</text:p>
          </table:table-cell>
          <table:table-cell office:value-type="float" office:value="-1.56216754" calcext:value-type="float">
            <text:p>-1.56216754</text:p>
          </table:table-cell>
          <table:table-cell table:formula="of:=[.A443]*40" office:value-type="float" office:value="126.7441328" calcext:value-type="float">
            <text:p>126.7441328</text:p>
          </table:table-cell>
          <table:table-cell table:formula="of:=[.B443]*40" office:value-type="float" office:value="-62.4867016" calcext:value-type="float">
            <text:p>-62.4867016</text:p>
          </table:table-cell>
        </table:table-row>
        <table:table-row table:style-name="ro1">
          <table:table-cell office:value-type="float" office:value="0.04935822" calcext:value-type="float">
            <text:p>0.04935822</text:p>
          </table:table-cell>
          <table:table-cell office:value-type="float" office:value="3.04059877" calcext:value-type="float">
            <text:p>3.04059877</text:p>
          </table:table-cell>
          <table:table-cell table:formula="of:=[.A444]*40" office:value-type="float" office:value="1.9743288" calcext:value-type="float">
            <text:p>1.9743288</text:p>
          </table:table-cell>
          <table:table-cell table:formula="of:=[.B444]*40" office:value-type="float" office:value="121.6239508" calcext:value-type="float">
            <text:p>121.6239508</text:p>
          </table:table-cell>
        </table:table-row>
        <table:table-row table:style-name="ro1">
          <table:table-cell office:value-type="float" office:value="-1.64714891" calcext:value-type="float">
            <text:p>-1.64714891</text:p>
          </table:table-cell>
          <table:table-cell office:value-type="float" office:value="-0.71563547" calcext:value-type="float">
            <text:p>-0.71563547</text:p>
          </table:table-cell>
          <table:table-cell table:formula="of:=[.A445]*40" office:value-type="float" office:value="-65.8859564" calcext:value-type="float">
            <text:p>-65.8859564</text:p>
          </table:table-cell>
          <table:table-cell table:formula="of:=[.B445]*40" office:value-type="float" office:value="-28.6254188" calcext:value-type="float">
            <text:p>-28.6254188</text:p>
          </table:table-cell>
        </table:table-row>
        <table:table-row table:style-name="ro1">
          <table:table-cell office:value-type="float" office:value="-0.42320421" calcext:value-type="float">
            <text:p>-0.42320421</text:p>
          </table:table-cell>
          <table:table-cell office:value-type="float" office:value="-1.3622236" calcext:value-type="float">
            <text:p>-1.3622236</text:p>
          </table:table-cell>
          <table:table-cell table:formula="of:=[.A446]*40" office:value-type="float" office:value="-16.9281684" calcext:value-type="float">
            <text:p>-16.9281684</text:p>
          </table:table-cell>
          <table:table-cell table:formula="of:=[.B446]*40" office:value-type="float" office:value="-54.488944" calcext:value-type="float">
            <text:p>-54.488944</text:p>
          </table:table-cell>
        </table:table-row>
        <table:table-row table:style-name="ro1">
          <table:table-cell office:value-type="float" office:value="-1.78887598" calcext:value-type="float">
            <text:p>-1.78887598</text:p>
          </table:table-cell>
          <table:table-cell office:value-type="float" office:value="-1.32518404" calcext:value-type="float">
            <text:p>-1.32518404</text:p>
          </table:table-cell>
          <table:table-cell table:formula="of:=[.A447]*40" office:value-type="float" office:value="-71.5550392" calcext:value-type="float">
            <text:p>-71.5550392</text:p>
          </table:table-cell>
          <table:table-cell table:formula="of:=[.B447]*40" office:value-type="float" office:value="-53.0073616" calcext:value-type="float">
            <text:p>-53.0073616</text:p>
          </table:table-cell>
        </table:table-row>
        <table:table-row table:style-name="ro1">
          <table:table-cell office:value-type="float" office:value="0.49157904" calcext:value-type="float">
            <text:p>0.49157904</text:p>
          </table:table-cell>
          <table:table-cell office:value-type="float" office:value="-2.0230248" calcext:value-type="float">
            <text:p>-2.0230248</text:p>
          </table:table-cell>
          <table:table-cell table:formula="of:=[.A448]*40" office:value-type="float" office:value="19.6631616" calcext:value-type="float">
            <text:p>19.6631616</text:p>
          </table:table-cell>
          <table:table-cell table:formula="of:=[.B448]*40" office:value-type="float" office:value="-80.920992" calcext:value-type="float">
            <text:p>-80.920992</text:p>
          </table:table-cell>
        </table:table-row>
        <table:table-row table:style-name="ro1">
          <table:table-cell office:value-type="float" office:value="-1.49330803" calcext:value-type="float">
            <text:p>-1.49330803</text:p>
          </table:table-cell>
          <table:table-cell office:value-type="float" office:value="3.24612748" calcext:value-type="float">
            <text:p>3.24612748</text:p>
          </table:table-cell>
          <table:table-cell table:formula="of:=[.A449]*40" office:value-type="float" office:value="-59.7323212" calcext:value-type="float">
            <text:p>-59.7323212</text:p>
          </table:table-cell>
          <table:table-cell table:formula="of:=[.B449]*40" office:value-type="float" office:value="129.8450992" calcext:value-type="float">
            <text:p>129.8450992</text:p>
          </table:table-cell>
        </table:table-row>
        <table:table-row table:style-name="ro1">
          <table:table-cell office:value-type="float" office:value="0.77185227" calcext:value-type="float">
            <text:p>0.77185227</text:p>
          </table:table-cell>
          <table:table-cell office:value-type="float" office:value="-1.11560652" calcext:value-type="float">
            <text:p>-1.11560652</text:p>
          </table:table-cell>
          <table:table-cell table:formula="of:=[.A450]*40" office:value-type="float" office:value="30.8740908" calcext:value-type="float">
            <text:p>30.8740908</text:p>
          </table:table-cell>
          <table:table-cell table:formula="of:=[.B450]*40" office:value-type="float" office:value="-44.6242608" calcext:value-type="float">
            <text:p>-44.6242608</text:p>
          </table:table-cell>
        </table:table-row>
        <table:table-row table:style-name="ro1">
          <table:table-cell office:value-type="float" office:value="-1.71175661" calcext:value-type="float">
            <text:p>-1.71175661</text:p>
          </table:table-cell>
          <table:table-cell office:value-type="float" office:value="0.03203227" calcext:value-type="float">
            <text:p>0.03203227</text:p>
          </table:table-cell>
          <table:table-cell table:formula="of:=[.A451]*40" office:value-type="float" office:value="-68.4702644" calcext:value-type="float">
            <text:p>-68.4702644</text:p>
          </table:table-cell>
          <table:table-cell table:formula="of:=[.B451]*40" office:value-type="float" office:value="1.2812908" calcext:value-type="float">
            <text:p>1.2812908</text:p>
          </table:table-cell>
        </table:table-row>
        <table:table-row table:style-name="ro1">
          <table:table-cell office:value-type="float" office:value="-1.49983042" calcext:value-type="float">
            <text:p>-1.49983042</text:p>
          </table:table-cell>
          <table:table-cell office:value-type="float" office:value="-0.62261929" calcext:value-type="float">
            <text:p>-0.62261929</text:p>
          </table:table-cell>
          <table:table-cell table:formula="of:=[.A452]*40" office:value-type="float" office:value="-59.9932168" calcext:value-type="float">
            <text:p>-59.9932168</text:p>
          </table:table-cell>
          <table:table-cell table:formula="of:=[.B452]*40" office:value-type="float" office:value="-24.9047716" calcext:value-type="float">
            <text:p>-24.9047716</text:p>
          </table:table-cell>
        </table:table-row>
        <table:table-row table:style-name="ro1">
          <table:table-cell office:value-type="float" office:value="0.41262525" calcext:value-type="float">
            <text:p>0.41262525</text:p>
          </table:table-cell>
          <table:table-cell office:value-type="float" office:value="-1.25396762" calcext:value-type="float">
            <text:p>-1.25396762</text:p>
          </table:table-cell>
          <table:table-cell table:formula="of:=[.A453]*40" office:value-type="float" office:value="16.50501" calcext:value-type="float">
            <text:p>16.50501</text:p>
          </table:table-cell>
          <table:table-cell table:formula="of:=[.B453]*40" office:value-type="float" office:value="-50.1587048" calcext:value-type="float">
            <text:p>-50.1587048</text:p>
          </table:table-cell>
        </table:table-row>
        <table:table-row table:style-name="ro1">
          <table:table-cell office:value-type="float" office:value="-0.77502835" calcext:value-type="float">
            <text:p>-0.77502835</text:p>
          </table:table-cell>
          <table:table-cell office:value-type="float" office:value="1.35515935" calcext:value-type="float">
            <text:p>1.35515935</text:p>
          </table:table-cell>
          <table:table-cell table:formula="of:=[.A454]*40" office:value-type="float" office:value="-31.001134" calcext:value-type="float">
            <text:p>-31.001134</text:p>
          </table:table-cell>
          <table:table-cell table:formula="of:=[.B454]*40" office:value-type="float" office:value="54.206374" calcext:value-type="float">
            <text:p>54.206374</text:p>
          </table:table-cell>
        </table:table-row>
        <table:table-row table:style-name="ro1">
          <table:table-cell office:value-type="float" office:value="0.89484461" calcext:value-type="float">
            <text:p>0.89484461</text:p>
          </table:table-cell>
          <table:table-cell office:value-type="float" office:value="-1.37258785" calcext:value-type="float">
            <text:p>-1.37258785</text:p>
          </table:table-cell>
          <table:table-cell table:formula="of:=[.A455]*40" office:value-type="float" office:value="35.7937844" calcext:value-type="float">
            <text:p>35.7937844</text:p>
          </table:table-cell>
          <table:table-cell table:formula="of:=[.B455]*40" office:value-type="float" office:value="-54.903514" calcext:value-type="float">
            <text:p>-54.903514</text:p>
          </table:table-cell>
        </table:table-row>
        <table:table-row table:style-name="ro1">
          <table:table-cell office:value-type="float" office:value="-2.34346864" calcext:value-type="float">
            <text:p>-2.34346864</text:p>
          </table:table-cell>
          <table:table-cell office:value-type="float" office:value="-0.20156048" calcext:value-type="float">
            <text:p>-0.20156048</text:p>
          </table:table-cell>
          <table:table-cell table:formula="of:=[.A456]*40" office:value-type="float" office:value="-93.7387456" calcext:value-type="float">
            <text:p>-93.7387456</text:p>
          </table:table-cell>
          <table:table-cell table:formula="of:=[.B456]*40" office:value-type="float" office:value="-8.0624192" calcext:value-type="float">
            <text:p>-8.0624192</text:p>
          </table:table-cell>
        </table:table-row>
        <table:table-row table:style-name="ro1">
          <table:table-cell office:value-type="float" office:value="-3.33954461" calcext:value-type="float">
            <text:p>-3.33954461</text:p>
          </table:table-cell>
          <table:table-cell office:value-type="float" office:value="-1.27610944" calcext:value-type="float">
            <text:p>-1.27610944</text:p>
          </table:table-cell>
          <table:table-cell table:formula="of:=[.A457]*40" office:value-type="float" office:value="-133.5817844" calcext:value-type="float">
            <text:p>-133.5817844</text:p>
          </table:table-cell>
          <table:table-cell table:formula="of:=[.B457]*40" office:value-type="float" office:value="-51.0443776" calcext:value-type="float">
            <text:p>-51.0443776</text:p>
          </table:table-cell>
        </table:table-row>
        <table:table-row table:style-name="ro1">
          <table:table-cell office:value-type="float" office:value="0.61222" calcext:value-type="float">
            <text:p>0.61222</text:p>
          </table:table-cell>
          <table:table-cell office:value-type="float" office:value="-0.08033213" calcext:value-type="float">
            <text:p>-0.08033213</text:p>
          </table:table-cell>
          <table:table-cell table:formula="of:=[.A458]*40" office:value-type="float" office:value="24.4888" calcext:value-type="float">
            <text:p>24.4888</text:p>
          </table:table-cell>
          <table:table-cell table:formula="of:=[.B458]*40" office:value-type="float" office:value="-3.2132852" calcext:value-type="float">
            <text:p>-3.2132852</text:p>
          </table:table-cell>
        </table:table-row>
        <table:table-row table:style-name="ro1">
          <table:table-cell office:value-type="float" office:value="0.06752129" calcext:value-type="float">
            <text:p>0.06752129</text:p>
          </table:table-cell>
          <table:table-cell office:value-type="float" office:value="-0.08045901" calcext:value-type="float">
            <text:p>-0.08045901</text:p>
          </table:table-cell>
          <table:table-cell table:formula="of:=[.A459]*40" office:value-type="float" office:value="2.7008516" calcext:value-type="float">
            <text:p>2.7008516</text:p>
          </table:table-cell>
          <table:table-cell table:formula="of:=[.B459]*40" office:value-type="float" office:value="-3.2183604" calcext:value-type="float">
            <text:p>-3.2183604</text:p>
          </table:table-cell>
        </table:table-row>
        <table:table-row table:style-name="ro1">
          <table:table-cell office:value-type="float" office:value="0.815117" calcext:value-type="float">
            <text:p>0.815117</text:p>
          </table:table-cell>
          <table:table-cell office:value-type="float" office:value="-1.08663224" calcext:value-type="float">
            <text:p>-1.08663224</text:p>
          </table:table-cell>
          <table:table-cell table:formula="of:=[.A460]*40" office:value-type="float" office:value="32.60468" calcext:value-type="float">
            <text:p>32.60468</text:p>
          </table:table-cell>
          <table:table-cell table:formula="of:=[.B460]*40" office:value-type="float" office:value="-43.4652896" calcext:value-type="float">
            <text:p>-43.4652896</text:p>
          </table:table-cell>
        </table:table-row>
        <table:table-row table:style-name="ro1">
          <table:table-cell office:value-type="float" office:value="-1.75800785" calcext:value-type="float">
            <text:p>-1.75800785</text:p>
          </table:table-cell>
          <table:table-cell office:value-type="float" office:value="0.0514558" calcext:value-type="float">
            <text:p>0.0514558</text:p>
          </table:table-cell>
          <table:table-cell table:formula="of:=[.A461]*40" office:value-type="float" office:value="-70.320314" calcext:value-type="float">
            <text:p>-70.320314</text:p>
          </table:table-cell>
          <table:table-cell table:formula="of:=[.B461]*40" office:value-type="float" office:value="2.058232" calcext:value-type="float">
            <text:p>2.058232</text:p>
          </table:table-cell>
        </table:table-row>
        <table:table-row table:style-name="ro1">
          <table:table-cell office:value-type="float" office:value="-0.53874269" calcext:value-type="float">
            <text:p>-0.53874269</text:p>
          </table:table-cell>
          <table:table-cell office:value-type="float" office:value="-0.15233777" calcext:value-type="float">
            <text:p>-0.15233777</text:p>
          </table:table-cell>
          <table:table-cell table:formula="of:=[.A462]*40" office:value-type="float" office:value="-21.5497076" calcext:value-type="float">
            <text:p>-21.5497076</text:p>
          </table:table-cell>
          <table:table-cell table:formula="of:=[.B462]*40" office:value-type="float" office:value="-6.0935108" calcext:value-type="float">
            <text:p>-6.0935108</text:p>
          </table:table-cell>
        </table:table-row>
        <table:table-row table:style-name="ro1">
          <table:table-cell office:value-type="float" office:value="0.02558602" calcext:value-type="float">
            <text:p>0.02558602</text:p>
          </table:table-cell>
          <table:table-cell office:value-type="float" office:value="-0.15548936" calcext:value-type="float">
            <text:p>-0.15548936</text:p>
          </table:table-cell>
          <table:table-cell table:formula="of:=[.A463]*40" office:value-type="float" office:value="1.0234408" calcext:value-type="float">
            <text:p>1.0234408</text:p>
          </table:table-cell>
          <table:table-cell table:formula="of:=[.B463]*40" office:value-type="float" office:value="-6.2195744" calcext:value-type="float">
            <text:p>-6.2195744</text:p>
          </table:table-cell>
        </table:table-row>
        <table:table-row table:style-name="ro1">
          <table:table-cell office:value-type="float" office:value="0.25834352" calcext:value-type="float">
            <text:p>0.25834352</text:p>
          </table:table-cell>
          <table:table-cell office:value-type="float" office:value="-1.5924432" calcext:value-type="float">
            <text:p>-1.5924432</text:p>
          </table:table-cell>
          <table:table-cell table:formula="of:=[.A464]*40" office:value-type="float" office:value="10.3337408" calcext:value-type="float">
            <text:p>10.3337408</text:p>
          </table:table-cell>
          <table:table-cell table:formula="of:=[.B464]*40" office:value-type="float" office:value="-63.697728" calcext:value-type="float">
            <text:p>-63.697728</text:p>
          </table:table-cell>
        </table:table-row>
        <table:table-row table:style-name="ro1">
          <table:table-cell office:value-type="float" office:value="0.9359683" calcext:value-type="float">
            <text:p>0.9359683</text:p>
          </table:table-cell>
          <table:table-cell office:value-type="float" office:value="-0.92004111" calcext:value-type="float">
            <text:p>-0.92004111</text:p>
          </table:table-cell>
          <table:table-cell table:formula="of:=[.A465]*40" office:value-type="float" office:value="37.438732" calcext:value-type="float">
            <text:p>37.438732</text:p>
          </table:table-cell>
          <table:table-cell table:formula="of:=[.B465]*40" office:value-type="float" office:value="-36.8016444" calcext:value-type="float">
            <text:p>-36.8016444</text:p>
          </table:table-cell>
        </table:table-row>
        <table:table-row table:style-name="ro1">
          <table:table-cell office:value-type="float" office:value="0.18217901" calcext:value-type="float">
            <text:p>0.18217901</text:p>
          </table:table-cell>
          <table:table-cell office:value-type="float" office:value="0.70697781" calcext:value-type="float">
            <text:p>0.70697781</text:p>
          </table:table-cell>
          <table:table-cell table:formula="of:=[.A466]*40" office:value-type="float" office:value="7.2871604" calcext:value-type="float">
            <text:p>7.2871604</text:p>
          </table:table-cell>
          <table:table-cell table:formula="of:=[.B466]*40" office:value-type="float" office:value="28.2791124" calcext:value-type="float">
            <text:p>28.2791124</text:p>
          </table:table-cell>
        </table:table-row>
        <table:table-row table:style-name="ro1">
          <table:table-cell office:value-type="float" office:value="-0.03416312" calcext:value-type="float">
            <text:p>-0.03416312</text:p>
          </table:table-cell>
          <table:table-cell office:value-type="float" office:value="-1.69144961" calcext:value-type="float">
            <text:p>-1.69144961</text:p>
          </table:table-cell>
          <table:table-cell table:formula="of:=[.A467]*40" office:value-type="float" office:value="-1.3665248" calcext:value-type="float">
            <text:p>-1.3665248</text:p>
          </table:table-cell>
          <table:table-cell table:formula="of:=[.B467]*40" office:value-type="float" office:value="-67.6579844" calcext:value-type="float">
            <text:p>-67.6579844</text:p>
          </table:table-cell>
        </table:table-row>
        <table:table-row table:style-name="ro1">
          <table:table-cell office:value-type="float" office:value="-1.49224315" calcext:value-type="float">
            <text:p>-1.49224315</text:p>
          </table:table-cell>
          <table:table-cell office:value-type="float" office:value="0.49178398" calcext:value-type="float">
            <text:p>0.49178398</text:p>
          </table:table-cell>
          <table:table-cell table:formula="of:=[.A468]*40" office:value-type="float" office:value="-59.689726" calcext:value-type="float">
            <text:p>-59.689726</text:p>
          </table:table-cell>
          <table:table-cell table:formula="of:=[.B468]*40" office:value-type="float" office:value="19.6713592" calcext:value-type="float">
            <text:p>19.6713592</text:p>
          </table:table-cell>
        </table:table-row>
        <table:table-row table:style-name="ro1">
          <table:table-cell office:value-type="float" office:value="-0.43961864" calcext:value-type="float">
            <text:p>-0.43961864</text:p>
          </table:table-cell>
          <table:table-cell office:value-type="float" office:value="2.46328439" calcext:value-type="float">
            <text:p>2.46328439</text:p>
          </table:table-cell>
          <table:table-cell table:formula="of:=[.A469]*40" office:value-type="float" office:value="-17.5847456" calcext:value-type="float">
            <text:p>-17.5847456</text:p>
          </table:table-cell>
          <table:table-cell table:formula="of:=[.B469]*40" office:value-type="float" office:value="98.5313756" calcext:value-type="float">
            <text:p>98.5313756</text:p>
          </table:table-cell>
        </table:table-row>
        <table:table-row table:style-name="ro1">
          <table:table-cell office:value-type="float" office:value="0.63584122" calcext:value-type="float">
            <text:p>0.63584122</text:p>
          </table:table-cell>
          <table:table-cell office:value-type="float" office:value="-1.91448477" calcext:value-type="float">
            <text:p>-1.91448477</text:p>
          </table:table-cell>
          <table:table-cell table:formula="of:=[.A470]*40" office:value-type="float" office:value="25.4336488" calcext:value-type="float">
            <text:p>25.4336488</text:p>
          </table:table-cell>
          <table:table-cell table:formula="of:=[.B470]*40" office:value-type="float" office:value="-76.5793908" calcext:value-type="float">
            <text:p>-76.5793908</text:p>
          </table:table-cell>
        </table:table-row>
        <table:table-row table:style-name="ro1">
          <table:table-cell office:value-type="float" office:value="-0.75790099" calcext:value-type="float">
            <text:p>-0.75790099</text:p>
          </table:table-cell>
          <table:table-cell office:value-type="float" office:value="0.31898097" calcext:value-type="float">
            <text:p>0.31898097</text:p>
          </table:table-cell>
          <table:table-cell table:formula="of:=[.A471]*40" office:value-type="float" office:value="-30.3160396" calcext:value-type="float">
            <text:p>-30.3160396</text:p>
          </table:table-cell>
          <table:table-cell table:formula="of:=[.B471]*40" office:value-type="float" office:value="12.7592388" calcext:value-type="float">
            <text:p>12.7592388</text:p>
          </table:table-cell>
        </table:table-row>
        <table:table-row table:style-name="ro1">
          <table:table-cell office:value-type="float" office:value="0.62414041" calcext:value-type="float">
            <text:p>0.62414041</text:p>
          </table:table-cell>
          <table:table-cell office:value-type="float" office:value="-1.80971161" calcext:value-type="float">
            <text:p>-1.80971161</text:p>
          </table:table-cell>
          <table:table-cell table:formula="of:=[.A472]*40" office:value-type="float" office:value="24.9656164" calcext:value-type="float">
            <text:p>24.9656164</text:p>
          </table:table-cell>
          <table:table-cell table:formula="of:=[.B472]*40" office:value-type="float" office:value="-72.3884644" calcext:value-type="float">
            <text:p>-72.3884644</text:p>
          </table:table-cell>
        </table:table-row>
        <table:table-row table:style-name="ro1">
          <table:table-cell office:value-type="float" office:value="1.04160262" calcext:value-type="float">
            <text:p>1.04160262</text:p>
          </table:table-cell>
          <table:table-cell office:value-type="float" office:value="0.54399617" calcext:value-type="float">
            <text:p>0.54399617</text:p>
          </table:table-cell>
          <table:table-cell table:formula="of:=[.A473]*40" office:value-type="float" office:value="41.6641048" calcext:value-type="float">
            <text:p>41.6641048</text:p>
          </table:table-cell>
          <table:table-cell table:formula="of:=[.B473]*40" office:value-type="float" office:value="21.7598468" calcext:value-type="float">
            <text:p>21.7598468</text:p>
          </table:table-cell>
        </table:table-row>
        <table:table-row table:style-name="ro1">
          <table:table-cell office:value-type="float" office:value="-0.55955332" calcext:value-type="float">
            <text:p>-0.55955332</text:p>
          </table:table-cell>
          <table:table-cell office:value-type="float" office:value="0.96935616" calcext:value-type="float">
            <text:p>0.96935616</text:p>
          </table:table-cell>
          <table:table-cell table:formula="of:=[.A474]*40" office:value-type="float" office:value="-22.3821328" calcext:value-type="float">
            <text:p>-22.3821328</text:p>
          </table:table-cell>
          <table:table-cell table:formula="of:=[.B474]*40" office:value-type="float" office:value="38.7742464" calcext:value-type="float">
            <text:p>38.7742464</text:p>
          </table:table-cell>
        </table:table-row>
        <table:table-row table:style-name="ro1">
          <table:table-cell office:value-type="float" office:value="0.60988841" calcext:value-type="float">
            <text:p>0.60988841</text:p>
          </table:table-cell>
          <table:table-cell office:value-type="float" office:value="0.07524476" calcext:value-type="float">
            <text:p>0.07524476</text:p>
          </table:table-cell>
          <table:table-cell table:formula="of:=[.A475]*40" office:value-type="float" office:value="24.3955364" calcext:value-type="float">
            <text:p>24.3955364</text:p>
          </table:table-cell>
          <table:table-cell table:formula="of:=[.B475]*40" office:value-type="float" office:value="3.0097904" calcext:value-type="float">
            <text:p>3.0097904</text:p>
          </table:table-cell>
        </table:table-row>
        <table:table-row table:style-name="ro1">
          <table:table-cell office:value-type="float" office:value="0.72526531" calcext:value-type="float">
            <text:p>0.72526531</text:p>
          </table:table-cell>
          <table:table-cell office:value-type="float" office:value="-1.3348896" calcext:value-type="float">
            <text:p>-1.3348896</text:p>
          </table:table-cell>
          <table:table-cell table:formula="of:=[.A476]*40" office:value-type="float" office:value="29.0106124" calcext:value-type="float">
            <text:p>29.0106124</text:p>
          </table:table-cell>
          <table:table-cell table:formula="of:=[.B476]*40" office:value-type="float" office:value="-53.395584" calcext:value-type="float">
            <text:p>-53.395584</text:p>
          </table:table-cell>
        </table:table-row>
        <table:table-row table:style-name="ro1">
          <table:table-cell office:value-type="float" office:value="0.02940288" calcext:value-type="float">
            <text:p>0.02940288</text:p>
          </table:table-cell>
          <table:table-cell office:value-type="float" office:value="-0.95137308" calcext:value-type="float">
            <text:p>-0.95137308</text:p>
          </table:table-cell>
          <table:table-cell table:formula="of:=[.A477]*40" office:value-type="float" office:value="1.1761152" calcext:value-type="float">
            <text:p>1.1761152</text:p>
          </table:table-cell>
          <table:table-cell table:formula="of:=[.B477]*40" office:value-type="float" office:value="-38.0549232" calcext:value-type="float">
            <text:p>-38.0549232</text:p>
          </table:table-cell>
        </table:table-row>
        <table:table-row table:style-name="ro1">
          <table:table-cell office:value-type="float" office:value="-0.7512832" calcext:value-type="float">
            <text:p>-0.7512832</text:p>
          </table:table-cell>
          <table:table-cell office:value-type="float" office:value="0.32709753" calcext:value-type="float">
            <text:p>0.32709753</text:p>
          </table:table-cell>
          <table:table-cell table:formula="of:=[.A478]*40" office:value-type="float" office:value="-30.051328" calcext:value-type="float">
            <text:p>-30.051328</text:p>
          </table:table-cell>
          <table:table-cell table:formula="of:=[.B478]*40" office:value-type="float" office:value="13.0839012" calcext:value-type="float">
            <text:p>13.0839012</text:p>
          </table:table-cell>
        </table:table-row>
        <table:table-row table:style-name="ro1">
          <table:table-cell office:value-type="float" office:value="-2.18059113" calcext:value-type="float">
            <text:p>-2.18059113</text:p>
          </table:table-cell>
          <table:table-cell office:value-type="float" office:value="-0.4912727" calcext:value-type="float">
            <text:p>-0.4912727</text:p>
          </table:table-cell>
          <table:table-cell table:formula="of:=[.A479]*40" office:value-type="float" office:value="-87.2236452" calcext:value-type="float">
            <text:p>-87.2236452</text:p>
          </table:table-cell>
          <table:table-cell table:formula="of:=[.B479]*40" office:value-type="float" office:value="-19.650908" calcext:value-type="float">
            <text:p>-19.650908</text:p>
          </table:table-cell>
        </table:table-row>
        <table:table-row table:style-name="ro1">
          <table:table-cell office:value-type="float" office:value="-0.39592031" calcext:value-type="float">
            <text:p>-0.39592031</text:p>
          </table:table-cell>
          <table:table-cell office:value-type="float" office:value="-1.3894908" calcext:value-type="float">
            <text:p>-1.3894908</text:p>
          </table:table-cell>
          <table:table-cell table:formula="of:=[.A480]*40" office:value-type="float" office:value="-15.8368124" calcext:value-type="float">
            <text:p>-15.8368124</text:p>
          </table:table-cell>
          <table:table-cell table:formula="of:=[.B480]*40" office:value-type="float" office:value="-55.579632" calcext:value-type="float">
            <text:p>-55.579632</text:p>
          </table:table-cell>
        </table:table-row>
        <table:table-row table:style-name="ro1">
          <table:table-cell office:value-type="float" office:value="-1.11786852" calcext:value-type="float">
            <text:p>-1.11786852</text:p>
          </table:table-cell>
          <table:table-cell office:value-type="float" office:value="1.36779251" calcext:value-type="float">
            <text:p>1.36779251</text:p>
          </table:table-cell>
          <table:table-cell table:formula="of:=[.A481]*40" office:value-type="float" office:value="-44.7147408" calcext:value-type="float">
            <text:p>-44.7147408</text:p>
          </table:table-cell>
          <table:table-cell table:formula="of:=[.B481]*40" office:value-type="float" office:value="54.7117004" calcext:value-type="float">
            <text:p>54.7117004</text:p>
          </table:table-cell>
        </table:table-row>
        <table:table-row table:style-name="ro1">
          <table:table-cell office:value-type="float" office:value="-0.51367782" calcext:value-type="float">
            <text:p>-0.51367782</text:p>
          </table:table-cell>
          <table:table-cell office:value-type="float" office:value="-0.51636753" calcext:value-type="float">
            <text:p>-0.51636753</text:p>
          </table:table-cell>
          <table:table-cell table:formula="of:=[.A482]*40" office:value-type="float" office:value="-20.5471128" calcext:value-type="float">
            <text:p>-20.5471128</text:p>
          </table:table-cell>
          <table:table-cell table:formula="of:=[.B482]*40" office:value-type="float" office:value="-20.6547012" calcext:value-type="float">
            <text:p>-20.6547012</text:p>
          </table:table-cell>
        </table:table-row>
        <table:table-row table:style-name="ro1">
          <table:table-cell office:value-type="float" office:value="0.12632075" calcext:value-type="float">
            <text:p>0.12632075</text:p>
          </table:table-cell>
          <table:table-cell office:value-type="float" office:value="-1.31514904" calcext:value-type="float">
            <text:p>-1.31514904</text:p>
          </table:table-cell>
          <table:table-cell table:formula="of:=[.A483]*40" office:value-type="float" office:value="5.05283" calcext:value-type="float">
            <text:p>5.05283</text:p>
          </table:table-cell>
          <table:table-cell table:formula="of:=[.B483]*40" office:value-type="float" office:value="-52.6059616" calcext:value-type="float">
            <text:p>-52.6059616</text:p>
          </table:table-cell>
        </table:table-row>
        <table:table-row table:style-name="ro1">
          <table:table-cell office:value-type="float" office:value="-0.45602522" calcext:value-type="float">
            <text:p>-0.45602522</text:p>
          </table:table-cell>
          <table:table-cell office:value-type="float" office:value="0.99339755" calcext:value-type="float">
            <text:p>0.99339755</text:p>
          </table:table-cell>
          <table:table-cell table:formula="of:=[.A484]*40" office:value-type="float" office:value="-18.2410088" calcext:value-type="float">
            <text:p>-18.2410088</text:p>
          </table:table-cell>
          <table:table-cell table:formula="of:=[.B484]*40" office:value-type="float" office:value="39.735902" calcext:value-type="float">
            <text:p>39.735902</text:p>
          </table:table-cell>
        </table:table-row>
        <table:table-row table:style-name="ro1">
          <table:table-cell office:value-type="float" office:value="-0.26121796" calcext:value-type="float">
            <text:p>-0.26121796</text:p>
          </table:table-cell>
          <table:table-cell office:value-type="float" office:value="-1.33060973" calcext:value-type="float">
            <text:p>-1.33060973</text:p>
          </table:table-cell>
          <table:table-cell table:formula="of:=[.A485]*40" office:value-type="float" office:value="-10.4487184" calcext:value-type="float">
            <text:p>-10.4487184</text:p>
          </table:table-cell>
          <table:table-cell table:formula="of:=[.B485]*40" office:value-type="float" office:value="-53.2243892" calcext:value-type="float">
            <text:p>-53.2243892</text:p>
          </table:table-cell>
        </table:table-row>
        <table:table-row table:style-name="ro1">
          <table:table-cell office:value-type="float" office:value="-0.9422407" calcext:value-type="float">
            <text:p>-0.9422407</text:p>
          </table:table-cell>
          <table:table-cell office:value-type="float" office:value="-0.8509183" calcext:value-type="float">
            <text:p>-0.8509183</text:p>
          </table:table-cell>
          <table:table-cell table:formula="of:=[.A486]*40" office:value-type="float" office:value="-37.689628" calcext:value-type="float">
            <text:p>-37.689628</text:p>
          </table:table-cell>
          <table:table-cell table:formula="of:=[.B486]*40" office:value-type="float" office:value="-34.036732" calcext:value-type="float">
            <text:p>-34.036732</text:p>
          </table:table-cell>
        </table:table-row>
        <table:table-row table:style-name="ro1">
          <table:table-cell office:value-type="float" office:value="-0.99117828" calcext:value-type="float">
            <text:p>-0.99117828</text:p>
          </table:table-cell>
          <table:table-cell office:value-type="float" office:value="-1.15364207" calcext:value-type="float">
            <text:p>-1.15364207</text:p>
          </table:table-cell>
          <table:table-cell table:formula="of:=[.A487]*40" office:value-type="float" office:value="-39.6471312" calcext:value-type="float">
            <text:p>-39.6471312</text:p>
          </table:table-cell>
          <table:table-cell table:formula="of:=[.B487]*40" office:value-type="float" office:value="-46.1456828" calcext:value-type="float">
            <text:p>-46.1456828</text:p>
          </table:table-cell>
        </table:table-row>
        <table:table-row table:style-name="ro1">
          <table:table-cell office:value-type="float" office:value="2.94200009" calcext:value-type="float">
            <text:p>2.94200009</text:p>
          </table:table-cell>
          <table:table-cell office:value-type="float" office:value="1.42987628" calcext:value-type="float">
            <text:p>1.42987628</text:p>
          </table:table-cell>
          <table:table-cell table:formula="of:=[.A488]*40" office:value-type="float" office:value="117.6800036" calcext:value-type="float">
            <text:p>117.6800036</text:p>
          </table:table-cell>
          <table:table-cell table:formula="of:=[.B488]*40" office:value-type="float" office:value="57.1950512" calcext:value-type="float">
            <text:p>57.1950512</text:p>
          </table:table-cell>
        </table:table-row>
        <table:table-row table:style-name="ro1">
          <table:table-cell office:value-type="float" office:value="0.88410524" calcext:value-type="float">
            <text:p>0.88410524</text:p>
          </table:table-cell>
          <table:table-cell office:value-type="float" office:value="1.84471072" calcext:value-type="float">
            <text:p>1.84471072</text:p>
          </table:table-cell>
          <table:table-cell table:formula="of:=[.A489]*40" office:value-type="float" office:value="35.3642096" calcext:value-type="float">
            <text:p>35.3642096</text:p>
          </table:table-cell>
          <table:table-cell table:formula="of:=[.B489]*40" office:value-type="float" office:value="73.7884288" calcext:value-type="float">
            <text:p>73.7884288</text:p>
          </table:table-cell>
        </table:table-row>
        <table:table-row table:style-name="ro1">
          <table:table-cell office:value-type="float" office:value="1.28009042" calcext:value-type="float">
            <text:p>1.28009042</text:p>
          </table:table-cell>
          <table:table-cell office:value-type="float" office:value="-1.52786408" calcext:value-type="float">
            <text:p>-1.52786408</text:p>
          </table:table-cell>
          <table:table-cell table:formula="of:=[.A490]*40" office:value-type="float" office:value="51.2036168" calcext:value-type="float">
            <text:p>51.2036168</text:p>
          </table:table-cell>
          <table:table-cell table:formula="of:=[.B490]*40" office:value-type="float" office:value="-61.1145632" calcext:value-type="float">
            <text:p>-61.1145632</text:p>
          </table:table-cell>
        </table:table-row>
        <table:table-row table:style-name="ro1">
          <table:table-cell office:value-type="float" office:value="0.68711066" calcext:value-type="float">
            <text:p>0.68711066</text:p>
          </table:table-cell>
          <table:table-cell office:value-type="float" office:value="-1.07718696" calcext:value-type="float">
            <text:p>-1.07718696</text:p>
          </table:table-cell>
          <table:table-cell table:formula="of:=[.A491]*40" office:value-type="float" office:value="27.4844264" calcext:value-type="float">
            <text:p>27.4844264</text:p>
          </table:table-cell>
          <table:table-cell table:formula="of:=[.B491]*40" office:value-type="float" office:value="-43.0874784" calcext:value-type="float">
            <text:p>-43.0874784</text:p>
          </table:table-cell>
        </table:table-row>
        <table:table-row table:style-name="ro1">
          <table:table-cell office:value-type="float" office:value="-1.21496662" calcext:value-type="float">
            <text:p>-1.21496662</text:p>
          </table:table-cell>
          <table:table-cell office:value-type="float" office:value="-0.45176993" calcext:value-type="float">
            <text:p>-0.45176993</text:p>
          </table:table-cell>
          <table:table-cell table:formula="of:=[.A492]*40" office:value-type="float" office:value="-48.5986648" calcext:value-type="float">
            <text:p>-48.5986648</text:p>
          </table:table-cell>
          <table:table-cell table:formula="of:=[.B492]*40" office:value-type="float" office:value="-18.0707972" calcext:value-type="float">
            <text:p>-18.0707972</text:p>
          </table:table-cell>
        </table:table-row>
        <table:table-row table:style-name="ro1">
          <table:table-cell office:value-type="float" office:value="1.00185625" calcext:value-type="float">
            <text:p>1.00185625</text:p>
          </table:table-cell>
          <table:table-cell office:value-type="float" office:value="0.92415507" calcext:value-type="float">
            <text:p>0.92415507</text:p>
          </table:table-cell>
          <table:table-cell table:formula="of:=[.A493]*40" office:value-type="float" office:value="40.07425" calcext:value-type="float">
            <text:p>40.07425</text:p>
          </table:table-cell>
          <table:table-cell table:formula="of:=[.B493]*40" office:value-type="float" office:value="36.9662028" calcext:value-type="float">
            <text:p>36.9662028</text:p>
          </table:table-cell>
        </table:table-row>
        <table:table-row table:style-name="ro1">
          <table:table-cell office:value-type="float" office:value="-1.06219557" calcext:value-type="float">
            <text:p>-1.06219557</text:p>
          </table:table-cell>
          <table:table-cell office:value-type="float" office:value="-0.26744012" calcext:value-type="float">
            <text:p>-0.26744012</text:p>
          </table:table-cell>
          <table:table-cell table:formula="of:=[.A494]*40" office:value-type="float" office:value="-42.4878228" calcext:value-type="float">
            <text:p>-42.4878228</text:p>
          </table:table-cell>
          <table:table-cell table:formula="of:=[.B494]*40" office:value-type="float" office:value="-10.6976048" calcext:value-type="float">
            <text:p>-10.6976048</text:p>
          </table:table-cell>
        </table:table-row>
        <table:table-row table:style-name="ro1">
          <table:table-cell office:value-type="float" office:value="-0.92708655" calcext:value-type="float">
            <text:p>-0.92708655</text:p>
          </table:table-cell>
          <table:table-cell office:value-type="float" office:value="-1.24090145" calcext:value-type="float">
            <text:p>-1.24090145</text:p>
          </table:table-cell>
          <table:table-cell table:formula="of:=[.A495]*40" office:value-type="float" office:value="-37.083462" calcext:value-type="float">
            <text:p>-37.083462</text:p>
          </table:table-cell>
          <table:table-cell table:formula="of:=[.B495]*40" office:value-type="float" office:value="-49.636058" calcext:value-type="float">
            <text:p>-49.636058</text:p>
          </table:table-cell>
        </table:table-row>
        <table:table-row table:style-name="ro1">
          <table:table-cell office:value-type="float" office:value="-2.01417744" calcext:value-type="float">
            <text:p>-2.01417744</text:p>
          </table:table-cell>
          <table:table-cell office:value-type="float" office:value="1.49966195" calcext:value-type="float">
            <text:p>1.49966195</text:p>
          </table:table-cell>
          <table:table-cell table:formula="of:=[.A496]*40" office:value-type="float" office:value="-80.5670976" calcext:value-type="float">
            <text:p>-80.5670976</text:p>
          </table:table-cell>
          <table:table-cell table:formula="of:=[.B496]*40" office:value-type="float" office:value="59.986478" calcext:value-type="float">
            <text:p>59.986478</text:p>
          </table:table-cell>
        </table:table-row>
        <table:table-row table:style-name="ro1">
          <table:table-cell office:value-type="float" office:value="1.5620847" calcext:value-type="float">
            <text:p>1.5620847</text:p>
          </table:table-cell>
          <table:table-cell office:value-type="float" office:value="1.92315037" calcext:value-type="float">
            <text:p>1.92315037</text:p>
          </table:table-cell>
          <table:table-cell table:formula="of:=[.A497]*40" office:value-type="float" office:value="62.483388" calcext:value-type="float">
            <text:p>62.483388</text:p>
          </table:table-cell>
          <table:table-cell table:formula="of:=[.B497]*40" office:value-type="float" office:value="76.9260148" calcext:value-type="float">
            <text:p>76.9260148</text:p>
          </table:table-cell>
        </table:table-row>
        <table:table-row table:style-name="ro1">
          <table:table-cell office:value-type="float" office:value="-0.10040546" calcext:value-type="float">
            <text:p>-0.10040546</text:p>
          </table:table-cell>
          <table:table-cell office:value-type="float" office:value="-0.614181" calcext:value-type="float">
            <text:p>-0.614181</text:p>
          </table:table-cell>
          <table:table-cell table:formula="of:=[.A498]*40" office:value-type="float" office:value="-4.0162184" calcext:value-type="float">
            <text:p>-4.0162184</text:p>
          </table:table-cell>
          <table:table-cell table:formula="of:=[.B498]*40" office:value-type="float" office:value="-24.56724" calcext:value-type="float">
            <text:p>-24.56724</text:p>
          </table:table-cell>
        </table:table-row>
        <table:table-row table:style-name="ro1">
          <table:table-cell office:value-type="float" office:value="-0.28347525" calcext:value-type="float">
            <text:p>-0.28347525</text:p>
          </table:table-cell>
          <table:table-cell office:value-type="float" office:value="0.09706503" calcext:value-type="float">
            <text:p>0.09706503</text:p>
          </table:table-cell>
          <table:table-cell table:formula="of:=[.A499]*40" office:value-type="float" office:value="-11.33901" calcext:value-type="float">
            <text:p>-11.33901</text:p>
          </table:table-cell>
          <table:table-cell table:formula="of:=[.B499]*40" office:value-type="float" office:value="3.8826012" calcext:value-type="float">
            <text:p>3.8826012</text:p>
          </table:table-cell>
        </table:table-row>
        <table:table-row table:style-name="ro1">
          <table:table-cell office:value-type="float" office:value="-0.83989172" calcext:value-type="float">
            <text:p>-0.83989172</text:p>
          </table:table-cell>
          <table:table-cell office:value-type="float" office:value="-1.15175485" calcext:value-type="float">
            <text:p>-1.15175485</text:p>
          </table:table-cell>
          <table:table-cell table:formula="of:=[.A500]*40" office:value-type="float" office:value="-33.5956688" calcext:value-type="float">
            <text:p>-33.5956688</text:p>
          </table:table-cell>
          <table:table-cell table:formula="of:=[.B500]*40" office:value-type="float" office:value="-46.070194" calcext:value-type="float">
            <text:p>-46.070194</text:p>
          </table:table-cell>
        </table:table-row>
      </table:table>
      <table:table table:name="nop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row table:style-name="ro1">
          <table:table-cell office:value-type="float" office:value="-22.4336662" calcext:value-type="float">
            <text:p>-22.4336662</text:p>
          </table:table-cell>
          <table:table-cell office:value-type="float" office:value="-14.6770334" calcext:value-type="float">
            <text:p>-14.6770334</text:p>
          </table:table-cell>
          <table:table-cell office:value-type="string" calcext:value-type="string">
            <text:p>let po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];[.D1];;[.E1];[.A1];[.F1];[.B1];[.H1])" office:value-type="string" office:string-value="let point1 “= new N_Point([“-22.4336662,-14.6770334]);" calcext:value-type="string">
            <text:p>let point1 “= new N_Point([“-22.4336662,-14.677033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2.3156162" calcext:value-type="float">
            <text:p>-22.3156162</text:p>
          </table:table-cell>
          <table:table-cell office:value-type="float" office:value="-25.4248198" calcext:value-type="float">
            <text:p>-25.4248198</text:p>
          </table:table-cell>
          <table:table-cell office:value-type="string" calcext:value-type="string">
            <text:p>let po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];[.D2];;[.E2];[.A2];[.F2];[.B2];[.H2])" office:value-type="string" office:string-value="let point2 “= new N_Point([“-22.3156162,-25.4248198]);" calcext:value-type="string">
            <text:p>let point2 “= new N_Point([“-22.3156162,-25.424819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8.715026" calcext:value-type="float">
            <text:p>-28.715026</text:p>
          </table:table-cell>
          <table:table-cell office:value-type="float" office:value="16.7115424" calcext:value-type="float">
            <text:p>16.7115424</text:p>
          </table:table-cell>
          <table:table-cell office:value-type="string" calcext:value-type="string">
            <text:p>let poi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];[.D3];;[.E3];[.A3];[.F3];[.B3];[.H3])" office:value-type="string" office:string-value="let point3 “= new N_Point([“-28.715026,16.7115424]);" calcext:value-type="string">
            <text:p>let point3 “= new N_Point([“-28.715026,16.711542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42.9961278" calcext:value-type="float">
            <text:p>-42.9961278</text:p>
          </table:table-cell>
          <table:table-cell office:value-type="float" office:value="17.1180376" calcext:value-type="float">
            <text:p>17.1180376</text:p>
          </table:table-cell>
          <table:table-cell office:value-type="string" calcext:value-type="string">
            <text:p>let po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];[.D4];;[.E4];[.A4];[.F4];[.B4];[.H4])" office:value-type="string" office:string-value="let point4 “= new N_Point([“-42.9961278,17.1180376]);" calcext:value-type="string">
            <text:p>let point4 “= new N_Point([“-42.9961278,17.118037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0.6510758" calcext:value-type="float">
            <text:p>-10.6510758</text:p>
          </table:table-cell>
          <table:table-cell office:value-type="float" office:value="12.952144" calcext:value-type="float">
            <text:p>12.952144</text:p>
          </table:table-cell>
          <table:table-cell office:value-type="string" calcext:value-type="string">
            <text:p>let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5];[.D5];;[.E5];[.A5];[.F5];[.B5];[.H5])" office:value-type="string" office:string-value="let point5 “= new N_Point([“-10.6510758,12.952144]);" calcext:value-type="string">
            <text:p>let point5 “= new N_Point([“-10.6510758,12.95214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.0795612" calcext:value-type="float">
            <text:p>14.0795612</text:p>
          </table:table-cell>
          <table:table-cell office:value-type="float" office:value="56.9784186" calcext:value-type="float">
            <text:p>56.9784186</text:p>
          </table:table-cell>
          <table:table-cell office:value-type="string" calcext:value-type="string">
            <text:p>let poi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6];[.D6];;[.E6];[.A6];[.F6];[.B6];[.H6])" office:value-type="string" office:string-value="let point6 “= new N_Point([“14.0795612,56.9784186]);" calcext:value-type="string">
            <text:p>let point6 “= new N_Point([“14.0795612,56.978418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.0824062" calcext:value-type="float">
            <text:p>-3.0824062</text:p>
          </table:table-cell>
          <table:table-cell office:value-type="float" office:value="-27.8529532" calcext:value-type="float">
            <text:p>-27.8529532</text:p>
          </table:table-cell>
          <table:table-cell office:value-type="string" calcext:value-type="string">
            <text:p>let poi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7];[.D7];;[.E7];[.A7];[.F7];[.B7];[.H7])" office:value-type="string" office:string-value="let point7 “= new N_Point([“-3.0824062,-27.8529532]);" calcext:value-type="string">
            <text:p>let point7 “= new N_Point([“-3.0824062,-27.852953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0.735008" calcext:value-type="float">
            <text:p>40.735008</text:p>
          </table:table-cell>
          <table:table-cell office:value-type="float" office:value="-24.2881732" calcext:value-type="float">
            <text:p>-24.2881732</text:p>
          </table:table-cell>
          <table:table-cell office:value-type="string" calcext:value-type="string">
            <text:p>let poi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8];[.D8];;[.E8];[.A8];[.F8];[.B8];[.H8])" office:value-type="string" office:string-value="let point8 “= new N_Point([“40.735008,-24.2881732]);" calcext:value-type="string">
            <text:p>let point8 “= new N_Point([“40.735008,-24.288173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5.8480982" calcext:value-type="float">
            <text:p>-5.8480982</text:p>
          </table:table-cell>
          <table:table-cell office:value-type="float" office:value="44.5726248" calcext:value-type="float">
            <text:p>44.5726248</text:p>
          </table:table-cell>
          <table:table-cell office:value-type="string" calcext:value-type="string">
            <text:p>let poi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9];[.D9];;[.E9];[.A9];[.F9];[.B9];[.H9])" office:value-type="string" office:string-value="let point9 “= new N_Point([“-5.8480982,44.5726248]);" calcext:value-type="string">
            <text:p>let point9 “= new N_Point([“-5.8480982,44.572624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1.3401344" calcext:value-type="float">
            <text:p>-21.3401344</text:p>
          </table:table-cell>
          <table:table-cell office:value-type="float" office:value="-23.2725064" calcext:value-type="float">
            <text:p>-23.2725064</text:p>
          </table:table-cell>
          <table:table-cell office:value-type="string" calcext:value-type="string">
            <text:p>let po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0];[.D10];;[.E10];[.A10];[.F10];[.B10];[.H10])" office:value-type="string" office:string-value="let point10 “= new N_Point([“-21.3401344,-23.2725064]);" calcext:value-type="string">
            <text:p>let point10 “= new N_Point([“-21.3401344,-23.272506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2.2120832" calcext:value-type="float">
            <text:p>12.2120832</text:p>
          </table:table-cell>
          <table:table-cell office:value-type="float" office:value="65.9630568" calcext:value-type="float">
            <text:p>65.9630568</text:p>
          </table:table-cell>
          <table:table-cell office:value-type="string" calcext:value-type="string">
            <text:p>let po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1];[.D11];;[.E11];[.A11];[.F11];[.B11];[.H11])" office:value-type="string" office:string-value="let point11 “= new N_Point([“12.2120832,65.9630568]);" calcext:value-type="string">
            <text:p>let point11 “= new N_Point([“12.2120832,65.963056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7.098746" calcext:value-type="float">
            <text:p>-7.098746</text:p>
          </table:table-cell>
          <table:table-cell office:value-type="float" office:value="25.5105432" calcext:value-type="float">
            <text:p>25.5105432</text:p>
          </table:table-cell>
          <table:table-cell office:value-type="string" calcext:value-type="string">
            <text:p>let poi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2];[.D12];;[.E12];[.A12];[.F12];[.B12];[.H12])" office:value-type="string" office:string-value="let point12 “= new N_Point([“-7.098746,25.5105432]);" calcext:value-type="string">
            <text:p>let point12 “= new N_Point([“-7.098746,25.510543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1.9612396" calcext:value-type="float">
            <text:p>11.9612396</text:p>
          </table:table-cell>
          <table:table-cell office:value-type="float" office:value="31.7845688" calcext:value-type="float">
            <text:p>31.7845688</text:p>
          </table:table-cell>
          <table:table-cell office:value-type="string" calcext:value-type="string">
            <text:p>let poi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3];[.D13];;[.E13];[.A13];[.F13];[.B13];[.H13])" office:value-type="string" office:string-value="let point13 “= new N_Point([“11.9612396,31.7845688]);" calcext:value-type="string">
            <text:p>let point13 “= new N_Point([“11.9612396,31.784568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5.4713544" calcext:value-type="float">
            <text:p>-35.4713544</text:p>
          </table:table-cell>
          <table:table-cell office:value-type="float" office:value="-12.0973364" calcext:value-type="float">
            <text:p>-12.0973364</text:p>
          </table:table-cell>
          <table:table-cell office:value-type="string" calcext:value-type="string">
            <text:p>let poi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4];[.D14];;[.E14];[.A14];[.F14];[.B14];[.H14])" office:value-type="string" office:string-value="let point14 “= new N_Point([“-35.4713544,-12.0973364]);" calcext:value-type="string">
            <text:p>let point14 “= new N_Point([“-35.4713544,-12.097336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4.582808" calcext:value-type="float">
            <text:p>-34.582808</text:p>
          </table:table-cell>
          <table:table-cell office:value-type="float" office:value="20.4907472" calcext:value-type="float">
            <text:p>20.4907472</text:p>
          </table:table-cell>
          <table:table-cell office:value-type="string" calcext:value-type="string">
            <text:p>let poi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5];[.D15];;[.E15];[.A15];[.F15];[.B15];[.H15])" office:value-type="string" office:string-value="let point15 “= new N_Point([“-34.582808,20.4907472]);" calcext:value-type="string">
            <text:p>let point15 “= new N_Point([“-34.582808,20.490747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.6023262" calcext:value-type="float">
            <text:p>7.6023262</text:p>
          </table:table-cell>
          <table:table-cell office:value-type="float" office:value="35.8842442" calcext:value-type="float">
            <text:p>35.8842442</text:p>
          </table:table-cell>
          <table:table-cell office:value-type="string" calcext:value-type="string">
            <text:p>let poi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6];[.D16];;[.E16];[.A16];[.F16];[.B16];[.H16])" office:value-type="string" office:string-value="let point16 “= new N_Point([“7.6023262,35.8842442]);" calcext:value-type="string">
            <text:p>let point16 “= new N_Point([“7.6023262,35.884244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.5059466" calcext:value-type="float">
            <text:p>6.5059466</text:p>
          </table:table-cell>
          <table:table-cell office:value-type="float" office:value="-15.060566" calcext:value-type="float">
            <text:p>-15.060566</text:p>
          </table:table-cell>
          <table:table-cell office:value-type="string" calcext:value-type="string">
            <text:p>let poin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7];[.D17];;[.E17];[.A17];[.F17];[.B17];[.H17])" office:value-type="string" office:string-value="let point17 “= new N_Point([“6.5059466,-15.060566]);" calcext:value-type="string">
            <text:p>let point17 “= new N_Point([“6.5059466,-15.06056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.9973536" calcext:value-type="float">
            <text:p>-3.9973536</text:p>
          </table:table-cell>
          <table:table-cell office:value-type="float" office:value="42.366478" calcext:value-type="float">
            <text:p>42.366478</text:p>
          </table:table-cell>
          <table:table-cell office:value-type="string" calcext:value-type="string">
            <text:p>let poin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8];[.D18];;[.E18];[.A18];[.F18];[.B18];[.H18])" office:value-type="string" office:string-value="let point18 “= new N_Point([“-3.9973536,42.366478]);" calcext:value-type="string">
            <text:p>let point18 “= new N_Point([“-3.9973536,42.36647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.2997002" calcext:value-type="float">
            <text:p>10.2997002</text:p>
          </table:table-cell>
          <table:table-cell office:value-type="float" office:value="-5.6250076" calcext:value-type="float">
            <text:p>-5.6250076</text:p>
          </table:table-cell>
          <table:table-cell office:value-type="string" calcext:value-type="string">
            <text:p>let poin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9];[.D19];;[.E19];[.A19];[.F19];[.B19];[.H19])" office:value-type="string" office:string-value="let point19 “= new N_Point([“10.2997002,-5.6250076]);" calcext:value-type="string">
            <text:p>let point19 “= new N_Point([“10.2997002,-5.625007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.9147928" calcext:value-type="float">
            <text:p>7.9147928</text:p>
          </table:table-cell>
          <table:table-cell office:value-type="float" office:value="27.519384" calcext:value-type="float">
            <text:p>27.519384</text:p>
          </table:table-cell>
          <table:table-cell office:value-type="string" calcext:value-type="string">
            <text:p>let po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0];[.D20];;[.E20];[.A20];[.F20];[.B20];[.H20])" office:value-type="string" office:string-value="let point20 “= new N_Point([“7.9147928,27.519384]);" calcext:value-type="string">
            <text:p>let point20 “= new N_Point([“7.9147928,27.51938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9.722913" calcext:value-type="float">
            <text:p>-9.722913</text:p>
          </table:table-cell>
          <table:table-cell office:value-type="float" office:value="38.103694" calcext:value-type="float">
            <text:p>38.103694</text:p>
          </table:table-cell>
          <table:table-cell office:value-type="string" calcext:value-type="string">
            <text:p>let poin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1];[.D21];;[.E21];[.A21];[.F21];[.B21];[.H21])" office:value-type="string" office:string-value="let point21 “= new N_Point([“-9.722913,38.103694]);" calcext:value-type="string">
            <text:p>let point21 “= new N_Point([“-9.722913,38.10369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3.3766222" calcext:value-type="float">
            <text:p>-13.3766222</text:p>
          </table:table-cell>
          <table:table-cell office:value-type="float" office:value="35.9615368" calcext:value-type="float">
            <text:p>35.9615368</text:p>
          </table:table-cell>
          <table:table-cell office:value-type="string" calcext:value-type="string">
            <text:p>let poin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2];[.D22];;[.E22];[.A22];[.F22];[.B22];[.H22])" office:value-type="string" office:string-value="let point22 “= new N_Point([“-13.3766222,35.9615368]);" calcext:value-type="string">
            <text:p>let point22 “= new N_Point([“-13.3766222,35.961536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0.784914" calcext:value-type="float">
            <text:p>-20.784914</text:p>
          </table:table-cell>
          <table:table-cell office:value-type="float" office:value="-2.333007" calcext:value-type="float">
            <text:p>-2.333007</text:p>
          </table:table-cell>
          <table:table-cell office:value-type="string" calcext:value-type="string">
            <text:p>let poi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3];[.D23];;[.E23];[.A23];[.F23];[.B23];[.H23])" office:value-type="string" office:string-value="let point23 “= new N_Point([“-20.784914,-2.333007]);" calcext:value-type="string">
            <text:p>let point23 “= new N_Point([“-20.784914,-2.333007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2.315845" calcext:value-type="float">
            <text:p>-22.315845</text:p>
          </table:table-cell>
          <table:table-cell office:value-type="float" office:value="-22.6782168" calcext:value-type="float">
            <text:p>-22.6782168</text:p>
          </table:table-cell>
          <table:table-cell office:value-type="string" calcext:value-type="string">
            <text:p>let poin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4];[.D24];;[.E24];[.A24];[.F24];[.B24];[.H24])" office:value-type="string" office:string-value="let point24 “= new N_Point([“-22.315845,-22.6782168]);" calcext:value-type="string">
            <text:p>let point24 “= new N_Point([“-22.315845,-22.678216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87.1310748" calcext:value-type="float">
            <text:p>-87.1310748</text:p>
          </table:table-cell>
          <table:table-cell office:value-type="float" office:value="7.9538722" calcext:value-type="float">
            <text:p>7.9538722</text:p>
          </table:table-cell>
          <table:table-cell office:value-type="string" calcext:value-type="string">
            <text:p>let poin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5];[.D25];;[.E25];[.A25];[.F25];[.B25];[.H25])" office:value-type="string" office:string-value="let point25 “= new N_Point([“-87.1310748,7.9538722]);" calcext:value-type="string">
            <text:p>let point25 “= new N_Point([“-87.1310748,7.953872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5.5354606" calcext:value-type="float">
            <text:p>-25.5354606</text:p>
          </table:table-cell>
          <table:table-cell office:value-type="float" office:value="-14.8208656" calcext:value-type="float">
            <text:p>-14.8208656</text:p>
          </table:table-cell>
          <table:table-cell office:value-type="string" calcext:value-type="string">
            <text:p>let poin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6];[.D26];;[.E26];[.A26];[.F26];[.B26];[.H26])" office:value-type="string" office:string-value="let point26 “= new N_Point([“-25.5354606,-14.8208656]);" calcext:value-type="string">
            <text:p>let point26 “= new N_Point([“-25.5354606,-14.820865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1.0356736" calcext:value-type="float">
            <text:p>-31.0356736</text:p>
          </table:table-cell>
          <table:table-cell office:value-type="float" office:value="-17.6692162" calcext:value-type="float">
            <text:p>-17.6692162</text:p>
          </table:table-cell>
          <table:table-cell office:value-type="string" calcext:value-type="string">
            <text:p>let poin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7];[.D27];;[.E27];[.A27];[.F27];[.B27];[.H27])" office:value-type="string" office:string-value="let point27 “= new N_Point([“-31.0356736,-17.6692162]);" calcext:value-type="string">
            <text:p>let point27 “= new N_Point([“-31.0356736,-17.669216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4.3290082" calcext:value-type="float">
            <text:p>-24.3290082</text:p>
          </table:table-cell>
          <table:table-cell office:value-type="float" office:value="1.6607098" calcext:value-type="float">
            <text:p>1.6607098</text:p>
          </table:table-cell>
          <table:table-cell office:value-type="string" calcext:value-type="string">
            <text:p>let poin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8];[.D28];;[.E28];[.A28];[.F28];[.B28];[.H28])" office:value-type="string" office:string-value="let point28 “= new N_Point([“-24.3290082,1.6607098]);" calcext:value-type="string">
            <text:p>let point28 “= new N_Point([“-24.3290082,1.660709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0.1441584" calcext:value-type="float">
            <text:p>50.1441584</text:p>
          </table:table-cell>
          <table:table-cell office:value-type="float" office:value="0.090615" calcext:value-type="float">
            <text:p>0.090615</text:p>
          </table:table-cell>
          <table:table-cell office:value-type="string" calcext:value-type="string">
            <text:p>let poin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9];[.D29];;[.E29];[.A29];[.F29];[.B29];[.H29])" office:value-type="string" office:string-value="let point29 “= new N_Point([“50.1441584,0.090615]);" calcext:value-type="string">
            <text:p>let point29 “= new N_Point([“50.1441584,0.090615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51.009254" calcext:value-type="float">
            <text:p>-51.009254</text:p>
          </table:table-cell>
          <table:table-cell office:value-type="float" office:value="-19.9923144" calcext:value-type="float">
            <text:p>-19.9923144</text:p>
          </table:table-cell>
          <table:table-cell office:value-type="string" calcext:value-type="string">
            <text:p>let poi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0];[.D30];;[.E30];[.A30];[.F30];[.B30];[.H30])" office:value-type="string" office:string-value="let point30 “= new N_Point([“-51.009254,-19.9923144]);" calcext:value-type="string">
            <text:p>let point30 “= new N_Point([“-51.009254,-19.992314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7.259244" calcext:value-type="float">
            <text:p>47.259244</text:p>
          </table:table-cell>
          <table:table-cell office:value-type="float" office:value="-39.7696652" calcext:value-type="float">
            <text:p>-39.7696652</text:p>
          </table:table-cell>
          <table:table-cell office:value-type="string" calcext:value-type="string">
            <text:p>let poin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1];[.D31];;[.E31];[.A31];[.F31];[.B31];[.H31])" office:value-type="string" office:string-value="let point31 “= new N_Point([“47.259244,-39.7696652]);" calcext:value-type="string">
            <text:p>let point31 “= new N_Point([“47.259244,-39.769665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5.4674122" calcext:value-type="float">
            <text:p>25.4674122</text:p>
          </table:table-cell>
          <table:table-cell office:value-type="float" office:value="3.1841652" calcext:value-type="float">
            <text:p>3.1841652</text:p>
          </table:table-cell>
          <table:table-cell office:value-type="string" calcext:value-type="string">
            <text:p>let poi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2];[.D32];;[.E32];[.A32];[.F32];[.B32];[.H32])" office:value-type="string" office:string-value="let point32 “= new N_Point([“25.4674122,3.1841652]);" calcext:value-type="string">
            <text:p>let point32 “= new N_Point([“25.4674122,3.184165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.4797996" calcext:value-type="float">
            <text:p>9.4797996</text:p>
          </table:table-cell>
          <table:table-cell office:value-type="float" office:value="-39.5979788" calcext:value-type="float">
            <text:p>-39.5979788</text:p>
          </table:table-cell>
          <table:table-cell office:value-type="string" calcext:value-type="string">
            <text:p>let poin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3];[.D33];;[.E33];[.A33];[.F33];[.B33];[.H33])" office:value-type="string" office:string-value="let point33 “= new N_Point([“9.4797996,-39.5979788]);" calcext:value-type="string">
            <text:p>let point33 “= new N_Point([“9.4797996,-39.597978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97.139396" calcext:value-type="float">
            <text:p>-97.139396</text:p>
          </table:table-cell>
          <table:table-cell office:value-type="float" office:value="-15.1280488" calcext:value-type="float">
            <text:p>-15.1280488</text:p>
          </table:table-cell>
          <table:table-cell office:value-type="string" calcext:value-type="string">
            <text:p>let poin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4];[.D34];;[.E34];[.A34];[.F34];[.B34];[.H34])" office:value-type="string" office:string-value="let point34 “= new N_Point([“-97.139396,-15.1280488]);" calcext:value-type="string">
            <text:p>let point34 “= new N_Point([“-97.139396,-15.128048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43.2541136" calcext:value-type="float">
            <text:p>-43.2541136</text:p>
          </table:table-cell>
          <table:table-cell office:value-type="float" office:value="10.2310112" calcext:value-type="float">
            <text:p>10.2310112</text:p>
          </table:table-cell>
          <table:table-cell office:value-type="string" calcext:value-type="string">
            <text:p>let poin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5];[.D35];;[.E35];[.A35];[.F35];[.B35];[.H35])" office:value-type="string" office:string-value="let point35 “= new N_Point([“-43.2541136,10.2310112]);" calcext:value-type="string">
            <text:p>let point35 “= new N_Point([“-43.2541136,10.231011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.5114182" calcext:value-type="float">
            <text:p>3.5114182</text:p>
          </table:table-cell>
          <table:table-cell office:value-type="float" office:value="-23.8789866" calcext:value-type="float">
            <text:p>-23.8789866</text:p>
          </table:table-cell>
          <table:table-cell office:value-type="string" calcext:value-type="string">
            <text:p>let poin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6];[.D36];;[.E36];[.A36];[.F36];[.B36];[.H36])" office:value-type="string" office:string-value="let point36 “= new N_Point([“3.5114182,-23.8789866]);" calcext:value-type="string">
            <text:p>let point36 “= new N_Point([“3.5114182,-23.878986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3.3924322" calcext:value-type="float">
            <text:p>-13.3924322</text:p>
          </table:table-cell>
          <table:table-cell office:value-type="float" office:value="4.8410794" calcext:value-type="float">
            <text:p>4.8410794</text:p>
          </table:table-cell>
          <table:table-cell office:value-type="string" calcext:value-type="string">
            <text:p>let poin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7];[.D37];;[.E37];[.A37];[.F37];[.B37];[.H37])" office:value-type="string" office:string-value="let point37 “= new N_Point([“-13.3924322,4.8410794]);" calcext:value-type="string">
            <text:p>let point37 “= new N_Point([“-13.3924322,4.841079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2.205852" calcext:value-type="float">
            <text:p>12.205852</text:p>
          </table:table-cell>
          <table:table-cell office:value-type="float" office:value="25.006873" calcext:value-type="float">
            <text:p>25.006873</text:p>
          </table:table-cell>
          <table:table-cell office:value-type="string" calcext:value-type="string">
            <text:p>let poin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8];[.D38];;[.E38];[.A38];[.F38];[.B38];[.H38])" office:value-type="string" office:string-value="let point38 “= new N_Point([“12.205852,25.006873]);" calcext:value-type="string">
            <text:p>let point38 “= new N_Point([“12.205852,25.006873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6.2612832" calcext:value-type="float">
            <text:p>-36.2612832</text:p>
          </table:table-cell>
          <table:table-cell office:value-type="float" office:value="-12.9963506" calcext:value-type="float">
            <text:p>-12.9963506</text:p>
          </table:table-cell>
          <table:table-cell office:value-type="string" calcext:value-type="string">
            <text:p>let poin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9];[.D39];;[.E39];[.A39];[.F39];[.B39];[.H39])" office:value-type="string" office:string-value="let point39 “= new N_Point([“-36.2612832,-12.9963506]);" calcext:value-type="string">
            <text:p>let point39 “= new N_Point([“-36.2612832,-12.996350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.0295272" calcext:value-type="float">
            <text:p>7.0295272</text:p>
          </table:table-cell>
          <table:table-cell office:value-type="float" office:value="-0.9809034" calcext:value-type="float">
            <text:p>-0.9809034</text:p>
          </table:table-cell>
          <table:table-cell office:value-type="string" calcext:value-type="string">
            <text:p>let poin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0];[.D40];;[.E40];[.A40];[.F40];[.B40];[.H40])" office:value-type="string" office:string-value="let point40 “= new N_Point([“7.0295272,-0.9809034]);" calcext:value-type="string">
            <text:p>let point40 “= new N_Point([“7.0295272,-0.980903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.6369252" calcext:value-type="float">
            <text:p>8.6369252</text:p>
          </table:table-cell>
          <table:table-cell office:value-type="float" office:value="-9.89944" calcext:value-type="float">
            <text:p>-9.89944</text:p>
          </table:table-cell>
          <table:table-cell office:value-type="string" calcext:value-type="string">
            <text:p>let poin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1];[.D41];;[.E41];[.A41];[.F41];[.B41];[.H41])" office:value-type="string" office:string-value="let point41 “= new N_Point([“8.6369252,-9.89944]);" calcext:value-type="string">
            <text:p>let point41 “= new N_Point([“8.6369252,-9.8994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8.6504072" calcext:value-type="float">
            <text:p>18.6504072</text:p>
          </table:table-cell>
          <table:table-cell office:value-type="float" office:value="-13.253779" calcext:value-type="float">
            <text:p>-13.253779</text:p>
          </table:table-cell>
          <table:table-cell office:value-type="string" calcext:value-type="string">
            <text:p>let poin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2];[.D42];;[.E42];[.A42];[.F42];[.B42];[.H42])" office:value-type="string" office:string-value="let point42 “= new N_Point([“18.6504072,-13.253779]);" calcext:value-type="string">
            <text:p>let point42 “= new N_Point([“18.6504072,-13.253779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6.1106304" calcext:value-type="float">
            <text:p>-16.1106304</text:p>
          </table:table-cell>
          <table:table-cell office:value-type="float" office:value="-25.2563606" calcext:value-type="float">
            <text:p>-25.2563606</text:p>
          </table:table-cell>
          <table:table-cell office:value-type="string" calcext:value-type="string">
            <text:p>let poin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3];[.D43];;[.E43];[.A43];[.F43];[.B43];[.H43])" office:value-type="string" office:string-value="let point43 “= new N_Point([“-16.1106304,-25.2563606]);" calcext:value-type="string">
            <text:p>let point43 “= new N_Point([“-16.1106304,-25.256360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63.6753776" calcext:value-type="float">
            <text:p>-63.6753776</text:p>
          </table:table-cell>
          <table:table-cell office:value-type="float" office:value="-31.0726162" calcext:value-type="float">
            <text:p>-31.0726162</text:p>
          </table:table-cell>
          <table:table-cell office:value-type="string" calcext:value-type="string">
            <text:p>let poin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4];[.D44];;[.E44];[.A44];[.F44];[.B44];[.H44])" office:value-type="string" office:string-value="let point44 “= new N_Point([“-63.6753776,-31.0726162]);" calcext:value-type="string">
            <text:p>let point44 “= new N_Point([“-63.6753776,-31.072616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4.1440744" calcext:value-type="float">
            <text:p>-24.1440744</text:p>
          </table:table-cell>
          <table:table-cell office:value-type="float" office:value="27.0652672" calcext:value-type="float">
            <text:p>27.0652672</text:p>
          </table:table-cell>
          <table:table-cell office:value-type="string" calcext:value-type="string">
            <text:p>let poin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5];[.D45];;[.E45];[.A45];[.F45];[.B45];[.H45])" office:value-type="string" office:string-value="let point45 “= new N_Point([“-24.1440744,27.0652672]);" calcext:value-type="string">
            <text:p>let point45 “= new N_Point([“-24.1440744,27.065267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0.7849632" calcext:value-type="float">
            <text:p>-0.7849632</text:p>
          </table:table-cell>
          <table:table-cell office:value-type="float" office:value="-7.2151204" calcext:value-type="float">
            <text:p>-7.2151204</text:p>
          </table:table-cell>
          <table:table-cell office:value-type="string" calcext:value-type="string">
            <text:p>let poin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6];[.D46];;[.E46];[.A46];[.F46];[.B46];[.H46])" office:value-type="string" office:string-value="let point46 “= new N_Point([“-0.7849632,-7.2151204]);" calcext:value-type="string">
            <text:p>let point46 “= new N_Point([“-0.7849632,-7.215120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3.8037774" calcext:value-type="float">
            <text:p>-23.8037774</text:p>
          </table:table-cell>
          <table:table-cell office:value-type="float" office:value="-11.9520414" calcext:value-type="float">
            <text:p>-11.9520414</text:p>
          </table:table-cell>
          <table:table-cell office:value-type="string" calcext:value-type="string">
            <text:p>let poin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7];[.D47];;[.E47];[.A47];[.F47];[.B47];[.H47])" office:value-type="string" office:string-value="let point47 “= new N_Point([“-23.8037774,-11.9520414]);" calcext:value-type="string">
            <text:p>let point47 “= new N_Point([“-23.8037774,-11.952041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42.3364116" calcext:value-type="float">
            <text:p>-42.3364116</text:p>
          </table:table-cell>
          <table:table-cell office:value-type="float" office:value="-8.9657074" calcext:value-type="float">
            <text:p>-8.9657074</text:p>
          </table:table-cell>
          <table:table-cell office:value-type="string" calcext:value-type="string">
            <text:p>let poin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8];[.D48];;[.E48];[.A48];[.F48];[.B48];[.H48])" office:value-type="string" office:string-value="let point48 “= new N_Point([“-42.3364116,-8.9657074]);" calcext:value-type="string">
            <text:p>let point48 “= new N_Point([“-42.3364116,-8.965707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02.5646808" calcext:value-type="float">
            <text:p>-102.5646808</text:p>
          </table:table-cell>
          <table:table-cell office:value-type="float" office:value="-13.6718838" calcext:value-type="float">
            <text:p>-13.6718838</text:p>
          </table:table-cell>
          <table:table-cell office:value-type="string" calcext:value-type="string">
            <text:p>let poin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9];[.D49];;[.E49];[.A49];[.F49];[.B49];[.H49])" office:value-type="string" office:string-value="let point49 “= new N_Point([“-102.5646808,-13.6718838]);" calcext:value-type="string">
            <text:p>let point49 “= new N_Point([“-102.5646808,-13.671883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.4083178" calcext:value-type="float">
            <text:p>1.4083178</text:p>
          </table:table-cell>
          <table:table-cell office:value-type="float" office:value="8.2254582" calcext:value-type="float">
            <text:p>8.2254582</text:p>
          </table:table-cell>
          <table:table-cell office:value-type="string" calcext:value-type="string">
            <text:p>let poin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50];[.D50];;[.E50];[.A50];[.F50];[.B50];[.H50])" office:value-type="string" office:string-value="let point50 “= new N_Point([“1.4083178,8.2254582]);" calcext:value-type="string">
            <text:p>let point50 “= new N_Point([“1.4083178,8.225458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5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7.3744634" calcext:value-type="float">
            <text:p>-27.3744634</text:p>
          </table:table-cell>
          <table:table-cell office:value-type="float" office:value="-24.386178" calcext:value-type="float">
            <text:p>-24.386178</text:p>
          </table:table-cell>
          <table:table-cell office:value-type="string" calcext:value-type="string">
            <text:p>let poin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51];[.D51];;[.E51];[.A51];[.F51];[.B51];[.H51])" office:value-type="string" office:string-value="let point51 “= new N_Point([“-27.3744634,-24.386178]);" calcext:value-type="string">
            <text:p>let point51 “= new N_Point([“-27.3744634,-24.38617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5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.8790506" calcext:value-type="float">
            <text:p>7.8790506</text:p>
          </table:table-cell>
          <table:table-cell office:value-type="float" office:value="-20.618986" calcext:value-type="float">
            <text:p>-20.618986</text:p>
          </table:table-cell>
          <table:table-cell office:value-type="string" calcext:value-type="string">
            <text:p>let poin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52];[.D52];;[.E52];[.A52];[.F52];[.B52];[.H52])" office:value-type="string" office:string-value="let point52 “= new N_Point([“7.8790506,-20.618986]);" calcext:value-type="string">
            <text:p>let point52 “= new N_Point([“7.8790506,-20.61898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5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1.2770902" calcext:value-type="float">
            <text:p>21.2770902</text:p>
          </table:table-cell>
          <table:table-cell office:value-type="float" office:value="34.157945" calcext:value-type="float">
            <text:p>34.157945</text:p>
          </table:table-cell>
          <table:table-cell office:value-type="string" calcext:value-type="string">
            <text:p>let poin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53];[.D53];;[.E53];[.A53];[.F53];[.B53];[.H53])" office:value-type="string" office:string-value="let point53 “= new N_Point([“21.2770902,34.157945]);" calcext:value-type="string">
            <text:p>let point53 “= new N_Point([“21.2770902,34.157945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5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.553708" calcext:value-type="float">
            <text:p>-2.553708</text:p>
          </table:table-cell>
          <table:table-cell office:value-type="float" office:value="-18.6933034" calcext:value-type="float">
            <text:p>-18.6933034</text:p>
          </table:table-cell>
          <table:table-cell office:value-type="string" calcext:value-type="string">
            <text:p>let poin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54];[.D54];;[.E54];[.A54];[.F54];[.B54];[.H54])" office:value-type="string" office:string-value="let point54 “= new N_Point([“-2.553708,-18.6933034]);" calcext:value-type="string">
            <text:p>let point54 “= new N_Point([“-2.553708,-18.693303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5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7.3079904" calcext:value-type="float">
            <text:p>-27.3079904</text:p>
          </table:table-cell>
          <table:table-cell office:value-type="float" office:value="-13.7311172" calcext:value-type="float">
            <text:p>-13.7311172</text:p>
          </table:table-cell>
          <table:table-cell office:value-type="string" calcext:value-type="string">
            <text:p>let poin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55];[.D55];;[.E55];[.A55];[.F55];[.B55];[.H55])" office:value-type="string" office:string-value="let point55 “= new N_Point([“-27.3079904,-13.7311172]);" calcext:value-type="string">
            <text:p>let point55 “= new N_Point([“-27.3079904,-13.731117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5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57.254284" calcext:value-type="float">
            <text:p>-57.254284</text:p>
          </table:table-cell>
          <table:table-cell office:value-type="float" office:value="-13.1886602" calcext:value-type="float">
            <text:p>-13.1886602</text:p>
          </table:table-cell>
          <table:table-cell office:value-type="string" calcext:value-type="string">
            <text:p>let poin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56];[.D56];;[.E56];[.A56];[.F56];[.B56];[.H56])" office:value-type="string" office:string-value="let point56 “= new N_Point([“-57.254284,-13.1886602]);" calcext:value-type="string">
            <text:p>let point56 “= new N_Point([“-57.254284,-13.188660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5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.6964004" calcext:value-type="float">
            <text:p>8.6964004</text:p>
          </table:table-cell>
          <table:table-cell office:value-type="float" office:value="1.9761836" calcext:value-type="float">
            <text:p>1.9761836</text:p>
          </table:table-cell>
          <table:table-cell office:value-type="string" calcext:value-type="string">
            <text:p>let poin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57];[.D57];;[.E57];[.A57];[.F57];[.B57];[.H57])" office:value-type="string" office:string-value="let point57 “= new N_Point([“8.6964004,1.9761836]);" calcext:value-type="string">
            <text:p>let point57 “= new N_Point([“8.6964004,1.976183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5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0.6160822" calcext:value-type="float">
            <text:p>20.6160822</text:p>
          </table:table-cell>
          <table:table-cell office:value-type="float" office:value="8.786879" calcext:value-type="float">
            <text:p>8.786879</text:p>
          </table:table-cell>
          <table:table-cell office:value-type="string" calcext:value-type="string">
            <text:p>let poin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58];[.D58];;[.E58];[.A58];[.F58];[.B58];[.H58])" office:value-type="string" office:string-value="let point58 “= new N_Point([“20.6160822,8.786879]);" calcext:value-type="string">
            <text:p>let point58 “= new N_Point([“20.6160822,8.786879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5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.7732054" calcext:value-type="float">
            <text:p>-1.7732054</text:p>
          </table:table-cell>
          <table:table-cell office:value-type="float" office:value="-13.2020652" calcext:value-type="float">
            <text:p>-13.2020652</text:p>
          </table:table-cell>
          <table:table-cell office:value-type="string" calcext:value-type="string">
            <text:p>let poin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59];[.D59];;[.E59];[.A59];[.F59];[.B59];[.H59])" office:value-type="string" office:string-value="let point59 “= new N_Point([“-1.7732054,-13.2020652]);" calcext:value-type="string">
            <text:p>let point59 “= new N_Point([“-1.7732054,-13.202065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5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4.0896736" calcext:value-type="float">
            <text:p>24.0896736</text:p>
          </table:table-cell>
          <table:table-cell office:value-type="float" office:value="9.7695834" calcext:value-type="float">
            <text:p>9.7695834</text:p>
          </table:table-cell>
          <table:table-cell office:value-type="string" calcext:value-type="string">
            <text:p>let poin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60];[.D60];;[.E60];[.A60];[.F60];[.B60];[.H60])" office:value-type="string" office:string-value="let point60 “= new N_Point([“24.0896736,9.7695834]);" calcext:value-type="string">
            <text:p>let point60 “= new N_Point([“24.0896736,9.769583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6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2.2245488" calcext:value-type="float">
            <text:p>-22.2245488</text:p>
          </table:table-cell>
          <table:table-cell office:value-type="float" office:value="-17.7764036" calcext:value-type="float">
            <text:p>-17.7764036</text:p>
          </table:table-cell>
          <table:table-cell office:value-type="string" calcext:value-type="string">
            <text:p>let poin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61];[.D61];;[.E61];[.A61];[.F61];[.B61];[.H61])" office:value-type="string" office:string-value="let point61 “= new N_Point([“-22.2245488,-17.7764036]);" calcext:value-type="string">
            <text:p>let point61 “= new N_Point([“-22.2245488,-17.776403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6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43.5098446" calcext:value-type="float">
            <text:p>-43.5098446</text:p>
          </table:table-cell>
          <table:table-cell office:value-type="float" office:value="-26.0626168" calcext:value-type="float">
            <text:p>-26.0626168</text:p>
          </table:table-cell>
          <table:table-cell office:value-type="string" calcext:value-type="string">
            <text:p>let poin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62];[.D62];;[.E62];[.A62];[.F62];[.B62];[.H62])" office:value-type="string" office:string-value="let point62 “= new N_Point([“-43.5098446,-26.0626168]);" calcext:value-type="string">
            <text:p>let point62 “= new N_Point([“-43.5098446,-26.062616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6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7.4252942" calcext:value-type="float">
            <text:p>-17.4252942</text:p>
          </table:table-cell>
          <table:table-cell office:value-type="float" office:value="-11.4417448" calcext:value-type="float">
            <text:p>-11.4417448</text:p>
          </table:table-cell>
          <table:table-cell office:value-type="string" calcext:value-type="string">
            <text:p>let poin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63];[.D63];;[.E63];[.A63];[.F63];[.B63];[.H63])" office:value-type="string" office:string-value="let point63 “= new N_Point([“-17.4252942,-11.4417448]);" calcext:value-type="string">
            <text:p>let point63 “= new N_Point([“-17.4252942,-11.441744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6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0.8476962" calcext:value-type="float">
            <text:p>-30.8476962</text:p>
          </table:table-cell>
          <table:table-cell office:value-type="float" office:value="-4.6591354" calcext:value-type="float">
            <text:p>-4.6591354</text:p>
          </table:table-cell>
          <table:table-cell office:value-type="string" calcext:value-type="string">
            <text:p>let poin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64];[.D64];;[.E64];[.A64];[.F64];[.B64];[.H64])" office:value-type="string" office:string-value="let point64 “= new N_Point([“-30.8476962,-4.6591354]);" calcext:value-type="string">
            <text:p>let point64 “= new N_Point([“-30.8476962,-4.659135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6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7.7178062" calcext:value-type="float">
            <text:p>-27.7178062</text:p>
          </table:table-cell>
          <table:table-cell office:value-type="float" office:value="-4.9186442" calcext:value-type="float">
            <text:p>-4.9186442</text:p>
          </table:table-cell>
          <table:table-cell office:value-type="string" calcext:value-type="string">
            <text:p>let poi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65];[.D65];;[.E65];[.A65];[.F65];[.B65];[.H65])" office:value-type="string" office:string-value="let point65 “= new N_Point([“-27.7178062,-4.9186442]);" calcext:value-type="string">
            <text:p>let point65 “= new N_Point([“-27.7178062,-4.918644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6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7.702772" calcext:value-type="float">
            <text:p>-27.702772</text:p>
          </table:table-cell>
          <table:table-cell office:value-type="float" office:value="-18.0240174" calcext:value-type="float">
            <text:p>-18.0240174</text:p>
          </table:table-cell>
          <table:table-cell office:value-type="string" calcext:value-type="string">
            <text:p>let poin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66];[.D66];;[.E66];[.A66];[.F66];[.B66];[.H66])" office:value-type="string" office:string-value="let point66 “= new N_Point([“-27.702772,-18.0240174]);" calcext:value-type="string">
            <text:p>let point66 “= new N_Point([“-27.702772,-18.024017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6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5.0151736" calcext:value-type="float">
            <text:p>-15.0151736</text:p>
          </table:table-cell>
          <table:table-cell office:value-type="float" office:value="-11.087873" calcext:value-type="float">
            <text:p>-11.087873</text:p>
          </table:table-cell>
          <table:table-cell office:value-type="string" calcext:value-type="string">
            <text:p>let poin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67];[.D67];;[.E67];[.A67];[.F67];[.B67];[.H67])" office:value-type="string" office:string-value="let point67 “= new N_Point([“-15.0151736,-11.087873]);" calcext:value-type="string">
            <text:p>let point67 “= new N_Point([“-15.0151736,-11.087873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6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.8096526" calcext:value-type="float">
            <text:p>1.8096526</text:p>
          </table:table-cell>
          <table:table-cell office:value-type="float" office:value="-33.1488292" calcext:value-type="float">
            <text:p>-33.1488292</text:p>
          </table:table-cell>
          <table:table-cell office:value-type="string" calcext:value-type="string">
            <text:p>let poin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68];[.D68];;[.E68];[.A68];[.F68];[.B68];[.H68])" office:value-type="string" office:string-value="let point68 “= new N_Point([“1.8096526,-33.1488292]);" calcext:value-type="string">
            <text:p>let point68 “= new N_Point([“1.8096526,-33.148829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6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3.404252" calcext:value-type="float">
            <text:p>-23.404252</text:p>
          </table:table-cell>
          <table:table-cell office:value-type="float" office:value="7.1602434" calcext:value-type="float">
            <text:p>7.1602434</text:p>
          </table:table-cell>
          <table:table-cell office:value-type="string" calcext:value-type="string">
            <text:p>let point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69];[.D69];;[.E69];[.A69];[.F69];[.B69];[.H69])" office:value-type="string" office:string-value="let point69 “= new N_Point([“-23.404252,7.1602434]);" calcext:value-type="string">
            <text:p>let point69 “= new N_Point([“-23.404252,7.160243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6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.7210558" calcext:value-type="float">
            <text:p>5.7210558</text:p>
          </table:table-cell>
          <table:table-cell office:value-type="float" office:value="1.193634" calcext:value-type="float">
            <text:p>1.193634</text:p>
          </table:table-cell>
          <table:table-cell office:value-type="string" calcext:value-type="string">
            <text:p>let poin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70];[.D70];;[.E70];[.A70];[.F70];[.B70];[.H70])" office:value-type="string" office:string-value="let point70 “= new N_Point([“5.7210558,1.193634]);" calcext:value-type="string">
            <text:p>let point70 “= new N_Point([“5.7210558,1.19363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7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5.3482722" calcext:value-type="float">
            <text:p>-15.3482722</text:p>
          </table:table-cell>
          <table:table-cell office:value-type="float" office:value="-19.178707" calcext:value-type="float">
            <text:p>-19.178707</text:p>
          </table:table-cell>
          <table:table-cell office:value-type="string" calcext:value-type="string">
            <text:p>let poin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71];[.D71];;[.E71];[.A71];[.F71];[.B71];[.H71])" office:value-type="string" office:string-value="let point71 “= new N_Point([“-15.3482722,-19.178707]);" calcext:value-type="string">
            <text:p>let point71 “= new N_Point([“-15.3482722,-19.178707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7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2.1908572" calcext:value-type="float">
            <text:p>-12.1908572</text:p>
          </table:table-cell>
          <table:table-cell office:value-type="float" office:value="-24.4888854" calcext:value-type="float">
            <text:p>-24.4888854</text:p>
          </table:table-cell>
          <table:table-cell office:value-type="string" calcext:value-type="string">
            <text:p>let poin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72];[.D72];;[.E72];[.A72];[.F72];[.B72];[.H72])" office:value-type="string" office:string-value="let point72 “= new N_Point([“-12.1908572,-24.4888854]);" calcext:value-type="string">
            <text:p>let point72 “= new N_Point([“-12.1908572,-24.488885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7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2.7292544" calcext:value-type="float">
            <text:p>-32.7292544</text:p>
          </table:table-cell>
          <table:table-cell office:value-type="float" office:value="-2.2881472" calcext:value-type="float">
            <text:p>-2.2881472</text:p>
          </table:table-cell>
          <table:table-cell office:value-type="string" calcext:value-type="string">
            <text:p>let point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73];[.D73];;[.E73];[.A73];[.F73];[.B73];[.H73])" office:value-type="string" office:string-value="let point73 “= new N_Point([“-32.7292544,-2.2881472]);" calcext:value-type="string">
            <text:p>let point73 “= new N_Point([“-32.7292544,-2.288147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7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2.7308048" calcext:value-type="float">
            <text:p>-32.7308048</text:p>
          </table:table-cell>
          <table:table-cell office:value-type="float" office:value="-3.0677832" calcext:value-type="float">
            <text:p>-3.0677832</text:p>
          </table:table-cell>
          <table:table-cell office:value-type="string" calcext:value-type="string">
            <text:p>let poin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74];[.D74];;[.E74];[.A74];[.F74];[.B74];[.H74])" office:value-type="string" office:string-value="let point74 “= new N_Point([“-32.7308048,-3.0677832]);" calcext:value-type="string">
            <text:p>let point74 “= new N_Point([“-32.7308048,-3.067783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7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2.4304032" calcext:value-type="float">
            <text:p>-22.4304032</text:p>
          </table:table-cell>
          <table:table-cell office:value-type="float" office:value="-12.0249558" calcext:value-type="float">
            <text:p>-12.0249558</text:p>
          </table:table-cell>
          <table:table-cell office:value-type="string" calcext:value-type="string">
            <text:p>let poin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75];[.D75];;[.E75];[.A75];[.F75];[.B75];[.H75])" office:value-type="string" office:string-value="let point75 “= new N_Point([“-22.4304032,-12.0249558]);" calcext:value-type="string">
            <text:p>let point75 “= new N_Point([“-22.4304032,-12.024955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7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6.213169" calcext:value-type="float">
            <text:p>-26.213169</text:p>
          </table:table-cell>
          <table:table-cell office:value-type="float" office:value="-5.8068014" calcext:value-type="float">
            <text:p>-5.8068014</text:p>
          </table:table-cell>
          <table:table-cell office:value-type="string" calcext:value-type="string">
            <text:p>let poin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76];[.D76];;[.E76];[.A76];[.F76];[.B76];[.H76])" office:value-type="string" office:string-value="let point76 “= new N_Point([“-26.213169,-5.8068014]);" calcext:value-type="string">
            <text:p>let point76 “= new N_Point([“-26.213169,-5.806801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7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.5766972" calcext:value-type="float">
            <text:p>-2.5766972</text:p>
          </table:table-cell>
          <table:table-cell office:value-type="float" office:value="-7.4256776" calcext:value-type="float">
            <text:p>-7.4256776</text:p>
          </table:table-cell>
          <table:table-cell office:value-type="string" calcext:value-type="string">
            <text:p>let poin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77];[.D77];;[.E77];[.A77];[.F77];[.B77];[.H77])" office:value-type="string" office:string-value="let point77 “= new N_Point([“-2.5766972,-7.4256776]);" calcext:value-type="string">
            <text:p>let point77 “= new N_Point([“-2.5766972,-7.425677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7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.0271204" calcext:value-type="float">
            <text:p>1.0271204</text:p>
          </table:table-cell>
          <table:table-cell office:value-type="float" office:value="-22.6376514" calcext:value-type="float">
            <text:p>-22.6376514</text:p>
          </table:table-cell>
          <table:table-cell office:value-type="string" calcext:value-type="string">
            <text:p>let poin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78];[.D78];;[.E78];[.A78];[.F78];[.B78];[.H78])" office:value-type="string" office:string-value="let point78 “= new N_Point([“1.0271204,-22.6376514]);" calcext:value-type="string">
            <text:p>let point78 “= new N_Point([“1.0271204,-22.637651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7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8.2707038" calcext:value-type="float">
            <text:p>-8.2707038</text:p>
          </table:table-cell>
          <table:table-cell office:value-type="float" office:value="60.5858418" calcext:value-type="float">
            <text:p>60.5858418</text:p>
          </table:table-cell>
          <table:table-cell office:value-type="string" calcext:value-type="string">
            <text:p>let point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79];[.D79];;[.E79];[.A79];[.F79];[.B79];[.H79])" office:value-type="string" office:string-value="let point79 “= new N_Point([“-8.2707038,60.5858418]);" calcext:value-type="string">
            <text:p>let point79 “= new N_Point([“-8.2707038,60.585841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7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9.9562426" calcext:value-type="float">
            <text:p>19.9562426</text:p>
          </table:table-cell>
          <table:table-cell office:value-type="float" office:value="-15.3242854" calcext:value-type="float">
            <text:p>-15.3242854</text:p>
          </table:table-cell>
          <table:table-cell office:value-type="string" calcext:value-type="string">
            <text:p>let poin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80];[.D80];;[.E80];[.A80];[.F80];[.B80];[.H80])" office:value-type="string" office:string-value="let point80 “= new N_Point([“19.9562426,-15.3242854]);" calcext:value-type="string">
            <text:p>let point80 “= new N_Point([“19.9562426,-15.324285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8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.8089172" calcext:value-type="float">
            <text:p>-2.8089172</text:p>
          </table:table-cell>
          <table:table-cell office:value-type="float" office:value="-29.11453" calcext:value-type="float">
            <text:p>-29.11453</text:p>
          </table:table-cell>
          <table:table-cell office:value-type="string" calcext:value-type="string">
            <text:p>let point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81];[.D81];;[.E81];[.A81];[.F81];[.B81];[.H81])" office:value-type="string" office:string-value="let point81 “= new N_Point([“-2.8089172,-29.11453]);" calcext:value-type="string">
            <text:p>let point81 “= new N_Point([“-2.8089172,-29.11453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8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.5921072" calcext:value-type="float">
            <text:p>4.5921072</text:p>
          </table:table-cell>
          <table:table-cell office:value-type="float" office:value="15.257745" calcext:value-type="float">
            <text:p>15.257745</text:p>
          </table:table-cell>
          <table:table-cell office:value-type="string" calcext:value-type="string">
            <text:p>let poin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82];[.D82];;[.E82];[.A82];[.F82];[.B82];[.H82])" office:value-type="string" office:string-value="let point82 “= new N_Point([“4.5921072,15.257745]);" calcext:value-type="string">
            <text:p>let point82 “= new N_Point([“4.5921072,15.257745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8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6.5030196" calcext:value-type="float">
            <text:p>-26.5030196</text:p>
          </table:table-cell>
          <table:table-cell office:value-type="float" office:value="-11.09566" calcext:value-type="float">
            <text:p>-11.09566</text:p>
          </table:table-cell>
          <table:table-cell office:value-type="string" calcext:value-type="string">
            <text:p>let poin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83];[.D83];;[.E83];[.A83];[.F83];[.B83];[.H83])" office:value-type="string" office:string-value="let point83 “= new N_Point([“-26.5030196,-11.09566]);" calcext:value-type="string">
            <text:p>let point83 “= new N_Point([“-26.5030196,-11.0956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4.4910476" calcext:value-type="float">
            <text:p>-4.4910476</text:p>
          </table:table-cell>
          <table:table-cell office:value-type="float" office:value="-10.1886606" calcext:value-type="float">
            <text:p>-10.1886606</text:p>
          </table:table-cell>
          <table:table-cell office:value-type="string" calcext:value-type="string">
            <text:p>let point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84];[.D84];;[.E84];[.A84];[.F84];[.B84];[.H84])" office:value-type="string" office:string-value="let point84 “= new N_Point([“-4.4910476,-10.1886606]);" calcext:value-type="string">
            <text:p>let point84 “= new N_Point([“-4.4910476,-10.188660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8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0.4256048" calcext:value-type="float">
            <text:p>-10.4256048</text:p>
          </table:table-cell>
          <table:table-cell office:value-type="float" office:value="-30.1883602" calcext:value-type="float">
            <text:p>-30.1883602</text:p>
          </table:table-cell>
          <table:table-cell office:value-type="string" calcext:value-type="string">
            <text:p>let point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85];[.D85];;[.E85];[.A85];[.F85];[.B85];[.H85])" office:value-type="string" office:string-value="let point85 “= new N_Point([“-10.4256048,-30.1883602]);" calcext:value-type="string">
            <text:p>let point85 “= new N_Point([“-10.4256048,-30.188360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8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6.383657" calcext:value-type="float">
            <text:p>-16.383657</text:p>
          </table:table-cell>
          <table:table-cell office:value-type="float" office:value="-32.1913528" calcext:value-type="float">
            <text:p>-32.1913528</text:p>
          </table:table-cell>
          <table:table-cell office:value-type="string" calcext:value-type="string">
            <text:p>let point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86];[.D86];;[.E86];[.A86];[.F86];[.B86];[.H86])" office:value-type="string" office:string-value="let point86 “= new N_Point([“-16.383657,-32.1913528]);" calcext:value-type="string">
            <text:p>let point86 “= new N_Point([“-16.383657,-32.191352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8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2.8042454" calcext:value-type="float">
            <text:p>-12.8042454</text:p>
          </table:table-cell>
          <table:table-cell office:value-type="float" office:value="-4.5575732" calcext:value-type="float">
            <text:p>-4.5575732</text:p>
          </table:table-cell>
          <table:table-cell office:value-type="string" calcext:value-type="string">
            <text:p>let point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87];[.D87];;[.E87];[.A87];[.F87];[.B87];[.H87])" office:value-type="string" office:string-value="let point87 “= new N_Point([“-12.8042454,-4.5575732]);" calcext:value-type="string">
            <text:p>let point87 “= new N_Point([“-12.8042454,-4.557573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8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9.9910454" calcext:value-type="float">
            <text:p>19.9910454</text:p>
          </table:table-cell>
          <table:table-cell office:value-type="float" office:value="-15.7968354" calcext:value-type="float">
            <text:p>-15.7968354</text:p>
          </table:table-cell>
          <table:table-cell office:value-type="string" calcext:value-type="string">
            <text:p>let point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88];[.D88];;[.E88];[.A88];[.F88];[.B88];[.H88])" office:value-type="string" office:string-value="let point88 “= new N_Point([“19.9910454,-15.7968354]);" calcext:value-type="string">
            <text:p>let point88 “= new N_Point([“19.9910454,-15.796835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8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1.4415662" calcext:value-type="float">
            <text:p>-21.4415662</text:p>
          </table:table-cell>
          <table:table-cell office:value-type="float" office:value="38.7873654" calcext:value-type="float">
            <text:p>38.7873654</text:p>
          </table:table-cell>
          <table:table-cell office:value-type="string" calcext:value-type="string">
            <text:p>let point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89];[.D89];;[.E89];[.A89];[.F89];[.B89];[.H89])" office:value-type="string" office:string-value="let point89 “= new N_Point([“-21.4415662,38.7873654]);" calcext:value-type="string">
            <text:p>let point89 “= new N_Point([“-21.4415662,38.787365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8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.3873252" calcext:value-type="float">
            <text:p>8.3873252</text:p>
          </table:table-cell>
          <table:table-cell office:value-type="float" office:value="8.9089536" calcext:value-type="float">
            <text:p>8.9089536</text:p>
          </table:table-cell>
          <table:table-cell office:value-type="string" calcext:value-type="string">
            <text:p>let poin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90];[.D90];;[.E90];[.A90];[.F90];[.B90];[.H90])" office:value-type="string" office:string-value="let point90 “= new N_Point([“8.3873252,8.9089536]);" calcext:value-type="string">
            <text:p>let point90 “= new N_Point([“8.3873252,8.908953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9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4.9227876" calcext:value-type="float">
            <text:p>-14.9227876</text:p>
          </table:table-cell>
          <table:table-cell office:value-type="float" office:value="-23.5745634" calcext:value-type="float">
            <text:p>-23.5745634</text:p>
          </table:table-cell>
          <table:table-cell office:value-type="string" calcext:value-type="string">
            <text:p>let poin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91];[.D91];;[.E91];[.A91];[.F91];[.B91];[.H91])" office:value-type="string" office:string-value="let point91 “= new N_Point([“-14.9227876,-23.5745634]);" calcext:value-type="string">
            <text:p>let point91 “= new N_Point([“-14.9227876,-23.574563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9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0.454955" calcext:value-type="float">
            <text:p>20.454955</text:p>
          </table:table-cell>
          <table:table-cell office:value-type="float" office:value="-19.7394278" calcext:value-type="float">
            <text:p>-19.7394278</text:p>
          </table:table-cell>
          <table:table-cell office:value-type="string" calcext:value-type="string">
            <text:p>let poi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92];[.D92];;[.E92];[.A92];[.F92];[.B92];[.H92])" office:value-type="string" office:string-value="let point92 “= new N_Point([“20.454955,-19.7394278]);" calcext:value-type="string">
            <text:p>let point92 “= new N_Point([“20.454955,-19.739427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9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49.2474568" calcext:value-type="float">
            <text:p>-49.2474568</text:p>
          </table:table-cell>
          <table:table-cell office:value-type="float" office:value="-17.5153006" calcext:value-type="float">
            <text:p>-17.5153006</text:p>
          </table:table-cell>
          <table:table-cell office:value-type="string" calcext:value-type="string">
            <text:p>let poin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93];[.D93];;[.E93];[.A93];[.F93];[.B93];[.H93])" office:value-type="string" office:string-value="let point93 “= new N_Point([“-49.2474568,-17.5153006]);" calcext:value-type="string">
            <text:p>let point93 “= new N_Point([“-49.2474568,-17.515300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9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7.2806606" calcext:value-type="float">
            <text:p>-7.2806606</text:p>
          </table:table-cell>
          <table:table-cell office:value-type="float" office:value="20.6686918" calcext:value-type="float">
            <text:p>20.6686918</text:p>
          </table:table-cell>
          <table:table-cell office:value-type="string" calcext:value-type="string">
            <text:p>let point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94];[.D94];;[.E94];[.A94];[.F94];[.B94];[.H94])" office:value-type="string" office:string-value="let point94 “= new N_Point([“-7.2806606,20.6686918]);" calcext:value-type="string">
            <text:p>let point94 “= new N_Point([“-7.2806606,20.668691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9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7.6839064" calcext:value-type="float">
            <text:p>17.6839064</text:p>
          </table:table-cell>
          <table:table-cell office:value-type="float" office:value="-22.4900774" calcext:value-type="float">
            <text:p>-22.4900774</text:p>
          </table:table-cell>
          <table:table-cell office:value-type="string" calcext:value-type="string">
            <text:p>let poin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95];[.D95];;[.E95];[.A95];[.F95];[.B95];[.H95])" office:value-type="string" office:string-value="let point95 “= new N_Point([“17.6839064,-22.4900774]);" calcext:value-type="string">
            <text:p>let point95 “= new N_Point([“17.6839064,-22.490077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9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.7663232" calcext:value-type="float">
            <text:p>1.7663232</text:p>
          </table:table-cell>
          <table:table-cell office:value-type="float" office:value="55.6109544" calcext:value-type="float">
            <text:p>55.6109544</text:p>
          </table:table-cell>
          <table:table-cell office:value-type="string" calcext:value-type="string">
            <text:p>let point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96];[.D96];;[.E96];[.A96];[.F96];[.B96];[.H96])" office:value-type="string" office:string-value="let point96 “= new N_Point([“1.7663232,55.6109544]);" calcext:value-type="string">
            <text:p>let point96 “= new N_Point([“1.7663232,55.610954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9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2.1509852" calcext:value-type="float">
            <text:p>-32.1509852</text:p>
          </table:table-cell>
          <table:table-cell office:value-type="float" office:value="-12.5704008" calcext:value-type="float">
            <text:p>-12.5704008</text:p>
          </table:table-cell>
          <table:table-cell office:value-type="string" calcext:value-type="string">
            <text:p>let poi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97];[.D97];;[.E97];[.A97];[.F97];[.B97];[.H97])" office:value-type="string" office:string-value="let point97 “= new N_Point([“-32.1509852,-12.5704008]);" calcext:value-type="string">
            <text:p>let point97 “= new N_Point([“-32.1509852,-12.570400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9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0.9068062" calcext:value-type="float">
            <text:p>30.9068062</text:p>
          </table:table-cell>
          <table:table-cell office:value-type="float" office:value="-35.7448226" calcext:value-type="float">
            <text:p>-35.7448226</text:p>
          </table:table-cell>
          <table:table-cell office:value-type="string" calcext:value-type="string">
            <text:p>let point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98];[.D98];;[.E98];[.A98];[.F98];[.B98];[.H98])" office:value-type="string" office:string-value="let point98 “= new N_Point([“30.9068062,-35.7448226]);" calcext:value-type="string">
            <text:p>let point98 “= new N_Point([“30.9068062,-35.744822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9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1.429821" calcext:value-type="float">
            <text:p>-31.429821</text:p>
          </table:table-cell>
          <table:table-cell office:value-type="float" office:value="17.8933852" calcext:value-type="float">
            <text:p>17.8933852</text:p>
          </table:table-cell>
          <table:table-cell office:value-type="string" calcext:value-type="string">
            <text:p>let point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99];[.D99];;[.E99];[.A99];[.F99];[.B99];[.H99])" office:value-type="string" office:string-value="let point99 “= new N_Point([“-31.429821,17.8933852]);" calcext:value-type="string">
            <text:p>let point99 “= new N_Point([“-31.429821,17.893385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9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2.9230572" calcext:value-type="float">
            <text:p>62.9230572</text:p>
          </table:table-cell>
          <table:table-cell office:value-type="float" office:value="-45.2773686" calcext:value-type="float">
            <text:p>-45.2773686</text:p>
          </table:table-cell>
          <table:table-cell office:value-type="string" calcext:value-type="string">
            <text:p>let poi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00];[.D100];;[.E100];[.A100];[.F100];[.B100];[.H100])" office:value-type="string" office:string-value="let point100 “= new N_Point([“62.9230572,-45.2773686]);" calcext:value-type="string">
            <text:p>let point100 “= new N_Point([“62.9230572,-45.277368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5.0505904" calcext:value-type="float">
            <text:p>-25.0505904</text:p>
          </table:table-cell>
          <table:table-cell office:value-type="float" office:value="-22.7074158" calcext:value-type="float">
            <text:p>-22.7074158</text:p>
          </table:table-cell>
          <table:table-cell office:value-type="string" calcext:value-type="string">
            <text:p>let point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01];[.D101];;[.E101];[.A101];[.F101];[.B101];[.H101])" office:value-type="string" office:string-value="let point101 “= new N_Point([“-25.0505904,-22.7074158]);" calcext:value-type="string">
            <text:p>let point101 “= new N_Point([“-25.0505904,-22.707415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0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0.8898782" calcext:value-type="float">
            <text:p>-10.8898782</text:p>
          </table:table-cell>
          <table:table-cell office:value-type="float" office:value="-28.155362" calcext:value-type="float">
            <text:p>-28.155362</text:p>
          </table:table-cell>
          <table:table-cell office:value-type="string" calcext:value-type="string">
            <text:p>let point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02];[.D102];;[.E102];[.A102];[.F102];[.B102];[.H102])" office:value-type="string" office:string-value="let point102 “= new N_Point([“-10.8898782,-28.155362]);" calcext:value-type="string">
            <text:p>let point102 “= new N_Point([“-10.8898782,-28.15536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0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1.7426722" calcext:value-type="float">
            <text:p>-21.7426722</text:p>
          </table:table-cell>
          <table:table-cell office:value-type="float" office:value="-16.666235" calcext:value-type="float">
            <text:p>-16.666235</text:p>
          </table:table-cell>
          <table:table-cell office:value-type="string" calcext:value-type="string">
            <text:p>let point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03];[.D103];;[.E103];[.A103];[.F103];[.B103];[.H103])" office:value-type="string" office:string-value="let point103 “= new N_Point([“-21.7426722,-16.666235]);" calcext:value-type="string">
            <text:p>let point103 “= new N_Point([“-21.7426722,-16.666235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0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.3029616" calcext:value-type="float">
            <text:p>14.3029616</text:p>
          </table:table-cell>
          <table:table-cell office:value-type="float" office:value="8.8138662" calcext:value-type="float">
            <text:p>8.8138662</text:p>
          </table:table-cell>
          <table:table-cell office:value-type="string" calcext:value-type="string">
            <text:p>let poin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04];[.D104];;[.E104];[.A104];[.F104];[.B104];[.H104])" office:value-type="string" office:string-value="let point104 “= new N_Point([“14.3029616,8.8138662]);" calcext:value-type="string">
            <text:p>let point104 “= new N_Point([“14.3029616,8.813866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0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7.7811484" calcext:value-type="float">
            <text:p>17.7811484</text:p>
          </table:table-cell>
          <table:table-cell office:value-type="float" office:value="13.854711" calcext:value-type="float">
            <text:p>13.854711</text:p>
          </table:table-cell>
          <table:table-cell office:value-type="string" calcext:value-type="string">
            <text:p>let point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05];[.D105];;[.E105];[.A105];[.F105];[.B105];[.H105])" office:value-type="string" office:string-value="let point105 “= new N_Point([“17.7811484,13.854711]);" calcext:value-type="string">
            <text:p>let point105 “= new N_Point([“17.7811484,13.854711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0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9.2747216" calcext:value-type="float">
            <text:p>29.2747216</text:p>
          </table:table-cell>
          <table:table-cell office:value-type="float" office:value="-34.2550352" calcext:value-type="float">
            <text:p>-34.2550352</text:p>
          </table:table-cell>
          <table:table-cell office:value-type="string" calcext:value-type="string">
            <text:p>let poin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06];[.D106];;[.E106];[.A106];[.F106];[.B106];[.H106])" office:value-type="string" office:string-value="let point106 “= new N_Point([“29.2747216,-34.2550352]);" calcext:value-type="string">
            <text:p>let point106 “= new N_Point([“29.2747216,-34.255035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0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1.5710666" calcext:value-type="float">
            <text:p>-21.5710666</text:p>
          </table:table-cell>
          <table:table-cell office:value-type="float" office:value="-18.8785012" calcext:value-type="float">
            <text:p>-18.8785012</text:p>
          </table:table-cell>
          <table:table-cell office:value-type="string" calcext:value-type="string">
            <text:p>let point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07];[.D107];;[.E107];[.A107];[.F107];[.B107];[.H107])" office:value-type="string" office:string-value="let point107 “= new N_Point([“-21.5710666,-18.8785012]);" calcext:value-type="string">
            <text:p>let point107 “= new N_Point([“-21.5710666,-18.878501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0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5.4315198" calcext:value-type="float">
            <text:p>-5.4315198</text:p>
          </table:table-cell>
          <table:table-cell office:value-type="float" office:value="-9.4114072" calcext:value-type="float">
            <text:p>-9.4114072</text:p>
          </table:table-cell>
          <table:table-cell office:value-type="string" calcext:value-type="string">
            <text:p>let point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08];[.D108];;[.E108];[.A108];[.F108];[.B108];[.H108])" office:value-type="string" office:string-value="let point108 “= new N_Point([“-5.4315198,-9.4114072]);" calcext:value-type="string">
            <text:p>let point108 “= new N_Point([“-5.4315198,-9.411407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0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6.4866668" calcext:value-type="float">
            <text:p>-16.4866668</text:p>
          </table:table-cell>
          <table:table-cell office:value-type="float" office:value="11.9334096" calcext:value-type="float">
            <text:p>11.9334096</text:p>
          </table:table-cell>
          <table:table-cell office:value-type="string" calcext:value-type="string">
            <text:p>let point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09];[.D109];;[.E109];[.A109];[.F109];[.B109];[.H109])" office:value-type="string" office:string-value="let point109 “= new N_Point([“-16.4866668,11.9334096]);" calcext:value-type="string">
            <text:p>let point109 “= new N_Point([“-16.4866668,11.933409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0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2.628244" calcext:value-type="float">
            <text:p>-22.628244</text:p>
          </table:table-cell>
          <table:table-cell office:value-type="float" office:value="6.3487696" calcext:value-type="float">
            <text:p>6.3487696</text:p>
          </table:table-cell>
          <table:table-cell office:value-type="string" calcext:value-type="string">
            <text:p>let poin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10];[.D110];;[.E110];[.A110];[.F110];[.B110];[.H110])" office:value-type="string" office:string-value="let point110 “= new N_Point([“-22.628244,6.3487696]);" calcext:value-type="string">
            <text:p>let point110 “= new N_Point([“-22.628244,6.348769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5.320466" calcext:value-type="float">
            <text:p>-5.320466</text:p>
          </table:table-cell>
          <table:table-cell office:value-type="float" office:value="-0.1802764" calcext:value-type="float">
            <text:p>-0.1802764</text:p>
          </table:table-cell>
          <table:table-cell office:value-type="string" calcext:value-type="string">
            <text:p>let poin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11];[.D111];;[.E111];[.A111];[.F111];[.B111];[.H111])" office:value-type="string" office:string-value="let point111 “= new N_Point([“-5.320466,-0.1802764]);" calcext:value-type="string">
            <text:p>let point111 “= new N_Point([“-5.320466,-0.180276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1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41.542006" calcext:value-type="float">
            <text:p>-41.542006</text:p>
          </table:table-cell>
          <table:table-cell office:value-type="float" office:value="-31.020123" calcext:value-type="float">
            <text:p>-31.020123</text:p>
          </table:table-cell>
          <table:table-cell office:value-type="string" calcext:value-type="string">
            <text:p>let point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12];[.D112];;[.E112];[.A112];[.F112];[.B112];[.H112])" office:value-type="string" office:string-value="let point112 “= new N_Point([“-41.542006,-31.020123]);" calcext:value-type="string">
            <text:p>let point112 “= new N_Point([“-41.542006,-31.020123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1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.692863" calcext:value-type="float">
            <text:p>6.692863</text:p>
          </table:table-cell>
          <table:table-cell office:value-type="float" office:value="-39.1667876" calcext:value-type="float">
            <text:p>-39.1667876</text:p>
          </table:table-cell>
          <table:table-cell office:value-type="string" calcext:value-type="string">
            <text:p>let point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13];[.D113];;[.E113];[.A113];[.F113];[.B113];[.H113])" office:value-type="string" office:string-value="let point113 “= new N_Point([“6.692863,-39.1667876]);" calcext:value-type="string">
            <text:p>let point113 “= new N_Point([“6.692863,-39.166787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1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8.9388316" calcext:value-type="float">
            <text:p>-18.9388316</text:p>
          </table:table-cell>
          <table:table-cell office:value-type="float" office:value="-11.7552054" calcext:value-type="float">
            <text:p>-11.7552054</text:p>
          </table:table-cell>
          <table:table-cell office:value-type="string" calcext:value-type="string">
            <text:p>let point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14];[.D114];;[.E114];[.A114];[.F114];[.B114];[.H114])" office:value-type="string" office:string-value="let point114 “= new N_Point([“-18.9388316,-11.7552054]);" calcext:value-type="string">
            <text:p>let point114 “= new N_Point([“-18.9388316,-11.755205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1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0.6639864" calcext:value-type="float">
            <text:p>-20.6639864</text:p>
          </table:table-cell>
          <table:table-cell office:value-type="float" office:value="27.5252536" calcext:value-type="float">
            <text:p>27.5252536</text:p>
          </table:table-cell>
          <table:table-cell office:value-type="string" calcext:value-type="string">
            <text:p>let point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15];[.D115];;[.E115];[.A115];[.F115];[.B115];[.H115])" office:value-type="string" office:string-value="let point115 “= new N_Point([“-20.6639864,27.5252536]);" calcext:value-type="string">
            <text:p>let point115 “= new N_Point([“-20.6639864,27.525253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1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.221946" calcext:value-type="float">
            <text:p>7.221946</text:p>
          </table:table-cell>
          <table:table-cell office:value-type="float" office:value="33.4761568" calcext:value-type="float">
            <text:p>33.4761568</text:p>
          </table:table-cell>
          <table:table-cell office:value-type="string" calcext:value-type="string">
            <text:p>let poin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16];[.D116];;[.E116];[.A116];[.F116];[.B116];[.H116])" office:value-type="string" office:string-value="let point116 “= new N_Point([“7.221946,33.4761568]);" calcext:value-type="string">
            <text:p>let point116 “= new N_Point([“7.221946,33.476156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1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6.845964" calcext:value-type="float">
            <text:p>-36.845964</text:p>
          </table:table-cell>
          <table:table-cell office:value-type="float" office:value="21.809923" calcext:value-type="float">
            <text:p>21.809923</text:p>
          </table:table-cell>
          <table:table-cell office:value-type="string" calcext:value-type="string">
            <text:p>let point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17];[.D117];;[.E117];[.A117];[.F117];[.B117];[.H117])" office:value-type="string" office:string-value="let point117 “= new N_Point([“-36.845964,21.809923]);" calcext:value-type="string">
            <text:p>let point117 “= new N_Point([“-36.845964,21.809923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1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.755692" calcext:value-type="float">
            <text:p>-1.755692</text:p>
          </table:table-cell>
          <table:table-cell office:value-type="float" office:value="-27.6391264" calcext:value-type="float">
            <text:p>-27.6391264</text:p>
          </table:table-cell>
          <table:table-cell office:value-type="string" calcext:value-type="string">
            <text:p>let point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18];[.D118];;[.E118];[.A118];[.F118];[.B118];[.H118])" office:value-type="string" office:string-value="let point118 “= new N_Point([“-1.755692,-27.6391264]);" calcext:value-type="string">
            <text:p>let point118 “= new N_Point([“-1.755692,-27.639126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1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46.5563808" calcext:value-type="float">
            <text:p>-46.5563808</text:p>
          </table:table-cell>
          <table:table-cell office:value-type="float" office:value="-30.1279918" calcext:value-type="float">
            <text:p>-30.1279918</text:p>
          </table:table-cell>
          <table:table-cell office:value-type="string" calcext:value-type="string">
            <text:p>let poin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19];[.D119];;[.E119];[.A119];[.F119];[.B119];[.H119])" office:value-type="string" office:string-value="let point119 “= new N_Point([“-46.5563808,-30.1279918]);" calcext:value-type="string">
            <text:p>let point119 “= new N_Point([“-46.5563808,-30.127991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1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43.0454146" calcext:value-type="float">
            <text:p>-43.0454146</text:p>
          </table:table-cell>
          <table:table-cell office:value-type="float" office:value="5.395742" calcext:value-type="float">
            <text:p>5.395742</text:p>
          </table:table-cell>
          <table:table-cell office:value-type="string" calcext:value-type="string">
            <text:p>let poin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20];[.D120];;[.E120];[.A120];[.F120];[.B120];[.H120])" office:value-type="string" office:string-value="let point120 “= new N_Point([“-43.0454146,5.395742]);" calcext:value-type="string">
            <text:p>let point120 “= new N_Point([“-43.0454146,5.39574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6.9594478" calcext:value-type="float">
            <text:p>-16.9594478</text:p>
          </table:table-cell>
          <table:table-cell office:value-type="float" office:value="25.6394566" calcext:value-type="float">
            <text:p>25.6394566</text:p>
          </table:table-cell>
          <table:table-cell office:value-type="string" calcext:value-type="string">
            <text:p>let point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21];[.D121];;[.E121];[.A121];[.F121];[.B121];[.H121])" office:value-type="string" office:string-value="let point121 “= new N_Point([“-16.9594478,25.6394566]);" calcext:value-type="string">
            <text:p>let point121 “= new N_Point([“-16.9594478,25.639456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2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43.3765156" calcext:value-type="float">
            <text:p>-43.3765156</text:p>
          </table:table-cell>
          <table:table-cell office:value-type="float" office:value="-1.469092" calcext:value-type="float">
            <text:p>-1.469092</text:p>
          </table:table-cell>
          <table:table-cell office:value-type="string" calcext:value-type="string">
            <text:p>let point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22];[.D122];;[.E122];[.A122];[.F122];[.B122];[.H122])" office:value-type="string" office:string-value="let point122 “= new N_Point([“-43.3765156,-1.469092]);" calcext:value-type="string">
            <text:p>let point122 “= new N_Point([“-43.3765156,-1.46909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2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0.7512336" calcext:value-type="float">
            <text:p>20.7512336</text:p>
          </table:table-cell>
          <table:table-cell office:value-type="float" office:value="15.7651156" calcext:value-type="float">
            <text:p>15.7651156</text:p>
          </table:table-cell>
          <table:table-cell office:value-type="string" calcext:value-type="string">
            <text:p>let point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23];[.D123];;[.E123];[.A123];[.F123];[.B123];[.H123])" office:value-type="string" office:string-value="let point123 “= new N_Point([“20.7512336,15.7651156]);" calcext:value-type="string">
            <text:p>let point123 “= new N_Point([“20.7512336,15.765115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2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8.4858434" calcext:value-type="float">
            <text:p>-28.4858434</text:p>
          </table:table-cell>
          <table:table-cell office:value-type="float" office:value="25.4325752" calcext:value-type="float">
            <text:p>25.4325752</text:p>
          </table:table-cell>
          <table:table-cell office:value-type="string" calcext:value-type="string">
            <text:p>let point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24];[.D124];;[.E124];[.A124];[.F124];[.B124];[.H124])" office:value-type="string" office:string-value="let point124 “= new N_Point([“-28.4858434,25.4325752]);" calcext:value-type="string">
            <text:p>let point124 “= new N_Point([“-28.4858434,25.432575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2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45.1815134" calcext:value-type="float">
            <text:p>-45.1815134</text:p>
          </table:table-cell>
          <table:table-cell office:value-type="float" office:value="-10.704073" calcext:value-type="float">
            <text:p>-10.704073</text:p>
          </table:table-cell>
          <table:table-cell office:value-type="string" calcext:value-type="string">
            <text:p>let poin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25];[.D125];;[.E125];[.A125];[.F125];[.B125];[.H125])" office:value-type="string" office:string-value="let point125 “= new N_Point([“-45.1815134,-10.704073]);" calcext:value-type="string">
            <text:p>let point125 “= new N_Point([“-45.1815134,-10.704073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2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8.0427134" calcext:value-type="float">
            <text:p>-8.0427134</text:p>
          </table:table-cell>
          <table:table-cell office:value-type="float" office:value="-22.6223126" calcext:value-type="float">
            <text:p>-22.6223126</text:p>
          </table:table-cell>
          <table:table-cell office:value-type="string" calcext:value-type="string">
            <text:p>let point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26];[.D126];;[.E126];[.A126];[.F126];[.B126];[.H126])" office:value-type="string" office:string-value="let point126 “= new N_Point([“-8.0427134,-22.6223126]);" calcext:value-type="string">
            <text:p>let point126 “= new N_Point([“-8.0427134,-22.622312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2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6.8428532" calcext:value-type="float">
            <text:p>-6.8428532</text:p>
          </table:table-cell>
          <table:table-cell office:value-type="float" office:value="0.4361546" calcext:value-type="float">
            <text:p>0.4361546</text:p>
          </table:table-cell>
          <table:table-cell office:value-type="string" calcext:value-type="string">
            <text:p>let point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27];[.D127];;[.E127];[.A127];[.F127];[.B127];[.H127])" office:value-type="string" office:string-value="let point127 “= new N_Point([“-6.8428532,0.4361546]);" calcext:value-type="string">
            <text:p>let point127 “= new N_Point([“-6.8428532,0.436154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2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3.4923012" calcext:value-type="float">
            <text:p>-13.4923012</text:p>
          </table:table-cell>
          <table:table-cell office:value-type="float" office:value="-13.907814" calcext:value-type="float">
            <text:p>-13.907814</text:p>
          </table:table-cell>
          <table:table-cell office:value-type="string" calcext:value-type="string">
            <text:p>let poin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28];[.D128];;[.E128];[.A128];[.F128];[.B128];[.H128])" office:value-type="string" office:string-value="let point128 “= new N_Point([“-13.4923012,-13.907814]);" calcext:value-type="string">
            <text:p>let point128 “= new N_Point([“-13.4923012,-13.90781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2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0.9432174" calcext:value-type="float">
            <text:p>-30.9432174</text:p>
          </table:table-cell>
          <table:table-cell office:value-type="float" office:value="-7.1469886" calcext:value-type="float">
            <text:p>-7.1469886</text:p>
          </table:table-cell>
          <table:table-cell office:value-type="string" calcext:value-type="string">
            <text:p>let poin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29];[.D129];;[.E129];[.A129];[.F129];[.B129];[.H129])" office:value-type="string" office:string-value="let point129 “= new N_Point([“-30.9432174,-7.1469886]);" calcext:value-type="string">
            <text:p>let point129 “= new N_Point([“-30.9432174,-7.146988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2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4.4320432" calcext:value-type="float">
            <text:p>24.4320432</text:p>
          </table:table-cell>
          <table:table-cell office:value-type="float" office:value="19.2346568" calcext:value-type="float">
            <text:p>19.2346568</text:p>
          </table:table-cell>
          <table:table-cell office:value-type="string" calcext:value-type="string">
            <text:p>let point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30];[.D130];;[.E130];[.A130];[.F130];[.B130];[.H130])" office:value-type="string" office:string-value="let point130 “= new N_Point([“24.4320432,19.2346568]);" calcext:value-type="string">
            <text:p>let point130 “= new N_Point([“24.4320432,19.234656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3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4.8337282" calcext:value-type="float">
            <text:p>-14.8337282</text:p>
          </table:table-cell>
          <table:table-cell office:value-type="float" office:value="-0.1260678" calcext:value-type="float">
            <text:p>-0.1260678</text:p>
          </table:table-cell>
          <table:table-cell office:value-type="string" calcext:value-type="string">
            <text:p>let poin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31];[.D131];;[.E131];[.A131];[.F131];[.B131];[.H131])" office:value-type="string" office:string-value="let point131 “= new N_Point([“-14.8337282,-0.1260678]);" calcext:value-type="string">
            <text:p>let point131 “= new N_Point([“-14.8337282,-0.126067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3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1.8145274" calcext:value-type="float">
            <text:p>-11.8145274</text:p>
          </table:table-cell>
          <table:table-cell office:value-type="float" office:value="-28.6101378" calcext:value-type="float">
            <text:p>-28.6101378</text:p>
          </table:table-cell>
          <table:table-cell office:value-type="string" calcext:value-type="string">
            <text:p>let poin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32];[.D132];;[.E132];[.A132];[.F132];[.B132];[.H132])" office:value-type="string" office:string-value="let point132 “= new N_Point([“-11.8145274,-28.6101378]);" calcext:value-type="string">
            <text:p>let point132 “= new N_Point([“-11.8145274,-28.610137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3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0.5080392" calcext:value-type="float">
            <text:p>-30.5080392</text:p>
          </table:table-cell>
          <table:table-cell office:value-type="float" office:value="-15.9802654" calcext:value-type="float">
            <text:p>-15.9802654</text:p>
          </table:table-cell>
          <table:table-cell office:value-type="string" calcext:value-type="string">
            <text:p>let point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33];[.D133];;[.E133];[.A133];[.F133];[.B133];[.H133])" office:value-type="string" office:string-value="let point133 “= new N_Point([“-30.5080392,-15.9802654]);" calcext:value-type="string">
            <text:p>let point133 “= new N_Point([“-30.5080392,-15.980265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3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9.5434242" calcext:value-type="float">
            <text:p>29.5434242</text:p>
          </table:table-cell>
          <table:table-cell office:value-type="float" office:value="-29.9703454" calcext:value-type="float">
            <text:p>-29.9703454</text:p>
          </table:table-cell>
          <table:table-cell office:value-type="string" calcext:value-type="string">
            <text:p>let point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34];[.D134];;[.E134];[.A134];[.F134];[.B134];[.H134])" office:value-type="string" office:string-value="let point134 “= new N_Point([“29.5434242,-29.9703454]);" calcext:value-type="string">
            <text:p>let point134 “= new N_Point([“29.5434242,-29.970345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3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2.6046394" calcext:value-type="float">
            <text:p>32.6046394</text:p>
          </table:table-cell>
          <table:table-cell office:value-type="float" office:value="51.4614538" calcext:value-type="float">
            <text:p>51.4614538</text:p>
          </table:table-cell>
          <table:table-cell office:value-type="string" calcext:value-type="string">
            <text:p>let point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35];[.D135];;[.E135];[.A135];[.F135];[.B135];[.H135])" office:value-type="string" office:string-value="let point135 “= new N_Point([“32.6046394,51.4614538]);" calcext:value-type="string">
            <text:p>let point135 “= new N_Point([“32.6046394,51.461453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3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.6684816" calcext:value-type="float">
            <text:p>7.6684816</text:p>
          </table:table-cell>
          <table:table-cell office:value-type="float" office:value="1.4030694" calcext:value-type="float">
            <text:p>1.4030694</text:p>
          </table:table-cell>
          <table:table-cell office:value-type="string" calcext:value-type="string">
            <text:p>let point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36];[.D136];;[.E136];[.A136];[.F136];[.B136];[.H136])" office:value-type="string" office:string-value="let point136 “= new N_Point([“7.6684816,1.4030694]);" calcext:value-type="string">
            <text:p>let point136 “= new N_Point([“7.6684816,1.403069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3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51.9652048" calcext:value-type="float">
            <text:p>-51.9652048</text:p>
          </table:table-cell>
          <table:table-cell office:value-type="float" office:value="17.457797" calcext:value-type="float">
            <text:p>17.457797</text:p>
          </table:table-cell>
          <table:table-cell office:value-type="string" calcext:value-type="string">
            <text:p>let point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37];[.D137];;[.E137];[.A137];[.F137];[.B137];[.H137])" office:value-type="string" office:string-value="let point137 “= new N_Point([“-51.9652048,17.457797]);" calcext:value-type="string">
            <text:p>let point137 “= new N_Point([“-51.9652048,17.457797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3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8.6210696" calcext:value-type="float">
            <text:p>28.6210696</text:p>
          </table:table-cell>
          <table:table-cell office:value-type="float" office:value="30.252492" calcext:value-type="float">
            <text:p>30.252492</text:p>
          </table:table-cell>
          <table:table-cell office:value-type="string" calcext:value-type="string">
            <text:p>let point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38];[.D138];;[.E138];[.A138];[.F138];[.B138];[.H138])" office:value-type="string" office:string-value="let point138 “= new N_Point([“28.6210696,30.252492]);" calcext:value-type="string">
            <text:p>let point138 “= new N_Point([“28.6210696,30.25249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3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2.2151224" calcext:value-type="float">
            <text:p>-22.2151224</text:p>
          </table:table-cell>
          <table:table-cell office:value-type="float" office:value="-16.4854642" calcext:value-type="float">
            <text:p>-16.4854642</text:p>
          </table:table-cell>
          <table:table-cell office:value-type="string" calcext:value-type="string">
            <text:p>let poin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39];[.D139];;[.E139];[.A139];[.F139];[.B139];[.H139])" office:value-type="string" office:string-value="let point139 “= new N_Point([“-22.2151224,-16.4854642]);" calcext:value-type="string">
            <text:p>let point139 “= new N_Point([“-22.2151224,-16.485464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3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4.10269" calcext:value-type="float">
            <text:p>-14.10269</text:p>
          </table:table-cell>
          <table:table-cell office:value-type="float" office:value="-22.4498888" calcext:value-type="float">
            <text:p>-22.4498888</text:p>
          </table:table-cell>
          <table:table-cell office:value-type="string" calcext:value-type="string">
            <text:p>let point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40];[.D140];;[.E140];[.A140];[.F140];[.B140];[.H140])" office:value-type="string" office:string-value="let point140 “= new N_Point([“-14.10269,-22.4498888]);" calcext:value-type="string">
            <text:p>let point140 “= new N_Point([“-14.10269,-22.449888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4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5.2855646" calcext:value-type="float">
            <text:p>-25.2855646</text:p>
          </table:table-cell>
          <table:table-cell office:value-type="float" office:value="-8.9662318" calcext:value-type="float">
            <text:p>-8.9662318</text:p>
          </table:table-cell>
          <table:table-cell office:value-type="string" calcext:value-type="string">
            <text:p>let poin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41];[.D141];;[.E141];[.A141];[.F141];[.B141];[.H141])" office:value-type="string" office:string-value="let point141 “= new N_Point([“-25.2855646,-8.9662318]);" calcext:value-type="string">
            <text:p>let point141 “= new N_Point([“-25.2855646,-8.966231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4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14.5431022" calcext:value-type="float">
            <text:p>114.5431022</text:p>
          </table:table-cell>
          <table:table-cell office:value-type="float" office:value="-44.874681" calcext:value-type="float">
            <text:p>-44.874681</text:p>
          </table:table-cell>
          <table:table-cell office:value-type="string" calcext:value-type="string">
            <text:p>let point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42];[.D142];;[.E142];[.A142];[.F142];[.B142];[.H142])" office:value-type="string" office:string-value="let point142 “= new N_Point([“114.5431022,-44.874681]);" calcext:value-type="string">
            <text:p>let point142 “= new N_Point([“114.5431022,-44.874681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4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.692158" calcext:value-type="float">
            <text:p>9.692158</text:p>
          </table:table-cell>
          <table:table-cell office:value-type="float" office:value="-25.4246286" calcext:value-type="float">
            <text:p>-25.4246286</text:p>
          </table:table-cell>
          <table:table-cell office:value-type="string" calcext:value-type="string">
            <text:p>let point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43];[.D143];;[.E143];[.A143];[.F143];[.B143];[.H143])" office:value-type="string" office:string-value="let point143 “= new N_Point([“9.692158,-25.4246286]);" calcext:value-type="string">
            <text:p>let point143 “= new N_Point([“9.692158,-25.424628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4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8.7281428" calcext:value-type="float">
            <text:p>-18.7281428</text:p>
          </table:table-cell>
          <table:table-cell office:value-type="float" office:value="-23.5220654" calcext:value-type="float">
            <text:p>-23.5220654</text:p>
          </table:table-cell>
          <table:table-cell office:value-type="string" calcext:value-type="string">
            <text:p>let point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44];[.D144];;[.E144];[.A144];[.F144];[.B144];[.H144])" office:value-type="string" office:string-value="let point144 “= new N_Point([“-18.7281428,-23.5220654]);" calcext:value-type="string">
            <text:p>let point144 “= new N_Point([“-18.7281428,-23.522065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4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6.63351" calcext:value-type="float">
            <text:p>-16.63351</text:p>
          </table:table-cell>
          <table:table-cell office:value-type="float" office:value="7.809518" calcext:value-type="float">
            <text:p>7.809518</text:p>
          </table:table-cell>
          <table:table-cell office:value-type="string" calcext:value-type="string">
            <text:p>let point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45];[.D145];;[.E145];[.A145];[.F145];[.B145];[.H145])" office:value-type="string" office:string-value="let point145 “= new N_Point([“-16.63351,7.809518]);" calcext:value-type="string">
            <text:p>let point145 “= new N_Point([“-16.63351,7.80951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4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0.1100286" calcext:value-type="float">
            <text:p>-20.1100286</text:p>
          </table:table-cell>
          <table:table-cell office:value-type="float" office:value="-18.8004418" calcext:value-type="float">
            <text:p>-18.8004418</text:p>
          </table:table-cell>
          <table:table-cell office:value-type="string" calcext:value-type="string">
            <text:p>let point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46];[.D146];;[.E146];[.A146];[.F146];[.B146];[.H146])" office:value-type="string" office:string-value="let point146 “= new N_Point([“-20.1100286,-18.8004418]);" calcext:value-type="string">
            <text:p>let point146 “= new N_Point([“-20.1100286,-18.800441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4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7.7803078" calcext:value-type="float">
            <text:p>-37.7803078</text:p>
          </table:table-cell>
          <table:table-cell office:value-type="float" office:value="-5.9811218" calcext:value-type="float">
            <text:p>-5.9811218</text:p>
          </table:table-cell>
          <table:table-cell office:value-type="string" calcext:value-type="string">
            <text:p>let point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47];[.D147];;[.E147];[.A147];[.F147];[.B147];[.H147])" office:value-type="string" office:string-value="let point147 “= new N_Point([“-37.7803078,-5.9811218]);" calcext:value-type="string">
            <text:p>let point147 “= new N_Point([“-37.7803078,-5.981121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4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7.4469272" calcext:value-type="float">
            <text:p>-27.4469272</text:p>
          </table:table-cell>
          <table:table-cell office:value-type="float" office:value="-22.3762212" calcext:value-type="float">
            <text:p>-22.3762212</text:p>
          </table:table-cell>
          <table:table-cell office:value-type="string" calcext:value-type="string">
            <text:p>let point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48];[.D148];;[.E148];[.A148];[.F148];[.B148];[.H148])" office:value-type="string" office:string-value="let point148 “= new N_Point([“-27.4469272,-22.3762212]);" calcext:value-type="string">
            <text:p>let point148 “= new N_Point([“-27.4469272,-22.376221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4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.8999964" calcext:value-type="float">
            <text:p>-2.8999964</text:p>
          </table:table-cell>
          <table:table-cell office:value-type="float" office:value="-19.6357024" calcext:value-type="float">
            <text:p>-19.6357024</text:p>
          </table:table-cell>
          <table:table-cell office:value-type="string" calcext:value-type="string">
            <text:p>let point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49];[.D149];;[.E149];[.A149];[.F149];[.B149];[.H149])" office:value-type="string" office:string-value="let point149 “= new N_Point([“-2.8999964,-19.6357024]);" calcext:value-type="string">
            <text:p>let point149 “= new N_Point([“-2.8999964,-19.635702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4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7.3008162" calcext:value-type="float">
            <text:p>27.3008162</text:p>
          </table:table-cell>
          <table:table-cell office:value-type="float" office:value="-18.4744178" calcext:value-type="float">
            <text:p>-18.4744178</text:p>
          </table:table-cell>
          <table:table-cell office:value-type="string" calcext:value-type="string">
            <text:p>let poin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50];[.D150];;[.E150];[.A150];[.F150];[.B150];[.H150])" office:value-type="string" office:string-value="let point150 “= new N_Point([“27.3008162,-18.4744178]);" calcext:value-type="string">
            <text:p>let point150 “= new N_Point([“27.3008162,-18.474417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5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4.5951458" calcext:value-type="float">
            <text:p>-14.5951458</text:p>
          </table:table-cell>
          <table:table-cell office:value-type="float" office:value="43.6193386" calcext:value-type="float">
            <text:p>43.6193386</text:p>
          </table:table-cell>
          <table:table-cell office:value-type="string" calcext:value-type="string">
            <text:p>let point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51];[.D151];;[.E151];[.A151];[.F151];[.B151];[.H151])" office:value-type="string" office:string-value="let point151 “= new N_Point([“-14.5951458,43.6193386]);" calcext:value-type="string">
            <text:p>let point151 “= new N_Point([“-14.5951458,43.619338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5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7.02838" calcext:value-type="float">
            <text:p>87.02838</text:p>
          </table:table-cell>
          <table:table-cell office:value-type="float" office:value="-51.8011856" calcext:value-type="float">
            <text:p>-51.8011856</text:p>
          </table:table-cell>
          <table:table-cell office:value-type="string" calcext:value-type="string">
            <text:p>let point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52];[.D152];;[.E152];[.A152];[.F152];[.B152];[.H152])" office:value-type="string" office:string-value="let point152 “= new N_Point([“87.02838,-51.8011856]);" calcext:value-type="string">
            <text:p>let point152 “= new N_Point([“87.02838,-51.801185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5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7.3085254" calcext:value-type="float">
            <text:p>37.3085254</text:p>
          </table:table-cell>
          <table:table-cell office:value-type="float" office:value="0.7941608" calcext:value-type="float">
            <text:p>0.7941608</text:p>
          </table:table-cell>
          <table:table-cell office:value-type="string" calcext:value-type="string">
            <text:p>let poin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53];[.D153];;[.E153];[.A153];[.F153];[.B153];[.H153])" office:value-type="string" office:string-value="let point153 “= new N_Point([“37.3085254,0.7941608]);" calcext:value-type="string">
            <text:p>let point153 “= new N_Point([“37.3085254,0.794160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5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6.1903968" calcext:value-type="float">
            <text:p>-16.1903968</text:p>
          </table:table-cell>
          <table:table-cell office:value-type="float" office:value="-11.6894054" calcext:value-type="float">
            <text:p>-11.6894054</text:p>
          </table:table-cell>
          <table:table-cell office:value-type="string" calcext:value-type="string">
            <text:p>let point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54];[.D154];;[.E154];[.A154];[.F154];[.B154];[.H154])" office:value-type="string" office:string-value="let point154 “= new N_Point([“-16.1903968,-11.6894054]);" calcext:value-type="string">
            <text:p>let point154 “= new N_Point([“-16.1903968,-11.689405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5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2.9191726" calcext:value-type="float">
            <text:p>-22.9191726</text:p>
          </table:table-cell>
          <table:table-cell office:value-type="float" office:value="35.4641072" calcext:value-type="float">
            <text:p>35.4641072</text:p>
          </table:table-cell>
          <table:table-cell office:value-type="string" calcext:value-type="string">
            <text:p>let point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55];[.D155];;[.E155];[.A155];[.F155];[.B155];[.H155])" office:value-type="string" office:string-value="let point155 “= new N_Point([“-22.9191726,35.4641072]);" calcext:value-type="string">
            <text:p>let point155 “= new N_Point([“-22.9191726,35.464107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5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0.983564" calcext:value-type="float">
            <text:p>-20.983564</text:p>
          </table:table-cell>
          <table:table-cell office:value-type="float" office:value="5.0536454" calcext:value-type="float">
            <text:p>5.0536454</text:p>
          </table:table-cell>
          <table:table-cell office:value-type="string" calcext:value-type="string">
            <text:p>let point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56];[.D156];;[.E156];[.A156];[.F156];[.B156];[.H156])" office:value-type="string" office:string-value="let point156 “= new N_Point([“-20.983564,5.0536454]);" calcext:value-type="string">
            <text:p>let point156 “= new N_Point([“-20.983564,5.053645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5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5.9012858" calcext:value-type="float">
            <text:p>-25.9012858</text:p>
          </table:table-cell>
          <table:table-cell office:value-type="float" office:value="-10.1687214" calcext:value-type="float">
            <text:p>-10.1687214</text:p>
          </table:table-cell>
          <table:table-cell office:value-type="string" calcext:value-type="string">
            <text:p>let point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57];[.D157];;[.E157];[.A157];[.F157];[.B157];[.H157])" office:value-type="string" office:string-value="let point157 “= new N_Point([“-25.9012858,-10.1687214]);" calcext:value-type="string">
            <text:p>let point157 “= new N_Point([“-25.9012858,-10.168721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5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3.8653684" calcext:value-type="float">
            <text:p>-13.8653684</text:p>
          </table:table-cell>
          <table:table-cell office:value-type="float" office:value="-26.8250194" calcext:value-type="float">
            <text:p>-26.8250194</text:p>
          </table:table-cell>
          <table:table-cell office:value-type="string" calcext:value-type="string">
            <text:p>let point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58];[.D158];;[.E158];[.A158];[.F158];[.B158];[.H158])" office:value-type="string" office:string-value="let point158 “= new N_Point([“-13.8653684,-26.8250194]);" calcext:value-type="string">
            <text:p>let point158 “= new N_Point([“-13.8653684,-26.825019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5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5.6698386" calcext:value-type="float">
            <text:p>-5.6698386</text:p>
          </table:table-cell>
          <table:table-cell office:value-type="float" office:value="-14.3294278" calcext:value-type="float">
            <text:p>-14.3294278</text:p>
          </table:table-cell>
          <table:table-cell office:value-type="string" calcext:value-type="string">
            <text:p>let point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59];[.D159];;[.E159];[.A159];[.F159];[.B159];[.H159])" office:value-type="string" office:string-value="let point159 “= new N_Point([“-5.6698386,-14.3294278]);" calcext:value-type="string">
            <text:p>let point159 “= new N_Point([“-5.6698386,-14.329427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5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1.4998906" calcext:value-type="float">
            <text:p>-21.4998906</text:p>
          </table:table-cell>
          <table:table-cell office:value-type="float" office:value="-9.6607814" calcext:value-type="float">
            <text:p>-9.6607814</text:p>
          </table:table-cell>
          <table:table-cell office:value-type="string" calcext:value-type="string">
            <text:p>let point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60];[.D160];;[.E160];[.A160];[.F160];[.B160];[.H160])" office:value-type="string" office:string-value="let point160 “= new N_Point([“-21.4998906,-9.6607814]);" calcext:value-type="string">
            <text:p>let point160 “= new N_Point([“-21.4998906,-9.660781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6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1.1472986" calcext:value-type="float">
            <text:p>21.1472986</text:p>
          </table:table-cell>
          <table:table-cell office:value-type="float" office:value="-26.326405" calcext:value-type="float">
            <text:p>-26.326405</text:p>
          </table:table-cell>
          <table:table-cell office:value-type="string" calcext:value-type="string">
            <text:p>let point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61];[.D161];;[.E161];[.A161];[.F161];[.B161];[.H161])" office:value-type="string" office:string-value="let point161 “= new N_Point([“21.1472986,-26.326405]);" calcext:value-type="string">
            <text:p>let point161 “= new N_Point([“21.1472986,-26.326405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6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3.1073068" calcext:value-type="float">
            <text:p>13.1073068</text:p>
          </table:table-cell>
          <table:table-cell office:value-type="float" office:value="6.9222116" calcext:value-type="float">
            <text:p>6.9222116</text:p>
          </table:table-cell>
          <table:table-cell office:value-type="string" calcext:value-type="string">
            <text:p>let point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62];[.D162];;[.E162];[.A162];[.F162];[.B162];[.H162])" office:value-type="string" office:string-value="let point162 “= new N_Point([“13.1073068,6.9222116]);" calcext:value-type="string">
            <text:p>let point162 “= new N_Point([“13.1073068,6.922211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6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6.3236812" calcext:value-type="float">
            <text:p>-6.3236812</text:p>
          </table:table-cell>
          <table:table-cell office:value-type="float" office:value="-14.2230698" calcext:value-type="float">
            <text:p>-14.2230698</text:p>
          </table:table-cell>
          <table:table-cell office:value-type="string" calcext:value-type="string">
            <text:p>let point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63];[.D163];;[.E163];[.A163];[.F163];[.B163];[.H163])" office:value-type="string" office:string-value="let point163 “= new N_Point([“-6.3236812,-14.2230698]);" calcext:value-type="string">
            <text:p>let point163 “= new N_Point([“-6.3236812,-14.223069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6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.5721672" calcext:value-type="float">
            <text:p>5.5721672</text:p>
          </table:table-cell>
          <table:table-cell office:value-type="float" office:value="40.49982" calcext:value-type="float">
            <text:p>40.49982</text:p>
          </table:table-cell>
          <table:table-cell office:value-type="string" calcext:value-type="string">
            <text:p>let point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64];[.D164];;[.E164];[.A164];[.F164];[.B164];[.H164])" office:value-type="string" office:string-value="let point164 “= new N_Point([“5.5721672,40.49982]);" calcext:value-type="string">
            <text:p>let point164 “= new N_Point([“5.5721672,40.4998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6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.9273516" calcext:value-type="float">
            <text:p>7.9273516</text:p>
          </table:table-cell>
          <table:table-cell office:value-type="float" office:value="9.928418" calcext:value-type="float">
            <text:p>9.928418</text:p>
          </table:table-cell>
          <table:table-cell office:value-type="string" calcext:value-type="string">
            <text:p>let point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65];[.D165];;[.E165];[.A165];[.F165];[.B165];[.H165])" office:value-type="string" office:string-value="let point165 “= new N_Point([“7.9273516,9.928418]);" calcext:value-type="string">
            <text:p>let point165 “= new N_Point([“7.9273516,9.92841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6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0.6106564" calcext:value-type="float">
            <text:p>20.6106564</text:p>
          </table:table-cell>
          <table:table-cell office:value-type="float" office:value="-28.6173032" calcext:value-type="float">
            <text:p>-28.6173032</text:p>
          </table:table-cell>
          <table:table-cell office:value-type="string" calcext:value-type="string">
            <text:p>let point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66];[.D166];;[.E166];[.A166];[.F166];[.B166];[.H166])" office:value-type="string" office:string-value="let point166 “= new N_Point([“20.6106564,-28.6173032]);" calcext:value-type="string">
            <text:p>let point166 “= new N_Point([“20.6106564,-28.617303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6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49.7797214" calcext:value-type="float">
            <text:p>-49.7797214</text:p>
          </table:table-cell>
          <table:table-cell office:value-type="float" office:value="-15.0997108" calcext:value-type="float">
            <text:p>-15.0997108</text:p>
          </table:table-cell>
          <table:table-cell office:value-type="string" calcext:value-type="string">
            <text:p>let point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67];[.D167];;[.E167];[.A167];[.F167];[.B167];[.H167])" office:value-type="string" office:string-value="let point167 “= new N_Point([“-49.7797214,-15.0997108]);" calcext:value-type="string">
            <text:p>let point167 “= new N_Point([“-49.7797214,-15.099710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6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0.2358442" calcext:value-type="float">
            <text:p>-20.2358442</text:p>
          </table:table-cell>
          <table:table-cell office:value-type="float" office:value="-21.6515408" calcext:value-type="float">
            <text:p>-21.6515408</text:p>
          </table:table-cell>
          <table:table-cell office:value-type="string" calcext:value-type="string">
            <text:p>let point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68];[.D168];;[.E168];[.A168];[.F168];[.B168];[.H168])" office:value-type="string" office:string-value="let point168 “= new N_Point([“-20.2358442,-21.6515408]);" calcext:value-type="string">
            <text:p>let point168 “= new N_Point([“-20.2358442,-21.651540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6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6.0219092" calcext:value-type="float">
            <text:p>-26.0219092</text:p>
          </table:table-cell>
          <table:table-cell office:value-type="float" office:value="21.90873" calcext:value-type="float">
            <text:p>21.90873</text:p>
          </table:table-cell>
          <table:table-cell office:value-type="string" calcext:value-type="string">
            <text:p>let point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69];[.D169];;[.E169];[.A169];[.F169];[.B169];[.H169])" office:value-type="string" office:string-value="let point169 “= new N_Point([“-26.0219092,21.90873]);" calcext:value-type="string">
            <text:p>let point169 “= new N_Point([“-26.0219092,21.90873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6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.0624082" calcext:value-type="float">
            <text:p>-1.0624082</text:p>
          </table:table-cell>
          <table:table-cell office:value-type="float" office:value="-37.4019066" calcext:value-type="float">
            <text:p>-37.4019066</text:p>
          </table:table-cell>
          <table:table-cell office:value-type="string" calcext:value-type="string">
            <text:p>let poin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70];[.D170];;[.E170];[.A170];[.F170];[.B170];[.H170])" office:value-type="string" office:string-value="let point170 “= new N_Point([“-1.0624082,-37.4019066]);" calcext:value-type="string">
            <text:p>let point170 “= new N_Point([“-1.0624082,-37.401906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7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8.4649334" calcext:value-type="float">
            <text:p>-8.4649334</text:p>
          </table:table-cell>
          <table:table-cell office:value-type="float" office:value="63.736538" calcext:value-type="float">
            <text:p>63.736538</text:p>
          </table:table-cell>
          <table:table-cell office:value-type="string" calcext:value-type="string">
            <text:p>let point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71];[.D171];;[.E171];[.A171];[.F171];[.B171];[.H171])" office:value-type="string" office:string-value="let point171 “= new N_Point([“-8.4649334,63.736538]);" calcext:value-type="string">
            <text:p>let point171 “= new N_Point([“-8.4649334,63.73653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7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9.7587356" calcext:value-type="float">
            <text:p>19.7587356</text:p>
          </table:table-cell>
          <table:table-cell office:value-type="float" office:value="-33.1194416" calcext:value-type="float">
            <text:p>-33.1194416</text:p>
          </table:table-cell>
          <table:table-cell office:value-type="string" calcext:value-type="string">
            <text:p>let point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72];[.D172];;[.E172];[.A172];[.F172];[.B172];[.H172])" office:value-type="string" office:string-value="let point172 “= new N_Point([“19.7587356,-33.1194416]);" calcext:value-type="string">
            <text:p>let point172 “= new N_Point([“19.7587356,-33.119441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7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3.4491486" calcext:value-type="float">
            <text:p>-13.4491486</text:p>
          </table:table-cell>
          <table:table-cell office:value-type="float" office:value="-28.5829634" calcext:value-type="float">
            <text:p>-28.5829634</text:p>
          </table:table-cell>
          <table:table-cell office:value-type="string" calcext:value-type="string">
            <text:p>let point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73];[.D173];;[.E173];[.A173];[.F173];[.B173];[.H173])" office:value-type="string" office:string-value="let point173 “= new N_Point([“-13.4491486,-28.5829634]);" calcext:value-type="string">
            <text:p>let point173 “= new N_Point([“-13.4491486,-28.582963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7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2.0356884" calcext:value-type="float">
            <text:p>-12.0356884</text:p>
          </table:table-cell>
          <table:table-cell office:value-type="float" office:value="41.1838126" calcext:value-type="float">
            <text:p>41.1838126</text:p>
          </table:table-cell>
          <table:table-cell office:value-type="string" calcext:value-type="string">
            <text:p>let point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74];[.D174];;[.E174];[.A174];[.F174];[.B174];[.H174])" office:value-type="string" office:string-value="let point174 “= new N_Point([“-12.0356884,41.1838126]);" calcext:value-type="string">
            <text:p>let point174 “= new N_Point([“-12.0356884,41.183812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7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.8440626" calcext:value-type="float">
            <text:p>-2.8440626</text:p>
          </table:table-cell>
          <table:table-cell office:value-type="float" office:value="-26.678909" calcext:value-type="float">
            <text:p>-26.678909</text:p>
          </table:table-cell>
          <table:table-cell office:value-type="string" calcext:value-type="string">
            <text:p>let poin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75];[.D175];;[.E175];[.A175];[.F175];[.B175];[.H175])" office:value-type="string" office:string-value="let point175 “= new N_Point([“-2.8440626,-26.678909]);" calcext:value-type="string">
            <text:p>let point175 “= new N_Point([“-2.8440626,-26.678909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7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9.8490592" calcext:value-type="float">
            <text:p>19.8490592</text:p>
          </table:table-cell>
          <table:table-cell office:value-type="float" office:value="25.4497728" calcext:value-type="float">
            <text:p>25.4497728</text:p>
          </table:table-cell>
          <table:table-cell office:value-type="string" calcext:value-type="string">
            <text:p>let point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76];[.D176];;[.E176];[.A176];[.F176];[.B176];[.H176])" office:value-type="string" office:string-value="let point176 “= new N_Point([“19.8490592,25.4497728]);" calcext:value-type="string">
            <text:p>let point176 “= new N_Point([“19.8490592,25.449772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7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3.3479384" calcext:value-type="float">
            <text:p>13.3479384</text:p>
          </table:table-cell>
          <table:table-cell office:value-type="float" office:value="20.481535" calcext:value-type="float">
            <text:p>20.481535</text:p>
          </table:table-cell>
          <table:table-cell office:value-type="string" calcext:value-type="string">
            <text:p>let point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77];[.D177];;[.E177];[.A177];[.F177];[.B177];[.H177])" office:value-type="string" office:string-value="let point177 “= new N_Point([“13.3479384,20.481535]);" calcext:value-type="string">
            <text:p>let point177 “= new N_Point([“13.3479384,20.481535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7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7.1025144" calcext:value-type="float">
            <text:p>17.1025144</text:p>
          </table:table-cell>
          <table:table-cell office:value-type="float" office:value="28.0229594" calcext:value-type="float">
            <text:p>28.0229594</text:p>
          </table:table-cell>
          <table:table-cell office:value-type="string" calcext:value-type="string">
            <text:p>let point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78];[.D178];;[.E178];[.A178];[.F178];[.B178];[.H178])" office:value-type="string" office:string-value="let point178 “= new N_Point([“17.1025144,28.0229594]);" calcext:value-type="string">
            <text:p>let point178 “= new N_Point([“17.1025144,28.022959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7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3.2628726" calcext:value-type="float">
            <text:p>73.2628726</text:p>
          </table:table-cell>
          <table:table-cell office:value-type="float" office:value="-21.4131322" calcext:value-type="float">
            <text:p>-21.4131322</text:p>
          </table:table-cell>
          <table:table-cell office:value-type="string" calcext:value-type="string">
            <text:p>let point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79];[.D179];;[.E179];[.A179];[.F179];[.B179];[.H179])" office:value-type="string" office:string-value="let point179 “= new N_Point([“73.2628726,-21.4131322]);" calcext:value-type="string">
            <text:p>let point179 “= new N_Point([“73.2628726,-21.413132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7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2.5992418" calcext:value-type="float">
            <text:p>-32.5992418</text:p>
          </table:table-cell>
          <table:table-cell office:value-type="float" office:value="-5.6493252" calcext:value-type="float">
            <text:p>-5.6493252</text:p>
          </table:table-cell>
          <table:table-cell office:value-type="string" calcext:value-type="string">
            <text:p>let poin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80];[.D180];;[.E180];[.A180];[.F180];[.B180];[.H180])" office:value-type="string" office:string-value="let point180 “= new N_Point([“-32.5992418,-5.6493252]);" calcext:value-type="string">
            <text:p>let point180 “= new N_Point([“-32.5992418,-5.649325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8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2.0349098" calcext:value-type="float">
            <text:p>12.0349098</text:p>
          </table:table-cell>
          <table:table-cell office:value-type="float" office:value="-5.6944518" calcext:value-type="float">
            <text:p>-5.6944518</text:p>
          </table:table-cell>
          <table:table-cell office:value-type="string" calcext:value-type="string">
            <text:p>let point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81];[.D181];;[.E181];[.A181];[.F181];[.B181];[.H181])" office:value-type="string" office:string-value="let point181 “= new N_Point([“12.0349098,-5.6944518]);" calcext:value-type="string">
            <text:p>let point181 “= new N_Point([“12.0349098,-5.694451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8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.905067" calcext:value-type="float">
            <text:p>-3.905067</text:p>
          </table:table-cell>
          <table:table-cell office:value-type="float" office:value="-30.3377666" calcext:value-type="float">
            <text:p>-30.3377666</text:p>
          </table:table-cell>
          <table:table-cell office:value-type="string" calcext:value-type="string">
            <text:p>let point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82];[.D182];;[.E182];[.A182];[.F182];[.B182];[.H182])" office:value-type="string" office:string-value="let point182 “= new N_Point([“-3.905067,-30.3377666]);" calcext:value-type="string">
            <text:p>let point182 “= new N_Point([“-3.905067,-30.337766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8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1.973892" calcext:value-type="float">
            <text:p>-21.973892</text:p>
          </table:table-cell>
          <table:table-cell office:value-type="float" office:value="36.9373528" calcext:value-type="float">
            <text:p>36.9373528</text:p>
          </table:table-cell>
          <table:table-cell office:value-type="string" calcext:value-type="string">
            <text:p>let poin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83];[.D183];;[.E183];[.A183];[.F183];[.B183];[.H183])" office:value-type="string" office:string-value="let point183 “= new N_Point([“-21.973892,36.9373528]);" calcext:value-type="string">
            <text:p>let point183 “= new N_Point([“-21.973892,36.937352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1.0725598" calcext:value-type="float">
            <text:p>21.0725598</text:p>
          </table:table-cell>
          <table:table-cell office:value-type="float" office:value="-4.6369522" calcext:value-type="float">
            <text:p>-4.6369522</text:p>
          </table:table-cell>
          <table:table-cell office:value-type="string" calcext:value-type="string">
            <text:p>let point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84];[.D184];;[.E184];[.A184];[.F184];[.B184];[.H184])" office:value-type="string" office:string-value="let point184 “= new N_Point([“21.0725598,-4.6369522]);" calcext:value-type="string">
            <text:p>let point184 “= new N_Point([“21.0725598,-4.636952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8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.9408524" calcext:value-type="float">
            <text:p>14.9408524</text:p>
          </table:table-cell>
          <table:table-cell office:value-type="float" office:value="-29.36776" calcext:value-type="float">
            <text:p>-29.36776</text:p>
          </table:table-cell>
          <table:table-cell office:value-type="string" calcext:value-type="string">
            <text:p>let point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85];[.D185];;[.E185];[.A185];[.F185];[.B185];[.H185])" office:value-type="string" office:string-value="let point185 “= new N_Point([“14.9408524,-29.36776]);" calcext:value-type="string">
            <text:p>let point185 “= new N_Point([“14.9408524,-29.3677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8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0.569027" calcext:value-type="float">
            <text:p>-10.569027</text:p>
          </table:table-cell>
          <table:table-cell office:value-type="float" office:value="51.8471586" calcext:value-type="float">
            <text:p>51.8471586</text:p>
          </table:table-cell>
          <table:table-cell office:value-type="string" calcext:value-type="string">
            <text:p>let point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86];[.D186];;[.E186];[.A186];[.F186];[.B186];[.H186])" office:value-type="string" office:string-value="let point186 “= new N_Point([“-10.569027,51.8471586]);" calcext:value-type="string">
            <text:p>let point186 “= new N_Point([“-10.569027,51.847158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8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.1139782" calcext:value-type="float">
            <text:p>3.1139782</text:p>
          </table:table-cell>
          <table:table-cell office:value-type="float" office:value="-1.921895" calcext:value-type="float">
            <text:p>-1.921895</text:p>
          </table:table-cell>
          <table:table-cell office:value-type="string" calcext:value-type="string">
            <text:p>let point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87];[.D187];;[.E187];[.A187];[.F187];[.B187];[.H187])" office:value-type="string" office:string-value="let point187 “= new N_Point([“3.1139782,-1.921895]);" calcext:value-type="string">
            <text:p>let point187 “= new N_Point([“3.1139782,-1.921895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8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3.9506642" calcext:value-type="float">
            <text:p>-23.9506642</text:p>
          </table:table-cell>
          <table:table-cell office:value-type="float" office:value="22.269385" calcext:value-type="float">
            <text:p>22.269385</text:p>
          </table:table-cell>
          <table:table-cell office:value-type="string" calcext:value-type="string">
            <text:p>let point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88];[.D188];;[.E188];[.A188];[.F188];[.B188];[.H188])" office:value-type="string" office:string-value="let point188 “= new N_Point([“-23.9506642,22.269385]);" calcext:value-type="string">
            <text:p>let point188 “= new N_Point([“-23.9506642,22.269385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8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5.1409964" calcext:value-type="float">
            <text:p>15.1409964</text:p>
          </table:table-cell>
          <table:table-cell office:value-type="float" office:value="-17.807499" calcext:value-type="float">
            <text:p>-17.807499</text:p>
          </table:table-cell>
          <table:table-cell office:value-type="string" calcext:value-type="string">
            <text:p>let point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89];[.D189];;[.E189];[.A189];[.F189];[.B189];[.H189])" office:value-type="string" office:string-value="let point189 “= new N_Point([“15.1409964,-17.807499]);" calcext:value-type="string">
            <text:p>let point189 “= new N_Point([“15.1409964,-17.807499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8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5.5883618" calcext:value-type="float">
            <text:p>-15.5883618</text:p>
          </table:table-cell>
          <table:table-cell office:value-type="float" office:value="-20.923292" calcext:value-type="float">
            <text:p>-20.923292</text:p>
          </table:table-cell>
          <table:table-cell office:value-type="string" calcext:value-type="string">
            <text:p>let point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90];[.D190];;[.E190];[.A190];[.F190];[.B190];[.H190])" office:value-type="string" office:string-value="let point190 “= new N_Point([“-15.5883618,-20.923292]);" calcext:value-type="string">
            <text:p>let point190 “= new N_Point([“-15.5883618,-20.92329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9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7.0081896" calcext:value-type="float">
            <text:p>-17.0081896</text:p>
          </table:table-cell>
          <table:table-cell office:value-type="float" office:value="12.9388726" calcext:value-type="float">
            <text:p>12.9388726</text:p>
          </table:table-cell>
          <table:table-cell office:value-type="string" calcext:value-type="string">
            <text:p>let point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91];[.D191];;[.E191];[.A191];[.F191];[.B191];[.H191])" office:value-type="string" office:string-value="let point191 “= new N_Point([“-17.0081896,12.9388726]);" calcext:value-type="string">
            <text:p>let point191 “= new N_Point([“-17.0081896,12.938872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9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.8574998" calcext:value-type="float">
            <text:p>14.8574998</text:p>
          </table:table-cell>
          <table:table-cell office:value-type="float" office:value="-39.5907172" calcext:value-type="float">
            <text:p>-39.5907172</text:p>
          </table:table-cell>
          <table:table-cell office:value-type="string" calcext:value-type="string">
            <text:p>let point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92];[.D192];;[.E192];[.A192];[.F192];[.B192];[.H192])" office:value-type="string" office:string-value="let point192 “= new N_Point([“14.8574998,-39.5907172]);" calcext:value-type="string">
            <text:p>let point192 “= new N_Point([“14.8574998,-39.590717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9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8.2369672" calcext:value-type="float">
            <text:p>-18.2369672</text:p>
          </table:table-cell>
          <table:table-cell office:value-type="float" office:value="-12.5119236" calcext:value-type="float">
            <text:p>-12.5119236</text:p>
          </table:table-cell>
          <table:table-cell office:value-type="string" calcext:value-type="string">
            <text:p>let poin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93];[.D193];;[.E193];[.A193];[.F193];[.B193];[.H193])" office:value-type="string" office:string-value="let point193 “= new N_Point([“-18.2369672,-12.5119236]);" calcext:value-type="string">
            <text:p>let point193 “= new N_Point([“-18.2369672,-12.511923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9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4.7137434" calcext:value-type="float">
            <text:p>-4.7137434</text:p>
          </table:table-cell>
          <table:table-cell office:value-type="float" office:value="-15.9443878" calcext:value-type="float">
            <text:p>-15.9443878</text:p>
          </table:table-cell>
          <table:table-cell office:value-type="string" calcext:value-type="string">
            <text:p>let point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94];[.D194];;[.E194];[.A194];[.F194];[.B194];[.H194])" office:value-type="string" office:string-value="let point194 “= new N_Point([“-4.7137434,-15.9443878]);" calcext:value-type="string">
            <text:p>let point194 “= new N_Point([“-4.7137434,-15.944387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9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7.1561768" calcext:value-type="float">
            <text:p>-27.1561768</text:p>
          </table:table-cell>
          <table:table-cell office:value-type="float" office:value="2.5812956" calcext:value-type="float">
            <text:p>2.5812956</text:p>
          </table:table-cell>
          <table:table-cell office:value-type="string" calcext:value-type="string">
            <text:p>let point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95];[.D195];;[.E195];[.A195];[.F195];[.B195];[.H195])" office:value-type="string" office:string-value="let point195 “= new N_Point([“-27.1561768,2.5812956]);" calcext:value-type="string">
            <text:p>let point195 “= new N_Point([“-27.1561768,2.581295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9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1.463992" calcext:value-type="float">
            <text:p>11.463992</text:p>
          </table:table-cell>
          <table:table-cell office:value-type="float" office:value="-19.250816" calcext:value-type="float">
            <text:p>-19.250816</text:p>
          </table:table-cell>
          <table:table-cell office:value-type="string" calcext:value-type="string">
            <text:p>let point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96];[.D196];;[.E196];[.A196];[.F196];[.B196];[.H196])" office:value-type="string" office:string-value="let point196 “= new N_Point([“11.463992,-19.250816]);" calcext:value-type="string">
            <text:p>let point196 “= new N_Point([“11.463992,-19.25081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9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0.4274526" calcext:value-type="float">
            <text:p>0.4274526</text:p>
          </table:table-cell>
          <table:table-cell office:value-type="float" office:value="-4.953175" calcext:value-type="float">
            <text:p>-4.953175</text:p>
          </table:table-cell>
          <table:table-cell office:value-type="string" calcext:value-type="string">
            <text:p>let poin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97];[.D197];;[.E197];[.A197];[.F197];[.B197];[.H197])" office:value-type="string" office:string-value="let point197 “= new N_Point([“0.4274526,-4.953175]);" calcext:value-type="string">
            <text:p>let point197 “= new N_Point([“0.4274526,-4.953175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9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6.2707494" calcext:value-type="float">
            <text:p>-6.2707494</text:p>
          </table:table-cell>
          <table:table-cell office:value-type="float" office:value="-19.1435866" calcext:value-type="float">
            <text:p>-19.1435866</text:p>
          </table:table-cell>
          <table:table-cell office:value-type="string" calcext:value-type="string">
            <text:p>let point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98];[.D198];;[.E198];[.A198];[.F198];[.B198];[.H198])" office:value-type="string" office:string-value="let point198 “= new N_Point([“-6.2707494,-19.1435866]);" calcext:value-type="string">
            <text:p>let point198 “= new N_Point([“-6.2707494,-19.143586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9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.44046" calcext:value-type="float">
            <text:p>-1.44046</text:p>
          </table:table-cell>
          <table:table-cell office:value-type="float" office:value="-15.1329966" calcext:value-type="float">
            <text:p>-15.1329966</text:p>
          </table:table-cell>
          <table:table-cell office:value-type="string" calcext:value-type="string">
            <text:p>let point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199];[.D199];;[.E199];[.A199];[.F199];[.B199];[.H199])" office:value-type="string" office:string-value="let point199 “= new N_Point([“-1.44046,-15.1329966]);" calcext:value-type="string">
            <text:p>let point199 “= new N_Point([“-1.44046,-15.132996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19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.352067" calcext:value-type="float">
            <text:p>2.352067</text:p>
          </table:table-cell>
          <table:table-cell office:value-type="float" office:value="45.4125684" calcext:value-type="float">
            <text:p>45.4125684</text:p>
          </table:table-cell>
          <table:table-cell office:value-type="string" calcext:value-type="string">
            <text:p>let poi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00];[.D200];;[.E200];[.A200];[.F200];[.B200];[.H200])" office:value-type="string" office:string-value="let point200 “= new N_Point([“2.352067,45.4125684]);" calcext:value-type="string">
            <text:p>let point200 “= new N_Point([“2.352067,45.412568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.3202732" calcext:value-type="float">
            <text:p>-2.3202732</text:p>
          </table:table-cell>
          <table:table-cell office:value-type="float" office:value="8.6334434" calcext:value-type="float">
            <text:p>8.6334434</text:p>
          </table:table-cell>
          <table:table-cell office:value-type="string" calcext:value-type="string">
            <text:p>let poin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01];[.D201];;[.E201];[.A201];[.F201];[.B201];[.H201])" office:value-type="string" office:string-value="let point201 “= new N_Point([“-2.3202732,8.6334434]);" calcext:value-type="string">
            <text:p>let point201 “= new N_Point([“-2.3202732,8.633443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0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.1694606" calcext:value-type="float">
            <text:p>7.1694606</text:p>
          </table:table-cell>
          <table:table-cell office:value-type="float" office:value="27.3534756" calcext:value-type="float">
            <text:p>27.3534756</text:p>
          </table:table-cell>
          <table:table-cell office:value-type="string" calcext:value-type="string">
            <text:p>let point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02];[.D202];;[.E202];[.A202];[.F202];[.B202];[.H202])" office:value-type="string" office:string-value="let point202 “= new N_Point([“7.1694606,27.3534756]);" calcext:value-type="string">
            <text:p>let point202 “= new N_Point([“7.1694606,27.353475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0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5.449395" calcext:value-type="float">
            <text:p>-25.449395</text:p>
          </table:table-cell>
          <table:table-cell office:value-type="float" office:value="-15.8398152" calcext:value-type="float">
            <text:p>-15.8398152</text:p>
          </table:table-cell>
          <table:table-cell office:value-type="string" calcext:value-type="string">
            <text:p>let point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03];[.D203];;[.E203];[.A203];[.F203];[.B203];[.H203])" office:value-type="string" office:string-value="let point203 “= new N_Point([“-25.449395,-15.8398152]);" calcext:value-type="string">
            <text:p>let point203 “= new N_Point([“-25.449395,-15.839815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0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2.2251444" calcext:value-type="float">
            <text:p>-22.2251444</text:p>
          </table:table-cell>
          <table:table-cell office:value-type="float" office:value="57.2195568" calcext:value-type="float">
            <text:p>57.2195568</text:p>
          </table:table-cell>
          <table:table-cell office:value-type="string" calcext:value-type="string">
            <text:p>let point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04];[.D204];;[.E204];[.A204];[.F204];[.B204];[.H204])" office:value-type="string" office:string-value="let point204 “= new N_Point([“-22.2251444,57.2195568]);" calcext:value-type="string">
            <text:p>let point204 “= new N_Point([“-22.2251444,57.219556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0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1.5123834" calcext:value-type="float">
            <text:p>-31.5123834</text:p>
          </table:table-cell>
          <table:table-cell office:value-type="float" office:value="-20.8151536" calcext:value-type="float">
            <text:p>-20.8151536</text:p>
          </table:table-cell>
          <table:table-cell office:value-type="string" calcext:value-type="string">
            <text:p>let point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05];[.D205];;[.E205];[.A205];[.F205];[.B205];[.H205])" office:value-type="string" office:string-value="let point205 “= new N_Point([“-31.5123834,-20.8151536]);" calcext:value-type="string">
            <text:p>let point205 “= new N_Point([“-31.5123834,-20.815153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0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8.4453744" calcext:value-type="float">
            <text:p>48.4453744</text:p>
          </table:table-cell>
          <table:table-cell office:value-type="float" office:value="-34.5844146" calcext:value-type="float">
            <text:p>-34.5844146</text:p>
          </table:table-cell>
          <table:table-cell office:value-type="string" calcext:value-type="string">
            <text:p>let point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06];[.D206];;[.E206];[.A206];[.F206];[.B206];[.H206])" office:value-type="string" office:string-value="let point206 “= new N_Point([“48.4453744,-34.5844146]);" calcext:value-type="string">
            <text:p>let point206 “= new N_Point([“48.4453744,-34.584414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0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3.7541696" calcext:value-type="float">
            <text:p>-33.7541696</text:p>
          </table:table-cell>
          <table:table-cell office:value-type="float" office:value="-7.5890954" calcext:value-type="float">
            <text:p>-7.5890954</text:p>
          </table:table-cell>
          <table:table-cell office:value-type="string" calcext:value-type="string">
            <text:p>let point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07];[.D207];;[.E207];[.A207];[.F207];[.B207];[.H207])" office:value-type="string" office:string-value="let point207 “= new N_Point([“-33.7541696,-7.5890954]);" calcext:value-type="string">
            <text:p>let point207 “= new N_Point([“-33.7541696,-7.589095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0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2.6270838" calcext:value-type="float">
            <text:p>-12.6270838</text:p>
          </table:table-cell>
          <table:table-cell office:value-type="float" office:value="-17.1413446" calcext:value-type="float">
            <text:p>-17.1413446</text:p>
          </table:table-cell>
          <table:table-cell office:value-type="string" calcext:value-type="string">
            <text:p>let point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08];[.D208];;[.E208];[.A208];[.F208];[.B208];[.H208])" office:value-type="string" office:string-value="let point208 “= new N_Point([“-12.6270838,-17.1413446]);" calcext:value-type="string">
            <text:p>let point208 “= new N_Point([“-12.6270838,-17.141344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0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9.749633" calcext:value-type="float">
            <text:p>-9.749633</text:p>
          </table:table-cell>
          <table:table-cell office:value-type="float" office:value="-8.8283616" calcext:value-type="float">
            <text:p>-8.8283616</text:p>
          </table:table-cell>
          <table:table-cell office:value-type="string" calcext:value-type="string">
            <text:p>let point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09];[.D209];;[.E209];[.A209];[.F209];[.B209];[.H209])" office:value-type="string" office:string-value="let point209 “= new N_Point([“-9.749633,-8.8283616]);" calcext:value-type="string">
            <text:p>let point209 “= new N_Point([“-9.749633,-8.828361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0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5.5094348" calcext:value-type="float">
            <text:p>-35.5094348</text:p>
          </table:table-cell>
          <table:table-cell office:value-type="float" office:value="-37.2237038" calcext:value-type="float">
            <text:p>-37.2237038</text:p>
          </table:table-cell>
          <table:table-cell office:value-type="string" calcext:value-type="string">
            <text:p>let point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10];[.D210];;[.E210];[.A210];[.F210];[.B210];[.H210])" office:value-type="string" office:string-value="let point210 “= new N_Point([“-35.5094348,-37.2237038]);" calcext:value-type="string">
            <text:p>let point210 “= new N_Point([“-35.5094348,-37.223703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9.866758" calcext:value-type="float">
            <text:p>-9.866758</text:p>
          </table:table-cell>
          <table:table-cell office:value-type="float" office:value="19.8267176" calcext:value-type="float">
            <text:p>19.8267176</text:p>
          </table:table-cell>
          <table:table-cell office:value-type="string" calcext:value-type="string">
            <text:p>let poin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11];[.D211];;[.E211];[.A211];[.F211];[.B211];[.H211])" office:value-type="string" office:string-value="let point211 “= new N_Point([“-9.866758,19.8267176]);" calcext:value-type="string">
            <text:p>let point211 “= new N_Point([“-9.866758,19.826717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1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5.7484482" calcext:value-type="float">
            <text:p>-5.7484482</text:p>
          </table:table-cell>
          <table:table-cell office:value-type="float" office:value="48.1738992" calcext:value-type="float">
            <text:p>48.1738992</text:p>
          </table:table-cell>
          <table:table-cell office:value-type="string" calcext:value-type="string">
            <text:p>let point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12];[.D212];;[.E212];[.A212];[.F212];[.B212];[.H212])" office:value-type="string" office:string-value="let point212 “= new N_Point([“-5.7484482,48.1738992]);" calcext:value-type="string">
            <text:p>let point212 “= new N_Point([“-5.7484482,48.173899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1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2.889189" calcext:value-type="float">
            <text:p>32.889189</text:p>
          </table:table-cell>
          <table:table-cell office:value-type="float" office:value="27.0149926" calcext:value-type="float">
            <text:p>27.0149926</text:p>
          </table:table-cell>
          <table:table-cell office:value-type="string" calcext:value-type="string">
            <text:p>let point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13];[.D213];;[.E213];[.A213];[.F213];[.B213];[.H213])" office:value-type="string" office:string-value="let point213 “= new N_Point([“32.889189,27.0149926]);" calcext:value-type="string">
            <text:p>let point213 “= new N_Point([“32.889189,27.014992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1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1.5103246" calcext:value-type="float">
            <text:p>-11.5103246</text:p>
          </table:table-cell>
          <table:table-cell office:value-type="float" office:value="-24.324446" calcext:value-type="float">
            <text:p>-24.324446</text:p>
          </table:table-cell>
          <table:table-cell office:value-type="string" calcext:value-type="string">
            <text:p>let point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14];[.D214];;[.E214];[.A214];[.F214];[.B214];[.H214])" office:value-type="string" office:string-value="let point214 “= new N_Point([“-11.5103246,-24.324446]);" calcext:value-type="string">
            <text:p>let point214 “= new N_Point([“-11.5103246,-24.32444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1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62.7823032" calcext:value-type="float">
            <text:p>-62.7823032</text:p>
          </table:table-cell>
          <table:table-cell office:value-type="float" office:value="-11.1631346" calcext:value-type="float">
            <text:p>-11.1631346</text:p>
          </table:table-cell>
          <table:table-cell office:value-type="string" calcext:value-type="string">
            <text:p>let point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15];[.D215];;[.E215];[.A215];[.F215];[.B215];[.H215])" office:value-type="string" office:string-value="let point215 “= new N_Point([“-62.7823032,-11.1631346]);" calcext:value-type="string">
            <text:p>let point215 “= new N_Point([“-62.7823032,-11.163134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1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7.248204" calcext:value-type="float">
            <text:p>-27.248204</text:p>
          </table:table-cell>
          <table:table-cell office:value-type="float" office:value="-9.436602" calcext:value-type="float">
            <text:p>-9.436602</text:p>
          </table:table-cell>
          <table:table-cell office:value-type="string" calcext:value-type="string">
            <text:p>let point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16];[.D216];;[.E216];[.A216];[.F216];[.B216];[.H216])" office:value-type="string" office:string-value="let point216 “= new N_Point([“-27.248204,-9.436602]);" calcext:value-type="string">
            <text:p>let point216 “= new N_Point([“-27.248204,-9.43660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1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3.8546166" calcext:value-type="float">
            <text:p>-13.8546166</text:p>
          </table:table-cell>
          <table:table-cell office:value-type="float" office:value="6.135606" calcext:value-type="float">
            <text:p>6.135606</text:p>
          </table:table-cell>
          <table:table-cell office:value-type="string" calcext:value-type="string">
            <text:p>let poi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17];[.D217];;[.E217];[.A217];[.F217];[.B217];[.H217])" office:value-type="string" office:string-value="let point217 “= new N_Point([“-13.8546166,6.135606]);" calcext:value-type="string">
            <text:p>let point217 “= new N_Point([“-13.8546166,6.13560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1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3.3306192" calcext:value-type="float">
            <text:p>-13.3306192</text:p>
          </table:table-cell>
          <table:table-cell office:value-type="float" office:value="15.5626164" calcext:value-type="float">
            <text:p>15.5626164</text:p>
          </table:table-cell>
          <table:table-cell office:value-type="string" calcext:value-type="string">
            <text:p>let point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18];[.D218];;[.E218];[.A218];[.F218];[.B218];[.H218])" office:value-type="string" office:string-value="let point218 “= new N_Point([“-13.3306192,15.5626164]);" calcext:value-type="string">
            <text:p>let point218 “= new N_Point([“-13.3306192,15.562616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1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9.1716114" calcext:value-type="float">
            <text:p>-9.1716114</text:p>
          </table:table-cell>
          <table:table-cell office:value-type="float" office:value="7.8593334" calcext:value-type="float">
            <text:p>7.8593334</text:p>
          </table:table-cell>
          <table:table-cell office:value-type="string" calcext:value-type="string">
            <text:p>let point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19];[.D219];;[.E219];[.A219];[.F219];[.B219];[.H219])" office:value-type="string" office:string-value="let point219 “= new N_Point([“-9.1716114,7.8593334]);" calcext:value-type="string">
            <text:p>let point219 “= new N_Point([“-9.1716114,7.859333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1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6.7517376" calcext:value-type="float">
            <text:p>-26.7517376</text:p>
          </table:table-cell>
          <table:table-cell office:value-type="float" office:value="-18.9204358" calcext:value-type="float">
            <text:p>-18.9204358</text:p>
          </table:table-cell>
          <table:table-cell office:value-type="string" calcext:value-type="string">
            <text:p>let point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20];[.D220];;[.E220];[.A220];[.F220];[.B220];[.H220])" office:value-type="string" office:string-value="let point220 “= new N_Point([“-26.7517376,-18.9204358]);" calcext:value-type="string">
            <text:p>let point220 “= new N_Point([“-26.7517376,-18.920435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2.7130382" calcext:value-type="float">
            <text:p>-12.7130382</text:p>
          </table:table-cell>
          <table:table-cell office:value-type="float" office:value="-8.940264" calcext:value-type="float">
            <text:p>-8.940264</text:p>
          </table:table-cell>
          <table:table-cell office:value-type="string" calcext:value-type="string">
            <text:p>let point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21];[.D221];;[.E221];[.A221];[.F221];[.B221];[.H221])" office:value-type="string" office:string-value="let point221 “= new N_Point([“-12.7130382,-8.940264]);" calcext:value-type="string">
            <text:p>let point221 “= new N_Point([“-12.7130382,-8.94026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2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5.9730854" calcext:value-type="float">
            <text:p>15.9730854</text:p>
          </table:table-cell>
          <table:table-cell office:value-type="float" office:value="34.5564072" calcext:value-type="float">
            <text:p>34.5564072</text:p>
          </table:table-cell>
          <table:table-cell office:value-type="string" calcext:value-type="string">
            <text:p>let point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22];[.D222];;[.E222];[.A222];[.F222];[.B222];[.H222])" office:value-type="string" office:string-value="let point222 “= new N_Point([“15.9730854,34.5564072]);" calcext:value-type="string">
            <text:p>let point222 “= new N_Point([“15.9730854,34.556407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2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.8328416" calcext:value-type="float">
            <text:p>-3.8328416</text:p>
          </table:table-cell>
          <table:table-cell office:value-type="float" office:value="54.2565186" calcext:value-type="float">
            <text:p>54.2565186</text:p>
          </table:table-cell>
          <table:table-cell office:value-type="string" calcext:value-type="string">
            <text:p>let point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23];[.D223];;[.E223];[.A223];[.F223];[.B223];[.H223])" office:value-type="string" office:string-value="let point223 “= new N_Point([“-3.8328416,54.2565186]);" calcext:value-type="string">
            <text:p>let point223 “= new N_Point([“-3.8328416,54.256518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2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0.25481" calcext:value-type="float">
            <text:p>30.25481</text:p>
          </table:table-cell>
          <table:table-cell office:value-type="float" office:value="39.061612" calcext:value-type="float">
            <text:p>39.061612</text:p>
          </table:table-cell>
          <table:table-cell office:value-type="string" calcext:value-type="string">
            <text:p>let point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24];[.D224];;[.E224];[.A224];[.F224];[.B224];[.H224])" office:value-type="string" office:string-value="let point224 “= new N_Point([“30.25481,39.061612]);" calcext:value-type="string">
            <text:p>let point224 “= new N_Point([“30.25481,39.06161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2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7.7557572" calcext:value-type="float">
            <text:p>27.7557572</text:p>
          </table:table-cell>
          <table:table-cell office:value-type="float" office:value="-10.3502376" calcext:value-type="float">
            <text:p>-10.3502376</text:p>
          </table:table-cell>
          <table:table-cell office:value-type="string" calcext:value-type="string">
            <text:p>let point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25];[.D225];;[.E225];[.A225];[.F225];[.B225];[.H225])" office:value-type="string" office:string-value="let point225 “= new N_Point([“27.7557572,-10.3502376]);" calcext:value-type="string">
            <text:p>let point225 “= new N_Point([“27.7557572,-10.350237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2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4.1145714" calcext:value-type="float">
            <text:p>-4.1145714</text:p>
          </table:table-cell>
          <table:table-cell office:value-type="float" office:value="-8.5688114" calcext:value-type="float">
            <text:p>-8.5688114</text:p>
          </table:table-cell>
          <table:table-cell office:value-type="string" calcext:value-type="string">
            <text:p>let point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26];[.D226];;[.E226];[.A226];[.F226];[.B226];[.H226])" office:value-type="string" office:string-value="let point226 “= new N_Point([“-4.1145714,-8.5688114]);" calcext:value-type="string">
            <text:p>let point226 “= new N_Point([“-4.1145714,-8.568811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2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8.0380752" calcext:value-type="float">
            <text:p>-38.0380752</text:p>
          </table:table-cell>
          <table:table-cell office:value-type="float" office:value="-20.239234" calcext:value-type="float">
            <text:p>-20.239234</text:p>
          </table:table-cell>
          <table:table-cell office:value-type="string" calcext:value-type="string">
            <text:p>let point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27];[.D227];;[.E227];[.A227];[.F227];[.B227];[.H227])" office:value-type="string" office:string-value="let point227 “= new N_Point([“-38.0380752,-20.239234]);" calcext:value-type="string">
            <text:p>let point227 “= new N_Point([“-38.0380752,-20.23923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2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9.3709416" calcext:value-type="float">
            <text:p>-19.3709416</text:p>
          </table:table-cell>
          <table:table-cell office:value-type="float" office:value="-11.1205056" calcext:value-type="float">
            <text:p>-11.1205056</text:p>
          </table:table-cell>
          <table:table-cell office:value-type="string" calcext:value-type="string">
            <text:p>let point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28];[.D228];;[.E228];[.A228];[.F228];[.B228];[.H228])" office:value-type="string" office:string-value="let point228 “= new N_Point([“-19.3709416,-11.1205056]);" calcext:value-type="string">
            <text:p>let point228 “= new N_Point([“-19.3709416,-11.120505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2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3.7371022" calcext:value-type="float">
            <text:p>-23.7371022</text:p>
          </table:table-cell>
          <table:table-cell office:value-type="float" office:value="-30.2854476" calcext:value-type="float">
            <text:p>-30.2854476</text:p>
          </table:table-cell>
          <table:table-cell office:value-type="string" calcext:value-type="string">
            <text:p>let point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29];[.D229];;[.E229];[.A229];[.F229];[.B229];[.H229])" office:value-type="string" office:string-value="let point229 “= new N_Point([“-23.7371022,-30.2854476]);" calcext:value-type="string">
            <text:p>let point229 “= new N_Point([“-23.7371022,-30.285447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2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2.7080982" calcext:value-type="float">
            <text:p>-12.7080982</text:p>
          </table:table-cell>
          <table:table-cell office:value-type="float" office:value="-33.0009764" calcext:value-type="float">
            <text:p>-33.0009764</text:p>
          </table:table-cell>
          <table:table-cell office:value-type="string" calcext:value-type="string">
            <text:p>let point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30];[.D230];;[.E230];[.A230];[.F230];[.B230];[.H230])" office:value-type="string" office:string-value="let point230 “= new N_Point([“-12.7080982,-33.0009764]);" calcext:value-type="string">
            <text:p>let point230 “= new N_Point([“-12.7080982,-33.000976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3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.1165168" calcext:value-type="float">
            <text:p>-1.1165168</text:p>
          </table:table-cell>
          <table:table-cell office:value-type="float" office:value="-26.7022664" calcext:value-type="float">
            <text:p>-26.7022664</text:p>
          </table:table-cell>
          <table:table-cell office:value-type="string" calcext:value-type="string">
            <text:p>let point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31];[.D231];;[.E231];[.A231];[.F231];[.B231];[.H231])" office:value-type="string" office:string-value="let point231 “= new N_Point([“-1.1165168,-26.7022664]);" calcext:value-type="string">
            <text:p>let point231 “= new N_Point([“-1.1165168,-26.702266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3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9.48579" calcext:value-type="float">
            <text:p>19.48579</text:p>
          </table:table-cell>
          <table:table-cell office:value-type="float" office:value="-31.5503382" calcext:value-type="float">
            <text:p>-31.5503382</text:p>
          </table:table-cell>
          <table:table-cell office:value-type="string" calcext:value-type="string">
            <text:p>let point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32];[.D232];;[.E232];[.A232];[.F232];[.B232];[.H232])" office:value-type="string" office:string-value="let point232 “= new N_Point([“19.48579,-31.5503382]);" calcext:value-type="string">
            <text:p>let point232 “= new N_Point([“19.48579,-31.550338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3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0.9103908" calcext:value-type="float">
            <text:p>-20.9103908</text:p>
          </table:table-cell>
          <table:table-cell office:value-type="float" office:value="-20.3356564" calcext:value-type="float">
            <text:p>-20.3356564</text:p>
          </table:table-cell>
          <table:table-cell office:value-type="string" calcext:value-type="string">
            <text:p>let point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33];[.D233];;[.E233];[.A233];[.F233];[.B233];[.H233])" office:value-type="string" office:string-value="let point233 “= new N_Point([“-20.9103908,-20.3356564]);" calcext:value-type="string">
            <text:p>let point233 “= new N_Point([“-20.9103908,-20.335656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3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.3847186" calcext:value-type="float">
            <text:p>-2.3847186</text:p>
          </table:table-cell>
          <table:table-cell office:value-type="float" office:value="-35.584306" calcext:value-type="float">
            <text:p>-35.584306</text:p>
          </table:table-cell>
          <table:table-cell office:value-type="string" calcext:value-type="string">
            <text:p>let point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34];[.D234];;[.E234];[.A234];[.F234];[.B234];[.H234])" office:value-type="string" office:string-value="let point234 “= new N_Point([“-2.3847186,-35.584306]);" calcext:value-type="string">
            <text:p>let point234 “= new N_Point([“-2.3847186,-35.58430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3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3.9572566" calcext:value-type="float">
            <text:p>33.9572566</text:p>
          </table:table-cell>
          <table:table-cell office:value-type="float" office:value="-23.1890946" calcext:value-type="float">
            <text:p>-23.1890946</text:p>
          </table:table-cell>
          <table:table-cell office:value-type="string" calcext:value-type="string">
            <text:p>let point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35];[.D235];;[.E235];[.A235];[.F235];[.B235];[.H235])" office:value-type="string" office:string-value="let point235 “= new N_Point([“33.9572566,-23.1890946]);" calcext:value-type="string">
            <text:p>let point235 “= new N_Point([“33.9572566,-23.189094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3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.1009782" calcext:value-type="float">
            <text:p>2.1009782</text:p>
          </table:table-cell>
          <table:table-cell office:value-type="float" office:value="-27.0617004" calcext:value-type="float">
            <text:p>-27.0617004</text:p>
          </table:table-cell>
          <table:table-cell office:value-type="string" calcext:value-type="string">
            <text:p>let point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36];[.D236];;[.E236];[.A236];[.F236];[.B236];[.H236])" office:value-type="string" office:string-value="let point236 “= new N_Point([“2.1009782,-27.0617004]);" calcext:value-type="string">
            <text:p>let point236 “= new N_Point([“2.1009782,-27.061700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3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3.8777844" calcext:value-type="float">
            <text:p>-33.8777844</text:p>
          </table:table-cell>
          <table:table-cell office:value-type="float" office:value="-19.694978" calcext:value-type="float">
            <text:p>-19.694978</text:p>
          </table:table-cell>
          <table:table-cell office:value-type="string" calcext:value-type="string">
            <text:p>let point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37];[.D237];;[.E237];[.A237];[.F237];[.B237];[.H237])" office:value-type="string" office:string-value="let point237 “= new N_Point([“-33.8777844,-19.694978]);" calcext:value-type="string">
            <text:p>let point237 “= new N_Point([“-33.8777844,-19.69497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3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1.6046984" calcext:value-type="float">
            <text:p>-11.6046984</text:p>
          </table:table-cell>
          <table:table-cell office:value-type="float" office:value="-27.0315378" calcext:value-type="float">
            <text:p>-27.0315378</text:p>
          </table:table-cell>
          <table:table-cell office:value-type="string" calcext:value-type="string">
            <text:p>let point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38];[.D238];;[.E238];[.A238];[.F238];[.B238];[.H238])" office:value-type="string" office:string-value="let point238 “= new N_Point([“-11.6046984,-27.0315378]);" calcext:value-type="string">
            <text:p>let point238 “= new N_Point([“-11.6046984,-27.031537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3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3.0586612" calcext:value-type="float">
            <text:p>-13.0586612</text:p>
          </table:table-cell>
          <table:table-cell office:value-type="float" office:value="-25.5945972" calcext:value-type="float">
            <text:p>-25.5945972</text:p>
          </table:table-cell>
          <table:table-cell office:value-type="string" calcext:value-type="string">
            <text:p>let point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39];[.D239];;[.E239];[.A239];[.F239];[.B239];[.H239])" office:value-type="string" office:string-value="let point239 “= new N_Point([“-13.0586612,-25.5945972]);" calcext:value-type="string">
            <text:p>let point239 “= new N_Point([“-13.0586612,-25.594597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3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2.33722" calcext:value-type="float">
            <text:p>-12.33722</text:p>
          </table:table-cell>
          <table:table-cell office:value-type="float" office:value="-17.0559394" calcext:value-type="float">
            <text:p>-17.0559394</text:p>
          </table:table-cell>
          <table:table-cell office:value-type="string" calcext:value-type="string">
            <text:p>let poin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40];[.D240];;[.E240];[.A240];[.F240];[.B240];[.H240])" office:value-type="string" office:string-value="let point240 “= new N_Point([“-12.33722,-17.0559394]);" calcext:value-type="string">
            <text:p>let point240 “= new N_Point([“-12.33722,-17.055939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4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3.264448" calcext:value-type="float">
            <text:p>-33.264448</text:p>
          </table:table-cell>
          <table:table-cell office:value-type="float" office:value="-13.9830924" calcext:value-type="float">
            <text:p>-13.9830924</text:p>
          </table:table-cell>
          <table:table-cell office:value-type="string" calcext:value-type="string">
            <text:p>let point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41];[.D241];;[.E241];[.A241];[.F241];[.B241];[.H241])" office:value-type="string" office:string-value="let point241 “= new N_Point([“-33.264448,-13.9830924]);" calcext:value-type="string">
            <text:p>let point241 “= new N_Point([“-33.264448,-13.983092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4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0.83526" calcext:value-type="float">
            <text:p>0.83526</text:p>
          </table:table-cell>
          <table:table-cell office:value-type="float" office:value="-15.4969836" calcext:value-type="float">
            <text:p>-15.4969836</text:p>
          </table:table-cell>
          <table:table-cell office:value-type="string" calcext:value-type="string">
            <text:p>let point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42];[.D242];;[.E242];[.A242];[.F242];[.B242];[.H242])" office:value-type="string" office:string-value="let point242 “= new N_Point([“0.83526,-15.4969836]);" calcext:value-type="string">
            <text:p>let point242 “= new N_Point([“0.83526,-15.496983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4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.4859608" calcext:value-type="float">
            <text:p>7.4859608</text:p>
          </table:table-cell>
          <table:table-cell office:value-type="float" office:value="-12.0314828" calcext:value-type="float">
            <text:p>-12.0314828</text:p>
          </table:table-cell>
          <table:table-cell office:value-type="string" calcext:value-type="string">
            <text:p>let point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43];[.D243];;[.E243];[.A243];[.F243];[.B243];[.H243])" office:value-type="string" office:string-value="let point243 “= new N_Point([“7.4859608,-12.0314828]);" calcext:value-type="string">
            <text:p>let point243 “= new N_Point([“7.4859608,-12.031482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4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.1390514" calcext:value-type="float">
            <text:p>5.1390514</text:p>
          </table:table-cell>
          <table:table-cell office:value-type="float" office:value="-31.9705408" calcext:value-type="float">
            <text:p>-31.9705408</text:p>
          </table:table-cell>
          <table:table-cell office:value-type="string" calcext:value-type="string">
            <text:p>let point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44];[.D244];;[.E244];[.A244];[.F244];[.B244];[.H244])" office:value-type="string" office:string-value="let point244 “= new N_Point([“5.1390514,-31.9705408]);" calcext:value-type="string">
            <text:p>let point244 “= new N_Point([“5.1390514,-31.970540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4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4.402071" calcext:value-type="float">
            <text:p>-14.402071</text:p>
          </table:table-cell>
          <table:table-cell office:value-type="float" office:value="10.3758664" calcext:value-type="float">
            <text:p>10.3758664</text:p>
          </table:table-cell>
          <table:table-cell office:value-type="string" calcext:value-type="string">
            <text:p>let point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45];[.D245];;[.E245];[.A245];[.F245];[.B245];[.H245])" office:value-type="string" office:string-value="let point245 “= new N_Point([“-14.402071,10.3758664]);" calcext:value-type="string">
            <text:p>let point245 “= new N_Point([“-14.402071,10.375866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4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3.357033" calcext:value-type="float">
            <text:p>23.357033</text:p>
          </table:table-cell>
          <table:table-cell office:value-type="float" office:value="-33.8178446" calcext:value-type="float">
            <text:p>-33.8178446</text:p>
          </table:table-cell>
          <table:table-cell office:value-type="string" calcext:value-type="string">
            <text:p>let point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46];[.D246];;[.E246];[.A246];[.F246];[.B246];[.H246])" office:value-type="string" office:string-value="let point246 “= new N_Point([“23.357033,-33.8178446]);" calcext:value-type="string">
            <text:p>let point246 “= new N_Point([“23.357033,-33.817844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4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0.2679266" calcext:value-type="float">
            <text:p>-0.2679266</text:p>
          </table:table-cell>
          <table:table-cell office:value-type="float" office:value="-10.8540804" calcext:value-type="float">
            <text:p>-10.8540804</text:p>
          </table:table-cell>
          <table:table-cell office:value-type="string" calcext:value-type="string">
            <text:p>let point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47];[.D247];;[.E247];[.A247];[.F247];[.B247];[.H247])" office:value-type="string" office:string-value="let point247 “= new N_Point([“-0.2679266,-10.8540804]);" calcext:value-type="string">
            <text:p>let point247 “= new N_Point([“-0.2679266,-10.854080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4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43.8695444" calcext:value-type="float">
            <text:p>-43.8695444</text:p>
          </table:table-cell>
          <table:table-cell office:value-type="float" office:value="-0.3194624" calcext:value-type="float">
            <text:p>-0.3194624</text:p>
          </table:table-cell>
          <table:table-cell office:value-type="string" calcext:value-type="string">
            <text:p>let point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48];[.D248];;[.E248];[.A248];[.F248];[.B248];[.H248])" office:value-type="string" office:string-value="let point248 “= new N_Point([“-43.8695444,-0.3194624]);" calcext:value-type="string">
            <text:p>let point248 “= new N_Point([“-43.8695444,-0.319462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4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1.6226986" calcext:value-type="float">
            <text:p>-21.6226986</text:p>
          </table:table-cell>
          <table:table-cell office:value-type="float" office:value="47.1837296" calcext:value-type="float">
            <text:p>47.1837296</text:p>
          </table:table-cell>
          <table:table-cell office:value-type="string" calcext:value-type="string">
            <text:p>let point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49];[.D249];;[.E249];[.A249];[.F249];[.B249];[.H249])" office:value-type="string" office:string-value="let point249 “= new N_Point([“-21.6226986,47.1837296]);" calcext:value-type="string">
            <text:p>let point249 “= new N_Point([“-21.6226986,47.183729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4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0.3358792" calcext:value-type="float">
            <text:p>-10.3358792</text:p>
          </table:table-cell>
          <table:table-cell office:value-type="float" office:value="22.7026352" calcext:value-type="float">
            <text:p>22.7026352</text:p>
          </table:table-cell>
          <table:table-cell office:value-type="string" calcext:value-type="string">
            <text:p>let point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50];[.D250];;[.E250];[.A250];[.F250];[.B250];[.H250])" office:value-type="string" office:string-value="let point250 “= new N_Point([“-10.3358792,22.7026352]);" calcext:value-type="string">
            <text:p>let point250 “= new N_Point([“-10.3358792,22.702635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5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3.9583098" calcext:value-type="float">
            <text:p>13.9583098</text:p>
          </table:table-cell>
          <table:table-cell office:value-type="float" office:value="-29.3673384" calcext:value-type="float">
            <text:p>-29.3673384</text:p>
          </table:table-cell>
          <table:table-cell office:value-type="string" calcext:value-type="string">
            <text:p>let point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51];[.D251];;[.E251];[.A251];[.F251];[.B251];[.H251])" office:value-type="string" office:string-value="let point251 “= new N_Point([“13.9583098,-29.3673384]);" calcext:value-type="string">
            <text:p>let point251 “= new N_Point([“13.9583098,-29.367338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5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44.409415" calcext:value-type="float">
            <text:p>-44.409415</text:p>
          </table:table-cell>
          <table:table-cell office:value-type="float" office:value="-10.1651442" calcext:value-type="float">
            <text:p>-10.1651442</text:p>
          </table:table-cell>
          <table:table-cell office:value-type="string" calcext:value-type="string">
            <text:p>let point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52];[.D252];;[.E252];[.A252];[.F252];[.B252];[.H252])" office:value-type="string" office:string-value="let point252 “= new N_Point([“-44.409415,-10.1651442]);" calcext:value-type="string">
            <text:p>let point252 “= new N_Point([“-44.409415,-10.165144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5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.7226096" calcext:value-type="float">
            <text:p>14.7226096</text:p>
          </table:table-cell>
          <table:table-cell office:value-type="float" office:value="-2.675111" calcext:value-type="float">
            <text:p>-2.675111</text:p>
          </table:table-cell>
          <table:table-cell office:value-type="string" calcext:value-type="string">
            <text:p>let point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53];[.D253];;[.E253];[.A253];[.F253];[.B253];[.H253])" office:value-type="string" office:string-value="let point253 “= new N_Point([“14.7226096,-2.675111]);" calcext:value-type="string">
            <text:p>let point253 “= new N_Point([“14.7226096,-2.675111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5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.1101784" calcext:value-type="float">
            <text:p>10.1101784</text:p>
          </table:table-cell>
          <table:table-cell office:value-type="float" office:value="-28.3168852" calcext:value-type="float">
            <text:p>-28.3168852</text:p>
          </table:table-cell>
          <table:table-cell office:value-type="string" calcext:value-type="string">
            <text:p>let point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54];[.D254];;[.E254];[.A254];[.F254];[.B254];[.H254])" office:value-type="string" office:string-value="let point254 “= new N_Point([“10.1101784,-28.3168852]);" calcext:value-type="string">
            <text:p>let point254 “= new N_Point([“10.1101784,-28.316885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5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5.5889866" calcext:value-type="float">
            <text:p>45.5889866</text:p>
          </table:table-cell>
          <table:table-cell office:value-type="float" office:value="-34.837784" calcext:value-type="float">
            <text:p>-34.837784</text:p>
          </table:table-cell>
          <table:table-cell office:value-type="string" calcext:value-type="string">
            <text:p>let poin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55];[.D255];;[.E255];[.A255];[.F255];[.B255];[.H255])" office:value-type="string" office:string-value="let point255 “= new N_Point([“45.5889866,-34.837784]);" calcext:value-type="string">
            <text:p>let point255 “= new N_Point([“45.5889866,-34.83778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5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9.8209748" calcext:value-type="float">
            <text:p>-9.8209748</text:p>
          </table:table-cell>
          <table:table-cell office:value-type="float" office:value="-16.3370616" calcext:value-type="float">
            <text:p>-16.3370616</text:p>
          </table:table-cell>
          <table:table-cell office:value-type="string" calcext:value-type="string">
            <text:p>let point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56];[.D256];;[.E256];[.A256];[.F256];[.B256];[.H256])" office:value-type="string" office:string-value="let point256 “= new N_Point([“-9.8209748,-16.3370616]);" calcext:value-type="string">
            <text:p>let point256 “= new N_Point([“-9.8209748,-16.337061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5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3.3344532" calcext:value-type="float">
            <text:p>-13.3344532</text:p>
          </table:table-cell>
          <table:table-cell office:value-type="float" office:value="-24.8020828" calcext:value-type="float">
            <text:p>-24.8020828</text:p>
          </table:table-cell>
          <table:table-cell office:value-type="string" calcext:value-type="string">
            <text:p>let point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57];[.D257];;[.E257];[.A257];[.F257];[.B257];[.H257])" office:value-type="string" office:string-value="let point257 “= new N_Point([“-13.3344532,-24.8020828]);" calcext:value-type="string">
            <text:p>let point257 “= new N_Point([“-13.3344532,-24.802082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5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44.7052376" calcext:value-type="float">
            <text:p>-44.7052376</text:p>
          </table:table-cell>
          <table:table-cell office:value-type="float" office:value="-6.5215206" calcext:value-type="float">
            <text:p>-6.5215206</text:p>
          </table:table-cell>
          <table:table-cell office:value-type="string" calcext:value-type="string">
            <text:p>let point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58];[.D258];;[.E258];[.A258];[.F258];[.B258];[.H258])" office:value-type="string" office:string-value="let point258 “= new N_Point([“-44.7052376,-6.5215206]);" calcext:value-type="string">
            <text:p>let point258 “= new N_Point([“-44.7052376,-6.521520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5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5.9027382" calcext:value-type="float">
            <text:p>35.9027382</text:p>
          </table:table-cell>
          <table:table-cell office:value-type="float" office:value="-30.4145276" calcext:value-type="float">
            <text:p>-30.4145276</text:p>
          </table:table-cell>
          <table:table-cell office:value-type="string" calcext:value-type="string">
            <text:p>let point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59];[.D259];;[.E259];[.A259];[.F259];[.B259];[.H259])" office:value-type="string" office:string-value="let point259 “= new N_Point([“35.9027382,-30.4145276]);" calcext:value-type="string">
            <text:p>let point259 “= new N_Point([“35.9027382,-30.414527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5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9.6658486" calcext:value-type="float">
            <text:p>-19.6658486</text:p>
          </table:table-cell>
          <table:table-cell office:value-type="float" office:value="-20.4738268" calcext:value-type="float">
            <text:p>-20.4738268</text:p>
          </table:table-cell>
          <table:table-cell office:value-type="string" calcext:value-type="string">
            <text:p>let point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60];[.D260];;[.E260];[.A260];[.F260];[.B260];[.H260])" office:value-type="string" office:string-value="let point260 “= new N_Point([“-19.6658486,-20.4738268]);" calcext:value-type="string">
            <text:p>let point260 “= new N_Point([“-19.6658486,-20.473826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6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.5758086" calcext:value-type="float">
            <text:p>10.5758086</text:p>
          </table:table-cell>
          <table:table-cell office:value-type="float" office:value="-42.4269268" calcext:value-type="float">
            <text:p>-42.4269268</text:p>
          </table:table-cell>
          <table:table-cell office:value-type="string" calcext:value-type="string">
            <text:p>let point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61];[.D261];;[.E261];[.A261];[.F261];[.B261];[.H261])" office:value-type="string" office:string-value="let point261 “= new N_Point([“10.5758086,-42.4269268]);" calcext:value-type="string">
            <text:p>let point261 “= new N_Point([“10.5758086,-42.426926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6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6.3039078" calcext:value-type="float">
            <text:p>-16.3039078</text:p>
          </table:table-cell>
          <table:table-cell office:value-type="float" office:value="-17.5007312" calcext:value-type="float">
            <text:p>-17.5007312</text:p>
          </table:table-cell>
          <table:table-cell office:value-type="string" calcext:value-type="string">
            <text:p>let point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62];[.D262];;[.E262];[.A262];[.F262];[.B262];[.H262])" office:value-type="string" office:string-value="let point262 “= new N_Point([“-16.3039078,-17.5007312]);" calcext:value-type="string">
            <text:p>let point262 “= new N_Point([“-16.3039078,-17.500731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6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95.641138" calcext:value-type="float">
            <text:p>-95.641138</text:p>
          </table:table-cell>
          <table:table-cell office:value-type="float" office:value="-16.5138302" calcext:value-type="float">
            <text:p>-16.5138302</text:p>
          </table:table-cell>
          <table:table-cell office:value-type="string" calcext:value-type="string">
            <text:p>let point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63];[.D263];;[.E263];[.A263];[.F263];[.B263];[.H263])" office:value-type="string" office:string-value="let point263 “= new N_Point([“-95.641138,-16.5138302]);" calcext:value-type="string">
            <text:p>let point263 “= new N_Point([“-95.641138,-16.513830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6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3.1434336" calcext:value-type="float">
            <text:p>33.1434336</text:p>
          </table:table-cell>
          <table:table-cell office:value-type="float" office:value="-29.2023572" calcext:value-type="float">
            <text:p>-29.2023572</text:p>
          </table:table-cell>
          <table:table-cell office:value-type="string" calcext:value-type="string">
            <text:p>let point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64];[.D264];;[.E264];[.A264];[.F264];[.B264];[.H264])" office:value-type="string" office:string-value="let point264 “= new N_Point([“33.1434336,-29.2023572]);" calcext:value-type="string">
            <text:p>let point264 “= new N_Point([“33.1434336,-29.202357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6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70.5105686" calcext:value-type="float">
            <text:p>-70.5105686</text:p>
          </table:table-cell>
          <table:table-cell office:value-type="float" office:value="-15.6260282" calcext:value-type="float">
            <text:p>-15.6260282</text:p>
          </table:table-cell>
          <table:table-cell office:value-type="string" calcext:value-type="string">
            <text:p>let point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65];[.D265];;[.E265];[.A265];[.F265];[.B265];[.H265])" office:value-type="string" office:string-value="let point265 “= new N_Point([“-70.5105686,-15.6260282]);" calcext:value-type="string">
            <text:p>let point265 “= new N_Point([“-70.5105686,-15.626028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6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7.7104668" calcext:value-type="float">
            <text:p>-7.7104668</text:p>
          </table:table-cell>
          <table:table-cell office:value-type="float" office:value="0.9896566" calcext:value-type="float">
            <text:p>0.9896566</text:p>
          </table:table-cell>
          <table:table-cell office:value-type="string" calcext:value-type="string">
            <text:p>let point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66];[.D266];;[.E266];[.A266];[.F266];[.B266];[.H266])" office:value-type="string" office:string-value="let point266 “= new N_Point([“-7.7104668,0.9896566]);" calcext:value-type="string">
            <text:p>let point266 “= new N_Point([“-7.7104668,0.989656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6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2.3411404" calcext:value-type="float">
            <text:p>-22.3411404</text:p>
          </table:table-cell>
          <table:table-cell office:value-type="float" office:value="-20.4909724" calcext:value-type="float">
            <text:p>-20.4909724</text:p>
          </table:table-cell>
          <table:table-cell office:value-type="string" calcext:value-type="string">
            <text:p>let point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67];[.D267];;[.E267];[.A267];[.F267];[.B267];[.H267])" office:value-type="string" office:string-value="let point267 “= new N_Point([“-22.3411404,-20.4909724]);" calcext:value-type="string">
            <text:p>let point267 “= new N_Point([“-22.3411404,-20.490972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6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5.8648576" calcext:value-type="float">
            <text:p>-25.8648576</text:p>
          </table:table-cell>
          <table:table-cell office:value-type="float" office:value="8.021653" calcext:value-type="float">
            <text:p>8.021653</text:p>
          </table:table-cell>
          <table:table-cell office:value-type="string" calcext:value-type="string">
            <text:p>let point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68];[.D268];;[.E268];[.A268];[.F268];[.B268];[.H268])" office:value-type="string" office:string-value="let point268 “= new N_Point([“-25.8648576,8.021653]);" calcext:value-type="string">
            <text:p>let point268 “= new N_Point([“-25.8648576,8.021653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6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9.9066814" calcext:value-type="float">
            <text:p>-19.9066814</text:p>
          </table:table-cell>
          <table:table-cell office:value-type="float" office:value="-4.9903402" calcext:value-type="float">
            <text:p>-4.9903402</text:p>
          </table:table-cell>
          <table:table-cell office:value-type="string" calcext:value-type="string">
            <text:p>let point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69];[.D269];;[.E269];[.A269];[.F269];[.B269];[.H269])" office:value-type="string" office:string-value="let point269 “= new N_Point([“-19.9066814,-4.9903402]);" calcext:value-type="string">
            <text:p>let point269 “= new N_Point([“-19.9066814,-4.990340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6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2.7799188" calcext:value-type="float">
            <text:p>22.7799188</text:p>
          </table:table-cell>
          <table:table-cell office:value-type="float" office:value="40.6365962" calcext:value-type="float">
            <text:p>40.6365962</text:p>
          </table:table-cell>
          <table:table-cell office:value-type="string" calcext:value-type="string">
            <text:p>let point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70];[.D270];;[.E270];[.A270];[.F270];[.B270];[.H270])" office:value-type="string" office:string-value="let point270 “= new N_Point([“22.7799188,40.6365962]);" calcext:value-type="string">
            <text:p>let point270 “= new N_Point([“22.7799188,40.636596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7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2.6478388" calcext:value-type="float">
            <text:p>-12.6478388</text:p>
          </table:table-cell>
          <table:table-cell office:value-type="float" office:value="15.3464486" calcext:value-type="float">
            <text:p>15.3464486</text:p>
          </table:table-cell>
          <table:table-cell office:value-type="string" calcext:value-type="string">
            <text:p>let point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71];[.D271];;[.E271];[.A271];[.F271];[.B271];[.H271])" office:value-type="string" office:string-value="let point271 “= new N_Point([“-12.6478388,15.3464486]);" calcext:value-type="string">
            <text:p>let point271 “= new N_Point([“-12.6478388,15.346448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7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42.0581258" calcext:value-type="float">
            <text:p>-42.0581258</text:p>
          </table:table-cell>
          <table:table-cell office:value-type="float" office:value="-13.6827536" calcext:value-type="float">
            <text:p>-13.6827536</text:p>
          </table:table-cell>
          <table:table-cell office:value-type="string" calcext:value-type="string">
            <text:p>let point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72];[.D272];;[.E272];[.A272];[.F272];[.B272];[.H272])" office:value-type="string" office:string-value="let point272 “= new N_Point([“-42.0581258,-13.6827536]);" calcext:value-type="string">
            <text:p>let point272 “= new N_Point([“-42.0581258,-13.682753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7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.1720626" calcext:value-type="float">
            <text:p>-3.1720626</text:p>
          </table:table-cell>
          <table:table-cell office:value-type="float" office:value="16.2272252" calcext:value-type="float">
            <text:p>16.2272252</text:p>
          </table:table-cell>
          <table:table-cell office:value-type="string" calcext:value-type="string">
            <text:p>let point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73];[.D273];;[.E273];[.A273];[.F273];[.B273];[.H273])" office:value-type="string" office:string-value="let point273 “= new N_Point([“-3.1720626,16.2272252]);" calcext:value-type="string">
            <text:p>let point273 “= new N_Point([“-3.1720626,16.227225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7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5.9185546" calcext:value-type="float">
            <text:p>-15.9185546</text:p>
          </table:table-cell>
          <table:table-cell office:value-type="float" office:value="-23.0633308" calcext:value-type="float">
            <text:p>-23.0633308</text:p>
          </table:table-cell>
          <table:table-cell office:value-type="string" calcext:value-type="string">
            <text:p>let point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74];[.D274];;[.E274];[.A274];[.F274];[.B274];[.H274])" office:value-type="string" office:string-value="let point274 “= new N_Point([“-15.9185546,-23.0633308]);" calcext:value-type="string">
            <text:p>let point274 “= new N_Point([“-15.9185546,-23.063330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7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.8195322" calcext:value-type="float">
            <text:p>-1.8195322</text:p>
          </table:table-cell>
          <table:table-cell office:value-type="float" office:value="-13.5763542" calcext:value-type="float">
            <text:p>-13.5763542</text:p>
          </table:table-cell>
          <table:table-cell office:value-type="string" calcext:value-type="string">
            <text:p>let point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75];[.D275];;[.E275];[.A275];[.F275];[.B275];[.H275])" office:value-type="string" office:string-value="let point275 “= new N_Point([“-1.8195322,-13.5763542]);" calcext:value-type="string">
            <text:p>let point275 “= new N_Point([“-1.8195322,-13.576354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7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8.0860182" calcext:value-type="float">
            <text:p>-18.0860182</text:p>
          </table:table-cell>
          <table:table-cell office:value-type="float" office:value="-12.9694382" calcext:value-type="float">
            <text:p>-12.9694382</text:p>
          </table:table-cell>
          <table:table-cell office:value-type="string" calcext:value-type="string">
            <text:p>let point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76];[.D276];;[.E276];[.A276];[.F276];[.B276];[.H276])" office:value-type="string" office:string-value="let point276 “= new N_Point([“-18.0860182,-12.9694382]);" calcext:value-type="string">
            <text:p>let point276 “= new N_Point([“-18.0860182,-12.969438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7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.583034" calcext:value-type="float">
            <text:p>9.583034</text:p>
          </table:table-cell>
          <table:table-cell office:value-type="float" office:value="-32.7853696" calcext:value-type="float">
            <text:p>-32.7853696</text:p>
          </table:table-cell>
          <table:table-cell office:value-type="string" calcext:value-type="string">
            <text:p>let point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77];[.D277];;[.E277];[.A277];[.F277];[.B277];[.H277])" office:value-type="string" office:string-value="let point277 “= new N_Point([“9.583034,-32.7853696]);" calcext:value-type="string">
            <text:p>let point277 “= new N_Point([“9.583034,-32.785369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7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1.2069624" calcext:value-type="float">
            <text:p>-11.2069624</text:p>
          </table:table-cell>
          <table:table-cell office:value-type="float" office:value="-16.8257678" calcext:value-type="float">
            <text:p>-16.8257678</text:p>
          </table:table-cell>
          <table:table-cell office:value-type="string" calcext:value-type="string">
            <text:p>let point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78];[.D278];;[.E278];[.A278];[.F278];[.B278];[.H278])" office:value-type="string" office:string-value="let point278 “= new N_Point([“-11.2069624,-16.8257678]);" calcext:value-type="string">
            <text:p>let point278 “= new N_Point([“-11.2069624,-16.825767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7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3.4127172" calcext:value-type="float">
            <text:p>-33.4127172</text:p>
          </table:table-cell>
          <table:table-cell office:value-type="float" office:value="-20.3945518" calcext:value-type="float">
            <text:p>-20.3945518</text:p>
          </table:table-cell>
          <table:table-cell office:value-type="string" calcext:value-type="string">
            <text:p>let point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79];[.D279];;[.E279];[.A279];[.F279];[.B279];[.H279])" office:value-type="string" office:string-value="let point279 “= new N_Point([“-33.4127172,-20.3945518]);" calcext:value-type="string">
            <text:p>let point279 “= new N_Point([“-33.4127172,-20.394551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7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.2704144" calcext:value-type="float">
            <text:p>10.2704144</text:p>
          </table:table-cell>
          <table:table-cell office:value-type="float" office:value="-37.5309852" calcext:value-type="float">
            <text:p>-37.5309852</text:p>
          </table:table-cell>
          <table:table-cell office:value-type="string" calcext:value-type="string">
            <text:p>let point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80];[.D280];;[.E280];[.A280];[.F280];[.B280];[.H280])" office:value-type="string" office:string-value="let point280 “= new N_Point([“10.2704144,-37.5309852]);" calcext:value-type="string">
            <text:p>let point280 “= new N_Point([“10.2704144,-37.530985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8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40.2254664" calcext:value-type="float">
            <text:p>-40.2254664</text:p>
          </table:table-cell>
          <table:table-cell office:value-type="float" office:value="33.6290876" calcext:value-type="float">
            <text:p>33.6290876</text:p>
          </table:table-cell>
          <table:table-cell office:value-type="string" calcext:value-type="string">
            <text:p>let point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81];[.D281];;[.E281];[.A281];[.F281];[.B281];[.H281])" office:value-type="string" office:string-value="let point281 “= new N_Point([“-40.2254664,33.6290876]);" calcext:value-type="string">
            <text:p>let point281 “= new N_Point([“-40.2254664,33.629087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8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.1738626" calcext:value-type="float">
            <text:p>-2.1738626</text:p>
          </table:table-cell>
          <table:table-cell office:value-type="float" office:value="-27.3010594" calcext:value-type="float">
            <text:p>-27.3010594</text:p>
          </table:table-cell>
          <table:table-cell office:value-type="string" calcext:value-type="string">
            <text:p>let point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82];[.D282];;[.E282];[.A282];[.F282];[.B282];[.H282])" office:value-type="string" office:string-value="let point282 “= new N_Point([“-2.1738626,-27.3010594]);" calcext:value-type="string">
            <text:p>let point282 “= new N_Point([“-2.1738626,-27.301059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8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4.5461964" calcext:value-type="float">
            <text:p>-14.5461964</text:p>
          </table:table-cell>
          <table:table-cell office:value-type="float" office:value="30.801339" calcext:value-type="float">
            <text:p>30.801339</text:p>
          </table:table-cell>
          <table:table-cell office:value-type="string" calcext:value-type="string">
            <text:p>let point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83];[.D283];;[.E283];[.A283];[.F283];[.B283];[.H283])" office:value-type="string" office:string-value="let point283 “= new N_Point([“-14.5461964,30.801339]);" calcext:value-type="string">
            <text:p>let point283 “= new N_Point([“-14.5461964,30.801339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1.5965414" calcext:value-type="float">
            <text:p>-11.5965414</text:p>
          </table:table-cell>
          <table:table-cell office:value-type="float" office:value="-11.1677276" calcext:value-type="float">
            <text:p>-11.1677276</text:p>
          </table:table-cell>
          <table:table-cell office:value-type="string" calcext:value-type="string">
            <text:p>let point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84];[.D284];;[.E284];[.A284];[.F284];[.B284];[.H284])" office:value-type="string" office:string-value="let point284 “= new N_Point([“-11.5965414,-11.1677276]);" calcext:value-type="string">
            <text:p>let point284 “= new N_Point([“-11.5965414,-11.167727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8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3.271061" calcext:value-type="float">
            <text:p>23.271061</text:p>
          </table:table-cell>
          <table:table-cell office:value-type="float" office:value="68.2965538" calcext:value-type="float">
            <text:p>68.2965538</text:p>
          </table:table-cell>
          <table:table-cell office:value-type="string" calcext:value-type="string">
            <text:p>let point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85];[.D285];;[.E285];[.A285];[.F285];[.B285];[.H285])" office:value-type="string" office:string-value="let point285 “= new N_Point([“23.271061,68.2965538]);" calcext:value-type="string">
            <text:p>let point285 “= new N_Point([“23.271061,68.296553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8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0.2009404" calcext:value-type="float">
            <text:p>0.2009404</text:p>
          </table:table-cell>
          <table:table-cell office:value-type="float" office:value="35.5897524" calcext:value-type="float">
            <text:p>35.5897524</text:p>
          </table:table-cell>
          <table:table-cell office:value-type="string" calcext:value-type="string">
            <text:p>let point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86];[.D286];;[.E286];[.A286];[.F286];[.B286];[.H286])" office:value-type="string" office:string-value="let point286 “= new N_Point([“0.2009404,35.5897524]);" calcext:value-type="string">
            <text:p>let point286 “= new N_Point([“0.2009404,35.589752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8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49.4981124" calcext:value-type="float">
            <text:p>-49.4981124</text:p>
          </table:table-cell>
          <table:table-cell office:value-type="float" office:value="-9.414566" calcext:value-type="float">
            <text:p>-9.414566</text:p>
          </table:table-cell>
          <table:table-cell office:value-type="string" calcext:value-type="string">
            <text:p>let point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87];[.D287];;[.E287];[.A287];[.F287];[.B287];[.H287])" office:value-type="string" office:string-value="let point287 “= new N_Point([“-49.4981124,-9.414566]);" calcext:value-type="string">
            <text:p>let point287 “= new N_Point([“-49.4981124,-9.41456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8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.9226472" calcext:value-type="float">
            <text:p>9.9226472</text:p>
          </table:table-cell>
          <table:table-cell office:value-type="float" office:value="6.4659412" calcext:value-type="float">
            <text:p>6.4659412</text:p>
          </table:table-cell>
          <table:table-cell office:value-type="string" calcext:value-type="string">
            <text:p>let point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88];[.D288];;[.E288];[.A288];[.F288];[.B288];[.H288])" office:value-type="string" office:string-value="let point288 “= new N_Point([“9.9226472,6.4659412]);" calcext:value-type="string">
            <text:p>let point288 “= new N_Point([“9.9226472,6.465941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8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1.9767936" calcext:value-type="float">
            <text:p>-11.9767936</text:p>
          </table:table-cell>
          <table:table-cell office:value-type="float" office:value="8.3876604" calcext:value-type="float">
            <text:p>8.3876604</text:p>
          </table:table-cell>
          <table:table-cell office:value-type="string" calcext:value-type="string">
            <text:p>let point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89];[.D289];;[.E289];[.A289];[.F289];[.B289];[.H289])" office:value-type="string" office:string-value="let point289 “= new N_Point([“-11.9767936,8.3876604]);" calcext:value-type="string">
            <text:p>let point289 “= new N_Point([“-11.9767936,8.387660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8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.2814664" calcext:value-type="float">
            <text:p>-3.2814664</text:p>
          </table:table-cell>
          <table:table-cell office:value-type="float" office:value="37.3802786" calcext:value-type="float">
            <text:p>37.3802786</text:p>
          </table:table-cell>
          <table:table-cell office:value-type="string" calcext:value-type="string">
            <text:p>let point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90];[.D290];;[.E290];[.A290];[.F290];[.B290];[.H290])" office:value-type="string" office:string-value="let point290 “= new N_Point([“-3.2814664,37.3802786]);" calcext:value-type="string">
            <text:p>let point290 “= new N_Point([“-3.2814664,37.380278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9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5.4447684" calcext:value-type="float">
            <text:p>-25.4447684</text:p>
          </table:table-cell>
          <table:table-cell office:value-type="float" office:value="-23.841431" calcext:value-type="float">
            <text:p>-23.841431</text:p>
          </table:table-cell>
          <table:table-cell office:value-type="string" calcext:value-type="string">
            <text:p>let point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91];[.D291];;[.E291];[.A291];[.F291];[.B291];[.H291])" office:value-type="string" office:string-value="let point291 “= new N_Point([“-25.4447684,-23.841431]);" calcext:value-type="string">
            <text:p>let point291 “= new N_Point([“-25.4447684,-23.841431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9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41.8750918" calcext:value-type="float">
            <text:p>-41.8750918</text:p>
          </table:table-cell>
          <table:table-cell office:value-type="float" office:value="-24.9264714" calcext:value-type="float">
            <text:p>-24.9264714</text:p>
          </table:table-cell>
          <table:table-cell office:value-type="string" calcext:value-type="string">
            <text:p>let point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92];[.D292];;[.E292];[.A292];[.F292];[.B292];[.H292])" office:value-type="string" office:string-value="let point292 “= new N_Point([“-41.8750918,-24.9264714]);" calcext:value-type="string">
            <text:p>let point292 “= new N_Point([“-41.8750918,-24.926471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9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.1782636" calcext:value-type="float">
            <text:p>4.1782636</text:p>
          </table:table-cell>
          <table:table-cell office:value-type="float" office:value="-35.333598" calcext:value-type="float">
            <text:p>-35.333598</text:p>
          </table:table-cell>
          <table:table-cell office:value-type="string" calcext:value-type="string">
            <text:p>let point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93];[.D293];;[.E293];[.A293];[.F293];[.B293];[.H293])" office:value-type="string" office:string-value="let point293 “= new N_Point([“4.1782636,-35.333598]);" calcext:value-type="string">
            <text:p>let point293 “= new N_Point([“4.1782636,-35.33359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9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4.6406284" calcext:value-type="float">
            <text:p>44.6406284</text:p>
          </table:table-cell>
          <table:table-cell office:value-type="float" office:value="-9.1841268" calcext:value-type="float">
            <text:p>-9.1841268</text:p>
          </table:table-cell>
          <table:table-cell office:value-type="string" calcext:value-type="string">
            <text:p>let point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94];[.D294];;[.E294];[.A294];[.F294];[.B294];[.H294])" office:value-type="string" office:string-value="let point294 “= new N_Point([“44.6406284,-9.1841268]);" calcext:value-type="string">
            <text:p>let point294 “= new N_Point([“44.6406284,-9.184126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9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4.1457384" calcext:value-type="float">
            <text:p>24.1457384</text:p>
          </table:table-cell>
          <table:table-cell office:value-type="float" office:value="-18.612094" calcext:value-type="float">
            <text:p>-18.612094</text:p>
          </table:table-cell>
          <table:table-cell office:value-type="string" calcext:value-type="string">
            <text:p>let point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95];[.D295];;[.E295];[.A295];[.F295];[.B295];[.H295])" office:value-type="string" office:string-value="let point295 “= new N_Point([“24.1457384,-18.612094]);" calcext:value-type="string">
            <text:p>let point295 “= new N_Point([“24.1457384,-18.61209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9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.3669894" calcext:value-type="float">
            <text:p>-2.3669894</text:p>
          </table:table-cell>
          <table:table-cell office:value-type="float" office:value="-25.3885996" calcext:value-type="float">
            <text:p>-25.3885996</text:p>
          </table:table-cell>
          <table:table-cell office:value-type="string" calcext:value-type="string">
            <text:p>let point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96];[.D296];;[.E296];[.A296];[.F296];[.B296];[.H296])" office:value-type="string" office:string-value="let point296 “= new N_Point([“-2.3669894,-25.3885996]);" calcext:value-type="string">
            <text:p>let point296 “= new N_Point([“-2.3669894,-25.388599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9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6.4753152" calcext:value-type="float">
            <text:p>-6.4753152</text:p>
          </table:table-cell>
          <table:table-cell office:value-type="float" office:value="-25.6201044" calcext:value-type="float">
            <text:p>-25.6201044</text:p>
          </table:table-cell>
          <table:table-cell office:value-type="string" calcext:value-type="string">
            <text:p>let point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97];[.D297];;[.E297];[.A297];[.F297];[.B297];[.H297])" office:value-type="string" office:string-value="let point297 “= new N_Point([“-6.4753152,-25.6201044]);" calcext:value-type="string">
            <text:p>let point297 “= new N_Point([“-6.4753152,-25.620104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9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4.4929096" calcext:value-type="float">
            <text:p>-4.4929096</text:p>
          </table:table-cell>
          <table:table-cell office:value-type="float" office:value="48.9391972" calcext:value-type="float">
            <text:p>48.9391972</text:p>
          </table:table-cell>
          <table:table-cell office:value-type="string" calcext:value-type="string">
            <text:p>let point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98];[.D298];;[.E298];[.A298];[.F298];[.B298];[.H298])" office:value-type="string" office:string-value="let point298 “= new N_Point([“-4.4929096,48.9391972]);" calcext:value-type="string">
            <text:p>let point298 “= new N_Point([“-4.4929096,48.939197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9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3.154302" calcext:value-type="float">
            <text:p>-33.154302</text:p>
          </table:table-cell>
          <table:table-cell office:value-type="float" office:value="4.4363764" calcext:value-type="float">
            <text:p>4.4363764</text:p>
          </table:table-cell>
          <table:table-cell office:value-type="string" calcext:value-type="string">
            <text:p>let point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299];[.D299];;[.E299];[.A299];[.F299];[.B299];[.H299])" office:value-type="string" office:string-value="let point299 “= new N_Point([“-33.154302,4.4363764]);" calcext:value-type="string">
            <text:p>let point299 “= new N_Point([“-33.154302,4.436376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29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.4718862" calcext:value-type="float">
            <text:p>3.4718862</text:p>
          </table:table-cell>
          <table:table-cell office:value-type="float" office:value="21.9920564" calcext:value-type="float">
            <text:p>21.9920564</text:p>
          </table:table-cell>
          <table:table-cell office:value-type="string" calcext:value-type="string">
            <text:p>let point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00];[.D300];;[.E300];[.A300];[.F300];[.B300];[.H300])" office:value-type="string" office:string-value="let point300 “= new N_Point([“3.4718862,21.9920564]);" calcext:value-type="string">
            <text:p>let point300 “= new N_Point([“3.4718862,21.992056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6.6430564" calcext:value-type="float">
            <text:p>-6.6430564</text:p>
          </table:table-cell>
          <table:table-cell office:value-type="float" office:value="11.620283" calcext:value-type="float">
            <text:p>11.620283</text:p>
          </table:table-cell>
          <table:table-cell office:value-type="string" calcext:value-type="string">
            <text:p>let point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01];[.D301];;[.E301];[.A301];[.F301];[.B301];[.H301])" office:value-type="string" office:string-value="let point301 “= new N_Point([“-6.6430564,11.620283]);" calcext:value-type="string">
            <text:p>let point301 “= new N_Point([“-6.6430564,11.620283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0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.40729" calcext:value-type="float">
            <text:p>5.40729</text:p>
          </table:table-cell>
          <table:table-cell office:value-type="float" office:value="19.0042644" calcext:value-type="float">
            <text:p>19.0042644</text:p>
          </table:table-cell>
          <table:table-cell office:value-type="string" calcext:value-type="string">
            <text:p>let point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02];[.D302];;[.E302];[.A302];[.F302];[.B302];[.H302])" office:value-type="string" office:string-value="let point302 “= new N_Point([“5.40729,19.0042644]);" calcext:value-type="string">
            <text:p>let point302 “= new N_Point([“5.40729,19.004264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0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3.4684338" calcext:value-type="float">
            <text:p>13.4684338</text:p>
          </table:table-cell>
          <table:table-cell office:value-type="float" office:value="36.927336" calcext:value-type="float">
            <text:p>36.927336</text:p>
          </table:table-cell>
          <table:table-cell office:value-type="string" calcext:value-type="string">
            <text:p>let point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03];[.D303];;[.E303];[.A303];[.F303];[.B303];[.H303])" office:value-type="string" office:string-value="let point303 “= new N_Point([“13.4684338,36.927336]);" calcext:value-type="string">
            <text:p>let point303 “= new N_Point([“13.4684338,36.92733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0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.4313272" calcext:value-type="float">
            <text:p>5.4313272</text:p>
          </table:table-cell>
          <table:table-cell office:value-type="float" office:value="-16.3937302" calcext:value-type="float">
            <text:p>-16.3937302</text:p>
          </table:table-cell>
          <table:table-cell office:value-type="string" calcext:value-type="string">
            <text:p>let point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04];[.D304];;[.E304];[.A304];[.F304];[.B304];[.H304])" office:value-type="string" office:string-value="let point304 “= new N_Point([“5.4313272,-16.3937302]);" calcext:value-type="string">
            <text:p>let point304 “= new N_Point([“5.4313272,-16.393730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0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3.653731" calcext:value-type="float">
            <text:p>-23.653731</text:p>
          </table:table-cell>
          <table:table-cell office:value-type="float" office:value="-7.9807158" calcext:value-type="float">
            <text:p>-7.9807158</text:p>
          </table:table-cell>
          <table:table-cell office:value-type="string" calcext:value-type="string">
            <text:p>let point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05];[.D305];;[.E305];[.A305];[.F305];[.B305];[.H305])" office:value-type="string" office:string-value="let point305 “= new N_Point([“-23.653731,-7.9807158]);" calcext:value-type="string">
            <text:p>let point305 “= new N_Point([“-23.653731,-7.980715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0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.7427066" calcext:value-type="float">
            <text:p>1.7427066</text:p>
          </table:table-cell>
          <table:table-cell office:value-type="float" office:value="-32.0986446" calcext:value-type="float">
            <text:p>-32.0986446</text:p>
          </table:table-cell>
          <table:table-cell office:value-type="string" calcext:value-type="string">
            <text:p>let point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06];[.D306];;[.E306];[.A306];[.F306];[.B306];[.H306])" office:value-type="string" office:string-value="let point306 “= new N_Point([“1.7427066,-32.0986446]);" calcext:value-type="string">
            <text:p>let point306 “= new N_Point([“1.7427066,-32.098644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0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8.076902" calcext:value-type="float">
            <text:p>48.076902</text:p>
          </table:table-cell>
          <table:table-cell office:value-type="float" office:value="-50.9953662" calcext:value-type="float">
            <text:p>-50.9953662</text:p>
          </table:table-cell>
          <table:table-cell office:value-type="string" calcext:value-type="string">
            <text:p>let point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07];[.D307];;[.E307];[.A307];[.F307];[.B307];[.H307])" office:value-type="string" office:string-value="let point307 “= new N_Point([“48.076902,-50.9953662]);" calcext:value-type="string">
            <text:p>let point307 “= new N_Point([“48.076902,-50.995366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0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9.7327402" calcext:value-type="float">
            <text:p>69.7327402</text:p>
          </table:table-cell>
          <table:table-cell office:value-type="float" office:value="-1.6692834" calcext:value-type="float">
            <text:p>-1.6692834</text:p>
          </table:table-cell>
          <table:table-cell office:value-type="string" calcext:value-type="string">
            <text:p>let point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08];[.D308];;[.E308];[.A308];[.F308];[.B308];[.H308])" office:value-type="string" office:string-value="let point308 “= new N_Point([“69.7327402,-1.6692834]);" calcext:value-type="string">
            <text:p>let point308 “= new N_Point([“69.7327402,-1.669283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0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4.1785614" calcext:value-type="float">
            <text:p>-24.1785614</text:p>
          </table:table-cell>
          <table:table-cell office:value-type="float" office:value="1.0748352" calcext:value-type="float">
            <text:p>1.0748352</text:p>
          </table:table-cell>
          <table:table-cell office:value-type="string" calcext:value-type="string">
            <text:p>let point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09];[.D309];;[.E309];[.A309];[.F309];[.B309];[.H309])" office:value-type="string" office:string-value="let point309 “= new N_Point([“-24.1785614,1.0748352]);" calcext:value-type="string">
            <text:p>let point309 “= new N_Point([“-24.1785614,1.074835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0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3.7617332" calcext:value-type="float">
            <text:p>13.7617332</text:p>
          </table:table-cell>
          <table:table-cell office:value-type="float" office:value="73.295685" calcext:value-type="float">
            <text:p>73.295685</text:p>
          </table:table-cell>
          <table:table-cell office:value-type="string" calcext:value-type="string">
            <text:p>let point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10];[.D310];;[.E310];[.A310];[.F310];[.B310];[.H310])" office:value-type="string" office:string-value="let point310 “= new N_Point([“13.7617332,73.295685]);" calcext:value-type="string">
            <text:p>let point310 “= new N_Point([“13.7617332,73.295685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4.214389" calcext:value-type="float">
            <text:p>-4.214389</text:p>
          </table:table-cell>
          <table:table-cell office:value-type="float" office:value="-26.072578" calcext:value-type="float">
            <text:p>-26.072578</text:p>
          </table:table-cell>
          <table:table-cell office:value-type="string" calcext:value-type="string">
            <text:p>let point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11];[.D311];;[.E311];[.A311];[.F311];[.B311];[.H311])" office:value-type="string" office:string-value="let point311 “= new N_Point([“-4.214389,-26.072578]);" calcext:value-type="string">
            <text:p>let point311 “= new N_Point([“-4.214389,-26.07257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1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0.5432262" calcext:value-type="float">
            <text:p>-0.5432262</text:p>
          </table:table-cell>
          <table:table-cell office:value-type="float" office:value="3.7158936" calcext:value-type="float">
            <text:p>3.7158936</text:p>
          </table:table-cell>
          <table:table-cell office:value-type="string" calcext:value-type="string">
            <text:p>let point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12];[.D312];;[.E312];[.A312];[.F312];[.B312];[.H312])" office:value-type="string" office:string-value="let point312 “= new N_Point([“-0.5432262,3.7158936]);" calcext:value-type="string">
            <text:p>let point312 “= new N_Point([“-0.5432262,3.715893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1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6.570626" calcext:value-type="float">
            <text:p>-6.570626</text:p>
          </table:table-cell>
          <table:table-cell office:value-type="float" office:value="-3.897712" calcext:value-type="float">
            <text:p>-3.897712</text:p>
          </table:table-cell>
          <table:table-cell office:value-type="string" calcext:value-type="string">
            <text:p>let point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13];[.D313];;[.E313];[.A313];[.F313];[.B313];[.H313])" office:value-type="string" office:string-value="let point313 “= new N_Point([“-6.570626,-3.897712]);" calcext:value-type="string">
            <text:p>let point313 “= new N_Point([“-6.570626,-3.89771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1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99.1487154" calcext:value-type="float">
            <text:p>-99.1487154</text:p>
          </table:table-cell>
          <table:table-cell office:value-type="float" office:value="-10.0224752" calcext:value-type="float">
            <text:p>-10.0224752</text:p>
          </table:table-cell>
          <table:table-cell office:value-type="string" calcext:value-type="string">
            <text:p>let point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14];[.D314];;[.E314];[.A314];[.F314];[.B314];[.H314])" office:value-type="string" office:string-value="let point314 “= new N_Point([“-99.1487154,-10.0224752]);" calcext:value-type="string">
            <text:p>let point314 “= new N_Point([“-99.1487154,-10.022475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1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0.6872992" calcext:value-type="float">
            <text:p>-0.6872992</text:p>
          </table:table-cell>
          <table:table-cell office:value-type="float" office:value="62.6883532" calcext:value-type="float">
            <text:p>62.6883532</text:p>
          </table:table-cell>
          <table:table-cell office:value-type="string" calcext:value-type="string">
            <text:p>let point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15];[.D315];;[.E315];[.A315];[.F315];[.B315];[.H315])" office:value-type="string" office:string-value="let point315 “= new N_Point([“-0.6872992,62.6883532]);" calcext:value-type="string">
            <text:p>let point315 “= new N_Point([“-0.6872992,62.688353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1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0.4783408" calcext:value-type="float">
            <text:p>-30.4783408</text:p>
          </table:table-cell>
          <table:table-cell office:value-type="float" office:value="14.1436556" calcext:value-type="float">
            <text:p>14.1436556</text:p>
          </table:table-cell>
          <table:table-cell office:value-type="string" calcext:value-type="string">
            <text:p>let poi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16];[.D316];;[.E316];[.A316];[.F316];[.B316];[.H316])" office:value-type="string" office:string-value="let point316 “= new N_Point([“-30.4783408,14.1436556]);" calcext:value-type="string">
            <text:p>let point316 “= new N_Point([“-30.4783408,14.143655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1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7.2082556" calcext:value-type="float">
            <text:p>-17.2082556</text:p>
          </table:table-cell>
          <table:table-cell office:value-type="float" office:value="-16.6031316" calcext:value-type="float">
            <text:p>-16.6031316</text:p>
          </table:table-cell>
          <table:table-cell office:value-type="string" calcext:value-type="string">
            <text:p>let point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17];[.D317];;[.E317];[.A317];[.F317];[.B317];[.H317])" office:value-type="string" office:string-value="let point317 “= new N_Point([“-17.2082556,-16.6031316]);" calcext:value-type="string">
            <text:p>let point317 “= new N_Point([“-17.2082556,-16.603131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1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1.3411268" calcext:value-type="float">
            <text:p>31.3411268</text:p>
          </table:table-cell>
          <table:table-cell office:value-type="float" office:value="6.4978702" calcext:value-type="float">
            <text:p>6.4978702</text:p>
          </table:table-cell>
          <table:table-cell office:value-type="string" calcext:value-type="string">
            <text:p>let poin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18];[.D318];;[.E318];[.A318];[.F318];[.B318];[.H318])" office:value-type="string" office:string-value="let point318 “= new N_Point([“31.3411268,6.4978702]);" calcext:value-type="string">
            <text:p>let point318 “= new N_Point([“31.3411268,6.497870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1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0.6151842" calcext:value-type="float">
            <text:p>-10.6151842</text:p>
          </table:table-cell>
          <table:table-cell office:value-type="float" office:value="-11.9505226" calcext:value-type="float">
            <text:p>-11.9505226</text:p>
          </table:table-cell>
          <table:table-cell office:value-type="string" calcext:value-type="string">
            <text:p>let point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19];[.D319];;[.E319];[.A319];[.F319];[.B319];[.H319])" office:value-type="string" office:string-value="let point319 “= new N_Point([“-10.6151842,-11.9505226]);" calcext:value-type="string">
            <text:p>let point319 “= new N_Point([“-10.6151842,-11.950522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1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7.4890714" calcext:value-type="float">
            <text:p>-7.4890714</text:p>
          </table:table-cell>
          <table:table-cell office:value-type="float" office:value="-13.106611" calcext:value-type="float">
            <text:p>-13.106611</text:p>
          </table:table-cell>
          <table:table-cell office:value-type="string" calcext:value-type="string">
            <text:p>let poin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20];[.D320];;[.E320];[.A320];[.F320];[.B320];[.H320])" office:value-type="string" office:string-value="let point320 “= new N_Point([“-7.4890714,-13.106611]);" calcext:value-type="string">
            <text:p>let point320 “= new N_Point([“-7.4890714,-13.106611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.7559966" calcext:value-type="float">
            <text:p>4.7559966</text:p>
          </table:table-cell>
          <table:table-cell office:value-type="float" office:value="11.299051" calcext:value-type="float">
            <text:p>11.299051</text:p>
          </table:table-cell>
          <table:table-cell office:value-type="string" calcext:value-type="string">
            <text:p>let point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21];[.D321];;[.E321];[.A321];[.F321];[.B321];[.H321])" office:value-type="string" office:string-value="let point321 “= new N_Point([“4.7559966,11.299051]);" calcext:value-type="string">
            <text:p>let point321 “= new N_Point([“4.7559966,11.299051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2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.2439814" calcext:value-type="float">
            <text:p>5.2439814</text:p>
          </table:table-cell>
          <table:table-cell office:value-type="float" office:value="-0.7126298" calcext:value-type="float">
            <text:p>-0.7126298</text:p>
          </table:table-cell>
          <table:table-cell office:value-type="string" calcext:value-type="string">
            <text:p>let point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22];[.D322];;[.E322];[.A322];[.F322];[.B322];[.H322])" office:value-type="string" office:string-value="let point322 “= new N_Point([“5.2439814,-0.7126298]);" calcext:value-type="string">
            <text:p>let point322 “= new N_Point([“5.2439814,-0.712629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2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9.4683258" calcext:value-type="float">
            <text:p>-19.4683258</text:p>
          </table:table-cell>
          <table:table-cell office:value-type="float" office:value="37.4181154" calcext:value-type="float">
            <text:p>37.4181154</text:p>
          </table:table-cell>
          <table:table-cell office:value-type="string" calcext:value-type="string">
            <text:p>let point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23];[.D323];;[.E323];[.A323];[.F323];[.B323];[.H323])" office:value-type="string" office:string-value="let point323 “= new N_Point([“-19.4683258,37.4181154]);" calcext:value-type="string">
            <text:p>let point323 “= new N_Point([“-19.4683258,37.418115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2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0.4354644" calcext:value-type="float">
            <text:p>0.4354644</text:p>
          </table:table-cell>
          <table:table-cell office:value-type="float" office:value="-29.4083202" calcext:value-type="float">
            <text:p>-29.4083202</text:p>
          </table:table-cell>
          <table:table-cell office:value-type="string" calcext:value-type="string">
            <text:p>let point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24];[.D324];;[.E324];[.A324];[.F324];[.B324];[.H324])" office:value-type="string" office:string-value="let point324 “= new N_Point([“0.4354644,-29.4083202]);" calcext:value-type="string">
            <text:p>let point324 “= new N_Point([“0.4354644,-29.408320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2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4.3671326" calcext:value-type="float">
            <text:p>-14.3671326</text:p>
          </table:table-cell>
          <table:table-cell office:value-type="float" office:value="-31.196479" calcext:value-type="float">
            <text:p>-31.196479</text:p>
          </table:table-cell>
          <table:table-cell office:value-type="string" calcext:value-type="string">
            <text:p>let point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25];[.D325];;[.E325];[.A325];[.F325];[.B325];[.H325])" office:value-type="string" office:string-value="let point325 “= new N_Point([“-14.3671326,-31.196479]);" calcext:value-type="string">
            <text:p>let point325 “= new N_Point([“-14.3671326,-31.196479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2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9.7841892" calcext:value-type="float">
            <text:p>-9.7841892</text:p>
          </table:table-cell>
          <table:table-cell office:value-type="float" office:value="63.0150608" calcext:value-type="float">
            <text:p>63.0150608</text:p>
          </table:table-cell>
          <table:table-cell office:value-type="string" calcext:value-type="string">
            <text:p>let point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26];[.D326];;[.E326];[.A326];[.F326];[.B326];[.H326])" office:value-type="string" office:string-value="let point326 “= new N_Point([“-9.7841892,63.0150608]);" calcext:value-type="string">
            <text:p>let point326 “= new N_Point([“-9.7841892,63.015060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2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3.0417572" calcext:value-type="float">
            <text:p>-13.0417572</text:p>
          </table:table-cell>
          <table:table-cell office:value-type="float" office:value="-25.5757104" calcext:value-type="float">
            <text:p>-25.5757104</text:p>
          </table:table-cell>
          <table:table-cell office:value-type="string" calcext:value-type="string">
            <text:p>let point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27];[.D327];;[.E327];[.A327];[.F327];[.B327];[.H327])" office:value-type="string" office:string-value="let point327 “= new N_Point([“-13.0417572,-25.5757104]);" calcext:value-type="string">
            <text:p>let point327 “= new N_Point([“-13.0417572,-25.575710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2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6.2349708" calcext:value-type="float">
            <text:p>-26.2349708</text:p>
          </table:table-cell>
          <table:table-cell office:value-type="float" office:value="56.8908462" calcext:value-type="float">
            <text:p>56.8908462</text:p>
          </table:table-cell>
          <table:table-cell office:value-type="string" calcext:value-type="string">
            <text:p>let point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28];[.D328];;[.E328];[.A328];[.F328];[.B328];[.H328])" office:value-type="string" office:string-value="let point328 “= new N_Point([“-26.2349708,56.8908462]);" calcext:value-type="string">
            <text:p>let point328 “= new N_Point([“-26.2349708,56.890846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2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7.0710678" calcext:value-type="float">
            <text:p>-37.0710678</text:p>
          </table:table-cell>
          <table:table-cell office:value-type="float" office:value="-10.1467864" calcext:value-type="float">
            <text:p>-10.1467864</text:p>
          </table:table-cell>
          <table:table-cell office:value-type="string" calcext:value-type="string">
            <text:p>let point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29];[.D329];;[.E329];[.A329];[.F329];[.B329];[.H329])" office:value-type="string" office:string-value="let point329 “= new N_Point([“-37.0710678,-10.1467864]);" calcext:value-type="string">
            <text:p>let point329 “= new N_Point([“-37.0710678,-10.146786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2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7.677287" calcext:value-type="float">
            <text:p>-27.677287</text:p>
          </table:table-cell>
          <table:table-cell office:value-type="float" office:value="-13.6446588" calcext:value-type="float">
            <text:p>-13.6446588</text:p>
          </table:table-cell>
          <table:table-cell office:value-type="string" calcext:value-type="string">
            <text:p>let point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30];[.D330];;[.E330];[.A330];[.F330];[.B330];[.H330])" office:value-type="string" office:string-value="let point330 “= new N_Point([“-27.677287,-13.6446588]);" calcext:value-type="string">
            <text:p>let point330 “= new N_Point([“-27.677287,-13.644658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3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.0185904" calcext:value-type="float">
            <text:p>2.0185904</text:p>
          </table:table-cell>
          <table:table-cell office:value-type="float" office:value="45.370085" calcext:value-type="float">
            <text:p>45.370085</text:p>
          </table:table-cell>
          <table:table-cell office:value-type="string" calcext:value-type="string">
            <text:p>let point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31];[.D331];;[.E331];[.A331];[.F331];[.B331];[.H331])" office:value-type="string" office:string-value="let point331 “= new N_Point([“2.0185904,45.370085]);" calcext:value-type="string">
            <text:p>let point331 “= new N_Point([“2.0185904,45.370085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3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6.0421624" calcext:value-type="float">
            <text:p>-26.0421624</text:p>
          </table:table-cell>
          <table:table-cell office:value-type="float" office:value="47.8325084" calcext:value-type="float">
            <text:p>47.8325084</text:p>
          </table:table-cell>
          <table:table-cell office:value-type="string" calcext:value-type="string">
            <text:p>let point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32];[.D332];;[.E332];[.A332];[.F332];[.B332];[.H332])" office:value-type="string" office:string-value="let point332 “= new N_Point([“-26.0421624,47.8325084]);" calcext:value-type="string">
            <text:p>let point332 “= new N_Point([“-26.0421624,47.832508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3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9.1466932" calcext:value-type="float">
            <text:p>19.1466932</text:p>
          </table:table-cell>
          <table:table-cell office:value-type="float" office:value="37.9950234" calcext:value-type="float">
            <text:p>37.9950234</text:p>
          </table:table-cell>
          <table:table-cell office:value-type="string" calcext:value-type="string">
            <text:p>let point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33];[.D333];;[.E333];[.A333];[.F333];[.B333];[.H333])" office:value-type="string" office:string-value="let point333 “= new N_Point([“19.1466932,37.9950234]);" calcext:value-type="string">
            <text:p>let point333 “= new N_Point([“19.1466932,37.995023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3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4.2615418" calcext:value-type="float">
            <text:p>-24.2615418</text:p>
          </table:table-cell>
          <table:table-cell office:value-type="float" office:value="-21.0826522" calcext:value-type="float">
            <text:p>-21.0826522</text:p>
          </table:table-cell>
          <table:table-cell office:value-type="string" calcext:value-type="string">
            <text:p>let point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34];[.D334];;[.E334];[.A334];[.F334];[.B334];[.H334])" office:value-type="string" office:string-value="let point334 “= new N_Point([“-24.2615418,-21.0826522]);" calcext:value-type="string">
            <text:p>let point334 “= new N_Point([“-24.2615418,-21.082652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3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1.0617034" calcext:value-type="float">
            <text:p>11.0617034</text:p>
          </table:table-cell>
          <table:table-cell office:value-type="float" office:value="-14.6734812" calcext:value-type="float">
            <text:p>-14.6734812</text:p>
          </table:table-cell>
          <table:table-cell office:value-type="string" calcext:value-type="string">
            <text:p>let point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35];[.D335];;[.E335];[.A335];[.F335];[.B335];[.H335])" office:value-type="string" office:string-value="let point335 “= new N_Point([“11.0617034,-14.6734812]);" calcext:value-type="string">
            <text:p>let point335 “= new N_Point([“11.0617034,-14.673481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3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86.9015496" calcext:value-type="float">
            <text:p>-86.9015496</text:p>
          </table:table-cell>
          <table:table-cell office:value-type="float" office:value="8.3750504" calcext:value-type="float">
            <text:p>8.3750504</text:p>
          </table:table-cell>
          <table:table-cell office:value-type="string" calcext:value-type="string">
            <text:p>let point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36];[.D336];;[.E336];[.A336];[.F336];[.B336];[.H336])" office:value-type="string" office:string-value="let point336 “= new N_Point([“-86.9015496,8.3750504]);" calcext:value-type="string">
            <text:p>let point336 “= new N_Point([“-86.9015496,8.375050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3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9.9378596" calcext:value-type="float">
            <text:p>-29.9378596</text:p>
          </table:table-cell>
          <table:table-cell office:value-type="float" office:value="0.0908516" calcext:value-type="float">
            <text:p>0.0908516</text:p>
          </table:table-cell>
          <table:table-cell office:value-type="string" calcext:value-type="string">
            <text:p>let point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37];[.D337];;[.E337];[.A337];[.F337];[.B337];[.H337])" office:value-type="string" office:string-value="let point337 “= new N_Point([“-29.9378596,0.0908516]);" calcext:value-type="string">
            <text:p>let point337 “= new N_Point([“-29.9378596,0.090851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3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6.0753436" calcext:value-type="float">
            <text:p>-36.0753436</text:p>
          </table:table-cell>
          <table:table-cell office:value-type="float" office:value="-13.9819178" calcext:value-type="float">
            <text:p>-13.9819178</text:p>
          </table:table-cell>
          <table:table-cell office:value-type="string" calcext:value-type="string">
            <text:p>let point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38];[.D338];;[.E338];[.A338];[.F338];[.B338];[.H338])" office:value-type="string" office:string-value="let point338 “= new N_Point([“-36.0753436,-13.9819178]);" calcext:value-type="string">
            <text:p>let point338 “= new N_Point([“-36.0753436,-13.981917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3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3.405061" calcext:value-type="float">
            <text:p>-33.405061</text:p>
          </table:table-cell>
          <table:table-cell office:value-type="float" office:value="-21.1812984" calcext:value-type="float">
            <text:p>-21.1812984</text:p>
          </table:table-cell>
          <table:table-cell office:value-type="string" calcext:value-type="string">
            <text:p>let point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39];[.D339];;[.E339];[.A339];[.F339];[.B339];[.H339])" office:value-type="string" office:string-value="let point339 “= new N_Point([“-33.405061,-21.1812984]);" calcext:value-type="string">
            <text:p>let point339 “= new N_Point([“-33.405061,-21.181298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3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6.7869318" calcext:value-type="float">
            <text:p>-16.7869318</text:p>
          </table:table-cell>
          <table:table-cell office:value-type="float" office:value="-6.984506" calcext:value-type="float">
            <text:p>-6.984506</text:p>
          </table:table-cell>
          <table:table-cell office:value-type="string" calcext:value-type="string">
            <text:p>let point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40];[.D340];;[.E340];[.A340];[.F340];[.B340];[.H340])" office:value-type="string" office:string-value="let point340 “= new N_Point([“-16.7869318,-6.984506]);" calcext:value-type="string">
            <text:p>let point340 “= new N_Point([“-16.7869318,-6.98450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4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.0895908" calcext:value-type="float">
            <text:p>4.0895908</text:p>
          </table:table-cell>
          <table:table-cell office:value-type="float" office:value="-35.366418" calcext:value-type="float">
            <text:p>-35.366418</text:p>
          </table:table-cell>
          <table:table-cell office:value-type="string" calcext:value-type="string">
            <text:p>let point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41];[.D341];;[.E341];[.A341];[.F341];[.B341];[.H341])" office:value-type="string" office:string-value="let point341 “= new N_Point([“4.0895908,-35.366418]);" calcext:value-type="string">
            <text:p>let point341 “= new N_Point([“4.0895908,-35.36641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4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0.4168928" calcext:value-type="float">
            <text:p>-30.4168928</text:p>
          </table:table-cell>
          <table:table-cell office:value-type="float" office:value="-5.2497524" calcext:value-type="float">
            <text:p>-5.2497524</text:p>
          </table:table-cell>
          <table:table-cell office:value-type="string" calcext:value-type="string">
            <text:p>let point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42];[.D342];;[.E342];[.A342];[.F342];[.B342];[.H342])" office:value-type="string" office:string-value="let point342 “= new N_Point([“-30.4168928,-5.2497524]);" calcext:value-type="string">
            <text:p>let point342 “= new N_Point([“-30.4168928,-5.249752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4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6.2416984" calcext:value-type="float">
            <text:p>-6.2416984</text:p>
          </table:table-cell>
          <table:table-cell office:value-type="float" office:value="-21.3192986" calcext:value-type="float">
            <text:p>-21.3192986</text:p>
          </table:table-cell>
          <table:table-cell office:value-type="string" calcext:value-type="string">
            <text:p>let point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43];[.D343];;[.E343];[.A343];[.F343];[.B343];[.H343])" office:value-type="string" office:string-value="let point343 “= new N_Point([“-6.2416984,-21.3192986]);" calcext:value-type="string">
            <text:p>let point343 “= new N_Point([“-6.2416984,-21.319298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4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5.4934982" calcext:value-type="float">
            <text:p>-5.4934982</text:p>
          </table:table-cell>
          <table:table-cell office:value-type="float" office:value="-16.4832056" calcext:value-type="float">
            <text:p>-16.4832056</text:p>
          </table:table-cell>
          <table:table-cell office:value-type="string" calcext:value-type="string">
            <text:p>let point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44];[.D344];;[.E344];[.A344];[.F344];[.B344];[.H344])" office:value-type="string" office:string-value="let point344 “= new N_Point([“-5.4934982,-16.4832056]);" calcext:value-type="string">
            <text:p>let point344 “= new N_Point([“-5.4934982,-16.483205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4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0.8554062" calcext:value-type="float">
            <text:p>20.8554062</text:p>
          </table:table-cell>
          <table:table-cell office:value-type="float" office:value="-37.0303714" calcext:value-type="float">
            <text:p>-37.0303714</text:p>
          </table:table-cell>
          <table:table-cell office:value-type="string" calcext:value-type="string">
            <text:p>let point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45];[.D345];;[.E345];[.A345];[.F345];[.B345];[.H345])" office:value-type="string" office:string-value="let point345 “= new N_Point([“20.8554062,-37.0303714]);" calcext:value-type="string">
            <text:p>let point345 “= new N_Point([“20.8554062,-37.030371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4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51.5892574" calcext:value-type="float">
            <text:p>-51.5892574</text:p>
          </table:table-cell>
          <table:table-cell office:value-type="float" office:value="1.2126104" calcext:value-type="float">
            <text:p>1.2126104</text:p>
          </table:table-cell>
          <table:table-cell office:value-type="string" calcext:value-type="string">
            <text:p>let point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46];[.D346];;[.E346];[.A346];[.F346];[.B346];[.H346])" office:value-type="string" office:string-value="let point346 “= new N_Point([“-51.5892574,1.2126104]);" calcext:value-type="string">
            <text:p>let point346 “= new N_Point([“-51.5892574,1.212610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4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.3036534" calcext:value-type="float">
            <text:p>-3.3036534</text:p>
          </table:table-cell>
          <table:table-cell office:value-type="float" office:value="-36.050731" calcext:value-type="float">
            <text:p>-36.050731</text:p>
          </table:table-cell>
          <table:table-cell office:value-type="string" calcext:value-type="string">
            <text:p>let point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47];[.D347];;[.E347];[.A347];[.F347];[.B347];[.H347])" office:value-type="string" office:string-value="let point347 “= new N_Point([“-3.3036534,-36.050731]);" calcext:value-type="string">
            <text:p>let point347 “= new N_Point([“-3.3036534,-36.050731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4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9.3646052" calcext:value-type="float">
            <text:p>-19.3646052</text:p>
          </table:table-cell>
          <table:table-cell office:value-type="float" office:value="16.8238462" calcext:value-type="float">
            <text:p>16.8238462</text:p>
          </table:table-cell>
          <table:table-cell office:value-type="string" calcext:value-type="string">
            <text:p>let point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48];[.D348];;[.E348];[.A348];[.F348];[.B348];[.H348])" office:value-type="string" office:string-value="let point348 “= new N_Point([“-19.3646052,16.8238462]);" calcext:value-type="string">
            <text:p>let point348 “= new N_Point([“-19.3646052,16.823846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4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5.533773" calcext:value-type="float">
            <text:p>-35.533773</text:p>
          </table:table-cell>
          <table:table-cell office:value-type="float" office:value="26.1266556" calcext:value-type="float">
            <text:p>26.1266556</text:p>
          </table:table-cell>
          <table:table-cell office:value-type="string" calcext:value-type="string">
            <text:p>let point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49];[.D349];;[.E349];[.A349];[.F349];[.B349];[.H349])" office:value-type="string" office:string-value="let point349 “= new N_Point([“-35.533773,26.1266556]);" calcext:value-type="string">
            <text:p>let point349 “= new N_Point([“-35.533773,26.126655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4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8.464032" calcext:value-type="float">
            <text:p>28.464032</text:p>
          </table:table-cell>
          <table:table-cell office:value-type="float" office:value="-37.7186222" calcext:value-type="float">
            <text:p>-37.7186222</text:p>
          </table:table-cell>
          <table:table-cell office:value-type="string" calcext:value-type="string">
            <text:p>let point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50];[.D350];;[.E350];[.A350];[.F350];[.B350];[.H350])" office:value-type="string" office:string-value="let point350 “= new N_Point([“28.464032,-37.7186222]);" calcext:value-type="string">
            <text:p>let point350 “= new N_Point([“28.464032,-37.718622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5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0.899451" calcext:value-type="float">
            <text:p>-0.899451</text:p>
          </table:table-cell>
          <table:table-cell office:value-type="float" office:value="-7.8094294" calcext:value-type="float">
            <text:p>-7.8094294</text:p>
          </table:table-cell>
          <table:table-cell office:value-type="string" calcext:value-type="string">
            <text:p>let point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51];[.D351];;[.E351];[.A351];[.F351];[.B351];[.H351])" office:value-type="string" office:string-value="let point351 “= new N_Point([“-0.899451,-7.8094294]);" calcext:value-type="string">
            <text:p>let point351 “= new N_Point([“-0.899451,-7.809429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5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5.7375936" calcext:value-type="float">
            <text:p>-5.7375936</text:p>
          </table:table-cell>
          <table:table-cell office:value-type="float" office:value="-18.977701" calcext:value-type="float">
            <text:p>-18.977701</text:p>
          </table:table-cell>
          <table:table-cell office:value-type="string" calcext:value-type="string">
            <text:p>let point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52];[.D352];;[.E352];[.A352];[.F352];[.B352];[.H352])" office:value-type="string" office:string-value="let point352 “= new N_Point([“-5.7375936,-18.977701]);" calcext:value-type="string">
            <text:p>let point352 “= new N_Point([“-5.7375936,-18.977701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5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.3674844" calcext:value-type="float">
            <text:p>3.3674844</text:p>
          </table:table-cell>
          <table:table-cell office:value-type="float" office:value="-6.029124" calcext:value-type="float">
            <text:p>-6.029124</text:p>
          </table:table-cell>
          <table:table-cell office:value-type="string" calcext:value-type="string">
            <text:p>let point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53];[.D353];;[.E353];[.A353];[.F353];[.B353];[.H353])" office:value-type="string" office:string-value="let point353 “= new N_Point([“3.3674844,-6.029124]);" calcext:value-type="string">
            <text:p>let point353 “= new N_Point([“3.3674844,-6.02912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5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9.0983344" calcext:value-type="float">
            <text:p>29.0983344</text:p>
          </table:table-cell>
          <table:table-cell office:value-type="float" office:value="6.7728764" calcext:value-type="float">
            <text:p>6.7728764</text:p>
          </table:table-cell>
          <table:table-cell office:value-type="string" calcext:value-type="string">
            <text:p>let point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54];[.D354];;[.E354];[.A354];[.F354];[.B354];[.H354])" office:value-type="string" office:string-value="let point354 “= new N_Point([“29.0983344,6.7728764]);" calcext:value-type="string">
            <text:p>let point354 “= new N_Point([“29.0983344,6.772876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5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2.504525" calcext:value-type="float">
            <text:p>32.504525</text:p>
          </table:table-cell>
          <table:table-cell office:value-type="float" office:value="18.1888526" calcext:value-type="float">
            <text:p>18.1888526</text:p>
          </table:table-cell>
          <table:table-cell office:value-type="string" calcext:value-type="string">
            <text:p>let poin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55];[.D355];;[.E355];[.A355];[.F355];[.B355];[.H355])" office:value-type="string" office:string-value="let point355 “= new N_Point([“32.504525,18.1888526]);" calcext:value-type="string">
            <text:p>let point355 “= new N_Point([“32.504525,18.188852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5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8.7240562" calcext:value-type="float">
            <text:p>-18.7240562</text:p>
          </table:table-cell>
          <table:table-cell office:value-type="float" office:value="-19.8051656" calcext:value-type="float">
            <text:p>-19.8051656</text:p>
          </table:table-cell>
          <table:table-cell office:value-type="string" calcext:value-type="string">
            <text:p>let point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56];[.D356];;[.E356];[.A356];[.F356];[.B356];[.H356])" office:value-type="string" office:string-value="let point356 “= new N_Point([“-18.7240562,-19.8051656]);" calcext:value-type="string">
            <text:p>let point356 “= new N_Point([“-18.7240562,-19.805165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5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.8688828" calcext:value-type="float">
            <text:p>-3.8688828</text:p>
          </table:table-cell>
          <table:table-cell office:value-type="float" office:value="-21.849474" calcext:value-type="float">
            <text:p>-21.849474</text:p>
          </table:table-cell>
          <table:table-cell office:value-type="string" calcext:value-type="string">
            <text:p>let point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57];[.D357];;[.E357];[.A357];[.F357];[.B357];[.H357])" office:value-type="string" office:string-value="let point357 “= new N_Point([“-3.8688828,-21.849474]);" calcext:value-type="string">
            <text:p>let point357 “= new N_Point([“-3.8688828,-21.84947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5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7.8256414" calcext:value-type="float">
            <text:p>-7.8256414</text:p>
          </table:table-cell>
          <table:table-cell office:value-type="float" office:value="59.798527" calcext:value-type="float">
            <text:p>59.798527</text:p>
          </table:table-cell>
          <table:table-cell office:value-type="string" calcext:value-type="string">
            <text:p>let point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58];[.D358];;[.E358];[.A358];[.F358];[.B358];[.H358])" office:value-type="string" office:string-value="let point358 “= new N_Point([“-7.8256414,59.798527]);" calcext:value-type="string">
            <text:p>let point358 “= new N_Point([“-7.8256414,59.798527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5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0.3689998" calcext:value-type="float">
            <text:p>-20.3689998</text:p>
          </table:table-cell>
          <table:table-cell office:value-type="float" office:value="-24.7625576" calcext:value-type="float">
            <text:p>-24.7625576</text:p>
          </table:table-cell>
          <table:table-cell office:value-type="string" calcext:value-type="string">
            <text:p>let point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59];[.D359];;[.E359];[.A359];[.F359];[.B359];[.H359])" office:value-type="string" office:string-value="let point359 “= new N_Point([“-20.3689998,-24.7625576]);" calcext:value-type="string">
            <text:p>let point359 “= new N_Point([“-20.3689998,-24.762557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5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5.2804662" calcext:value-type="float">
            <text:p>-5.2804662</text:p>
          </table:table-cell>
          <table:table-cell office:value-type="float" office:value="-24.3683668" calcext:value-type="float">
            <text:p>-24.3683668</text:p>
          </table:table-cell>
          <table:table-cell office:value-type="string" calcext:value-type="string">
            <text:p>let point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60];[.D360];;[.E360];[.A360];[.F360];[.B360];[.H360])" office:value-type="string" office:string-value="let point360 “= new N_Point([“-5.2804662,-24.3683668]);" calcext:value-type="string">
            <text:p>let point360 “= new N_Point([“-5.2804662,-24.368366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6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.3317468" calcext:value-type="float">
            <text:p>9.3317468</text:p>
          </table:table-cell>
          <table:table-cell office:value-type="float" office:value="8.4822076" calcext:value-type="float">
            <text:p>8.4822076</text:p>
          </table:table-cell>
          <table:table-cell office:value-type="string" calcext:value-type="string">
            <text:p>let point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61];[.D361];;[.E361];[.A361];[.F361];[.B361];[.H361])" office:value-type="string" office:string-value="let point361 “= new N_Point([“9.3317468,8.4822076]);" calcext:value-type="string">
            <text:p>let point361 “= new N_Point([“9.3317468,8.482207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6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.2406844" calcext:value-type="float">
            <text:p>-1.2406844</text:p>
          </table:table-cell>
          <table:table-cell office:value-type="float" office:value="-20.213088" calcext:value-type="float">
            <text:p>-20.213088</text:p>
          </table:table-cell>
          <table:table-cell office:value-type="string" calcext:value-type="string">
            <text:p>let point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62];[.D362];;[.E362];[.A362];[.F362];[.B362];[.H362])" office:value-type="string" office:string-value="let point362 “= new N_Point([“-1.2406844,-20.213088]);" calcext:value-type="string">
            <text:p>let point362 “= new N_Point([“-1.2406844,-20.21308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6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4.6103516" calcext:value-type="float">
            <text:p>-14.6103516</text:p>
          </table:table-cell>
          <table:table-cell office:value-type="float" office:value="55.7595586" calcext:value-type="float">
            <text:p>55.7595586</text:p>
          </table:table-cell>
          <table:table-cell office:value-type="string" calcext:value-type="string">
            <text:p>let point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63];[.D363];;[.E363];[.A363];[.F363];[.B363];[.H363])" office:value-type="string" office:string-value="let point363 “= new N_Point([“-14.6103516,55.7595586]);" calcext:value-type="string">
            <text:p>let point363 “= new N_Point([“-14.6103516,55.759558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6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8.9516104" calcext:value-type="float">
            <text:p>18.9516104</text:p>
          </table:table-cell>
          <table:table-cell office:value-type="float" office:value="26.6027186" calcext:value-type="float">
            <text:p>26.6027186</text:p>
          </table:table-cell>
          <table:table-cell office:value-type="string" calcext:value-type="string">
            <text:p>let point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64];[.D364];;[.E364];[.A364];[.F364];[.B364];[.H364])" office:value-type="string" office:string-value="let point364 “= new N_Point([“18.9516104,26.6027186]);" calcext:value-type="string">
            <text:p>let point364 “= new N_Point([“18.9516104,26.602718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6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3.3001028" calcext:value-type="float">
            <text:p>-23.3001028</text:p>
          </table:table-cell>
          <table:table-cell office:value-type="float" office:value="37.8920384" calcext:value-type="float">
            <text:p>37.8920384</text:p>
          </table:table-cell>
          <table:table-cell office:value-type="string" calcext:value-type="string">
            <text:p>let point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65];[.D365];;[.E365];[.A365];[.F365];[.B365];[.H365])" office:value-type="string" office:string-value="let point365 “= new N_Point([“-23.3001028,37.8920384]);" calcext:value-type="string">
            <text:p>let point365 “= new N_Point([“-23.3001028,37.892038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6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.543629" calcext:value-type="float">
            <text:p>-1.543629</text:p>
          </table:table-cell>
          <table:table-cell office:value-type="float" office:value="-30.0949236" calcext:value-type="float">
            <text:p>-30.0949236</text:p>
          </table:table-cell>
          <table:table-cell office:value-type="string" calcext:value-type="string">
            <text:p>let point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66];[.D366];;[.E366];[.A366];[.F366];[.B366];[.H366])" office:value-type="string" office:string-value="let point366 “= new N_Point([“-1.543629,-30.0949236]);" calcext:value-type="string">
            <text:p>let point366 “= new N_Point([“-1.543629,-30.094923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6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5.7791484" calcext:value-type="float">
            <text:p>-15.7791484</text:p>
          </table:table-cell>
          <table:table-cell office:value-type="float" office:value="5.056363" calcext:value-type="float">
            <text:p>5.056363</text:p>
          </table:table-cell>
          <table:table-cell office:value-type="string" calcext:value-type="string">
            <text:p>let point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67];[.D367];;[.E367];[.A367];[.F367];[.B367];[.H367])" office:value-type="string" office:string-value="let point367 “= new N_Point([“-15.7791484,5.056363]);" calcext:value-type="string">
            <text:p>let point367 “= new N_Point([“-15.7791484,5.056363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6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3.118635" calcext:value-type="float">
            <text:p>-23.118635</text:p>
          </table:table-cell>
          <table:table-cell office:value-type="float" office:value="-10.3646362" calcext:value-type="float">
            <text:p>-10.3646362</text:p>
          </table:table-cell>
          <table:table-cell office:value-type="string" calcext:value-type="string">
            <text:p>let point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68];[.D368];;[.E368];[.A368];[.F368];[.B368];[.H368])" office:value-type="string" office:string-value="let point368 “= new N_Point([“-23.118635,-10.3646362]);" calcext:value-type="string">
            <text:p>let point368 “= new N_Point([“-23.118635,-10.364636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6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2.4232336" calcext:value-type="float">
            <text:p>-22.4232336</text:p>
          </table:table-cell>
          <table:table-cell office:value-type="float" office:value="-22.2318552" calcext:value-type="float">
            <text:p>-22.2318552</text:p>
          </table:table-cell>
          <table:table-cell office:value-type="string" calcext:value-type="string">
            <text:p>let point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69];[.D369];;[.E369];[.A369];[.F369];[.B369];[.H369])" office:value-type="string" office:string-value="let point369 “= new N_Point([“-22.4232336,-22.2318552]);" calcext:value-type="string">
            <text:p>let point369 “= new N_Point([“-22.4232336,-22.231855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6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.4504788" calcext:value-type="float">
            <text:p>-3.4504788</text:p>
          </table:table-cell>
          <table:table-cell office:value-type="float" office:value="-27.2975014" calcext:value-type="float">
            <text:p>-27.2975014</text:p>
          </table:table-cell>
          <table:table-cell office:value-type="string" calcext:value-type="string">
            <text:p>let point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70];[.D370];;[.E370];[.A370];[.F370];[.B370];[.H370])" office:value-type="string" office:string-value="let point370 “= new N_Point([“-3.4504788,-27.2975014]);" calcext:value-type="string">
            <text:p>let point370 “= new N_Point([“-3.4504788,-27.297501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7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0.3102492" calcext:value-type="float">
            <text:p>-0.3102492</text:p>
          </table:table-cell>
          <table:table-cell office:value-type="float" office:value="12.640416" calcext:value-type="float">
            <text:p>12.640416</text:p>
          </table:table-cell>
          <table:table-cell office:value-type="string" calcext:value-type="string">
            <text:p>let point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71];[.D371];;[.E371];[.A371];[.F371];[.B371];[.H371])" office:value-type="string" office:string-value="let point371 “= new N_Point([“-0.3102492,12.640416]);" calcext:value-type="string">
            <text:p>let point371 “= new N_Point([“-0.3102492,12.64041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7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5.7854316" calcext:value-type="float">
            <text:p>15.7854316</text:p>
          </table:table-cell>
          <table:table-cell office:value-type="float" office:value="4.3007624" calcext:value-type="float">
            <text:p>4.3007624</text:p>
          </table:table-cell>
          <table:table-cell office:value-type="string" calcext:value-type="string">
            <text:p>let point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72];[.D372];;[.E372];[.A372];[.F372];[.B372];[.H372])" office:value-type="string" office:string-value="let point372 “= new N_Point([“15.7854316,4.3007624]);" calcext:value-type="string">
            <text:p>let point372 “= new N_Point([“15.7854316,4.300762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7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9.0028542" calcext:value-type="float">
            <text:p>-29.0028542</text:p>
          </table:table-cell>
          <table:table-cell office:value-type="float" office:value="11.9859486" calcext:value-type="float">
            <text:p>11.9859486</text:p>
          </table:table-cell>
          <table:table-cell office:value-type="string" calcext:value-type="string">
            <text:p>let point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73];[.D373];;[.E373];[.A373];[.F373];[.B373];[.H373])" office:value-type="string" office:string-value="let point373 “= new N_Point([“-29.0028542,11.9859486]);" calcext:value-type="string">
            <text:p>let point373 “= new N_Point([“-29.0028542,11.985948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7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4.7491752" calcext:value-type="float">
            <text:p>-24.7491752</text:p>
          </table:table-cell>
          <table:table-cell office:value-type="float" office:value="2.6095292" calcext:value-type="float">
            <text:p>2.6095292</text:p>
          </table:table-cell>
          <table:table-cell office:value-type="string" calcext:value-type="string">
            <text:p>let point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74];[.D374];;[.E374];[.A374];[.F374];[.B374];[.H374])" office:value-type="string" office:string-value="let point374 “= new N_Point([“-24.7491752,2.6095292]);" calcext:value-type="string">
            <text:p>let point374 “= new N_Point([“-24.7491752,2.609529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7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1.475822" calcext:value-type="float">
            <text:p>-11.475822</text:p>
          </table:table-cell>
          <table:table-cell office:value-type="float" office:value="-19.8921426" calcext:value-type="float">
            <text:p>-19.8921426</text:p>
          </table:table-cell>
          <table:table-cell office:value-type="string" calcext:value-type="string">
            <text:p>let point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75];[.D375];;[.E375];[.A375];[.F375];[.B375];[.H375])" office:value-type="string" office:string-value="let point375 “= new N_Point([“-11.475822,-19.8921426]);" calcext:value-type="string">
            <text:p>let point375 “= new N_Point([“-11.475822,-19.892142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7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4.5030458" calcext:value-type="float">
            <text:p>-14.5030458</text:p>
          </table:table-cell>
          <table:table-cell office:value-type="float" office:value="-21.5559298" calcext:value-type="float">
            <text:p>-21.5559298</text:p>
          </table:table-cell>
          <table:table-cell office:value-type="string" calcext:value-type="string">
            <text:p>let point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76];[.D376];;[.E376];[.A376];[.F376];[.B376];[.H376])" office:value-type="string" office:string-value="let point376 “= new N_Point([“-14.5030458,-21.5559298]);" calcext:value-type="string">
            <text:p>let point376 “= new N_Point([“-14.5030458,-21.555929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7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4.9256946" calcext:value-type="float">
            <text:p>34.9256946</text:p>
          </table:table-cell>
          <table:table-cell office:value-type="float" office:value="-32.6788606" calcext:value-type="float">
            <text:p>-32.6788606</text:p>
          </table:table-cell>
          <table:table-cell office:value-type="string" calcext:value-type="string">
            <text:p>let point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77];[.D377];;[.E377];[.A377];[.F377];[.B377];[.H377])" office:value-type="string" office:string-value="let point377 “= new N_Point([“34.9256946,-32.6788606]);" calcext:value-type="string">
            <text:p>let point377 “= new N_Point([“34.9256946,-32.678860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7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0.5379122" calcext:value-type="float">
            <text:p>-0.5379122</text:p>
          </table:table-cell>
          <table:table-cell office:value-type="float" office:value="-33.4903464" calcext:value-type="float">
            <text:p>-33.4903464</text:p>
          </table:table-cell>
          <table:table-cell office:value-type="string" calcext:value-type="string">
            <text:p>let point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78];[.D378];;[.E378];[.A378];[.F378];[.B378];[.H378])" office:value-type="string" office:string-value="let point378 “= new N_Point([“-0.5379122,-33.4903464]);" calcext:value-type="string">
            <text:p>let point378 “= new N_Point([“-0.5379122,-33.490346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7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0.3777858" calcext:value-type="float">
            <text:p>-10.3777858</text:p>
          </table:table-cell>
          <table:table-cell office:value-type="float" office:value="0.8498124" calcext:value-type="float">
            <text:p>0.8498124</text:p>
          </table:table-cell>
          <table:table-cell office:value-type="string" calcext:value-type="string">
            <text:p>let point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79];[.D379];;[.E379];[.A379];[.F379];[.B379];[.H379])" office:value-type="string" office:string-value="let point379 “= new N_Point([“-10.3777858,0.8498124]);" calcext:value-type="string">
            <text:p>let point379 “= new N_Point([“-10.3777858,0.849812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7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8.6043308" calcext:value-type="float">
            <text:p>-18.6043308</text:p>
          </table:table-cell>
          <table:table-cell office:value-type="float" office:value="40.7093518" calcext:value-type="float">
            <text:p>40.7093518</text:p>
          </table:table-cell>
          <table:table-cell office:value-type="string" calcext:value-type="string">
            <text:p>let point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80];[.D380];;[.E380];[.A380];[.F380];[.B380];[.H380])" office:value-type="string" office:string-value="let point380 “= new N_Point([“-18.6043308,40.7093518]);" calcext:value-type="string">
            <text:p>let point380 “= new N_Point([“-18.6043308,40.709351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8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1.6050656" calcext:value-type="float">
            <text:p>-21.6050656</text:p>
          </table:table-cell>
          <table:table-cell office:value-type="float" office:value="2.517717" calcext:value-type="float">
            <text:p>2.517717</text:p>
          </table:table-cell>
          <table:table-cell office:value-type="string" calcext:value-type="string">
            <text:p>let point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81];[.D381];;[.E381];[.A381];[.F381];[.B381];[.H381])" office:value-type="string" office:string-value="let point381 “= new N_Point([“-21.6050656,2.517717]);" calcext:value-type="string">
            <text:p>let point381 “= new N_Point([“-21.6050656,2.517717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8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.488409" calcext:value-type="float">
            <text:p>1.488409</text:p>
          </table:table-cell>
          <table:table-cell office:value-type="float" office:value="68.760144" calcext:value-type="float">
            <text:p>68.760144</text:p>
          </table:table-cell>
          <table:table-cell office:value-type="string" calcext:value-type="string">
            <text:p>let point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82];[.D382];;[.E382];[.A382];[.F382];[.B382];[.H382])" office:value-type="string" office:string-value="let point382 “= new N_Point([“1.488409,68.760144]);" calcext:value-type="string">
            <text:p>let point382 “= new N_Point([“1.488409,68.76014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8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0.7264716" calcext:value-type="float">
            <text:p>-10.7264716</text:p>
          </table:table-cell>
          <table:table-cell office:value-type="float" office:value="35.3259486" calcext:value-type="float">
            <text:p>35.3259486</text:p>
          </table:table-cell>
          <table:table-cell office:value-type="string" calcext:value-type="string">
            <text:p>let point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83];[.D383];;[.E383];[.A383];[.F383];[.B383];[.H383])" office:value-type="string" office:string-value="let point383 “= new N_Point([“-10.7264716,35.3259486]);" calcext:value-type="string">
            <text:p>let point383 “= new N_Point([“-10.7264716,35.325948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40.7773686" calcext:value-type="float">
            <text:p>-40.7773686</text:p>
          </table:table-cell>
          <table:table-cell office:value-type="float" office:value="-17.1511766" calcext:value-type="float">
            <text:p>-17.1511766</text:p>
          </table:table-cell>
          <table:table-cell office:value-type="string" calcext:value-type="string">
            <text:p>let point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84];[.D384];;[.E384];[.A384];[.F384];[.B384];[.H384])" office:value-type="string" office:string-value="let point384 “= new N_Point([“-40.7773686,-17.1511766]);" calcext:value-type="string">
            <text:p>let point384 “= new N_Point([“-40.7773686,-17.151176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8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5.172419" calcext:value-type="float">
            <text:p>-35.172419</text:p>
          </table:table-cell>
          <table:table-cell office:value-type="float" office:value="16.2241746" calcext:value-type="float">
            <text:p>16.2241746</text:p>
          </table:table-cell>
          <table:table-cell office:value-type="string" calcext:value-type="string">
            <text:p>let point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85];[.D385];;[.E385];[.A385];[.F385];[.B385];[.H385])" office:value-type="string" office:string-value="let point385 “= new N_Point([“-35.172419,16.2241746]);" calcext:value-type="string">
            <text:p>let point385 “= new N_Point([“-35.172419,16.224174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8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75.1964682" calcext:value-type="float">
            <text:p>-75.1964682</text:p>
          </table:table-cell>
          <table:table-cell office:value-type="float" office:value="-24.8429068" calcext:value-type="float">
            <text:p>-24.8429068</text:p>
          </table:table-cell>
          <table:table-cell office:value-type="string" calcext:value-type="string">
            <text:p>let point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86];[.D386];;[.E386];[.A386];[.F386];[.B386];[.H386])" office:value-type="string" office:string-value="let point386 “= new N_Point([“-75.1964682,-24.8429068]);" calcext:value-type="string">
            <text:p>let point386 “= new N_Point([“-75.1964682,-24.842906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8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1.0514454" calcext:value-type="float">
            <text:p>21.0514454</text:p>
          </table:table-cell>
          <table:table-cell office:value-type="float" office:value="-30.1456956" calcext:value-type="float">
            <text:p>-30.1456956</text:p>
          </table:table-cell>
          <table:table-cell office:value-type="string" calcext:value-type="string">
            <text:p>let point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87];[.D387];;[.E387];[.A387];[.F387];[.B387];[.H387])" office:value-type="string" office:string-value="let point387 “= new N_Point([“21.0514454,-30.1456956]);" calcext:value-type="string">
            <text:p>let point387 “= new N_Point([“21.0514454,-30.145695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8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0.6033706" calcext:value-type="float">
            <text:p>-0.6033706</text:p>
          </table:table-cell>
          <table:table-cell office:value-type="float" office:value="-32.9946254" calcext:value-type="float">
            <text:p>-32.9946254</text:p>
          </table:table-cell>
          <table:table-cell office:value-type="string" calcext:value-type="string">
            <text:p>let point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88];[.D388];;[.E388];[.A388];[.F388];[.B388];[.H388])" office:value-type="string" office:string-value="let point388 “= new N_Point([“-0.6033706,-32.9946254]);" calcext:value-type="string">
            <text:p>let point388 “= new N_Point([“-0.6033706,-32.994625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8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4.4529918" calcext:value-type="float">
            <text:p>34.4529918</text:p>
          </table:table-cell>
          <table:table-cell office:value-type="float" office:value="-9.8856424" calcext:value-type="float">
            <text:p>-9.8856424</text:p>
          </table:table-cell>
          <table:table-cell office:value-type="string" calcext:value-type="string">
            <text:p>let point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89];[.D389];;[.E389];[.A389];[.F389];[.B389];[.H389])" office:value-type="string" office:string-value="let point389 “= new N_Point([“34.4529918,-9.8856424]);" calcext:value-type="string">
            <text:p>let point389 “= new N_Point([“34.4529918,-9.885642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8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5.9635514" calcext:value-type="float">
            <text:p>-15.9635514</text:p>
          </table:table-cell>
          <table:table-cell office:value-type="float" office:value="6.0211194" calcext:value-type="float">
            <text:p>6.0211194</text:p>
          </table:table-cell>
          <table:table-cell office:value-type="string" calcext:value-type="string">
            <text:p>let point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90];[.D390];;[.E390];[.A390];[.F390];[.B390];[.H390])" office:value-type="string" office:string-value="let point390 “= new N_Point([“-15.9635514,6.0211194]);" calcext:value-type="string">
            <text:p>let point390 “= new N_Point([“-15.9635514,6.021119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9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9.3056268" calcext:value-type="float">
            <text:p>-39.3056268</text:p>
          </table:table-cell>
          <table:table-cell office:value-type="float" office:value="-31.55313" calcext:value-type="float">
            <text:p>-31.55313</text:p>
          </table:table-cell>
          <table:table-cell office:value-type="string" calcext:value-type="string">
            <text:p>let point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91];[.D391];;[.E391];[.A391];[.F391];[.B391];[.H391])" office:value-type="string" office:string-value="let point391 “= new N_Point([“-39.3056268,-31.55313]);" calcext:value-type="string">
            <text:p>let point391 “= new N_Point([“-39.3056268,-31.55313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9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8.7398564" calcext:value-type="float">
            <text:p>-28.7398564</text:p>
          </table:table-cell>
          <table:table-cell office:value-type="float" office:value="-22.827694" calcext:value-type="float">
            <text:p>-22.827694</text:p>
          </table:table-cell>
          <table:table-cell office:value-type="string" calcext:value-type="string">
            <text:p>let point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92];[.D392];;[.E392];[.A392];[.F392];[.B392];[.H392])" office:value-type="string" office:string-value="let point392 “= new N_Point([“-28.7398564,-22.827694]);" calcext:value-type="string">
            <text:p>let point392 “= new N_Point([“-28.7398564,-22.82769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9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5.0878828" calcext:value-type="float">
            <text:p>-15.0878828</text:p>
          </table:table-cell>
          <table:table-cell office:value-type="float" office:value="-11.705943" calcext:value-type="float">
            <text:p>-11.705943</text:p>
          </table:table-cell>
          <table:table-cell office:value-type="string" calcext:value-type="string">
            <text:p>let point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93];[.D393];;[.E393];[.A393];[.F393];[.B393];[.H393])" office:value-type="string" office:string-value="let point393 “= new N_Point([“-15.0878828,-11.705943]);" calcext:value-type="string">
            <text:p>let point393 “= new N_Point([“-15.0878828,-11.705943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9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63.4514018" calcext:value-type="float">
            <text:p>-63.4514018</text:p>
          </table:table-cell>
          <table:table-cell office:value-type="float" office:value="2.4453622" calcext:value-type="float">
            <text:p>2.4453622</text:p>
          </table:table-cell>
          <table:table-cell office:value-type="string" calcext:value-type="string">
            <text:p>let point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94];[.D394];;[.E394];[.A394];[.F394];[.B394];[.H394])" office:value-type="string" office:string-value="let point394 “= new N_Point([“-63.4514018,2.4453622]);" calcext:value-type="string">
            <text:p>let point394 “= new N_Point([“-63.4514018,2.445362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9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9.0605974" calcext:value-type="float">
            <text:p>-9.0605974</text:p>
          </table:table-cell>
          <table:table-cell office:value-type="float" office:value="-11.3358138" calcext:value-type="float">
            <text:p>-11.3358138</text:p>
          </table:table-cell>
          <table:table-cell office:value-type="string" calcext:value-type="string">
            <text:p>let point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95];[.D395];;[.E395];[.A395];[.F395];[.B395];[.H395])" office:value-type="string" office:string-value="let point395 “= new N_Point([“-9.0605974,-11.3358138]);" calcext:value-type="string">
            <text:p>let point395 “= new N_Point([“-9.0605974,-11.335813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9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.5671806" calcext:value-type="float">
            <text:p>-3.5671806</text:p>
          </table:table-cell>
          <table:table-cell office:value-type="float" office:value="-26.9393704" calcext:value-type="float">
            <text:p>-26.9393704</text:p>
          </table:table-cell>
          <table:table-cell office:value-type="string" calcext:value-type="string">
            <text:p>let point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96];[.D396];;[.E396];[.A396];[.F396];[.B396];[.H396])" office:value-type="string" office:string-value="let point396 “= new N_Point([“-3.5671806,-26.9393704]);" calcext:value-type="string">
            <text:p>let point396 “= new N_Point([“-3.5671806,-26.939370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9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9.3358312" calcext:value-type="float">
            <text:p>-29.3358312</text:p>
          </table:table-cell>
          <table:table-cell office:value-type="float" office:value="-20.277607" calcext:value-type="float">
            <text:p>-20.277607</text:p>
          </table:table-cell>
          <table:table-cell office:value-type="string" calcext:value-type="string">
            <text:p>let point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97];[.D397];;[.E397];[.A397];[.F397];[.B397];[.H397])" office:value-type="string" office:string-value="let point397 “= new N_Point([“-29.3358312,-20.277607]);" calcext:value-type="string">
            <text:p>let point397 “= new N_Point([“-29.3358312,-20.277607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9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9.7319588" calcext:value-type="float">
            <text:p>39.7319588</text:p>
          </table:table-cell>
          <table:table-cell office:value-type="float" office:value="-31.3190432" calcext:value-type="float">
            <text:p>-31.3190432</text:p>
          </table:table-cell>
          <table:table-cell office:value-type="string" calcext:value-type="string">
            <text:p>let point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98];[.D398];;[.E398];[.A398];[.F398];[.B398];[.H398])" office:value-type="string" office:string-value="let point398 “= new N_Point([“39.7319588,-31.3190432]);" calcext:value-type="string">
            <text:p>let point398 “= new N_Point([“39.7319588,-31.319043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9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1.7648814" calcext:value-type="float">
            <text:p>-21.7648814</text:p>
          </table:table-cell>
          <table:table-cell office:value-type="float" office:value="-20.0798256" calcext:value-type="float">
            <text:p>-20.0798256</text:p>
          </table:table-cell>
          <table:table-cell office:value-type="string" calcext:value-type="string">
            <text:p>let point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399];[.D399];;[.E399];[.A399];[.F399];[.B399];[.H399])" office:value-type="string" office:string-value="let point399 “= new N_Point([“-21.7648814,-20.0798256]);" calcext:value-type="string">
            <text:p>let point399 “= new N_Point([“-21.7648814,-20.079825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39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1.0762352" calcext:value-type="float">
            <text:p>-11.0762352</text:p>
          </table:table-cell>
          <table:table-cell office:value-type="float" office:value="-19.2264492" calcext:value-type="float">
            <text:p>-19.2264492</text:p>
          </table:table-cell>
          <table:table-cell office:value-type="string" calcext:value-type="string">
            <text:p>let poin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00];[.D400];;[.E400];[.A400];[.F400];[.B400];[.H400])" office:value-type="string" office:string-value="let point400 “= new N_Point([“-11.0762352,-19.2264492]);" calcext:value-type="string">
            <text:p>let point400 “= new N_Point([“-11.0762352,-19.226449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.6583014" calcext:value-type="float">
            <text:p>4.6583014</text:p>
          </table:table-cell>
          <table:table-cell office:value-type="float" office:value="-2.4647404" calcext:value-type="float">
            <text:p>-2.4647404</text:p>
          </table:table-cell>
          <table:table-cell office:value-type="string" calcext:value-type="string">
            <text:p>let point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01];[.D401];;[.E401];[.A401];[.F401];[.B401];[.H401])" office:value-type="string" office:string-value="let point401 “= new N_Point([“4.6583014,-2.4647404]);" calcext:value-type="string">
            <text:p>let point401 “= new N_Point([“4.6583014,-2.464740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0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4.1290196" calcext:value-type="float">
            <text:p>-34.1290196</text:p>
          </table:table-cell>
          <table:table-cell office:value-type="float" office:value="4.9248048" calcext:value-type="float">
            <text:p>4.9248048</text:p>
          </table:table-cell>
          <table:table-cell office:value-type="string" calcext:value-type="string">
            <text:p>let point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02];[.D402];;[.E402];[.A402];[.F402];[.B402];[.H402])" office:value-type="string" office:string-value="let point402 “= new N_Point([“-34.1290196,4.9248048]);" calcext:value-type="string">
            <text:p>let point402 “= new N_Point([“-34.1290196,4.924804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0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6.680077" calcext:value-type="float">
            <text:p>-16.680077</text:p>
          </table:table-cell>
          <table:table-cell office:value-type="float" office:value="24.0601302" calcext:value-type="float">
            <text:p>24.0601302</text:p>
          </table:table-cell>
          <table:table-cell office:value-type="string" calcext:value-type="string">
            <text:p>let point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03];[.D403];;[.E403];[.A403];[.F403];[.B403];[.H403])" office:value-type="string" office:string-value="let point403 “= new N_Point([“-16.680077,24.0601302]);" calcext:value-type="string">
            <text:p>let point403 “= new N_Point([“-16.680077,24.060130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0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46.727212" calcext:value-type="float">
            <text:p>-46.727212</text:p>
          </table:table-cell>
          <table:table-cell office:value-type="float" office:value="-13.8423" calcext:value-type="float">
            <text:p>-13.8423</text:p>
          </table:table-cell>
          <table:table-cell office:value-type="string" calcext:value-type="string">
            <text:p>let point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04];[.D404];;[.E404];[.A404];[.F404];[.B404];[.H404])" office:value-type="string" office:string-value="let point404 “= new N_Point([“-46.727212,-13.8423]);" calcext:value-type="string">
            <text:p>let point404 “= new N_Point([“-46.727212,-13.8423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0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2.4871892" calcext:value-type="float">
            <text:p>22.4871892</text:p>
          </table:table-cell>
          <table:table-cell office:value-type="float" office:value="-22.2067098" calcext:value-type="float">
            <text:p>-22.2067098</text:p>
          </table:table-cell>
          <table:table-cell office:value-type="string" calcext:value-type="string">
            <text:p>let point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05];[.D405];;[.E405];[.A405];[.F405];[.B405];[.H405])" office:value-type="string" office:string-value="let point405 “= new N_Point([“22.4871892,-22.2067098]);" calcext:value-type="string">
            <text:p>let point405 “= new N_Point([“22.4871892,-22.206709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0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.9391246" calcext:value-type="float">
            <text:p>-2.9391246</text:p>
          </table:table-cell>
          <table:table-cell office:value-type="float" office:value="-17.2232066" calcext:value-type="float">
            <text:p>-17.2232066</text:p>
          </table:table-cell>
          <table:table-cell office:value-type="string" calcext:value-type="string">
            <text:p>let point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06];[.D406];;[.E406];[.A406];[.F406];[.B406];[.H406])" office:value-type="string" office:string-value="let point406 “= new N_Point([“-2.9391246,-17.2232066]);" calcext:value-type="string">
            <text:p>let point406 “= new N_Point([“-2.9391246,-17.223206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0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9.0652522" calcext:value-type="float">
            <text:p>39.0652522</text:p>
          </table:table-cell>
          <table:table-cell office:value-type="float" office:value="33.9950794" calcext:value-type="float">
            <text:p>33.9950794</text:p>
          </table:table-cell>
          <table:table-cell office:value-type="string" calcext:value-type="string">
            <text:p>let point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07];[.D407];;[.E407];[.A407];[.F407];[.B407];[.H407])" office:value-type="string" office:string-value="let point407 “= new N_Point([“39.0652522,33.9950794]);" calcext:value-type="string">
            <text:p>let point407 “= new N_Point([“39.0652522,33.995079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0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.0434316" calcext:value-type="float">
            <text:p>4.0434316</text:p>
          </table:table-cell>
          <table:table-cell office:value-type="float" office:value="-35.500558" calcext:value-type="float">
            <text:p>-35.500558</text:p>
          </table:table-cell>
          <table:table-cell office:value-type="string" calcext:value-type="string">
            <text:p>let point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08];[.D408];;[.E408];[.A408];[.F408];[.B408];[.H408])" office:value-type="string" office:string-value="let point408 “= new N_Point([“4.0434316,-35.500558]);" calcext:value-type="string">
            <text:p>let point408 “= new N_Point([“4.0434316,-35.50055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0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4.4644268" calcext:value-type="float">
            <text:p>-34.4644268</text:p>
          </table:table-cell>
          <table:table-cell office:value-type="float" office:value="-7.1617318" calcext:value-type="float">
            <text:p>-7.1617318</text:p>
          </table:table-cell>
          <table:table-cell office:value-type="string" calcext:value-type="string">
            <text:p>let point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09];[.D409];;[.E409];[.A409];[.F409];[.B409];[.H409])" office:value-type="string" office:string-value="let point409 “= new N_Point([“-34.4644268,-7.1617318]);" calcext:value-type="string">
            <text:p>let point409 “= new N_Point([“-34.4644268,-7.161731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0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5.5253272" calcext:value-type="float">
            <text:p>15.5253272</text:p>
          </table:table-cell>
          <table:table-cell office:value-type="float" office:value="-14.2554262" calcext:value-type="float">
            <text:p>-14.2554262</text:p>
          </table:table-cell>
          <table:table-cell office:value-type="string" calcext:value-type="string">
            <text:p>let point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10];[.D410];;[.E410];[.A410];[.F410];[.B410];[.H410])" office:value-type="string" office:string-value="let point410 “= new N_Point([“15.5253272,-14.2554262]);" calcext:value-type="string">
            <text:p>let point410 “= new N_Point([“15.5253272,-14.255426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6.5316578" calcext:value-type="float">
            <text:p>-36.5316578</text:p>
          </table:table-cell>
          <table:table-cell office:value-type="float" office:value="-10.3933578" calcext:value-type="float">
            <text:p>-10.3933578</text:p>
          </table:table-cell>
          <table:table-cell office:value-type="string" calcext:value-type="string">
            <text:p>let point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11];[.D411];;[.E411];[.A411];[.F411];[.B411];[.H411])" office:value-type="string" office:string-value="let point411 “= new N_Point([“-36.5316578,-10.3933578]);" calcext:value-type="string">
            <text:p>let point411 “= new N_Point([“-36.5316578,-10.393357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1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9.1969916" calcext:value-type="float">
            <text:p>-19.1969916</text:p>
          </table:table-cell>
          <table:table-cell office:value-type="float" office:value="-11.081586" calcext:value-type="float">
            <text:p>-11.081586</text:p>
          </table:table-cell>
          <table:table-cell office:value-type="string" calcext:value-type="string">
            <text:p>let point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12];[.D412];;[.E412];[.A412];[.F412];[.B412];[.H412])" office:value-type="string" office:string-value="let point412 “= new N_Point([“-19.1969916,-11.081586]);" calcext:value-type="string">
            <text:p>let point412 “= new N_Point([“-19.1969916,-11.08158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1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9.0810844" calcext:value-type="float">
            <text:p>-9.0810844</text:p>
          </table:table-cell>
          <table:table-cell office:value-type="float" office:value="33.1146936" calcext:value-type="float">
            <text:p>33.1146936</text:p>
          </table:table-cell>
          <table:table-cell office:value-type="string" calcext:value-type="string">
            <text:p>let point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13];[.D413];;[.E413];[.A413];[.F413];[.B413];[.H413])" office:value-type="string" office:string-value="let point413 “= new N_Point([“-9.0810844,33.1146936]);" calcext:value-type="string">
            <text:p>let point413 “= new N_Point([“-9.0810844,33.114693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1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1.0333404" calcext:value-type="float">
            <text:p>-31.0333404</text:p>
          </table:table-cell>
          <table:table-cell office:value-type="float" office:value="-8.968618" calcext:value-type="float">
            <text:p>-8.968618</text:p>
          </table:table-cell>
          <table:table-cell office:value-type="string" calcext:value-type="string">
            <text:p>let point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14];[.D414];;[.E414];[.A414];[.F414];[.B414];[.H414])" office:value-type="string" office:string-value="let point414 “= new N_Point([“-31.0333404,-8.968618]);" calcext:value-type="string">
            <text:p>let point414 “= new N_Point([“-31.0333404,-8.96861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1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.178706" calcext:value-type="float">
            <text:p>3.178706</text:p>
          </table:table-cell>
          <table:table-cell office:value-type="float" office:value="-31.1549516" calcext:value-type="float">
            <text:p>-31.1549516</text:p>
          </table:table-cell>
          <table:table-cell office:value-type="string" calcext:value-type="string">
            <text:p>let point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15];[.D415];;[.E415];[.A415];[.F415];[.B415];[.H415])" office:value-type="string" office:string-value="let point415 “= new N_Point([“3.178706,-31.1549516]);" calcext:value-type="string">
            <text:p>let point415 “= new N_Point([“3.178706,-31.154951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1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6.7943978" calcext:value-type="float">
            <text:p>-36.7943978</text:p>
          </table:table-cell>
          <table:table-cell office:value-type="float" office:value="-5.6684886" calcext:value-type="float">
            <text:p>-5.6684886</text:p>
          </table:table-cell>
          <table:table-cell office:value-type="string" calcext:value-type="string">
            <text:p>let point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16];[.D416];;[.E416];[.A416];[.F416];[.B416];[.H416])" office:value-type="string" office:string-value="let point416 “= new N_Point([“-36.7943978,-5.6684886]);" calcext:value-type="string">
            <text:p>let point416 “= new N_Point([“-36.7943978,-5.668488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1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4.5525946" calcext:value-type="float">
            <text:p>-4.5525946</text:p>
          </table:table-cell>
          <table:table-cell office:value-type="float" office:value="-17.9181548" calcext:value-type="float">
            <text:p>-17.9181548</text:p>
          </table:table-cell>
          <table:table-cell office:value-type="string" calcext:value-type="string">
            <text:p>let point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17];[.D417];;[.E417];[.A417];[.F417];[.B417];[.H417])" office:value-type="string" office:string-value="let point417 “= new N_Point([“-4.5525946,-17.9181548]);" calcext:value-type="string">
            <text:p>let point417 “= new N_Point([“-4.5525946,-17.918154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1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5.1474706" calcext:value-type="float">
            <text:p>-35.1474706</text:p>
          </table:table-cell>
          <table:table-cell office:value-type="float" office:value="30.6788802" calcext:value-type="float">
            <text:p>30.6788802</text:p>
          </table:table-cell>
          <table:table-cell office:value-type="string" calcext:value-type="string">
            <text:p>let point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18];[.D418];;[.E418];[.A418];[.F418];[.B418];[.H418])" office:value-type="string" office:string-value="let point418 “= new N_Point([“-35.1474706,30.6788802]);" calcext:value-type="string">
            <text:p>let point418 “= new N_Point([“-35.1474706,30.678880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1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2.7152526" calcext:value-type="float">
            <text:p>-22.7152526</text:p>
          </table:table-cell>
          <table:table-cell office:value-type="float" office:value="33.9478062" calcext:value-type="float">
            <text:p>33.9478062</text:p>
          </table:table-cell>
          <table:table-cell office:value-type="string" calcext:value-type="string">
            <text:p>let point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19];[.D419];;[.E419];[.A419];[.F419];[.B419];[.H419])" office:value-type="string" office:string-value="let point419 “= new N_Point([“-22.7152526,33.9478062]);" calcext:value-type="string">
            <text:p>let point419 “= new N_Point([“-22.7152526,33.947806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1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8.9067704" calcext:value-type="float">
            <text:p>-8.9067704</text:p>
          </table:table-cell>
          <table:table-cell office:value-type="float" office:value="-18.489043" calcext:value-type="float">
            <text:p>-18.489043</text:p>
          </table:table-cell>
          <table:table-cell office:value-type="string" calcext:value-type="string">
            <text:p>let point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20];[.D420];;[.E420];[.A420];[.F420];[.B420];[.H420])" office:value-type="string" office:string-value="let point420 “= new N_Point([“-8.9067704,-18.489043]);" calcext:value-type="string">
            <text:p>let point420 “= new N_Point([“-8.9067704,-18.489043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4.1283258" calcext:value-type="float">
            <text:p>-34.1283258</text:p>
          </table:table-cell>
          <table:table-cell office:value-type="float" office:value="-6.3045812" calcext:value-type="float">
            <text:p>-6.3045812</text:p>
          </table:table-cell>
          <table:table-cell office:value-type="string" calcext:value-type="string">
            <text:p>let point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21];[.D421];;[.E421];[.A421];[.F421];[.B421];[.H421])" office:value-type="string" office:string-value="let point421 “= new N_Point([“-34.1283258,-6.3045812]);" calcext:value-type="string">
            <text:p>let point421 “= new N_Point([“-34.1283258,-6.304581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2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.885923" calcext:value-type="float">
            <text:p>-2.885923</text:p>
          </table:table-cell>
          <table:table-cell office:value-type="float" office:value="-19.5769654" calcext:value-type="float">
            <text:p>-19.5769654</text:p>
          </table:table-cell>
          <table:table-cell office:value-type="string" calcext:value-type="string">
            <text:p>let point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22];[.D422];;[.E422];[.A422];[.F422];[.B422];[.H422])" office:value-type="string" office:string-value="let point422 “= new N_Point([“-2.885923,-19.5769654]);" calcext:value-type="string">
            <text:p>let point422 “= new N_Point([“-2.885923,-19.576965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2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8.3882292" calcext:value-type="float">
            <text:p>-18.3882292</text:p>
          </table:table-cell>
          <table:table-cell office:value-type="float" office:value="4.4132942" calcext:value-type="float">
            <text:p>4.4132942</text:p>
          </table:table-cell>
          <table:table-cell office:value-type="string" calcext:value-type="string">
            <text:p>let point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23];[.D423];;[.E423];[.A423];[.F423];[.B423];[.H423])" office:value-type="string" office:string-value="let point423 “= new N_Point([“-18.3882292,4.4132942]);" calcext:value-type="string">
            <text:p>let point423 “= new N_Point([“-18.3882292,4.413294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2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53.6442002" calcext:value-type="float">
            <text:p>-53.6442002</text:p>
          </table:table-cell>
          <table:table-cell office:value-type="float" office:value="-6.2920912" calcext:value-type="float">
            <text:p>-6.2920912</text:p>
          </table:table-cell>
          <table:table-cell office:value-type="string" calcext:value-type="string">
            <text:p>let point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24];[.D424];;[.E424];[.A424];[.F424];[.B424];[.H424])" office:value-type="string" office:string-value="let point424 “= new N_Point([“-53.6442002,-6.2920912]);" calcext:value-type="string">
            <text:p>let point424 “= new N_Point([“-53.6442002,-6.292091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2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.7830822" calcext:value-type="float">
            <text:p>3.7830822</text:p>
          </table:table-cell>
          <table:table-cell office:value-type="float" office:value="-18.8332436" calcext:value-type="float">
            <text:p>-18.8332436</text:p>
          </table:table-cell>
          <table:table-cell office:value-type="string" calcext:value-type="string">
            <text:p>let point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25];[.D425];;[.E425];[.A425];[.F425];[.B425];[.H425])" office:value-type="string" office:string-value="let point425 “= new N_Point([“3.7830822,-18.8332436]);" calcext:value-type="string">
            <text:p>let point425 “= new N_Point([“3.7830822,-18.833243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2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6.373383" calcext:value-type="float">
            <text:p>46.373383</text:p>
          </table:table-cell>
          <table:table-cell office:value-type="float" office:value="-26.1834188" calcext:value-type="float">
            <text:p>-26.1834188</text:p>
          </table:table-cell>
          <table:table-cell office:value-type="string" calcext:value-type="string">
            <text:p>let point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26];[.D426];;[.E426];[.A426];[.F426];[.B426];[.H426])" office:value-type="string" office:string-value="let point426 “= new N_Point([“46.373383,-26.1834188]);" calcext:value-type="string">
            <text:p>let point426 “= new N_Point([“46.373383,-26.183418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2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8.712656" calcext:value-type="float">
            <text:p>-28.712656</text:p>
          </table:table-cell>
          <table:table-cell office:value-type="float" office:value="-22.0722388" calcext:value-type="float">
            <text:p>-22.0722388</text:p>
          </table:table-cell>
          <table:table-cell office:value-type="string" calcext:value-type="string">
            <text:p>let point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27];[.D427];;[.E427];[.A427];[.F427];[.B427];[.H427])" office:value-type="string" office:string-value="let point427 “= new N_Point([“-28.712656,-22.0722388]);" calcext:value-type="string">
            <text:p>let point427 “= new N_Point([“-28.712656,-22.072238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2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6.291135" calcext:value-type="float">
            <text:p>-26.291135</text:p>
          </table:table-cell>
          <table:table-cell office:value-type="float" office:value="-26.221463" calcext:value-type="float">
            <text:p>-26.221463</text:p>
          </table:table-cell>
          <table:table-cell office:value-type="string" calcext:value-type="string">
            <text:p>let point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28];[.D428];;[.E428];[.A428];[.F428];[.B428];[.H428])" office:value-type="string" office:string-value="let point428 “= new N_Point([“-26.291135,-26.221463]);" calcext:value-type="string">
            <text:p>let point428 “= new N_Point([“-26.291135,-26.221463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2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.3047696" calcext:value-type="float">
            <text:p>-3.3047696</text:p>
          </table:table-cell>
          <table:table-cell office:value-type="float" office:value="-21.366967" calcext:value-type="float">
            <text:p>-21.366967</text:p>
          </table:table-cell>
          <table:table-cell office:value-type="string" calcext:value-type="string">
            <text:p>let point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29];[.D429];;[.E429];[.A429];[.F429];[.B429];[.H429])" office:value-type="string" office:string-value="let point429 “= new N_Point([“-3.3047696,-21.366967]);" calcext:value-type="string">
            <text:p>let point429 “= new N_Point([“-3.3047696,-21.366967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2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1.0845068" calcext:value-type="float">
            <text:p>11.0845068</text:p>
          </table:table-cell>
          <table:table-cell office:value-type="float" office:value="-7.3300216" calcext:value-type="float">
            <text:p>-7.3300216</text:p>
          </table:table-cell>
          <table:table-cell office:value-type="string" calcext:value-type="string">
            <text:p>let point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30];[.D430];;[.E430];[.A430];[.F430];[.B430];[.H430])" office:value-type="string" office:string-value="let point430 “= new N_Point([“11.0845068,-7.3300216]);" calcext:value-type="string">
            <text:p>let point430 “= new N_Point([“11.0845068,-7.330021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3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2.9463324" calcext:value-type="float">
            <text:p>-32.9463324</text:p>
          </table:table-cell>
          <table:table-cell office:value-type="float" office:value="-2.5841258" calcext:value-type="float">
            <text:p>-2.5841258</text:p>
          </table:table-cell>
          <table:table-cell office:value-type="string" calcext:value-type="string">
            <text:p>let point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31];[.D431];;[.E431];[.A431];[.F431];[.B431];[.H431])" office:value-type="string" office:string-value="let point431 “= new N_Point([“-32.9463324,-2.5841258]);" calcext:value-type="string">
            <text:p>let point431 “= new N_Point([“-32.9463324,-2.584125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3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.8613186" calcext:value-type="float">
            <text:p>-3.8613186</text:p>
          </table:table-cell>
          <table:table-cell office:value-type="float" office:value="-27.0031912" calcext:value-type="float">
            <text:p>-27.0031912</text:p>
          </table:table-cell>
          <table:table-cell office:value-type="string" calcext:value-type="string">
            <text:p>let point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32];[.D432];;[.E432];[.A432];[.F432];[.B432];[.H432])" office:value-type="string" office:string-value="let point432 “= new N_Point([“-3.8613186,-27.0031912]);" calcext:value-type="string">
            <text:p>let point432 “= new N_Point([“-3.8613186,-27.003191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3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2.345326" calcext:value-type="float">
            <text:p>-22.345326</text:p>
          </table:table-cell>
          <table:table-cell office:value-type="float" office:value="-24.1763816" calcext:value-type="float">
            <text:p>-24.1763816</text:p>
          </table:table-cell>
          <table:table-cell office:value-type="string" calcext:value-type="string">
            <text:p>let point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33];[.D433];;[.E433];[.A433];[.F433];[.B433];[.H433])" office:value-type="string" office:string-value="let point433 “= new N_Point([“-22.345326,-24.1763816]);" calcext:value-type="string">
            <text:p>let point433 “= new N_Point([“-22.345326,-24.176381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3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7.7190182" calcext:value-type="float">
            <text:p>47.7190182</text:p>
          </table:table-cell>
          <table:table-cell office:value-type="float" office:value="-23.3964632" calcext:value-type="float">
            <text:p>-23.3964632</text:p>
          </table:table-cell>
          <table:table-cell office:value-type="string" calcext:value-type="string">
            <text:p>let point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34];[.D434];;[.E434];[.A434];[.F434];[.B434];[.H434])" office:value-type="string" office:string-value="let point434 “= new N_Point([“47.7190182,-23.3964632]);" calcext:value-type="string">
            <text:p>let point434 “= new N_Point([“47.7190182,-23.396463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3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2.7491032" calcext:value-type="float">
            <text:p>12.7491032</text:p>
          </table:table-cell>
          <table:table-cell office:value-type="float" office:value="63.9791968" calcext:value-type="float">
            <text:p>63.9791968</text:p>
          </table:table-cell>
          <table:table-cell office:value-type="string" calcext:value-type="string">
            <text:p>let point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35];[.D435];;[.E435];[.A435];[.F435];[.B435];[.H435])" office:value-type="string" office:string-value="let point435 “= new N_Point([“12.7491032,63.9791968]);" calcext:value-type="string">
            <text:p>let point435 “= new N_Point([“12.7491032,63.979196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3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0.3258172" calcext:value-type="float">
            <text:p>0.3258172</text:p>
          </table:table-cell>
          <table:table-cell office:value-type="float" office:value="66.2053026" calcext:value-type="float">
            <text:p>66.2053026</text:p>
          </table:table-cell>
          <table:table-cell office:value-type="string" calcext:value-type="string">
            <text:p>let point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36];[.D436];;[.E436];[.A436];[.F436];[.B436];[.H436])" office:value-type="string" office:string-value="let point436 “= new N_Point([“0.3258172,66.2053026]);" calcext:value-type="string">
            <text:p>let point436 “= new N_Point([“0.3258172,66.205302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3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3.0791886" calcext:value-type="float">
            <text:p>13.0791886</text:p>
          </table:table-cell>
          <table:table-cell office:value-type="float" office:value="-29.9921702" calcext:value-type="float">
            <text:p>-29.9921702</text:p>
          </table:table-cell>
          <table:table-cell office:value-type="string" calcext:value-type="string">
            <text:p>let point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37];[.D437];;[.E437];[.A437];[.F437];[.B437];[.H437])" office:value-type="string" office:string-value="let point437 “= new N_Point([“13.0791886,-29.9921702]);" calcext:value-type="string">
            <text:p>let point437 “= new N_Point([“13.0791886,-29.992170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3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1.9864862" calcext:value-type="float">
            <text:p>11.9864862</text:p>
          </table:table-cell>
          <table:table-cell office:value-type="float" office:value="3.1051942" calcext:value-type="float">
            <text:p>3.1051942</text:p>
          </table:table-cell>
          <table:table-cell office:value-type="string" calcext:value-type="string">
            <text:p>let point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38];[.D438];;[.E438];[.A438];[.F438];[.B438];[.H438])" office:value-type="string" office:string-value="let point438 “= new N_Point([“11.9864862,3.1051942]);" calcext:value-type="string">
            <text:p>let point438 “= new N_Point([“11.9864862,3.105194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3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9.813329" calcext:value-type="float">
            <text:p>19.813329</text:p>
          </table:table-cell>
          <table:table-cell office:value-type="float" office:value="33.6250332" calcext:value-type="float">
            <text:p>33.6250332</text:p>
          </table:table-cell>
          <table:table-cell office:value-type="string" calcext:value-type="string">
            <text:p>let point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39];[.D439];;[.E439];[.A439];[.F439];[.B439];[.H439])" office:value-type="string" office:string-value="let point439 “= new N_Point([“19.813329,33.6250332]);" calcext:value-type="string">
            <text:p>let point439 “= new N_Point([“19.813329,33.625033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3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1.5179464" calcext:value-type="float">
            <text:p>31.5179464</text:p>
          </table:table-cell>
          <table:table-cell office:value-type="float" office:value="21.135439" calcext:value-type="float">
            <text:p>21.135439</text:p>
          </table:table-cell>
          <table:table-cell office:value-type="string" calcext:value-type="string">
            <text:p>let point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40];[.D440];;[.E440];[.A440];[.F440];[.B440];[.H440])" office:value-type="string" office:string-value="let point440 “= new N_Point([“31.5179464,21.135439]);" calcext:value-type="string">
            <text:p>let point440 “= new N_Point([“31.5179464,21.135439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4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3.9282224" calcext:value-type="float">
            <text:p>-33.9282224</text:p>
          </table:table-cell>
          <table:table-cell office:value-type="float" office:value="-18.488143" calcext:value-type="float">
            <text:p>-18.488143</text:p>
          </table:table-cell>
          <table:table-cell office:value-type="string" calcext:value-type="string">
            <text:p>let point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41];[.D441];;[.E441];[.A441];[.F441];[.B441];[.H441])" office:value-type="string" office:string-value="let point441 “= new N_Point([“-33.9282224,-18.488143]);" calcext:value-type="string">
            <text:p>let point441 “= new N_Point([“-33.9282224,-18.488143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4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.0519968" calcext:value-type="float">
            <text:p>10.0519968</text:p>
          </table:table-cell>
          <table:table-cell office:value-type="float" office:value="38.284862" calcext:value-type="float">
            <text:p>38.284862</text:p>
          </table:table-cell>
          <table:table-cell office:value-type="string" calcext:value-type="string">
            <text:p>let point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42];[.D442];;[.E442];[.A442];[.F442];[.B442];[.H442])" office:value-type="string" office:string-value="let point442 “= new N_Point([“10.0519968,38.284862]);" calcext:value-type="string">
            <text:p>let point442 “= new N_Point([“10.0519968,38.28486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4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3.3720664" calcext:value-type="float">
            <text:p>63.3720664</text:p>
          </table:table-cell>
          <table:table-cell office:value-type="float" office:value="-31.2433508" calcext:value-type="float">
            <text:p>-31.2433508</text:p>
          </table:table-cell>
          <table:table-cell office:value-type="string" calcext:value-type="string">
            <text:p>let point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43];[.D443];;[.E443];[.A443];[.F443];[.B443];[.H443])" office:value-type="string" office:string-value="let point443 “= new N_Point([“63.3720664,-31.2433508]);" calcext:value-type="string">
            <text:p>let point443 “= new N_Point([“63.3720664,-31.243350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4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0.9871644" calcext:value-type="float">
            <text:p>0.9871644</text:p>
          </table:table-cell>
          <table:table-cell office:value-type="float" office:value="60.8119754" calcext:value-type="float">
            <text:p>60.8119754</text:p>
          </table:table-cell>
          <table:table-cell office:value-type="string" calcext:value-type="string">
            <text:p>let point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44];[.D444];;[.E444];[.A444];[.F444];[.B444];[.H444])" office:value-type="string" office:string-value="let point444 “= new N_Point([“0.9871644,60.8119754]);" calcext:value-type="string">
            <text:p>let point444 “= new N_Point([“0.9871644,60.811975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4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2.9429782" calcext:value-type="float">
            <text:p>-32.9429782</text:p>
          </table:table-cell>
          <table:table-cell office:value-type="float" office:value="-14.3127094" calcext:value-type="float">
            <text:p>-14.3127094</text:p>
          </table:table-cell>
          <table:table-cell office:value-type="string" calcext:value-type="string">
            <text:p>let point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45];[.D445];;[.E445];[.A445];[.F445];[.B445];[.H445])" office:value-type="string" office:string-value="let point445 “= new N_Point([“-32.9429782,-14.3127094]);" calcext:value-type="string">
            <text:p>let point445 “= new N_Point([“-32.9429782,-14.312709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4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8.4640842" calcext:value-type="float">
            <text:p>-8.4640842</text:p>
          </table:table-cell>
          <table:table-cell office:value-type="float" office:value="-27.244472" calcext:value-type="float">
            <text:p>-27.244472</text:p>
          </table:table-cell>
          <table:table-cell office:value-type="string" calcext:value-type="string">
            <text:p>let point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46];[.D446];;[.E446];[.A446];[.F446];[.B446];[.H446])" office:value-type="string" office:string-value="let point446 “= new N_Point([“-8.4640842,-27.244472]);" calcext:value-type="string">
            <text:p>let point446 “= new N_Point([“-8.4640842,-27.24447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4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5.7775196" calcext:value-type="float">
            <text:p>-35.7775196</text:p>
          </table:table-cell>
          <table:table-cell office:value-type="float" office:value="-26.5036808" calcext:value-type="float">
            <text:p>-26.5036808</text:p>
          </table:table-cell>
          <table:table-cell office:value-type="string" calcext:value-type="string">
            <text:p>let point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47];[.D447];;[.E447];[.A447];[.F447];[.B447];[.H447])" office:value-type="string" office:string-value="let point447 “= new N_Point([“-35.7775196,-26.5036808]);" calcext:value-type="string">
            <text:p>let point447 “= new N_Point([“-35.7775196,-26.503680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4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.8315808" calcext:value-type="float">
            <text:p>9.8315808</text:p>
          </table:table-cell>
          <table:table-cell office:value-type="float" office:value="-40.460496" calcext:value-type="float">
            <text:p>-40.460496</text:p>
          </table:table-cell>
          <table:table-cell office:value-type="string" calcext:value-type="string">
            <text:p>let point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48];[.D448];;[.E448];[.A448];[.F448];[.B448];[.H448])" office:value-type="string" office:string-value="let point448 “= new N_Point([“9.8315808,-40.460496]);" calcext:value-type="string">
            <text:p>let point448 “= new N_Point([“9.8315808,-40.46049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4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9.8661606" calcext:value-type="float">
            <text:p>-29.8661606</text:p>
          </table:table-cell>
          <table:table-cell office:value-type="float" office:value="64.9225496" calcext:value-type="float">
            <text:p>64.9225496</text:p>
          </table:table-cell>
          <table:table-cell office:value-type="string" calcext:value-type="string">
            <text:p>let point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49];[.D449];;[.E449];[.A449];[.F449];[.B449];[.H449])" office:value-type="string" office:string-value="let point449 “= new N_Point([“-29.8661606,64.9225496]);" calcext:value-type="string">
            <text:p>let point449 “= new N_Point([“-29.8661606,64.922549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4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5.4370454" calcext:value-type="float">
            <text:p>15.4370454</text:p>
          </table:table-cell>
          <table:table-cell office:value-type="float" office:value="-22.3121304" calcext:value-type="float">
            <text:p>-22.3121304</text:p>
          </table:table-cell>
          <table:table-cell office:value-type="string" calcext:value-type="string">
            <text:p>let point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50];[.D450];;[.E450];[.A450];[.F450];[.B450];[.H450])" office:value-type="string" office:string-value="let point450 “= new N_Point([“15.4370454,-22.3121304]);" calcext:value-type="string">
            <text:p>let point450 “= new N_Point([“15.4370454,-22.312130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5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4.2351322" calcext:value-type="float">
            <text:p>-34.2351322</text:p>
          </table:table-cell>
          <table:table-cell office:value-type="float" office:value="0.6406454" calcext:value-type="float">
            <text:p>0.6406454</text:p>
          </table:table-cell>
          <table:table-cell office:value-type="string" calcext:value-type="string">
            <text:p>let point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51];[.D451];;[.E451];[.A451];[.F451];[.B451];[.H451])" office:value-type="string" office:string-value="let point451 “= new N_Point([“-34.2351322,0.6406454]);" calcext:value-type="string">
            <text:p>let point451 “= new N_Point([“-34.2351322,0.640645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5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9.9966084" calcext:value-type="float">
            <text:p>-29.9966084</text:p>
          </table:table-cell>
          <table:table-cell office:value-type="float" office:value="-12.4523858" calcext:value-type="float">
            <text:p>-12.4523858</text:p>
          </table:table-cell>
          <table:table-cell office:value-type="string" calcext:value-type="string">
            <text:p>let point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52];[.D452];;[.E452];[.A452];[.F452];[.B452];[.H452])" office:value-type="string" office:string-value="let point452 “= new N_Point([“-29.9966084,-12.4523858]);" calcext:value-type="string">
            <text:p>let point452 “= new N_Point([“-29.9966084,-12.452385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5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.252505" calcext:value-type="float">
            <text:p>8.252505</text:p>
          </table:table-cell>
          <table:table-cell office:value-type="float" office:value="-25.0793524" calcext:value-type="float">
            <text:p>-25.0793524</text:p>
          </table:table-cell>
          <table:table-cell office:value-type="string" calcext:value-type="string">
            <text:p>let point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53];[.D453];;[.E453];[.A453];[.F453];[.B453];[.H453])" office:value-type="string" office:string-value="let point453 “= new N_Point([“8.252505,-25.0793524]);" calcext:value-type="string">
            <text:p>let point453 “= new N_Point([“8.252505,-25.079352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5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5.500567" calcext:value-type="float">
            <text:p>-15.500567</text:p>
          </table:table-cell>
          <table:table-cell office:value-type="float" office:value="27.103187" calcext:value-type="float">
            <text:p>27.103187</text:p>
          </table:table-cell>
          <table:table-cell office:value-type="string" calcext:value-type="string">
            <text:p>let point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54];[.D454];;[.E454];[.A454];[.F454];[.B454];[.H454])" office:value-type="string" office:string-value="let point454 “= new N_Point([“-15.500567,27.103187]);" calcext:value-type="string">
            <text:p>let point454 “= new N_Point([“-15.500567,27.103187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5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7.8968922" calcext:value-type="float">
            <text:p>17.8968922</text:p>
          </table:table-cell>
          <table:table-cell office:value-type="float" office:value="-27.451757" calcext:value-type="float">
            <text:p>-27.451757</text:p>
          </table:table-cell>
          <table:table-cell office:value-type="string" calcext:value-type="string">
            <text:p>let point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55];[.D455];;[.E455];[.A455];[.F455];[.B455];[.H455])" office:value-type="string" office:string-value="let point455 “= new N_Point([“17.8968922,-27.451757]);" calcext:value-type="string">
            <text:p>let point455 “= new N_Point([“17.8968922,-27.451757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5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46.8693728" calcext:value-type="float">
            <text:p>-46.8693728</text:p>
          </table:table-cell>
          <table:table-cell office:value-type="float" office:value="-4.0312096" calcext:value-type="float">
            <text:p>-4.0312096</text:p>
          </table:table-cell>
          <table:table-cell office:value-type="string" calcext:value-type="string">
            <text:p>let point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56];[.D456];;[.E456];[.A456];[.F456];[.B456];[.H456])" office:value-type="string" office:string-value="let point456 “= new N_Point([“-46.8693728,-4.0312096]);" calcext:value-type="string">
            <text:p>let point456 “= new N_Point([“-46.8693728,-4.031209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5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66.7908922" calcext:value-type="float">
            <text:p>-66.7908922</text:p>
          </table:table-cell>
          <table:table-cell office:value-type="float" office:value="-25.5221888" calcext:value-type="float">
            <text:p>-25.5221888</text:p>
          </table:table-cell>
          <table:table-cell office:value-type="string" calcext:value-type="string">
            <text:p>let poin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57];[.D457];;[.E457];[.A457];[.F457];[.B457];[.H457])" office:value-type="string" office:string-value="let point457 “= new N_Point([“-66.7908922,-25.5221888]);" calcext:value-type="string">
            <text:p>let point457 “= new N_Point([“-66.7908922,-25.522188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5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2.2444" calcext:value-type="float">
            <text:p>12.2444</text:p>
          </table:table-cell>
          <table:table-cell office:value-type="float" office:value="-1.6066426" calcext:value-type="float">
            <text:p>-1.6066426</text:p>
          </table:table-cell>
          <table:table-cell office:value-type="string" calcext:value-type="string">
            <text:p>let point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58];[.D458];;[.E458];[.A458];[.F458];[.B458];[.H458])" office:value-type="string" office:string-value="let point458 “= new N_Point([“12.2444,-1.6066426]);" calcext:value-type="string">
            <text:p>let point458 “= new N_Point([“12.2444,-1.606642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5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.3504258" calcext:value-type="float">
            <text:p>1.3504258</text:p>
          </table:table-cell>
          <table:table-cell office:value-type="float" office:value="-1.6091802" calcext:value-type="float">
            <text:p>-1.6091802</text:p>
          </table:table-cell>
          <table:table-cell office:value-type="string" calcext:value-type="string">
            <text:p>let poin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59];[.D459];;[.E459];[.A459];[.F459];[.B459];[.H459])" office:value-type="string" office:string-value="let point459 “= new N_Point([“1.3504258,-1.6091802]);" calcext:value-type="string">
            <text:p>let point459 “= new N_Point([“1.3504258,-1.609180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5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6.30234" calcext:value-type="float">
            <text:p>16.30234</text:p>
          </table:table-cell>
          <table:table-cell office:value-type="float" office:value="-21.7326448" calcext:value-type="float">
            <text:p>-21.7326448</text:p>
          </table:table-cell>
          <table:table-cell office:value-type="string" calcext:value-type="string">
            <text:p>let point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60];[.D460];;[.E460];[.A460];[.F460];[.B460];[.H460])" office:value-type="string" office:string-value="let point460 “= new N_Point([“16.30234,-21.7326448]);" calcext:value-type="string">
            <text:p>let point460 “= new N_Point([“16.30234,-21.732644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6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5.160157" calcext:value-type="float">
            <text:p>-35.160157</text:p>
          </table:table-cell>
          <table:table-cell office:value-type="float" office:value="1.029116" calcext:value-type="float">
            <text:p>1.029116</text:p>
          </table:table-cell>
          <table:table-cell office:value-type="string" calcext:value-type="string">
            <text:p>let point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61];[.D461];;[.E461];[.A461];[.F461];[.B461];[.H461])" office:value-type="string" office:string-value="let point461 “= new N_Point([“-35.160157,1.029116]);" calcext:value-type="string">
            <text:p>let point461 “= new N_Point([“-35.160157,1.02911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6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0.7748538" calcext:value-type="float">
            <text:p>-10.7748538</text:p>
          </table:table-cell>
          <table:table-cell office:value-type="float" office:value="-3.0467554" calcext:value-type="float">
            <text:p>-3.0467554</text:p>
          </table:table-cell>
          <table:table-cell office:value-type="string" calcext:value-type="string">
            <text:p>let point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62];[.D462];;[.E462];[.A462];[.F462];[.B462];[.H462])" office:value-type="string" office:string-value="let point462 “= new N_Point([“-10.7748538,-3.0467554]);" calcext:value-type="string">
            <text:p>let point462 “= new N_Point([“-10.7748538,-3.046755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6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0.5117204" calcext:value-type="float">
            <text:p>0.5117204</text:p>
          </table:table-cell>
          <table:table-cell office:value-type="float" office:value="-3.1097872" calcext:value-type="float">
            <text:p>-3.1097872</text:p>
          </table:table-cell>
          <table:table-cell office:value-type="string" calcext:value-type="string">
            <text:p>let point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63];[.D463];;[.E463];[.A463];[.F463];[.B463];[.H463])" office:value-type="string" office:string-value="let point463 “= new N_Point([“0.5117204,-3.1097872]);" calcext:value-type="string">
            <text:p>let point463 “= new N_Point([“0.5117204,-3.109787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6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.1668704" calcext:value-type="float">
            <text:p>5.1668704</text:p>
          </table:table-cell>
          <table:table-cell office:value-type="float" office:value="-31.848864" calcext:value-type="float">
            <text:p>-31.848864</text:p>
          </table:table-cell>
          <table:table-cell office:value-type="string" calcext:value-type="string">
            <text:p>let point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64];[.D464];;[.E464];[.A464];[.F464];[.B464];[.H464])" office:value-type="string" office:string-value="let point464 “= new N_Point([“5.1668704,-31.848864]);" calcext:value-type="string">
            <text:p>let point464 “= new N_Point([“5.1668704,-31.84886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6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8.719366" calcext:value-type="float">
            <text:p>18.719366</text:p>
          </table:table-cell>
          <table:table-cell office:value-type="float" office:value="-18.4008222" calcext:value-type="float">
            <text:p>-18.4008222</text:p>
          </table:table-cell>
          <table:table-cell office:value-type="string" calcext:value-type="string">
            <text:p>let point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65];[.D465];;[.E465];[.A465];[.F465];[.B465];[.H465])" office:value-type="string" office:string-value="let point465 “= new N_Point([“18.719366,-18.4008222]);" calcext:value-type="string">
            <text:p>let point465 “= new N_Point([“18.719366,-18.400822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6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.6435802" calcext:value-type="float">
            <text:p>3.6435802</text:p>
          </table:table-cell>
          <table:table-cell office:value-type="float" office:value="14.1395562" calcext:value-type="float">
            <text:p>14.1395562</text:p>
          </table:table-cell>
          <table:table-cell office:value-type="string" calcext:value-type="string">
            <text:p>let point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66];[.D466];;[.E466];[.A466];[.F466];[.B466];[.H466])" office:value-type="string" office:string-value="let point466 “= new N_Point([“3.6435802,14.1395562]);" calcext:value-type="string">
            <text:p>let point466 “= new N_Point([“3.6435802,14.139556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6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0.6832624" calcext:value-type="float">
            <text:p>-0.6832624</text:p>
          </table:table-cell>
          <table:table-cell office:value-type="float" office:value="-33.8289922" calcext:value-type="float">
            <text:p>-33.8289922</text:p>
          </table:table-cell>
          <table:table-cell office:value-type="string" calcext:value-type="string">
            <text:p>let point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67];[.D467];;[.E467];[.A467];[.F467];[.B467];[.H467])" office:value-type="string" office:string-value="let point467 “= new N_Point([“-0.6832624,-33.8289922]);" calcext:value-type="string">
            <text:p>let point467 “= new N_Point([“-0.6832624,-33.828992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6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9.844863" calcext:value-type="float">
            <text:p>-29.844863</text:p>
          </table:table-cell>
          <table:table-cell office:value-type="float" office:value="9.8356796" calcext:value-type="float">
            <text:p>9.8356796</text:p>
          </table:table-cell>
          <table:table-cell office:value-type="string" calcext:value-type="string">
            <text:p>let point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68];[.D468];;[.E468];[.A468];[.F468];[.B468];[.H468])" office:value-type="string" office:string-value="let point468 “= new N_Point([“-29.844863,9.8356796]);" calcext:value-type="string">
            <text:p>let point468 “= new N_Point([“-29.844863,9.835679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6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8.7923728" calcext:value-type="float">
            <text:p>-8.7923728</text:p>
          </table:table-cell>
          <table:table-cell office:value-type="float" office:value="49.2656878" calcext:value-type="float">
            <text:p>49.2656878</text:p>
          </table:table-cell>
          <table:table-cell office:value-type="string" calcext:value-type="string">
            <text:p>let point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69];[.D469];;[.E469];[.A469];[.F469];[.B469];[.H469])" office:value-type="string" office:string-value="let point469 “= new N_Point([“-8.7923728,49.2656878]);" calcext:value-type="string">
            <text:p>let point469 “= new N_Point([“-8.7923728,49.265687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6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2.7168244" calcext:value-type="float">
            <text:p>12.7168244</text:p>
          </table:table-cell>
          <table:table-cell office:value-type="float" office:value="-38.2896954" calcext:value-type="float">
            <text:p>-38.2896954</text:p>
          </table:table-cell>
          <table:table-cell office:value-type="string" calcext:value-type="string">
            <text:p>let point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70];[.D470];;[.E470];[.A470];[.F470];[.B470];[.H470])" office:value-type="string" office:string-value="let point470 “= new N_Point([“12.7168244,-38.2896954]);" calcext:value-type="string">
            <text:p>let point470 “= new N_Point([“12.7168244,-38.289695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7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5.1580198" calcext:value-type="float">
            <text:p>-15.1580198</text:p>
          </table:table-cell>
          <table:table-cell office:value-type="float" office:value="6.3796194" calcext:value-type="float">
            <text:p>6.3796194</text:p>
          </table:table-cell>
          <table:table-cell office:value-type="string" calcext:value-type="string">
            <text:p>let point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71];[.D471];;[.E471];[.A471];[.F471];[.B471];[.H471])" office:value-type="string" office:string-value="let point471 “= new N_Point([“-15.1580198,6.3796194]);" calcext:value-type="string">
            <text:p>let point471 “= new N_Point([“-15.1580198,6.379619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7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2.4828082" calcext:value-type="float">
            <text:p>12.4828082</text:p>
          </table:table-cell>
          <table:table-cell office:value-type="float" office:value="-36.1942322" calcext:value-type="float">
            <text:p>-36.1942322</text:p>
          </table:table-cell>
          <table:table-cell office:value-type="string" calcext:value-type="string">
            <text:p>let point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72];[.D472];;[.E472];[.A472];[.F472];[.B472];[.H472])" office:value-type="string" office:string-value="let point472 “= new N_Point([“12.4828082,-36.1942322]);" calcext:value-type="string">
            <text:p>let point472 “= new N_Point([“12.4828082,-36.194232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7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0.8320524" calcext:value-type="float">
            <text:p>20.8320524</text:p>
          </table:table-cell>
          <table:table-cell office:value-type="float" office:value="10.8799234" calcext:value-type="float">
            <text:p>10.8799234</text:p>
          </table:table-cell>
          <table:table-cell office:value-type="string" calcext:value-type="string">
            <text:p>let point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73];[.D473];;[.E473];[.A473];[.F473];[.B473];[.H473])" office:value-type="string" office:string-value="let point473 “= new N_Point([“20.8320524,10.8799234]);" calcext:value-type="string">
            <text:p>let point473 “= new N_Point([“20.8320524,10.879923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7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1.1910664" calcext:value-type="float">
            <text:p>-11.1910664</text:p>
          </table:table-cell>
          <table:table-cell office:value-type="float" office:value="19.3871232" calcext:value-type="float">
            <text:p>19.3871232</text:p>
          </table:table-cell>
          <table:table-cell office:value-type="string" calcext:value-type="string">
            <text:p>let point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74];[.D474];;[.E474];[.A474];[.F474];[.B474];[.H474])" office:value-type="string" office:string-value="let point474 “= new N_Point([“-11.1910664,19.3871232]);" calcext:value-type="string">
            <text:p>let point474 “= new N_Point([“-11.1910664,19.387123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7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2.1977682" calcext:value-type="float">
            <text:p>12.1977682</text:p>
          </table:table-cell>
          <table:table-cell office:value-type="float" office:value="1.5048952" calcext:value-type="float">
            <text:p>1.5048952</text:p>
          </table:table-cell>
          <table:table-cell office:value-type="string" calcext:value-type="string">
            <text:p>let point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75];[.D475];;[.E475];[.A475];[.F475];[.B475];[.H475])" office:value-type="string" office:string-value="let point475 “= new N_Point([“12.1977682,1.5048952]);" calcext:value-type="string">
            <text:p>let point475 “= new N_Point([“12.1977682,1.504895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7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.5053062" calcext:value-type="float">
            <text:p>14.5053062</text:p>
          </table:table-cell>
          <table:table-cell office:value-type="float" office:value="-26.697792" calcext:value-type="float">
            <text:p>-26.697792</text:p>
          </table:table-cell>
          <table:table-cell office:value-type="string" calcext:value-type="string">
            <text:p>let point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76];[.D476];;[.E476];[.A476];[.F476];[.B476];[.H476])" office:value-type="string" office:string-value="let point476 “= new N_Point([“14.5053062,-26.697792]);" calcext:value-type="string">
            <text:p>let point476 “= new N_Point([“14.5053062,-26.69779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7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0.5880576" calcext:value-type="float">
            <text:p>0.5880576</text:p>
          </table:table-cell>
          <table:table-cell office:value-type="float" office:value="-19.0274616" calcext:value-type="float">
            <text:p>-19.0274616</text:p>
          </table:table-cell>
          <table:table-cell office:value-type="string" calcext:value-type="string">
            <text:p>let point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77];[.D477];;[.E477];[.A477];[.F477];[.B477];[.H477])" office:value-type="string" office:string-value="let point477 “= new N_Point([“0.5880576,-19.0274616]);" calcext:value-type="string">
            <text:p>let point477 “= new N_Point([“0.5880576,-19.027461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7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5.025664" calcext:value-type="float">
            <text:p>-15.025664</text:p>
          </table:table-cell>
          <table:table-cell office:value-type="float" office:value="6.5419506" calcext:value-type="float">
            <text:p>6.5419506</text:p>
          </table:table-cell>
          <table:table-cell office:value-type="string" calcext:value-type="string">
            <text:p>let point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78];[.D478];;[.E478];[.A478];[.F478];[.B478];[.H478])" office:value-type="string" office:string-value="let point478 “= new N_Point([“-15.025664,6.5419506]);" calcext:value-type="string">
            <text:p>let point478 “= new N_Point([“-15.025664,6.541950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7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43.6118226" calcext:value-type="float">
            <text:p>-43.6118226</text:p>
          </table:table-cell>
          <table:table-cell office:value-type="float" office:value="-9.825454" calcext:value-type="float">
            <text:p>-9.825454</text:p>
          </table:table-cell>
          <table:table-cell office:value-type="string" calcext:value-type="string">
            <text:p>let point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79];[.D479];;[.E479];[.A479];[.F479];[.B479];[.H479])" office:value-type="string" office:string-value="let point479 “= new N_Point([“-43.6118226,-9.825454]);" calcext:value-type="string">
            <text:p>let point479 “= new N_Point([“-43.6118226,-9.82545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7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7.9184062" calcext:value-type="float">
            <text:p>-7.9184062</text:p>
          </table:table-cell>
          <table:table-cell office:value-type="float" office:value="-27.789816" calcext:value-type="float">
            <text:p>-27.789816</text:p>
          </table:table-cell>
          <table:table-cell office:value-type="string" calcext:value-type="string">
            <text:p>let point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80];[.D480];;[.E480];[.A480];[.F480];[.B480];[.H480])" office:value-type="string" office:string-value="let point480 “= new N_Point([“-7.9184062,-27.789816]);" calcext:value-type="string">
            <text:p>let point480 “= new N_Point([“-7.9184062,-27.78981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8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2.3573704" calcext:value-type="float">
            <text:p>-22.3573704</text:p>
          </table:table-cell>
          <table:table-cell office:value-type="float" office:value="27.3558502" calcext:value-type="float">
            <text:p>27.3558502</text:p>
          </table:table-cell>
          <table:table-cell office:value-type="string" calcext:value-type="string">
            <text:p>let point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81];[.D481];;[.E481];[.A481];[.F481];[.B481];[.H481])" office:value-type="string" office:string-value="let point481 “= new N_Point([“-22.3573704,27.3558502]);" calcext:value-type="string">
            <text:p>let point481 “= new N_Point([“-22.3573704,27.355850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8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0.2735564" calcext:value-type="float">
            <text:p>-10.2735564</text:p>
          </table:table-cell>
          <table:table-cell office:value-type="float" office:value="-10.3273506" calcext:value-type="float">
            <text:p>-10.3273506</text:p>
          </table:table-cell>
          <table:table-cell office:value-type="string" calcext:value-type="string">
            <text:p>let point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82];[.D482];;[.E482];[.A482];[.F482];[.B482];[.H482])" office:value-type="string" office:string-value="let point482 “= new N_Point([“-10.2735564,-10.3273506]);" calcext:value-type="string">
            <text:p>let point482 “= new N_Point([“-10.2735564,-10.327350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8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.526415" calcext:value-type="float">
            <text:p>2.526415</text:p>
          </table:table-cell>
          <table:table-cell office:value-type="float" office:value="-26.3029808" calcext:value-type="float">
            <text:p>-26.3029808</text:p>
          </table:table-cell>
          <table:table-cell office:value-type="string" calcext:value-type="string">
            <text:p>let point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83];[.D483];;[.E483];[.A483];[.F483];[.B483];[.H483])" office:value-type="string" office:string-value="let point483 “= new N_Point([“2.526415,-26.3029808]);" calcext:value-type="string">
            <text:p>let point483 “= new N_Point([“2.526415,-26.302980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9.1205044" calcext:value-type="float">
            <text:p>-9.1205044</text:p>
          </table:table-cell>
          <table:table-cell office:value-type="float" office:value="19.867951" calcext:value-type="float">
            <text:p>19.867951</text:p>
          </table:table-cell>
          <table:table-cell office:value-type="string" calcext:value-type="string">
            <text:p>let point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84];[.D484];;[.E484];[.A484];[.F484];[.B484];[.H484])" office:value-type="string" office:string-value="let point484 “= new N_Point([“-9.1205044,19.867951]);" calcext:value-type="string">
            <text:p>let point484 “= new N_Point([“-9.1205044,19.867951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8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5.2243592" calcext:value-type="float">
            <text:p>-5.2243592</text:p>
          </table:table-cell>
          <table:table-cell office:value-type="float" office:value="-26.6121946" calcext:value-type="float">
            <text:p>-26.6121946</text:p>
          </table:table-cell>
          <table:table-cell office:value-type="string" calcext:value-type="string">
            <text:p>let point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85];[.D485];;[.E485];[.A485];[.F485];[.B485];[.H485])" office:value-type="string" office:string-value="let point485 “= new N_Point([“-5.2243592,-26.6121946]);" calcext:value-type="string">
            <text:p>let point485 “= new N_Point([“-5.2243592,-26.612194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8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8.844814" calcext:value-type="float">
            <text:p>-18.844814</text:p>
          </table:table-cell>
          <table:table-cell office:value-type="float" office:value="-17.018366" calcext:value-type="float">
            <text:p>-17.018366</text:p>
          </table:table-cell>
          <table:table-cell office:value-type="string" calcext:value-type="string">
            <text:p>let point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86];[.D486];;[.E486];[.A486];[.F486];[.B486];[.H486])" office:value-type="string" office:string-value="let point486 “= new N_Point([“-18.844814,-17.018366]);" calcext:value-type="string">
            <text:p>let point486 “= new N_Point([“-18.844814,-17.01836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8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9.8235656" calcext:value-type="float">
            <text:p>-19.8235656</text:p>
          </table:table-cell>
          <table:table-cell office:value-type="float" office:value="-23.0728414" calcext:value-type="float">
            <text:p>-23.0728414</text:p>
          </table:table-cell>
          <table:table-cell office:value-type="string" calcext:value-type="string">
            <text:p>let point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87];[.D487];;[.E487];[.A487];[.F487];[.B487];[.H487])" office:value-type="string" office:string-value="let point487 “= new N_Point([“-19.8235656,-23.0728414]);" calcext:value-type="string">
            <text:p>let point487 “= new N_Point([“-19.8235656,-23.072841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8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8.8400018" calcext:value-type="float">
            <text:p>58.8400018</text:p>
          </table:table-cell>
          <table:table-cell office:value-type="float" office:value="28.5975256" calcext:value-type="float">
            <text:p>28.5975256</text:p>
          </table:table-cell>
          <table:table-cell office:value-type="string" calcext:value-type="string">
            <text:p>let point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88];[.D488];;[.E488];[.A488];[.F488];[.B488];[.H488])" office:value-type="string" office:string-value="let point488 “= new N_Point([“58.8400018,28.5975256]);" calcext:value-type="string">
            <text:p>let point488 “= new N_Point([“58.8400018,28.597525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8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7.6821048" calcext:value-type="float">
            <text:p>17.6821048</text:p>
          </table:table-cell>
          <table:table-cell office:value-type="float" office:value="36.8942144" calcext:value-type="float">
            <text:p>36.8942144</text:p>
          </table:table-cell>
          <table:table-cell office:value-type="string" calcext:value-type="string">
            <text:p>let point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89];[.D489];;[.E489];[.A489];[.F489];[.B489];[.H489])" office:value-type="string" office:string-value="let point489 “= new N_Point([“17.6821048,36.8942144]);" calcext:value-type="string">
            <text:p>let point489 “= new N_Point([“17.6821048,36.894214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8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5.6018084" calcext:value-type="float">
            <text:p>25.6018084</text:p>
          </table:table-cell>
          <table:table-cell office:value-type="float" office:value="-30.5572816" calcext:value-type="float">
            <text:p>-30.5572816</text:p>
          </table:table-cell>
          <table:table-cell office:value-type="string" calcext:value-type="string">
            <text:p>let point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90];[.D490];;[.E490];[.A490];[.F490];[.B490];[.H490])" office:value-type="string" office:string-value="let point490 “= new N_Point([“25.6018084,-30.5572816]);" calcext:value-type="string">
            <text:p>let point490 “= new N_Point([“25.6018084,-30.557281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9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3.7422132" calcext:value-type="float">
            <text:p>13.7422132</text:p>
          </table:table-cell>
          <table:table-cell office:value-type="float" office:value="-21.5437392" calcext:value-type="float">
            <text:p>-21.5437392</text:p>
          </table:table-cell>
          <table:table-cell office:value-type="string" calcext:value-type="string">
            <text:p>let point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91];[.D491];;[.E491];[.A491];[.F491];[.B491];[.H491])" office:value-type="string" office:string-value="let point491 “= new N_Point([“13.7422132,-21.5437392]);" calcext:value-type="string">
            <text:p>let point491 “= new N_Point([“13.7422132,-21.543739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9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4.2993324" calcext:value-type="float">
            <text:p>-24.2993324</text:p>
          </table:table-cell>
          <table:table-cell office:value-type="float" office:value="-9.0353986" calcext:value-type="float">
            <text:p>-9.0353986</text:p>
          </table:table-cell>
          <table:table-cell office:value-type="string" calcext:value-type="string">
            <text:p>let point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92];[.D492];;[.E492];[.A492];[.F492];[.B492];[.H492])" office:value-type="string" office:string-value="let point492 “= new N_Point([“-24.2993324,-9.0353986]);" calcext:value-type="string">
            <text:p>let point492 “= new N_Point([“-24.2993324,-9.035398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9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0.037125" calcext:value-type="float">
            <text:p>20.037125</text:p>
          </table:table-cell>
          <table:table-cell office:value-type="float" office:value="18.4831014" calcext:value-type="float">
            <text:p>18.4831014</text:p>
          </table:table-cell>
          <table:table-cell office:value-type="string" calcext:value-type="string">
            <text:p>let point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93];[.D493];;[.E493];[.A493];[.F493];[.B493];[.H493])" office:value-type="string" office:string-value="let point493 “= new N_Point([“20.037125,18.4831014]);" calcext:value-type="string">
            <text:p>let point493 “= new N_Point([“20.037125,18.483101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9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1.2439114" calcext:value-type="float">
            <text:p>-21.2439114</text:p>
          </table:table-cell>
          <table:table-cell office:value-type="float" office:value="-5.3488024" calcext:value-type="float">
            <text:p>-5.3488024</text:p>
          </table:table-cell>
          <table:table-cell office:value-type="string" calcext:value-type="string">
            <text:p>let point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94];[.D494];;[.E494];[.A494];[.F494];[.B494];[.H494])" office:value-type="string" office:string-value="let point494 “= new N_Point([“-21.2439114,-5.3488024]);" calcext:value-type="string">
            <text:p>let point494 “= new N_Point([“-21.2439114,-5.348802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9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8.541731" calcext:value-type="float">
            <text:p>-18.541731</text:p>
          </table:table-cell>
          <table:table-cell office:value-type="float" office:value="-24.818029" calcext:value-type="float">
            <text:p>-24.818029</text:p>
          </table:table-cell>
          <table:table-cell office:value-type="string" calcext:value-type="string">
            <text:p>let point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95];[.D495];;[.E495];[.A495];[.F495];[.B495];[.H495])" office:value-type="string" office:string-value="let point495 “= new N_Point([“-18.541731,-24.818029]);" calcext:value-type="string">
            <text:p>let point495 “= new N_Point([“-18.541731,-24.818029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9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40.2835488" calcext:value-type="float">
            <text:p>-40.2835488</text:p>
          </table:table-cell>
          <table:table-cell office:value-type="float" office:value="29.993239" calcext:value-type="float">
            <text:p>29.993239</text:p>
          </table:table-cell>
          <table:table-cell office:value-type="string" calcext:value-type="string">
            <text:p>let point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96];[.D496];;[.E496];[.A496];[.F496];[.B496];[.H496])" office:value-type="string" office:string-value="let point496 “= new N_Point([“-40.2835488,29.993239]);" calcext:value-type="string">
            <text:p>let point496 “= new N_Point([“-40.2835488,29.993239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9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1.241694" calcext:value-type="float">
            <text:p>31.241694</text:p>
          </table:table-cell>
          <table:table-cell office:value-type="float" office:value="38.4630074" calcext:value-type="float">
            <text:p>38.4630074</text:p>
          </table:table-cell>
          <table:table-cell office:value-type="string" calcext:value-type="string">
            <text:p>let point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97];[.D497];;[.E497];[.A497];[.F497];[.B497];[.H497])" office:value-type="string" office:string-value="let point497 “= new N_Point([“31.241694,38.4630074]);" calcext:value-type="string">
            <text:p>let point497 “= new N_Point([“31.241694,38.463007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9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.0081092" calcext:value-type="float">
            <text:p>-2.0081092</text:p>
          </table:table-cell>
          <table:table-cell office:value-type="float" office:value="-12.28362" calcext:value-type="float">
            <text:p>-12.28362</text:p>
          </table:table-cell>
          <table:table-cell office:value-type="string" calcext:value-type="string">
            <text:p>let point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98];[.D498];;[.E498];[.A498];[.F498];[.B498];[.H498])" office:value-type="string" office:string-value="let point498 “= new N_Point([“-2.0081092,-12.28362]);" calcext:value-type="string">
            <text:p>let point498 “= new N_Point([“-2.0081092,-12.2836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9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5.669505" calcext:value-type="float">
            <text:p>-5.669505</text:p>
          </table:table-cell>
          <table:table-cell office:value-type="float" office:value="1.9413006" calcext:value-type="float">
            <text:p>1.9413006</text:p>
          </table:table-cell>
          <table:table-cell office:value-type="string" calcext:value-type="string">
            <text:p>let point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499];[.D499];;[.E499];[.A499];[.F499];[.B499];[.H499])" office:value-type="string" office:string-value="let point499 “= new N_Point([“-5.669505,1.9413006]);" calcext:value-type="string">
            <text:p>let point499 “= new N_Point([“-5.669505,1.941300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49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6.7978344" calcext:value-type="float">
            <text:p>-16.7978344</text:p>
          </table:table-cell>
          <table:table-cell office:value-type="float" office:value="-23.035097" calcext:value-type="float">
            <text:p>-23.035097</text:p>
          </table:table-cell>
          <table:table-cell office:value-type="string" calcext:value-type="string">
            <text:p>let point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“= new N_Point([“</text:p>
          </table:table-cell>
          <table:table-cell office:value-type="string" calcext:value-type="string">
            <text:p>,</text:p>
          </table:table-cell>
          <table:table-cell table:formula="of:=CONCATENATE([.C500];[.D500];;[.E500];[.A500];[.F500];[.B500];[.H500])" office:value-type="string" office:string-value="let point500 “= new N_Point([“-16.7978344,-23.035097]);" calcext:value-type="string">
            <text:p>let point500 “= new N_Point([“-16.7978344,-23.035097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500</text:p>
          </table:table-cell>
          <table:table-cell office:value-type="string" calcext:value-type="string">
            <text:p>,</text:p>
          </table:table-cell>
        </table:table-row>
      </table:table>
      <table:table table:name="sip" table:style-name="ta1">
        <table:table-column table:style-name="co4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3" table:default-cell-style-name="Default"/>
        <table:table-row table:style-name="ro1">
          <table:table-cell office:value-type="float" office:value="21.3700546" calcext:value-type="float">
            <text:p>21.3700546</text:p>
          </table:table-cell>
          <table:table-cell office:value-type="float" office:value="24.6978998" calcext:value-type="float">
            <text:p>24.6978998</text:p>
          </table:table-cell>
          <table:table-cell office:value-type="string" calcext:value-type="string">
            <text:p>let poin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];[.D1];;[.E1];[.A1];[.F1];[.B1];[.H1])" office:value-type="string" office:string-value="let pointa1 “= new N_Pointa([“21.3700546,24.6978998]);" calcext:value-type="string">
            <text:p>let pointa1 “= new N_Pointa([“21.3700546,24.697899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7.92953422" calcext:value-type="float">
            <text:p>-7.92953422</text:p>
          </table:table-cell>
          <table:table-cell office:value-type="float" office:value="31.9175188" calcext:value-type="float">
            <text:p>31.9175188</text:p>
          </table:table-cell>
          <table:table-cell office:value-type="string" calcext:value-type="string">
            <text:p>let poin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];[.D2];;[.E2];[.A2];[.F2];[.B2];[.H2])" office:value-type="string" office:string-value="let pointa2 “= new N_Pointa([“-7.92953422,31.9175188]);" calcext:value-type="string">
            <text:p>let pointa2 “= new N_Pointa([“-7.92953422,31.917518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7.1866842" calcext:value-type="float">
            <text:p>47.1866842</text:p>
          </table:table-cell>
          <table:table-cell office:value-type="float" office:value="-43.6963842" calcext:value-type="float">
            <text:p>-43.6963842</text:p>
          </table:table-cell>
          <table:table-cell office:value-type="string" calcext:value-type="string">
            <text:p>let poin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3];[.D3];;[.E3];[.A3];[.F3];[.B3];[.H3])" office:value-type="string" office:string-value="let pointa3 “= new N_Pointa([“47.1866842,-43.6963842]);" calcext:value-type="string">
            <text:p>let pointa3 “= new N_Pointa([“47.1866842,-43.696384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8.6035125" calcext:value-type="float">
            <text:p>-18.6035125</text:p>
          </table:table-cell>
          <table:table-cell office:value-type="float" office:value="-22.158793" calcext:value-type="float">
            <text:p>-22.158793</text:p>
          </table:table-cell>
          <table:table-cell office:value-type="string" calcext:value-type="string">
            <text:p>let poin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4];[.D4];;[.E4];[.A4];[.F4];[.B4];[.H4])" office:value-type="string" office:string-value="let pointa4 “= new N_Pointa([“-18.6035125,-22.158793]);" calcext:value-type="string">
            <text:p>let pointa4 “= new N_Pointa([“-18.6035125,-22.158793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5.9584992" calcext:value-type="float">
            <text:p>65.9584992</text:p>
          </table:table-cell>
          <table:table-cell office:value-type="float" office:value="-4.84309262" calcext:value-type="float">
            <text:p>-4.84309262</text:p>
          </table:table-cell>
          <table:table-cell office:value-type="string" calcext:value-type="string">
            <text:p>let poin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5];[.D5];;[.E5];[.A5];[.F5];[.B5];[.H5])" office:value-type="string" office:string-value="let pointa5 “= new N_Pointa([“65.9584992,-4.84309262]);" calcext:value-type="string">
            <text:p>let pointa5 “= new N_Pointa([“65.9584992,-4.8430926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6.797005" calcext:value-type="float">
            <text:p>-36.797005</text:p>
          </table:table-cell>
          <table:table-cell office:value-type="float" office:value="64.1332128" calcext:value-type="float">
            <text:p>64.1332128</text:p>
          </table:table-cell>
          <table:table-cell office:value-type="string" calcext:value-type="string">
            <text:p>let poin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6];[.D6];;[.E6];[.A6];[.F6];[.B6];[.H6])" office:value-type="string" office:string-value="let pointa6 “= new N_Pointa([“-36.797005,64.1332128]);" calcext:value-type="string">
            <text:p>let pointa6 “= new N_Pointa([“-36.797005,64.133212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.95881378" calcext:value-type="float">
            <text:p>8.95881378</text:p>
          </table:table-cell>
          <table:table-cell office:value-type="float" office:value="38.5786042" calcext:value-type="float">
            <text:p>38.5786042</text:p>
          </table:table-cell>
          <table:table-cell office:value-type="string" calcext:value-type="string">
            <text:p>let poin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7];[.D7];;[.E7];[.A7];[.F7];[.B7];[.H7])" office:value-type="string" office:string-value="let pointa7 “= new N_Pointa([“8.95881378,38.5786042]);" calcext:value-type="string">
            <text:p>let pointa7 “= new N_Pointa([“8.95881378,38.578604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5.7421306" calcext:value-type="float">
            <text:p>75.7421306</text:p>
          </table:table-cell>
          <table:table-cell office:value-type="float" office:value="-10.50646204" calcext:value-type="float">
            <text:p>-10.50646204</text:p>
          </table:table-cell>
          <table:table-cell office:value-type="string" calcext:value-type="string">
            <text:p>let point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8];[.D8];;[.E8];[.A8];[.F8];[.B8];[.H8])" office:value-type="string" office:string-value="let pointa8 “= new N_Pointa([“75.7421306,-10.50646204]);" calcext:value-type="string">
            <text:p>let pointa8 “= new N_Pointa([“75.7421306,-10.5064620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0.1630274" calcext:value-type="float">
            <text:p>20.1630274</text:p>
          </table:table-cell>
          <table:table-cell office:value-type="float" office:value="25.5242178" calcext:value-type="float">
            <text:p>25.5242178</text:p>
          </table:table-cell>
          <table:table-cell office:value-type="string" calcext:value-type="string">
            <text:p>let point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9];[.D9];;[.E9];[.A9];[.F9];[.B9];[.H9])" office:value-type="string" office:string-value="let pointa9 “= new N_Pointa([“20.1630274,25.5242178]);" calcext:value-type="string">
            <text:p>let pointa9 “= new N_Pointa([“20.1630274,25.524217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48.3234726" calcext:value-type="float">
            <text:p>-48.3234726</text:p>
          </table:table-cell>
          <table:table-cell office:value-type="float" office:value="6.84987046" calcext:value-type="float">
            <text:p>6.84987046</text:p>
          </table:table-cell>
          <table:table-cell office:value-type="string" calcext:value-type="string">
            <text:p>let poin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0];[.D10];;[.E10];[.A10];[.F10];[.B10];[.H10])" office:value-type="string" office:string-value="let pointa10 “= new N_Pointa([“-48.3234726,6.84987046]);" calcext:value-type="string">
            <text:p>let pointa10 “= new N_Pointa([“-48.3234726,6.8498704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4.2262212" calcext:value-type="float">
            <text:p>44.2262212</text:p>
          </table:table-cell>
          <table:table-cell office:value-type="float" office:value="-35.0946382" calcext:value-type="float">
            <text:p>-35.0946382</text:p>
          </table:table-cell>
          <table:table-cell office:value-type="string" calcext:value-type="string">
            <text:p>let point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1];[.D11];;[.E11];[.A11];[.F11];[.B11];[.H11])" office:value-type="string" office:string-value="let pointa11 “= new N_Pointa([“44.2262212,-35.0946382]);" calcext:value-type="string">
            <text:p>let pointa11 “= new N_Pointa([“44.2262212,-35.094638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3.6117368" calcext:value-type="float">
            <text:p>-23.6117368</text:p>
          </table:table-cell>
          <table:table-cell office:value-type="float" office:value="22.4247388" calcext:value-type="float">
            <text:p>22.4247388</text:p>
          </table:table-cell>
          <table:table-cell office:value-type="string" calcext:value-type="string">
            <text:p>let point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2];[.D12];;[.E12];[.A12];[.F12];[.B12];[.H12])" office:value-type="string" office:string-value="let pointa12 “= new N_Pointa([“-23.6117368,22.4247388]);" calcext:value-type="string">
            <text:p>let pointa12 “= new N_Pointa([“-23.6117368,22.424738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.66494878" calcext:value-type="float">
            <text:p>6.66494878</text:p>
          </table:table-cell>
          <table:table-cell office:value-type="float" office:value="-17.55235174" calcext:value-type="float">
            <text:p>-17.55235174</text:p>
          </table:table-cell>
          <table:table-cell office:value-type="string" calcext:value-type="string">
            <text:p>let point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3];[.D13];;[.E13];[.A13];[.F13];[.B13];[.H13])" office:value-type="string" office:string-value="let pointa13 “= new N_Pointa([“6.66494878,-17.55235174]);" calcext:value-type="string">
            <text:p>let pointa13 “= new N_Pointa([“6.66494878,-17.5523517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2.5335566" calcext:value-type="float">
            <text:p>22.5335566</text:p>
          </table:table-cell>
          <table:table-cell office:value-type="float" office:value="41.6562502" calcext:value-type="float">
            <text:p>41.6562502</text:p>
          </table:table-cell>
          <table:table-cell office:value-type="string" calcext:value-type="string">
            <text:p>let point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4];[.D14];;[.E14];[.A14];[.F14];[.B14];[.H14])" office:value-type="string" office:string-value="let pointa14 “= new N_Pointa([“22.5335566,41.6562502]);" calcext:value-type="string">
            <text:p>let pointa14 “= new N_Pointa([“22.5335566,41.656250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.19711942" calcext:value-type="float">
            <text:p>1.19711942</text:p>
          </table:table-cell>
          <table:table-cell office:value-type="float" office:value="15.32486824" calcext:value-type="float">
            <text:p>15.32486824</text:p>
          </table:table-cell>
          <table:table-cell office:value-type="string" calcext:value-type="string">
            <text:p>let point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5];[.D15];;[.E15];[.A15];[.F15];[.B15];[.H15])" office:value-type="string" office:string-value="let pointa15 “= new N_Pointa([“1.19711942,15.32486824]);" calcext:value-type="string">
            <text:p>let pointa15 “= new N_Pointa([“1.19711942,15.3248682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9.750607" calcext:value-type="float">
            <text:p>39.750607</text:p>
          </table:table-cell>
          <table:table-cell office:value-type="float" office:value="43.4817956" calcext:value-type="float">
            <text:p>43.4817956</text:p>
          </table:table-cell>
          <table:table-cell office:value-type="string" calcext:value-type="string">
            <text:p>let point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6];[.D16];;[.E16];[.A16];[.F16];[.B16];[.H16])" office:value-type="string" office:string-value="let pointa16 “= new N_Pointa([“39.750607,43.4817956]);" calcext:value-type="string">
            <text:p>let pointa16 “= new N_Pointa([“39.750607,43.481795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.94062206" calcext:value-type="float">
            <text:p>8.94062206</text:p>
          </table:table-cell>
          <table:table-cell office:value-type="float" office:value="28.9063124" calcext:value-type="float">
            <text:p>28.9063124</text:p>
          </table:table-cell>
          <table:table-cell office:value-type="string" calcext:value-type="string">
            <text:p>let point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7];[.D17];;[.E17];[.A17];[.F17];[.B17];[.H17])" office:value-type="string" office:string-value="let pointa17 “= new N_Pointa([“8.94062206,28.9063124]);" calcext:value-type="string">
            <text:p>let pointa17 “= new N_Pointa([“8.94062206,28.906312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.31013616" calcext:value-type="float">
            <text:p>2.31013616</text:p>
          </table:table-cell>
          <table:table-cell office:value-type="float" office:value="37.3017648" calcext:value-type="float">
            <text:p>37.3017648</text:p>
          </table:table-cell>
          <table:table-cell office:value-type="string" calcext:value-type="string">
            <text:p>let point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8];[.D18];;[.E18];[.A18];[.F18];[.B18];[.H18])" office:value-type="string" office:string-value="let pointa18 “= new N_Pointa([“2.31013616,37.3017648]);" calcext:value-type="string">
            <text:p>let pointa18 “= new N_Pointa([“2.31013616,37.301764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6.0446714" calcext:value-type="float">
            <text:p>36.0446714</text:p>
          </table:table-cell>
          <table:table-cell office:value-type="float" office:value="-19.49158416" calcext:value-type="float">
            <text:p>-19.49158416</text:p>
          </table:table-cell>
          <table:table-cell office:value-type="string" calcext:value-type="string">
            <text:p>let point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9];[.D19];;[.E19];[.A19];[.F19];[.B19];[.H19])" office:value-type="string" office:string-value="let pointa19 “= new N_Pointa([“36.0446714,-19.49158416]);" calcext:value-type="string">
            <text:p>let pointa19 “= new N_Pointa([“36.0446714,-19.4915841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3.4028786" calcext:value-type="float">
            <text:p>13.4028786</text:p>
          </table:table-cell>
          <table:table-cell office:value-type="float" office:value="25.8695368" calcext:value-type="float">
            <text:p>25.8695368</text:p>
          </table:table-cell>
          <table:table-cell office:value-type="string" calcext:value-type="string">
            <text:p>let poin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0];[.D20];;[.E20];[.A20];[.F20];[.B20];[.H20])" office:value-type="string" office:string-value="let pointa20 “= new N_Pointa([“13.4028786,25.8695368]);" calcext:value-type="string">
            <text:p>let pointa20 “= new N_Pointa([“13.4028786,25.869536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.9211331" calcext:value-type="float">
            <text:p>1.9211331</text:p>
          </table:table-cell>
          <table:table-cell office:value-type="float" office:value="-23.9574132" calcext:value-type="float">
            <text:p>-23.9574132</text:p>
          </table:table-cell>
          <table:table-cell office:value-type="string" calcext:value-type="string">
            <text:p>let point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1];[.D21];;[.E21];[.A21];[.F21];[.B21];[.H21])" office:value-type="string" office:string-value="let pointa21 “= new N_Pointa([“1.9211331,-23.9574132]);" calcext:value-type="string">
            <text:p>let pointa21 “= new N_Pointa([“1.9211331,-23.957413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1.5089486" calcext:value-type="float">
            <text:p>51.5089486</text:p>
          </table:table-cell>
          <table:table-cell office:value-type="float" office:value="-0.58471688" calcext:value-type="float">
            <text:p>-0.58471688</text:p>
          </table:table-cell>
          <table:table-cell office:value-type="string" calcext:value-type="string">
            <text:p>let point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2];[.D22];;[.E22];[.A22];[.F22];[.B22];[.H22])" office:value-type="string" office:string-value="let pointa22 “= new N_Pointa([“51.5089486,-0.58471688]);" calcext:value-type="string">
            <text:p>let pointa22 “= new N_Pointa([“51.5089486,-0.5847168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1.9449068" calcext:value-type="float">
            <text:p>71.9449068</text:p>
          </table:table-cell>
          <table:table-cell office:value-type="float" office:value="39.644964" calcext:value-type="float">
            <text:p>39.644964</text:p>
          </table:table-cell>
          <table:table-cell office:value-type="string" calcext:value-type="string">
            <text:p>let point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3];[.D23];;[.E23];[.A23];[.F23];[.B23];[.H23])" office:value-type="string" office:string-value="let pointa23 “= new N_Pointa([“71.9449068,39.644964]);" calcext:value-type="string">
            <text:p>let pointa23 “= new N_Pointa([“71.9449068,39.64496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6.5456952" calcext:value-type="float">
            <text:p>46.5456952</text:p>
          </table:table-cell>
          <table:table-cell office:value-type="float" office:value="-33.6725996" calcext:value-type="float">
            <text:p>-33.6725996</text:p>
          </table:table-cell>
          <table:table-cell office:value-type="string" calcext:value-type="string">
            <text:p>let point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4];[.D24];;[.E24];[.A24];[.F24];[.B24];[.H24])" office:value-type="string" office:string-value="let pointa24 “= new N_Pointa([“46.5456952,-33.6725996]);" calcext:value-type="string">
            <text:p>let pointa24 “= new N_Pointa([“46.5456952,-33.672599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.4529414" calcext:value-type="float">
            <text:p>2.4529414</text:p>
          </table:table-cell>
          <table:table-cell office:value-type="float" office:value="4.04264954" calcext:value-type="float">
            <text:p>4.04264954</text:p>
          </table:table-cell>
          <table:table-cell office:value-type="string" calcext:value-type="string">
            <text:p>let point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5];[.D25];;[.E25];[.A25];[.F25];[.B25];[.H25])" office:value-type="string" office:string-value="let pointa25 “= new N_Pointa([“2.4529414,4.04264954]);" calcext:value-type="string">
            <text:p>let pointa25 “= new N_Pointa([“2.4529414,4.0426495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8.7923678" calcext:value-type="float">
            <text:p>58.7923678</text:p>
          </table:table-cell>
          <table:table-cell office:value-type="float" office:value="35.1780794" calcext:value-type="float">
            <text:p>35.1780794</text:p>
          </table:table-cell>
          <table:table-cell office:value-type="string" calcext:value-type="string">
            <text:p>let point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6];[.D26];;[.E26];[.A26];[.F26];[.B26];[.H26])" office:value-type="string" office:string-value="let pointa26 “= new N_Pointa([“58.7923678,35.1780794]);" calcext:value-type="string">
            <text:p>let pointa26 “= new N_Pointa([“58.7923678,35.178079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0.9865258" calcext:value-type="float">
            <text:p>50.9865258</text:p>
          </table:table-cell>
          <table:table-cell office:value-type="float" office:value="9.0019755" calcext:value-type="float">
            <text:p>9.0019755</text:p>
          </table:table-cell>
          <table:table-cell office:value-type="string" calcext:value-type="string">
            <text:p>let point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7];[.D27];;[.E27];[.A27];[.F27];[.B27];[.H27])" office:value-type="string" office:string-value="let pointa27 “= new N_Pointa([“50.9865258,9.0019755]);" calcext:value-type="string">
            <text:p>let pointa27 “= new N_Pointa([“50.9865258,9.0019755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0.45291956" calcext:value-type="float">
            <text:p>-10.45291956</text:p>
          </table:table-cell>
          <table:table-cell office:value-type="float" office:value="35.8884334" calcext:value-type="float">
            <text:p>35.8884334</text:p>
          </table:table-cell>
          <table:table-cell office:value-type="string" calcext:value-type="string">
            <text:p>let point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8];[.D28];;[.E28];[.A28];[.F28];[.B28];[.H28])" office:value-type="string" office:string-value="let pointa28 “= new N_Pointa([“-10.45291956,35.8884334]);" calcext:value-type="string">
            <text:p>let pointa28 “= new N_Pointa([“-10.45291956,35.888433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7.42386304" calcext:value-type="float">
            <text:p>-17.42386304</text:p>
          </table:table-cell>
          <table:table-cell office:value-type="float" office:value="32.4335896" calcext:value-type="float">
            <text:p>32.4335896</text:p>
          </table:table-cell>
          <table:table-cell office:value-type="string" calcext:value-type="string">
            <text:p>let point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9];[.D29];;[.E29];[.A29];[.F29];[.B29];[.H29])" office:value-type="string" office:string-value="let pointa29 “= new N_Pointa([“-17.42386304,32.4335896]);" calcext:value-type="string">
            <text:p>let pointa29 “= new N_Pointa([“-17.42386304,32.433589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.8150468" calcext:value-type="float">
            <text:p>8.8150468</text:p>
          </table:table-cell>
          <table:table-cell office:value-type="float" office:value="-9.65834028" calcext:value-type="float">
            <text:p>-9.65834028</text:p>
          </table:table-cell>
          <table:table-cell office:value-type="string" calcext:value-type="string">
            <text:p>let point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30];[.D30];;[.E30];[.A30];[.F30];[.B30];[.H30])" office:value-type="string" office:string-value="let pointa30 “= new N_Pointa([“8.8150468,-9.65834028]);" calcext:value-type="string">
            <text:p>let pointa30 “= new N_Pointa([“8.8150468,-9.6583402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3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.49641702" calcext:value-type="float">
            <text:p>-1.49641702</text:p>
          </table:table-cell>
          <table:table-cell office:value-type="float" office:value="-18.2750341" calcext:value-type="float">
            <text:p>-18.2750341</text:p>
          </table:table-cell>
          <table:table-cell office:value-type="string" calcext:value-type="string">
            <text:p>let point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31];[.D31];;[.E31];[.A31];[.F31];[.B31];[.H31])" office:value-type="string" office:string-value="let pointa31 “= new N_Pointa([“-1.49641702,-18.2750341]);" calcext:value-type="string">
            <text:p>let pointa31 “= new N_Pointa([“-1.49641702,-18.2750341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3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6.51158586" calcext:value-type="float">
            <text:p>16.51158586</text:p>
          </table:table-cell>
          <table:table-cell office:value-type="float" office:value="54.351359" calcext:value-type="float">
            <text:p>54.351359</text:p>
          </table:table-cell>
          <table:table-cell office:value-type="string" calcext:value-type="string">
            <text:p>let point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32];[.D32];;[.E32];[.A32];[.F32];[.B32];[.H32])" office:value-type="string" office:string-value="let pointa32 “= new N_Pointa([“16.51158586,54.351359]);" calcext:value-type="string">
            <text:p>let pointa32 “= new N_Pointa([“16.51158586,54.351359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3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6.4124718" calcext:value-type="float">
            <text:p>-36.4124718</text:p>
          </table:table-cell>
          <table:table-cell office:value-type="float" office:value="-22.6015446" calcext:value-type="float">
            <text:p>-22.6015446</text:p>
          </table:table-cell>
          <table:table-cell office:value-type="string" calcext:value-type="string">
            <text:p>let point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33];[.D33];;[.E33];[.A33];[.F33];[.B33];[.H33])" office:value-type="string" office:string-value="let pointa33 “= new N_Pointa([“-36.4124718,-22.6015446]);" calcext:value-type="string">
            <text:p>let pointa33 “= new N_Pointa([“-36.4124718,-22.601544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3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8.50667202" calcext:value-type="float">
            <text:p>18.50667202</text:p>
          </table:table-cell>
          <table:table-cell office:value-type="float" office:value="26.7190952" calcext:value-type="float">
            <text:p>26.7190952</text:p>
          </table:table-cell>
          <table:table-cell office:value-type="string" calcext:value-type="string">
            <text:p>let point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34];[.D34];;[.E34];[.A34];[.F34];[.B34];[.H34])" office:value-type="string" office:string-value="let pointa34 “= new N_Pointa([“18.50667202,26.7190952]);" calcext:value-type="string">
            <text:p>let pointa34 “= new N_Pointa([“18.50667202,26.719095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3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5.1013586" calcext:value-type="float">
            <text:p>25.1013586</text:p>
          </table:table-cell>
          <table:table-cell office:value-type="float" office:value="46.4148802" calcext:value-type="float">
            <text:p>46.4148802</text:p>
          </table:table-cell>
          <table:table-cell office:value-type="string" calcext:value-type="string">
            <text:p>let point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35];[.D35];;[.E35];[.A35];[.F35];[.B35];[.H35])" office:value-type="string" office:string-value="let pointa35 “= new N_Pointa([“25.1013586,46.4148802]);" calcext:value-type="string">
            <text:p>let pointa35 “= new N_Pointa([“25.1013586,46.414880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3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6.5063202" calcext:value-type="float">
            <text:p>-16.5063202</text:p>
          </table:table-cell>
          <table:table-cell office:value-type="float" office:value="46.3489788" calcext:value-type="float">
            <text:p>46.3489788</text:p>
          </table:table-cell>
          <table:table-cell office:value-type="string" calcext:value-type="string">
            <text:p>let point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36];[.D36];;[.E36];[.A36];[.F36];[.B36];[.H36])" office:value-type="string" office:string-value="let pointa36 “= new N_Pointa([“-16.5063202,46.3489788]);" calcext:value-type="string">
            <text:p>let pointa36 “= new N_Pointa([“-16.5063202,46.348978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3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0.438243" calcext:value-type="float">
            <text:p>50.438243</text:p>
          </table:table-cell>
          <table:table-cell office:value-type="float" office:value="-30.5549008" calcext:value-type="float">
            <text:p>-30.5549008</text:p>
          </table:table-cell>
          <table:table-cell office:value-type="string" calcext:value-type="string">
            <text:p>let point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37];[.D37];;[.E37];[.A37];[.F37];[.B37];[.H37])" office:value-type="string" office:string-value="let pointa37 “= new N_Pointa([“50.438243,-30.5549008]);" calcext:value-type="string">
            <text:p>let pointa37 “= new N_Pointa([“50.438243,-30.554900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3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2.12584466" calcext:value-type="float">
            <text:p>12.12584466</text:p>
          </table:table-cell>
          <table:table-cell office:value-type="float" office:value="-0.44958114" calcext:value-type="float">
            <text:p>-0.44958114</text:p>
          </table:table-cell>
          <table:table-cell office:value-type="string" calcext:value-type="string">
            <text:p>let point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38];[.D38];;[.E38];[.A38];[.F38];[.B38];[.H38])" office:value-type="string" office:string-value="let pointa38 “= new N_Pointa([“12.12584466,-0.44958114]);" calcext:value-type="string">
            <text:p>let pointa38 “= new N_Pointa([“12.12584466,-0.4495811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3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4.82031318" calcext:value-type="float">
            <text:p>-4.82031318</text:p>
          </table:table-cell>
          <table:table-cell office:value-type="float" office:value="-22.7973118" calcext:value-type="float">
            <text:p>-22.7973118</text:p>
          </table:table-cell>
          <table:table-cell office:value-type="string" calcext:value-type="string">
            <text:p>let point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39];[.D39];;[.E39];[.A39];[.F39];[.B39];[.H39])" office:value-type="string" office:string-value="let pointa39 “= new N_Pointa([“-4.82031318,-22.7973118]);" calcext:value-type="string">
            <text:p>let pointa39 “= new N_Pointa([“-4.82031318,-22.797311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3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7.73394278" calcext:value-type="float">
            <text:p>17.73394278</text:p>
          </table:table-cell>
          <table:table-cell office:value-type="float" office:value="-12.64874576" calcext:value-type="float">
            <text:p>-12.64874576</text:p>
          </table:table-cell>
          <table:table-cell office:value-type="string" calcext:value-type="string">
            <text:p>let point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40];[.D40];;[.E40];[.A40];[.F40];[.B40];[.H40])" office:value-type="string" office:string-value="let pointa40 “= new N_Pointa([“17.73394278,-12.64874576]);" calcext:value-type="string">
            <text:p>let pointa40 “= new N_Pointa([“17.73394278,-12.6487457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4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1.062662" calcext:value-type="float">
            <text:p>51.062662</text:p>
          </table:table-cell>
          <table:table-cell office:value-type="float" office:value="9.0958583" calcext:value-type="float">
            <text:p>9.0958583</text:p>
          </table:table-cell>
          <table:table-cell office:value-type="string" calcext:value-type="string">
            <text:p>let point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41];[.D41];;[.E41];[.A41];[.F41];[.B41];[.H41])" office:value-type="string" office:string-value="let pointa41 “= new N_Pointa([“51.062662,9.0958583]);" calcext:value-type="string">
            <text:p>let pointa41 “= new N_Pointa([“51.062662,9.0958583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4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2.04976" calcext:value-type="float">
            <text:p>22.04976</text:p>
          </table:table-cell>
          <table:table-cell office:value-type="float" office:value="9.20249094" calcext:value-type="float">
            <text:p>9.20249094</text:p>
          </table:table-cell>
          <table:table-cell office:value-type="string" calcext:value-type="string">
            <text:p>let point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42];[.D42];;[.E42];[.A42];[.F42];[.B42];[.H42])" office:value-type="string" office:string-value="let pointa42 “= new N_Pointa([“22.04976,9.20249094]);" calcext:value-type="string">
            <text:p>let pointa42 “= new N_Pointa([“22.04976,9.2024909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4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.99959842" calcext:value-type="float">
            <text:p>6.99959842</text:p>
          </table:table-cell>
          <table:table-cell office:value-type="float" office:value="48.686751" calcext:value-type="float">
            <text:p>48.686751</text:p>
          </table:table-cell>
          <table:table-cell office:value-type="string" calcext:value-type="string">
            <text:p>let point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43];[.D43];;[.E43];[.A43];[.F43];[.B43];[.H43])" office:value-type="string" office:string-value="let pointa43 “= new N_Pointa([“6.99959842,48.686751]);" calcext:value-type="string">
            <text:p>let pointa43 “= new N_Pointa([“6.99959842,48.686751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4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4.10364448" calcext:value-type="float">
            <text:p>-14.10364448</text:p>
          </table:table-cell>
          <table:table-cell office:value-type="float" office:value="23.7389174" calcext:value-type="float">
            <text:p>23.7389174</text:p>
          </table:table-cell>
          <table:table-cell office:value-type="string" calcext:value-type="string">
            <text:p>let point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44];[.D44];;[.E44];[.A44];[.F44];[.B44];[.H44])" office:value-type="string" office:string-value="let pointa44 “= new N_Pointa([“-14.10364448,23.7389174]);" calcext:value-type="string">
            <text:p>let pointa44 “= new N_Pointa([“-14.10364448,23.738917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4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7.086826" calcext:value-type="float">
            <text:p>57.086826</text:p>
          </table:table-cell>
          <table:table-cell office:value-type="float" office:value="-39.6760392" calcext:value-type="float">
            <text:p>-39.6760392</text:p>
          </table:table-cell>
          <table:table-cell office:value-type="string" calcext:value-type="string">
            <text:p>let point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45];[.D45];;[.E45];[.A45];[.F45];[.B45];[.H45])" office:value-type="string" office:string-value="let pointa45 “= new N_Pointa([“57.086826,-39.6760392]);" calcext:value-type="string">
            <text:p>let pointa45 “= new N_Pointa([“57.086826,-39.676039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4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4.7896152" calcext:value-type="float">
            <text:p>-24.7896152</text:p>
          </table:table-cell>
          <table:table-cell office:value-type="float" office:value="-10.80211464" calcext:value-type="float">
            <text:p>-10.80211464</text:p>
          </table:table-cell>
          <table:table-cell office:value-type="string" calcext:value-type="string">
            <text:p>let point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46];[.D46];;[.E46];[.A46];[.F46];[.B46];[.H46])" office:value-type="string" office:string-value="let pointa46 “= new N_Pointa([“-24.7896152,-10.80211464]);" calcext:value-type="string">
            <text:p>let pointa46 “= new N_Pointa([“-24.7896152,-10.8021146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4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2.82222476" calcext:value-type="float">
            <text:p>12.82222476</text:p>
          </table:table-cell>
          <table:table-cell office:value-type="float" office:value="-44.5484952" calcext:value-type="float">
            <text:p>-44.5484952</text:p>
          </table:table-cell>
          <table:table-cell office:value-type="string" calcext:value-type="string">
            <text:p>let point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47];[.D47];;[.E47];[.A47];[.F47];[.B47];[.H47])" office:value-type="string" office:string-value="let pointa47 “= new N_Pointa([“12.82222476,-44.5484952]);" calcext:value-type="string">
            <text:p>let pointa47 “= new N_Pointa([“12.82222476,-44.548495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4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.76982886" calcext:value-type="float">
            <text:p>14.76982886</text:p>
          </table:table-cell>
          <table:table-cell office:value-type="float" office:value="-4.14379232" calcext:value-type="float">
            <text:p>-4.14379232</text:p>
          </table:table-cell>
          <table:table-cell office:value-type="string" calcext:value-type="string">
            <text:p>let point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48];[.D48];;[.E48];[.A48];[.F48];[.B48];[.H48])" office:value-type="string" office:string-value="let pointa48 “= new N_Pointa([“14.76982886,-4.14379232]);" calcext:value-type="string">
            <text:p>let pointa48 “= new N_Pointa([“14.76982886,-4.1437923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4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9.26431708" calcext:value-type="float">
            <text:p>-9.26431708</text:p>
          </table:table-cell>
          <table:table-cell office:value-type="float" office:value="29.0050794" calcext:value-type="float">
            <text:p>29.0050794</text:p>
          </table:table-cell>
          <table:table-cell office:value-type="string" calcext:value-type="string">
            <text:p>let point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49];[.D49];;[.E49];[.A49];[.F49];[.B49];[.H49])" office:value-type="string" office:string-value="let pointa49 “= new N_Pointa([“-9.26431708,29.0050794]);" calcext:value-type="string">
            <text:p>let pointa49 “= new N_Pointa([“-9.26431708,29.005079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4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1.80445222" calcext:value-type="float">
            <text:p>11.80445222</text:p>
          </table:table-cell>
          <table:table-cell office:value-type="float" office:value="6.42425706" calcext:value-type="float">
            <text:p>6.42425706</text:p>
          </table:table-cell>
          <table:table-cell office:value-type="string" calcext:value-type="string">
            <text:p>let point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50];[.D50];;[.E50];[.A50];[.F50];[.B50];[.H50])" office:value-type="string" office:string-value="let pointa50 “= new N_Pointa([“11.80445222,6.42425706]);" calcext:value-type="string">
            <text:p>let pointa50 “= new N_Pointa([“11.80445222,6.4242570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5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6.11968" calcext:value-type="float">
            <text:p>-6.11968</text:p>
          </table:table-cell>
          <table:table-cell office:value-type="float" office:value="22.5126126" calcext:value-type="float">
            <text:p>22.5126126</text:p>
          </table:table-cell>
          <table:table-cell office:value-type="string" calcext:value-type="string">
            <text:p>let point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51];[.D51];;[.E51];[.A51];[.F51];[.B51];[.H51])" office:value-type="string" office:string-value="let pointa51 “= new N_Pointa([“-6.11968,22.5126126]);" calcext:value-type="string">
            <text:p>let pointa51 “= new N_Pointa([“-6.11968,22.512612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5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9.4812038" calcext:value-type="float">
            <text:p>29.4812038</text:p>
          </table:table-cell>
          <table:table-cell office:value-type="float" office:value="-14.99275404" calcext:value-type="float">
            <text:p>-14.99275404</text:p>
          </table:table-cell>
          <table:table-cell office:value-type="string" calcext:value-type="string">
            <text:p>let point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52];[.D52];;[.E52];[.A52];[.F52];[.B52];[.H52])" office:value-type="string" office:string-value="let pointa52 “= new N_Pointa([“29.4812038,-14.99275404]);" calcext:value-type="string">
            <text:p>let pointa52 “= new N_Pointa([“29.4812038,-14.9927540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5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6.84178726" calcext:value-type="float">
            <text:p>-16.84178726</text:p>
          </table:table-cell>
          <table:table-cell office:value-type="float" office:value="42.359349" calcext:value-type="float">
            <text:p>42.359349</text:p>
          </table:table-cell>
          <table:table-cell office:value-type="string" calcext:value-type="string">
            <text:p>let point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53];[.D53];;[.E53];[.A53];[.F53];[.B53];[.H53])" office:value-type="string" office:string-value="let pointa53 “= new N_Pointa([“-16.84178726,42.359349]);" calcext:value-type="string">
            <text:p>let pointa53 “= new N_Pointa([“-16.84178726,42.359349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5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5.9783936" calcext:value-type="float">
            <text:p>45.9783936</text:p>
          </table:table-cell>
          <table:table-cell office:value-type="float" office:value="22.2044794" calcext:value-type="float">
            <text:p>22.2044794</text:p>
          </table:table-cell>
          <table:table-cell office:value-type="string" calcext:value-type="string">
            <text:p>let point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54];[.D54];;[.E54];[.A54];[.F54];[.B54];[.H54])" office:value-type="string" office:string-value="let pointa54 “= new N_Pointa([“45.9783936,22.2044794]);" calcext:value-type="string">
            <text:p>let pointa54 “= new N_Pointa([“45.9783936,22.204479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5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1.6950672" calcext:value-type="float">
            <text:p>21.6950672</text:p>
          </table:table-cell>
          <table:table-cell office:value-type="float" office:value="44.3814044" calcext:value-type="float">
            <text:p>44.3814044</text:p>
          </table:table-cell>
          <table:table-cell office:value-type="string" calcext:value-type="string">
            <text:p>let point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55];[.D55];;[.E55];[.A55];[.F55];[.B55];[.H55])" office:value-type="string" office:string-value="let pointa55 “= new N_Pointa([“21.6950672,44.3814044]);" calcext:value-type="string">
            <text:p>let pointa55 “= new N_Pointa([“21.6950672,44.381404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5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3.3947178" calcext:value-type="float">
            <text:p>43.3947178</text:p>
          </table:table-cell>
          <table:table-cell office:value-type="float" office:value="11.10434068" calcext:value-type="float">
            <text:p>11.10434068</text:p>
          </table:table-cell>
          <table:table-cell office:value-type="string" calcext:value-type="string">
            <text:p>let point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56];[.D56];;[.E56];[.A56];[.F56];[.B56];[.H56])" office:value-type="string" office:string-value="let pointa56 “= new N_Pointa([“43.3947178,11.10434068]);" calcext:value-type="string">
            <text:p>let pointa56 “= new N_Pointa([“43.3947178,11.1043406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5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5.8437484" calcext:value-type="float">
            <text:p>55.8437484</text:p>
          </table:table-cell>
          <table:table-cell office:value-type="float" office:value="51.221936" calcext:value-type="float">
            <text:p>51.221936</text:p>
          </table:table-cell>
          <table:table-cell office:value-type="string" calcext:value-type="string">
            <text:p>let point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57];[.D57];;[.E57];[.A57];[.F57];[.B57];[.H57])" office:value-type="string" office:string-value="let pointa57 “= new N_Pointa([“55.8437484,51.221936]);" calcext:value-type="string">
            <text:p>let pointa57 “= new N_Pointa([“55.8437484,51.22193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5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7.21065484" calcext:value-type="float">
            <text:p>-7.21065484</text:p>
          </table:table-cell>
          <table:table-cell office:value-type="float" office:value="-0.04779086" calcext:value-type="float">
            <text:p>-0.04779086</text:p>
          </table:table-cell>
          <table:table-cell office:value-type="string" calcext:value-type="string">
            <text:p>let point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58];[.D58];;[.E58];[.A58];[.F58];[.B58];[.H58])" office:value-type="string" office:string-value="let pointa58 “= new N_Pointa([“-7.21065484,-0.04779086]);" calcext:value-type="string">
            <text:p>let pointa58 “= new N_Pointa([“-7.21065484,-0.0477908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5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.96843714" calcext:value-type="float">
            <text:p>7.96843714</text:p>
          </table:table-cell>
          <table:table-cell office:value-type="float" office:value="11.3142887" calcext:value-type="float">
            <text:p>11.3142887</text:p>
          </table:table-cell>
          <table:table-cell office:value-type="string" calcext:value-type="string">
            <text:p>let point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59];[.D59];;[.E59];[.A59];[.F59];[.B59];[.H59])" office:value-type="string" office:string-value="let pointa59 “= new N_Pointa([“7.96843714,11.3142887]);" calcext:value-type="string">
            <text:p>let pointa59 “= new N_Pointa([“7.96843714,11.3142887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5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0.7749248" calcext:value-type="float">
            <text:p>-20.7749248</text:p>
          </table:table-cell>
          <table:table-cell office:value-type="float" office:value="25.3930164" calcext:value-type="float">
            <text:p>25.3930164</text:p>
          </table:table-cell>
          <table:table-cell office:value-type="string" calcext:value-type="string">
            <text:p>let point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60];[.D60];;[.E60];[.A60];[.F60];[.B60];[.H60])" office:value-type="string" office:string-value="let pointa60 “= new N_Pointa([“-20.7749248,25.3930164]);" calcext:value-type="string">
            <text:p>let pointa60 “= new N_Pointa([“-20.7749248,25.393016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6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3.97917156" calcext:value-type="float">
            <text:p>13.97917156</text:p>
          </table:table-cell>
          <table:table-cell office:value-type="float" office:value="0.1162597" calcext:value-type="float">
            <text:p>0.1162597</text:p>
          </table:table-cell>
          <table:table-cell office:value-type="string" calcext:value-type="string">
            <text:p>let point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61];[.D61];;[.E61];[.A61];[.F61];[.B61];[.H61])" office:value-type="string" office:string-value="let pointa61 “= new N_Pointa([“13.97917156,0.1162597]);" calcext:value-type="string">
            <text:p>let pointa61 “= new N_Pointa([“13.97917156,0.1162597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6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9.9599734" calcext:value-type="float">
            <text:p>39.9599734</text:p>
          </table:table-cell>
          <table:table-cell office:value-type="float" office:value="11.31842008" calcext:value-type="float">
            <text:p>11.31842008</text:p>
          </table:table-cell>
          <table:table-cell office:value-type="string" calcext:value-type="string">
            <text:p>let point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62];[.D62];;[.E62];[.A62];[.F62];[.B62];[.H62])" office:value-type="string" office:string-value="let pointa62 “= new N_Pointa([“39.9599734,11.31842008]);" calcext:value-type="string">
            <text:p>let pointa62 “= new N_Pointa([“39.9599734,11.3184200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6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7.4625116" calcext:value-type="float">
            <text:p>67.4625116</text:p>
          </table:table-cell>
          <table:table-cell office:value-type="float" office:value="-33.209868" calcext:value-type="float">
            <text:p>-33.209868</text:p>
          </table:table-cell>
          <table:table-cell office:value-type="string" calcext:value-type="string">
            <text:p>let point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63];[.D63];;[.E63];[.A63];[.F63];[.B63];[.H63])" office:value-type="string" office:string-value="let pointa63 “= new N_Pointa([“67.4625116,-33.209868]);" calcext:value-type="string">
            <text:p>let pointa63 “= new N_Pointa([“67.4625116,-33.20986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6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.8945247" calcext:value-type="float">
            <text:p>7.8945247</text:p>
          </table:table-cell>
          <table:table-cell office:value-type="float" office:value="18.12379116" calcext:value-type="float">
            <text:p>18.12379116</text:p>
          </table:table-cell>
          <table:table-cell office:value-type="string" calcext:value-type="string">
            <text:p>let point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64];[.D64];;[.E64];[.A64];[.F64];[.B64];[.H64])" office:value-type="string" office:string-value="let pointa64 “= new N_Pointa([“7.8945247,18.12379116]);" calcext:value-type="string">
            <text:p>let pointa64 “= new N_Pointa([“7.8945247,18.1237911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6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9.634015" calcext:value-type="float">
            <text:p>29.634015</text:p>
          </table:table-cell>
          <table:table-cell office:value-type="float" office:value="24.4259414" calcext:value-type="float">
            <text:p>24.4259414</text:p>
          </table:table-cell>
          <table:table-cell office:value-type="string" calcext:value-type="string">
            <text:p>let point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65];[.D65];;[.E65];[.A65];[.F65];[.B65];[.H65])" office:value-type="string" office:string-value="let pointa65 “= new N_Pointa([“29.634015,24.4259414]);" calcext:value-type="string">
            <text:p>let pointa65 “= new N_Pointa([“29.634015,24.425941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6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6.6318212" calcext:value-type="float">
            <text:p>66.6318212</text:p>
          </table:table-cell>
          <table:table-cell office:value-type="float" office:value="24.1580582" calcext:value-type="float">
            <text:p>24.1580582</text:p>
          </table:table-cell>
          <table:table-cell office:value-type="string" calcext:value-type="string">
            <text:p>let point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66];[.D66];;[.E66];[.A66];[.F66];[.B66];[.H66])" office:value-type="string" office:string-value="let pointa66 “= new N_Pointa([“66.6318212,24.1580582]);" calcext:value-type="string">
            <text:p>let pointa66 “= new N_Pointa([“66.6318212,24.158058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6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3.7847828" calcext:value-type="float">
            <text:p>33.7847828</text:p>
          </table:table-cell>
          <table:table-cell office:value-type="float" office:value="-17.8559116" calcext:value-type="float">
            <text:p>-17.8559116</text:p>
          </table:table-cell>
          <table:table-cell office:value-type="string" calcext:value-type="string">
            <text:p>let point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67];[.D67];;[.E67];[.A67];[.F67];[.B67];[.H67])" office:value-type="string" office:string-value="let pointa67 “= new N_Pointa([“33.7847828,-17.8559116]);" calcext:value-type="string">
            <text:p>let pointa67 “= new N_Pointa([“33.7847828,-17.855911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6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2.87864764" calcext:value-type="float">
            <text:p>12.87864764</text:p>
          </table:table-cell>
          <table:table-cell office:value-type="float" office:value="2.93207842" calcext:value-type="float">
            <text:p>2.93207842</text:p>
          </table:table-cell>
          <table:table-cell office:value-type="string" calcext:value-type="string">
            <text:p>let pointa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68];[.D68];;[.E68];[.A68];[.F68];[.B68];[.H68])" office:value-type="string" office:string-value="let pointa68 “= new N_Pointa([“12.87864764,2.93207842]);" calcext:value-type="string">
            <text:p>let pointa68 “= new N_Pointa([“12.87864764,2.9320784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6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8.39079504" calcext:value-type="float">
            <text:p>18.39079504</text:p>
          </table:table-cell>
          <table:table-cell office:value-type="float" office:value="-9.18451574" calcext:value-type="float">
            <text:p>-9.18451574</text:p>
          </table:table-cell>
          <table:table-cell office:value-type="string" calcext:value-type="string">
            <text:p>let point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69];[.D69];;[.E69];[.A69];[.F69];[.B69];[.H69])" office:value-type="string" office:string-value="let pointa69 “= new N_Pointa([“18.39079504,-9.18451574]);" calcext:value-type="string">
            <text:p>let pointa69 “= new N_Pointa([“18.39079504,-9.1845157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6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9.08378436" calcext:value-type="float">
            <text:p>-9.08378436</text:p>
          </table:table-cell>
          <table:table-cell office:value-type="float" office:value="30.692406" calcext:value-type="float">
            <text:p>30.692406</text:p>
          </table:table-cell>
          <table:table-cell office:value-type="string" calcext:value-type="string">
            <text:p>let point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70];[.D70];;[.E70];[.A70];[.F70];[.B70];[.H70])" office:value-type="string" office:string-value="let pointa70 “= new N_Pointa([“-9.08378436,30.692406]);" calcext:value-type="string">
            <text:p>let pointa70 “= new N_Pointa([“-9.08378436,30.69240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7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6.84560034" calcext:value-type="float">
            <text:p>-6.84560034</text:p>
          </table:table-cell>
          <table:table-cell office:value-type="float" office:value="26.8099606" calcext:value-type="float">
            <text:p>26.8099606</text:p>
          </table:table-cell>
          <table:table-cell office:value-type="string" calcext:value-type="string">
            <text:p>let point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71];[.D71];;[.E71];[.A71];[.F71];[.B71];[.H71])" office:value-type="string" office:string-value="let pointa71 “= new N_Pointa([“-6.84560034,26.8099606]);" calcext:value-type="string">
            <text:p>let pointa71 “= new N_Pointa([“-6.84560034,26.809960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7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2.4944968" calcext:value-type="float">
            <text:p>42.4944968</text:p>
          </table:table-cell>
          <table:table-cell office:value-type="float" office:value="-9.05586478" calcext:value-type="float">
            <text:p>-9.05586478</text:p>
          </table:table-cell>
          <table:table-cell office:value-type="string" calcext:value-type="string">
            <text:p>let poin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72];[.D72];;[.E72];[.A72];[.F72];[.B72];[.H72])" office:value-type="string" office:string-value="let pointa72 “= new N_Pointa([“42.4944968,-9.05586478]);" calcext:value-type="string">
            <text:p>let pointa72 “= new N_Pointa([“42.4944968,-9.0558647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7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3.7819102" calcext:value-type="float">
            <text:p>-23.7819102</text:p>
          </table:table-cell>
          <table:table-cell office:value-type="float" office:value="-11.32611682" calcext:value-type="float">
            <text:p>-11.32611682</text:p>
          </table:table-cell>
          <table:table-cell office:value-type="string" calcext:value-type="string">
            <text:p>let pointa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73];[.D73];;[.E73];[.A73];[.F73];[.B73];[.H73])" office:value-type="string" office:string-value="let pointa73 “= new N_Pointa([“-23.7819102,-11.32611682]);" calcext:value-type="string">
            <text:p>let pointa73 “= new N_Pointa([“-23.7819102,-11.3261168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7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7.54877018" calcext:value-type="float">
            <text:p>17.54877018</text:p>
          </table:table-cell>
          <table:table-cell office:value-type="float" office:value="-23.8880736" calcext:value-type="float">
            <text:p>-23.8880736</text:p>
          </table:table-cell>
          <table:table-cell office:value-type="string" calcext:value-type="string">
            <text:p>let pointa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74];[.D74];;[.E74];[.A74];[.F74];[.B74];[.H74])" office:value-type="string" office:string-value="let pointa74 “= new N_Pointa([“17.54877018,-23.8880736]);" calcext:value-type="string">
            <text:p>let pointa74 “= new N_Pointa([“17.54877018,-23.888073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7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7.01584228" calcext:value-type="float">
            <text:p>17.01584228</text:p>
          </table:table-cell>
          <table:table-cell office:value-type="float" office:value="-13.12318048" calcext:value-type="float">
            <text:p>-13.12318048</text:p>
          </table:table-cell>
          <table:table-cell office:value-type="string" calcext:value-type="string">
            <text:p>let pointa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75];[.D75];;[.E75];[.A75];[.F75];[.B75];[.H75])" office:value-type="string" office:string-value="let pointa75 “= new N_Pointa([“17.01584228,-13.12318048]);" calcext:value-type="string">
            <text:p>let pointa75 “= new N_Pointa([“17.01584228,-13.1231804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7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0.5103542" calcext:value-type="float">
            <text:p>60.5103542</text:p>
          </table:table-cell>
          <table:table-cell office:value-type="float" office:value="34.600732" calcext:value-type="float">
            <text:p>34.600732</text:p>
          </table:table-cell>
          <table:table-cell office:value-type="string" calcext:value-type="string">
            <text:p>let point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76];[.D76];;[.E76];[.A76];[.F76];[.B76];[.H76])" office:value-type="string" office:string-value="let pointa76 “= new N_Pointa([“60.5103542,34.600732]);" calcext:value-type="string">
            <text:p>let pointa76 “= new N_Pointa([“60.5103542,34.60073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7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.24765532" calcext:value-type="float">
            <text:p>14.24765532</text:p>
          </table:table-cell>
          <table:table-cell office:value-type="float" office:value="47.9282206" calcext:value-type="float">
            <text:p>47.9282206</text:p>
          </table:table-cell>
          <table:table-cell office:value-type="string" calcext:value-type="string">
            <text:p>let point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77];[.D77];;[.E77];[.A77];[.F77];[.B77];[.H77])" office:value-type="string" office:string-value="let pointa77 “= new N_Pointa([“14.24765532,47.9282206]);" calcext:value-type="string">
            <text:p>let pointa77 “= new N_Pointa([“14.24765532,47.928220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7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9.054445" calcext:value-type="float">
            <text:p>29.054445</text:p>
          </table:table-cell>
          <table:table-cell office:value-type="float" office:value="27.2745228" calcext:value-type="float">
            <text:p>27.2745228</text:p>
          </table:table-cell>
          <table:table-cell office:value-type="string" calcext:value-type="string">
            <text:p>let pointa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78];[.D78];;[.E78];[.A78];[.F78];[.B78];[.H78])" office:value-type="string" office:string-value="let pointa78 “= new N_Pointa([“29.054445,27.2745228]);" calcext:value-type="string">
            <text:p>let pointa78 “= new N_Pointa([“29.054445,27.274522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7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5.43339992" calcext:value-type="float">
            <text:p>15.43339992</text:p>
          </table:table-cell>
          <table:table-cell office:value-type="float" office:value="-28.8975726" calcext:value-type="float">
            <text:p>-28.8975726</text:p>
          </table:table-cell>
          <table:table-cell office:value-type="string" calcext:value-type="string">
            <text:p>let pointa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79];[.D79];;[.E79];[.A79];[.F79];[.B79];[.H79])" office:value-type="string" office:string-value="let pointa79 “= new N_Pointa([“15.43339992,-28.8975726]);" calcext:value-type="string">
            <text:p>let pointa79 “= new N_Pointa([“15.43339992,-28.897572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7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0.0597504" calcext:value-type="float">
            <text:p>20.0597504</text:p>
          </table:table-cell>
          <table:table-cell office:value-type="float" office:value="14.65287518" calcext:value-type="float">
            <text:p>14.65287518</text:p>
          </table:table-cell>
          <table:table-cell office:value-type="string" calcext:value-type="string">
            <text:p>let point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80];[.D80];;[.E80];[.A80];[.F80];[.B80];[.H80])" office:value-type="string" office:string-value="let pointa80 “= new N_Pointa([“20.0597504,14.65287518]);" calcext:value-type="string">
            <text:p>let pointa80 “= new N_Pointa([“20.0597504,14.6528751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8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6.4152412" calcext:value-type="float">
            <text:p>56.4152412</text:p>
          </table:table-cell>
          <table:table-cell office:value-type="float" office:value="16.29767128" calcext:value-type="float">
            <text:p>16.29767128</text:p>
          </table:table-cell>
          <table:table-cell office:value-type="string" calcext:value-type="string">
            <text:p>let pointa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81];[.D81];;[.E81];[.A81];[.F81];[.B81];[.H81])" office:value-type="string" office:string-value="let pointa81 “= new N_Pointa([“56.4152412,16.29767128]);" calcext:value-type="string">
            <text:p>let pointa81 “= new N_Pointa([“56.4152412,16.2976712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8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2.59721888" calcext:value-type="float">
            <text:p>12.59721888</text:p>
          </table:table-cell>
          <table:table-cell office:value-type="float" office:value="-19.22816804" calcext:value-type="float">
            <text:p>-19.22816804</text:p>
          </table:table-cell>
          <table:table-cell office:value-type="string" calcext:value-type="string">
            <text:p>let pointa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82];[.D82];;[.E82];[.A82];[.F82];[.B82];[.H82])" office:value-type="string" office:string-value="let pointa82 “= new N_Pointa([“12.59721888,-19.22816804]);" calcext:value-type="string">
            <text:p>let pointa82 “= new N_Pointa([“12.59721888,-19.2281680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8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.9071959" calcext:value-type="float">
            <text:p>-2.9071959</text:p>
          </table:table-cell>
          <table:table-cell office:value-type="float" office:value="-2.12971416" calcext:value-type="float">
            <text:p>-2.12971416</text:p>
          </table:table-cell>
          <table:table-cell office:value-type="string" calcext:value-type="string">
            <text:p>let pointa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83];[.D83];;[.E83];[.A83];[.F83];[.B83];[.H83])" office:value-type="string" office:string-value="let pointa83 “= new N_Pointa([“-2.9071959,-2.12971416]);" calcext:value-type="string">
            <text:p>let pointa83 “= new N_Pointa([“-2.9071959,-2.1297141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3.9935101" calcext:value-type="float">
            <text:p>-13.9935101</text:p>
          </table:table-cell>
          <table:table-cell office:value-type="float" office:value="22.8027624" calcext:value-type="float">
            <text:p>22.8027624</text:p>
          </table:table-cell>
          <table:table-cell office:value-type="string" calcext:value-type="string">
            <text:p>let pointa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84];[.D84];;[.E84];[.A84];[.F84];[.B84];[.H84])" office:value-type="string" office:string-value="let pointa84 “= new N_Pointa([“-13.9935101,22.8027624]);" calcext:value-type="string">
            <text:p>let pointa84 “= new N_Pointa([“-13.9935101,22.802762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8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0.9102152" calcext:value-type="float">
            <text:p>50.9102152</text:p>
          </table:table-cell>
          <table:table-cell office:value-type="float" office:value="-48.066941" calcext:value-type="float">
            <text:p>-48.066941</text:p>
          </table:table-cell>
          <table:table-cell office:value-type="string" calcext:value-type="string">
            <text:p>let point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85];[.D85];;[.E85];[.A85];[.F85];[.B85];[.H85])" office:value-type="string" office:string-value="let pointa85 “= new N_Pointa([“50.9102152,-48.066941]);" calcext:value-type="string">
            <text:p>let pointa85 “= new N_Pointa([“50.9102152,-48.066941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8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.17388202" calcext:value-type="float">
            <text:p>14.17388202</text:p>
          </table:table-cell>
          <table:table-cell office:value-type="float" office:value="45.7769388" calcext:value-type="float">
            <text:p>45.7769388</text:p>
          </table:table-cell>
          <table:table-cell office:value-type="string" calcext:value-type="string">
            <text:p>let pointa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86];[.D86];;[.E86];[.A86];[.F86];[.B86];[.H86])" office:value-type="string" office:string-value="let pointa86 “= new N_Pointa([“14.17388202,45.7769388]);" calcext:value-type="string">
            <text:p>let pointa86 “= new N_Pointa([“14.17388202,45.776938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8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2.51387404" calcext:value-type="float">
            <text:p>12.51387404</text:p>
          </table:table-cell>
          <table:table-cell office:value-type="float" office:value="-17.97450456" calcext:value-type="float">
            <text:p>-17.97450456</text:p>
          </table:table-cell>
          <table:table-cell office:value-type="string" calcext:value-type="string">
            <text:p>let pointa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87];[.D87];;[.E87];[.A87];[.F87];[.B87];[.H87])" office:value-type="string" office:string-value="let pointa87 “= new N_Pointa([“12.51387404,-17.97450456]);" calcext:value-type="string">
            <text:p>let pointa87 “= new N_Pointa([“12.51387404,-17.9745045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8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.05610548" calcext:value-type="float">
            <text:p>7.05610548</text:p>
          </table:table-cell>
          <table:table-cell office:value-type="float" office:value="1.86082458" calcext:value-type="float">
            <text:p>1.86082458</text:p>
          </table:table-cell>
          <table:table-cell office:value-type="string" calcext:value-type="string">
            <text:p>let pointa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88];[.D88];;[.E88];[.A88];[.F88];[.B88];[.H88])" office:value-type="string" office:string-value="let pointa88 “= new N_Pointa([“7.05610548,1.86082458]);" calcext:value-type="string">
            <text:p>let pointa88 “= new N_Pointa([“7.05610548,1.8608245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8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6.7070328" calcext:value-type="float">
            <text:p>56.7070328</text:p>
          </table:table-cell>
          <table:table-cell office:value-type="float" office:value="3.16222776" calcext:value-type="float">
            <text:p>3.16222776</text:p>
          </table:table-cell>
          <table:table-cell office:value-type="string" calcext:value-type="string">
            <text:p>let point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89];[.D89];;[.E89];[.A89];[.F89];[.B89];[.H89])" office:value-type="string" office:string-value="let pointa89 “= new N_Pointa([“56.7070328,3.16222776]);" calcext:value-type="string">
            <text:p>let pointa89 “= new N_Pointa([“56.7070328,3.1622277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8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.15603338" calcext:value-type="float">
            <text:p>7.15603338</text:p>
          </table:table-cell>
          <table:table-cell office:value-type="float" office:value="7.90878404" calcext:value-type="float">
            <text:p>7.90878404</text:p>
          </table:table-cell>
          <table:table-cell office:value-type="string" calcext:value-type="string">
            <text:p>let point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90];[.D90];;[.E90];[.A90];[.F90];[.B90];[.H90])" office:value-type="string" office:string-value="let pointa90 “= new N_Pointa([“7.15603338,7.90878404]);" calcext:value-type="string">
            <text:p>let pointa90 “= new N_Pointa([“7.15603338,7.9087840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9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3.804291" calcext:value-type="float">
            <text:p>43.804291</text:p>
          </table:table-cell>
          <table:table-cell office:value-type="float" office:value="32.3389182" calcext:value-type="float">
            <text:p>32.3389182</text:p>
          </table:table-cell>
          <table:table-cell office:value-type="string" calcext:value-type="string">
            <text:p>let point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91];[.D91];;[.E91];[.A91];[.F91];[.B91];[.H91])" office:value-type="string" office:string-value="let pointa91 “= new N_Pointa([“43.804291,32.3389182]);" calcext:value-type="string">
            <text:p>let pointa91 “= new N_Pointa([“43.804291,32.338918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9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0.6176746" calcext:value-type="float">
            <text:p>30.6176746</text:p>
          </table:table-cell>
          <table:table-cell office:value-type="float" office:value="-17.97144946" calcext:value-type="float">
            <text:p>-17.97144946</text:p>
          </table:table-cell>
          <table:table-cell office:value-type="string" calcext:value-type="string">
            <text:p>let pointa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92];[.D92];;[.E92];[.A92];[.F92];[.B92];[.H92])" office:value-type="string" office:string-value="let pointa92 “= new N_Pointa([“30.6176746,-17.97144946]);" calcext:value-type="string">
            <text:p>let pointa92 “= new N_Pointa([“30.6176746,-17.9714494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9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8.39336894" calcext:value-type="float">
            <text:p>18.39336894</text:p>
          </table:table-cell>
          <table:table-cell office:value-type="float" office:value="25.3369206" calcext:value-type="float">
            <text:p>25.3369206</text:p>
          </table:table-cell>
          <table:table-cell office:value-type="string" calcext:value-type="string">
            <text:p>let pointa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93];[.D93];;[.E93];[.A93];[.F93];[.B93];[.H93])" office:value-type="string" office:string-value="let pointa93 “= new N_Pointa([“18.39336894,25.3369206]);" calcext:value-type="string">
            <text:p>let pointa93 “= new N_Pointa([“18.39336894,25.336920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9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1.4365588" calcext:value-type="float">
            <text:p>-31.4365588</text:p>
          </table:table-cell>
          <table:table-cell office:value-type="float" office:value="-1.56985924" calcext:value-type="float">
            <text:p>-1.56985924</text:p>
          </table:table-cell>
          <table:table-cell office:value-type="string" calcext:value-type="string">
            <text:p>let pointa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94];[.D94];;[.E94];[.A94];[.F94];[.B94];[.H94])" office:value-type="string" office:string-value="let pointa94 “= new N_Pointa([“-31.4365588,-1.56985924]);" calcext:value-type="string">
            <text:p>let pointa94 “= new N_Pointa([“-31.4365588,-1.5698592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9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.27762054" calcext:value-type="float">
            <text:p>10.27762054</text:p>
          </table:table-cell>
          <table:table-cell office:value-type="float" office:value="-6.27748936" calcext:value-type="float">
            <text:p>-6.27748936</text:p>
          </table:table-cell>
          <table:table-cell office:value-type="string" calcext:value-type="string">
            <text:p>let point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95];[.D95];;[.E95];[.A95];[.F95];[.B95];[.H95])" office:value-type="string" office:string-value="let pointa95 “= new N_Pointa([“10.27762054,-6.27748936]);" calcext:value-type="string">
            <text:p>let pointa95 “= new N_Pointa([“10.27762054,-6.2774893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9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1.4309604" calcext:value-type="float">
            <text:p>31.4309604</text:p>
          </table:table-cell>
          <table:table-cell office:value-type="float" office:value="45.5464872" calcext:value-type="float">
            <text:p>45.5464872</text:p>
          </table:table-cell>
          <table:table-cell office:value-type="string" calcext:value-type="string">
            <text:p>let pointa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96];[.D96];;[.E96];[.A96];[.F96];[.B96];[.H96])" office:value-type="string" office:string-value="let pointa96 “= new N_Pointa([“31.4309604,45.5464872]);" calcext:value-type="string">
            <text:p>let pointa96 “= new N_Pointa([“31.4309604,45.546487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9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.46888478" calcext:value-type="float">
            <text:p>8.46888478</text:p>
          </table:table-cell>
          <table:table-cell office:value-type="float" office:value="31.2782292" calcext:value-type="float">
            <text:p>31.2782292</text:p>
          </table:table-cell>
          <table:table-cell office:value-type="string" calcext:value-type="string">
            <text:p>let point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97];[.D97];;[.E97];[.A97];[.F97];[.B97];[.H97])" office:value-type="string" office:string-value="let pointa97 “= new N_Pointa([“8.46888478,31.2782292]);" calcext:value-type="string">
            <text:p>let pointa97 “= new N_Pointa([“8.46888478,31.278229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9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5.17925564" calcext:value-type="float">
            <text:p>-5.17925564</text:p>
          </table:table-cell>
          <table:table-cell office:value-type="float" office:value="-28.2765132" calcext:value-type="float">
            <text:p>-28.2765132</text:p>
          </table:table-cell>
          <table:table-cell office:value-type="string" calcext:value-type="string">
            <text:p>let pointa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98];[.D98];;[.E98];[.A98];[.F98];[.B98];[.H98])" office:value-type="string" office:string-value="let pointa98 “= new N_Pointa([“-5.17925564,-28.2765132]);" calcext:value-type="string">
            <text:p>let pointa98 “= new N_Pointa([“-5.17925564,-28.276513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9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7.7243688" calcext:value-type="float">
            <text:p>47.7243688</text:p>
          </table:table-cell>
          <table:table-cell office:value-type="float" office:value="36.0171832" calcext:value-type="float">
            <text:p>36.0171832</text:p>
          </table:table-cell>
          <table:table-cell office:value-type="string" calcext:value-type="string">
            <text:p>let point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99];[.D99];;[.E99];[.A99];[.F99];[.B99];[.H99])" office:value-type="string" office:string-value="let pointa99 “= new N_Pointa([“47.7243688,36.0171832]);" calcext:value-type="string">
            <text:p>let pointa99 “= new N_Pointa([“47.7243688,36.017183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9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8.4439818" calcext:value-type="float">
            <text:p>-38.4439818</text:p>
          </table:table-cell>
          <table:table-cell office:value-type="float" office:value="-10.1135055" calcext:value-type="float">
            <text:p>-10.1135055</text:p>
          </table:table-cell>
          <table:table-cell office:value-type="string" calcext:value-type="string">
            <text:p>let point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00];[.D100];;[.E100];[.A100];[.F100];[.B100];[.H100])" office:value-type="string" office:string-value="let pointa100 “= new N_Pointa([“-38.4439818,-10.1135055]);" calcext:value-type="string">
            <text:p>let pointa100 “= new N_Pointa([“-38.4439818,-10.1135055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2.7865198" calcext:value-type="float">
            <text:p>-22.7865198</text:p>
          </table:table-cell>
          <table:table-cell office:value-type="float" office:value="15.12170328" calcext:value-type="float">
            <text:p>15.12170328</text:p>
          </table:table-cell>
          <table:table-cell office:value-type="string" calcext:value-type="string">
            <text:p>let pointa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01];[.D101];;[.E101];[.A101];[.F101];[.B101];[.H101])" office:value-type="string" office:string-value="let pointa101 “= new N_Pointa([“-22.7865198,15.12170328]);" calcext:value-type="string">
            <text:p>let pointa101 “= new N_Pointa([“-22.7865198,15.1217032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0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2.105707" calcext:value-type="float">
            <text:p>-32.105707</text:p>
          </table:table-cell>
          <table:table-cell office:value-type="float" office:value="-26.015282" calcext:value-type="float">
            <text:p>-26.015282</text:p>
          </table:table-cell>
          <table:table-cell office:value-type="string" calcext:value-type="string">
            <text:p>let pointa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02];[.D102];;[.E102];[.A102];[.F102];[.B102];[.H102])" office:value-type="string" office:string-value="let pointa102 “= new N_Pointa([“-32.105707,-26.015282]);" calcext:value-type="string">
            <text:p>let pointa102 “= new N_Pointa([“-32.105707,-26.01528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0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49.023599" calcext:value-type="float">
            <text:p>-49.023599</text:p>
          </table:table-cell>
          <table:table-cell office:value-type="float" office:value="-7.55728974" calcext:value-type="float">
            <text:p>-7.55728974</text:p>
          </table:table-cell>
          <table:table-cell office:value-type="string" calcext:value-type="string">
            <text:p>let pointa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03];[.D103];;[.E103];[.A103];[.F103];[.B103];[.H103])" office:value-type="string" office:string-value="let pointa103 “= new N_Pointa([“-49.023599,-7.55728974]);" calcext:value-type="string">
            <text:p>let pointa103 “= new N_Pointa([“-49.023599,-7.5572897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0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7.2141668" calcext:value-type="float">
            <text:p>37.2141668</text:p>
          </table:table-cell>
          <table:table-cell office:value-type="float" office:value="16.01244316" calcext:value-type="float">
            <text:p>16.01244316</text:p>
          </table:table-cell>
          <table:table-cell office:value-type="string" calcext:value-type="string">
            <text:p>let pointa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04];[.D104];;[.E104];[.A104];[.F104];[.B104];[.H104])" office:value-type="string" office:string-value="let pointa104 “= new N_Pointa([“37.2141668,16.01244316]);" calcext:value-type="string">
            <text:p>let pointa104 “= new N_Pointa([“37.2141668,16.0124431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0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9.36987592" calcext:value-type="float">
            <text:p>-19.36987592</text:p>
          </table:table-cell>
          <table:table-cell office:value-type="float" office:value="8.0311962" calcext:value-type="float">
            <text:p>8.0311962</text:p>
          </table:table-cell>
          <table:table-cell office:value-type="string" calcext:value-type="string">
            <text:p>let pointa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05];[.D105];;[.E105];[.A105];[.F105];[.B105];[.H105])" office:value-type="string" office:string-value="let pointa105 “= new N_Pointa([“-19.36987592,8.0311962]);" calcext:value-type="string">
            <text:p>let pointa105 “= new N_Pointa([“-19.36987592,8.031196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0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1.02597006" calcext:value-type="float">
            <text:p>-11.02597006</text:p>
          </table:table-cell>
          <table:table-cell office:value-type="float" office:value="-4.6594848" calcext:value-type="float">
            <text:p>-4.6594848</text:p>
          </table:table-cell>
          <table:table-cell office:value-type="string" calcext:value-type="string">
            <text:p>let pointa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06];[.D106];;[.E106];[.A106];[.F106];[.B106];[.H106])" office:value-type="string" office:string-value="let pointa106 “= new N_Pointa([“-11.02597006,-4.6594848]);" calcext:value-type="string">
            <text:p>let pointa106 “= new N_Pointa([“-11.02597006,-4.659484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0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.0035655" calcext:value-type="float">
            <text:p>-1.0035655</text:p>
          </table:table-cell>
          <table:table-cell office:value-type="float" office:value="47.9373494" calcext:value-type="float">
            <text:p>47.9373494</text:p>
          </table:table-cell>
          <table:table-cell office:value-type="string" calcext:value-type="string">
            <text:p>let pointa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07];[.D107];;[.E107];[.A107];[.F107];[.B107];[.H107])" office:value-type="string" office:string-value="let pointa107 “= new N_Pointa([“-1.0035655,47.9373494]);" calcext:value-type="string">
            <text:p>let pointa107 “= new N_Pointa([“-1.0035655,47.937349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0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0.7704632" calcext:value-type="float">
            <text:p>-20.7704632</text:p>
          </table:table-cell>
          <table:table-cell office:value-type="float" office:value="28.8483716" calcext:value-type="float">
            <text:p>28.8483716</text:p>
          </table:table-cell>
          <table:table-cell office:value-type="string" calcext:value-type="string">
            <text:p>let pointa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08];[.D108];;[.E108];[.A108];[.F108];[.B108];[.H108])" office:value-type="string" office:string-value="let pointa108 “= new N_Pointa([“-20.7704632,28.8483716]);" calcext:value-type="string">
            <text:p>let pointa108 “= new N_Pointa([“-20.7704632,28.848371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0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4.1071578" calcext:value-type="float">
            <text:p>44.1071578</text:p>
          </table:table-cell>
          <table:table-cell office:value-type="float" office:value="-31.2673278" calcext:value-type="float">
            <text:p>-31.2673278</text:p>
          </table:table-cell>
          <table:table-cell office:value-type="string" calcext:value-type="string">
            <text:p>let pointa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09];[.D109];;[.E109];[.A109];[.F109];[.B109];[.H109])" office:value-type="string" office:string-value="let pointa109 “= new N_Pointa([“44.1071578,-31.2673278]);" calcext:value-type="string">
            <text:p>let pointa109 “= new N_Pointa([“44.1071578,-31.267327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0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.9561898" calcext:value-type="float">
            <text:p>2.9561898</text:p>
          </table:table-cell>
          <table:table-cell office:value-type="float" office:value="-32.099766" calcext:value-type="float">
            <text:p>-32.099766</text:p>
          </table:table-cell>
          <table:table-cell office:value-type="string" calcext:value-type="string">
            <text:p>let pointa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10];[.D110];;[.E110];[.A110];[.F110];[.B110];[.H110])" office:value-type="string" office:string-value="let pointa110 “= new N_Pointa([“2.9561898,-32.099766]);" calcext:value-type="string">
            <text:p>let pointa110 “= new N_Pointa([“2.9561898,-32.09976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4.9674436" calcext:value-type="float">
            <text:p>44.9674436</text:p>
          </table:table-cell>
          <table:table-cell office:value-type="float" office:value="-26.1591544" calcext:value-type="float">
            <text:p>-26.1591544</text:p>
          </table:table-cell>
          <table:table-cell office:value-type="string" calcext:value-type="string">
            <text:p>let point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11];[.D111];;[.E111];[.A111];[.F111];[.B111];[.H111])" office:value-type="string" office:string-value="let pointa111 “= new N_Pointa([“44.9674436,-26.1591544]);" calcext:value-type="string">
            <text:p>let pointa111 “= new N_Pointa([“44.9674436,-26.159154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1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2.8004256" calcext:value-type="float">
            <text:p>22.8004256</text:p>
          </table:table-cell>
          <table:table-cell office:value-type="float" office:value="-41.4142936" calcext:value-type="float">
            <text:p>-41.4142936</text:p>
          </table:table-cell>
          <table:table-cell office:value-type="string" calcext:value-type="string">
            <text:p>let point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12];[.D112];;[.E112];[.A112];[.F112];[.B112];[.H112])" office:value-type="string" office:string-value="let pointa112 “= new N_Pointa([“22.8004256,-41.4142936]);" calcext:value-type="string">
            <text:p>let pointa112 “= new N_Pointa([“22.8004256,-41.414293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1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7.692723" calcext:value-type="float">
            <text:p>27.692723</text:p>
          </table:table-cell>
          <table:table-cell office:value-type="float" office:value="-25.5389492" calcext:value-type="float">
            <text:p>-25.5389492</text:p>
          </table:table-cell>
          <table:table-cell office:value-type="string" calcext:value-type="string">
            <text:p>let point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13];[.D113];;[.E113];[.A113];[.F113];[.B113];[.H113])" office:value-type="string" office:string-value="let pointa113 “= new N_Pointa([“27.692723,-25.5389492]);" calcext:value-type="string">
            <text:p>let pointa113 “= new N_Pointa([“27.692723,-25.538949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1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4.857432" calcext:value-type="float">
            <text:p>24.857432</text:p>
          </table:table-cell>
          <table:table-cell office:value-type="float" office:value="41.5670382" calcext:value-type="float">
            <text:p>41.5670382</text:p>
          </table:table-cell>
          <table:table-cell office:value-type="string" calcext:value-type="string">
            <text:p>let pointa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14];[.D114];;[.E114];[.A114];[.F114];[.B114];[.H114])" office:value-type="string" office:string-value="let pointa114 “= new N_Pointa([“24.857432,41.5670382]);" calcext:value-type="string">
            <text:p>let pointa114 “= new N_Pointa([“24.857432,41.567038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1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9.4106572" calcext:value-type="float">
            <text:p>-29.4106572</text:p>
          </table:table-cell>
          <table:table-cell office:value-type="float" office:value="-15.85761232" calcext:value-type="float">
            <text:p>-15.85761232</text:p>
          </table:table-cell>
          <table:table-cell office:value-type="string" calcext:value-type="string">
            <text:p>let pointa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15];[.D115];;[.E115];[.A115];[.F115];[.B115];[.H115])" office:value-type="string" office:string-value="let pointa115 “= new N_Pointa([“-29.4106572,-15.85761232]);" calcext:value-type="string">
            <text:p>let pointa115 “= new N_Pointa([“-29.4106572,-15.8576123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1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.14851016" calcext:value-type="float">
            <text:p>7.14851016</text:p>
          </table:table-cell>
          <table:table-cell office:value-type="float" office:value="-21.9309918" calcext:value-type="float">
            <text:p>-21.9309918</text:p>
          </table:table-cell>
          <table:table-cell office:value-type="string" calcext:value-type="string">
            <text:p>let pointa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16];[.D116];;[.E116];[.A116];[.F116];[.B116];[.H116])" office:value-type="string" office:string-value="let pointa116 “= new N_Pointa([“7.14851016,-21.9309918]);" calcext:value-type="string">
            <text:p>let pointa116 “= new N_Pointa([“7.14851016,-21.930991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1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.74772952" calcext:value-type="float">
            <text:p>10.74772952</text:p>
          </table:table-cell>
          <table:table-cell office:value-type="float" office:value="11.9984088" calcext:value-type="float">
            <text:p>11.9984088</text:p>
          </table:table-cell>
          <table:table-cell office:value-type="string" calcext:value-type="string">
            <text:p>let poin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17];[.D117];;[.E117];[.A117];[.F117];[.B117];[.H117])" office:value-type="string" office:string-value="let pointa117 “= new N_Pointa([“10.74772952,11.9984088]);" calcext:value-type="string">
            <text:p>let pointa117 “= new N_Pointa([“10.74772952,11.998408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1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.25823782" calcext:value-type="float">
            <text:p>14.25823782</text:p>
          </table:table-cell>
          <table:table-cell office:value-type="float" office:value="39.8361752" calcext:value-type="float">
            <text:p>39.8361752</text:p>
          </table:table-cell>
          <table:table-cell office:value-type="string" calcext:value-type="string">
            <text:p>let pointa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18];[.D118];;[.E118];[.A118];[.F118];[.B118];[.H118])" office:value-type="string" office:string-value="let pointa118 “= new N_Pointa([“14.25823782,39.8361752]);" calcext:value-type="string">
            <text:p>let pointa118 “= new N_Pointa([“14.25823782,39.836175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1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5.6599048" calcext:value-type="float">
            <text:p>15.6599048</text:p>
          </table:table-cell>
          <table:table-cell office:value-type="float" office:value="-31.8178736" calcext:value-type="float">
            <text:p>-31.8178736</text:p>
          </table:table-cell>
          <table:table-cell office:value-type="string" calcext:value-type="string">
            <text:p>let pointa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19];[.D119];;[.E119];[.A119];[.F119];[.B119];[.H119])" office:value-type="string" office:string-value="let pointa119 “= new N_Pointa([“15.6599048,-31.8178736]);" calcext:value-type="string">
            <text:p>let pointa119 “= new N_Pointa([“15.6599048,-31.817873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1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9.05997346" calcext:value-type="float">
            <text:p>19.05997346</text:p>
          </table:table-cell>
          <table:table-cell office:value-type="float" office:value="-21.5672244" calcext:value-type="float">
            <text:p>-21.5672244</text:p>
          </table:table-cell>
          <table:table-cell office:value-type="string" calcext:value-type="string">
            <text:p>let pointa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20];[.D120];;[.E120];[.A120];[.F120];[.B120];[.H120])" office:value-type="string" office:string-value="let pointa120 “= new N_Pointa([“19.05997346,-21.5672244]);" calcext:value-type="string">
            <text:p>let pointa120 “= new N_Pointa([“19.05997346,-21.567224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0.8464306" calcext:value-type="float">
            <text:p>-0.8464306</text:p>
          </table:table-cell>
          <table:table-cell office:value-type="float" office:value="-6.01612312" calcext:value-type="float">
            <text:p>-6.01612312</text:p>
          </table:table-cell>
          <table:table-cell office:value-type="string" calcext:value-type="string">
            <text:p>let pointa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21];[.D121];;[.E121];[.A121];[.F121];[.B121];[.H121])" office:value-type="string" office:string-value="let pointa121 “= new N_Pointa([“-0.8464306,-6.01612312]);" calcext:value-type="string">
            <text:p>let pointa121 “= new N_Pointa([“-0.8464306,-6.0161231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2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1.7600726" calcext:value-type="float">
            <text:p>21.7600726</text:p>
          </table:table-cell>
          <table:table-cell office:value-type="float" office:value="15.49451458" calcext:value-type="float">
            <text:p>15.49451458</text:p>
          </table:table-cell>
          <table:table-cell office:value-type="string" calcext:value-type="string">
            <text:p>let pointa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22];[.D122];;[.E122];[.A122];[.F122];[.B122];[.H122])" office:value-type="string" office:string-value="let pointa122 “= new N_Pointa([“21.7600726,15.49451458]);" calcext:value-type="string">
            <text:p>let pointa122 “= new N_Pointa([“21.7600726,15.4945145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2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6.36345464" calcext:value-type="float">
            <text:p>-6.36345464</text:p>
          </table:table-cell>
          <table:table-cell office:value-type="float" office:value="13.47410744" calcext:value-type="float">
            <text:p>13.47410744</text:p>
          </table:table-cell>
          <table:table-cell office:value-type="string" calcext:value-type="string">
            <text:p>let pointa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23];[.D123];;[.E123];[.A123];[.F123];[.B123];[.H123])" office:value-type="string" office:string-value="let pointa123 “= new N_Pointa([“-6.36345464,13.47410744]);" calcext:value-type="string">
            <text:p>let pointa123 “= new N_Pointa([“-6.36345464,13.4741074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2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.08482408" calcext:value-type="float">
            <text:p>-1.08482408</text:p>
          </table:table-cell>
          <table:table-cell office:value-type="float" office:value="61.1911456" calcext:value-type="float">
            <text:p>61.1911456</text:p>
          </table:table-cell>
          <table:table-cell office:value-type="string" calcext:value-type="string">
            <text:p>let pointa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24];[.D124];;[.E124];[.A124];[.F124];[.B124];[.H124])" office:value-type="string" office:string-value="let pointa124 “= new N_Pointa([“-1.08482408,61.1911456]);" calcext:value-type="string">
            <text:p>let pointa124 “= new N_Pointa([“-1.08482408,61.191145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2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9.53836534" calcext:value-type="float">
            <text:p>-9.53836534</text:p>
          </table:table-cell>
          <table:table-cell office:value-type="float" office:value="-10.06029556" calcext:value-type="float">
            <text:p>-10.06029556</text:p>
          </table:table-cell>
          <table:table-cell office:value-type="string" calcext:value-type="string">
            <text:p>let pointa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25];[.D125];;[.E125];[.A125];[.F125];[.B125];[.H125])" office:value-type="string" office:string-value="let pointa125 “= new N_Pointa([“-9.53836534,-10.06029556]);" calcext:value-type="string">
            <text:p>let pointa125 “= new N_Pointa([“-9.53836534,-10.0602955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2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6.06058838" calcext:value-type="float">
            <text:p>-16.06058838</text:p>
          </table:table-cell>
          <table:table-cell office:value-type="float" office:value="-3.6559479" calcext:value-type="float">
            <text:p>-3.6559479</text:p>
          </table:table-cell>
          <table:table-cell office:value-type="string" calcext:value-type="string">
            <text:p>let pointa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26];[.D126];;[.E126];[.A126];[.F126];[.B126];[.H126])" office:value-type="string" office:string-value="let pointa126 “= new N_Pointa([“-16.06058838,-3.6559479]);" calcext:value-type="string">
            <text:p>let pointa126 “= new N_Pointa([“-16.06058838,-3.6559479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2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7.0211952" calcext:value-type="float">
            <text:p>27.0211952</text:p>
          </table:table-cell>
          <table:table-cell office:value-type="float" office:value="46.3961162" calcext:value-type="float">
            <text:p>46.3961162</text:p>
          </table:table-cell>
          <table:table-cell office:value-type="string" calcext:value-type="string">
            <text:p>let pointa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27];[.D127];;[.E127];[.A127];[.F127];[.B127];[.H127])" office:value-type="string" office:string-value="let pointa127 “= new N_Pointa([“27.0211952,46.3961162]);" calcext:value-type="string">
            <text:p>let pointa127 “= new N_Pointa([“27.0211952,46.396116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2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.35417962" calcext:value-type="float">
            <text:p>14.35417962</text:p>
          </table:table-cell>
          <table:table-cell office:value-type="float" office:value="-24.818749" calcext:value-type="float">
            <text:p>-24.818749</text:p>
          </table:table-cell>
          <table:table-cell office:value-type="string" calcext:value-type="string">
            <text:p>let point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28];[.D128];;[.E128];[.A128];[.F128];[.B128];[.H128])" office:value-type="string" office:string-value="let pointa128 “= new N_Pointa([“14.35417962,-24.818749]);" calcext:value-type="string">
            <text:p>let pointa128 “= new N_Pointa([“14.35417962,-24.818749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2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8.20920488" calcext:value-type="float">
            <text:p>18.20920488</text:p>
          </table:table-cell>
          <table:table-cell office:value-type="float" office:value="-25.2777848" calcext:value-type="float">
            <text:p>-25.2777848</text:p>
          </table:table-cell>
          <table:table-cell office:value-type="string" calcext:value-type="string">
            <text:p>let point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29];[.D129];;[.E129];[.A129];[.F129];[.B129];[.H129])" office:value-type="string" office:string-value="let pointa129 “= new N_Pointa([“18.20920488,-25.2777848]);" calcext:value-type="string">
            <text:p>let pointa129 “= new N_Pointa([“18.20920488,-25.277784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2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8.22758556" calcext:value-type="float">
            <text:p>-18.22758556</text:p>
          </table:table-cell>
          <table:table-cell office:value-type="float" office:value="1.99006456" calcext:value-type="float">
            <text:p>1.99006456</text:p>
          </table:table-cell>
          <table:table-cell office:value-type="string" calcext:value-type="string">
            <text:p>let point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30];[.D130];;[.E130];[.A130];[.F130];[.B130];[.H130])" office:value-type="string" office:string-value="let pointa130 “= new N_Pointa([“-18.22758556,1.99006456]);" calcext:value-type="string">
            <text:p>let pointa130 “= new N_Pointa([“-18.22758556,1.9900645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3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4.75331276" calcext:value-type="float">
            <text:p>-14.75331276</text:p>
          </table:table-cell>
          <table:table-cell office:value-type="float" office:value="29.2859962" calcext:value-type="float">
            <text:p>29.2859962</text:p>
          </table:table-cell>
          <table:table-cell office:value-type="string" calcext:value-type="string">
            <text:p>let pointa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31];[.D131];;[.E131];[.A131];[.F131];[.B131];[.H131])" office:value-type="string" office:string-value="let pointa131 “= new N_Pointa([“-14.75331276,29.2859962]);" calcext:value-type="string">
            <text:p>let pointa131 “= new N_Pointa([“-14.75331276,29.285996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3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8.5498914" calcext:value-type="float">
            <text:p>38.5498914</text:p>
          </table:table-cell>
          <table:table-cell office:value-type="float" office:value="9.75533904" calcext:value-type="float">
            <text:p>9.75533904</text:p>
          </table:table-cell>
          <table:table-cell office:value-type="string" calcext:value-type="string">
            <text:p>let pointa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32];[.D132];;[.E132];[.A132];[.F132];[.B132];[.H132])" office:value-type="string" office:string-value="let pointa132 “= new N_Pointa([“38.5498914,9.75533904]);" calcext:value-type="string">
            <text:p>let pointa132 “= new N_Pointa([“38.5498914,9.7553390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3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.02459858" calcext:value-type="float">
            <text:p>14.02459858</text:p>
          </table:table-cell>
          <table:table-cell office:value-type="float" office:value="39.4138162" calcext:value-type="float">
            <text:p>39.4138162</text:p>
          </table:table-cell>
          <table:table-cell office:value-type="string" calcext:value-type="string">
            <text:p>let pointa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33];[.D133];;[.E133];[.A133];[.F133];[.B133];[.H133])" office:value-type="string" office:string-value="let pointa133 “= new N_Pointa([“14.02459858,39.4138162]);" calcext:value-type="string">
            <text:p>let pointa133 “= new N_Pointa([“14.02459858,39.413816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3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4.9700204" calcext:value-type="float">
            <text:p>-14.9700204</text:p>
          </table:table-cell>
          <table:table-cell office:value-type="float" office:value="-5.7339779" calcext:value-type="float">
            <text:p>-5.7339779</text:p>
          </table:table-cell>
          <table:table-cell office:value-type="string" calcext:value-type="string">
            <text:p>let point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34];[.D134];;[.E134];[.A134];[.F134];[.B134];[.H134])" office:value-type="string" office:string-value="let pointa134 “= new N_Pointa([“-14.9700204,-5.7339779]);" calcext:value-type="string">
            <text:p>let pointa134 “= new N_Pointa([“-14.9700204,-5.7339779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3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.16400826" calcext:value-type="float">
            <text:p>5.16400826</text:p>
          </table:table-cell>
          <table:table-cell office:value-type="float" office:value="56.908773" calcext:value-type="float">
            <text:p>56.908773</text:p>
          </table:table-cell>
          <table:table-cell office:value-type="string" calcext:value-type="string">
            <text:p>let pointa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35];[.D135];;[.E135];[.A135];[.F135];[.B135];[.H135])" office:value-type="string" office:string-value="let pointa135 “= new N_Pointa([“5.16400826,56.908773]);" calcext:value-type="string">
            <text:p>let pointa135 “= new N_Pointa([“5.16400826,56.908773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3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6.80080102" calcext:value-type="float">
            <text:p>16.80080102</text:p>
          </table:table-cell>
          <table:table-cell office:value-type="float" office:value="-34.6063402" calcext:value-type="float">
            <text:p>-34.6063402</text:p>
          </table:table-cell>
          <table:table-cell office:value-type="string" calcext:value-type="string">
            <text:p>let pointa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36];[.D136];;[.E136];[.A136];[.F136];[.B136];[.H136])" office:value-type="string" office:string-value="let pointa136 “= new N_Pointa([“16.80080102,-34.6063402]);" calcext:value-type="string">
            <text:p>let pointa136 “= new N_Pointa([“16.80080102,-34.606340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3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.26711746" calcext:value-type="float">
            <text:p>-3.26711746</text:p>
          </table:table-cell>
          <table:table-cell office:value-type="float" office:value="28.1841464" calcext:value-type="float">
            <text:p>28.1841464</text:p>
          </table:table-cell>
          <table:table-cell office:value-type="string" calcext:value-type="string">
            <text:p>let pointa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37];[.D137];;[.E137];[.A137];[.F137];[.B137];[.H137])" office:value-type="string" office:string-value="let pointa137 “= new N_Pointa([“-3.26711746,28.1841464]);" calcext:value-type="string">
            <text:p>let pointa137 “= new N_Pointa([“-3.26711746,28.184146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3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0.5216212" calcext:value-type="float">
            <text:p>50.5216212</text:p>
          </table:table-cell>
          <table:table-cell office:value-type="float" office:value="-22.9563528" calcext:value-type="float">
            <text:p>-22.9563528</text:p>
          </table:table-cell>
          <table:table-cell office:value-type="string" calcext:value-type="string">
            <text:p>let pointa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38];[.D138];;[.E138];[.A138];[.F138];[.B138];[.H138])" office:value-type="string" office:string-value="let pointa138 “= new N_Pointa([“50.5216212,-22.9563528]);" calcext:value-type="string">
            <text:p>let pointa138 “= new N_Pointa([“50.5216212,-22.956352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3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0.6168184" calcext:value-type="float">
            <text:p>40.6168184</text:p>
          </table:table-cell>
          <table:table-cell office:value-type="float" office:value="-10.44290242" calcext:value-type="float">
            <text:p>-10.44290242</text:p>
          </table:table-cell>
          <table:table-cell office:value-type="string" calcext:value-type="string">
            <text:p>let pointa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39];[.D139];;[.E139];[.A139];[.F139];[.B139];[.H139])" office:value-type="string" office:string-value="let pointa139 “= new N_Pointa([“40.6168184,-10.44290242]);" calcext:value-type="string">
            <text:p>let pointa139 “= new N_Pointa([“40.6168184,-10.4429024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3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1.87439086" calcext:value-type="float">
            <text:p>11.87439086</text:p>
          </table:table-cell>
          <table:table-cell office:value-type="float" office:value="50.630669" calcext:value-type="float">
            <text:p>50.630669</text:p>
          </table:table-cell>
          <table:table-cell office:value-type="string" calcext:value-type="string">
            <text:p>let point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40];[.D140];;[.E140];[.A140];[.F140];[.B140];[.H140])" office:value-type="string" office:string-value="let pointa140 “= new N_Pointa([“11.87439086,50.630669]);" calcext:value-type="string">
            <text:p>let pointa140 “= new N_Pointa([“11.87439086,50.630669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4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2.0411812" calcext:value-type="float">
            <text:p>-22.0411812</text:p>
          </table:table-cell>
          <table:table-cell office:value-type="float" office:value="17.9294444" calcext:value-type="float">
            <text:p>17.9294444</text:p>
          </table:table-cell>
          <table:table-cell office:value-type="string" calcext:value-type="string">
            <text:p>let pointa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41];[.D141];;[.E141];[.A141];[.F141];[.B141];[.H141])" office:value-type="string" office:string-value="let pointa141 “= new N_Pointa([“-22.0411812,17.9294444]);" calcext:value-type="string">
            <text:p>let pointa141 “= new N_Pointa([“-22.0411812,17.929444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4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2.7194972" calcext:value-type="float">
            <text:p>22.7194972</text:p>
          </table:table-cell>
          <table:table-cell office:value-type="float" office:value="5.77509296" calcext:value-type="float">
            <text:p>5.77509296</text:p>
          </table:table-cell>
          <table:table-cell office:value-type="string" calcext:value-type="string">
            <text:p>let pointa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42];[.D142];;[.E142];[.A142];[.F142];[.B142];[.H142])" office:value-type="string" office:string-value="let pointa142 “= new N_Pointa([“22.7194972,5.77509296]);" calcext:value-type="string">
            <text:p>let pointa142 “= new N_Pointa([“22.7194972,5.7750929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4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3.0206332" calcext:value-type="float">
            <text:p>93.0206332</text:p>
          </table:table-cell>
          <table:table-cell office:value-type="float" office:value="-45.6884064" calcext:value-type="float">
            <text:p>-45.6884064</text:p>
          </table:table-cell>
          <table:table-cell office:value-type="string" calcext:value-type="string">
            <text:p>let pointa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43];[.D143];;[.E143];[.A143];[.F143];[.B143];[.H143])" office:value-type="string" office:string-value="let pointa143 “= new N_Pointa([“93.0206332,-45.6884064]);" calcext:value-type="string">
            <text:p>let pointa143 “= new N_Pointa([“93.0206332,-45.688406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4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4.1694648" calcext:value-type="float">
            <text:p>64.1694648</text:p>
          </table:table-cell>
          <table:table-cell office:value-type="float" office:value="37.1459162" calcext:value-type="float">
            <text:p>37.1459162</text:p>
          </table:table-cell>
          <table:table-cell office:value-type="string" calcext:value-type="string">
            <text:p>let pointa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44];[.D144];;[.E144];[.A144];[.F144];[.B144];[.H144])" office:value-type="string" office:string-value="let pointa144 “= new N_Pointa([“64.1694648,37.1459162]);" calcext:value-type="string">
            <text:p>let pointa144 “= new N_Pointa([“64.1694648,37.145916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4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.05652756" calcext:value-type="float">
            <text:p>8.05652756</text:p>
          </table:table-cell>
          <table:table-cell office:value-type="float" office:value="13.75420988" calcext:value-type="float">
            <text:p>13.75420988</text:p>
          </table:table-cell>
          <table:table-cell office:value-type="string" calcext:value-type="string">
            <text:p>let pointa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45];[.D145];;[.E145];[.A145];[.F145];[.B145];[.H145])" office:value-type="string" office:string-value="let pointa145 “= new N_Pointa([“8.05652756,13.75420988]);" calcext:value-type="string">
            <text:p>let pointa145 “= new N_Pointa([“8.05652756,13.7542098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4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.16061512" calcext:value-type="float">
            <text:p>4.16061512</text:p>
          </table:table-cell>
          <table:table-cell office:value-type="float" office:value="4.81296958" calcext:value-type="float">
            <text:p>4.81296958</text:p>
          </table:table-cell>
          <table:table-cell office:value-type="string" calcext:value-type="string">
            <text:p>let point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46];[.D146];;[.E146];[.A146];[.F146];[.B146];[.H146])" office:value-type="string" office:string-value="let pointa146 “= new N_Pointa([“4.16061512,4.81296958]);" calcext:value-type="string">
            <text:p>let pointa146 “= new N_Pointa([“4.16061512,4.8129695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4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6.3905528" calcext:value-type="float">
            <text:p>26.3905528</text:p>
          </table:table-cell>
          <table:table-cell office:value-type="float" office:value="27.0690416" calcext:value-type="float">
            <text:p>27.0690416</text:p>
          </table:table-cell>
          <table:table-cell office:value-type="string" calcext:value-type="string">
            <text:p>let point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47];[.D147];;[.E147];[.A147];[.F147];[.B147];[.H147])" office:value-type="string" office:string-value="let pointa147 “= new N_Pointa([“26.3905528,27.0690416]);" calcext:value-type="string">
            <text:p>let pointa147 “= new N_Pointa([“26.3905528,27.069041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4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7.909739" calcext:value-type="float">
            <text:p>37.909739</text:p>
          </table:table-cell>
          <table:table-cell office:value-type="float" office:value="24.122374" calcext:value-type="float">
            <text:p>24.122374</text:p>
          </table:table-cell>
          <table:table-cell office:value-type="string" calcext:value-type="string">
            <text:p>let pointa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48];[.D148];;[.E148];[.A148];[.F148];[.B148];[.H148])" office:value-type="string" office:string-value="let pointa148 “= new N_Pointa([“37.909739,24.122374]);" calcext:value-type="string">
            <text:p>let pointa148 “= new N_Pointa([“37.909739,24.12237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4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.65158486" calcext:value-type="float">
            <text:p>8.65158486</text:p>
          </table:table-cell>
          <table:table-cell office:value-type="float" office:value="13.19415206" calcext:value-type="float">
            <text:p>13.19415206</text:p>
          </table:table-cell>
          <table:table-cell office:value-type="string" calcext:value-type="string">
            <text:p>let pointa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49];[.D149];;[.E149];[.A149];[.F149];[.B149];[.H149])" office:value-type="string" office:string-value="let pointa149 “= new N_Pointa([“8.65158486,13.19415206]);" calcext:value-type="string">
            <text:p>let pointa149 “= new N_Pointa([“8.65158486,13.1941520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4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0.89666024" calcext:value-type="float">
            <text:p>0.89666024</text:p>
          </table:table-cell>
          <table:table-cell office:value-type="float" office:value="13.26713486" calcext:value-type="float">
            <text:p>13.26713486</text:p>
          </table:table-cell>
          <table:table-cell office:value-type="string" calcext:value-type="string">
            <text:p>let point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50];[.D150];;[.E150];[.A150];[.F150];[.B150];[.H150])" office:value-type="string" office:string-value="let pointa150 “= new N_Pointa([“0.89666024,13.26713486]);" calcext:value-type="string">
            <text:p>let pointa150 “= new N_Pointa([“0.89666024,13.2671348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5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.5416999" calcext:value-type="float">
            <text:p>-2.5416999</text:p>
          </table:table-cell>
          <table:table-cell office:value-type="float" office:value="-28.1092864" calcext:value-type="float">
            <text:p>-28.1092864</text:p>
          </table:table-cell>
          <table:table-cell office:value-type="string" calcext:value-type="string">
            <text:p>let pointa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51];[.D151];;[.E151];[.A151];[.F151];[.B151];[.H151])" office:value-type="string" office:string-value="let pointa151 “= new N_Pointa([“-2.5416999,-28.1092864]);" calcext:value-type="string">
            <text:p>let pointa151 “= new N_Pointa([“-2.5416999,-28.109286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5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3.95931082" calcext:value-type="float">
            <text:p>13.95931082</text:p>
          </table:table-cell>
          <table:table-cell office:value-type="float" office:value="-3.58392754" calcext:value-type="float">
            <text:p>-3.58392754</text:p>
          </table:table-cell>
          <table:table-cell office:value-type="string" calcext:value-type="string">
            <text:p>let pointa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52];[.D152];;[.E152];[.A152];[.F152];[.B152];[.H152])" office:value-type="string" office:string-value="let pointa152 “= new N_Pointa([“13.95931082,-3.58392754]);" calcext:value-type="string">
            <text:p>let pointa152 “= new N_Pointa([“13.95931082,-3.5839275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5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1.3418262" calcext:value-type="float">
            <text:p>-31.3418262</text:p>
          </table:table-cell>
          <table:table-cell office:value-type="float" office:value="8.70677508" calcext:value-type="float">
            <text:p>8.70677508</text:p>
          </table:table-cell>
          <table:table-cell office:value-type="string" calcext:value-type="string">
            <text:p>let pointa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53];[.D153];;[.E153];[.A153];[.F153];[.B153];[.H153])" office:value-type="string" office:string-value="let pointa153 “= new N_Pointa([“-31.3418262,8.70677508]);" calcext:value-type="string">
            <text:p>let pointa153 “= new N_Pointa([“-31.3418262,8.7067750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5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3.0574864" calcext:value-type="float">
            <text:p>23.0574864</text:p>
          </table:table-cell>
          <table:table-cell office:value-type="float" office:value="2.12857198" calcext:value-type="float">
            <text:p>2.12857198</text:p>
          </table:table-cell>
          <table:table-cell office:value-type="string" calcext:value-type="string">
            <text:p>let pointa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54];[.D154];;[.E154];[.A154];[.F154];[.B154];[.H154])" office:value-type="string" office:string-value="let pointa154 “= new N_Pointa([“23.0574864,2.12857198]);" calcext:value-type="string">
            <text:p>let pointa154 “= new N_Pointa([“23.0574864,2.1285719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5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8.64014482" calcext:value-type="float">
            <text:p>-8.64014482</text:p>
          </table:table-cell>
          <table:table-cell office:value-type="float" office:value="30.7074742" calcext:value-type="float">
            <text:p>30.7074742</text:p>
          </table:table-cell>
          <table:table-cell office:value-type="string" calcext:value-type="string">
            <text:p>let pointa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55];[.D155];;[.E155];[.A155];[.F155];[.B155];[.H155])" office:value-type="string" office:string-value="let pointa155 “= new N_Pointa([“-8.64014482,30.7074742]);" calcext:value-type="string">
            <text:p>let pointa155 “= new N_Pointa([“-8.64014482,30.707474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5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8.43019072" calcext:value-type="float">
            <text:p>-18.43019072</text:p>
          </table:table-cell>
          <table:table-cell office:value-type="float" office:value="27.4570562" calcext:value-type="float">
            <text:p>27.4570562</text:p>
          </table:table-cell>
          <table:table-cell office:value-type="string" calcext:value-type="string">
            <text:p>let pointa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56];[.D156];;[.E156];[.A156];[.F156];[.B156];[.H156])" office:value-type="string" office:string-value="let pointa156 “= new N_Pointa([“-18.43019072,27.4570562]);" calcext:value-type="string">
            <text:p>let pointa156 “= new N_Pointa([“-18.43019072,27.457056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5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3.0624225" calcext:value-type="float">
            <text:p>13.0624225</text:p>
          </table:table-cell>
          <table:table-cell office:value-type="float" office:value="38.2435242" calcext:value-type="float">
            <text:p>38.2435242</text:p>
          </table:table-cell>
          <table:table-cell office:value-type="string" calcext:value-type="string">
            <text:p>let pointa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57];[.D157];;[.E157];[.A157];[.F157];[.B157];[.H157])" office:value-type="string" office:string-value="let pointa157 “= new N_Pointa([“13.0624225,38.2435242]);" calcext:value-type="string">
            <text:p>let pointa157 “= new N_Pointa([“13.0624225,38.243524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5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7.3457022" calcext:value-type="float">
            <text:p>77.3457022</text:p>
          </table:table-cell>
          <table:table-cell office:value-type="float" office:value="-48.1700132" calcext:value-type="float">
            <text:p>-48.1700132</text:p>
          </table:table-cell>
          <table:table-cell office:value-type="string" calcext:value-type="string">
            <text:p>let pointa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58];[.D158];;[.E158];[.A158];[.F158];[.B158];[.H158])" office:value-type="string" office:string-value="let pointa158 “= new N_Pointa([“77.3457022,-48.1700132]);" calcext:value-type="string">
            <text:p>let pointa158 “= new N_Pointa([“77.3457022,-48.170013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5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2.3364483" calcext:value-type="float">
            <text:p>12.3364483</text:p>
          </table:table-cell>
          <table:table-cell office:value-type="float" office:value="-37.3032256" calcext:value-type="float">
            <text:p>-37.3032256</text:p>
          </table:table-cell>
          <table:table-cell office:value-type="string" calcext:value-type="string">
            <text:p>let pointa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59];[.D159];;[.E159];[.A159];[.F159];[.B159];[.H159])" office:value-type="string" office:string-value="let pointa159 “= new N_Pointa([“12.3364483,-37.3032256]);" calcext:value-type="string">
            <text:p>let pointa159 “= new N_Pointa([“12.3364483,-37.303225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5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1.346445" calcext:value-type="float">
            <text:p>51.346445</text:p>
          </table:table-cell>
          <table:table-cell office:value-type="float" office:value="-28.0749986" calcext:value-type="float">
            <text:p>-28.0749986</text:p>
          </table:table-cell>
          <table:table-cell office:value-type="string" calcext:value-type="string">
            <text:p>let pointa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60];[.D160];;[.E160];[.A160];[.F160];[.B160];[.H160])" office:value-type="string" office:string-value="let pointa160 “= new N_Pointa([“51.346445,-28.0749986]);" calcext:value-type="string">
            <text:p>let pointa160 “= new N_Pointa([“51.346445,-28.074998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6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0.974312" calcext:value-type="float">
            <text:p>20.974312</text:p>
          </table:table-cell>
          <table:table-cell office:value-type="float" office:value="5.91290068" calcext:value-type="float">
            <text:p>5.91290068</text:p>
          </table:table-cell>
          <table:table-cell office:value-type="string" calcext:value-type="string">
            <text:p>let pointa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61];[.D161];;[.E161];[.A161];[.F161];[.B161];[.H161])" office:value-type="string" office:string-value="let pointa161 “= new N_Pointa([“20.974312,5.91290068]);" calcext:value-type="string">
            <text:p>let pointa161 “= new N_Pointa([“20.974312,5.9129006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6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5.5367159" calcext:value-type="float">
            <text:p>-5.5367159</text:p>
          </table:table-cell>
          <table:table-cell office:value-type="float" office:value="-10.36291434" calcext:value-type="float">
            <text:p>-10.36291434</text:p>
          </table:table-cell>
          <table:table-cell office:value-type="string" calcext:value-type="string">
            <text:p>let point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62];[.D162];;[.E162];[.A162];[.F162];[.B162];[.H162])" office:value-type="string" office:string-value="let pointa162 “= new N_Pointa([“-5.5367159,-10.36291434]);" calcext:value-type="string">
            <text:p>let pointa162 “= new N_Pointa([“-5.5367159,-10.3629143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6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4.2131034" calcext:value-type="float">
            <text:p>44.2131034</text:p>
          </table:table-cell>
          <table:table-cell office:value-type="float" office:value="8.97260056" calcext:value-type="float">
            <text:p>8.97260056</text:p>
          </table:table-cell>
          <table:table-cell office:value-type="string" calcext:value-type="string">
            <text:p>let pointa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63];[.D163];;[.E163];[.A163];[.F163];[.B163];[.H163])" office:value-type="string" office:string-value="let pointa163 “= new N_Pointa([“44.2131034,8.97260056]);" calcext:value-type="string">
            <text:p>let pointa163 “= new N_Pointa([“44.2131034,8.9726005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6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5.6329916" calcext:value-type="float">
            <text:p>45.6329916</text:p>
          </table:table-cell>
          <table:table-cell office:value-type="float" office:value="-9.28291254" calcext:value-type="float">
            <text:p>-9.28291254</text:p>
          </table:table-cell>
          <table:table-cell office:value-type="string" calcext:value-type="string">
            <text:p>let pointa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64];[.D164];;[.E164];[.A164];[.F164];[.B164];[.H164])" office:value-type="string" office:string-value="let pointa164 “= new N_Pointa([“45.6329916,-9.28291254]);" calcext:value-type="string">
            <text:p>let pointa164 “= new N_Pointa([“45.6329916,-9.2829125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6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5.1794508" calcext:value-type="float">
            <text:p>25.1794508</text:p>
          </table:table-cell>
          <table:table-cell office:value-type="float" office:value="-7.21514842" calcext:value-type="float">
            <text:p>-7.21514842</text:p>
          </table:table-cell>
          <table:table-cell office:value-type="string" calcext:value-type="string">
            <text:p>let pointa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65];[.D165];;[.E165];[.A165];[.F165];[.B165];[.H165])" office:value-type="string" office:string-value="let pointa165 “= new N_Pointa([“25.1794508,-7.21514842]);" calcext:value-type="string">
            <text:p>let pointa165 “= new N_Pointa([“25.1794508,-7.2151484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6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.12515164" calcext:value-type="float">
            <text:p>9.12515164</text:p>
          </table:table-cell>
          <table:table-cell office:value-type="float" office:value="-5.32825842" calcext:value-type="float">
            <text:p>-5.32825842</text:p>
          </table:table-cell>
          <table:table-cell office:value-type="string" calcext:value-type="string">
            <text:p>let pointa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66];[.D166];;[.E166];[.A166];[.F166];[.B166];[.H166])" office:value-type="string" office:string-value="let pointa166 “= new N_Pointa([“9.12515164,-5.32825842]);" calcext:value-type="string">
            <text:p>let pointa166 “= new N_Pointa([“9.12515164,-5.3282584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6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4.9212418" calcext:value-type="float">
            <text:p>-34.9212418</text:p>
          </table:table-cell>
          <table:table-cell office:value-type="float" office:value="-17.65967134" calcext:value-type="float">
            <text:p>-17.65967134</text:p>
          </table:table-cell>
          <table:table-cell office:value-type="string" calcext:value-type="string">
            <text:p>let pointa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67];[.D167];;[.E167];[.A167];[.F167];[.B167];[.H167])" office:value-type="string" office:string-value="let pointa167 “= new N_Pointa([“-34.9212418,-17.65967134]);" calcext:value-type="string">
            <text:p>let pointa167 “= new N_Pointa([“-34.9212418,-17.6596713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6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7.90632" calcext:value-type="float">
            <text:p>27.90632</text:p>
          </table:table-cell>
          <table:table-cell office:value-type="float" office:value="9.98451576" calcext:value-type="float">
            <text:p>9.98451576</text:p>
          </table:table-cell>
          <table:table-cell office:value-type="string" calcext:value-type="string">
            <text:p>let pointa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68];[.D168];;[.E168];[.A168];[.F168];[.B168];[.H168])" office:value-type="string" office:string-value="let pointa168 “= new N_Pointa([“27.90632,9.98451576]);" calcext:value-type="string">
            <text:p>let pointa168 “= new N_Pointa([“27.90632,9.9845157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6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0.92708016" calcext:value-type="float">
            <text:p>-10.92708016</text:p>
          </table:table-cell>
          <table:table-cell office:value-type="float" office:value="22.0126944" calcext:value-type="float">
            <text:p>22.0126944</text:p>
          </table:table-cell>
          <table:table-cell office:value-type="string" calcext:value-type="string">
            <text:p>let pointa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69];[.D169];;[.E169];[.A169];[.F169];[.B169];[.H169])" office:value-type="string" office:string-value="let pointa169 “= new N_Pointa([“-10.92708016,22.0126944]);" calcext:value-type="string">
            <text:p>let pointa169 “= new N_Pointa([“-10.92708016,22.012694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6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9.4476775" calcext:value-type="float">
            <text:p>-19.4476775</text:p>
          </table:table-cell>
          <table:table-cell office:value-type="float" office:value="3.64396154" calcext:value-type="float">
            <text:p>3.64396154</text:p>
          </table:table-cell>
          <table:table-cell office:value-type="string" calcext:value-type="string">
            <text:p>let pointa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70];[.D170];;[.E170];[.A170];[.F170];[.B170];[.H170])" office:value-type="string" office:string-value="let pointa170 “= new N_Pointa([“-19.4476775,3.64396154]);" calcext:value-type="string">
            <text:p>let pointa170 “= new N_Pointa([“-19.4476775,3.6439615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7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3.8883448" calcext:value-type="float">
            <text:p>93.8883448</text:p>
          </table:table-cell>
          <table:table-cell office:value-type="float" office:value="-50.340857" calcext:value-type="float">
            <text:p>-50.340857</text:p>
          </table:table-cell>
          <table:table-cell office:value-type="string" calcext:value-type="string">
            <text:p>let pointa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71];[.D171];;[.E171];[.A171];[.F171];[.B171];[.H171])" office:value-type="string" office:string-value="let pointa171 “= new N_Pointa([“93.8883448,-50.340857]);" calcext:value-type="string">
            <text:p>let pointa171 “= new N_Pointa([“93.8883448,-50.340857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7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.42039148" calcext:value-type="float">
            <text:p>-2.42039148</text:p>
          </table:table-cell>
          <table:table-cell office:value-type="float" office:value="-35.1043352" calcext:value-type="float">
            <text:p>-35.1043352</text:p>
          </table:table-cell>
          <table:table-cell office:value-type="string" calcext:value-type="string">
            <text:p>let pointa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72];[.D172];;[.E172];[.A172];[.F172];[.B172];[.H172])" office:value-type="string" office:string-value="let pointa172 “= new N_Pointa([“-2.42039148,-35.1043352]);" calcext:value-type="string">
            <text:p>let pointa172 “= new N_Pointa([“-2.42039148,-35.104335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7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1.0628342" calcext:value-type="float">
            <text:p>-21.0628342</text:p>
          </table:table-cell>
          <table:table-cell office:value-type="float" office:value="-3.42090548" calcext:value-type="float">
            <text:p>-3.42090548</text:p>
          </table:table-cell>
          <table:table-cell office:value-type="string" calcext:value-type="string">
            <text:p>let pointa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73];[.D173];;[.E173];[.A173];[.F173];[.B173];[.H173])" office:value-type="string" office:string-value="let pointa173 “= new N_Pointa([“-21.0628342,-3.42090548]);" calcext:value-type="string">
            <text:p>let pointa173 “= new N_Pointa([“-21.0628342,-3.4209054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7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6.80720148" calcext:value-type="float">
            <text:p>16.80720148</text:p>
          </table:table-cell>
          <table:table-cell office:value-type="float" office:value="46.420406" calcext:value-type="float">
            <text:p>46.420406</text:p>
          </table:table-cell>
          <table:table-cell office:value-type="string" calcext:value-type="string">
            <text:p>let pointa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74];[.D174];;[.E174];[.A174];[.F174];[.B174];[.H174])" office:value-type="string" office:string-value="let pointa174 “= new N_Pointa([“16.80720148,46.420406]);" calcext:value-type="string">
            <text:p>let pointa174 “= new N_Pointa([“16.80720148,46.42040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7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5.0045814" calcext:value-type="float">
            <text:p>65.0045814</text:p>
          </table:table-cell>
          <table:table-cell office:value-type="float" office:value="22.6241846" calcext:value-type="float">
            <text:p>22.6241846</text:p>
          </table:table-cell>
          <table:table-cell office:value-type="string" calcext:value-type="string">
            <text:p>let pointa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75];[.D175];;[.E175];[.A175];[.F175];[.B175];[.H175])" office:value-type="string" office:string-value="let pointa175 “= new N_Pointa([“65.0045814,22.6241846]);" calcext:value-type="string">
            <text:p>let pointa175 “= new N_Pointa([“65.0045814,22.624184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7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45.5377832" calcext:value-type="float">
            <text:p>-45.5377832</text:p>
          </table:table-cell>
          <table:table-cell office:value-type="float" office:value="21.111094" calcext:value-type="float">
            <text:p>21.111094</text:p>
          </table:table-cell>
          <table:table-cell office:value-type="string" calcext:value-type="string">
            <text:p>let pointa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76];[.D176];;[.E176];[.A176];[.F176];[.B176];[.H176])" office:value-type="string" office:string-value="let pointa176 “= new N_Pointa([“-45.5377832,21.111094]);" calcext:value-type="string">
            <text:p>let pointa176 “= new N_Pointa([“-45.5377832,21.11109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7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5.074617" calcext:value-type="float">
            <text:p>25.074617</text:p>
          </table:table-cell>
          <table:table-cell office:value-type="float" office:value="-27.877502" calcext:value-type="float">
            <text:p>-27.877502</text:p>
          </table:table-cell>
          <table:table-cell office:value-type="string" calcext:value-type="string">
            <text:p>let pointa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77];[.D177];;[.E177];[.A177];[.F177];[.B177];[.H177])" office:value-type="string" office:string-value="let pointa177 “= new N_Pointa([“25.074617,-27.877502]);" calcext:value-type="string">
            <text:p>let pointa177 “= new N_Pointa([“25.074617,-27.87750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7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5.3167236" calcext:value-type="float">
            <text:p>35.3167236</text:p>
          </table:table-cell>
          <table:table-cell office:value-type="float" office:value="-11.61683796" calcext:value-type="float">
            <text:p>-11.61683796</text:p>
          </table:table-cell>
          <table:table-cell office:value-type="string" calcext:value-type="string">
            <text:p>let pointa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78];[.D178];;[.E178];[.A178];[.F178];[.B178];[.H178])" office:value-type="string" office:string-value="let pointa178 “= new N_Pointa([“35.3167236,-11.61683796]);" calcext:value-type="string">
            <text:p>let pointa178 “= new N_Pointa([“35.3167236,-11.6168379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7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4.251235" calcext:value-type="float">
            <text:p>-24.251235</text:p>
          </table:table-cell>
          <table:table-cell office:value-type="float" office:value="-18.70669208" calcext:value-type="float">
            <text:p>-18.70669208</text:p>
          </table:table-cell>
          <table:table-cell office:value-type="string" calcext:value-type="string">
            <text:p>let pointa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79];[.D179];;[.E179];[.A179];[.F179];[.B179];[.H179])" office:value-type="string" office:string-value="let pointa179 “= new N_Pointa([“-24.251235,-18.70669208]);" calcext:value-type="string">
            <text:p>let pointa179 “= new N_Pointa([“-24.251235,-18.7066920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7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1.7909474" calcext:value-type="float">
            <text:p>31.7909474</text:p>
          </table:table-cell>
          <table:table-cell office:value-type="float" office:value="-40.1978556" calcext:value-type="float">
            <text:p>-40.1978556</text:p>
          </table:table-cell>
          <table:table-cell office:value-type="string" calcext:value-type="string">
            <text:p>let pointa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80];[.D180];;[.E180];[.A180];[.F180];[.B180];[.H180])" office:value-type="string" office:string-value="let pointa180 “= new N_Pointa([“31.7909474,-40.1978556]);" calcext:value-type="string">
            <text:p>let pointa180 “= new N_Pointa([“31.7909474,-40.197855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8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.65097216" calcext:value-type="float">
            <text:p>14.65097216</text:p>
          </table:table-cell>
          <table:table-cell office:value-type="float" office:value="8.63776556" calcext:value-type="float">
            <text:p>8.63776556</text:p>
          </table:table-cell>
          <table:table-cell office:value-type="string" calcext:value-type="string">
            <text:p>let pointa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81];[.D181];;[.E181];[.A181];[.F181];[.B181];[.H181])" office:value-type="string" office:string-value="let pointa181 “= new N_Pointa([“14.65097216,8.63776556]);" calcext:value-type="string">
            <text:p>let pointa181 “= new N_Pointa([“14.65097216,8.6377655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8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7.1525946" calcext:value-type="float">
            <text:p>27.1525946</text:p>
          </table:table-cell>
          <table:table-cell office:value-type="float" office:value="38.3622842" calcext:value-type="float">
            <text:p>38.3622842</text:p>
          </table:table-cell>
          <table:table-cell office:value-type="string" calcext:value-type="string">
            <text:p>let point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82];[.D182];;[.E182];[.A182];[.F182];[.B182];[.H182])" office:value-type="string" office:string-value="let pointa182 “= new N_Pointa([“27.1525946,38.3622842]);" calcext:value-type="string">
            <text:p>let pointa182 “= new N_Pointa([“27.1525946,38.362284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8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8.426624" calcext:value-type="float">
            <text:p>-8.426624</text:p>
          </table:table-cell>
          <table:table-cell office:value-type="float" office:value="-6.30946222" calcext:value-type="float">
            <text:p>-6.30946222</text:p>
          </table:table-cell>
          <table:table-cell office:value-type="string" calcext:value-type="string">
            <text:p>let pointa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83];[.D183];;[.E183];[.A183];[.F183];[.B183];[.H183])" office:value-type="string" office:string-value="let pointa183 “= new N_Pointa([“-8.426624,-6.30946222]);" calcext:value-type="string">
            <text:p>let pointa183 “= new N_Pointa([“-8.426624,-6.3094622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6.3556934" calcext:value-type="float">
            <text:p>26.3556934</text:p>
          </table:table-cell>
          <table:table-cell office:value-type="float" office:value="-4.0019402" calcext:value-type="float">
            <text:p>-4.0019402</text:p>
          </table:table-cell>
          <table:table-cell office:value-type="string" calcext:value-type="string">
            <text:p>let pointa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84];[.D184];;[.E184];[.A184];[.F184];[.B184];[.H184])" office:value-type="string" office:string-value="let pointa184 “= new N_Pointa([“26.3556934,-4.0019402]);" calcext:value-type="string">
            <text:p>let pointa184 “= new N_Pointa([“26.3556934,-4.001940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8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.2234094" calcext:value-type="float">
            <text:p>-3.2234094</text:p>
          </table:table-cell>
          <table:table-cell office:value-type="float" office:value="39.7605434" calcext:value-type="float">
            <text:p>39.7605434</text:p>
          </table:table-cell>
          <table:table-cell office:value-type="string" calcext:value-type="string">
            <text:p>let point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85];[.D185];;[.E185];[.A185];[.F185];[.B185];[.H185])" office:value-type="string" office:string-value="let pointa185 “= new N_Pointa([“-3.2234094,39.7605434]);" calcext:value-type="string">
            <text:p>let pointa185 “= new N_Pointa([“-3.2234094,39.760543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8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.00351944" calcext:value-type="float">
            <text:p>5.00351944</text:p>
          </table:table-cell>
          <table:table-cell office:value-type="float" office:value="-2.19563878" calcext:value-type="float">
            <text:p>-2.19563878</text:p>
          </table:table-cell>
          <table:table-cell office:value-type="string" calcext:value-type="string">
            <text:p>let pointa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86];[.D186];;[.E186];[.A186];[.F186];[.B186];[.H186])" office:value-type="string" office:string-value="let pointa186 “= new N_Pointa([“5.00351944,-2.19563878]);" calcext:value-type="string">
            <text:p>let pointa186 “= new N_Pointa([“5.00351944,-2.1956387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8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0.3681786" calcext:value-type="float">
            <text:p>40.3681786</text:p>
          </table:table-cell>
          <table:table-cell office:value-type="float" office:value="34.176278" calcext:value-type="float">
            <text:p>34.176278</text:p>
          </table:table-cell>
          <table:table-cell office:value-type="string" calcext:value-type="string">
            <text:p>let pointa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87];[.D187];;[.E187];[.A187];[.F187];[.B187];[.H187])" office:value-type="string" office:string-value="let pointa187 “= new N_Pointa([“40.3681786,34.176278]);" calcext:value-type="string">
            <text:p>let pointa187 “= new N_Pointa([“40.3681786,34.17627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8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.41538196" calcext:value-type="float">
            <text:p>-1.41538196</text:p>
          </table:table-cell>
          <table:table-cell office:value-type="float" office:value="41.8948502" calcext:value-type="float">
            <text:p>41.8948502</text:p>
          </table:table-cell>
          <table:table-cell office:value-type="string" calcext:value-type="string">
            <text:p>let pointa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88];[.D188];;[.E188];[.A188];[.F188];[.B188];[.H188])" office:value-type="string" office:string-value="let pointa188 “= new N_Pointa([“-1.41538196,41.8948502]);" calcext:value-type="string">
            <text:p>let pointa188 “= new N_Pointa([“-1.41538196,41.894850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8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45.4193158" calcext:value-type="float">
            <text:p>-45.4193158</text:p>
          </table:table-cell>
          <table:table-cell office:value-type="float" office:value="-9.15043684" calcext:value-type="float">
            <text:p>-9.15043684</text:p>
          </table:table-cell>
          <table:table-cell office:value-type="string" calcext:value-type="string">
            <text:p>let pointa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89];[.D189];;[.E189];[.A189];[.F189];[.B189];[.H189])" office:value-type="string" office:string-value="let pointa189 “= new N_Pointa([“-45.4193158,-9.15043684]);" calcext:value-type="string">
            <text:p>let pointa189 “= new N_Pointa([“-45.4193158,-9.1504368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8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4.0060046" calcext:value-type="float">
            <text:p>44.0060046</text:p>
          </table:table-cell>
          <table:table-cell office:value-type="float" office:value="-18.97148406" calcext:value-type="float">
            <text:p>-18.97148406</text:p>
          </table:table-cell>
          <table:table-cell office:value-type="string" calcext:value-type="string">
            <text:p>let point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90];[.D190];;[.E190];[.A190];[.F190];[.B190];[.H190])" office:value-type="string" office:string-value="let pointa190 “= new N_Pointa([“44.0060046,-18.97148406]);" calcext:value-type="string">
            <text:p>let pointa190 “= new N_Pointa([“44.0060046,-18.9714840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9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5.6816678" calcext:value-type="float">
            <text:p>35.6816678</text:p>
          </table:table-cell>
          <table:table-cell office:value-type="float" office:value="6.3274604" calcext:value-type="float">
            <text:p>6.3274604</text:p>
          </table:table-cell>
          <table:table-cell office:value-type="string" calcext:value-type="string">
            <text:p>let pointa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91];[.D191];;[.E191];[.A191];[.F191];[.B191];[.H191])" office:value-type="string" office:string-value="let pointa191 “= new N_Pointa([“35.6816678,6.3274604]);" calcext:value-type="string">
            <text:p>let pointa191 “= new N_Pointa([“35.6816678,6.327460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9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2.59408536" calcext:value-type="float">
            <text:p>12.59408536</text:p>
          </table:table-cell>
          <table:table-cell office:value-type="float" office:value="-15.57804664" calcext:value-type="float">
            <text:p>-15.57804664</text:p>
          </table:table-cell>
          <table:table-cell office:value-type="string" calcext:value-type="string">
            <text:p>let pointa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92];[.D192];;[.E192];[.A192];[.F192];[.B192];[.H192])" office:value-type="string" office:string-value="let pointa192 “= new N_Pointa([“12.59408536,-15.57804664]);" calcext:value-type="string">
            <text:p>let pointa192 “= new N_Pointa([“12.59408536,-15.5780466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9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0.0838478" calcext:value-type="float">
            <text:p>20.0838478</text:p>
          </table:table-cell>
          <table:table-cell office:value-type="float" office:value="40.7512444" calcext:value-type="float">
            <text:p>40.7512444</text:p>
          </table:table-cell>
          <table:table-cell office:value-type="string" calcext:value-type="string">
            <text:p>let pointa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93];[.D193];;[.E193];[.A193];[.F193];[.B193];[.H193])" office:value-type="string" office:string-value="let pointa193 “= new N_Pointa([“20.0838478,40.7512444]);" calcext:value-type="string">
            <text:p>let pointa193 “= new N_Pointa([“20.0838478,40.751244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9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9.2603868" calcext:value-type="float">
            <text:p>49.2603868</text:p>
          </table:table-cell>
          <table:table-cell office:value-type="float" office:value="17.0587102" calcext:value-type="float">
            <text:p>17.0587102</text:p>
          </table:table-cell>
          <table:table-cell office:value-type="string" calcext:value-type="string">
            <text:p>let pointa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94];[.D194];;[.E194];[.A194];[.F194];[.B194];[.H194])" office:value-type="string" office:string-value="let pointa194 “= new N_Pointa([“49.2603868,17.0587102]);" calcext:value-type="string">
            <text:p>let pointa194 “= new N_Pointa([“49.2603868,17.058710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9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2.0513184" calcext:value-type="float">
            <text:p>62.0513184</text:p>
          </table:table-cell>
          <table:table-cell office:value-type="float" office:value="18.10161064" calcext:value-type="float">
            <text:p>18.10161064</text:p>
          </table:table-cell>
          <table:table-cell office:value-type="string" calcext:value-type="string">
            <text:p>let pointa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95];[.D195];;[.E195];[.A195];[.F195];[.B195];[.H195])" office:value-type="string" office:string-value="let pointa195 “= new N_Pointa([“62.0513184,18.10161064]);" calcext:value-type="string">
            <text:p>let pointa195 “= new N_Pointa([“62.0513184,18.1016106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9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8.80609842" calcext:value-type="float">
            <text:p>-8.80609842</text:p>
          </table:table-cell>
          <table:table-cell office:value-type="float" office:value="45.4334538" calcext:value-type="float">
            <text:p>45.4334538</text:p>
          </table:table-cell>
          <table:table-cell office:value-type="string" calcext:value-type="string">
            <text:p>let pointa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96];[.D196];;[.E196];[.A196];[.F196];[.B196];[.H196])" office:value-type="string" office:string-value="let pointa196 “= new N_Pointa([“-8.80609842,45.4334538]);" calcext:value-type="string">
            <text:p>let pointa196 “= new N_Pointa([“-8.80609842,45.433453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9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5.2828206" calcext:value-type="float">
            <text:p>45.2828206</text:p>
          </table:table-cell>
          <table:table-cell office:value-type="float" office:value="-27.1253922" calcext:value-type="float">
            <text:p>-27.1253922</text:p>
          </table:table-cell>
          <table:table-cell office:value-type="string" calcext:value-type="string">
            <text:p>let pointa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97];[.D197];;[.E197];[.A197];[.F197];[.B197];[.H197])" office:value-type="string" office:string-value="let pointa197 “= new N_Pointa([“45.2828206,-27.1253922]);" calcext:value-type="string">
            <text:p>let pointa197 “= new N_Pointa([“45.2828206,-27.125392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9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.76635812" calcext:value-type="float">
            <text:p>5.76635812</text:p>
          </table:table-cell>
          <table:table-cell office:value-type="float" office:value="-20.6542962" calcext:value-type="float">
            <text:p>-20.6542962</text:p>
          </table:table-cell>
          <table:table-cell office:value-type="string" calcext:value-type="string">
            <text:p>let pointa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98];[.D198];;[.E198];[.A198];[.F198];[.B198];[.H198])" office:value-type="string" office:string-value="let pointa198 “= new N_Pointa([“5.76635812,-20.6542962]);" calcext:value-type="string">
            <text:p>let pointa198 “= new N_Pointa([“5.76635812,-20.654296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9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.42231576" calcext:value-type="float">
            <text:p>-3.42231576</text:p>
          </table:table-cell>
          <table:table-cell office:value-type="float" office:value="-10.07584934" calcext:value-type="float">
            <text:p>-10.07584934</text:p>
          </table:table-cell>
          <table:table-cell office:value-type="string" calcext:value-type="string">
            <text:p>let pointa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199];[.D199];;[.E199];[.A199];[.F199];[.B199];[.H199])" office:value-type="string" office:string-value="let pointa199 “= new N_Pointa([“-3.42231576,-10.07584934]);" calcext:value-type="string">
            <text:p>let pointa199 “= new N_Pointa([“-3.42231576,-10.0758493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19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9.4009236" calcext:value-type="float">
            <text:p>69.4009236</text:p>
          </table:table-cell>
          <table:table-cell office:value-type="float" office:value="1.66899942" calcext:value-type="float">
            <text:p>1.66899942</text:p>
          </table:table-cell>
          <table:table-cell office:value-type="string" calcext:value-type="string">
            <text:p>let point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00];[.D200];;[.E200];[.A200];[.F200];[.B200];[.H200])" office:value-type="string" office:string-value="let pointa200 “= new N_Pointa([“69.4009236,1.66899942]);" calcext:value-type="string">
            <text:p>let pointa200 “= new N_Pointa([“69.4009236,1.6689994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6.09505" calcext:value-type="float">
            <text:p>26.09505</text:p>
          </table:table-cell>
          <table:table-cell office:value-type="float" office:value="-28.2115526" calcext:value-type="float">
            <text:p>-28.2115526</text:p>
          </table:table-cell>
          <table:table-cell office:value-type="string" calcext:value-type="string">
            <text:p>let pointa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01];[.D201];;[.E201];[.A201];[.F201];[.B201];[.H201])" office:value-type="string" office:string-value="let pointa201 “= new N_Pointa([“26.09505,-28.2115526]);" calcext:value-type="string">
            <text:p>let pointa201 “= new N_Pointa([“26.09505,-28.211552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0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3.7706562" calcext:value-type="float">
            <text:p>53.7706562</text:p>
          </table:table-cell>
          <table:table-cell office:value-type="float" office:value="11.2740887" calcext:value-type="float">
            <text:p>11.2740887</text:p>
          </table:table-cell>
          <table:table-cell office:value-type="string" calcext:value-type="string">
            <text:p>let point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02];[.D202];;[.E202];[.A202];[.F202];[.B202];[.H202])" office:value-type="string" office:string-value="let pointa202 “= new N_Pointa([“53.7706562,11.2740887]);" calcext:value-type="string">
            <text:p>let pointa202 “= new N_Pointa([“53.7706562,11.2740887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0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9.5621426" calcext:value-type="float">
            <text:p>-9.5621426</text:p>
          </table:table-cell>
          <table:table-cell office:value-type="float" office:value="38.4761984" calcext:value-type="float">
            <text:p>38.4761984</text:p>
          </table:table-cell>
          <table:table-cell office:value-type="string" calcext:value-type="string">
            <text:p>let pointa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03];[.D203];;[.E203];[.A203];[.F203];[.B203];[.H203])" office:value-type="string" office:string-value="let pointa203 “= new N_Pointa([“-9.5621426,38.4761984]);" calcext:value-type="string">
            <text:p>let pointa203 “= new N_Pointa([“-9.5621426,38.476198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0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7.496934" calcext:value-type="float">
            <text:p>47.496934</text:p>
          </table:table-cell>
          <table:table-cell office:value-type="float" office:value="14.67114392" calcext:value-type="float">
            <text:p>14.67114392</text:p>
          </table:table-cell>
          <table:table-cell office:value-type="string" calcext:value-type="string">
            <text:p>let point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04];[.D204];;[.E204];[.A204];[.F204];[.B204];[.H204])" office:value-type="string" office:string-value="let pointa204 “= new N_Pointa([“47.496934,14.67114392]);" calcext:value-type="string">
            <text:p>let pointa204 “= new N_Pointa([“47.496934,14.6711439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0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1.6350268" calcext:value-type="float">
            <text:p>41.6350268</text:p>
          </table:table-cell>
          <table:table-cell office:value-type="float" office:value="27.6396258" calcext:value-type="float">
            <text:p>27.6396258</text:p>
          </table:table-cell>
          <table:table-cell office:value-type="string" calcext:value-type="string">
            <text:p>let pointa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05];[.D205];;[.E205];[.A205];[.F205];[.B205];[.H205])" office:value-type="string" office:string-value="let pointa205 “= new N_Pointa([“41.6350268,27.6396258]);" calcext:value-type="string">
            <text:p>let pointa205 “= new N_Pointa([“41.6350268,27.639625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0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5.97177244" calcext:value-type="float">
            <text:p>-5.97177244</text:p>
          </table:table-cell>
          <table:table-cell office:value-type="float" office:value="23.5899086" calcext:value-type="float">
            <text:p>23.5899086</text:p>
          </table:table-cell>
          <table:table-cell office:value-type="string" calcext:value-type="string">
            <text:p>let pointa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06];[.D206];;[.E206];[.A206];[.F206];[.B206];[.H206])" office:value-type="string" office:string-value="let pointa206 “= new N_Pointa([“-5.97177244,23.5899086]);" calcext:value-type="string">
            <text:p>let pointa206 “= new N_Pointa([“-5.97177244,23.589908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0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2.3735164" calcext:value-type="float">
            <text:p>22.3735164</text:p>
          </table:table-cell>
          <table:table-cell office:value-type="float" office:value="-19.08046986" calcext:value-type="float">
            <text:p>-19.08046986</text:p>
          </table:table-cell>
          <table:table-cell office:value-type="string" calcext:value-type="string">
            <text:p>let pointa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07];[.D207];;[.E207];[.A207];[.F207];[.B207];[.H207])" office:value-type="string" office:string-value="let pointa207 “= new N_Pointa([“22.3735164,-19.08046986]);" calcext:value-type="string">
            <text:p>let pointa207 “= new N_Pointa([“22.3735164,-19.0804698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0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4.04398428" calcext:value-type="float">
            <text:p>-4.04398428</text:p>
          </table:table-cell>
          <table:table-cell office:value-type="float" office:value="15.2255409" calcext:value-type="float">
            <text:p>15.2255409</text:p>
          </table:table-cell>
          <table:table-cell office:value-type="string" calcext:value-type="string">
            <text:p>let pointa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08];[.D208];;[.E208];[.A208];[.F208];[.B208];[.H208])" office:value-type="string" office:string-value="let pointa208 “= new N_Pointa([“-4.04398428,15.2255409]);" calcext:value-type="string">
            <text:p>let pointa208 “= new N_Pointa([“-4.04398428,15.2255409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0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5.3123112" calcext:value-type="float">
            <text:p>35.3123112</text:p>
          </table:table-cell>
          <table:table-cell office:value-type="float" office:value="29.9298382" calcext:value-type="float">
            <text:p>29.9298382</text:p>
          </table:table-cell>
          <table:table-cell office:value-type="string" calcext:value-type="string">
            <text:p>let pointa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09];[.D209];;[.E209];[.A209];[.F209];[.B209];[.H209])" office:value-type="string" office:string-value="let pointa209 “= new N_Pointa([“35.3123112,29.9298382]);" calcext:value-type="string">
            <text:p>let pointa209 “= new N_Pointa([“35.3123112,29.929838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0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5.1234962" calcext:value-type="float">
            <text:p>-35.1234962</text:p>
          </table:table-cell>
          <table:table-cell office:value-type="float" office:value="11.95110448" calcext:value-type="float">
            <text:p>11.95110448</text:p>
          </table:table-cell>
          <table:table-cell office:value-type="string" calcext:value-type="string">
            <text:p>let pointa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10];[.D210];;[.E210];[.A210];[.F210];[.B210];[.H210])" office:value-type="string" office:string-value="let pointa210 “= new N_Pointa([“-35.1234962,11.95110448]);" calcext:value-type="string">
            <text:p>let pointa210 “= new N_Pointa([“-35.1234962,11.9511044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2.1267002" calcext:value-type="float">
            <text:p>62.1267002</text:p>
          </table:table-cell>
          <table:table-cell office:value-type="float" office:value="-39.738642" calcext:value-type="float">
            <text:p>-39.738642</text:p>
          </table:table-cell>
          <table:table-cell office:value-type="string" calcext:value-type="string">
            <text:p>let pointa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11];[.D211];;[.E211];[.A211];[.F211];[.B211];[.H211])" office:value-type="string" office:string-value="let pointa211 “= new N_Pointa([“62.1267002,-39.738642]);" calcext:value-type="string">
            <text:p>let pointa211 “= new N_Pointa([“62.1267002,-39.73864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1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1.6736592" calcext:value-type="float">
            <text:p>21.6736592</text:p>
          </table:table-cell>
          <table:table-cell office:value-type="float" office:value="-3.10160962" calcext:value-type="float">
            <text:p>-3.10160962</text:p>
          </table:table-cell>
          <table:table-cell office:value-type="string" calcext:value-type="string">
            <text:p>let pointa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12];[.D212];;[.E212];[.A212];[.F212];[.B212];[.H212])" office:value-type="string" office:string-value="let pointa212 “= new N_Pointa([“21.6736592,-3.10160962]);" calcext:value-type="string">
            <text:p>let pointa212 “= new N_Pointa([“21.6736592,-3.1016096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1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5.6445926" calcext:value-type="float">
            <text:p>65.6445926</text:p>
          </table:table-cell>
          <table:table-cell office:value-type="float" office:value="3.63104692" calcext:value-type="float">
            <text:p>3.63104692</text:p>
          </table:table-cell>
          <table:table-cell office:value-type="string" calcext:value-type="string">
            <text:p>let pointa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13];[.D213];;[.E213];[.A213];[.F213];[.B213];[.H213])" office:value-type="string" office:string-value="let pointa213 “= new N_Pointa([“65.6445926,3.63104692]);" calcext:value-type="string">
            <text:p>let pointa213 “= new N_Pointa([“65.6445926,3.6310469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1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1.1043586" calcext:value-type="float">
            <text:p>31.1043586</text:p>
          </table:table-cell>
          <table:table-cell office:value-type="float" office:value="38.9747588" calcext:value-type="float">
            <text:p>38.9747588</text:p>
          </table:table-cell>
          <table:table-cell office:value-type="string" calcext:value-type="string">
            <text:p>let pointa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14];[.D214];;[.E214];[.A214];[.F214];[.B214];[.H214])" office:value-type="string" office:string-value="let pointa214 “= new N_Pointa([“31.1043586,38.9747588]);" calcext:value-type="string">
            <text:p>let pointa214 “= new N_Pointa([“31.1043586,38.974758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1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6.96483366" calcext:value-type="float">
            <text:p>16.96483366</text:p>
          </table:table-cell>
          <table:table-cell office:value-type="float" office:value="34.3933476" calcext:value-type="float">
            <text:p>34.3933476</text:p>
          </table:table-cell>
          <table:table-cell office:value-type="string" calcext:value-type="string">
            <text:p>let pointa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15];[.D215];;[.E215];[.A215];[.F215];[.B215];[.H215])" office:value-type="string" office:string-value="let pointa215 “= new N_Pointa([“16.96483366,34.3933476]);" calcext:value-type="string">
            <text:p>let pointa215 “= new N_Pointa([“16.96483366,34.393347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1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54.5373764" calcext:value-type="float">
            <text:p>-54.5373764</text:p>
          </table:table-cell>
          <table:table-cell office:value-type="float" office:value="-22.3019928" calcext:value-type="float">
            <text:p>-22.3019928</text:p>
          </table:table-cell>
          <table:table-cell office:value-type="string" calcext:value-type="string">
            <text:p>let pointa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16];[.D216];;[.E216];[.A216];[.F216];[.B216];[.H216])" office:value-type="string" office:string-value="let pointa216 “= new N_Pointa([“-54.5373764,-22.3019928]);" calcext:value-type="string">
            <text:p>let pointa216 “= new N_Pointa([“-54.5373764,-22.301992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1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9.31134878" calcext:value-type="float">
            <text:p>-19.31134878</text:p>
          </table:table-cell>
          <table:table-cell office:value-type="float" office:value="21.4935598" calcext:value-type="float">
            <text:p>21.4935598</text:p>
          </table:table-cell>
          <table:table-cell office:value-type="string" calcext:value-type="string">
            <text:p>let pointa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17];[.D217];;[.E217];[.A217];[.F217];[.B217];[.H217])" office:value-type="string" office:string-value="let pointa217 “= new N_Pointa([“-19.31134878,21.4935598]);" calcext:value-type="string">
            <text:p>let pointa217 “= new N_Pointa([“-19.31134878,21.493559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1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2.87413556" calcext:value-type="float">
            <text:p>-12.87413556</text:p>
          </table:table-cell>
          <table:table-cell office:value-type="float" office:value="48.3046376" calcext:value-type="float">
            <text:p>48.3046376</text:p>
          </table:table-cell>
          <table:table-cell office:value-type="string" calcext:value-type="string">
            <text:p>let pointa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18];[.D218];;[.E218];[.A218];[.F218];[.B218];[.H218])" office:value-type="string" office:string-value="let pointa218 “= new N_Pointa([“-12.87413556,48.3046376]);" calcext:value-type="string">
            <text:p>let pointa218 “= new N_Pointa([“-12.87413556,48.304637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1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2.5896578" calcext:value-type="float">
            <text:p>22.5896578</text:p>
          </table:table-cell>
          <table:table-cell office:value-type="float" office:value="-1.96355524" calcext:value-type="float">
            <text:p>-1.96355524</text:p>
          </table:table-cell>
          <table:table-cell office:value-type="string" calcext:value-type="string">
            <text:p>let pointa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19];[.D219];;[.E219];[.A219];[.F219];[.B219];[.H219])" office:value-type="string" office:string-value="let pointa219 “= new N_Pointa([“22.5896578,-1.96355524]);" calcext:value-type="string">
            <text:p>let pointa219 “= new N_Pointa([“22.5896578,-1.9635552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1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7.25339428" calcext:value-type="float">
            <text:p>-7.25339428</text:p>
          </table:table-cell>
          <table:table-cell office:value-type="float" office:value="45.0478556" calcext:value-type="float">
            <text:p>45.0478556</text:p>
          </table:table-cell>
          <table:table-cell office:value-type="string" calcext:value-type="string">
            <text:p>let pointa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20];[.D220];;[.E220];[.A220];[.F220];[.B220];[.H220])" office:value-type="string" office:string-value="let pointa220 “= new N_Pointa([“-7.25339428,45.0478556]);" calcext:value-type="string">
            <text:p>let pointa220 “= new N_Pointa([“-7.25339428,45.047855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.5492873" calcext:value-type="float">
            <text:p>3.5492873</text:p>
          </table:table-cell>
          <table:table-cell office:value-type="float" office:value="-3.27263914" calcext:value-type="float">
            <text:p>-3.27263914</text:p>
          </table:table-cell>
          <table:table-cell office:value-type="string" calcext:value-type="string">
            <text:p>let pointa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21];[.D221];;[.E221];[.A221];[.F221];[.B221];[.H221])" office:value-type="string" office:string-value="let pointa221 “= new N_Pointa([“3.5492873,-3.27263914]);" calcext:value-type="string">
            <text:p>let pointa221 “= new N_Pointa([“3.5492873,-3.2726391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2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1.3662778" calcext:value-type="float">
            <text:p>21.3662778</text:p>
          </table:table-cell>
          <table:table-cell office:value-type="float" office:value="-33.9879362" calcext:value-type="float">
            <text:p>-33.9879362</text:p>
          </table:table-cell>
          <table:table-cell office:value-type="string" calcext:value-type="string">
            <text:p>let pointa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22];[.D222];;[.E222];[.A222];[.F222];[.B222];[.H222])" office:value-type="string" office:string-value="let pointa222 “= new N_Pointa([“21.3662778,-33.9879362]);" calcext:value-type="string">
            <text:p>let pointa222 “= new N_Pointa([“21.3662778,-33.987936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2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1.7442148" calcext:value-type="float">
            <text:p>21.7442148</text:p>
          </table:table-cell>
          <table:table-cell office:value-type="float" office:value="33.2598032" calcext:value-type="float">
            <text:p>33.2598032</text:p>
          </table:table-cell>
          <table:table-cell office:value-type="string" calcext:value-type="string">
            <text:p>let pointa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23];[.D223];;[.E223];[.A223];[.F223];[.B223];[.H223])" office:value-type="string" office:string-value="let pointa223 “= new N_Pointa([“21.7442148,33.2598032]);" calcext:value-type="string">
            <text:p>let pointa223 “= new N_Pointa([“21.7442148,33.259803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2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0.0772096" calcext:value-type="float">
            <text:p>40.0772096</text:p>
          </table:table-cell>
          <table:table-cell office:value-type="float" office:value="-37.490144" calcext:value-type="float">
            <text:p>-37.490144</text:p>
          </table:table-cell>
          <table:table-cell office:value-type="string" calcext:value-type="string">
            <text:p>let pointa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24];[.D224];;[.E224];[.A224];[.F224];[.B224];[.H224])" office:value-type="string" office:string-value="let pointa224 “= new N_Pointa([“40.0772096,-37.490144]);" calcext:value-type="string">
            <text:p>let pointa224 “= new N_Pointa([“40.0772096,-37.49014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2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2.9610355" calcext:value-type="float">
            <text:p>12.9610355</text:p>
          </table:table-cell>
          <table:table-cell office:value-type="float" office:value="-22.1178704" calcext:value-type="float">
            <text:p>-22.1178704</text:p>
          </table:table-cell>
          <table:table-cell office:value-type="string" calcext:value-type="string">
            <text:p>let pointa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25];[.D225];;[.E225];[.A225];[.F225];[.B225];[.H225])" office:value-type="string" office:string-value="let pointa225 “= new N_Pointa([“12.9610355,-22.1178704]);" calcext:value-type="string">
            <text:p>let pointa225 “= new N_Pointa([“12.9610355,-22.117870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2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9.7778636" calcext:value-type="float">
            <text:p>49.7778636</text:p>
          </table:table-cell>
          <table:table-cell office:value-type="float" office:value="-27.5603802" calcext:value-type="float">
            <text:p>-27.5603802</text:p>
          </table:table-cell>
          <table:table-cell office:value-type="string" calcext:value-type="string">
            <text:p>let pointa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26];[.D226];;[.E226];[.A226];[.F226];[.B226];[.H226])" office:value-type="string" office:string-value="let pointa226 “= new N_Pointa([“49.7778636,-27.5603802]);" calcext:value-type="string">
            <text:p>let pointa226 “= new N_Pointa([“49.7778636,-27.560380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2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8.4251658" calcext:value-type="float">
            <text:p>58.4251658</text:p>
          </table:table-cell>
          <table:table-cell office:value-type="float" office:value="20.6330816" calcext:value-type="float">
            <text:p>20.6330816</text:p>
          </table:table-cell>
          <table:table-cell office:value-type="string" calcext:value-type="string">
            <text:p>let pointa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27];[.D227];;[.E227];[.A227];[.F227];[.B227];[.H227])" office:value-type="string" office:string-value="let pointa227 “= new N_Pointa([“58.4251658,20.6330816]);" calcext:value-type="string">
            <text:p>let pointa227 “= new N_Pointa([“58.4251658,20.633081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2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3.5152084" calcext:value-type="float">
            <text:p>43.5152084</text:p>
          </table:table-cell>
          <table:table-cell office:value-type="float" office:value="14.49295488" calcext:value-type="float">
            <text:p>14.49295488</text:p>
          </table:table-cell>
          <table:table-cell office:value-type="string" calcext:value-type="string">
            <text:p>let pointa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28];[.D228];;[.E228];[.A228];[.F228];[.B228];[.H228])" office:value-type="string" office:string-value="let pointa228 “= new N_Pointa([“43.5152084,14.49295488]);" calcext:value-type="string">
            <text:p>let pointa228 “= new N_Pointa([“43.5152084,14.4929548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2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.49169882" calcext:value-type="float">
            <text:p>1.49169882</text:p>
          </table:table-cell>
          <table:table-cell office:value-type="float" office:value="9.38567822" calcext:value-type="float">
            <text:p>9.38567822</text:p>
          </table:table-cell>
          <table:table-cell office:value-type="string" calcext:value-type="string">
            <text:p>let pointa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29];[.D229];;[.E229];[.A229];[.F229];[.B229];[.H229])" office:value-type="string" office:string-value="let pointa229 “= new N_Pointa([“1.49169882,9.38567822]);" calcext:value-type="string">
            <text:p>let pointa229 “= new N_Pointa([“1.49169882,9.3856782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2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2.5186922" calcext:value-type="float">
            <text:p>12.5186922</text:p>
          </table:table-cell>
          <table:table-cell office:value-type="float" office:value="50.5931024" calcext:value-type="float">
            <text:p>50.5931024</text:p>
          </table:table-cell>
          <table:table-cell office:value-type="string" calcext:value-type="string">
            <text:p>let pointa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30];[.D230];;[.E230];[.A230];[.F230];[.B230];[.H230])" office:value-type="string" office:string-value="let pointa230 “= new N_Pointa([“12.5186922,50.5931024]);" calcext:value-type="string">
            <text:p>let pointa230 “= new N_Pointa([“12.5186922,50.593102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3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8.15304702" calcext:value-type="float">
            <text:p>-8.15304702</text:p>
          </table:table-cell>
          <table:table-cell office:value-type="float" office:value="32.3114414" calcext:value-type="float">
            <text:p>32.3114414</text:p>
          </table:table-cell>
          <table:table-cell office:value-type="string" calcext:value-type="string">
            <text:p>let pointa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31];[.D231];;[.E231];[.A231];[.F231];[.B231];[.H231])" office:value-type="string" office:string-value="let pointa231 “= new N_Pointa([“-8.15304702,32.3114414]);" calcext:value-type="string">
            <text:p>let pointa231 “= new N_Pointa([“-8.15304702,32.311441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3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.51035194" calcext:value-type="float">
            <text:p>-1.51035194</text:p>
          </table:table-cell>
          <table:table-cell office:value-type="float" office:value="26.8447658" calcext:value-type="float">
            <text:p>26.8447658</text:p>
          </table:table-cell>
          <table:table-cell office:value-type="string" calcext:value-type="string">
            <text:p>let pointa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32];[.D232];;[.E232];[.A232];[.F232];[.B232];[.H232])" office:value-type="string" office:string-value="let pointa232 “= new N_Pointa([“-1.51035194,26.8447658]);" calcext:value-type="string">
            <text:p>let pointa232 “= new N_Pointa([“-1.51035194,26.844765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3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4.04810294" calcext:value-type="float">
            <text:p>-4.04810294</text:p>
          </table:table-cell>
          <table:table-cell office:value-type="float" office:value="61.7384826" calcext:value-type="float">
            <text:p>61.7384826</text:p>
          </table:table-cell>
          <table:table-cell office:value-type="string" calcext:value-type="string">
            <text:p>let pointa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33];[.D233];;[.E233];[.A233];[.F233];[.B233];[.H233])" office:value-type="string" office:string-value="let pointa233 “= new N_Pointa([“-4.04810294,61.7384826]);" calcext:value-type="string">
            <text:p>let pointa233 “= new N_Pointa([“-4.04810294,61.738482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3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8.163023" calcext:value-type="float">
            <text:p>-28.163023</text:p>
          </table:table-cell>
          <table:table-cell office:value-type="float" office:value="-1.38025558" calcext:value-type="float">
            <text:p>-1.38025558</text:p>
          </table:table-cell>
          <table:table-cell office:value-type="string" calcext:value-type="string">
            <text:p>let pointa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34];[.D234];;[.E234];[.A234];[.F234];[.B234];[.H234])" office:value-type="string" office:string-value="let pointa234 “= new N_Pointa([“-28.163023,-1.38025558]);" calcext:value-type="string">
            <text:p>let pointa234 “= new N_Pointa([“-28.163023,-1.3802555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3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8.2470908" calcext:value-type="float">
            <text:p>28.2470908</text:p>
          </table:table-cell>
          <table:table-cell office:value-type="float" office:value="-22.1004948" calcext:value-type="float">
            <text:p>-22.1004948</text:p>
          </table:table-cell>
          <table:table-cell office:value-type="string" calcext:value-type="string">
            <text:p>let pointa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35];[.D235];;[.E235];[.A235];[.F235];[.B235];[.H235])" office:value-type="string" office:string-value="let pointa235 “= new N_Pointa([“28.2470908,-22.1004948]);" calcext:value-type="string">
            <text:p>let pointa235 “= new N_Pointa([“28.2470908,-22.100494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3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2.87900886" calcext:value-type="float">
            <text:p>-12.87900886</text:p>
          </table:table-cell>
          <table:table-cell office:value-type="float" office:value="7.95070824" calcext:value-type="float">
            <text:p>7.95070824</text:p>
          </table:table-cell>
          <table:table-cell office:value-type="string" calcext:value-type="string">
            <text:p>let pointa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36];[.D236];;[.E236];[.A236];[.F236];[.B236];[.H236])" office:value-type="string" office:string-value="let pointa236 “= new N_Pointa([“-12.87900886,7.95070824]);" calcext:value-type="string">
            <text:p>let pointa236 “= new N_Pointa([“-12.87900886,7.9507082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3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8.181144" calcext:value-type="float">
            <text:p>48.181144</text:p>
          </table:table-cell>
          <table:table-cell office:value-type="float" office:value="-9.16491894" calcext:value-type="float">
            <text:p>-9.16491894</text:p>
          </table:table-cell>
          <table:table-cell office:value-type="string" calcext:value-type="string">
            <text:p>let pointa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37];[.D237];;[.E237];[.A237];[.F237];[.B237];[.H237])" office:value-type="string" office:string-value="let pointa237 “= new N_Pointa([“48.181144,-9.16491894]);" calcext:value-type="string">
            <text:p>let pointa237 “= new N_Pointa([“48.181144,-9.1649189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3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7.4019428" calcext:value-type="float">
            <text:p>27.4019428</text:p>
          </table:table-cell>
          <table:table-cell office:value-type="float" office:value="67.198222" calcext:value-type="float">
            <text:p>67.198222</text:p>
          </table:table-cell>
          <table:table-cell office:value-type="string" calcext:value-type="string">
            <text:p>let pointa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38];[.D238];;[.E238];[.A238];[.F238];[.B238];[.H238])" office:value-type="string" office:string-value="let pointa238 “= new N_Pointa([“27.4019428,67.198222]);" calcext:value-type="string">
            <text:p>let pointa238 “= new N_Pointa([“27.4019428,67.19822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3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3.326642" calcext:value-type="float">
            <text:p>33.326642</text:p>
          </table:table-cell>
          <table:table-cell office:value-type="float" office:value="6.8577733" calcext:value-type="float">
            <text:p>6.8577733</text:p>
          </table:table-cell>
          <table:table-cell office:value-type="string" calcext:value-type="string">
            <text:p>let pointa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39];[.D239];;[.E239];[.A239];[.F239];[.B239];[.H239])" office:value-type="string" office:string-value="let pointa239 “= new N_Pointa([“33.326642,6.8577733]);" calcext:value-type="string">
            <text:p>let pointa239 “= new N_Pointa([“33.326642,6.8577733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3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3.3625126" calcext:value-type="float">
            <text:p>43.3625126</text:p>
          </table:table-cell>
          <table:table-cell office:value-type="float" office:value="11.77727634" calcext:value-type="float">
            <text:p>11.77727634</text:p>
          </table:table-cell>
          <table:table-cell office:value-type="string" calcext:value-type="string">
            <text:p>let pointa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40];[.D240];;[.E240];[.A240];[.F240];[.B240];[.H240])" office:value-type="string" office:string-value="let pointa240 “= new N_Pointa([“43.3625126,11.77727634]);" calcext:value-type="string">
            <text:p>let pointa240 “= new N_Pointa([“43.3625126,11.7772763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4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.09214908" calcext:value-type="float">
            <text:p>9.09214908</text:p>
          </table:table-cell>
          <table:table-cell office:value-type="float" office:value="1.53496236" calcext:value-type="float">
            <text:p>1.53496236</text:p>
          </table:table-cell>
          <table:table-cell office:value-type="string" calcext:value-type="string">
            <text:p>let pointa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41];[.D241];;[.E241];[.A241];[.F241];[.B241];[.H241])" office:value-type="string" office:string-value="let pointa241 “= new N_Pointa([“9.09214908,1.53496236]);" calcext:value-type="string">
            <text:p>let pointa241 “= new N_Pointa([“9.09214908,1.5349623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4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.50355542" calcext:value-type="float">
            <text:p>7.50355542</text:p>
          </table:table-cell>
          <table:table-cell office:value-type="float" office:value="25.937859" calcext:value-type="float">
            <text:p>25.937859</text:p>
          </table:table-cell>
          <table:table-cell office:value-type="string" calcext:value-type="string">
            <text:p>let pointa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42];[.D242];;[.E242];[.A242];[.F242];[.B242];[.H242])" office:value-type="string" office:string-value="let pointa242 “= new N_Pointa([“7.50355542,25.937859]);" calcext:value-type="string">
            <text:p>let pointa242 “= new N_Pointa([“7.50355542,25.937859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4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1.9460398" calcext:value-type="float">
            <text:p>31.9460398</text:p>
          </table:table-cell>
          <table:table-cell office:value-type="float" office:value="14.4877294" calcext:value-type="float">
            <text:p>14.4877294</text:p>
          </table:table-cell>
          <table:table-cell office:value-type="string" calcext:value-type="string">
            <text:p>let pointa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43];[.D243];;[.E243];[.A243];[.F243];[.B243];[.H243])" office:value-type="string" office:string-value="let pointa243 “= new N_Pointa([“31.9460398,14.4877294]);" calcext:value-type="string">
            <text:p>let pointa243 “= new N_Pointa([“31.9460398,14.487729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4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81.0794444" calcext:value-type="float">
            <text:p>-81.0794444</text:p>
          </table:table-cell>
          <table:table-cell office:value-type="float" office:value="26.2842248" calcext:value-type="float">
            <text:p>26.2842248</text:p>
          </table:table-cell>
          <table:table-cell office:value-type="string" calcext:value-type="string">
            <text:p>let pointa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44];[.D244];;[.E244];[.A244];[.F244];[.B244];[.H244])" office:value-type="string" office:string-value="let pointa244 “= new N_Pointa([“-81.0794444,26.2842248]);" calcext:value-type="string">
            <text:p>let pointa244 “= new N_Pointa([“-81.0794444,26.284224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4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0.08378604" calcext:value-type="float">
            <text:p>0.08378604</text:p>
          </table:table-cell>
          <table:table-cell office:value-type="float" office:value="51.1945428" calcext:value-type="float">
            <text:p>51.1945428</text:p>
          </table:table-cell>
          <table:table-cell office:value-type="string" calcext:value-type="string">
            <text:p>let pointa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45];[.D245];;[.E245];[.A245];[.F245];[.B245];[.H245])" office:value-type="string" office:string-value="let pointa245 “= new N_Pointa([“0.08378604,51.1945428]);" calcext:value-type="string">
            <text:p>let pointa245 “= new N_Pointa([“0.08378604,51.194542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4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.95750076" calcext:value-type="float">
            <text:p>8.95750076</text:p>
          </table:table-cell>
          <table:table-cell office:value-type="float" office:value="-32.6284018" calcext:value-type="float">
            <text:p>-32.6284018</text:p>
          </table:table-cell>
          <table:table-cell office:value-type="string" calcext:value-type="string">
            <text:p>let pointa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46];[.D246];;[.E246];[.A246];[.F246];[.B246];[.H246])" office:value-type="string" office:string-value="let pointa246 “= new N_Pointa([“8.95750076,-32.6284018]);" calcext:value-type="string">
            <text:p>let pointa246 “= new N_Pointa([“8.95750076,-32.628401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4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8.21040926" calcext:value-type="float">
            <text:p>18.21040926</text:p>
          </table:table-cell>
          <table:table-cell office:value-type="float" office:value="21.1677738" calcext:value-type="float">
            <text:p>21.1677738</text:p>
          </table:table-cell>
          <table:table-cell office:value-type="string" calcext:value-type="string">
            <text:p>let pointa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47];[.D247];;[.E247];[.A247];[.F247];[.B247];[.H247])" office:value-type="string" office:string-value="let pointa247 “= new N_Pointa([“18.21040926,21.1677738]);" calcext:value-type="string">
            <text:p>let pointa247 “= new N_Pointa([“18.21040926,21.167773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4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0.2551036" calcext:value-type="float">
            <text:p>50.2551036</text:p>
          </table:table-cell>
          <table:table-cell office:value-type="float" office:value="-6.39034662" calcext:value-type="float">
            <text:p>-6.39034662</text:p>
          </table:table-cell>
          <table:table-cell office:value-type="string" calcext:value-type="string">
            <text:p>let pointa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48];[.D248];;[.E248];[.A248];[.F248];[.B248];[.H248])" office:value-type="string" office:string-value="let pointa248 “= new N_Pointa([“50.2551036,-6.39034662]);" calcext:value-type="string">
            <text:p>let pointa248 “= new N_Pointa([“50.2551036,-6.3903466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4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3.0823946" calcext:value-type="float">
            <text:p>43.0823946</text:p>
          </table:table-cell>
          <table:table-cell office:value-type="float" office:value="-14.3866867" calcext:value-type="float">
            <text:p>-14.3866867</text:p>
          </table:table-cell>
          <table:table-cell office:value-type="string" calcext:value-type="string">
            <text:p>let pointa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49];[.D249];;[.E249];[.A249];[.F249];[.B249];[.H249])" office:value-type="string" office:string-value="let pointa249 “= new N_Pointa([“43.0823946,-14.3866867]);" calcext:value-type="string">
            <text:p>let pointa249 “= new N_Pointa([“43.0823946,-14.3866867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4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.03180022" calcext:value-type="float">
            <text:p>4.03180022</text:p>
          </table:table-cell>
          <table:table-cell office:value-type="float" office:value="23.1435468" calcext:value-type="float">
            <text:p>23.1435468</text:p>
          </table:table-cell>
          <table:table-cell office:value-type="string" calcext:value-type="string">
            <text:p>let point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50];[.D250];;[.E250];[.A250];[.F250];[.B250];[.H250])" office:value-type="string" office:string-value="let pointa250 “= new N_Pointa([“4.03180022,23.1435468]);" calcext:value-type="string">
            <text:p>let pointa250 “= new N_Pointa([“4.03180022,23.143546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5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.42380046" calcext:value-type="float">
            <text:p>10.42380046</text:p>
          </table:table-cell>
          <table:table-cell office:value-type="float" office:value="-1.91616996" calcext:value-type="float">
            <text:p>-1.91616996</text:p>
          </table:table-cell>
          <table:table-cell office:value-type="string" calcext:value-type="string">
            <text:p>let pointa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51];[.D251];;[.E251];[.A251];[.F251];[.B251];[.H251])" office:value-type="string" office:string-value="let pointa251 “= new N_Pointa([“10.42380046,-1.91616996]);" calcext:value-type="string">
            <text:p>let pointa251 “= new N_Pointa([“10.42380046,-1.9161699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5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0.09355996" calcext:value-type="float">
            <text:p>-0.09355996</text:p>
          </table:table-cell>
          <table:table-cell office:value-type="float" office:value="1.53172254" calcext:value-type="float">
            <text:p>1.53172254</text:p>
          </table:table-cell>
          <table:table-cell office:value-type="string" calcext:value-type="string">
            <text:p>let pointa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52];[.D252];;[.E252];[.A252];[.F252];[.B252];[.H252])" office:value-type="string" office:string-value="let pointa252 “= new N_Pointa([“-0.09355996,1.53172254]);" calcext:value-type="string">
            <text:p>let pointa252 “= new N_Pointa([“-0.09355996,1.5317225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5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9.51145972" calcext:value-type="float">
            <text:p>-19.51145972</text:p>
          </table:table-cell>
          <table:table-cell office:value-type="float" office:value="20.4150376" calcext:value-type="float">
            <text:p>20.4150376</text:p>
          </table:table-cell>
          <table:table-cell office:value-type="string" calcext:value-type="string">
            <text:p>let pointa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53];[.D253];;[.E253];[.A253];[.F253];[.B253];[.H253])" office:value-type="string" office:string-value="let pointa253 “= new N_Pointa([“-19.51145972,20.4150376]);" calcext:value-type="string">
            <text:p>let pointa253 “= new N_Pointa([“-19.51145972,20.415037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5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4.893991" calcext:value-type="float">
            <text:p>44.893991</text:p>
          </table:table-cell>
          <table:table-cell office:value-type="float" office:value="-19.9852164" calcext:value-type="float">
            <text:p>-19.9852164</text:p>
          </table:table-cell>
          <table:table-cell office:value-type="string" calcext:value-type="string">
            <text:p>let pointa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54];[.D254];;[.E254];[.A254];[.F254];[.B254];[.H254])" office:value-type="string" office:string-value="let pointa254 “= new N_Pointa([“44.893991,-19.9852164]);" calcext:value-type="string">
            <text:p>let pointa254 “= new N_Pointa([“44.893991,-19.985216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5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3.71707904" calcext:value-type="float">
            <text:p>-13.71707904</text:p>
          </table:table-cell>
          <table:table-cell office:value-type="float" office:value="9.51224884" calcext:value-type="float">
            <text:p>9.51224884</text:p>
          </table:table-cell>
          <table:table-cell office:value-type="string" calcext:value-type="string">
            <text:p>let point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55];[.D255];;[.E255];[.A255];[.F255];[.B255];[.H255])" office:value-type="string" office:string-value="let pointa255 “= new N_Pointa([“-13.71707904,9.51224884]);" calcext:value-type="string">
            <text:p>let pointa255 “= new N_Pointa([“-13.71707904,9.5122488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5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5.597243" calcext:value-type="float">
            <text:p>45.597243</text:p>
          </table:table-cell>
          <table:table-cell office:value-type="float" office:value="27.9301286" calcext:value-type="float">
            <text:p>27.9301286</text:p>
          </table:table-cell>
          <table:table-cell office:value-type="string" calcext:value-type="string">
            <text:p>let pointa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56];[.D256];;[.E256];[.A256];[.F256];[.B256];[.H256])" office:value-type="string" office:string-value="let pointa256 “= new N_Pointa([“45.597243,27.9301286]);" calcext:value-type="string">
            <text:p>let pointa256 “= new N_Pointa([“45.597243,27.930128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5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.59806186" calcext:value-type="float">
            <text:p>9.59806186</text:p>
          </table:table-cell>
          <table:table-cell office:value-type="float" office:value="47.3272448" calcext:value-type="float">
            <text:p>47.3272448</text:p>
          </table:table-cell>
          <table:table-cell office:value-type="string" calcext:value-type="string">
            <text:p>let pointa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57];[.D257];;[.E257];[.A257];[.F257];[.B257];[.H257])" office:value-type="string" office:string-value="let pointa257 “= new N_Pointa([“9.59806186,47.3272448]);" calcext:value-type="string">
            <text:p>let pointa257 “= new N_Pointa([“9.59806186,47.327244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5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4.6729518" calcext:value-type="float">
            <text:p>34.6729518</text:p>
          </table:table-cell>
          <table:table-cell office:value-type="float" office:value="-17.69048172" calcext:value-type="float">
            <text:p>-17.69048172</text:p>
          </table:table-cell>
          <table:table-cell office:value-type="string" calcext:value-type="string">
            <text:p>let pointa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58];[.D258];;[.E258];[.A258];[.F258];[.B258];[.H258])" office:value-type="string" office:string-value="let pointa258 “= new N_Pointa([“34.6729518,-17.69048172]);" calcext:value-type="string">
            <text:p>let pointa258 “= new N_Pointa([“34.6729518,-17.6904817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5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0.7835384" calcext:value-type="float">
            <text:p>30.7835384</text:p>
          </table:table-cell>
          <table:table-cell office:value-type="float" office:value="0.80193336" calcext:value-type="float">
            <text:p>0.80193336</text:p>
          </table:table-cell>
          <table:table-cell office:value-type="string" calcext:value-type="string">
            <text:p>let pointa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59];[.D259];;[.E259];[.A259];[.F259];[.B259];[.H259])" office:value-type="string" office:string-value="let pointa259 “= new N_Pointa([“30.7835384,0.80193336]);" calcext:value-type="string">
            <text:p>let pointa259 “= new N_Pointa([“30.7835384,0.8019333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5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6.22820816" calcext:value-type="float">
            <text:p>-16.22820816</text:p>
          </table:table-cell>
          <table:table-cell office:value-type="float" office:value="44.5920184" calcext:value-type="float">
            <text:p>44.5920184</text:p>
          </table:table-cell>
          <table:table-cell office:value-type="string" calcext:value-type="string">
            <text:p>let pointa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60];[.D260];;[.E260];[.A260];[.F260];[.B260];[.H260])" office:value-type="string" office:string-value="let pointa260 “= new N_Pointa([“-16.22820816,44.5920184]);" calcext:value-type="string">
            <text:p>let pointa260 “= new N_Pointa([“-16.22820816,44.592018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6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6.28240296" calcext:value-type="float">
            <text:p>-6.28240296</text:p>
          </table:table-cell>
          <table:table-cell office:value-type="float" office:value="-2.51406852" calcext:value-type="float">
            <text:p>-2.51406852</text:p>
          </table:table-cell>
          <table:table-cell office:value-type="string" calcext:value-type="string">
            <text:p>let pointa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61];[.D261];;[.E261];[.A261];[.F261];[.B261];[.H261])" office:value-type="string" office:string-value="let pointa261 “= new N_Pointa([“-6.28240296,-2.51406852]);" calcext:value-type="string">
            <text:p>let pointa261 “= new N_Pointa([“-6.28240296,-2.5140685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6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0.782887" calcext:value-type="float">
            <text:p>70.782887</text:p>
          </table:table-cell>
          <table:table-cell office:value-type="float" office:value="-40.6299406" calcext:value-type="float">
            <text:p>-40.6299406</text:p>
          </table:table-cell>
          <table:table-cell office:value-type="string" calcext:value-type="string">
            <text:p>let pointa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62];[.D262];;[.E262];[.A262];[.F262];[.B262];[.H262])" office:value-type="string" office:string-value="let pointa262 “= new N_Pointa([“70.782887,-40.6299406]);" calcext:value-type="string">
            <text:p>let pointa262 “= new N_Pointa([“70.782887,-40.629940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6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8.88074408" calcext:value-type="float">
            <text:p>18.88074408</text:p>
          </table:table-cell>
          <table:table-cell office:value-type="float" office:value="31.1788624" calcext:value-type="float">
            <text:p>31.1788624</text:p>
          </table:table-cell>
          <table:table-cell office:value-type="string" calcext:value-type="string">
            <text:p>let pointa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63];[.D263];;[.E263];[.A263];[.F263];[.B263];[.H263])" office:value-type="string" office:string-value="let pointa263 “= new N_Pointa([“18.88074408,31.1788624]);" calcext:value-type="string">
            <text:p>let pointa263 “= new N_Pointa([“18.88074408,31.1788624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6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5.0824712" calcext:value-type="float">
            <text:p>35.0824712</text:p>
          </table:table-cell>
          <table:table-cell office:value-type="float" office:value="-16.17127516" calcext:value-type="float">
            <text:p>-16.17127516</text:p>
          </table:table-cell>
          <table:table-cell office:value-type="string" calcext:value-type="string">
            <text:p>let pointa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64];[.D264];;[.E264];[.A264];[.F264];[.B264];[.H264])" office:value-type="string" office:string-value="let pointa264 “= new N_Pointa([“35.0824712,-16.17127516]);" calcext:value-type="string">
            <text:p>let pointa264 “= new N_Pointa([“35.0824712,-16.1712751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6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0.93054318" calcext:value-type="float">
            <text:p>-10.93054318</text:p>
          </table:table-cell>
          <table:table-cell office:value-type="float" office:value="19.53190492" calcext:value-type="float">
            <text:p>19.53190492</text:p>
          </table:table-cell>
          <table:table-cell office:value-type="string" calcext:value-type="string">
            <text:p>let point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65];[.D265];;[.E265];[.A265];[.F265];[.B265];[.H265])" office:value-type="string" office:string-value="let pointa265 “= new N_Pointa([“-10.93054318,19.53190492]);" calcext:value-type="string">
            <text:p>let pointa265 “= new N_Pointa([“-10.93054318,19.53190492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6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1.7030162" calcext:value-type="float">
            <text:p>21.7030162</text:p>
          </table:table-cell>
          <table:table-cell office:value-type="float" office:value="66.6360366" calcext:value-type="float">
            <text:p>66.6360366</text:p>
          </table:table-cell>
          <table:table-cell office:value-type="string" calcext:value-type="string">
            <text:p>let pointa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66];[.D266];;[.E266];[.A266];[.F266];[.B266];[.H266])" office:value-type="string" office:string-value="let pointa266 “= new N_Pointa([“21.7030162,66.6360366]);" calcext:value-type="string">
            <text:p>let pointa266 “= new N_Pointa([“21.7030162,66.636036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6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3.5193304" calcext:value-type="float">
            <text:p>33.5193304</text:p>
          </table:table-cell>
          <table:table-cell office:value-type="float" office:value="31.3143576" calcext:value-type="float">
            <text:p>31.3143576</text:p>
          </table:table-cell>
          <table:table-cell office:value-type="string" calcext:value-type="string">
            <text:p>let pointa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67];[.D267];;[.E267];[.A267];[.F267];[.B267];[.H267])" office:value-type="string" office:string-value="let pointa267 “= new N_Pointa([“33.5193304,31.3143576]);" calcext:value-type="string">
            <text:p>let pointa267 “= new N_Pointa([“33.5193304,31.3143576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6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1.2064862" calcext:value-type="float">
            <text:p>-21.2064862</text:p>
          </table:table-cell>
          <table:table-cell office:value-type="float" office:value="16.74124688" calcext:value-type="float">
            <text:p>16.74124688</text:p>
          </table:table-cell>
          <table:table-cell office:value-type="string" calcext:value-type="string">
            <text:p>let pointa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<text:s/>“= new N_Pointa([“</text:p>
          </table:table-cell>
          <table:table-cell office:value-type="string" calcext:value-type="string">
            <text:p>,</text:p>
          </table:table-cell>
          <table:table-cell table:formula="of:=CONCATENATE([.C268];[.D268];;[.E268];[.A268];[.F268];[.B268];[.H268])" office:value-type="string" office:string-value="let pointa268 “= new N_Pointa([“-21.2064862,16.74124688]);" calcext:value-type="string">
            <text:p>let pointa268 “= new N_Pointa([“-21.2064862,16.74124688]);</text:p>
          </table:table-cell>
          <table:table-cell office:value-type="string" calcext:value-type="string">
            <text:p>]);</text:p>
          </table:table-cell>
          <table:table-cell office:value-type="string" calcext:value-type="string">
            <text:p>pointa268</text:p>
          </table:table-cell>
          <table:table-cell office:value-type="string" calcext:value-type="string">
            <text:p>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date>2022-09-26T05:48:29.734000000</dc:date>
    <meta:editing-duration>PT53M16S</meta:editing-duration>
    <meta:editing-cycles>6</meta:editing-cycles>
    <meta:document-statistic meta:table-count="5" meta:cell-count="13056" meta:object-count="0"/>
  </office:meta>
</office:document-meta>
</file>